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140000000F7517027CF961A7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.71pt"/>
    </style:style>
    <style:style style:name="co2" style:family="table-column">
      <style:table-column-properties fo:break-before="auto" style:column-width="120.36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73.16pt"/>
    </style:style>
    <style:style style:name="co5" style:family="table-column">
      <style:table-column-properties fo:break-before="auto" style:column-width="93.74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57.15pt"/>
    </style:style>
    <style:style style:name="co8" style:family="table-column">
      <style:table-column-properties fo:break-before="auto" style:column-width="116.59pt"/>
    </style:style>
    <style:style style:name="co9" style:family="table-column">
      <style:table-column-properties fo:break-before="auto" style:column-width="140.94pt"/>
    </style:style>
    <style:style style:name="co10" style:family="table-column">
      <style:table-column-properties fo:break-before="auto" style:column-width="180.54pt"/>
    </style:style>
    <style:style style:name="co11" style:family="table-column">
      <style:table-column-properties fo:break-before="auto" style:column-width="7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ablaDatos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to_5f_matlab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a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4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SECUENCIA</text:p>
            <draw:frame table:end-cell-address="TablaDatos.A1" table:end-x="14.97pt" table:end-y="11.23pt" draw:z-index="0" draw:name="image1.png" draw:style-name="gr1" draw:text-style-name="P1" svg:width="14.97pt" svg:height="11.23pt" svg:x="0pt" svg:y="0pt">
              <draw:image xlink:href="Pictures/10000000000000140000000F7517027CF961A7B7.png" xlink:type="simple" xlink:show="embed" xlink:actuate="onLoad">
                <text:p/>
              </draw:image>
            </draw:frame>
          </table:table-cell>
          <table:table-cell table:style-name="ce3" office:value-type="string" calcext:value-type="string">
            <text:p>FECHA-HORA</text:p>
          </table:table-cell>
          <table:table-cell table:style-name="ce3" office:value-type="string" calcext:value-type="string">
            <text:p>PV1</text:p>
          </table:table-cell>
          <table:table-cell table:style-name="ce3" office:value-type="string" calcext:value-type="string">
            <text:p>sv1</text:p>
          </table:table-cell>
          <table:table-cell table:style-name="ce3" office:value-type="string" calcext:value-type="string">
            <text:p>out1</text:p>
          </table:table-cell>
          <table:table-cell table:style-name="ce5" office:value-type="string" calcext:value-type="string">
            <text:p>time vector</text:p>
          </table:table-cell>
          <table:table-cell table:style-name="ce5" office:value-type="string" calcext:value-type="string">
            <text:p>UNIQUE SECONDS LIST</text:p>
          </table:table-cell>
          <table:table-cell/>
          <table:table-cell table:style-name="ce5" office:value-type="string" calcext:value-type="string">
            <text:p>SAMPLES PER SECOND COUNT</text:p>
          </table:table-cell>
          <table:table-cell/>
          <table:table-cell table:style-name="ce5" office:value-type="string" calcext:value-type="string">
            <text:p>UNIQUE SAMPLES PER SECOND LIST</text:p>
          </table:table-cell>
          <table:table-cell table:style-name="ce5" office:value-type="string" calcext:value-type="string">
            <text:p>SAMPLES PER SECOND COUN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1.0</text:p>
          </table:table-cell>
          <table:table-cell table:style-name="ce4" office:value-type="string" calcext:value-type="string">
            <text:p>2019-12-10 14:31:12.0</text:p>
          </table:table-cell>
          <table:table-cell table:style-name="ce4" office:value-type="string" calcext:value-type="string">
            <text:p>9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IFERROR(__xludf.dummyfunction(&quot;UNIQUE(B2:B993)&quot;);&quot;2019-12-10 14:31:12.0&quot;)" office:value-type="string" office:string-value="2019-12-10 14:31:12.0" calcext:value-type="string">
            <text:p>2019-12-10 14:31:12.0</text:p>
          </table:table-cell>
          <table:table-cell/>
          <table:table-cell table:style-name="ce6" table:formula="of:=COUNTIF([.B2:.B993];[.G2])" office:value-type="float" office:value="3" calcext:value-type="float">
            <text:p>3</text:p>
          </table:table-cell>
          <table:table-cell/>
          <table:table-cell table:style-name="ce6" table:formula="of:=IFERROR(__xludf.dummyfunction(&quot;UNIQUE(I2:I452)&quot;);3)" office:value-type="float" office:value="3" calcext:value-type="float">
            <text:p>3</text:p>
          </table:table-cell>
          <table:table-cell table:style-name="ce6" table:formula="of:=COUNTIF([.I2:.I452];[.K2])"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2.0</text:p>
          </table:table-cell>
          <table:table-cell table:style-name="ce4" office:value-type="string" calcext:value-type="string">
            <text:p>2019-12-10 14:31:12.0</text:p>
          </table:table-cell>
          <table:table-cell table:style-name="ce4" office:value-type="string" calcext:value-type="string">
            <text:p>9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]+1/LOOKUP([.B3];[.$G$2:.$H$452];[.$I$2:.$I$452] )" office:value-type="float" office:value="0.333333333333333" calcext:value-type="float">
            <text:p>0.333333333333333</text:p>
          </table:table-cell>
          <table:table-cell table:style-name="ce6" table:formula="of:=IFERROR(__xludf.dummyfunction(&quot;&quot;&quot;COMPUTED_VALUE&quot;&quot;&quot;);&quot;2019-12-10 14:31:13.0&quot;)" office:value-type="string" office:string-value="2019-12-10 14:31:13.0" calcext:value-type="string">
            <text:p>2019-12-10 14:31:13.0</text:p>
          </table:table-cell>
          <table:table-cell/>
          <table:table-cell table:style-name="ce6" table:formula="of:=COUNTIF([.B3:.B994];[.G3])" office:value-type="float" office:value="2" calcext:value-type="float">
            <text:p>2</text:p>
          </table:table-cell>
          <table:table-cell/>
          <table:table-cell table:style-name="ce6" table:formula="of:=IFERROR(__xludf.dummyfunction(&quot;&quot;&quot;COMPUTED_VALUE&quot;&quot;&quot;);2)" office:value-type="float" office:value="2" calcext:value-type="float">
            <text:p>2</text:p>
          </table:table-cell>
          <table:table-cell table:style-name="ce6" table:formula="of:=COUNTIF([.I3:.I453];[.K3])" office:value-type="float" office:value="344" calcext:value-type="float">
            <text:p>34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3.0</text:p>
          </table:table-cell>
          <table:table-cell table:style-name="ce4" office:value-type="string" calcext:value-type="string">
            <text:p>2019-12-10 14:31:12.0</text:p>
          </table:table-cell>
          <table:table-cell table:style-name="ce4" office:value-type="string" calcext:value-type="string">
            <text:p>9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3]+1/LOOKUP([.B4];[.$G$2:.$H$452];[.$I$2:.$I$452] )" office:value-type="float" office:value="0.666666666666667" calcext:value-type="float">
            <text:p>0.666666666666667</text:p>
          </table:table-cell>
          <table:table-cell table:style-name="ce6" table:formula="of:=IFERROR(__xludf.dummyfunction(&quot;&quot;&quot;COMPUTED_VALUE&quot;&quot;&quot;);&quot;2019-12-10 14:31:14.0&quot;)" office:value-type="string" office:string-value="2019-12-10 14:31:14.0" calcext:value-type="string">
            <text:p>2019-12-10 14:31:14.0</text:p>
          </table:table-cell>
          <table:table-cell/>
          <table:table-cell table:style-name="ce6" table:formula="of:=COUNTIF([.B4:.B995];[.G4])" office:value-type="float" office:value="2" calcext:value-type="float">
            <text:p>2</text:p>
          </table:table-cell>
          <table:table-cell/>
          <table:table-cell table:style-name="ce6" table:formula="of:=IFERROR(__xludf.dummyfunction(&quot;&quot;&quot;COMPUTED_VALUE&quot;&quot;&quot;);1)" office:value-type="float" office:value="1" calcext:value-type="float">
            <text:p>1</text:p>
          </table:table-cell>
          <table:table-cell table:style-name="ce6" table:formula="of:=COUNTIF([.I4:.I454];[.K4])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4.0</text:p>
          </table:table-cell>
          <table:table-cell table:style-name="ce4" office:value-type="string" calcext:value-type="string">
            <text:p>2019-12-10 14:31:13.0</text:p>
          </table:table-cell>
          <table:table-cell table:style-name="ce4" office:value-type="string" calcext:value-type="string">
            <text:p>9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4]+1/LOOKUP([.B5];[.$G$2:.$H$452];[.$I$2:.$I$452] )" office:value-type="float" office:value="1.16666666666667" calcext:value-type="float">
            <text:p>1.16666666666667</text:p>
          </table:table-cell>
          <table:table-cell table:style-name="ce6" table:formula="of:=IFERROR(__xludf.dummyfunction(&quot;&quot;&quot;COMPUTED_VALUE&quot;&quot;&quot;);&quot;2019-12-10 14:31:15.0&quot;)" office:value-type="string" office:string-value="2019-12-10 14:31:15.0" calcext:value-type="string">
            <text:p>2019-12-10 14:31:15.0</text:p>
          </table:table-cell>
          <table:table-cell/>
          <table:table-cell table:style-name="ce6" table:formula="of:=COUNTIF([.B5:.B996];[.G5])" office:value-type="float" office:value="2" calcext:value-type="float">
            <text:p>2</text:p>
          </table:table-cell>
          <table:table-cell/>
          <table:table-cell table:style-name="ce6" table:formula="of:=IFERROR(__xludf.dummyfunction(&quot;&quot;&quot;COMPUTED_VALUE&quot;&quot;&quot;);4)" office:value-type="float" office:value="4" calcext:value-type="float">
            <text:p>4</text:p>
          </table:table-cell>
          <table:table-cell table:style-name="ce6" table:formula="of:=COUNTIF([.I5:.I455];[.K5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5.0</text:p>
          </table:table-cell>
          <table:table-cell table:style-name="ce4" office:value-type="string" calcext:value-type="string">
            <text:p>2019-12-10 14:31:13.0</text:p>
          </table:table-cell>
          <table:table-cell table:style-name="ce4" office:value-type="string" calcext:value-type="string">
            <text:p>9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5]+1/LOOKUP([.B6];[.$G$2:.$H$452];[.$I$2:.$I$452] )" office:value-type="float" office:value="1.66666666666667" calcext:value-type="float">
            <text:p>1.66666666666667</text:p>
          </table:table-cell>
          <table:table-cell table:style-name="ce6" table:formula="of:=IFERROR(__xludf.dummyfunction(&quot;&quot;&quot;COMPUTED_VALUE&quot;&quot;&quot;);&quot;2019-12-10 14:31:16.0&quot;)" office:value-type="string" office:string-value="2019-12-10 14:31:16.0" calcext:value-type="string">
            <text:p>2019-12-10 14:31:16.0</text:p>
          </table:table-cell>
          <table:table-cell/>
          <table:table-cell table:style-name="ce6" table:formula="of:=COUNTIF([.B6:.B997];[.G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6.0</text:p>
          </table:table-cell>
          <table:table-cell table:style-name="ce4" office:value-type="string" calcext:value-type="string">
            <text:p>2019-12-10 14:31:14.0</text:p>
          </table:table-cell>
          <table:table-cell table:style-name="ce4" office:value-type="string" calcext:value-type="string">
            <text:p>9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6]+1/LOOKUP([.B7];[.$G$2:.$H$452];[.$I$2:.$I$452] )" office:value-type="float" office:value="2.16666666666667" calcext:value-type="float">
            <text:p>2.16666666666667</text:p>
          </table:table-cell>
          <table:table-cell table:style-name="ce6" table:formula="of:=IFERROR(__xludf.dummyfunction(&quot;&quot;&quot;COMPUTED_VALUE&quot;&quot;&quot;);&quot;2019-12-10 14:31:17.0&quot;)" office:value-type="string" office:string-value="2019-12-10 14:31:17.0" calcext:value-type="string">
            <text:p>2019-12-10 14:31:17.0</text:p>
          </table:table-cell>
          <table:table-cell/>
          <table:table-cell table:style-name="ce6" table:formula="of:=COUNTIF([.B7:.B998];[.G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7.0</text:p>
          </table:table-cell>
          <table:table-cell table:style-name="ce4" office:value-type="string" calcext:value-type="string">
            <text:p>2019-12-10 14:31:14.0</text:p>
          </table:table-cell>
          <table:table-cell table:style-name="ce4" office:value-type="string" calcext:value-type="string">
            <text:p>9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7]+1/LOOKUP([.B8];[.$G$2:.$H$452];[.$I$2:.$I$452] )" office:value-type="float" office:value="2.66666666666667" calcext:value-type="float">
            <text:p>2.66666666666667</text:p>
          </table:table-cell>
          <table:table-cell table:style-name="ce6" table:formula="of:=IFERROR(__xludf.dummyfunction(&quot;&quot;&quot;COMPUTED_VALUE&quot;&quot;&quot;);&quot;2019-12-10 14:31:18.0&quot;)" office:value-type="string" office:string-value="2019-12-10 14:31:18.0" calcext:value-type="string">
            <text:p>2019-12-10 14:31:18.0</text:p>
          </table:table-cell>
          <table:table-cell/>
          <table:table-cell table:style-name="ce6" table:formula="of:=COUNTIF([.B8:.B999];[.G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8.0</text:p>
          </table:table-cell>
          <table:table-cell table:style-name="ce4" office:value-type="string" calcext:value-type="string">
            <text:p>2019-12-10 14:31:15.0</text:p>
          </table:table-cell>
          <table:table-cell table:style-name="ce4" office:value-type="string" calcext:value-type="string">
            <text:p>9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8]+1/LOOKUP([.B9];[.$G$2:.$H$452];[.$I$2:.$I$452] )" office:value-type="float" office:value="3.16666666666667" calcext:value-type="float">
            <text:p>3.16666666666667</text:p>
          </table:table-cell>
          <table:table-cell table:style-name="ce6" table:formula="of:=IFERROR(__xludf.dummyfunction(&quot;&quot;&quot;COMPUTED_VALUE&quot;&quot;&quot;);&quot;2019-12-10 14:31:19.0&quot;)" office:value-type="string" office:string-value="2019-12-10 14:31:19.0" calcext:value-type="string">
            <text:p>2019-12-10 14:31:19.0</text:p>
          </table:table-cell>
          <table:table-cell/>
          <table:table-cell table:style-name="ce6" table:formula="of:=COUNTIF([.B9:.B1000];[.G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9.0</text:p>
          </table:table-cell>
          <table:table-cell table:style-name="ce4" office:value-type="string" calcext:value-type="string">
            <text:p>2019-12-10 14:31:15.0</text:p>
          </table:table-cell>
          <table:table-cell table:style-name="ce4" office:value-type="string" calcext:value-type="string">
            <text:p>9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9]+1/LOOKUP([.B10];[.$G$2:.$H$452];[.$I$2:.$I$452] )" office:value-type="float" office:value="3.66666666666667" calcext:value-type="float">
            <text:p>3.66666666666667</text:p>
          </table:table-cell>
          <table:table-cell table:style-name="ce6" table:formula="of:=IFERROR(__xludf.dummyfunction(&quot;&quot;&quot;COMPUTED_VALUE&quot;&quot;&quot;);&quot;2019-12-10 14:31:20.0&quot;)" office:value-type="string" office:string-value="2019-12-10 14:31:20.0" calcext:value-type="string">
            <text:p>2019-12-10 14:31:20.0</text:p>
          </table:table-cell>
          <table:table-cell/>
          <table:table-cell table:style-name="ce6" table:formula="of:=COUNTIF([.B10:.B1001];[.G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0.0</text:p>
          </table:table-cell>
          <table:table-cell table:style-name="ce4" office:value-type="string" calcext:value-type="string">
            <text:p>2019-12-10 14:31:16.0</text:p>
          </table:table-cell>
          <table:table-cell table:style-name="ce4" office:value-type="string" calcext:value-type="string">
            <text:p>9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0]+1/LOOKUP([.B11];[.$G$2:.$H$452];[.$I$2:.$I$452] )" office:value-type="float" office:value="4.16666666666667" calcext:value-type="float">
            <text:p>4.16666666666667</text:p>
          </table:table-cell>
          <table:table-cell table:style-name="ce6" table:formula="of:=IFERROR(__xludf.dummyfunction(&quot;&quot;&quot;COMPUTED_VALUE&quot;&quot;&quot;);&quot;2019-12-10 14:31:21.0&quot;)" office:value-type="string" office:string-value="2019-12-10 14:31:21.0" calcext:value-type="string">
            <text:p>2019-12-10 14:31:21.0</text:p>
          </table:table-cell>
          <table:table-cell/>
          <table:table-cell table:style-name="ce6" table:formula="of:=COUNTIF([.B11:.B1002];[.G1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.0</text:p>
          </table:table-cell>
          <table:table-cell table:style-name="ce4" office:value-type="string" calcext:value-type="string">
            <text:p>2019-12-10 14:31:16.0</text:p>
          </table:table-cell>
          <table:table-cell table:style-name="ce4" office:value-type="string" calcext:value-type="string">
            <text:p>9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1]+1/LOOKUP([.B12];[.$G$2:.$H$452];[.$I$2:.$I$452] )" office:value-type="float" office:value="4.66666666666667" calcext:value-type="float">
            <text:p>4.66666666666667</text:p>
          </table:table-cell>
          <table:table-cell table:style-name="ce6" table:formula="of:=IFERROR(__xludf.dummyfunction(&quot;&quot;&quot;COMPUTED_VALUE&quot;&quot;&quot;);&quot;2019-12-10 14:31:22.0&quot;)" office:value-type="string" office:string-value="2019-12-10 14:31:22.0" calcext:value-type="string">
            <text:p>2019-12-10 14:31:22.0</text:p>
          </table:table-cell>
          <table:table-cell/>
          <table:table-cell table:style-name="ce6" table:formula="of:=COUNTIF([.B12:.B1003];[.G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2.0</text:p>
          </table:table-cell>
          <table:table-cell table:style-name="ce4" office:value-type="string" calcext:value-type="string">
            <text:p>2019-12-10 14:31:17.0</text:p>
          </table:table-cell>
          <table:table-cell table:style-name="ce4" office:value-type="string" calcext:value-type="string">
            <text:p>9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2]+1/LOOKUP([.B13];[.$G$2:.$H$452];[.$I$2:.$I$452] )" office:value-type="float" office:value="5.16666666666667" calcext:value-type="float">
            <text:p>5.16666666666667</text:p>
          </table:table-cell>
          <table:table-cell table:style-name="ce6" table:formula="of:=IFERROR(__xludf.dummyfunction(&quot;&quot;&quot;COMPUTED_VALUE&quot;&quot;&quot;);&quot;2019-12-10 14:31:23.0&quot;)" office:value-type="string" office:string-value="2019-12-10 14:31:23.0" calcext:value-type="string">
            <text:p>2019-12-10 14:31:23.0</text:p>
          </table:table-cell>
          <table:table-cell/>
          <table:table-cell table:style-name="ce6" table:formula="of:=COUNTIF([.B13:.B1004];[.G1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3.0</text:p>
          </table:table-cell>
          <table:table-cell table:style-name="ce4" office:value-type="string" calcext:value-type="string">
            <text:p>2019-12-10 14:31:17.0</text:p>
          </table:table-cell>
          <table:table-cell table:style-name="ce4" office:value-type="string" calcext:value-type="string">
            <text:p>9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3]+1/LOOKUP([.B14];[.$G$2:.$H$452];[.$I$2:.$I$452] )" office:value-type="float" office:value="5.66666666666667" calcext:value-type="float">
            <text:p>5.66666666666667</text:p>
          </table:table-cell>
          <table:table-cell table:style-name="ce6" table:formula="of:=IFERROR(__xludf.dummyfunction(&quot;&quot;&quot;COMPUTED_VALUE&quot;&quot;&quot;);&quot;2019-12-10 14:31:24.0&quot;)" office:value-type="string" office:string-value="2019-12-10 14:31:24.0" calcext:value-type="string">
            <text:p>2019-12-10 14:31:24.0</text:p>
          </table:table-cell>
          <table:table-cell/>
          <table:table-cell table:style-name="ce6" table:formula="of:=COUNTIF([.B14:.B1005];[.G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4.0</text:p>
          </table:table-cell>
          <table:table-cell table:style-name="ce4" office:value-type="string" calcext:value-type="string">
            <text:p>2019-12-10 14:31:18.0</text:p>
          </table:table-cell>
          <table:table-cell table:style-name="ce4" office:value-type="string" calcext:value-type="string">
            <text:p>9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4]+1/LOOKUP([.B15];[.$G$2:.$H$452];[.$I$2:.$I$452] )" office:value-type="float" office:value="6.16666666666667" calcext:value-type="float">
            <text:p>6.16666666666667</text:p>
          </table:table-cell>
          <table:table-cell table:style-name="ce6" table:formula="of:=IFERROR(__xludf.dummyfunction(&quot;&quot;&quot;COMPUTED_VALUE&quot;&quot;&quot;);&quot;2019-12-10 14:31:25.0&quot;)" office:value-type="string" office:string-value="2019-12-10 14:31:25.0" calcext:value-type="string">
            <text:p>2019-12-10 14:31:25.0</text:p>
          </table:table-cell>
          <table:table-cell/>
          <table:table-cell table:style-name="ce6" table:formula="of:=COUNTIF([.B15:.B1006];[.G1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5.0</text:p>
          </table:table-cell>
          <table:table-cell table:style-name="ce4" office:value-type="string" calcext:value-type="string">
            <text:p>2019-12-10 14:31:18.0</text:p>
          </table:table-cell>
          <table:table-cell table:style-name="ce4" office:value-type="string" calcext:value-type="string">
            <text:p>9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5]+1/LOOKUP([.B16];[.$G$2:.$H$452];[.$I$2:.$I$452] )" office:value-type="float" office:value="6.66666666666667" calcext:value-type="float">
            <text:p>6.66666666666667</text:p>
          </table:table-cell>
          <table:table-cell table:style-name="ce6" table:formula="of:=IFERROR(__xludf.dummyfunction(&quot;&quot;&quot;COMPUTED_VALUE&quot;&quot;&quot;);&quot;2019-12-10 14:31:26.0&quot;)" office:value-type="string" office:string-value="2019-12-10 14:31:26.0" calcext:value-type="string">
            <text:p>2019-12-10 14:31:26.0</text:p>
          </table:table-cell>
          <table:table-cell/>
          <table:table-cell table:style-name="ce6" table:formula="of:=COUNTIF([.B16:.B1007];[.G1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6.0</text:p>
          </table:table-cell>
          <table:table-cell table:style-name="ce4" office:value-type="string" calcext:value-type="string">
            <text:p>2019-12-10 14:31:19.0</text:p>
          </table:table-cell>
          <table:table-cell table:style-name="ce4" office:value-type="string" calcext:value-type="string">
            <text:p>9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6]+1/LOOKUP([.B17];[.$G$2:.$H$452];[.$I$2:.$I$452] )" office:value-type="float" office:value="7.16666666666667" calcext:value-type="float">
            <text:p>7.16666666666667</text:p>
          </table:table-cell>
          <table:table-cell table:style-name="ce6" table:formula="of:=IFERROR(__xludf.dummyfunction(&quot;&quot;&quot;COMPUTED_VALUE&quot;&quot;&quot;);&quot;2019-12-10 14:31:27.0&quot;)" office:value-type="string" office:string-value="2019-12-10 14:31:27.0" calcext:value-type="string">
            <text:p>2019-12-10 14:31:27.0</text:p>
          </table:table-cell>
          <table:table-cell/>
          <table:table-cell table:style-name="ce6" table:formula="of:=COUNTIF([.B17:.B1008];[.G1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7.0</text:p>
          </table:table-cell>
          <table:table-cell table:style-name="ce4" office:value-type="string" calcext:value-type="string">
            <text:p>2019-12-10 14:31:19.0</text:p>
          </table:table-cell>
          <table:table-cell table:style-name="ce4" office:value-type="string" calcext:value-type="string">
            <text:p>9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7]+1/LOOKUP([.B18];[.$G$2:.$H$452];[.$I$2:.$I$452] )" office:value-type="float" office:value="7.66666666666667" calcext:value-type="float">
            <text:p>7.66666666666667</text:p>
          </table:table-cell>
          <table:table-cell table:style-name="ce6" table:formula="of:=IFERROR(__xludf.dummyfunction(&quot;&quot;&quot;COMPUTED_VALUE&quot;&quot;&quot;);&quot;2019-12-10 14:31:28.0&quot;)" office:value-type="string" office:string-value="2019-12-10 14:31:28.0" calcext:value-type="string">
            <text:p>2019-12-10 14:31:28.0</text:p>
          </table:table-cell>
          <table:table-cell/>
          <table:table-cell table:style-name="ce6" table:formula="of:=COUNTIF([.B18:.B1009];[.G1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8.0</text:p>
          </table:table-cell>
          <table:table-cell table:style-name="ce4" office:value-type="string" calcext:value-type="string">
            <text:p>2019-12-10 14:31:20.0</text:p>
          </table:table-cell>
          <table:table-cell table:style-name="ce4" office:value-type="string" calcext:value-type="string">
            <text:p>9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8]+1/LOOKUP([.B19];[.$G$2:.$H$452];[.$I$2:.$I$452] )" office:value-type="float" office:value="8.16666666666667" calcext:value-type="float">
            <text:p>8.16666666666667</text:p>
          </table:table-cell>
          <table:table-cell table:style-name="ce6" table:formula="of:=IFERROR(__xludf.dummyfunction(&quot;&quot;&quot;COMPUTED_VALUE&quot;&quot;&quot;);&quot;2019-12-10 14:31:29.0&quot;)" office:value-type="string" office:string-value="2019-12-10 14:31:29.0" calcext:value-type="string">
            <text:p>2019-12-10 14:31:29.0</text:p>
          </table:table-cell>
          <table:table-cell/>
          <table:table-cell table:style-name="ce6" table:formula="of:=COUNTIF([.B19:.B1010];[.G1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9.0</text:p>
          </table:table-cell>
          <table:table-cell table:style-name="ce4" office:value-type="string" calcext:value-type="string">
            <text:p>2019-12-10 14:31:20.0</text:p>
          </table:table-cell>
          <table:table-cell table:style-name="ce4" office:value-type="string" calcext:value-type="string">
            <text:p>9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9]+1/LOOKUP([.B20];[.$G$2:.$H$452];[.$I$2:.$I$452] )" office:value-type="float" office:value="8.66666666666667" calcext:value-type="float">
            <text:p>8.66666666666667</text:p>
          </table:table-cell>
          <table:table-cell table:style-name="ce6" table:formula="of:=IFERROR(__xludf.dummyfunction(&quot;&quot;&quot;COMPUTED_VALUE&quot;&quot;&quot;);&quot;2019-12-10 14:31:30.0&quot;)" office:value-type="string" office:string-value="2019-12-10 14:31:30.0" calcext:value-type="string">
            <text:p>2019-12-10 14:31:30.0</text:p>
          </table:table-cell>
          <table:table-cell/>
          <table:table-cell table:style-name="ce6" table:formula="of:=COUNTIF([.B20:.B1011];[.G2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.0</text:p>
          </table:table-cell>
          <table:table-cell table:style-name="ce4" office:value-type="string" calcext:value-type="string">
            <text:p>2019-12-10 14:31:21.0</text:p>
          </table:table-cell>
          <table:table-cell table:style-name="ce4" office:value-type="string" calcext:value-type="string">
            <text:p>9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0]+1/LOOKUP([.B21];[.$G$2:.$H$452];[.$I$2:.$I$452] )" office:value-type="float" office:value="9" calcext:value-type="float">
            <text:p>9</text:p>
          </table:table-cell>
          <table:table-cell table:style-name="ce6" table:formula="of:=IFERROR(__xludf.dummyfunction(&quot;&quot;&quot;COMPUTED_VALUE&quot;&quot;&quot;);&quot;2019-12-10 14:31:31.0&quot;)" office:value-type="string" office:string-value="2019-12-10 14:31:31.0" calcext:value-type="string">
            <text:p>2019-12-10 14:31:31.0</text:p>
          </table:table-cell>
          <table:table-cell/>
          <table:table-cell table:style-name="ce6" table:formula="of:=COUNTIF([.B21:.B1012];[.G21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1.0</text:p>
          </table:table-cell>
          <table:table-cell table:style-name="ce4" office:value-type="string" calcext:value-type="string">
            <text:p>2019-12-10 14:31:21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1]+1/LOOKUP([.B22];[.$G$2:.$H$452];[.$I$2:.$I$452] )" office:value-type="float" office:value="9.33333333333333" calcext:value-type="float">
            <text:p>9.33333333333333</text:p>
          </table:table-cell>
          <table:table-cell table:style-name="ce6" table:formula="of:=IFERROR(__xludf.dummyfunction(&quot;&quot;&quot;COMPUTED_VALUE&quot;&quot;&quot;);&quot;2019-12-10 14:31:32.0&quot;)" office:value-type="string" office:string-value="2019-12-10 14:31:32.0" calcext:value-type="string">
            <text:p>2019-12-10 14:31:32.0</text:p>
          </table:table-cell>
          <table:table-cell/>
          <table:table-cell table:style-name="ce6" table:formula="of:=COUNTIF([.B22:.B1013];[.G2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2.0</text:p>
          </table:table-cell>
          <table:table-cell table:style-name="ce4" office:value-type="string" calcext:value-type="string">
            <text:p>2019-12-10 14:31:21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2]+1/LOOKUP([.B23];[.$G$2:.$H$452];[.$I$2:.$I$452] )" office:value-type="float" office:value="9.66666666666667" calcext:value-type="float">
            <text:p>9.66666666666667</text:p>
          </table:table-cell>
          <table:table-cell table:style-name="ce6" table:formula="of:=IFERROR(__xludf.dummyfunction(&quot;&quot;&quot;COMPUTED_VALUE&quot;&quot;&quot;);&quot;2019-12-10 14:31:33.0&quot;)" office:value-type="string" office:string-value="2019-12-10 14:31:33.0" calcext:value-type="string">
            <text:p>2019-12-10 14:31:33.0</text:p>
          </table:table-cell>
          <table:table-cell/>
          <table:table-cell table:style-name="ce6" table:formula="of:=COUNTIF([.B23:.B1014];[.G2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3.0</text:p>
          </table:table-cell>
          <table:table-cell table:style-name="ce4" office:value-type="string" calcext:value-type="string">
            <text:p>2019-12-10 14:31:22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3]+1/LOOKUP([.B24];[.$G$2:.$H$452];[.$I$2:.$I$452] )" office:value-type="float" office:value="10.6666666666667" calcext:value-type="float">
            <text:p>10.6666666666667</text:p>
          </table:table-cell>
          <table:table-cell table:style-name="ce6" table:formula="of:=IFERROR(__xludf.dummyfunction(&quot;&quot;&quot;COMPUTED_VALUE&quot;&quot;&quot;);&quot;2019-12-10 14:31:34.0&quot;)" office:value-type="string" office:string-value="2019-12-10 14:31:34.0" calcext:value-type="string">
            <text:p>2019-12-10 14:31:34.0</text:p>
          </table:table-cell>
          <table:table-cell/>
          <table:table-cell table:style-name="ce6" table:formula="of:=COUNTIF([.B24:.B1015];[.G2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4.0</text:p>
          </table:table-cell>
          <table:table-cell table:style-name="ce4" office:value-type="string" calcext:value-type="string">
            <text:p>2019-12-10 14:31:23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4]+1/LOOKUP([.B25];[.$G$2:.$H$452];[.$I$2:.$I$452] )" office:value-type="float" office:value="11.1666666666667" calcext:value-type="float">
            <text:p>11.1666666666667</text:p>
          </table:table-cell>
          <table:table-cell table:style-name="ce6" table:formula="of:=IFERROR(__xludf.dummyfunction(&quot;&quot;&quot;COMPUTED_VALUE&quot;&quot;&quot;);&quot;2019-12-10 14:31:35.0&quot;)" office:value-type="string" office:string-value="2019-12-10 14:31:35.0" calcext:value-type="string">
            <text:p>2019-12-10 14:31:35.0</text:p>
          </table:table-cell>
          <table:table-cell/>
          <table:table-cell table:style-name="ce6" table:formula="of:=COUNTIF([.B25:.B1016];[.G2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5.0</text:p>
          </table:table-cell>
          <table:table-cell table:style-name="ce4" office:value-type="string" calcext:value-type="string">
            <text:p>2019-12-10 14:31:23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5]+1/LOOKUP([.B26];[.$G$2:.$H$452];[.$I$2:.$I$452] )" office:value-type="float" office:value="11.6666666666667" calcext:value-type="float">
            <text:p>11.6666666666667</text:p>
          </table:table-cell>
          <table:table-cell table:style-name="ce6" table:formula="of:=IFERROR(__xludf.dummyfunction(&quot;&quot;&quot;COMPUTED_VALUE&quot;&quot;&quot;);&quot;2019-12-10 14:31:36.0&quot;)" office:value-type="string" office:string-value="2019-12-10 14:31:36.0" calcext:value-type="string">
            <text:p>2019-12-10 14:31:36.0</text:p>
          </table:table-cell>
          <table:table-cell/>
          <table:table-cell table:style-name="ce6" table:formula="of:=COUNTIF([.B26:.B1017];[.G2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6.0</text:p>
          </table:table-cell>
          <table:table-cell table:style-name="ce4" office:value-type="string" calcext:value-type="string">
            <text:p>2019-12-10 14:31:24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6]+1/LOOKUP([.B27];[.$G$2:.$H$452];[.$I$2:.$I$452] )" office:value-type="float" office:value="12.1666666666667" calcext:value-type="float">
            <text:p>12.1666666666667</text:p>
          </table:table-cell>
          <table:table-cell table:style-name="ce6" table:formula="of:=IFERROR(__xludf.dummyfunction(&quot;&quot;&quot;COMPUTED_VALUE&quot;&quot;&quot;);&quot;2019-12-10 14:31:37.0&quot;)" office:value-type="string" office:string-value="2019-12-10 14:31:37.0" calcext:value-type="string">
            <text:p>2019-12-10 14:31:37.0</text:p>
          </table:table-cell>
          <table:table-cell/>
          <table:table-cell table:style-name="ce6" table:formula="of:=COUNTIF([.B27:.B1018];[.G2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7.0</text:p>
          </table:table-cell>
          <table:table-cell table:style-name="ce4" office:value-type="string" calcext:value-type="string">
            <text:p>2019-12-10 14:31:24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7]+1/LOOKUP([.B28];[.$G$2:.$H$452];[.$I$2:.$I$452] )" office:value-type="float" office:value="12.6666666666667" calcext:value-type="float">
            <text:p>12.6666666666667</text:p>
          </table:table-cell>
          <table:table-cell table:style-name="ce6" table:formula="of:=IFERROR(__xludf.dummyfunction(&quot;&quot;&quot;COMPUTED_VALUE&quot;&quot;&quot;);&quot;2019-12-10 14:31:38.0&quot;)" office:value-type="string" office:string-value="2019-12-10 14:31:38.0" calcext:value-type="string">
            <text:p>2019-12-10 14:31:38.0</text:p>
          </table:table-cell>
          <table:table-cell/>
          <table:table-cell table:style-name="ce6" table:formula="of:=COUNTIF([.B28:.B1019];[.G28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8.0</text:p>
          </table:table-cell>
          <table:table-cell table:style-name="ce4" office:value-type="string" calcext:value-type="string">
            <text:p>2019-12-10 14:31:25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8]+1/LOOKUP([.B29];[.$G$2:.$H$452];[.$I$2:.$I$452] )" office:value-type="float" office:value="13" calcext:value-type="float">
            <text:p>13</text:p>
          </table:table-cell>
          <table:table-cell table:style-name="ce6" table:formula="of:=IFERROR(__xludf.dummyfunction(&quot;&quot;&quot;COMPUTED_VALUE&quot;&quot;&quot;);&quot;2019-12-10 14:31:39.0&quot;)" office:value-type="string" office:string-value="2019-12-10 14:31:39.0" calcext:value-type="string">
            <text:p>2019-12-10 14:31:39.0</text:p>
          </table:table-cell>
          <table:table-cell/>
          <table:table-cell table:style-name="ce6" table:formula="of:=COUNTIF([.B29:.B1020];[.G2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9.0</text:p>
          </table:table-cell>
          <table:table-cell table:style-name="ce4" office:value-type="string" calcext:value-type="string">
            <text:p>2019-12-10 14:31:25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9]+1/LOOKUP([.B30];[.$G$2:.$H$452];[.$I$2:.$I$452] )" office:value-type="float" office:value="13.3333333333333" calcext:value-type="float">
            <text:p>13.3333333333333</text:p>
          </table:table-cell>
          <table:table-cell table:style-name="ce6" table:formula="of:=IFERROR(__xludf.dummyfunction(&quot;&quot;&quot;COMPUTED_VALUE&quot;&quot;&quot;);&quot;2019-12-10 14:31:40.0&quot;)" office:value-type="string" office:string-value="2019-12-10 14:31:40.0" calcext:value-type="string">
            <text:p>2019-12-10 14:31:40.0</text:p>
          </table:table-cell>
          <table:table-cell/>
          <table:table-cell table:style-name="ce6" table:formula="of:=COUNTIF([.B30:.B1021];[.G3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.0</text:p>
          </table:table-cell>
          <table:table-cell table:style-name="ce4" office:value-type="string" calcext:value-type="string">
            <text:p>2019-12-10 14:31:25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30]+1/LOOKUP([.B31];[.$G$2:.$H$452];[.$I$2:.$I$452] )" office:value-type="float" office:value="13.6666666666667" calcext:value-type="float">
            <text:p>13.6666666666667</text:p>
          </table:table-cell>
          <table:table-cell table:style-name="ce6" table:formula="of:=IFERROR(__xludf.dummyfunction(&quot;&quot;&quot;COMPUTED_VALUE&quot;&quot;&quot;);&quot;2019-12-10 14:31:41.0&quot;)" office:value-type="string" office:string-value="2019-12-10 14:31:41.0" calcext:value-type="string">
            <text:p>2019-12-10 14:31:41.0</text:p>
          </table:table-cell>
          <table:table-cell/>
          <table:table-cell table:style-name="ce6" table:formula="of:=COUNTIF([.B31:.B1022];[.G31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1.0</text:p>
          </table:table-cell>
          <table:table-cell table:style-name="ce4" office:value-type="string" calcext:value-type="string">
            <text:p>2019-12-10 14:31:26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31]+1/LOOKUP([.B32];[.$G$2:.$H$452];[.$I$2:.$I$452] )" office:value-type="float" office:value="14.1666666666667" calcext:value-type="float">
            <text:p>14.1666666666667</text:p>
          </table:table-cell>
          <table:table-cell table:style-name="ce6" table:formula="of:=IFERROR(__xludf.dummyfunction(&quot;&quot;&quot;COMPUTED_VALUE&quot;&quot;&quot;);&quot;2019-12-10 14:31:42.0&quot;)" office:value-type="string" office:string-value="2019-12-10 14:31:42.0" calcext:value-type="string">
            <text:p>2019-12-10 14:31:42.0</text:p>
          </table:table-cell>
          <table:table-cell/>
          <table:table-cell table:style-name="ce6" table:formula="of:=COUNTIF([.B32:.B1023];[.G3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2.0</text:p>
          </table:table-cell>
          <table:table-cell table:style-name="ce4" office:value-type="string" calcext:value-type="string">
            <text:p>2019-12-10 14:31:26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32]+1/LOOKUP([.B33];[.$G$2:.$H$452];[.$I$2:.$I$452] )" office:value-type="float" office:value="14.6666666666667" calcext:value-type="float">
            <text:p>14.6666666666667</text:p>
          </table:table-cell>
          <table:table-cell table:style-name="ce6" table:formula="of:=IFERROR(__xludf.dummyfunction(&quot;&quot;&quot;COMPUTED_VALUE&quot;&quot;&quot;);&quot;2019-12-10 14:31:43.0&quot;)" office:value-type="string" office:string-value="2019-12-10 14:31:43.0" calcext:value-type="string">
            <text:p>2019-12-10 14:31:43.0</text:p>
          </table:table-cell>
          <table:table-cell/>
          <table:table-cell table:style-name="ce6" table:formula="of:=COUNTIF([.B33:.B1024];[.G3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3.0</text:p>
          </table:table-cell>
          <table:table-cell table:style-name="ce4" office:value-type="string" calcext:value-type="string">
            <text:p>2019-12-10 14:31:27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33]+1/LOOKUP([.B34];[.$G$2:.$H$452];[.$I$2:.$I$452] )" office:value-type="float" office:value="15.1666666666667" calcext:value-type="float">
            <text:p>15.1666666666667</text:p>
          </table:table-cell>
          <table:table-cell table:style-name="ce6" table:formula="of:=IFERROR(__xludf.dummyfunction(&quot;&quot;&quot;COMPUTED_VALUE&quot;&quot;&quot;);&quot;2019-12-10 14:31:44.0&quot;)" office:value-type="string" office:string-value="2019-12-10 14:31:44.0" calcext:value-type="string">
            <text:p>2019-12-10 14:31:44.0</text:p>
          </table:table-cell>
          <table:table-cell/>
          <table:table-cell table:style-name="ce6" table:formula="of:=COUNTIF([.B34:.B1025];[.G34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4.0</text:p>
          </table:table-cell>
          <table:table-cell table:style-name="ce4" office:value-type="string" calcext:value-type="string">
            <text:p>2019-12-10 14:31:27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34]+1/LOOKUP([.B35];[.$G$2:.$H$452];[.$I$2:.$I$452] )" office:value-type="float" office:value="15.6666666666667" calcext:value-type="float">
            <text:p>15.6666666666667</text:p>
          </table:table-cell>
          <table:table-cell table:style-name="ce6" table:formula="of:=IFERROR(__xludf.dummyfunction(&quot;&quot;&quot;COMPUTED_VALUE&quot;&quot;&quot;);&quot;2019-12-10 14:31:45.0&quot;)" office:value-type="string" office:string-value="2019-12-10 14:31:45.0" calcext:value-type="string">
            <text:p>2019-12-10 14:31:45.0</text:p>
          </table:table-cell>
          <table:table-cell/>
          <table:table-cell table:style-name="ce6" table:formula="of:=COUNTIF([.B35:.B1026];[.G35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5.0</text:p>
          </table:table-cell>
          <table:table-cell table:style-name="ce4" office:value-type="string" calcext:value-type="string">
            <text:p>2019-12-10 14:31:28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35]+1/LOOKUP([.B36];[.$G$2:.$H$452];[.$I$2:.$I$452] )" office:value-type="float" office:value="16.1666666666667" calcext:value-type="float">
            <text:p>16.1666666666667</text:p>
          </table:table-cell>
          <table:table-cell table:style-name="ce6" table:formula="of:=IFERROR(__xludf.dummyfunction(&quot;&quot;&quot;COMPUTED_VALUE&quot;&quot;&quot;);&quot;2019-12-10 14:31:46.0&quot;)" office:value-type="string" office:string-value="2019-12-10 14:31:46.0" calcext:value-type="string">
            <text:p>2019-12-10 14:31:46.0</text:p>
          </table:table-cell>
          <table:table-cell/>
          <table:table-cell table:style-name="ce6" table:formula="of:=COUNTIF([.B36:.B1027];[.G3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6.0</text:p>
          </table:table-cell>
          <table:table-cell table:style-name="ce4" office:value-type="string" calcext:value-type="string">
            <text:p>2019-12-10 14:31:28.0</text:p>
          </table:table-cell>
          <table:table-cell table:style-name="ce4" office:value-type="string" calcext:value-type="string">
            <text:p>9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36]+1/LOOKUP([.B37];[.$G$2:.$H$452];[.$I$2:.$I$452] )" office:value-type="float" office:value="16.6666666666667" calcext:value-type="float">
            <text:p>16.6666666666667</text:p>
          </table:table-cell>
          <table:table-cell table:style-name="ce6" table:formula="of:=IFERROR(__xludf.dummyfunction(&quot;&quot;&quot;COMPUTED_VALUE&quot;&quot;&quot;);&quot;2019-12-10 14:31:47.0&quot;)" office:value-type="string" office:string-value="2019-12-10 14:31:47.0" calcext:value-type="string">
            <text:p>2019-12-10 14:31:47.0</text:p>
          </table:table-cell>
          <table:table-cell/>
          <table:table-cell table:style-name="ce6" table:formula="of:=COUNTIF([.B37:.B1028];[.G37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7.0</text:p>
          </table:table-cell>
          <table:table-cell table:style-name="ce4" office:value-type="string" calcext:value-type="string">
            <text:p>2019-12-10 14:31:29.0</text:p>
          </table:table-cell>
          <table:table-cell table:style-name="ce4" office:value-type="string" calcext:value-type="string">
            <text:p>9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37]+1/LOOKUP([.B38];[.$G$2:.$H$452];[.$I$2:.$I$452] )" office:value-type="float" office:value="17.1666666666667" calcext:value-type="float">
            <text:p>17.1666666666667</text:p>
          </table:table-cell>
          <table:table-cell table:style-name="ce6" table:formula="of:=IFERROR(__xludf.dummyfunction(&quot;&quot;&quot;COMPUTED_VALUE&quot;&quot;&quot;);&quot;2019-12-10 14:31:48.0&quot;)" office:value-type="string" office:string-value="2019-12-10 14:31:48.0" calcext:value-type="string">
            <text:p>2019-12-10 14:31:48.0</text:p>
          </table:table-cell>
          <table:table-cell/>
          <table:table-cell table:style-name="ce6" table:formula="of:=COUNTIF([.B38:.B1029];[.G38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8.0</text:p>
          </table:table-cell>
          <table:table-cell table:style-name="ce4" office:value-type="string" calcext:value-type="string">
            <text:p>2019-12-10 14:31:29.0</text:p>
          </table:table-cell>
          <table:table-cell table:style-name="ce4" office:value-type="string" calcext:value-type="string">
            <text:p>9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38]+1/LOOKUP([.B39];[.$G$2:.$H$452];[.$I$2:.$I$452] )" office:value-type="float" office:value="17.6666666666667" calcext:value-type="float">
            <text:p>17.6666666666667</text:p>
          </table:table-cell>
          <table:table-cell table:style-name="ce6" table:formula="of:=IFERROR(__xludf.dummyfunction(&quot;&quot;&quot;COMPUTED_VALUE&quot;&quot;&quot;);&quot;2019-12-10 14:31:49.0&quot;)" office:value-type="string" office:string-value="2019-12-10 14:31:49.0" calcext:value-type="string">
            <text:p>2019-12-10 14:31:49.0</text:p>
          </table:table-cell>
          <table:table-cell/>
          <table:table-cell table:style-name="ce6" table:formula="of:=COUNTIF([.B39:.B1030];[.G3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9.0</text:p>
          </table:table-cell>
          <table:table-cell table:style-name="ce4" office:value-type="string" calcext:value-type="string">
            <text:p>2019-12-10 14:31:30.0</text:p>
          </table:table-cell>
          <table:table-cell table:style-name="ce4" office:value-type="string" calcext:value-type="string">
            <text:p>9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39]+1/LOOKUP([.B40];[.$G$2:.$H$452];[.$I$2:.$I$452] )" office:value-type="float" office:value="18" calcext:value-type="float">
            <text:p>18</text:p>
          </table:table-cell>
          <table:table-cell table:style-name="ce6" table:formula="of:=IFERROR(__xludf.dummyfunction(&quot;&quot;&quot;COMPUTED_VALUE&quot;&quot;&quot;);&quot;2019-12-10 14:31:50.0&quot;)" office:value-type="string" office:string-value="2019-12-10 14:31:50.0" calcext:value-type="string">
            <text:p>2019-12-10 14:31:50.0</text:p>
          </table:table-cell>
          <table:table-cell/>
          <table:table-cell table:style-name="ce6" table:formula="of:=COUNTIF([.B40:.B1031];[.G4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0.0</text:p>
          </table:table-cell>
          <table:table-cell table:style-name="ce4" office:value-type="string" calcext:value-type="string">
            <text:p>2019-12-10 14:31:30.0</text:p>
          </table:table-cell>
          <table:table-cell table:style-name="ce4" office:value-type="string" calcext:value-type="string">
            <text:p>9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40]+1/LOOKUP([.B41];[.$G$2:.$H$452];[.$I$2:.$I$452] )" office:value-type="float" office:value="18.3333333333333" calcext:value-type="float">
            <text:p>18.3333333333333</text:p>
          </table:table-cell>
          <table:table-cell table:style-name="ce6" table:formula="of:=IFERROR(__xludf.dummyfunction(&quot;&quot;&quot;COMPUTED_VALUE&quot;&quot;&quot;);&quot;2019-12-10 14:31:51.0&quot;)" office:value-type="string" office:string-value="2019-12-10 14:31:51.0" calcext:value-type="string">
            <text:p>2019-12-10 14:31:51.0</text:p>
          </table:table-cell>
          <table:table-cell/>
          <table:table-cell table:style-name="ce6" table:formula="of:=COUNTIF([.B41:.B1032];[.G4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1.0</text:p>
          </table:table-cell>
          <table:table-cell table:style-name="ce4" office:value-type="string" calcext:value-type="string">
            <text:p>2019-12-10 14:31:30.0</text:p>
          </table:table-cell>
          <table:table-cell table:style-name="ce4" office:value-type="string" calcext:value-type="string">
            <text:p>9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41]+1/LOOKUP([.B42];[.$G$2:.$H$452];[.$I$2:.$I$452] )" office:value-type="float" office:value="18.6666666666667" calcext:value-type="float">
            <text:p>18.6666666666667</text:p>
          </table:table-cell>
          <table:table-cell table:style-name="ce6" table:formula="of:=IFERROR(__xludf.dummyfunction(&quot;&quot;&quot;COMPUTED_VALUE&quot;&quot;&quot;);&quot;2019-12-10 14:31:52.0&quot;)" office:value-type="string" office:string-value="2019-12-10 14:31:52.0" calcext:value-type="string">
            <text:p>2019-12-10 14:31:52.0</text:p>
          </table:table-cell>
          <table:table-cell/>
          <table:table-cell table:style-name="ce6" table:formula="of:=COUNTIF([.B42:.B1033];[.G4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2.0</text:p>
          </table:table-cell>
          <table:table-cell table:style-name="ce4" office:value-type="string" calcext:value-type="string">
            <text:p>2019-12-10 14:31:31.0</text:p>
          </table:table-cell>
          <table:table-cell table:style-name="ce4" office:value-type="string" calcext:value-type="string">
            <text:p>9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42]+1/LOOKUP([.B43];[.$G$2:.$H$452];[.$I$2:.$I$452] )" office:value-type="float" office:value="19.6666666666667" calcext:value-type="float">
            <text:p>19.6666666666667</text:p>
          </table:table-cell>
          <table:table-cell table:style-name="ce6" table:formula="of:=IFERROR(__xludf.dummyfunction(&quot;&quot;&quot;COMPUTED_VALUE&quot;&quot;&quot;);&quot;2019-12-10 14:31:53.0&quot;)" office:value-type="string" office:string-value="2019-12-10 14:31:53.0" calcext:value-type="string">
            <text:p>2019-12-10 14:31:53.0</text:p>
          </table:table-cell>
          <table:table-cell/>
          <table:table-cell table:style-name="ce6" table:formula="of:=COUNTIF([.B43:.B1034];[.G4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3.0</text:p>
          </table:table-cell>
          <table:table-cell table:style-name="ce4" office:value-type="string" calcext:value-type="string">
            <text:p>2019-12-10 14:31:32.0</text:p>
          </table:table-cell>
          <table:table-cell table:style-name="ce4" office:value-type="string" calcext:value-type="string">
            <text:p>9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43]+1/LOOKUP([.B44];[.$G$2:.$H$452];[.$I$2:.$I$452] )" office:value-type="float" office:value="20.1666666666667" calcext:value-type="float">
            <text:p>20.1666666666667</text:p>
          </table:table-cell>
          <table:table-cell table:style-name="ce6" table:formula="of:=IFERROR(__xludf.dummyfunction(&quot;&quot;&quot;COMPUTED_VALUE&quot;&quot;&quot;);&quot;2019-12-10 14:31:54.0&quot;)" office:value-type="string" office:string-value="2019-12-10 14:31:54.0" calcext:value-type="string">
            <text:p>2019-12-10 14:31:54.0</text:p>
          </table:table-cell>
          <table:table-cell/>
          <table:table-cell table:style-name="ce6" table:formula="of:=COUNTIF([.B44:.B1035];[.G4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4.0</text:p>
          </table:table-cell>
          <table:table-cell table:style-name="ce4" office:value-type="string" calcext:value-type="string">
            <text:p>2019-12-10 14:31:32.0</text:p>
          </table:table-cell>
          <table:table-cell table:style-name="ce4" office:value-type="string" calcext:value-type="string">
            <text:p>9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44]+1/LOOKUP([.B45];[.$G$2:.$H$452];[.$I$2:.$I$452] )" office:value-type="float" office:value="20.6666666666667" calcext:value-type="float">
            <text:p>20.6666666666667</text:p>
          </table:table-cell>
          <table:table-cell table:style-name="ce6" table:formula="of:=IFERROR(__xludf.dummyfunction(&quot;&quot;&quot;COMPUTED_VALUE&quot;&quot;&quot;);&quot;2019-12-10 14:31:55.0&quot;)" office:value-type="string" office:string-value="2019-12-10 14:31:55.0" calcext:value-type="string">
            <text:p>2019-12-10 14:31:55.0</text:p>
          </table:table-cell>
          <table:table-cell/>
          <table:table-cell table:style-name="ce6" table:formula="of:=COUNTIF([.B45:.B1036];[.G45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5.0</text:p>
          </table:table-cell>
          <table:table-cell table:style-name="ce4" office:value-type="string" calcext:value-type="string">
            <text:p>2019-12-10 14:31:33.0</text:p>
          </table:table-cell>
          <table:table-cell table:style-name="ce4" office:value-type="string" calcext:value-type="string">
            <text:p>9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45]+1/LOOKUP([.B46];[.$G$2:.$H$452];[.$I$2:.$I$452] )" office:value-type="float" office:value="21" calcext:value-type="float">
            <text:p>21</text:p>
          </table:table-cell>
          <table:table-cell table:style-name="ce6" table:formula="of:=IFERROR(__xludf.dummyfunction(&quot;&quot;&quot;COMPUTED_VALUE&quot;&quot;&quot;);&quot;2019-12-10 14:31:56.0&quot;)" office:value-type="string" office:string-value="2019-12-10 14:31:56.0" calcext:value-type="string">
            <text:p>2019-12-10 14:31:56.0</text:p>
          </table:table-cell>
          <table:table-cell/>
          <table:table-cell table:style-name="ce6" table:formula="of:=COUNTIF([.B46:.B1037];[.G4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6.0</text:p>
          </table:table-cell>
          <table:table-cell table:style-name="ce4" office:value-type="string" calcext:value-type="string">
            <text:p>2019-12-10 14:31:33.0</text:p>
          </table:table-cell>
          <table:table-cell table:style-name="ce4" office:value-type="string" calcext:value-type="string">
            <text:p>9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46]+1/LOOKUP([.B47];[.$G$2:.$H$452];[.$I$2:.$I$452] )" office:value-type="float" office:value="21.3333333333333" calcext:value-type="float">
            <text:p>21.3333333333333</text:p>
          </table:table-cell>
          <table:table-cell table:style-name="ce6" table:formula="of:=IFERROR(__xludf.dummyfunction(&quot;&quot;&quot;COMPUTED_VALUE&quot;&quot;&quot;);&quot;2019-12-10 14:31:57.0&quot;)" office:value-type="string" office:string-value="2019-12-10 14:31:57.0" calcext:value-type="string">
            <text:p>2019-12-10 14:31:57.0</text:p>
          </table:table-cell>
          <table:table-cell/>
          <table:table-cell table:style-name="ce6" table:formula="of:=COUNTIF([.B47:.B1038];[.G4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7.0</text:p>
          </table:table-cell>
          <table:table-cell table:style-name="ce4" office:value-type="string" calcext:value-type="string">
            <text:p>2019-12-10 14:31:33.0</text:p>
          </table:table-cell>
          <table:table-cell table:style-name="ce4" office:value-type="string" calcext:value-type="string">
            <text:p>9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47]+1/LOOKUP([.B48];[.$G$2:.$H$452];[.$I$2:.$I$452] )" office:value-type="float" office:value="21.6666666666667" calcext:value-type="float">
            <text:p>21.6666666666667</text:p>
          </table:table-cell>
          <table:table-cell table:style-name="ce6" table:formula="of:=IFERROR(__xludf.dummyfunction(&quot;&quot;&quot;COMPUTED_VALUE&quot;&quot;&quot;);&quot;2019-12-10 14:31:58.0&quot;)" office:value-type="string" office:string-value="2019-12-10 14:31:58.0" calcext:value-type="string">
            <text:p>2019-12-10 14:31:58.0</text:p>
          </table:table-cell>
          <table:table-cell/>
          <table:table-cell table:style-name="ce6" table:formula="of:=COUNTIF([.B48:.B1039];[.G4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8.0</text:p>
          </table:table-cell>
          <table:table-cell table:style-name="ce4" office:value-type="string" calcext:value-type="string">
            <text:p>2019-12-10 14:31:34.0</text:p>
          </table:table-cell>
          <table:table-cell table:style-name="ce4" office:value-type="string" calcext:value-type="string">
            <text:p>9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48]+1/LOOKUP([.B49];[.$G$2:.$H$452];[.$I$2:.$I$452] )" office:value-type="float" office:value="22.1666666666667" calcext:value-type="float">
            <text:p>22.1666666666667</text:p>
          </table:table-cell>
          <table:table-cell table:style-name="ce6" table:formula="of:=IFERROR(__xludf.dummyfunction(&quot;&quot;&quot;COMPUTED_VALUE&quot;&quot;&quot;);&quot;2019-12-10 14:31:59.0&quot;)" office:value-type="string" office:string-value="2019-12-10 14:31:59.0" calcext:value-type="string">
            <text:p>2019-12-10 14:31:59.0</text:p>
          </table:table-cell>
          <table:table-cell/>
          <table:table-cell table:style-name="ce6" table:formula="of:=COUNTIF([.B49:.B1040];[.G4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9.0</text:p>
          </table:table-cell>
          <table:table-cell table:style-name="ce4" office:value-type="string" calcext:value-type="string">
            <text:p>2019-12-10 14:31:34.0</text:p>
          </table:table-cell>
          <table:table-cell table:style-name="ce4" office:value-type="string" calcext:value-type="string">
            <text:p>9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49]+1/LOOKUP([.B50];[.$G$2:.$H$452];[.$I$2:.$I$452] )" office:value-type="float" office:value="22.6666666666667" calcext:value-type="float">
            <text:p>22.6666666666667</text:p>
          </table:table-cell>
          <table:table-cell table:style-name="ce6" table:formula="of:=IFERROR(__xludf.dummyfunction(&quot;&quot;&quot;COMPUTED_VALUE&quot;&quot;&quot;);&quot;2019-12-10 14:32:00.0&quot;)" office:value-type="string" office:string-value="2019-12-10 14:32:00.0" calcext:value-type="string">
            <text:p>2019-12-10 14:32:00.0</text:p>
          </table:table-cell>
          <table:table-cell/>
          <table:table-cell table:style-name="ce6" table:formula="of:=COUNTIF([.B50:.B1041];[.G5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50.0</text:p>
          </table:table-cell>
          <table:table-cell table:style-name="ce4" office:value-type="string" calcext:value-type="string">
            <text:p>2019-12-10 14:31:35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50]+1/LOOKUP([.B51];[.$G$2:.$H$452];[.$I$2:.$I$452] )" office:value-type="float" office:value="23.1666666666667" calcext:value-type="float">
            <text:p>23.1666666666667</text:p>
          </table:table-cell>
          <table:table-cell table:style-name="ce6" table:formula="of:=IFERROR(__xludf.dummyfunction(&quot;&quot;&quot;COMPUTED_VALUE&quot;&quot;&quot;);&quot;2019-12-10 14:32:01.0&quot;)" office:value-type="string" office:string-value="2019-12-10 14:32:01.0" calcext:value-type="string">
            <text:p>2019-12-10 14:32:01.0</text:p>
          </table:table-cell>
          <table:table-cell/>
          <table:table-cell table:style-name="ce6" table:formula="of:=COUNTIF([.B51:.B1042];[.G5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51.0</text:p>
          </table:table-cell>
          <table:table-cell table:style-name="ce4" office:value-type="string" calcext:value-type="string">
            <text:p>2019-12-10 14:31:35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51]+1/LOOKUP([.B52];[.$G$2:.$H$452];[.$I$2:.$I$452] )" office:value-type="float" office:value="23.6666666666667" calcext:value-type="float">
            <text:p>23.6666666666667</text:p>
          </table:table-cell>
          <table:table-cell table:style-name="ce6" table:formula="of:=IFERROR(__xludf.dummyfunction(&quot;&quot;&quot;COMPUTED_VALUE&quot;&quot;&quot;);&quot;2019-12-10 14:32:02.0&quot;)" office:value-type="string" office:string-value="2019-12-10 14:32:02.0" calcext:value-type="string">
            <text:p>2019-12-10 14:32:02.0</text:p>
          </table:table-cell>
          <table:table-cell/>
          <table:table-cell table:style-name="ce6" table:formula="of:=COUNTIF([.B52:.B1043];[.G5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52.0</text:p>
          </table:table-cell>
          <table:table-cell table:style-name="ce4" office:value-type="string" calcext:value-type="string">
            <text:p>2019-12-10 14:31:36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52]+1/LOOKUP([.B53];[.$G$2:.$H$452];[.$I$2:.$I$452] )" office:value-type="float" office:value="24.1666666666667" calcext:value-type="float">
            <text:p>24.1666666666667</text:p>
          </table:table-cell>
          <table:table-cell table:style-name="ce6" table:formula="of:=IFERROR(__xludf.dummyfunction(&quot;&quot;&quot;COMPUTED_VALUE&quot;&quot;&quot;);&quot;2019-12-10 14:32:03.0&quot;)" office:value-type="string" office:string-value="2019-12-10 14:32:03.0" calcext:value-type="string">
            <text:p>2019-12-10 14:32:03.0</text:p>
          </table:table-cell>
          <table:table-cell/>
          <table:table-cell table:style-name="ce6" table:formula="of:=COUNTIF([.B53:.B1044];[.G5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53.0</text:p>
          </table:table-cell>
          <table:table-cell table:style-name="ce4" office:value-type="string" calcext:value-type="string">
            <text:p>2019-12-10 14:31:36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53]+1/LOOKUP([.B54];[.$G$2:.$H$452];[.$I$2:.$I$452] )" office:value-type="float" office:value="24.6666666666667" calcext:value-type="float">
            <text:p>24.6666666666667</text:p>
          </table:table-cell>
          <table:table-cell table:style-name="ce6" table:formula="of:=IFERROR(__xludf.dummyfunction(&quot;&quot;&quot;COMPUTED_VALUE&quot;&quot;&quot;);&quot;2019-12-10 14:32:04.0&quot;)" office:value-type="string" office:string-value="2019-12-10 14:32:04.0" calcext:value-type="string">
            <text:p>2019-12-10 14:32:04.0</text:p>
          </table:table-cell>
          <table:table-cell/>
          <table:table-cell table:style-name="ce6" table:formula="of:=COUNTIF([.B54:.B1045];[.G5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54.0</text:p>
          </table:table-cell>
          <table:table-cell table:style-name="ce4" office:value-type="string" calcext:value-type="string">
            <text:p>2019-12-10 14:31:37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54]+1/LOOKUP([.B55];[.$G$2:.$H$452];[.$I$2:.$I$452] )" office:value-type="float" office:value="25.1666666666667" calcext:value-type="float">
            <text:p>25.1666666666667</text:p>
          </table:table-cell>
          <table:table-cell table:style-name="ce6" table:formula="of:=IFERROR(__xludf.dummyfunction(&quot;&quot;&quot;COMPUTED_VALUE&quot;&quot;&quot;);&quot;2019-12-10 14:32:05.0&quot;)" office:value-type="string" office:string-value="2019-12-10 14:32:05.0" calcext:value-type="string">
            <text:p>2019-12-10 14:32:05.0</text:p>
          </table:table-cell>
          <table:table-cell/>
          <table:table-cell table:style-name="ce6" table:formula="of:=COUNTIF([.B55:.B1046];[.G55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55.0</text:p>
          </table:table-cell>
          <table:table-cell table:style-name="ce4" office:value-type="string" calcext:value-type="string">
            <text:p>2019-12-10 14:31:37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55]+1/LOOKUP([.B56];[.$G$2:.$H$452];[.$I$2:.$I$452] )" office:value-type="float" office:value="25.6666666666667" calcext:value-type="float">
            <text:p>25.6666666666667</text:p>
          </table:table-cell>
          <table:table-cell table:style-name="ce6" table:formula="of:=IFERROR(__xludf.dummyfunction(&quot;&quot;&quot;COMPUTED_VALUE&quot;&quot;&quot;);&quot;2019-12-10 14:32:06.0&quot;)" office:value-type="string" office:string-value="2019-12-10 14:32:06.0" calcext:value-type="string">
            <text:p>2019-12-10 14:32:06.0</text:p>
          </table:table-cell>
          <table:table-cell/>
          <table:table-cell table:style-name="ce6" table:formula="of:=COUNTIF([.B56:.B1047];[.G5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56.0</text:p>
          </table:table-cell>
          <table:table-cell table:style-name="ce4" office:value-type="string" calcext:value-type="string">
            <text:p>2019-12-10 14:31:38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56]+1/LOOKUP([.B57];[.$G$2:.$H$452];[.$I$2:.$I$452] )" office:value-type="float" office:value="26" calcext:value-type="float">
            <text:p>26</text:p>
          </table:table-cell>
          <table:table-cell table:style-name="ce6" table:formula="of:=IFERROR(__xludf.dummyfunction(&quot;&quot;&quot;COMPUTED_VALUE&quot;&quot;&quot;);&quot;2019-12-10 14:32:07.0&quot;)" office:value-type="string" office:string-value="2019-12-10 14:32:07.0" calcext:value-type="string">
            <text:p>2019-12-10 14:32:07.0</text:p>
          </table:table-cell>
          <table:table-cell/>
          <table:table-cell table:style-name="ce6" table:formula="of:=COUNTIF([.B57:.B1048];[.G5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57.0</text:p>
          </table:table-cell>
          <table:table-cell table:style-name="ce4" office:value-type="string" calcext:value-type="string">
            <text:p>2019-12-10 14:31:38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57]+1/LOOKUP([.B58];[.$G$2:.$H$452];[.$I$2:.$I$452] )" office:value-type="float" office:value="26.3333333333333" calcext:value-type="float">
            <text:p>26.3333333333333</text:p>
          </table:table-cell>
          <table:table-cell table:style-name="ce6" table:formula="of:=IFERROR(__xludf.dummyfunction(&quot;&quot;&quot;COMPUTED_VALUE&quot;&quot;&quot;);&quot;2019-12-10 14:32:08.0&quot;)" office:value-type="string" office:string-value="2019-12-10 14:32:08.0" calcext:value-type="string">
            <text:p>2019-12-10 14:32:08.0</text:p>
          </table:table-cell>
          <table:table-cell/>
          <table:table-cell table:style-name="ce6" table:formula="of:=COUNTIF([.B58:.B1049];[.G58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58.0</text:p>
          </table:table-cell>
          <table:table-cell table:style-name="ce4" office:value-type="string" calcext:value-type="string">
            <text:p>2019-12-10 14:31:38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58]+1/LOOKUP([.B59];[.$G$2:.$H$452];[.$I$2:.$I$452] )" office:value-type="float" office:value="26.6666666666667" calcext:value-type="float">
            <text:p>26.6666666666667</text:p>
          </table:table-cell>
          <table:table-cell table:style-name="ce6" table:formula="of:=IFERROR(__xludf.dummyfunction(&quot;&quot;&quot;COMPUTED_VALUE&quot;&quot;&quot;);&quot;2019-12-10 14:32:09.0&quot;)" office:value-type="string" office:string-value="2019-12-10 14:32:09.0" calcext:value-type="string">
            <text:p>2019-12-10 14:32:09.0</text:p>
          </table:table-cell>
          <table:table-cell/>
          <table:table-cell table:style-name="ce6" table:formula="of:=COUNTIF([.B59:.B1050];[.G5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59.0</text:p>
          </table:table-cell>
          <table:table-cell table:style-name="ce4" office:value-type="string" calcext:value-type="string">
            <text:p>2019-12-10 14:31:39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59]+1/LOOKUP([.B60];[.$G$2:.$H$452];[.$I$2:.$I$452] )" office:value-type="float" office:value="27.1666666666667" calcext:value-type="float">
            <text:p>27.1666666666667</text:p>
          </table:table-cell>
          <table:table-cell table:style-name="ce6" table:formula="of:=IFERROR(__xludf.dummyfunction(&quot;&quot;&quot;COMPUTED_VALUE&quot;&quot;&quot;);&quot;2019-12-10 14:32:10.0&quot;)" office:value-type="string" office:string-value="2019-12-10 14:32:10.0" calcext:value-type="string">
            <text:p>2019-12-10 14:32:10.0</text:p>
          </table:table-cell>
          <table:table-cell/>
          <table:table-cell table:style-name="ce6" table:formula="of:=COUNTIF([.B60:.B1051];[.G6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60.0</text:p>
          </table:table-cell>
          <table:table-cell table:style-name="ce4" office:value-type="string" calcext:value-type="string">
            <text:p>2019-12-10 14:31:39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60]+1/LOOKUP([.B61];[.$G$2:.$H$452];[.$I$2:.$I$452] )" office:value-type="float" office:value="27.6666666666667" calcext:value-type="float">
            <text:p>27.6666666666667</text:p>
          </table:table-cell>
          <table:table-cell table:style-name="ce6" table:formula="of:=IFERROR(__xludf.dummyfunction(&quot;&quot;&quot;COMPUTED_VALUE&quot;&quot;&quot;);&quot;2019-12-10 14:32:11.0&quot;)" office:value-type="string" office:string-value="2019-12-10 14:32:11.0" calcext:value-type="string">
            <text:p>2019-12-10 14:32:11.0</text:p>
          </table:table-cell>
          <table:table-cell/>
          <table:table-cell table:style-name="ce6" table:formula="of:=COUNTIF([.B61:.B1052];[.G6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61.0</text:p>
          </table:table-cell>
          <table:table-cell table:style-name="ce4" office:value-type="string" calcext:value-type="string">
            <text:p>2019-12-10 14:31:40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61]+1/LOOKUP([.B62];[.$G$2:.$H$452];[.$I$2:.$I$452] )" office:value-type="float" office:value="28.1666666666667" calcext:value-type="float">
            <text:p>28.1666666666667</text:p>
          </table:table-cell>
          <table:table-cell table:style-name="ce6" table:formula="of:=IFERROR(__xludf.dummyfunction(&quot;&quot;&quot;COMPUTED_VALUE&quot;&quot;&quot;);&quot;2019-12-10 14:32:12.0&quot;)" office:value-type="string" office:string-value="2019-12-10 14:32:12.0" calcext:value-type="string">
            <text:p>2019-12-10 14:32:12.0</text:p>
          </table:table-cell>
          <table:table-cell/>
          <table:table-cell table:style-name="ce6" table:formula="of:=COUNTIF([.B62:.B1053];[.G6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62.0</text:p>
          </table:table-cell>
          <table:table-cell table:style-name="ce4" office:value-type="string" calcext:value-type="string">
            <text:p>2019-12-10 14:31:40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62]+1/LOOKUP([.B63];[.$G$2:.$H$452];[.$I$2:.$I$452] )" office:value-type="float" office:value="28.6666666666667" calcext:value-type="float">
            <text:p>28.6666666666667</text:p>
          </table:table-cell>
          <table:table-cell table:style-name="ce6" table:formula="of:=IFERROR(__xludf.dummyfunction(&quot;&quot;&quot;COMPUTED_VALUE&quot;&quot;&quot;);&quot;2019-12-10 14:32:13.0&quot;)" office:value-type="string" office:string-value="2019-12-10 14:32:13.0" calcext:value-type="string">
            <text:p>2019-12-10 14:32:13.0</text:p>
          </table:table-cell>
          <table:table-cell/>
          <table:table-cell table:style-name="ce6" table:formula="of:=COUNTIF([.B63:.B1054];[.G6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63.0</text:p>
          </table:table-cell>
          <table:table-cell table:style-name="ce4" office:value-type="string" calcext:value-type="string">
            <text:p>2019-12-10 14:31:41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63]+1/LOOKUP([.B64];[.$G$2:.$H$452];[.$I$2:.$I$452] )" office:value-type="float" office:value="29" calcext:value-type="float">
            <text:p>29</text:p>
          </table:table-cell>
          <table:table-cell table:style-name="ce6" table:formula="of:=IFERROR(__xludf.dummyfunction(&quot;&quot;&quot;COMPUTED_VALUE&quot;&quot;&quot;);&quot;2019-12-10 14:32:14.0&quot;)" office:value-type="string" office:string-value="2019-12-10 14:32:14.0" calcext:value-type="string">
            <text:p>2019-12-10 14:32:14.0</text:p>
          </table:table-cell>
          <table:table-cell/>
          <table:table-cell table:style-name="ce6" table:formula="of:=COUNTIF([.B64:.B1055];[.G6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64.0</text:p>
          </table:table-cell>
          <table:table-cell table:style-name="ce4" office:value-type="string" calcext:value-type="string">
            <text:p>2019-12-10 14:31:41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64]+1/LOOKUP([.B65];[.$G$2:.$H$452];[.$I$2:.$I$452] )" office:value-type="float" office:value="29.3333333333333" calcext:value-type="float">
            <text:p>29.3333333333333</text:p>
          </table:table-cell>
          <table:table-cell table:style-name="ce6" table:formula="of:=IFERROR(__xludf.dummyfunction(&quot;&quot;&quot;COMPUTED_VALUE&quot;&quot;&quot;);&quot;2019-12-10 14:32:15.0&quot;)" office:value-type="string" office:string-value="2019-12-10 14:32:15.0" calcext:value-type="string">
            <text:p>2019-12-10 14:32:15.0</text:p>
          </table:table-cell>
          <table:table-cell/>
          <table:table-cell table:style-name="ce6" table:formula="of:=COUNTIF([.B65:.B1056];[.G6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65.0</text:p>
          </table:table-cell>
          <table:table-cell table:style-name="ce4" office:value-type="string" calcext:value-type="string">
            <text:p>2019-12-10 14:31:41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65]+1/LOOKUP([.B66];[.$G$2:.$H$452];[.$I$2:.$I$452] )" office:value-type="float" office:value="29.6666666666667" calcext:value-type="float">
            <text:p>29.6666666666667</text:p>
          </table:table-cell>
          <table:table-cell table:style-name="ce6" table:formula="of:=IFERROR(__xludf.dummyfunction(&quot;&quot;&quot;COMPUTED_VALUE&quot;&quot;&quot;);&quot;2019-12-10 14:32:16.0&quot;)" office:value-type="string" office:string-value="2019-12-10 14:32:16.0" calcext:value-type="string">
            <text:p>2019-12-10 14:32:16.0</text:p>
          </table:table-cell>
          <table:table-cell/>
          <table:table-cell table:style-name="ce6" table:formula="of:=COUNTIF([.B66:.B1057];[.G6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66.0</text:p>
          </table:table-cell>
          <table:table-cell table:style-name="ce4" office:value-type="string" calcext:value-type="string">
            <text:p>2019-12-10 14:31:42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66]+1/LOOKUP([.B67];[.$G$2:.$H$452];[.$I$2:.$I$452] )" office:value-type="float" office:value="30.1666666666667" calcext:value-type="float">
            <text:p>30.1666666666667</text:p>
          </table:table-cell>
          <table:table-cell table:style-name="ce6" table:formula="of:=IFERROR(__xludf.dummyfunction(&quot;&quot;&quot;COMPUTED_VALUE&quot;&quot;&quot;);&quot;2019-12-10 14:32:17.0&quot;)" office:value-type="string" office:string-value="2019-12-10 14:32:17.0" calcext:value-type="string">
            <text:p>2019-12-10 14:32:17.0</text:p>
          </table:table-cell>
          <table:table-cell/>
          <table:table-cell table:style-name="ce6" table:formula="of:=COUNTIF([.B67:.B1058];[.G6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67.0</text:p>
          </table:table-cell>
          <table:table-cell table:style-name="ce4" office:value-type="string" calcext:value-type="string">
            <text:p>2019-12-10 14:31:42.0</text:p>
          </table:table-cell>
          <table:table-cell table:style-name="ce4" office:value-type="string" calcext:value-type="string">
            <text:p>9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67]+1/LOOKUP([.B68];[.$G$2:.$H$452];[.$I$2:.$I$452] )" office:value-type="float" office:value="30.6666666666667" calcext:value-type="float">
            <text:p>30.6666666666667</text:p>
          </table:table-cell>
          <table:table-cell table:style-name="ce6" table:formula="of:=IFERROR(__xludf.dummyfunction(&quot;&quot;&quot;COMPUTED_VALUE&quot;&quot;&quot;);&quot;2019-12-10 14:32:18.0&quot;)" office:value-type="string" office:string-value="2019-12-10 14:32:18.0" calcext:value-type="string">
            <text:p>2019-12-10 14:32:18.0</text:p>
          </table:table-cell>
          <table:table-cell/>
          <table:table-cell table:style-name="ce6" table:formula="of:=COUNTIF([.B68:.B1059];[.G6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68.0</text:p>
          </table:table-cell>
          <table:table-cell table:style-name="ce4" office:value-type="string" calcext:value-type="string">
            <text:p>2019-12-10 14:31:43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68]+1/LOOKUP([.B69];[.$G$2:.$H$452];[.$I$2:.$I$452] )" office:value-type="float" office:value="31.1666666666667" calcext:value-type="float">
            <text:p>31.1666666666667</text:p>
          </table:table-cell>
          <table:table-cell table:style-name="ce6" table:formula="of:=IFERROR(__xludf.dummyfunction(&quot;&quot;&quot;COMPUTED_VALUE&quot;&quot;&quot;);&quot;2019-12-10 14:32:19.0&quot;)" office:value-type="string" office:string-value="2019-12-10 14:32:19.0" calcext:value-type="string">
            <text:p>2019-12-10 14:32:19.0</text:p>
          </table:table-cell>
          <table:table-cell/>
          <table:table-cell table:style-name="ce6" table:formula="of:=COUNTIF([.B69:.B1060];[.G69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69.0</text:p>
          </table:table-cell>
          <table:table-cell table:style-name="ce4" office:value-type="string" calcext:value-type="string">
            <text:p>2019-12-10 14:31:43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69]+1/LOOKUP([.B70];[.$G$2:.$H$452];[.$I$2:.$I$452] )" office:value-type="float" office:value="31.6666666666667" calcext:value-type="float">
            <text:p>31.6666666666667</text:p>
          </table:table-cell>
          <table:table-cell table:style-name="ce6" table:formula="of:=IFERROR(__xludf.dummyfunction(&quot;&quot;&quot;COMPUTED_VALUE&quot;&quot;&quot;);&quot;2019-12-10 14:32:20.0&quot;)" office:value-type="string" office:string-value="2019-12-10 14:32:20.0" calcext:value-type="string">
            <text:p>2019-12-10 14:32:20.0</text:p>
          </table:table-cell>
          <table:table-cell/>
          <table:table-cell table:style-name="ce6" table:formula="of:=COUNTIF([.B70:.B1061];[.G7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70.0</text:p>
          </table:table-cell>
          <table:table-cell table:style-name="ce4" office:value-type="string" calcext:value-type="string">
            <text:p>2019-12-10 14:31:44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70]+1/LOOKUP([.B71];[.$G$2:.$H$452];[.$I$2:.$I$452] )" office:value-type="float" office:value="32.6666666666667" calcext:value-type="float">
            <text:p>32.6666666666667</text:p>
          </table:table-cell>
          <table:table-cell table:style-name="ce6" table:formula="of:=IFERROR(__xludf.dummyfunction(&quot;&quot;&quot;COMPUTED_VALUE&quot;&quot;&quot;);&quot;2019-12-10 14:32:21.0&quot;)" office:value-type="string" office:string-value="2019-12-10 14:32:21.0" calcext:value-type="string">
            <text:p>2019-12-10 14:32:21.0</text:p>
          </table:table-cell>
          <table:table-cell/>
          <table:table-cell table:style-name="ce6" table:formula="of:=COUNTIF([.B71:.B1062];[.G7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71.0</text:p>
          </table:table-cell>
          <table:table-cell table:style-name="ce4" office:value-type="string" calcext:value-type="string">
            <text:p>2019-12-10 14:31:45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71]+1/LOOKUP([.B72];[.$G$2:.$H$452];[.$I$2:.$I$452] )" office:value-type="float" office:value="33" calcext:value-type="float">
            <text:p>33</text:p>
          </table:table-cell>
          <table:table-cell table:style-name="ce6" table:formula="of:=IFERROR(__xludf.dummyfunction(&quot;&quot;&quot;COMPUTED_VALUE&quot;&quot;&quot;);&quot;2019-12-10 14:32:22.0&quot;)" office:value-type="string" office:string-value="2019-12-10 14:32:22.0" calcext:value-type="string">
            <text:p>2019-12-10 14:32:22.0</text:p>
          </table:table-cell>
          <table:table-cell/>
          <table:table-cell table:style-name="ce6" table:formula="of:=COUNTIF([.B72:.B1063];[.G7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72.0</text:p>
          </table:table-cell>
          <table:table-cell table:style-name="ce4" office:value-type="string" calcext:value-type="string">
            <text:p>2019-12-10 14:31:45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72]+1/LOOKUP([.B73];[.$G$2:.$H$452];[.$I$2:.$I$452] )" office:value-type="float" office:value="33.3333333333333" calcext:value-type="float">
            <text:p>33.3333333333333</text:p>
          </table:table-cell>
          <table:table-cell table:style-name="ce6" table:formula="of:=IFERROR(__xludf.dummyfunction(&quot;&quot;&quot;COMPUTED_VALUE&quot;&quot;&quot;);&quot;2019-12-10 14:32:23.0&quot;)" office:value-type="string" office:string-value="2019-12-10 14:32:23.0" calcext:value-type="string">
            <text:p>2019-12-10 14:32:23.0</text:p>
          </table:table-cell>
          <table:table-cell/>
          <table:table-cell table:style-name="ce6" table:formula="of:=COUNTIF([.B73:.B1064];[.G7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73.0</text:p>
          </table:table-cell>
          <table:table-cell table:style-name="ce4" office:value-type="string" calcext:value-type="string">
            <text:p>2019-12-10 14:31:45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73]+1/LOOKUP([.B74];[.$G$2:.$H$452];[.$I$2:.$I$452] )" office:value-type="float" office:value="33.6666666666667" calcext:value-type="float">
            <text:p>33.6666666666667</text:p>
          </table:table-cell>
          <table:table-cell table:style-name="ce6" table:formula="of:=IFERROR(__xludf.dummyfunction(&quot;&quot;&quot;COMPUTED_VALUE&quot;&quot;&quot;);&quot;2019-12-10 14:32:24.0&quot;)" office:value-type="string" office:string-value="2019-12-10 14:32:24.0" calcext:value-type="string">
            <text:p>2019-12-10 14:32:24.0</text:p>
          </table:table-cell>
          <table:table-cell/>
          <table:table-cell table:style-name="ce6" table:formula="of:=COUNTIF([.B74:.B1065];[.G7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74.0</text:p>
          </table:table-cell>
          <table:table-cell table:style-name="ce4" office:value-type="string" calcext:value-type="string">
            <text:p>2019-12-10 14:31:46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74]+1/LOOKUP([.B75];[.$G$2:.$H$452];[.$I$2:.$I$452] )" office:value-type="float" office:value="34.1666666666667" calcext:value-type="float">
            <text:p>34.1666666666667</text:p>
          </table:table-cell>
          <table:table-cell table:style-name="ce6" table:formula="of:=IFERROR(__xludf.dummyfunction(&quot;&quot;&quot;COMPUTED_VALUE&quot;&quot;&quot;);&quot;2019-12-10 14:32:25.0&quot;)" office:value-type="string" office:string-value="2019-12-10 14:32:25.0" calcext:value-type="string">
            <text:p>2019-12-10 14:32:25.0</text:p>
          </table:table-cell>
          <table:table-cell/>
          <table:table-cell table:style-name="ce6" table:formula="of:=COUNTIF([.B75:.B1066];[.G7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75.0</text:p>
          </table:table-cell>
          <table:table-cell table:style-name="ce4" office:value-type="string" calcext:value-type="string">
            <text:p>2019-12-10 14:31:46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75]+1/LOOKUP([.B76];[.$G$2:.$H$452];[.$I$2:.$I$452] )" office:value-type="float" office:value="34.6666666666667" calcext:value-type="float">
            <text:p>34.6666666666667</text:p>
          </table:table-cell>
          <table:table-cell table:style-name="ce6" table:formula="of:=IFERROR(__xludf.dummyfunction(&quot;&quot;&quot;COMPUTED_VALUE&quot;&quot;&quot;);&quot;2019-12-10 14:32:26.0&quot;)" office:value-type="string" office:string-value="2019-12-10 14:32:26.0" calcext:value-type="string">
            <text:p>2019-12-10 14:32:26.0</text:p>
          </table:table-cell>
          <table:table-cell/>
          <table:table-cell table:style-name="ce6" table:formula="of:=COUNTIF([.B76:.B1067];[.G76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76.0</text:p>
          </table:table-cell>
          <table:table-cell table:style-name="ce4" office:value-type="string" calcext:value-type="string">
            <text:p>2019-12-10 14:31:47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76]+1/LOOKUP([.B77];[.$G$2:.$H$452];[.$I$2:.$I$452] )" office:value-type="float" office:value="35.6666666666667" calcext:value-type="float">
            <text:p>35.6666666666667</text:p>
          </table:table-cell>
          <table:table-cell table:style-name="ce6" table:formula="of:=IFERROR(__xludf.dummyfunction(&quot;&quot;&quot;COMPUTED_VALUE&quot;&quot;&quot;);&quot;2019-12-10 14:32:27.0&quot;)" office:value-type="string" office:string-value="2019-12-10 14:32:27.0" calcext:value-type="string">
            <text:p>2019-12-10 14:32:27.0</text:p>
          </table:table-cell>
          <table:table-cell/>
          <table:table-cell table:style-name="ce6" table:formula="of:=COUNTIF([.B77:.B1068];[.G7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77.0</text:p>
          </table:table-cell>
          <table:table-cell table:style-name="ce4" office:value-type="string" calcext:value-type="string">
            <text:p>2019-12-10 14:31:48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77]+1/LOOKUP([.B78];[.$G$2:.$H$452];[.$I$2:.$I$452] )" office:value-type="float" office:value="36" calcext:value-type="float">
            <text:p>36</text:p>
          </table:table-cell>
          <table:table-cell table:style-name="ce6" table:formula="of:=IFERROR(__xludf.dummyfunction(&quot;&quot;&quot;COMPUTED_VALUE&quot;&quot;&quot;);&quot;2019-12-10 14:32:28.0&quot;)" office:value-type="string" office:string-value="2019-12-10 14:32:28.0" calcext:value-type="string">
            <text:p>2019-12-10 14:32:28.0</text:p>
          </table:table-cell>
          <table:table-cell/>
          <table:table-cell table:style-name="ce6" table:formula="of:=COUNTIF([.B78:.B1069];[.G7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78.0</text:p>
          </table:table-cell>
          <table:table-cell table:style-name="ce4" office:value-type="string" calcext:value-type="string">
            <text:p>2019-12-10 14:31:48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78]+1/LOOKUP([.B79];[.$G$2:.$H$452];[.$I$2:.$I$452] )" office:value-type="float" office:value="36.3333333333333" calcext:value-type="float">
            <text:p>36.3333333333333</text:p>
          </table:table-cell>
          <table:table-cell table:style-name="ce6" table:formula="of:=IFERROR(__xludf.dummyfunction(&quot;&quot;&quot;COMPUTED_VALUE&quot;&quot;&quot;);&quot;2019-12-10 14:32:29.0&quot;)" office:value-type="string" office:string-value="2019-12-10 14:32:29.0" calcext:value-type="string">
            <text:p>2019-12-10 14:32:29.0</text:p>
          </table:table-cell>
          <table:table-cell/>
          <table:table-cell table:style-name="ce6" table:formula="of:=COUNTIF([.B79:.B1070];[.G7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79.0</text:p>
          </table:table-cell>
          <table:table-cell table:style-name="ce4" office:value-type="string" calcext:value-type="string">
            <text:p>2019-12-10 14:31:48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79]+1/LOOKUP([.B80];[.$G$2:.$H$452];[.$I$2:.$I$452] )" office:value-type="float" office:value="36.6666666666667" calcext:value-type="float">
            <text:p>36.6666666666667</text:p>
          </table:table-cell>
          <table:table-cell table:style-name="ce6" table:formula="of:=IFERROR(__xludf.dummyfunction(&quot;&quot;&quot;COMPUTED_VALUE&quot;&quot;&quot;);&quot;2019-12-10 14:32:30.0&quot;)" office:value-type="string" office:string-value="2019-12-10 14:32:30.0" calcext:value-type="string">
            <text:p>2019-12-10 14:32:30.0</text:p>
          </table:table-cell>
          <table:table-cell/>
          <table:table-cell table:style-name="ce6" table:formula="of:=COUNTIF([.B80:.B1071];[.G8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80.0</text:p>
          </table:table-cell>
          <table:table-cell table:style-name="ce4" office:value-type="string" calcext:value-type="string">
            <text:p>2019-12-10 14:31:49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80]+1/LOOKUP([.B81];[.$G$2:.$H$452];[.$I$2:.$I$452] )" office:value-type="float" office:value="37.1666666666667" calcext:value-type="float">
            <text:p>37.1666666666667</text:p>
          </table:table-cell>
          <table:table-cell table:style-name="ce6" table:formula="of:=IFERROR(__xludf.dummyfunction(&quot;&quot;&quot;COMPUTED_VALUE&quot;&quot;&quot;);&quot;2019-12-10 14:32:31.0&quot;)" office:value-type="string" office:string-value="2019-12-10 14:32:31.0" calcext:value-type="string">
            <text:p>2019-12-10 14:32:31.0</text:p>
          </table:table-cell>
          <table:table-cell/>
          <table:table-cell table:style-name="ce6" table:formula="of:=COUNTIF([.B81:.B1072];[.G8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81.0</text:p>
          </table:table-cell>
          <table:table-cell table:style-name="ce4" office:value-type="string" calcext:value-type="string">
            <text:p>2019-12-10 14:31:49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81]+1/LOOKUP([.B82];[.$G$2:.$H$452];[.$I$2:.$I$452] )" office:value-type="float" office:value="37.6666666666667" calcext:value-type="float">
            <text:p>37.6666666666667</text:p>
          </table:table-cell>
          <table:table-cell table:style-name="ce6" table:formula="of:=IFERROR(__xludf.dummyfunction(&quot;&quot;&quot;COMPUTED_VALUE&quot;&quot;&quot;);&quot;2019-12-10 14:32:32.0&quot;)" office:value-type="string" office:string-value="2019-12-10 14:32:32.0" calcext:value-type="string">
            <text:p>2019-12-10 14:32:32.0</text:p>
          </table:table-cell>
          <table:table-cell/>
          <table:table-cell table:style-name="ce6" table:formula="of:=COUNTIF([.B82:.B1073];[.G8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82.0</text:p>
          </table:table-cell>
          <table:table-cell table:style-name="ce4" office:value-type="string" calcext:value-type="string">
            <text:p>2019-12-10 14:31:50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82]+1/LOOKUP([.B83];[.$G$2:.$H$452];[.$I$2:.$I$452] )" office:value-type="float" office:value="38" calcext:value-type="float">
            <text:p>38</text:p>
          </table:table-cell>
          <table:table-cell table:style-name="ce6" table:formula="of:=IFERROR(__xludf.dummyfunction(&quot;&quot;&quot;COMPUTED_VALUE&quot;&quot;&quot;);&quot;2019-12-10 14:32:33.0&quot;)" office:value-type="string" office:string-value="2019-12-10 14:32:33.0" calcext:value-type="string">
            <text:p>2019-12-10 14:32:33.0</text:p>
          </table:table-cell>
          <table:table-cell/>
          <table:table-cell table:style-name="ce6" table:formula="of:=COUNTIF([.B83:.B1074];[.G8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83.0</text:p>
          </table:table-cell>
          <table:table-cell table:style-name="ce4" office:value-type="string" calcext:value-type="string">
            <text:p>2019-12-10 14:31:50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83]+1/LOOKUP([.B84];[.$G$2:.$H$452];[.$I$2:.$I$452] )" office:value-type="float" office:value="38.3333333333333" calcext:value-type="float">
            <text:p>38.3333333333333</text:p>
          </table:table-cell>
          <table:table-cell table:style-name="ce6" table:formula="of:=IFERROR(__xludf.dummyfunction(&quot;&quot;&quot;COMPUTED_VALUE&quot;&quot;&quot;);&quot;2019-12-10 14:32:34.0&quot;)" office:value-type="string" office:string-value="2019-12-10 14:32:34.0" calcext:value-type="string">
            <text:p>2019-12-10 14:32:34.0</text:p>
          </table:table-cell>
          <table:table-cell/>
          <table:table-cell table:style-name="ce6" table:formula="of:=COUNTIF([.B84:.B1075];[.G8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84.0</text:p>
          </table:table-cell>
          <table:table-cell table:style-name="ce4" office:value-type="string" calcext:value-type="string">
            <text:p>2019-12-10 14:31:50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84]+1/LOOKUP([.B85];[.$G$2:.$H$452];[.$I$2:.$I$452] )" office:value-type="float" office:value="38.6666666666667" calcext:value-type="float">
            <text:p>38.6666666666667</text:p>
          </table:table-cell>
          <table:table-cell table:style-name="ce6" table:formula="of:=IFERROR(__xludf.dummyfunction(&quot;&quot;&quot;COMPUTED_VALUE&quot;&quot;&quot;);&quot;2019-12-10 14:32:35.0&quot;)" office:value-type="string" office:string-value="2019-12-10 14:32:35.0" calcext:value-type="string">
            <text:p>2019-12-10 14:32:35.0</text:p>
          </table:table-cell>
          <table:table-cell/>
          <table:table-cell table:style-name="ce6" table:formula="of:=COUNTIF([.B85:.B1076];[.G8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85.0</text:p>
          </table:table-cell>
          <table:table-cell table:style-name="ce4" office:value-type="string" calcext:value-type="string">
            <text:p>2019-12-10 14:31:51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85]+1/LOOKUP([.B86];[.$G$2:.$H$452];[.$I$2:.$I$452] )" office:value-type="float" office:value="39.1666666666667" calcext:value-type="float">
            <text:p>39.1666666666667</text:p>
          </table:table-cell>
          <table:table-cell table:style-name="ce6" table:formula="of:=IFERROR(__xludf.dummyfunction(&quot;&quot;&quot;COMPUTED_VALUE&quot;&quot;&quot;);&quot;2019-12-10 14:32:36.0&quot;)" office:value-type="string" office:string-value="2019-12-10 14:32:36.0" calcext:value-type="string">
            <text:p>2019-12-10 14:32:36.0</text:p>
          </table:table-cell>
          <table:table-cell/>
          <table:table-cell table:style-name="ce6" table:formula="of:=COUNTIF([.B86:.B1077];[.G8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86.0</text:p>
          </table:table-cell>
          <table:table-cell table:style-name="ce4" office:value-type="string" calcext:value-type="string">
            <text:p>2019-12-10 14:31:51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86]+1/LOOKUP([.B87];[.$G$2:.$H$452];[.$I$2:.$I$452] )" office:value-type="float" office:value="39.6666666666667" calcext:value-type="float">
            <text:p>39.6666666666667</text:p>
          </table:table-cell>
          <table:table-cell table:style-name="ce6" table:formula="of:=IFERROR(__xludf.dummyfunction(&quot;&quot;&quot;COMPUTED_VALUE&quot;&quot;&quot;);&quot;2019-12-10 14:32:37.0&quot;)" office:value-type="string" office:string-value="2019-12-10 14:32:37.0" calcext:value-type="string">
            <text:p>2019-12-10 14:32:37.0</text:p>
          </table:table-cell>
          <table:table-cell/>
          <table:table-cell table:style-name="ce6" table:formula="of:=COUNTIF([.B87:.B1078];[.G8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87.0</text:p>
          </table:table-cell>
          <table:table-cell table:style-name="ce4" office:value-type="string" calcext:value-type="string">
            <text:p>2019-12-10 14:31:52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87]+1/LOOKUP([.B88];[.$G$2:.$H$452];[.$I$2:.$I$452] )" office:value-type="float" office:value="40.1666666666667" calcext:value-type="float">
            <text:p>40.1666666666667</text:p>
          </table:table-cell>
          <table:table-cell table:style-name="ce6" table:formula="of:=IFERROR(__xludf.dummyfunction(&quot;&quot;&quot;COMPUTED_VALUE&quot;&quot;&quot;);&quot;2019-12-10 14:32:38.0&quot;)" office:value-type="string" office:string-value="2019-12-10 14:32:38.0" calcext:value-type="string">
            <text:p>2019-12-10 14:32:38.0</text:p>
          </table:table-cell>
          <table:table-cell/>
          <table:table-cell table:style-name="ce6" table:formula="of:=COUNTIF([.B88:.B1079];[.G8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88.0</text:p>
          </table:table-cell>
          <table:table-cell table:style-name="ce4" office:value-type="string" calcext:value-type="string">
            <text:p>2019-12-10 14:31:52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88]+1/LOOKUP([.B89];[.$G$2:.$H$452];[.$I$2:.$I$452] )" office:value-type="float" office:value="40.6666666666667" calcext:value-type="float">
            <text:p>40.6666666666667</text:p>
          </table:table-cell>
          <table:table-cell table:style-name="ce6" table:formula="of:=IFERROR(__xludf.dummyfunction(&quot;&quot;&quot;COMPUTED_VALUE&quot;&quot;&quot;);&quot;2019-12-10 14:32:39.0&quot;)" office:value-type="string" office:string-value="2019-12-10 14:32:39.0" calcext:value-type="string">
            <text:p>2019-12-10 14:32:39.0</text:p>
          </table:table-cell>
          <table:table-cell/>
          <table:table-cell table:style-name="ce6" table:formula="of:=COUNTIF([.B89:.B1080];[.G89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89.0</text:p>
          </table:table-cell>
          <table:table-cell table:style-name="ce4" office:value-type="string" calcext:value-type="string">
            <text:p>2019-12-10 14:31:53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89]+1/LOOKUP([.B90];[.$G$2:.$H$452];[.$I$2:.$I$452] )" office:value-type="float" office:value="41.1666666666667" calcext:value-type="float">
            <text:p>41.1666666666667</text:p>
          </table:table-cell>
          <table:table-cell table:style-name="ce6" table:formula="of:=IFERROR(__xludf.dummyfunction(&quot;&quot;&quot;COMPUTED_VALUE&quot;&quot;&quot;);&quot;2019-12-10 14:32:40.0&quot;)" office:value-type="string" office:string-value="2019-12-10 14:32:40.0" calcext:value-type="string">
            <text:p>2019-12-10 14:32:40.0</text:p>
          </table:table-cell>
          <table:table-cell/>
          <table:table-cell table:style-name="ce6" table:formula="of:=COUNTIF([.B90:.B1081];[.G9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90.0</text:p>
          </table:table-cell>
          <table:table-cell table:style-name="ce4" office:value-type="string" calcext:value-type="string">
            <text:p>2019-12-10 14:31:53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90]+1/LOOKUP([.B91];[.$G$2:.$H$452];[.$I$2:.$I$452] )" office:value-type="float" office:value="41.6666666666667" calcext:value-type="float">
            <text:p>41.6666666666667</text:p>
          </table:table-cell>
          <table:table-cell table:style-name="ce6" table:formula="of:=IFERROR(__xludf.dummyfunction(&quot;&quot;&quot;COMPUTED_VALUE&quot;&quot;&quot;);&quot;2019-12-10 14:32:41.0&quot;)" office:value-type="string" office:string-value="2019-12-10 14:32:41.0" calcext:value-type="string">
            <text:p>2019-12-10 14:32:41.0</text:p>
          </table:table-cell>
          <table:table-cell/>
          <table:table-cell table:style-name="ce6" table:formula="of:=COUNTIF([.B91:.B1082];[.G9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91.0</text:p>
          </table:table-cell>
          <table:table-cell table:style-name="ce4" office:value-type="string" calcext:value-type="string">
            <text:p>2019-12-10 14:31:54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91]+1/LOOKUP([.B92];[.$G$2:.$H$452];[.$I$2:.$I$452] )" office:value-type="float" office:value="42.1666666666667" calcext:value-type="float">
            <text:p>42.1666666666667</text:p>
          </table:table-cell>
          <table:table-cell table:style-name="ce6" table:formula="of:=IFERROR(__xludf.dummyfunction(&quot;&quot;&quot;COMPUTED_VALUE&quot;&quot;&quot;);&quot;2019-12-10 14:32:42.0&quot;)" office:value-type="string" office:string-value="2019-12-10 14:32:42.0" calcext:value-type="string">
            <text:p>2019-12-10 14:32:42.0</text:p>
          </table:table-cell>
          <table:table-cell/>
          <table:table-cell table:style-name="ce6" table:formula="of:=COUNTIF([.B92:.B1083];[.G9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92.0</text:p>
          </table:table-cell>
          <table:table-cell table:style-name="ce4" office:value-type="string" calcext:value-type="string">
            <text:p>2019-12-10 14:31:54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92]+1/LOOKUP([.B93];[.$G$2:.$H$452];[.$I$2:.$I$452] )" office:value-type="float" office:value="42.6666666666667" calcext:value-type="float">
            <text:p>42.6666666666667</text:p>
          </table:table-cell>
          <table:table-cell table:style-name="ce6" table:formula="of:=IFERROR(__xludf.dummyfunction(&quot;&quot;&quot;COMPUTED_VALUE&quot;&quot;&quot;);&quot;2019-12-10 14:32:43.0&quot;)" office:value-type="string" office:string-value="2019-12-10 14:32:43.0" calcext:value-type="string">
            <text:p>2019-12-10 14:32:43.0</text:p>
          </table:table-cell>
          <table:table-cell/>
          <table:table-cell table:style-name="ce6" table:formula="of:=COUNTIF([.B93:.B1084];[.G9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93.0</text:p>
          </table:table-cell>
          <table:table-cell table:style-name="ce4" office:value-type="string" calcext:value-type="string">
            <text:p>2019-12-10 14:31:55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93]+1/LOOKUP([.B94];[.$G$2:.$H$452];[.$I$2:.$I$452] )" office:value-type="float" office:value="43" calcext:value-type="float">
            <text:p>43</text:p>
          </table:table-cell>
          <table:table-cell table:style-name="ce6" table:formula="of:=IFERROR(__xludf.dummyfunction(&quot;&quot;&quot;COMPUTED_VALUE&quot;&quot;&quot;);&quot;2019-12-10 14:32:44.0&quot;)" office:value-type="string" office:string-value="2019-12-10 14:32:44.0" calcext:value-type="string">
            <text:p>2019-12-10 14:32:44.0</text:p>
          </table:table-cell>
          <table:table-cell/>
          <table:table-cell table:style-name="ce6" table:formula="of:=COUNTIF([.B94:.B1085];[.G9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94.0</text:p>
          </table:table-cell>
          <table:table-cell table:style-name="ce4" office:value-type="string" calcext:value-type="string">
            <text:p>2019-12-10 14:31:55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94]+1/LOOKUP([.B95];[.$G$2:.$H$452];[.$I$2:.$I$452] )" office:value-type="float" office:value="43.3333333333334" calcext:value-type="float">
            <text:p>43.3333333333334</text:p>
          </table:table-cell>
          <table:table-cell table:style-name="ce6" table:formula="of:=IFERROR(__xludf.dummyfunction(&quot;&quot;&quot;COMPUTED_VALUE&quot;&quot;&quot;);&quot;2019-12-10 14:32:45.0&quot;)" office:value-type="string" office:string-value="2019-12-10 14:32:45.0" calcext:value-type="string">
            <text:p>2019-12-10 14:32:45.0</text:p>
          </table:table-cell>
          <table:table-cell/>
          <table:table-cell table:style-name="ce6" table:formula="of:=COUNTIF([.B95:.B1086];[.G9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95.0</text:p>
          </table:table-cell>
          <table:table-cell table:style-name="ce4" office:value-type="string" calcext:value-type="string">
            <text:p>2019-12-10 14:31:55.0</text:p>
          </table:table-cell>
          <table:table-cell table:style-name="ce4" office:value-type="string" calcext:value-type="string">
            <text:p>9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95]+1/LOOKUP([.B96];[.$G$2:.$H$452];[.$I$2:.$I$452] )" office:value-type="float" office:value="43.6666666666667" calcext:value-type="float">
            <text:p>43.6666666666667</text:p>
          </table:table-cell>
          <table:table-cell table:style-name="ce6" table:formula="of:=IFERROR(__xludf.dummyfunction(&quot;&quot;&quot;COMPUTED_VALUE&quot;&quot;&quot;);&quot;2019-12-10 14:32:46.0&quot;)" office:value-type="string" office:string-value="2019-12-10 14:32:46.0" calcext:value-type="string">
            <text:p>2019-12-10 14:32:46.0</text:p>
          </table:table-cell>
          <table:table-cell/>
          <table:table-cell table:style-name="ce6" table:formula="of:=COUNTIF([.B96:.B1087];[.G9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96.0</text:p>
          </table:table-cell>
          <table:table-cell table:style-name="ce4" office:value-type="string" calcext:value-type="string">
            <text:p>2019-12-10 14:31:5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96]+1/LOOKUP([.B97];[.$G$2:.$H$452];[.$I$2:.$I$452] )" office:value-type="float" office:value="44.1666666666667" calcext:value-type="float">
            <text:p>44.1666666666667</text:p>
          </table:table-cell>
          <table:table-cell table:style-name="ce6" table:formula="of:=IFERROR(__xludf.dummyfunction(&quot;&quot;&quot;COMPUTED_VALUE&quot;&quot;&quot;);&quot;2019-12-10 14:32:47.0&quot;)" office:value-type="string" office:string-value="2019-12-10 14:32:47.0" calcext:value-type="string">
            <text:p>2019-12-10 14:32:47.0</text:p>
          </table:table-cell>
          <table:table-cell/>
          <table:table-cell table:style-name="ce6" table:formula="of:=COUNTIF([.B97:.B1088];[.G9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97.0</text:p>
          </table:table-cell>
          <table:table-cell table:style-name="ce4" office:value-type="string" calcext:value-type="string">
            <text:p>2019-12-10 14:31:5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97]+1/LOOKUP([.B98];[.$G$2:.$H$452];[.$I$2:.$I$452] )" office:value-type="float" office:value="44.6666666666667" calcext:value-type="float">
            <text:p>44.6666666666667</text:p>
          </table:table-cell>
          <table:table-cell table:style-name="ce6" table:formula="of:=IFERROR(__xludf.dummyfunction(&quot;&quot;&quot;COMPUTED_VALUE&quot;&quot;&quot;);&quot;2019-12-10 14:32:48.0&quot;)" office:value-type="string" office:string-value="2019-12-10 14:32:48.0" calcext:value-type="string">
            <text:p>2019-12-10 14:32:48.0</text:p>
          </table:table-cell>
          <table:table-cell/>
          <table:table-cell table:style-name="ce6" table:formula="of:=COUNTIF([.B98:.B1089];[.G98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98.0</text:p>
          </table:table-cell>
          <table:table-cell table:style-name="ce4" office:value-type="string" calcext:value-type="string">
            <text:p>2019-12-10 14:31:5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98]+1/LOOKUP([.B99];[.$G$2:.$H$452];[.$I$2:.$I$452] )" office:value-type="float" office:value="45.1666666666667" calcext:value-type="float">
            <text:p>45.1666666666667</text:p>
          </table:table-cell>
          <table:table-cell table:style-name="ce6" table:formula="of:=IFERROR(__xludf.dummyfunction(&quot;&quot;&quot;COMPUTED_VALUE&quot;&quot;&quot;);&quot;2019-12-10 14:32:49.0&quot;)" office:value-type="string" office:string-value="2019-12-10 14:32:49.0" calcext:value-type="string">
            <text:p>2019-12-10 14:32:49.0</text:p>
          </table:table-cell>
          <table:table-cell/>
          <table:table-cell table:style-name="ce6" table:formula="of:=COUNTIF([.B99:.B1090];[.G99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99.0</text:p>
          </table:table-cell>
          <table:table-cell table:style-name="ce4" office:value-type="string" calcext:value-type="string">
            <text:p>2019-12-10 14:31:5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99]+1/LOOKUP([.B100];[.$G$2:.$H$452];[.$I$2:.$I$452] )" office:value-type="float" office:value="45.6666666666667" calcext:value-type="float">
            <text:p>45.6666666666667</text:p>
          </table:table-cell>
          <table:table-cell table:style-name="ce6" table:formula="of:=IFERROR(__xludf.dummyfunction(&quot;&quot;&quot;COMPUTED_VALUE&quot;&quot;&quot;);&quot;2019-12-10 14:32:50.0&quot;)" office:value-type="string" office:string-value="2019-12-10 14:32:50.0" calcext:value-type="string">
            <text:p>2019-12-10 14:32:50.0</text:p>
          </table:table-cell>
          <table:table-cell/>
          <table:table-cell table:style-name="ce6" table:formula="of:=COUNTIF([.B100:.B1091];[.G10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00.0</text:p>
          </table:table-cell>
          <table:table-cell table:style-name="ce4" office:value-type="string" calcext:value-type="string">
            <text:p>2019-12-10 14:31:5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00]+1/LOOKUP([.B101];[.$G$2:.$H$452];[.$I$2:.$I$452] )" office:value-type="float" office:value="46.1666666666667" calcext:value-type="float">
            <text:p>46.1666666666667</text:p>
          </table:table-cell>
          <table:table-cell table:style-name="ce6" table:formula="of:=IFERROR(__xludf.dummyfunction(&quot;&quot;&quot;COMPUTED_VALUE&quot;&quot;&quot;);&quot;2019-12-10 14:32:51.0&quot;)" office:value-type="string" office:string-value="2019-12-10 14:32:51.0" calcext:value-type="string">
            <text:p>2019-12-10 14:32:51.0</text:p>
          </table:table-cell>
          <table:table-cell/>
          <table:table-cell table:style-name="ce6" table:formula="of:=COUNTIF([.B101:.B1092];[.G10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01.0</text:p>
          </table:table-cell>
          <table:table-cell table:style-name="ce4" office:value-type="string" calcext:value-type="string">
            <text:p>2019-12-10 14:31:5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01]+1/LOOKUP([.B102];[.$G$2:.$H$452];[.$I$2:.$I$452] )" office:value-type="float" office:value="46.6666666666667" calcext:value-type="float">
            <text:p>46.6666666666667</text:p>
          </table:table-cell>
          <table:table-cell table:style-name="ce6" table:formula="of:=IFERROR(__xludf.dummyfunction(&quot;&quot;&quot;COMPUTED_VALUE&quot;&quot;&quot;);&quot;2019-12-10 14:32:52.0&quot;)" office:value-type="string" office:string-value="2019-12-10 14:32:52.0" calcext:value-type="string">
            <text:p>2019-12-10 14:32:52.0</text:p>
          </table:table-cell>
          <table:table-cell/>
          <table:table-cell table:style-name="ce6" table:formula="of:=COUNTIF([.B102:.B1093];[.G10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02.0</text:p>
          </table:table-cell>
          <table:table-cell table:style-name="ce4" office:value-type="string" calcext:value-type="string">
            <text:p>2019-12-10 14:31:5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02]+1/LOOKUP([.B103];[.$G$2:.$H$452];[.$I$2:.$I$452] )" office:value-type="float" office:value="47.1666666666667" calcext:value-type="float">
            <text:p>47.1666666666667</text:p>
          </table:table-cell>
          <table:table-cell table:style-name="ce6" table:formula="of:=IFERROR(__xludf.dummyfunction(&quot;&quot;&quot;COMPUTED_VALUE&quot;&quot;&quot;);&quot;2019-12-10 14:32:53.0&quot;)" office:value-type="string" office:string-value="2019-12-10 14:32:53.0" calcext:value-type="string">
            <text:p>2019-12-10 14:32:53.0</text:p>
          </table:table-cell>
          <table:table-cell/>
          <table:table-cell table:style-name="ce6" table:formula="of:=COUNTIF([.B103:.B1094];[.G10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03.0</text:p>
          </table:table-cell>
          <table:table-cell table:style-name="ce4" office:value-type="string" calcext:value-type="string">
            <text:p>2019-12-10 14:31:5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03]+1/LOOKUP([.B104];[.$G$2:.$H$452];[.$I$2:.$I$452] )" office:value-type="float" office:value="47.6666666666667" calcext:value-type="float">
            <text:p>47.6666666666667</text:p>
          </table:table-cell>
          <table:table-cell table:style-name="ce6" table:formula="of:=IFERROR(__xludf.dummyfunction(&quot;&quot;&quot;COMPUTED_VALUE&quot;&quot;&quot;);&quot;2019-12-10 14:32:54.0&quot;)" office:value-type="string" office:string-value="2019-12-10 14:32:54.0" calcext:value-type="string">
            <text:p>2019-12-10 14:32:54.0</text:p>
          </table:table-cell>
          <table:table-cell/>
          <table:table-cell table:style-name="ce6" table:formula="of:=COUNTIF([.B104:.B1095];[.G10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04.0</text:p>
          </table:table-cell>
          <table:table-cell table:style-name="ce4" office:value-type="string" calcext:value-type="string">
            <text:p>2019-12-10 14:32:0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04]+1/LOOKUP([.B105];[.$G$2:.$H$452];[.$I$2:.$I$452] )" office:value-type="float" office:value="48" calcext:value-type="float">
            <text:p>48</text:p>
          </table:table-cell>
          <table:table-cell table:style-name="ce6" table:formula="of:=IFERROR(__xludf.dummyfunction(&quot;&quot;&quot;COMPUTED_VALUE&quot;&quot;&quot;);&quot;2019-12-10 14:32:55.0&quot;)" office:value-type="string" office:string-value="2019-12-10 14:32:55.0" calcext:value-type="string">
            <text:p>2019-12-10 14:32:55.0</text:p>
          </table:table-cell>
          <table:table-cell/>
          <table:table-cell table:style-name="ce6" table:formula="of:=COUNTIF([.B105:.B1096];[.G10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05.0</text:p>
          </table:table-cell>
          <table:table-cell table:style-name="ce4" office:value-type="string" calcext:value-type="string">
            <text:p>2019-12-10 14:32:0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05]+1/LOOKUP([.B106];[.$G$2:.$H$452];[.$I$2:.$I$452] )" office:value-type="float" office:value="48.3333333333334" calcext:value-type="float">
            <text:p>48.3333333333334</text:p>
          </table:table-cell>
          <table:table-cell table:style-name="ce6" table:formula="of:=IFERROR(__xludf.dummyfunction(&quot;&quot;&quot;COMPUTED_VALUE&quot;&quot;&quot;);&quot;2019-12-10 14:32:56.0&quot;)" office:value-type="string" office:string-value="2019-12-10 14:32:56.0" calcext:value-type="string">
            <text:p>2019-12-10 14:32:56.0</text:p>
          </table:table-cell>
          <table:table-cell/>
          <table:table-cell table:style-name="ce6" table:formula="of:=COUNTIF([.B106:.B1097];[.G106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06.0</text:p>
          </table:table-cell>
          <table:table-cell table:style-name="ce4" office:value-type="string" calcext:value-type="string">
            <text:p>2019-12-10 14:32:0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06]+1/LOOKUP([.B107];[.$G$2:.$H$452];[.$I$2:.$I$452] )" office:value-type="float" office:value="48.6666666666667" calcext:value-type="float">
            <text:p>48.6666666666667</text:p>
          </table:table-cell>
          <table:table-cell table:style-name="ce6" table:formula="of:=IFERROR(__xludf.dummyfunction(&quot;&quot;&quot;COMPUTED_VALUE&quot;&quot;&quot;);&quot;2019-12-10 14:32:57.0&quot;)" office:value-type="string" office:string-value="2019-12-10 14:32:57.0" calcext:value-type="string">
            <text:p>2019-12-10 14:32:57.0</text:p>
          </table:table-cell>
          <table:table-cell/>
          <table:table-cell table:style-name="ce6" table:formula="of:=COUNTIF([.B107:.B1098];[.G10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07.0</text:p>
          </table:table-cell>
          <table:table-cell table:style-name="ce4" office:value-type="string" calcext:value-type="string">
            <text:p>2019-12-10 14:32:0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07]+1/LOOKUP([.B108];[.$G$2:.$H$452];[.$I$2:.$I$452] )" office:value-type="float" office:value="49.1666666666667" calcext:value-type="float">
            <text:p>49.1666666666667</text:p>
          </table:table-cell>
          <table:table-cell table:style-name="ce6" table:formula="of:=IFERROR(__xludf.dummyfunction(&quot;&quot;&quot;COMPUTED_VALUE&quot;&quot;&quot;);&quot;2019-12-10 14:32:58.0&quot;)" office:value-type="string" office:string-value="2019-12-10 14:32:58.0" calcext:value-type="string">
            <text:p>2019-12-10 14:32:58.0</text:p>
          </table:table-cell>
          <table:table-cell/>
          <table:table-cell table:style-name="ce6" table:formula="of:=COUNTIF([.B108:.B1099];[.G10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08.0</text:p>
          </table:table-cell>
          <table:table-cell table:style-name="ce4" office:value-type="string" calcext:value-type="string">
            <text:p>2019-12-10 14:32:0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08]+1/LOOKUP([.B109];[.$G$2:.$H$452];[.$I$2:.$I$452] )" office:value-type="float" office:value="49.6666666666667" calcext:value-type="float">
            <text:p>49.6666666666667</text:p>
          </table:table-cell>
          <table:table-cell table:style-name="ce6" table:formula="of:=IFERROR(__xludf.dummyfunction(&quot;&quot;&quot;COMPUTED_VALUE&quot;&quot;&quot;);&quot;2019-12-10 14:32:59.0&quot;)" office:value-type="string" office:string-value="2019-12-10 14:32:59.0" calcext:value-type="string">
            <text:p>2019-12-10 14:32:59.0</text:p>
          </table:table-cell>
          <table:table-cell/>
          <table:table-cell table:style-name="ce6" table:formula="of:=COUNTIF([.B109:.B1100];[.G10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09.0</text:p>
          </table:table-cell>
          <table:table-cell table:style-name="ce4" office:value-type="string" calcext:value-type="string">
            <text:p>2019-12-10 14:32:0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09]+1/LOOKUP([.B110];[.$G$2:.$H$452];[.$I$2:.$I$452] )" office:value-type="float" office:value="50.1666666666667" calcext:value-type="float">
            <text:p>50.1666666666667</text:p>
          </table:table-cell>
          <table:table-cell table:style-name="ce6" table:formula="of:=IFERROR(__xludf.dummyfunction(&quot;&quot;&quot;COMPUTED_VALUE&quot;&quot;&quot;);&quot;2019-12-10 14:33:00.0&quot;)" office:value-type="string" office:string-value="2019-12-10 14:33:00.0" calcext:value-type="string">
            <text:p>2019-12-10 14:33:00.0</text:p>
          </table:table-cell>
          <table:table-cell/>
          <table:table-cell table:style-name="ce6" table:formula="of:=COUNTIF([.B110:.B1101];[.G11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10.0</text:p>
          </table:table-cell>
          <table:table-cell table:style-name="ce4" office:value-type="string" calcext:value-type="string">
            <text:p>2019-12-10 14:32:0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10]+1/LOOKUP([.B111];[.$G$2:.$H$452];[.$I$2:.$I$452] )" office:value-type="float" office:value="50.6666666666667" calcext:value-type="float">
            <text:p>50.6666666666667</text:p>
          </table:table-cell>
          <table:table-cell table:style-name="ce6" table:formula="of:=IFERROR(__xludf.dummyfunction(&quot;&quot;&quot;COMPUTED_VALUE&quot;&quot;&quot;);&quot;2019-12-10 14:33:01.0&quot;)" office:value-type="string" office:string-value="2019-12-10 14:33:01.0" calcext:value-type="string">
            <text:p>2019-12-10 14:33:01.0</text:p>
          </table:table-cell>
          <table:table-cell/>
          <table:table-cell table:style-name="ce6" table:formula="of:=COUNTIF([.B111:.B1102];[.G11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11.0</text:p>
          </table:table-cell>
          <table:table-cell table:style-name="ce4" office:value-type="string" calcext:value-type="string">
            <text:p>2019-12-10 14:32:0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11]+1/LOOKUP([.B112];[.$G$2:.$H$452];[.$I$2:.$I$452] )" office:value-type="float" office:value="51.1666666666667" calcext:value-type="float">
            <text:p>51.1666666666667</text:p>
          </table:table-cell>
          <table:table-cell table:style-name="ce6" table:formula="of:=IFERROR(__xludf.dummyfunction(&quot;&quot;&quot;COMPUTED_VALUE&quot;&quot;&quot;);&quot;2019-12-10 14:33:02.0&quot;)" office:value-type="string" office:string-value="2019-12-10 14:33:02.0" calcext:value-type="string">
            <text:p>2019-12-10 14:33:02.0</text:p>
          </table:table-cell>
          <table:table-cell/>
          <table:table-cell table:style-name="ce6" table:formula="of:=COUNTIF([.B112:.B1103];[.G11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12.0</text:p>
          </table:table-cell>
          <table:table-cell table:style-name="ce4" office:value-type="string" calcext:value-type="string">
            <text:p>2019-12-10 14:32:0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12]+1/LOOKUP([.B113];[.$G$2:.$H$452];[.$I$2:.$I$452] )" office:value-type="float" office:value="51.6666666666667" calcext:value-type="float">
            <text:p>51.6666666666667</text:p>
          </table:table-cell>
          <table:table-cell table:style-name="ce6" table:formula="of:=IFERROR(__xludf.dummyfunction(&quot;&quot;&quot;COMPUTED_VALUE&quot;&quot;&quot;);&quot;2019-12-10 14:33:03.0&quot;)" office:value-type="string" office:string-value="2019-12-10 14:33:03.0" calcext:value-type="string">
            <text:p>2019-12-10 14:33:03.0</text:p>
          </table:table-cell>
          <table:table-cell/>
          <table:table-cell table:style-name="ce6" table:formula="of:=COUNTIF([.B113:.B1104];[.G11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13.0</text:p>
          </table:table-cell>
          <table:table-cell table:style-name="ce4" office:value-type="string" calcext:value-type="string">
            <text:p>2019-12-10 14:32:0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13]+1/LOOKUP([.B114];[.$G$2:.$H$452];[.$I$2:.$I$452] )" office:value-type="float" office:value="52.1666666666667" calcext:value-type="float">
            <text:p>52.1666666666667</text:p>
          </table:table-cell>
          <table:table-cell table:style-name="ce6" table:formula="of:=IFERROR(__xludf.dummyfunction(&quot;&quot;&quot;COMPUTED_VALUE&quot;&quot;&quot;);&quot;2019-12-10 14:33:04.0&quot;)" office:value-type="string" office:string-value="2019-12-10 14:33:04.0" calcext:value-type="string">
            <text:p>2019-12-10 14:33:04.0</text:p>
          </table:table-cell>
          <table:table-cell/>
          <table:table-cell table:style-name="ce6" table:formula="of:=COUNTIF([.B114:.B1105];[.G11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14.0</text:p>
          </table:table-cell>
          <table:table-cell table:style-name="ce4" office:value-type="string" calcext:value-type="string">
            <text:p>2019-12-10 14:32:0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14]+1/LOOKUP([.B115];[.$G$2:.$H$452];[.$I$2:.$I$452] )" office:value-type="float" office:value="52.6666666666667" calcext:value-type="float">
            <text:p>52.6666666666667</text:p>
          </table:table-cell>
          <table:table-cell table:style-name="ce6" table:formula="of:=IFERROR(__xludf.dummyfunction(&quot;&quot;&quot;COMPUTED_VALUE&quot;&quot;&quot;);&quot;2019-12-10 14:33:05.0&quot;)" office:value-type="string" office:string-value="2019-12-10 14:33:05.0" calcext:value-type="string">
            <text:p>2019-12-10 14:33:05.0</text:p>
          </table:table-cell>
          <table:table-cell/>
          <table:table-cell table:style-name="ce6" table:formula="of:=COUNTIF([.B115:.B1106];[.G11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15.0</text:p>
          </table:table-cell>
          <table:table-cell table:style-name="ce4" office:value-type="string" calcext:value-type="string">
            <text:p>2019-12-10 14:32:05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15]+1/LOOKUP([.B116];[.$G$2:.$H$452];[.$I$2:.$I$452] )" office:value-type="float" office:value="53" calcext:value-type="float">
            <text:p>53</text:p>
          </table:table-cell>
          <table:table-cell table:style-name="ce6" table:formula="of:=IFERROR(__xludf.dummyfunction(&quot;&quot;&quot;COMPUTED_VALUE&quot;&quot;&quot;);&quot;2019-12-10 14:33:06.0&quot;)" office:value-type="string" office:string-value="2019-12-10 14:33:06.0" calcext:value-type="string">
            <text:p>2019-12-10 14:33:06.0</text:p>
          </table:table-cell>
          <table:table-cell/>
          <table:table-cell table:style-name="ce6" table:formula="of:=COUNTIF([.B116:.B1107];[.G11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16.0</text:p>
          </table:table-cell>
          <table:table-cell table:style-name="ce4" office:value-type="string" calcext:value-type="string">
            <text:p>2019-12-10 14:32:05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16]+1/LOOKUP([.B117];[.$G$2:.$H$452];[.$I$2:.$I$452] )" office:value-type="float" office:value="53.3333333333334" calcext:value-type="float">
            <text:p>53.3333333333334</text:p>
          </table:table-cell>
          <table:table-cell table:style-name="ce6" table:formula="of:=IFERROR(__xludf.dummyfunction(&quot;&quot;&quot;COMPUTED_VALUE&quot;&quot;&quot;);&quot;2019-12-10 14:33:07.0&quot;)" office:value-type="string" office:string-value="2019-12-10 14:33:07.0" calcext:value-type="string">
            <text:p>2019-12-10 14:33:07.0</text:p>
          </table:table-cell>
          <table:table-cell/>
          <table:table-cell table:style-name="ce6" table:formula="of:=COUNTIF([.B117:.B1108];[.G11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17.0</text:p>
          </table:table-cell>
          <table:table-cell table:style-name="ce4" office:value-type="string" calcext:value-type="string">
            <text:p>2019-12-10 14:32:05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17]+1/LOOKUP([.B118];[.$G$2:.$H$452];[.$I$2:.$I$452] )" office:value-type="float" office:value="53.6666666666667" calcext:value-type="float">
            <text:p>53.6666666666667</text:p>
          </table:table-cell>
          <table:table-cell table:style-name="ce6" table:formula="of:=IFERROR(__xludf.dummyfunction(&quot;&quot;&quot;COMPUTED_VALUE&quot;&quot;&quot;);&quot;2019-12-10 14:33:08.0&quot;)" office:value-type="string" office:string-value="2019-12-10 14:33:08.0" calcext:value-type="string">
            <text:p>2019-12-10 14:33:08.0</text:p>
          </table:table-cell>
          <table:table-cell/>
          <table:table-cell table:style-name="ce6" table:formula="of:=COUNTIF([.B118:.B1109];[.G118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18.0</text:p>
          </table:table-cell>
          <table:table-cell table:style-name="ce4" office:value-type="string" calcext:value-type="string">
            <text:p>2019-12-10 14:32:0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18]+1/LOOKUP([.B119];[.$G$2:.$H$452];[.$I$2:.$I$452] )" office:value-type="float" office:value="54.1666666666667" calcext:value-type="float">
            <text:p>54.1666666666667</text:p>
          </table:table-cell>
          <table:table-cell table:style-name="ce6" table:formula="of:=IFERROR(__xludf.dummyfunction(&quot;&quot;&quot;COMPUTED_VALUE&quot;&quot;&quot;);&quot;2019-12-10 14:33:09.0&quot;)" office:value-type="string" office:string-value="2019-12-10 14:33:09.0" calcext:value-type="string">
            <text:p>2019-12-10 14:33:09.0</text:p>
          </table:table-cell>
          <table:table-cell/>
          <table:table-cell table:style-name="ce6" table:formula="of:=COUNTIF([.B119:.B1110];[.G11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19.0</text:p>
          </table:table-cell>
          <table:table-cell table:style-name="ce4" office:value-type="string" calcext:value-type="string">
            <text:p>2019-12-10 14:32:0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19]+1/LOOKUP([.B120];[.$G$2:.$H$452];[.$I$2:.$I$452] )" office:value-type="float" office:value="54.6666666666667" calcext:value-type="float">
            <text:p>54.6666666666667</text:p>
          </table:table-cell>
          <table:table-cell table:style-name="ce6" table:formula="of:=IFERROR(__xludf.dummyfunction(&quot;&quot;&quot;COMPUTED_VALUE&quot;&quot;&quot;);&quot;2019-12-10 14:33:10.0&quot;)" office:value-type="string" office:string-value="2019-12-10 14:33:10.0" calcext:value-type="string">
            <text:p>2019-12-10 14:33:10.0</text:p>
          </table:table-cell>
          <table:table-cell/>
          <table:table-cell table:style-name="ce6" table:formula="of:=COUNTIF([.B120:.B1111];[.G12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20.0</text:p>
          </table:table-cell>
          <table:table-cell table:style-name="ce4" office:value-type="string" calcext:value-type="string">
            <text:p>2019-12-10 14:32:0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20]+1/LOOKUP([.B121];[.$G$2:.$H$452];[.$I$2:.$I$452] )" office:value-type="float" office:value="55.1666666666667" calcext:value-type="float">
            <text:p>55.1666666666667</text:p>
          </table:table-cell>
          <table:table-cell table:style-name="ce6" table:formula="of:=IFERROR(__xludf.dummyfunction(&quot;&quot;&quot;COMPUTED_VALUE&quot;&quot;&quot;);&quot;2019-12-10 14:33:11.0&quot;)" office:value-type="string" office:string-value="2019-12-10 14:33:11.0" calcext:value-type="string">
            <text:p>2019-12-10 14:33:11.0</text:p>
          </table:table-cell>
          <table:table-cell/>
          <table:table-cell table:style-name="ce6" table:formula="of:=COUNTIF([.B121:.B1112];[.G121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21.0</text:p>
          </table:table-cell>
          <table:table-cell table:style-name="ce4" office:value-type="string" calcext:value-type="string">
            <text:p>2019-12-10 14:32:0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21]+1/LOOKUP([.B122];[.$G$2:.$H$452];[.$I$2:.$I$452] )" office:value-type="float" office:value="55.6666666666667" calcext:value-type="float">
            <text:p>55.6666666666667</text:p>
          </table:table-cell>
          <table:table-cell table:style-name="ce6" table:formula="of:=IFERROR(__xludf.dummyfunction(&quot;&quot;&quot;COMPUTED_VALUE&quot;&quot;&quot;);&quot;2019-12-10 14:33:12.0&quot;)" office:value-type="string" office:string-value="2019-12-10 14:33:12.0" calcext:value-type="string">
            <text:p>2019-12-10 14:33:12.0</text:p>
          </table:table-cell>
          <table:table-cell/>
          <table:table-cell table:style-name="ce6" table:formula="of:=COUNTIF([.B122:.B1113];[.G122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22.0</text:p>
          </table:table-cell>
          <table:table-cell table:style-name="ce4" office:value-type="string" calcext:value-type="string">
            <text:p>2019-12-10 14:32:0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22]+1/LOOKUP([.B123];[.$G$2:.$H$452];[.$I$2:.$I$452] )" office:value-type="float" office:value="56" calcext:value-type="float">
            <text:p>56</text:p>
          </table:table-cell>
          <table:table-cell table:style-name="ce6" table:formula="of:=IFERROR(__xludf.dummyfunction(&quot;&quot;&quot;COMPUTED_VALUE&quot;&quot;&quot;);&quot;2019-12-10 14:33:13.0&quot;)" office:value-type="string" office:string-value="2019-12-10 14:33:13.0" calcext:value-type="string">
            <text:p>2019-12-10 14:33:13.0</text:p>
          </table:table-cell>
          <table:table-cell/>
          <table:table-cell table:style-name="ce6" table:formula="of:=COUNTIF([.B123:.B1114];[.G12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23.0</text:p>
          </table:table-cell>
          <table:table-cell table:style-name="ce4" office:value-type="string" calcext:value-type="string">
            <text:p>2019-12-10 14:32:0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23]+1/LOOKUP([.B124];[.$G$2:.$H$452];[.$I$2:.$I$452] )" office:value-type="float" office:value="56.3333333333334" calcext:value-type="float">
            <text:p>56.3333333333334</text:p>
          </table:table-cell>
          <table:table-cell table:style-name="ce6" table:formula="of:=IFERROR(__xludf.dummyfunction(&quot;&quot;&quot;COMPUTED_VALUE&quot;&quot;&quot;);&quot;2019-12-10 14:33:14.0&quot;)" office:value-type="string" office:string-value="2019-12-10 14:33:14.0" calcext:value-type="string">
            <text:p>2019-12-10 14:33:14.0</text:p>
          </table:table-cell>
          <table:table-cell/>
          <table:table-cell table:style-name="ce6" table:formula="of:=COUNTIF([.B124:.B1115];[.G12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24.0</text:p>
          </table:table-cell>
          <table:table-cell table:style-name="ce4" office:value-type="string" calcext:value-type="string">
            <text:p>2019-12-10 14:32:0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24]+1/LOOKUP([.B125];[.$G$2:.$H$452];[.$I$2:.$I$452] )" office:value-type="float" office:value="56.6666666666667" calcext:value-type="float">
            <text:p>56.6666666666667</text:p>
          </table:table-cell>
          <table:table-cell table:style-name="ce6" table:formula="of:=IFERROR(__xludf.dummyfunction(&quot;&quot;&quot;COMPUTED_VALUE&quot;&quot;&quot;);&quot;2019-12-10 14:33:15.0&quot;)" office:value-type="string" office:string-value="2019-12-10 14:33:15.0" calcext:value-type="string">
            <text:p>2019-12-10 14:33:15.0</text:p>
          </table:table-cell>
          <table:table-cell/>
          <table:table-cell table:style-name="ce6" table:formula="of:=COUNTIF([.B125:.B1116];[.G125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25.0</text:p>
          </table:table-cell>
          <table:table-cell table:style-name="ce4" office:value-type="string" calcext:value-type="string">
            <text:p>2019-12-10 14:32:0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25]+1/LOOKUP([.B126];[.$G$2:.$H$452];[.$I$2:.$I$452] )" office:value-type="float" office:value="57.1666666666667" calcext:value-type="float">
            <text:p>57.1666666666667</text:p>
          </table:table-cell>
          <table:table-cell table:style-name="ce6" table:formula="of:=IFERROR(__xludf.dummyfunction(&quot;&quot;&quot;COMPUTED_VALUE&quot;&quot;&quot;);&quot;2019-12-10 14:33:16.0&quot;)" office:value-type="string" office:string-value="2019-12-10 14:33:16.0" calcext:value-type="string">
            <text:p>2019-12-10 14:33:16.0</text:p>
          </table:table-cell>
          <table:table-cell/>
          <table:table-cell table:style-name="ce6" table:formula="of:=COUNTIF([.B126:.B1117];[.G12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26.0</text:p>
          </table:table-cell>
          <table:table-cell table:style-name="ce4" office:value-type="string" calcext:value-type="string">
            <text:p>2019-12-10 14:32:0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26]+1/LOOKUP([.B127];[.$G$2:.$H$452];[.$I$2:.$I$452] )" office:value-type="float" office:value="57.6666666666667" calcext:value-type="float">
            <text:p>57.6666666666667</text:p>
          </table:table-cell>
          <table:table-cell table:style-name="ce6" table:formula="of:=IFERROR(__xludf.dummyfunction(&quot;&quot;&quot;COMPUTED_VALUE&quot;&quot;&quot;);&quot;2019-12-10 14:33:17.0&quot;)" office:value-type="string" office:string-value="2019-12-10 14:33:17.0" calcext:value-type="string">
            <text:p>2019-12-10 14:33:17.0</text:p>
          </table:table-cell>
          <table:table-cell/>
          <table:table-cell table:style-name="ce6" table:formula="of:=COUNTIF([.B127:.B1118];[.G12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27.0</text:p>
          </table:table-cell>
          <table:table-cell table:style-name="ce4" office:value-type="string" calcext:value-type="string">
            <text:p>2019-12-10 14:32:1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27]+1/LOOKUP([.B128];[.$G$2:.$H$452];[.$I$2:.$I$452] )" office:value-type="float" office:value="58.1666666666667" calcext:value-type="float">
            <text:p>58.1666666666667</text:p>
          </table:table-cell>
          <table:table-cell table:style-name="ce6" table:formula="of:=IFERROR(__xludf.dummyfunction(&quot;&quot;&quot;COMPUTED_VALUE&quot;&quot;&quot;);&quot;2019-12-10 14:33:18.0&quot;)" office:value-type="string" office:string-value="2019-12-10 14:33:18.0" calcext:value-type="string">
            <text:p>2019-12-10 14:33:18.0</text:p>
          </table:table-cell>
          <table:table-cell/>
          <table:table-cell table:style-name="ce6" table:formula="of:=COUNTIF([.B128:.B1119];[.G12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28.0</text:p>
          </table:table-cell>
          <table:table-cell table:style-name="ce4" office:value-type="string" calcext:value-type="string">
            <text:p>2019-12-10 14:32:1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28]+1/LOOKUP([.B129];[.$G$2:.$H$452];[.$I$2:.$I$452] )" office:value-type="float" office:value="58.6666666666667" calcext:value-type="float">
            <text:p>58.6666666666667</text:p>
          </table:table-cell>
          <table:table-cell table:style-name="ce6" table:formula="of:=IFERROR(__xludf.dummyfunction(&quot;&quot;&quot;COMPUTED_VALUE&quot;&quot;&quot;);&quot;2019-12-10 14:33:19.0&quot;)" office:value-type="string" office:string-value="2019-12-10 14:33:19.0" calcext:value-type="string">
            <text:p>2019-12-10 14:33:19.0</text:p>
          </table:table-cell>
          <table:table-cell/>
          <table:table-cell table:style-name="ce6" table:formula="of:=COUNTIF([.B129:.B1120];[.G129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29.0</text:p>
          </table:table-cell>
          <table:table-cell table:style-name="ce4" office:value-type="string" calcext:value-type="string">
            <text:p>2019-12-10 14:32:1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29]+1/LOOKUP([.B130];[.$G$2:.$H$452];[.$I$2:.$I$452] )" office:value-type="float" office:value="59.1666666666667" calcext:value-type="float">
            <text:p>59.1666666666667</text:p>
          </table:table-cell>
          <table:table-cell table:style-name="ce6" table:formula="of:=IFERROR(__xludf.dummyfunction(&quot;&quot;&quot;COMPUTED_VALUE&quot;&quot;&quot;);&quot;2019-12-10 14:33:20.0&quot;)" office:value-type="string" office:string-value="2019-12-10 14:33:20.0" calcext:value-type="string">
            <text:p>2019-12-10 14:33:20.0</text:p>
          </table:table-cell>
          <table:table-cell/>
          <table:table-cell table:style-name="ce6" table:formula="of:=COUNTIF([.B130:.B1121];[.G13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30.0</text:p>
          </table:table-cell>
          <table:table-cell table:style-name="ce4" office:value-type="string" calcext:value-type="string">
            <text:p>2019-12-10 14:32:1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30]+1/LOOKUP([.B131];[.$G$2:.$H$452];[.$I$2:.$I$452] )" office:value-type="float" office:value="59.6666666666667" calcext:value-type="float">
            <text:p>59.6666666666667</text:p>
          </table:table-cell>
          <table:table-cell table:style-name="ce6" table:formula="of:=IFERROR(__xludf.dummyfunction(&quot;&quot;&quot;COMPUTED_VALUE&quot;&quot;&quot;);&quot;2019-12-10 14:33:21.0&quot;)" office:value-type="string" office:string-value="2019-12-10 14:33:21.0" calcext:value-type="string">
            <text:p>2019-12-10 14:33:21.0</text:p>
          </table:table-cell>
          <table:table-cell/>
          <table:table-cell table:style-name="ce6" table:formula="of:=COUNTIF([.B131:.B1122];[.G131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31.0</text:p>
          </table:table-cell>
          <table:table-cell table:style-name="ce4" office:value-type="string" calcext:value-type="string">
            <text:p>2019-12-10 14:32:1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31]+1/LOOKUP([.B132];[.$G$2:.$H$452];[.$I$2:.$I$452] )" office:value-type="float" office:value="60.1666666666667" calcext:value-type="float">
            <text:p>60.1666666666667</text:p>
          </table:table-cell>
          <table:table-cell table:style-name="ce6" table:formula="of:=IFERROR(__xludf.dummyfunction(&quot;&quot;&quot;COMPUTED_VALUE&quot;&quot;&quot;);&quot;2019-12-10 14:33:22.0&quot;)" office:value-type="string" office:string-value="2019-12-10 14:33:22.0" calcext:value-type="string">
            <text:p>2019-12-10 14:33:22.0</text:p>
          </table:table-cell>
          <table:table-cell/>
          <table:table-cell table:style-name="ce6" table:formula="of:=COUNTIF([.B132:.B1123];[.G13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32.0</text:p>
          </table:table-cell>
          <table:table-cell table:style-name="ce4" office:value-type="string" calcext:value-type="string">
            <text:p>2019-12-10 14:32:1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32]+1/LOOKUP([.B133];[.$G$2:.$H$452];[.$I$2:.$I$452] )" office:value-type="float" office:value="60.6666666666667" calcext:value-type="float">
            <text:p>60.6666666666667</text:p>
          </table:table-cell>
          <table:table-cell table:style-name="ce6" table:formula="of:=IFERROR(__xludf.dummyfunction(&quot;&quot;&quot;COMPUTED_VALUE&quot;&quot;&quot;);&quot;2019-12-10 14:33:23.0&quot;)" office:value-type="string" office:string-value="2019-12-10 14:33:23.0" calcext:value-type="string">
            <text:p>2019-12-10 14:33:23.0</text:p>
          </table:table-cell>
          <table:table-cell/>
          <table:table-cell table:style-name="ce6" table:formula="of:=COUNTIF([.B133:.B1124];[.G13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33.0</text:p>
          </table:table-cell>
          <table:table-cell table:style-name="ce4" office:value-type="string" calcext:value-type="string">
            <text:p>2019-12-10 14:32:1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33]+1/LOOKUP([.B134];[.$G$2:.$H$452];[.$I$2:.$I$452] )" office:value-type="float" office:value="61.1666666666667" calcext:value-type="float">
            <text:p>61.1666666666667</text:p>
          </table:table-cell>
          <table:table-cell table:style-name="ce6" table:formula="of:=IFERROR(__xludf.dummyfunction(&quot;&quot;&quot;COMPUTED_VALUE&quot;&quot;&quot;);&quot;2019-12-10 14:33:24.0&quot;)" office:value-type="string" office:string-value="2019-12-10 14:33:24.0" calcext:value-type="string">
            <text:p>2019-12-10 14:33:24.0</text:p>
          </table:table-cell>
          <table:table-cell/>
          <table:table-cell table:style-name="ce6" table:formula="of:=COUNTIF([.B134:.B1125];[.G13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34.0</text:p>
          </table:table-cell>
          <table:table-cell table:style-name="ce4" office:value-type="string" calcext:value-type="string">
            <text:p>2019-12-10 14:32:1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34]+1/LOOKUP([.B135];[.$G$2:.$H$452];[.$I$2:.$I$452] )" office:value-type="float" office:value="61.6666666666667" calcext:value-type="float">
            <text:p>61.6666666666667</text:p>
          </table:table-cell>
          <table:table-cell table:style-name="ce6" table:formula="of:=IFERROR(__xludf.dummyfunction(&quot;&quot;&quot;COMPUTED_VALUE&quot;&quot;&quot;);&quot;2019-12-10 14:33:25.0&quot;)" office:value-type="string" office:string-value="2019-12-10 14:33:25.0" calcext:value-type="string">
            <text:p>2019-12-10 14:33:25.0</text:p>
          </table:table-cell>
          <table:table-cell/>
          <table:table-cell table:style-name="ce6" table:formula="of:=COUNTIF([.B135:.B1126];[.G13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35.0</text:p>
          </table:table-cell>
          <table:table-cell table:style-name="ce4" office:value-type="string" calcext:value-type="string">
            <text:p>2019-12-10 14:32:1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35]+1/LOOKUP([.B136];[.$G$2:.$H$452];[.$I$2:.$I$452] )" office:value-type="float" office:value="62" calcext:value-type="float">
            <text:p>62</text:p>
          </table:table-cell>
          <table:table-cell table:style-name="ce6" table:formula="of:=IFERROR(__xludf.dummyfunction(&quot;&quot;&quot;COMPUTED_VALUE&quot;&quot;&quot;);&quot;2019-12-10 14:33:26.0&quot;)" office:value-type="string" office:string-value="2019-12-10 14:33:26.0" calcext:value-type="string">
            <text:p>2019-12-10 14:33:26.0</text:p>
          </table:table-cell>
          <table:table-cell/>
          <table:table-cell table:style-name="ce6" table:formula="of:=COUNTIF([.B136:.B1127];[.G136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36.0</text:p>
          </table:table-cell>
          <table:table-cell table:style-name="ce4" office:value-type="string" calcext:value-type="string">
            <text:p>2019-12-10 14:32:1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36]+1/LOOKUP([.B137];[.$G$2:.$H$452];[.$I$2:.$I$452] )" office:value-type="float" office:value="62.3333333333334" calcext:value-type="float">
            <text:p>62.3333333333334</text:p>
          </table:table-cell>
          <table:table-cell table:style-name="ce6" table:formula="of:=IFERROR(__xludf.dummyfunction(&quot;&quot;&quot;COMPUTED_VALUE&quot;&quot;&quot;);&quot;2019-12-10 14:33:27.0&quot;)" office:value-type="string" office:string-value="2019-12-10 14:33:27.0" calcext:value-type="string">
            <text:p>2019-12-10 14:33:27.0</text:p>
          </table:table-cell>
          <table:table-cell/>
          <table:table-cell table:style-name="ce6" table:formula="of:=COUNTIF([.B137:.B1128];[.G13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37.0</text:p>
          </table:table-cell>
          <table:table-cell table:style-name="ce4" office:value-type="string" calcext:value-type="string">
            <text:p>2019-12-10 14:32:1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37]+1/LOOKUP([.B138];[.$G$2:.$H$452];[.$I$2:.$I$452] )" office:value-type="float" office:value="62.6666666666667" calcext:value-type="float">
            <text:p>62.6666666666667</text:p>
          </table:table-cell>
          <table:table-cell table:style-name="ce6" table:formula="of:=IFERROR(__xludf.dummyfunction(&quot;&quot;&quot;COMPUTED_VALUE&quot;&quot;&quot;);&quot;2019-12-10 14:33:28.0&quot;)" office:value-type="string" office:string-value="2019-12-10 14:33:28.0" calcext:value-type="string">
            <text:p>2019-12-10 14:33:28.0</text:p>
          </table:table-cell>
          <table:table-cell/>
          <table:table-cell table:style-name="ce6" table:formula="of:=COUNTIF([.B138:.B1129];[.G13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38.0</text:p>
          </table:table-cell>
          <table:table-cell table:style-name="ce4" office:value-type="string" calcext:value-type="string">
            <text:p>2019-12-10 14:32:15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38]+1/LOOKUP([.B139];[.$G$2:.$H$452];[.$I$2:.$I$452] )" office:value-type="float" office:value="63.1666666666667" calcext:value-type="float">
            <text:p>63.1666666666667</text:p>
          </table:table-cell>
          <table:table-cell table:style-name="ce6" table:formula="of:=IFERROR(__xludf.dummyfunction(&quot;&quot;&quot;COMPUTED_VALUE&quot;&quot;&quot;);&quot;2019-12-10 14:33:29.0&quot;)" office:value-type="string" office:string-value="2019-12-10 14:33:29.0" calcext:value-type="string">
            <text:p>2019-12-10 14:33:29.0</text:p>
          </table:table-cell>
          <table:table-cell/>
          <table:table-cell table:style-name="ce6" table:formula="of:=COUNTIF([.B139:.B1130];[.G13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39.0</text:p>
          </table:table-cell>
          <table:table-cell table:style-name="ce4" office:value-type="string" calcext:value-type="string">
            <text:p>2019-12-10 14:32:15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39]+1/LOOKUP([.B140];[.$G$2:.$H$452];[.$I$2:.$I$452] )" office:value-type="float" office:value="63.6666666666667" calcext:value-type="float">
            <text:p>63.6666666666667</text:p>
          </table:table-cell>
          <table:table-cell table:style-name="ce6" table:formula="of:=IFERROR(__xludf.dummyfunction(&quot;&quot;&quot;COMPUTED_VALUE&quot;&quot;&quot;);&quot;2019-12-10 14:33:30.0&quot;)" office:value-type="string" office:string-value="2019-12-10 14:33:30.0" calcext:value-type="string">
            <text:p>2019-12-10 14:33:30.0</text:p>
          </table:table-cell>
          <table:table-cell/>
          <table:table-cell table:style-name="ce6" table:formula="of:=COUNTIF([.B140:.B1131];[.G14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40.0</text:p>
          </table:table-cell>
          <table:table-cell table:style-name="ce4" office:value-type="string" calcext:value-type="string">
            <text:p>2019-12-10 14:32:1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40]+1/LOOKUP([.B141];[.$G$2:.$H$452];[.$I$2:.$I$452] )" office:value-type="float" office:value="64.1666666666667" calcext:value-type="float">
            <text:p>64.1666666666667</text:p>
          </table:table-cell>
          <table:table-cell table:style-name="ce6" table:formula="of:=IFERROR(__xludf.dummyfunction(&quot;&quot;&quot;COMPUTED_VALUE&quot;&quot;&quot;);&quot;2019-12-10 14:33:31.0&quot;)" office:value-type="string" office:string-value="2019-12-10 14:33:31.0" calcext:value-type="string">
            <text:p>2019-12-10 14:33:31.0</text:p>
          </table:table-cell>
          <table:table-cell/>
          <table:table-cell table:style-name="ce6" table:formula="of:=COUNTIF([.B141:.B1132];[.G14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41.0</text:p>
          </table:table-cell>
          <table:table-cell table:style-name="ce4" office:value-type="string" calcext:value-type="string">
            <text:p>2019-12-10 14:32:1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41]+1/LOOKUP([.B142];[.$G$2:.$H$452];[.$I$2:.$I$452] )" office:value-type="float" office:value="64.6666666666667" calcext:value-type="float">
            <text:p>64.6666666666667</text:p>
          </table:table-cell>
          <table:table-cell table:style-name="ce6" table:formula="of:=IFERROR(__xludf.dummyfunction(&quot;&quot;&quot;COMPUTED_VALUE&quot;&quot;&quot;);&quot;2019-12-10 14:33:32.0&quot;)" office:value-type="string" office:string-value="2019-12-10 14:33:32.0" calcext:value-type="string">
            <text:p>2019-12-10 14:33:32.0</text:p>
          </table:table-cell>
          <table:table-cell/>
          <table:table-cell table:style-name="ce6" table:formula="of:=COUNTIF([.B142:.B1133];[.G142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42.0</text:p>
          </table:table-cell>
          <table:table-cell table:style-name="ce4" office:value-type="string" calcext:value-type="string">
            <text:p>2019-12-10 14:32:1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42]+1/LOOKUP([.B143];[.$G$2:.$H$452];[.$I$2:.$I$452] )" office:value-type="float" office:value="65.1666666666667" calcext:value-type="float">
            <text:p>65.1666666666667</text:p>
          </table:table-cell>
          <table:table-cell table:style-name="ce6" table:formula="of:=IFERROR(__xludf.dummyfunction(&quot;&quot;&quot;COMPUTED_VALUE&quot;&quot;&quot;);&quot;2019-12-10 14:33:33.0&quot;)" office:value-type="string" office:string-value="2019-12-10 14:33:33.0" calcext:value-type="string">
            <text:p>2019-12-10 14:33:33.0</text:p>
          </table:table-cell>
          <table:table-cell/>
          <table:table-cell table:style-name="ce6" table:formula="of:=COUNTIF([.B143:.B1134];[.G14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43.0</text:p>
          </table:table-cell>
          <table:table-cell table:style-name="ce4" office:value-type="string" calcext:value-type="string">
            <text:p>2019-12-10 14:32:1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43]+1/LOOKUP([.B144];[.$G$2:.$H$452];[.$I$2:.$I$452] )" office:value-type="float" office:value="65.6666666666667" calcext:value-type="float">
            <text:p>65.6666666666667</text:p>
          </table:table-cell>
          <table:table-cell table:style-name="ce6" table:formula="of:=IFERROR(__xludf.dummyfunction(&quot;&quot;&quot;COMPUTED_VALUE&quot;&quot;&quot;);&quot;2019-12-10 14:33:34.0&quot;)" office:value-type="string" office:string-value="2019-12-10 14:33:34.0" calcext:value-type="string">
            <text:p>2019-12-10 14:33:34.0</text:p>
          </table:table-cell>
          <table:table-cell/>
          <table:table-cell table:style-name="ce6" table:formula="of:=COUNTIF([.B144:.B1135];[.G14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44.0</text:p>
          </table:table-cell>
          <table:table-cell table:style-name="ce4" office:value-type="string" calcext:value-type="string">
            <text:p>2019-12-10 14:32:1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44]+1/LOOKUP([.B145];[.$G$2:.$H$452];[.$I$2:.$I$452] )" office:value-type="float" office:value="66.1666666666667" calcext:value-type="float">
            <text:p>66.1666666666667</text:p>
          </table:table-cell>
          <table:table-cell table:style-name="ce6" table:formula="of:=IFERROR(__xludf.dummyfunction(&quot;&quot;&quot;COMPUTED_VALUE&quot;&quot;&quot;);&quot;2019-12-10 14:33:35.0&quot;)" office:value-type="string" office:string-value="2019-12-10 14:33:35.0" calcext:value-type="string">
            <text:p>2019-12-10 14:33:35.0</text:p>
          </table:table-cell>
          <table:table-cell/>
          <table:table-cell table:style-name="ce6" table:formula="of:=COUNTIF([.B145:.B1136];[.G14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45.0</text:p>
          </table:table-cell>
          <table:table-cell table:style-name="ce4" office:value-type="string" calcext:value-type="string">
            <text:p>2019-12-10 14:32:1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45]+1/LOOKUP([.B146];[.$G$2:.$H$452];[.$I$2:.$I$452] )" office:value-type="float" office:value="66.6666666666667" calcext:value-type="float">
            <text:p>66.6666666666667</text:p>
          </table:table-cell>
          <table:table-cell table:style-name="ce6" table:formula="of:=IFERROR(__xludf.dummyfunction(&quot;&quot;&quot;COMPUTED_VALUE&quot;&quot;&quot;);&quot;2019-12-10 14:33:36.0&quot;)" office:value-type="string" office:string-value="2019-12-10 14:33:36.0" calcext:value-type="string">
            <text:p>2019-12-10 14:33:36.0</text:p>
          </table:table-cell>
          <table:table-cell/>
          <table:table-cell table:style-name="ce6" table:formula="of:=COUNTIF([.B146:.B1137];[.G14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46.0</text:p>
          </table:table-cell>
          <table:table-cell table:style-name="ce4" office:value-type="string" calcext:value-type="string">
            <text:p>2019-12-10 14:32:1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46]+1/LOOKUP([.B147];[.$G$2:.$H$452];[.$I$2:.$I$452] )" office:value-type="float" office:value="67" calcext:value-type="float">
            <text:p>67</text:p>
          </table:table-cell>
          <table:table-cell table:style-name="ce6" table:formula="of:=IFERROR(__xludf.dummyfunction(&quot;&quot;&quot;COMPUTED_VALUE&quot;&quot;&quot;);&quot;2019-12-10 14:33:37.0&quot;)" office:value-type="string" office:string-value="2019-12-10 14:33:37.0" calcext:value-type="string">
            <text:p>2019-12-10 14:33:37.0</text:p>
          </table:table-cell>
          <table:table-cell/>
          <table:table-cell table:style-name="ce6" table:formula="of:=COUNTIF([.B147:.B1138];[.G147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47.0</text:p>
          </table:table-cell>
          <table:table-cell table:style-name="ce4" office:value-type="string" calcext:value-type="string">
            <text:p>2019-12-10 14:32:1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47]+1/LOOKUP([.B148];[.$G$2:.$H$452];[.$I$2:.$I$452] )" office:value-type="float" office:value="67.3333333333334" calcext:value-type="float">
            <text:p>67.3333333333334</text:p>
          </table:table-cell>
          <table:table-cell table:style-name="ce6" table:formula="of:=IFERROR(__xludf.dummyfunction(&quot;&quot;&quot;COMPUTED_VALUE&quot;&quot;&quot;);&quot;2019-12-10 14:33:38.0&quot;)" office:value-type="string" office:string-value="2019-12-10 14:33:38.0" calcext:value-type="string">
            <text:p>2019-12-10 14:33:38.0</text:p>
          </table:table-cell>
          <table:table-cell/>
          <table:table-cell table:style-name="ce6" table:formula="of:=COUNTIF([.B148:.B1139];[.G14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48.0</text:p>
          </table:table-cell>
          <table:table-cell table:style-name="ce4" office:value-type="string" calcext:value-type="string">
            <text:p>2019-12-10 14:32:1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48]+1/LOOKUP([.B149];[.$G$2:.$H$452];[.$I$2:.$I$452] )" office:value-type="float" office:value="67.6666666666667" calcext:value-type="float">
            <text:p>67.6666666666667</text:p>
          </table:table-cell>
          <table:table-cell table:style-name="ce6" table:formula="of:=IFERROR(__xludf.dummyfunction(&quot;&quot;&quot;COMPUTED_VALUE&quot;&quot;&quot;);&quot;2019-12-10 14:33:39.0&quot;)" office:value-type="string" office:string-value="2019-12-10 14:33:39.0" calcext:value-type="string">
            <text:p>2019-12-10 14:33:39.0</text:p>
          </table:table-cell>
          <table:table-cell/>
          <table:table-cell table:style-name="ce6" table:formula="of:=COUNTIF([.B149:.B1140];[.G14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49.0</text:p>
          </table:table-cell>
          <table:table-cell table:style-name="ce4" office:value-type="string" calcext:value-type="string">
            <text:p>2019-12-10 14:32:2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49]+1/LOOKUP([.B150];[.$G$2:.$H$452];[.$I$2:.$I$452] )" office:value-type="float" office:value="68.1666666666667" calcext:value-type="float">
            <text:p>68.1666666666667</text:p>
          </table:table-cell>
          <table:table-cell table:style-name="ce6" table:formula="of:=IFERROR(__xludf.dummyfunction(&quot;&quot;&quot;COMPUTED_VALUE&quot;&quot;&quot;);&quot;2019-12-10 14:33:40.0&quot;)" office:value-type="string" office:string-value="2019-12-10 14:33:40.0" calcext:value-type="string">
            <text:p>2019-12-10 14:33:40.0</text:p>
          </table:table-cell>
          <table:table-cell/>
          <table:table-cell table:style-name="ce6" table:formula="of:=COUNTIF([.B150:.B1141];[.G15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50.0</text:p>
          </table:table-cell>
          <table:table-cell table:style-name="ce4" office:value-type="string" calcext:value-type="string">
            <text:p>2019-12-10 14:32:2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50]+1/LOOKUP([.B151];[.$G$2:.$H$452];[.$I$2:.$I$452] )" office:value-type="float" office:value="68.6666666666667" calcext:value-type="float">
            <text:p>68.6666666666667</text:p>
          </table:table-cell>
          <table:table-cell table:style-name="ce6" table:formula="of:=IFERROR(__xludf.dummyfunction(&quot;&quot;&quot;COMPUTED_VALUE&quot;&quot;&quot;);&quot;2019-12-10 14:33:41.0&quot;)" office:value-type="string" office:string-value="2019-12-10 14:33:41.0" calcext:value-type="string">
            <text:p>2019-12-10 14:33:41.0</text:p>
          </table:table-cell>
          <table:table-cell/>
          <table:table-cell table:style-name="ce6" table:formula="of:=COUNTIF([.B151:.B1142];[.G15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51.0</text:p>
          </table:table-cell>
          <table:table-cell table:style-name="ce4" office:value-type="string" calcext:value-type="string">
            <text:p>2019-12-10 14:32:2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51]+1/LOOKUP([.B152];[.$G$2:.$H$452];[.$I$2:.$I$452] )" office:value-type="float" office:value="69.1666666666667" calcext:value-type="float">
            <text:p>69.1666666666667</text:p>
          </table:table-cell>
          <table:table-cell table:style-name="ce6" table:formula="of:=IFERROR(__xludf.dummyfunction(&quot;&quot;&quot;COMPUTED_VALUE&quot;&quot;&quot;);&quot;2019-12-10 14:33:42.0&quot;)" office:value-type="string" office:string-value="2019-12-10 14:33:42.0" calcext:value-type="string">
            <text:p>2019-12-10 14:33:42.0</text:p>
          </table:table-cell>
          <table:table-cell/>
          <table:table-cell table:style-name="ce6" table:formula="of:=COUNTIF([.B152:.B1143];[.G152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52.0</text:p>
          </table:table-cell>
          <table:table-cell table:style-name="ce4" office:value-type="string" calcext:value-type="string">
            <text:p>2019-12-10 14:32:2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52]+1/LOOKUP([.B153];[.$G$2:.$H$452];[.$I$2:.$I$452] )" office:value-type="float" office:value="69.6666666666667" calcext:value-type="float">
            <text:p>69.6666666666667</text:p>
          </table:table-cell>
          <table:table-cell table:style-name="ce6" table:formula="of:=IFERROR(__xludf.dummyfunction(&quot;&quot;&quot;COMPUTED_VALUE&quot;&quot;&quot;);&quot;2019-12-10 14:33:43.0&quot;)" office:value-type="string" office:string-value="2019-12-10 14:33:43.0" calcext:value-type="string">
            <text:p>2019-12-10 14:33:43.0</text:p>
          </table:table-cell>
          <table:table-cell/>
          <table:table-cell table:style-name="ce6" table:formula="of:=COUNTIF([.B153:.B1144];[.G15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53.0</text:p>
          </table:table-cell>
          <table:table-cell table:style-name="ce4" office:value-type="string" calcext:value-type="string">
            <text:p>2019-12-10 14:32:2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53]+1/LOOKUP([.B154];[.$G$2:.$H$452];[.$I$2:.$I$452] )" office:value-type="float" office:value="70.1666666666667" calcext:value-type="float">
            <text:p>70.1666666666667</text:p>
          </table:table-cell>
          <table:table-cell table:style-name="ce6" table:formula="of:=IFERROR(__xludf.dummyfunction(&quot;&quot;&quot;COMPUTED_VALUE&quot;&quot;&quot;);&quot;2019-12-10 14:33:44.0&quot;)" office:value-type="string" office:string-value="2019-12-10 14:33:44.0" calcext:value-type="string">
            <text:p>2019-12-10 14:33:44.0</text:p>
          </table:table-cell>
          <table:table-cell/>
          <table:table-cell table:style-name="ce6" table:formula="of:=COUNTIF([.B154:.B1145];[.G15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54.0</text:p>
          </table:table-cell>
          <table:table-cell table:style-name="ce4" office:value-type="string" calcext:value-type="string">
            <text:p>2019-12-10 14:32:2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54]+1/LOOKUP([.B155];[.$G$2:.$H$452];[.$I$2:.$I$452] )" office:value-type="float" office:value="70.6666666666667" calcext:value-type="float">
            <text:p>70.6666666666667</text:p>
          </table:table-cell>
          <table:table-cell table:style-name="ce6" table:formula="of:=IFERROR(__xludf.dummyfunction(&quot;&quot;&quot;COMPUTED_VALUE&quot;&quot;&quot;);&quot;2019-12-10 14:33:45.0&quot;)" office:value-type="string" office:string-value="2019-12-10 14:33:45.0" calcext:value-type="string">
            <text:p>2019-12-10 14:33:45.0</text:p>
          </table:table-cell>
          <table:table-cell/>
          <table:table-cell table:style-name="ce6" table:formula="of:=COUNTIF([.B155:.B1146];[.G15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55.0</text:p>
          </table:table-cell>
          <table:table-cell table:style-name="ce4" office:value-type="string" calcext:value-type="string">
            <text:p>2019-12-10 14:32:2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55]+1/LOOKUP([.B156];[.$G$2:.$H$452];[.$I$2:.$I$452] )" office:value-type="float" office:value="71" calcext:value-type="float">
            <text:p>71</text:p>
          </table:table-cell>
          <table:table-cell table:style-name="ce6" table:formula="of:=IFERROR(__xludf.dummyfunction(&quot;&quot;&quot;COMPUTED_VALUE&quot;&quot;&quot;);&quot;2019-12-10 14:33:46.0&quot;)" office:value-type="string" office:string-value="2019-12-10 14:33:46.0" calcext:value-type="string">
            <text:p>2019-12-10 14:33:46.0</text:p>
          </table:table-cell>
          <table:table-cell/>
          <table:table-cell table:style-name="ce6" table:formula="of:=COUNTIF([.B156:.B1147];[.G15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56.0</text:p>
          </table:table-cell>
          <table:table-cell table:style-name="ce4" office:value-type="string" calcext:value-type="string">
            <text:p>2019-12-10 14:32:2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56]+1/LOOKUP([.B157];[.$G$2:.$H$452];[.$I$2:.$I$452] )" office:value-type="float" office:value="71.3333333333334" calcext:value-type="float">
            <text:p>71.3333333333334</text:p>
          </table:table-cell>
          <table:table-cell table:style-name="ce6" table:formula="of:=IFERROR(__xludf.dummyfunction(&quot;&quot;&quot;COMPUTED_VALUE&quot;&quot;&quot;);&quot;2019-12-10 14:33:47.0&quot;)" office:value-type="string" office:string-value="2019-12-10 14:33:47.0" calcext:value-type="string">
            <text:p>2019-12-10 14:33:47.0</text:p>
          </table:table-cell>
          <table:table-cell/>
          <table:table-cell table:style-name="ce6" table:formula="of:=COUNTIF([.B157:.B1148];[.G157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57.0</text:p>
          </table:table-cell>
          <table:table-cell table:style-name="ce4" office:value-type="string" calcext:value-type="string">
            <text:p>2019-12-10 14:32:2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57]+1/LOOKUP([.B158];[.$G$2:.$H$452];[.$I$2:.$I$452] )" office:value-type="float" office:value="71.6666666666667" calcext:value-type="float">
            <text:p>71.6666666666667</text:p>
          </table:table-cell>
          <table:table-cell table:style-name="ce6" table:formula="of:=IFERROR(__xludf.dummyfunction(&quot;&quot;&quot;COMPUTED_VALUE&quot;&quot;&quot;);&quot;2019-12-10 14:33:48.0&quot;)" office:value-type="string" office:string-value="2019-12-10 14:33:48.0" calcext:value-type="string">
            <text:p>2019-12-10 14:33:48.0</text:p>
          </table:table-cell>
          <table:table-cell/>
          <table:table-cell table:style-name="ce6" table:formula="of:=COUNTIF([.B158:.B1149];[.G15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58.0</text:p>
          </table:table-cell>
          <table:table-cell table:style-name="ce4" office:value-type="string" calcext:value-type="string">
            <text:p>2019-12-10 14:32:2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58]+1/LOOKUP([.B159];[.$G$2:.$H$452];[.$I$2:.$I$452] )" office:value-type="float" office:value="72.1666666666667" calcext:value-type="float">
            <text:p>72.1666666666667</text:p>
          </table:table-cell>
          <table:table-cell table:style-name="ce6" table:formula="of:=IFERROR(__xludf.dummyfunction(&quot;&quot;&quot;COMPUTED_VALUE&quot;&quot;&quot;);&quot;2019-12-10 14:33:49.0&quot;)" office:value-type="string" office:string-value="2019-12-10 14:33:49.0" calcext:value-type="string">
            <text:p>2019-12-10 14:33:49.0</text:p>
          </table:table-cell>
          <table:table-cell/>
          <table:table-cell table:style-name="ce6" table:formula="of:=COUNTIF([.B159:.B1150];[.G15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59.0</text:p>
          </table:table-cell>
          <table:table-cell table:style-name="ce4" office:value-type="string" calcext:value-type="string">
            <text:p>2019-12-10 14:32:2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59]+1/LOOKUP([.B160];[.$G$2:.$H$452];[.$I$2:.$I$452] )" office:value-type="float" office:value="72.6666666666667" calcext:value-type="float">
            <text:p>72.6666666666667</text:p>
          </table:table-cell>
          <table:table-cell table:style-name="ce6" table:formula="of:=IFERROR(__xludf.dummyfunction(&quot;&quot;&quot;COMPUTED_VALUE&quot;&quot;&quot;);&quot;2019-12-10 14:33:50.0&quot;)" office:value-type="string" office:string-value="2019-12-10 14:33:50.0" calcext:value-type="string">
            <text:p>2019-12-10 14:33:50.0</text:p>
          </table:table-cell>
          <table:table-cell/>
          <table:table-cell table:style-name="ce6" table:formula="of:=COUNTIF([.B160:.B1151];[.G16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60.0</text:p>
          </table:table-cell>
          <table:table-cell table:style-name="ce4" office:value-type="string" calcext:value-type="string">
            <text:p>2019-12-10 14:32:25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60]+1/LOOKUP([.B161];[.$G$2:.$H$452];[.$I$2:.$I$452] )" office:value-type="float" office:value="73.1666666666667" calcext:value-type="float">
            <text:p>73.1666666666667</text:p>
          </table:table-cell>
          <table:table-cell table:style-name="ce6" table:formula="of:=IFERROR(__xludf.dummyfunction(&quot;&quot;&quot;COMPUTED_VALUE&quot;&quot;&quot;);&quot;2019-12-10 14:33:51.0&quot;)" office:value-type="string" office:string-value="2019-12-10 14:33:51.0" calcext:value-type="string">
            <text:p>2019-12-10 14:33:51.0</text:p>
          </table:table-cell>
          <table:table-cell/>
          <table:table-cell table:style-name="ce6" table:formula="of:=COUNTIF([.B161:.B1152];[.G16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61.0</text:p>
          </table:table-cell>
          <table:table-cell table:style-name="ce4" office:value-type="string" calcext:value-type="string">
            <text:p>2019-12-10 14:32:25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61]+1/LOOKUP([.B162];[.$G$2:.$H$452];[.$I$2:.$I$452] )" office:value-type="float" office:value="73.6666666666667" calcext:value-type="float">
            <text:p>73.6666666666667</text:p>
          </table:table-cell>
          <table:table-cell table:style-name="ce6" table:formula="of:=IFERROR(__xludf.dummyfunction(&quot;&quot;&quot;COMPUTED_VALUE&quot;&quot;&quot;);&quot;2019-12-10 14:33:52.0&quot;)" office:value-type="string" office:string-value="2019-12-10 14:33:52.0" calcext:value-type="string">
            <text:p>2019-12-10 14:33:52.0</text:p>
          </table:table-cell>
          <table:table-cell/>
          <table:table-cell table:style-name="ce6" table:formula="of:=COUNTIF([.B162:.B1153];[.G162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62.0</text:p>
          </table:table-cell>
          <table:table-cell table:style-name="ce4" office:value-type="string" calcext:value-type="string">
            <text:p>2019-12-10 14:32:2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62]+1/LOOKUP([.B163];[.$G$2:.$H$452];[.$I$2:.$I$452] )" office:value-type="float" office:value="74" calcext:value-type="float">
            <text:p>74</text:p>
          </table:table-cell>
          <table:table-cell table:style-name="ce6" table:formula="of:=IFERROR(__xludf.dummyfunction(&quot;&quot;&quot;COMPUTED_VALUE&quot;&quot;&quot;);&quot;2019-12-10 14:33:53.0&quot;)" office:value-type="string" office:string-value="2019-12-10 14:33:53.0" calcext:value-type="string">
            <text:p>2019-12-10 14:33:53.0</text:p>
          </table:table-cell>
          <table:table-cell/>
          <table:table-cell table:style-name="ce6" table:formula="of:=COUNTIF([.B163:.B1154];[.G16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63.0</text:p>
          </table:table-cell>
          <table:table-cell table:style-name="ce4" office:value-type="string" calcext:value-type="string">
            <text:p>2019-12-10 14:32:2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63]+1/LOOKUP([.B164];[.$G$2:.$H$452];[.$I$2:.$I$452] )" office:value-type="float" office:value="74.3333333333333" calcext:value-type="float">
            <text:p>74.3333333333333</text:p>
          </table:table-cell>
          <table:table-cell table:style-name="ce6" table:formula="of:=IFERROR(__xludf.dummyfunction(&quot;&quot;&quot;COMPUTED_VALUE&quot;&quot;&quot;);&quot;2019-12-10 14:33:54.0&quot;)" office:value-type="string" office:string-value="2019-12-10 14:33:54.0" calcext:value-type="string">
            <text:p>2019-12-10 14:33:54.0</text:p>
          </table:table-cell>
          <table:table-cell/>
          <table:table-cell table:style-name="ce6" table:formula="of:=COUNTIF([.B164:.B1155];[.G16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64.0</text:p>
          </table:table-cell>
          <table:table-cell table:style-name="ce4" office:value-type="string" calcext:value-type="string">
            <text:p>2019-12-10 14:32:2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64]+1/LOOKUP([.B165];[.$G$2:.$H$452];[.$I$2:.$I$452] )" office:value-type="float" office:value="74.6666666666667" calcext:value-type="float">
            <text:p>74.6666666666667</text:p>
          </table:table-cell>
          <table:table-cell table:style-name="ce6" table:formula="of:=IFERROR(__xludf.dummyfunction(&quot;&quot;&quot;COMPUTED_VALUE&quot;&quot;&quot;);&quot;2019-12-10 14:33:55.0&quot;)" office:value-type="string" office:string-value="2019-12-10 14:33:55.0" calcext:value-type="string">
            <text:p>2019-12-10 14:33:55.0</text:p>
          </table:table-cell>
          <table:table-cell/>
          <table:table-cell table:style-name="ce6" table:formula="of:=COUNTIF([.B165:.B1156];[.G16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65.0</text:p>
          </table:table-cell>
          <table:table-cell table:style-name="ce4" office:value-type="string" calcext:value-type="string">
            <text:p>2019-12-10 14:32:2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65]+1/LOOKUP([.B166];[.$G$2:.$H$452];[.$I$2:.$I$452] )" office:value-type="float" office:value="75.1666666666667" calcext:value-type="float">
            <text:p>75.1666666666667</text:p>
          </table:table-cell>
          <table:table-cell table:style-name="ce6" table:formula="of:=IFERROR(__xludf.dummyfunction(&quot;&quot;&quot;COMPUTED_VALUE&quot;&quot;&quot;);&quot;2019-12-10 14:33:56.0&quot;)" office:value-type="string" office:string-value="2019-12-10 14:33:56.0" calcext:value-type="string">
            <text:p>2019-12-10 14:33:56.0</text:p>
          </table:table-cell>
          <table:table-cell/>
          <table:table-cell table:style-name="ce6" table:formula="of:=COUNTIF([.B166:.B1157];[.G16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66.0</text:p>
          </table:table-cell>
          <table:table-cell table:style-name="ce4" office:value-type="string" calcext:value-type="string">
            <text:p>2019-12-10 14:32:2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66]+1/LOOKUP([.B167];[.$G$2:.$H$452];[.$I$2:.$I$452] )" office:value-type="float" office:value="75.6666666666667" calcext:value-type="float">
            <text:p>75.6666666666667</text:p>
          </table:table-cell>
          <table:table-cell table:style-name="ce6" table:formula="of:=IFERROR(__xludf.dummyfunction(&quot;&quot;&quot;COMPUTED_VALUE&quot;&quot;&quot;);&quot;2019-12-10 14:33:57.0&quot;)" office:value-type="string" office:string-value="2019-12-10 14:33:57.0" calcext:value-type="string">
            <text:p>2019-12-10 14:33:57.0</text:p>
          </table:table-cell>
          <table:table-cell/>
          <table:table-cell table:style-name="ce6" table:formula="of:=COUNTIF([.B167:.B1158];[.G16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67.0</text:p>
          </table:table-cell>
          <table:table-cell table:style-name="ce4" office:value-type="string" calcext:value-type="string">
            <text:p>2019-12-10 14:32:2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67]+1/LOOKUP([.B168];[.$G$2:.$H$452];[.$I$2:.$I$452] )" office:value-type="float" office:value="76.1666666666667" calcext:value-type="float">
            <text:p>76.1666666666667</text:p>
          </table:table-cell>
          <table:table-cell table:style-name="ce6" table:formula="of:=IFERROR(__xludf.dummyfunction(&quot;&quot;&quot;COMPUTED_VALUE&quot;&quot;&quot;);&quot;2019-12-10 14:33:58.0&quot;)" office:value-type="string" office:string-value="2019-12-10 14:33:58.0" calcext:value-type="string">
            <text:p>2019-12-10 14:33:58.0</text:p>
          </table:table-cell>
          <table:table-cell/>
          <table:table-cell table:style-name="ce6" table:formula="of:=COUNTIF([.B168:.B1159];[.G168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68.0</text:p>
          </table:table-cell>
          <table:table-cell table:style-name="ce4" office:value-type="string" calcext:value-type="string">
            <text:p>2019-12-10 14:32:2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68]+1/LOOKUP([.B169];[.$G$2:.$H$452];[.$I$2:.$I$452] )" office:value-type="float" office:value="76.6666666666667" calcext:value-type="float">
            <text:p>76.6666666666667</text:p>
          </table:table-cell>
          <table:table-cell table:style-name="ce6" table:formula="of:=IFERROR(__xludf.dummyfunction(&quot;&quot;&quot;COMPUTED_VALUE&quot;&quot;&quot;);&quot;2019-12-10 14:33:59.0&quot;)" office:value-type="string" office:string-value="2019-12-10 14:33:59.0" calcext:value-type="string">
            <text:p>2019-12-10 14:33:59.0</text:p>
          </table:table-cell>
          <table:table-cell/>
          <table:table-cell table:style-name="ce6" table:formula="of:=COUNTIF([.B169:.B1160];[.G16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69.0</text:p>
          </table:table-cell>
          <table:table-cell table:style-name="ce4" office:value-type="string" calcext:value-type="string">
            <text:p>2019-12-10 14:32:2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69]+1/LOOKUP([.B170];[.$G$2:.$H$452];[.$I$2:.$I$452] )" office:value-type="float" office:value="77.1666666666667" calcext:value-type="float">
            <text:p>77.1666666666667</text:p>
          </table:table-cell>
          <table:table-cell table:style-name="ce6" table:formula="of:=IFERROR(__xludf.dummyfunction(&quot;&quot;&quot;COMPUTED_VALUE&quot;&quot;&quot;);&quot;2019-12-10 14:34:00.0&quot;)" office:value-type="string" office:string-value="2019-12-10 14:34:00.0" calcext:value-type="string">
            <text:p>2019-12-10 14:34:00.0</text:p>
          </table:table-cell>
          <table:table-cell/>
          <table:table-cell table:style-name="ce6" table:formula="of:=COUNTIF([.B170:.B1161];[.G17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70.0</text:p>
          </table:table-cell>
          <table:table-cell table:style-name="ce4" office:value-type="string" calcext:value-type="string">
            <text:p>2019-12-10 14:32:2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70]+1/LOOKUP([.B171];[.$G$2:.$H$452];[.$I$2:.$I$452] )" office:value-type="float" office:value="77.6666666666667" calcext:value-type="float">
            <text:p>77.6666666666667</text:p>
          </table:table-cell>
          <table:table-cell table:style-name="ce6" table:formula="of:=IFERROR(__xludf.dummyfunction(&quot;&quot;&quot;COMPUTED_VALUE&quot;&quot;&quot;);&quot;2019-12-10 14:34:01.0&quot;)" office:value-type="string" office:string-value="2019-12-10 14:34:01.0" calcext:value-type="string">
            <text:p>2019-12-10 14:34:01.0</text:p>
          </table:table-cell>
          <table:table-cell/>
          <table:table-cell table:style-name="ce6" table:formula="of:=COUNTIF([.B171:.B1162];[.G17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71.0</text:p>
          </table:table-cell>
          <table:table-cell table:style-name="ce4" office:value-type="string" calcext:value-type="string">
            <text:p>2019-12-10 14:32:3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71]+1/LOOKUP([.B172];[.$G$2:.$H$452];[.$I$2:.$I$452] )" office:value-type="float" office:value="78" calcext:value-type="float">
            <text:p>78</text:p>
          </table:table-cell>
          <table:table-cell table:style-name="ce6" table:formula="of:=IFERROR(__xludf.dummyfunction(&quot;&quot;&quot;COMPUTED_VALUE&quot;&quot;&quot;);&quot;2019-12-10 14:34:02.0&quot;)" office:value-type="string" office:string-value="2019-12-10 14:34:02.0" calcext:value-type="string">
            <text:p>2019-12-10 14:34:02.0</text:p>
          </table:table-cell>
          <table:table-cell/>
          <table:table-cell table:style-name="ce6" table:formula="of:=COUNTIF([.B172:.B1163];[.G17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72.0</text:p>
          </table:table-cell>
          <table:table-cell table:style-name="ce4" office:value-type="string" calcext:value-type="string">
            <text:p>2019-12-10 14:32:3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72]+1/LOOKUP([.B173];[.$G$2:.$H$452];[.$I$2:.$I$452] )" office:value-type="float" office:value="78.3333333333333" calcext:value-type="float">
            <text:p>78.3333333333333</text:p>
          </table:table-cell>
          <table:table-cell table:style-name="ce6" table:formula="of:=IFERROR(__xludf.dummyfunction(&quot;&quot;&quot;COMPUTED_VALUE&quot;&quot;&quot;);&quot;2019-12-10 14:34:03.0&quot;)" office:value-type="string" office:string-value="2019-12-10 14:34:03.0" calcext:value-type="string">
            <text:p>2019-12-10 14:34:03.0</text:p>
          </table:table-cell>
          <table:table-cell/>
          <table:table-cell table:style-name="ce6" table:formula="of:=COUNTIF([.B173:.B1164];[.G17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73.0</text:p>
          </table:table-cell>
          <table:table-cell table:style-name="ce4" office:value-type="string" calcext:value-type="string">
            <text:p>2019-12-10 14:32:3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73]+1/LOOKUP([.B174];[.$G$2:.$H$452];[.$I$2:.$I$452] )" office:value-type="float" office:value="78.6666666666667" calcext:value-type="float">
            <text:p>78.6666666666667</text:p>
          </table:table-cell>
          <table:table-cell table:style-name="ce6" table:formula="of:=IFERROR(__xludf.dummyfunction(&quot;&quot;&quot;COMPUTED_VALUE&quot;&quot;&quot;);&quot;2019-12-10 14:34:04.0&quot;)" office:value-type="string" office:string-value="2019-12-10 14:34:04.0" calcext:value-type="string">
            <text:p>2019-12-10 14:34:04.0</text:p>
          </table:table-cell>
          <table:table-cell/>
          <table:table-cell table:style-name="ce6" table:formula="of:=COUNTIF([.B174:.B1165];[.G17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74.0</text:p>
          </table:table-cell>
          <table:table-cell table:style-name="ce4" office:value-type="string" calcext:value-type="string">
            <text:p>2019-12-10 14:32:3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74]+1/LOOKUP([.B175];[.$G$2:.$H$452];[.$I$2:.$I$452] )" office:value-type="float" office:value="79.1666666666667" calcext:value-type="float">
            <text:p>79.1666666666667</text:p>
          </table:table-cell>
          <table:table-cell table:style-name="ce6" table:formula="of:=IFERROR(__xludf.dummyfunction(&quot;&quot;&quot;COMPUTED_VALUE&quot;&quot;&quot;);&quot;2019-12-10 14:34:05.0&quot;)" office:value-type="string" office:string-value="2019-12-10 14:34:05.0" calcext:value-type="string">
            <text:p>2019-12-10 14:34:05.0</text:p>
          </table:table-cell>
          <table:table-cell/>
          <table:table-cell table:style-name="ce6" table:formula="of:=COUNTIF([.B175:.B1166];[.G175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75.0</text:p>
          </table:table-cell>
          <table:table-cell table:style-name="ce4" office:value-type="string" calcext:value-type="string">
            <text:p>2019-12-10 14:32:3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75]+1/LOOKUP([.B176];[.$G$2:.$H$452];[.$I$2:.$I$452] )" office:value-type="float" office:value="79.6666666666667" calcext:value-type="float">
            <text:p>79.6666666666667</text:p>
          </table:table-cell>
          <table:table-cell table:style-name="ce6" table:formula="of:=IFERROR(__xludf.dummyfunction(&quot;&quot;&quot;COMPUTED_VALUE&quot;&quot;&quot;);&quot;2019-12-10 14:34:06.0&quot;)" office:value-type="string" office:string-value="2019-12-10 14:34:06.0" calcext:value-type="string">
            <text:p>2019-12-10 14:34:06.0</text:p>
          </table:table-cell>
          <table:table-cell/>
          <table:table-cell table:style-name="ce6" table:formula="of:=COUNTIF([.B176:.B1167];[.G17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76.0</text:p>
          </table:table-cell>
          <table:table-cell table:style-name="ce4" office:value-type="string" calcext:value-type="string">
            <text:p>2019-12-10 14:32:3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76]+1/LOOKUP([.B177];[.$G$2:.$H$452];[.$I$2:.$I$452] )" office:value-type="float" office:value="80.1666666666667" calcext:value-type="float">
            <text:p>80.1666666666667</text:p>
          </table:table-cell>
          <table:table-cell table:style-name="ce6" table:formula="of:=IFERROR(__xludf.dummyfunction(&quot;&quot;&quot;COMPUTED_VALUE&quot;&quot;&quot;);&quot;2019-12-10 14:34:07.0&quot;)" office:value-type="string" office:string-value="2019-12-10 14:34:07.0" calcext:value-type="string">
            <text:p>2019-12-10 14:34:07.0</text:p>
          </table:table-cell>
          <table:table-cell/>
          <table:table-cell table:style-name="ce6" table:formula="of:=COUNTIF([.B177:.B1168];[.G177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77.0</text:p>
          </table:table-cell>
          <table:table-cell table:style-name="ce4" office:value-type="string" calcext:value-type="string">
            <text:p>2019-12-10 14:32:3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77]+1/LOOKUP([.B178];[.$G$2:.$H$452];[.$I$2:.$I$452] )" office:value-type="float" office:value="80.6666666666667" calcext:value-type="float">
            <text:p>80.6666666666667</text:p>
          </table:table-cell>
          <table:table-cell table:style-name="ce6" table:formula="of:=IFERROR(__xludf.dummyfunction(&quot;&quot;&quot;COMPUTED_VALUE&quot;&quot;&quot;);&quot;2019-12-10 14:34:08.0&quot;)" office:value-type="string" office:string-value="2019-12-10 14:34:08.0" calcext:value-type="string">
            <text:p>2019-12-10 14:34:08.0</text:p>
          </table:table-cell>
          <table:table-cell/>
          <table:table-cell table:style-name="ce6" table:formula="of:=COUNTIF([.B178:.B1169];[.G178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78.0</text:p>
          </table:table-cell>
          <table:table-cell table:style-name="ce4" office:value-type="string" calcext:value-type="string">
            <text:p>2019-12-10 14:32:3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78]+1/LOOKUP([.B179];[.$G$2:.$H$452];[.$I$2:.$I$452] )" office:value-type="float" office:value="81.1666666666667" calcext:value-type="float">
            <text:p>81.1666666666667</text:p>
          </table:table-cell>
          <table:table-cell table:style-name="ce6" table:formula="of:=IFERROR(__xludf.dummyfunction(&quot;&quot;&quot;COMPUTED_VALUE&quot;&quot;&quot;);&quot;2019-12-10 14:34:09.0&quot;)" office:value-type="string" office:string-value="2019-12-10 14:34:09.0" calcext:value-type="string">
            <text:p>2019-12-10 14:34:09.0</text:p>
          </table:table-cell>
          <table:table-cell/>
          <table:table-cell table:style-name="ce6" table:formula="of:=COUNTIF([.B179:.B1170];[.G17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79.0</text:p>
          </table:table-cell>
          <table:table-cell table:style-name="ce4" office:value-type="string" calcext:value-type="string">
            <text:p>2019-12-10 14:32:3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79]+1/LOOKUP([.B180];[.$G$2:.$H$452];[.$I$2:.$I$452] )" office:value-type="float" office:value="81.6666666666667" calcext:value-type="float">
            <text:p>81.6666666666667</text:p>
          </table:table-cell>
          <table:table-cell table:style-name="ce6" table:formula="of:=IFERROR(__xludf.dummyfunction(&quot;&quot;&quot;COMPUTED_VALUE&quot;&quot;&quot;);&quot;2019-12-10 14:34:10.0&quot;)" office:value-type="string" office:string-value="2019-12-10 14:34:10.0" calcext:value-type="string">
            <text:p>2019-12-10 14:34:10.0</text:p>
          </table:table-cell>
          <table:table-cell/>
          <table:table-cell table:style-name="ce6" table:formula="of:=COUNTIF([.B180:.B1171];[.G18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80.0</text:p>
          </table:table-cell>
          <table:table-cell table:style-name="ce4" office:value-type="string" calcext:value-type="string">
            <text:p>2019-12-10 14:32:3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80]+1/LOOKUP([.B181];[.$G$2:.$H$452];[.$I$2:.$I$452] )" office:value-type="float" office:value="82" calcext:value-type="float">
            <text:p>82</text:p>
          </table:table-cell>
          <table:table-cell table:style-name="ce6" table:formula="of:=IFERROR(__xludf.dummyfunction(&quot;&quot;&quot;COMPUTED_VALUE&quot;&quot;&quot;);&quot;2019-12-10 14:34:11.0&quot;)" office:value-type="string" office:string-value="2019-12-10 14:34:11.0" calcext:value-type="string">
            <text:p>2019-12-10 14:34:11.0</text:p>
          </table:table-cell>
          <table:table-cell/>
          <table:table-cell table:style-name="ce6" table:formula="of:=COUNTIF([.B181:.B1172];[.G18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81.0</text:p>
          </table:table-cell>
          <table:table-cell table:style-name="ce4" office:value-type="string" calcext:value-type="string">
            <text:p>2019-12-10 14:32:3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81]+1/LOOKUP([.B182];[.$G$2:.$H$452];[.$I$2:.$I$452] )" office:value-type="float" office:value="82.3333333333333" calcext:value-type="float">
            <text:p>82.3333333333333</text:p>
          </table:table-cell>
          <table:table-cell table:style-name="ce6" table:formula="of:=IFERROR(__xludf.dummyfunction(&quot;&quot;&quot;COMPUTED_VALUE&quot;&quot;&quot;);&quot;2019-12-10 14:34:12.0&quot;)" office:value-type="string" office:string-value="2019-12-10 14:34:12.0" calcext:value-type="string">
            <text:p>2019-12-10 14:34:12.0</text:p>
          </table:table-cell>
          <table:table-cell/>
          <table:table-cell table:style-name="ce6" table:formula="of:=COUNTIF([.B182:.B1173];[.G18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82.0</text:p>
          </table:table-cell>
          <table:table-cell table:style-name="ce4" office:value-type="string" calcext:value-type="string">
            <text:p>2019-12-10 14:32:3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82]+1/LOOKUP([.B183];[.$G$2:.$H$452];[.$I$2:.$I$452] )" office:value-type="float" office:value="82.6666666666666" calcext:value-type="float">
            <text:p>82.6666666666666</text:p>
          </table:table-cell>
          <table:table-cell table:style-name="ce6" table:formula="of:=IFERROR(__xludf.dummyfunction(&quot;&quot;&quot;COMPUTED_VALUE&quot;&quot;&quot;);&quot;2019-12-10 14:34:13.0&quot;)" office:value-type="string" office:string-value="2019-12-10 14:34:13.0" calcext:value-type="string">
            <text:p>2019-12-10 14:34:13.0</text:p>
          </table:table-cell>
          <table:table-cell/>
          <table:table-cell table:style-name="ce6" table:formula="of:=COUNTIF([.B183:.B1174];[.G18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83.0</text:p>
          </table:table-cell>
          <table:table-cell table:style-name="ce4" office:value-type="string" calcext:value-type="string">
            <text:p>2019-12-10 14:32:35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83]+1/LOOKUP([.B184];[.$G$2:.$H$452];[.$I$2:.$I$452] )" office:value-type="float" office:value="83.1666666666666" calcext:value-type="float">
            <text:p>83.1666666666666</text:p>
          </table:table-cell>
          <table:table-cell table:style-name="ce6" table:formula="of:=IFERROR(__xludf.dummyfunction(&quot;&quot;&quot;COMPUTED_VALUE&quot;&quot;&quot;);&quot;2019-12-10 14:34:14.0&quot;)" office:value-type="string" office:string-value="2019-12-10 14:34:14.0" calcext:value-type="string">
            <text:p>2019-12-10 14:34:14.0</text:p>
          </table:table-cell>
          <table:table-cell/>
          <table:table-cell table:style-name="ce6" table:formula="of:=COUNTIF([.B184:.B1175];[.G18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84.0</text:p>
          </table:table-cell>
          <table:table-cell table:style-name="ce4" office:value-type="string" calcext:value-type="string">
            <text:p>2019-12-10 14:32:35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84]+1/LOOKUP([.B185];[.$G$2:.$H$452];[.$I$2:.$I$452] )" office:value-type="float" office:value="83.6666666666666" calcext:value-type="float">
            <text:p>83.6666666666666</text:p>
          </table:table-cell>
          <table:table-cell table:style-name="ce6" table:formula="of:=IFERROR(__xludf.dummyfunction(&quot;&quot;&quot;COMPUTED_VALUE&quot;&quot;&quot;);&quot;2019-12-10 14:34:15.0&quot;)" office:value-type="string" office:string-value="2019-12-10 14:34:15.0" calcext:value-type="string">
            <text:p>2019-12-10 14:34:15.0</text:p>
          </table:table-cell>
          <table:table-cell/>
          <table:table-cell table:style-name="ce6" table:formula="of:=COUNTIF([.B185:.B1176];[.G18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85.0</text:p>
          </table:table-cell>
          <table:table-cell table:style-name="ce4" office:value-type="string" calcext:value-type="string">
            <text:p>2019-12-10 14:32:3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85]+1/LOOKUP([.B186];[.$G$2:.$H$452];[.$I$2:.$I$452] )" office:value-type="float" office:value="84.1666666666666" calcext:value-type="float">
            <text:p>84.1666666666666</text:p>
          </table:table-cell>
          <table:table-cell table:style-name="ce6" table:formula="of:=IFERROR(__xludf.dummyfunction(&quot;&quot;&quot;COMPUTED_VALUE&quot;&quot;&quot;);&quot;2019-12-10 14:34:16.0&quot;)" office:value-type="string" office:string-value="2019-12-10 14:34:16.0" calcext:value-type="string">
            <text:p>2019-12-10 14:34:16.0</text:p>
          </table:table-cell>
          <table:table-cell/>
          <table:table-cell table:style-name="ce6" table:formula="of:=COUNTIF([.B186:.B1177];[.G18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86.0</text:p>
          </table:table-cell>
          <table:table-cell table:style-name="ce4" office:value-type="string" calcext:value-type="string">
            <text:p>2019-12-10 14:32:3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86]+1/LOOKUP([.B187];[.$G$2:.$H$452];[.$I$2:.$I$452] )" office:value-type="float" office:value="84.6666666666667" calcext:value-type="float">
            <text:p>84.6666666666667</text:p>
          </table:table-cell>
          <table:table-cell table:style-name="ce6" table:formula="of:=IFERROR(__xludf.dummyfunction(&quot;&quot;&quot;COMPUTED_VALUE&quot;&quot;&quot;);&quot;2019-12-10 14:34:17.0&quot;)" office:value-type="string" office:string-value="2019-12-10 14:34:17.0" calcext:value-type="string">
            <text:p>2019-12-10 14:34:17.0</text:p>
          </table:table-cell>
          <table:table-cell/>
          <table:table-cell table:style-name="ce6" table:formula="of:=COUNTIF([.B187:.B1178];[.G187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87.0</text:p>
          </table:table-cell>
          <table:table-cell table:style-name="ce4" office:value-type="string" calcext:value-type="string">
            <text:p>2019-12-10 14:32:3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87]+1/LOOKUP([.B188];[.$G$2:.$H$452];[.$I$2:.$I$452] )" office:value-type="float" office:value="85.1666666666666" calcext:value-type="float">
            <text:p>85.1666666666666</text:p>
          </table:table-cell>
          <table:table-cell table:style-name="ce6" table:formula="of:=IFERROR(__xludf.dummyfunction(&quot;&quot;&quot;COMPUTED_VALUE&quot;&quot;&quot;);&quot;2019-12-10 14:34:18.0&quot;)" office:value-type="string" office:string-value="2019-12-10 14:34:18.0" calcext:value-type="string">
            <text:p>2019-12-10 14:34:18.0</text:p>
          </table:table-cell>
          <table:table-cell/>
          <table:table-cell table:style-name="ce6" table:formula="of:=COUNTIF([.B188:.B1179];[.G18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88.0</text:p>
          </table:table-cell>
          <table:table-cell table:style-name="ce4" office:value-type="string" calcext:value-type="string">
            <text:p>2019-12-10 14:32:3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88]+1/LOOKUP([.B189];[.$G$2:.$H$452];[.$I$2:.$I$452] )" office:value-type="float" office:value="85.6666666666666" calcext:value-type="float">
            <text:p>85.6666666666666</text:p>
          </table:table-cell>
          <table:table-cell table:style-name="ce6" table:formula="of:=IFERROR(__xludf.dummyfunction(&quot;&quot;&quot;COMPUTED_VALUE&quot;&quot;&quot;);&quot;2019-12-10 14:34:19.0&quot;)" office:value-type="string" office:string-value="2019-12-10 14:34:19.0" calcext:value-type="string">
            <text:p>2019-12-10 14:34:19.0</text:p>
          </table:table-cell>
          <table:table-cell/>
          <table:table-cell table:style-name="ce6" table:formula="of:=COUNTIF([.B189:.B1180];[.G18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89.0</text:p>
          </table:table-cell>
          <table:table-cell table:style-name="ce4" office:value-type="string" calcext:value-type="string">
            <text:p>2019-12-10 14:32:3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89]+1/LOOKUP([.B190];[.$G$2:.$H$452];[.$I$2:.$I$452] )" office:value-type="float" office:value="86.1666666666666" calcext:value-type="float">
            <text:p>86.1666666666666</text:p>
          </table:table-cell>
          <table:table-cell table:style-name="ce6" table:formula="of:=IFERROR(__xludf.dummyfunction(&quot;&quot;&quot;COMPUTED_VALUE&quot;&quot;&quot;);&quot;2019-12-10 14:34:20.0&quot;)" office:value-type="string" office:string-value="2019-12-10 14:34:20.0" calcext:value-type="string">
            <text:p>2019-12-10 14:34:20.0</text:p>
          </table:table-cell>
          <table:table-cell/>
          <table:table-cell table:style-name="ce6" table:formula="of:=COUNTIF([.B190:.B1181];[.G19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0.0</text:p>
          </table:table-cell>
          <table:table-cell table:style-name="ce4" office:value-type="string" calcext:value-type="string">
            <text:p>2019-12-10 14:32:3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90]+1/LOOKUP([.B191];[.$G$2:.$H$452];[.$I$2:.$I$452] )" office:value-type="float" office:value="86.6666666666666" calcext:value-type="float">
            <text:p>86.6666666666666</text:p>
          </table:table-cell>
          <table:table-cell table:style-name="ce6" table:formula="of:=IFERROR(__xludf.dummyfunction(&quot;&quot;&quot;COMPUTED_VALUE&quot;&quot;&quot;);&quot;2019-12-10 14:34:21.0&quot;)" office:value-type="string" office:string-value="2019-12-10 14:34:21.0" calcext:value-type="string">
            <text:p>2019-12-10 14:34:21.0</text:p>
          </table:table-cell>
          <table:table-cell/>
          <table:table-cell table:style-name="ce6" table:formula="of:=COUNTIF([.B191:.B1182];[.G19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1.0</text:p>
          </table:table-cell>
          <table:table-cell table:style-name="ce4" office:value-type="string" calcext:value-type="string">
            <text:p>2019-12-10 14:32:3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91]+1/LOOKUP([.B192];[.$G$2:.$H$452];[.$I$2:.$I$452] )" office:value-type="float" office:value="87" calcext:value-type="float">
            <text:p>87</text:p>
          </table:table-cell>
          <table:table-cell table:style-name="ce6" table:formula="of:=IFERROR(__xludf.dummyfunction(&quot;&quot;&quot;COMPUTED_VALUE&quot;&quot;&quot;);&quot;2019-12-10 14:34:22.0&quot;)" office:value-type="string" office:string-value="2019-12-10 14:34:22.0" calcext:value-type="string">
            <text:p>2019-12-10 14:34:22.0</text:p>
          </table:table-cell>
          <table:table-cell/>
          <table:table-cell table:style-name="ce6" table:formula="of:=COUNTIF([.B192:.B1183];[.G19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2.0</text:p>
          </table:table-cell>
          <table:table-cell table:style-name="ce4" office:value-type="string" calcext:value-type="string">
            <text:p>2019-12-10 14:32:3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92]+1/LOOKUP([.B193];[.$G$2:.$H$452];[.$I$2:.$I$452] )" office:value-type="float" office:value="87.3333333333333" calcext:value-type="float">
            <text:p>87.3333333333333</text:p>
          </table:table-cell>
          <table:table-cell table:style-name="ce6" table:formula="of:=IFERROR(__xludf.dummyfunction(&quot;&quot;&quot;COMPUTED_VALUE&quot;&quot;&quot;);&quot;2019-12-10 14:34:23.0&quot;)" office:value-type="string" office:string-value="2019-12-10 14:34:23.0" calcext:value-type="string">
            <text:p>2019-12-10 14:34:23.0</text:p>
          </table:table-cell>
          <table:table-cell/>
          <table:table-cell table:style-name="ce6" table:formula="of:=COUNTIF([.B193:.B1184];[.G19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3.0</text:p>
          </table:table-cell>
          <table:table-cell table:style-name="ce4" office:value-type="string" calcext:value-type="string">
            <text:p>2019-12-10 14:32:3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93]+1/LOOKUP([.B194];[.$G$2:.$H$452];[.$I$2:.$I$452] )" office:value-type="float" office:value="87.6666666666666" calcext:value-type="float">
            <text:p>87.6666666666666</text:p>
          </table:table-cell>
          <table:table-cell table:style-name="ce6" table:formula="of:=IFERROR(__xludf.dummyfunction(&quot;&quot;&quot;COMPUTED_VALUE&quot;&quot;&quot;);&quot;2019-12-10 14:34:24.0&quot;)" office:value-type="string" office:string-value="2019-12-10 14:34:24.0" calcext:value-type="string">
            <text:p>2019-12-10 14:34:24.0</text:p>
          </table:table-cell>
          <table:table-cell/>
          <table:table-cell table:style-name="ce6" table:formula="of:=COUNTIF([.B194:.B1185];[.G19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4.0</text:p>
          </table:table-cell>
          <table:table-cell table:style-name="ce4" office:value-type="string" calcext:value-type="string">
            <text:p>2019-12-10 14:32:4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94]+1/LOOKUP([.B195];[.$G$2:.$H$452];[.$I$2:.$I$452] )" office:value-type="float" office:value="88.1666666666666" calcext:value-type="float">
            <text:p>88.1666666666666</text:p>
          </table:table-cell>
          <table:table-cell table:style-name="ce6" table:formula="of:=IFERROR(__xludf.dummyfunction(&quot;&quot;&quot;COMPUTED_VALUE&quot;&quot;&quot;);&quot;2019-12-10 14:34:25.0&quot;)" office:value-type="string" office:string-value="2019-12-10 14:34:25.0" calcext:value-type="string">
            <text:p>2019-12-10 14:34:25.0</text:p>
          </table:table-cell>
          <table:table-cell/>
          <table:table-cell table:style-name="ce6" table:formula="of:=COUNTIF([.B195:.B1186];[.G19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5.0</text:p>
          </table:table-cell>
          <table:table-cell table:style-name="ce4" office:value-type="string" calcext:value-type="string">
            <text:p>2019-12-10 14:32:4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95]+1/LOOKUP([.B196];[.$G$2:.$H$452];[.$I$2:.$I$452] )" office:value-type="float" office:value="88.6666666666666" calcext:value-type="float">
            <text:p>88.6666666666666</text:p>
          </table:table-cell>
          <table:table-cell table:style-name="ce6" table:formula="of:=IFERROR(__xludf.dummyfunction(&quot;&quot;&quot;COMPUTED_VALUE&quot;&quot;&quot;);&quot;2019-12-10 14:34:26.0&quot;)" office:value-type="string" office:string-value="2019-12-10 14:34:26.0" calcext:value-type="string">
            <text:p>2019-12-10 14:34:26.0</text:p>
          </table:table-cell>
          <table:table-cell/>
          <table:table-cell table:style-name="ce6" table:formula="of:=COUNTIF([.B196:.B1187];[.G19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6.0</text:p>
          </table:table-cell>
          <table:table-cell table:style-name="ce4" office:value-type="string" calcext:value-type="string">
            <text:p>2019-12-10 14:32:4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96]+1/LOOKUP([.B197];[.$G$2:.$H$452];[.$I$2:.$I$452] )" office:value-type="float" office:value="89.1666666666666" calcext:value-type="float">
            <text:p>89.1666666666666</text:p>
          </table:table-cell>
          <table:table-cell table:style-name="ce6" table:formula="of:=IFERROR(__xludf.dummyfunction(&quot;&quot;&quot;COMPUTED_VALUE&quot;&quot;&quot;);&quot;2019-12-10 14:34:27.0&quot;)" office:value-type="string" office:string-value="2019-12-10 14:34:27.0" calcext:value-type="string">
            <text:p>2019-12-10 14:34:27.0</text:p>
          </table:table-cell>
          <table:table-cell/>
          <table:table-cell table:style-name="ce6" table:formula="of:=COUNTIF([.B197:.B1188];[.G197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7.0</text:p>
          </table:table-cell>
          <table:table-cell table:style-name="ce4" office:value-type="string" calcext:value-type="string">
            <text:p>2019-12-10 14:32:4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97]+1/LOOKUP([.B198];[.$G$2:.$H$452];[.$I$2:.$I$452] )" office:value-type="float" office:value="89.6666666666666" calcext:value-type="float">
            <text:p>89.6666666666666</text:p>
          </table:table-cell>
          <table:table-cell table:style-name="ce6" table:formula="of:=IFERROR(__xludf.dummyfunction(&quot;&quot;&quot;COMPUTED_VALUE&quot;&quot;&quot;);&quot;2019-12-10 14:34:28.0&quot;)" office:value-type="string" office:string-value="2019-12-10 14:34:28.0" calcext:value-type="string">
            <text:p>2019-12-10 14:34:28.0</text:p>
          </table:table-cell>
          <table:table-cell/>
          <table:table-cell table:style-name="ce6" table:formula="of:=COUNTIF([.B198:.B1189];[.G19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8.0</text:p>
          </table:table-cell>
          <table:table-cell table:style-name="ce4" office:value-type="string" calcext:value-type="string">
            <text:p>2019-12-10 14:32:4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98]+1/LOOKUP([.B199];[.$G$2:.$H$452];[.$I$2:.$I$452] )" office:value-type="float" office:value="90.1666666666666" calcext:value-type="float">
            <text:p>90.1666666666666</text:p>
          </table:table-cell>
          <table:table-cell table:style-name="ce6" table:formula="of:=IFERROR(__xludf.dummyfunction(&quot;&quot;&quot;COMPUTED_VALUE&quot;&quot;&quot;);&quot;2019-12-10 14:34:29.0&quot;)" office:value-type="string" office:string-value="2019-12-10 14:34:29.0" calcext:value-type="string">
            <text:p>2019-12-10 14:34:29.0</text:p>
          </table:table-cell>
          <table:table-cell/>
          <table:table-cell table:style-name="ce6" table:formula="of:=COUNTIF([.B199:.B1190];[.G19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199.0</text:p>
          </table:table-cell>
          <table:table-cell table:style-name="ce4" office:value-type="string" calcext:value-type="string">
            <text:p>2019-12-10 14:32:4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199]+1/LOOKUP([.B200];[.$G$2:.$H$452];[.$I$2:.$I$452] )" office:value-type="float" office:value="90.6666666666666" calcext:value-type="float">
            <text:p>90.6666666666666</text:p>
          </table:table-cell>
          <table:table-cell table:style-name="ce6" table:formula="of:=IFERROR(__xludf.dummyfunction(&quot;&quot;&quot;COMPUTED_VALUE&quot;&quot;&quot;);&quot;2019-12-10 14:34:30.0&quot;)" office:value-type="string" office:string-value="2019-12-10 14:34:30.0" calcext:value-type="string">
            <text:p>2019-12-10 14:34:30.0</text:p>
          </table:table-cell>
          <table:table-cell/>
          <table:table-cell table:style-name="ce6" table:formula="of:=COUNTIF([.B200:.B1191];[.G20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0.0</text:p>
          </table:table-cell>
          <table:table-cell table:style-name="ce4" office:value-type="string" calcext:value-type="string">
            <text:p>2019-12-10 14:32:4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00]+1/LOOKUP([.B201];[.$G$2:.$H$452];[.$I$2:.$I$452] )" office:value-type="float" office:value="91" calcext:value-type="float">
            <text:p>91</text:p>
          </table:table-cell>
          <table:table-cell table:style-name="ce6" table:formula="of:=IFERROR(__xludf.dummyfunction(&quot;&quot;&quot;COMPUTED_VALUE&quot;&quot;&quot;);&quot;2019-12-10 14:34:31.0&quot;)" office:value-type="string" office:string-value="2019-12-10 14:34:31.0" calcext:value-type="string">
            <text:p>2019-12-10 14:34:31.0</text:p>
          </table:table-cell>
          <table:table-cell/>
          <table:table-cell table:style-name="ce6" table:formula="of:=COUNTIF([.B201:.B1192];[.G20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1.0</text:p>
          </table:table-cell>
          <table:table-cell table:style-name="ce4" office:value-type="string" calcext:value-type="string">
            <text:p>2019-12-10 14:32:4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01]+1/LOOKUP([.B202];[.$G$2:.$H$452];[.$I$2:.$I$452] )" office:value-type="float" office:value="91.3333333333333" calcext:value-type="float">
            <text:p>91.3333333333333</text:p>
          </table:table-cell>
          <table:table-cell table:style-name="ce6" table:formula="of:=IFERROR(__xludf.dummyfunction(&quot;&quot;&quot;COMPUTED_VALUE&quot;&quot;&quot;);&quot;2019-12-10 14:34:32.0&quot;)" office:value-type="string" office:string-value="2019-12-10 14:34:32.0" calcext:value-type="string">
            <text:p>2019-12-10 14:34:32.0</text:p>
          </table:table-cell>
          <table:table-cell/>
          <table:table-cell table:style-name="ce6" table:formula="of:=COUNTIF([.B202:.B1193];[.G20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2.0</text:p>
          </table:table-cell>
          <table:table-cell table:style-name="ce4" office:value-type="string" calcext:value-type="string">
            <text:p>2019-12-10 14:32:4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02]+1/LOOKUP([.B203];[.$G$2:.$H$452];[.$I$2:.$I$452] )" office:value-type="float" office:value="91.6666666666666" calcext:value-type="float">
            <text:p>91.6666666666666</text:p>
          </table:table-cell>
          <table:table-cell table:style-name="ce6" table:formula="of:=IFERROR(__xludf.dummyfunction(&quot;&quot;&quot;COMPUTED_VALUE&quot;&quot;&quot;);&quot;2019-12-10 14:34:33.0&quot;)" office:value-type="string" office:string-value="2019-12-10 14:34:33.0" calcext:value-type="string">
            <text:p>2019-12-10 14:34:33.0</text:p>
          </table:table-cell>
          <table:table-cell/>
          <table:table-cell table:style-name="ce6" table:formula="of:=COUNTIF([.B203:.B1194];[.G20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3.0</text:p>
          </table:table-cell>
          <table:table-cell table:style-name="ce4" office:value-type="string" calcext:value-type="string">
            <text:p>2019-12-10 14:32:4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03]+1/LOOKUP([.B204];[.$G$2:.$H$452];[.$I$2:.$I$452] )" office:value-type="float" office:value="92.1666666666666" calcext:value-type="float">
            <text:p>92.1666666666666</text:p>
          </table:table-cell>
          <table:table-cell table:style-name="ce6" table:formula="of:=IFERROR(__xludf.dummyfunction(&quot;&quot;&quot;COMPUTED_VALUE&quot;&quot;&quot;);&quot;2019-12-10 14:34:34.0&quot;)" office:value-type="string" office:string-value="2019-12-10 14:34:34.0" calcext:value-type="string">
            <text:p>2019-12-10 14:34:34.0</text:p>
          </table:table-cell>
          <table:table-cell/>
          <table:table-cell table:style-name="ce6" table:formula="of:=COUNTIF([.B204:.B1195];[.G20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4.0</text:p>
          </table:table-cell>
          <table:table-cell table:style-name="ce4" office:value-type="string" calcext:value-type="string">
            <text:p>2019-12-10 14:32:4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04]+1/LOOKUP([.B205];[.$G$2:.$H$452];[.$I$2:.$I$452] )" office:value-type="float" office:value="92.6666666666666" calcext:value-type="float">
            <text:p>92.6666666666666</text:p>
          </table:table-cell>
          <table:table-cell table:style-name="ce6" table:formula="of:=IFERROR(__xludf.dummyfunction(&quot;&quot;&quot;COMPUTED_VALUE&quot;&quot;&quot;);&quot;2019-12-10 14:34:35.0&quot;)" office:value-type="string" office:string-value="2019-12-10 14:34:35.0" calcext:value-type="string">
            <text:p>2019-12-10 14:34:35.0</text:p>
          </table:table-cell>
          <table:table-cell/>
          <table:table-cell table:style-name="ce6" table:formula="of:=COUNTIF([.B205:.B1196];[.G20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5.0</text:p>
          </table:table-cell>
          <table:table-cell table:style-name="ce4" office:value-type="string" calcext:value-type="string">
            <text:p>2019-12-10 14:32:45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05]+1/LOOKUP([.B206];[.$G$2:.$H$452];[.$I$2:.$I$452] )" office:value-type="float" office:value="93.1666666666666" calcext:value-type="float">
            <text:p>93.1666666666666</text:p>
          </table:table-cell>
          <table:table-cell table:style-name="ce6" table:formula="of:=IFERROR(__xludf.dummyfunction(&quot;&quot;&quot;COMPUTED_VALUE&quot;&quot;&quot;);&quot;2019-12-10 14:34:36.0&quot;)" office:value-type="string" office:string-value="2019-12-10 14:34:36.0" calcext:value-type="string">
            <text:p>2019-12-10 14:34:36.0</text:p>
          </table:table-cell>
          <table:table-cell/>
          <table:table-cell table:style-name="ce6" table:formula="of:=COUNTIF([.B206:.B1197];[.G20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6.0</text:p>
          </table:table-cell>
          <table:table-cell table:style-name="ce4" office:value-type="string" calcext:value-type="string">
            <text:p>2019-12-10 14:32:45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06]+1/LOOKUP([.B207];[.$G$2:.$H$452];[.$I$2:.$I$452] )" office:value-type="float" office:value="93.6666666666666" calcext:value-type="float">
            <text:p>93.6666666666666</text:p>
          </table:table-cell>
          <table:table-cell table:style-name="ce6" table:formula="of:=IFERROR(__xludf.dummyfunction(&quot;&quot;&quot;COMPUTED_VALUE&quot;&quot;&quot;);&quot;2019-12-10 14:34:37.0&quot;)" office:value-type="string" office:string-value="2019-12-10 14:34:37.0" calcext:value-type="string">
            <text:p>2019-12-10 14:34:37.0</text:p>
          </table:table-cell>
          <table:table-cell/>
          <table:table-cell table:style-name="ce6" table:formula="of:=COUNTIF([.B207:.B1198];[.G20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7.0</text:p>
          </table:table-cell>
          <table:table-cell table:style-name="ce4" office:value-type="string" calcext:value-type="string">
            <text:p>2019-12-10 14:32:4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07]+1/LOOKUP([.B208];[.$G$2:.$H$452];[.$I$2:.$I$452] )" office:value-type="float" office:value="94.1666666666666" calcext:value-type="float">
            <text:p>94.1666666666666</text:p>
          </table:table-cell>
          <table:table-cell table:style-name="ce6" table:formula="of:=IFERROR(__xludf.dummyfunction(&quot;&quot;&quot;COMPUTED_VALUE&quot;&quot;&quot;);&quot;2019-12-10 14:34:38.0&quot;)" office:value-type="string" office:string-value="2019-12-10 14:34:38.0" calcext:value-type="string">
            <text:p>2019-12-10 14:34:38.0</text:p>
          </table:table-cell>
          <table:table-cell/>
          <table:table-cell table:style-name="ce6" table:formula="of:=COUNTIF([.B208:.B1199];[.G20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8.0</text:p>
          </table:table-cell>
          <table:table-cell table:style-name="ce4" office:value-type="string" calcext:value-type="string">
            <text:p>2019-12-10 14:32:4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08]+1/LOOKUP([.B209];[.$G$2:.$H$452];[.$I$2:.$I$452] )" office:value-type="float" office:value="94.6666666666666" calcext:value-type="float">
            <text:p>94.6666666666666</text:p>
          </table:table-cell>
          <table:table-cell table:style-name="ce6" table:formula="of:=IFERROR(__xludf.dummyfunction(&quot;&quot;&quot;COMPUTED_VALUE&quot;&quot;&quot;);&quot;2019-12-10 14:34:39.0&quot;)" office:value-type="string" office:string-value="2019-12-10 14:34:39.0" calcext:value-type="string">
            <text:p>2019-12-10 14:34:39.0</text:p>
          </table:table-cell>
          <table:table-cell/>
          <table:table-cell table:style-name="ce6" table:formula="of:=COUNTIF([.B209:.B1200];[.G20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9.0</text:p>
          </table:table-cell>
          <table:table-cell table:style-name="ce4" office:value-type="string" calcext:value-type="string">
            <text:p>2019-12-10 14:32:4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09]+1/LOOKUP([.B210];[.$G$2:.$H$452];[.$I$2:.$I$452] )" office:value-type="float" office:value="95.1666666666666" calcext:value-type="float">
            <text:p>95.1666666666666</text:p>
          </table:table-cell>
          <table:table-cell table:style-name="ce6" table:formula="of:=IFERROR(__xludf.dummyfunction(&quot;&quot;&quot;COMPUTED_VALUE&quot;&quot;&quot;);&quot;2019-12-10 14:34:40.0&quot;)" office:value-type="string" office:string-value="2019-12-10 14:34:40.0" calcext:value-type="string">
            <text:p>2019-12-10 14:34:40.0</text:p>
          </table:table-cell>
          <table:table-cell/>
          <table:table-cell table:style-name="ce6" table:formula="of:=COUNTIF([.B210:.B1201];[.G21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10.0</text:p>
          </table:table-cell>
          <table:table-cell table:style-name="ce4" office:value-type="string" calcext:value-type="string">
            <text:p>2019-12-10 14:32:4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10]+1/LOOKUP([.B211];[.$G$2:.$H$452];[.$I$2:.$I$452] )" office:value-type="float" office:value="95.6666666666666" calcext:value-type="float">
            <text:p>95.6666666666666</text:p>
          </table:table-cell>
          <table:table-cell table:style-name="ce6" table:formula="of:=IFERROR(__xludf.dummyfunction(&quot;&quot;&quot;COMPUTED_VALUE&quot;&quot;&quot;);&quot;2019-12-10 14:34:41.0&quot;)" office:value-type="string" office:string-value="2019-12-10 14:34:41.0" calcext:value-type="string">
            <text:p>2019-12-10 14:34:41.0</text:p>
          </table:table-cell>
          <table:table-cell/>
          <table:table-cell table:style-name="ce6" table:formula="of:=COUNTIF([.B211:.B1202];[.G21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11.0</text:p>
          </table:table-cell>
          <table:table-cell table:style-name="ce4" office:value-type="string" calcext:value-type="string">
            <text:p>2019-12-10 14:32:4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11]+1/LOOKUP([.B212];[.$G$2:.$H$452];[.$I$2:.$I$452] )" office:value-type="float" office:value="95.9999999999999" calcext:value-type="float">
            <text:p>95.9999999999999</text:p>
          </table:table-cell>
          <table:table-cell table:style-name="ce6" table:formula="of:=IFERROR(__xludf.dummyfunction(&quot;&quot;&quot;COMPUTED_VALUE&quot;&quot;&quot;);&quot;2019-12-10 14:34:42.0&quot;)" office:value-type="string" office:string-value="2019-12-10 14:34:42.0" calcext:value-type="string">
            <text:p>2019-12-10 14:34:42.0</text:p>
          </table:table-cell>
          <table:table-cell/>
          <table:table-cell table:style-name="ce6" table:formula="of:=COUNTIF([.B212:.B1203];[.G212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12.0</text:p>
          </table:table-cell>
          <table:table-cell table:style-name="ce4" office:value-type="string" calcext:value-type="string">
            <text:p>2019-12-10 14:32:4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12]+1/LOOKUP([.B213];[.$G$2:.$H$452];[.$I$2:.$I$452] )" office:value-type="float" office:value="96.3333333333333" calcext:value-type="float">
            <text:p>96.3333333333333</text:p>
          </table:table-cell>
          <table:table-cell table:style-name="ce6" table:formula="of:=IFERROR(__xludf.dummyfunction(&quot;&quot;&quot;COMPUTED_VALUE&quot;&quot;&quot;);&quot;2019-12-10 14:34:43.0&quot;)" office:value-type="string" office:string-value="2019-12-10 14:34:43.0" calcext:value-type="string">
            <text:p>2019-12-10 14:34:43.0</text:p>
          </table:table-cell>
          <table:table-cell/>
          <table:table-cell table:style-name="ce6" table:formula="of:=COUNTIF([.B213:.B1204];[.G21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13.0</text:p>
          </table:table-cell>
          <table:table-cell table:style-name="ce4" office:value-type="string" calcext:value-type="string">
            <text:p>2019-12-10 14:32:4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13]+1/LOOKUP([.B214];[.$G$2:.$H$452];[.$I$2:.$I$452] )" office:value-type="float" office:value="96.6666666666666" calcext:value-type="float">
            <text:p>96.6666666666666</text:p>
          </table:table-cell>
          <table:table-cell table:style-name="ce6" table:formula="of:=IFERROR(__xludf.dummyfunction(&quot;&quot;&quot;COMPUTED_VALUE&quot;&quot;&quot;);&quot;2019-12-10 14:34:44.0&quot;)" office:value-type="string" office:string-value="2019-12-10 14:34:44.0" calcext:value-type="string">
            <text:p>2019-12-10 14:34:44.0</text:p>
          </table:table-cell>
          <table:table-cell/>
          <table:table-cell table:style-name="ce6" table:formula="of:=COUNTIF([.B214:.B1205];[.G21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14.0</text:p>
          </table:table-cell>
          <table:table-cell table:style-name="ce4" office:value-type="string" calcext:value-type="string">
            <text:p>2019-12-10 14:32:4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14]+1/LOOKUP([.B215];[.$G$2:.$H$452];[.$I$2:.$I$452] )" office:value-type="float" office:value="97.6666666666666" calcext:value-type="float">
            <text:p>97.6666666666666</text:p>
          </table:table-cell>
          <table:table-cell table:style-name="ce6" table:formula="of:=IFERROR(__xludf.dummyfunction(&quot;&quot;&quot;COMPUTED_VALUE&quot;&quot;&quot;);&quot;2019-12-10 14:34:45.0&quot;)" office:value-type="string" office:string-value="2019-12-10 14:34:45.0" calcext:value-type="string">
            <text:p>2019-12-10 14:34:45.0</text:p>
          </table:table-cell>
          <table:table-cell/>
          <table:table-cell table:style-name="ce6" table:formula="of:=COUNTIF([.B215:.B1206];[.G21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15.0</text:p>
          </table:table-cell>
          <table:table-cell table:style-name="ce4" office:value-type="string" calcext:value-type="string">
            <text:p>2019-12-10 14:32:5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15]+1/LOOKUP([.B216];[.$G$2:.$H$452];[.$I$2:.$I$452] )" office:value-type="float" office:value="98.1666666666666" calcext:value-type="float">
            <text:p>98.1666666666666</text:p>
          </table:table-cell>
          <table:table-cell table:style-name="ce6" table:formula="of:=IFERROR(__xludf.dummyfunction(&quot;&quot;&quot;COMPUTED_VALUE&quot;&quot;&quot;);&quot;2019-12-10 14:34:46.0&quot;)" office:value-type="string" office:string-value="2019-12-10 14:34:46.0" calcext:value-type="string">
            <text:p>2019-12-10 14:34:46.0</text:p>
          </table:table-cell>
          <table:table-cell/>
          <table:table-cell table:style-name="ce6" table:formula="of:=COUNTIF([.B216:.B1207];[.G216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16.0</text:p>
          </table:table-cell>
          <table:table-cell table:style-name="ce4" office:value-type="string" calcext:value-type="string">
            <text:p>2019-12-10 14:32:5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16]+1/LOOKUP([.B217];[.$G$2:.$H$452];[.$I$2:.$I$452] )" office:value-type="float" office:value="98.6666666666666" calcext:value-type="float">
            <text:p>98.6666666666666</text:p>
          </table:table-cell>
          <table:table-cell table:style-name="ce6" table:formula="of:=IFERROR(__xludf.dummyfunction(&quot;&quot;&quot;COMPUTED_VALUE&quot;&quot;&quot;);&quot;2019-12-10 14:34:47.0&quot;)" office:value-type="string" office:string-value="2019-12-10 14:34:47.0" calcext:value-type="string">
            <text:p>2019-12-10 14:34:47.0</text:p>
          </table:table-cell>
          <table:table-cell/>
          <table:table-cell table:style-name="ce6" table:formula="of:=COUNTIF([.B217:.B1208];[.G217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17.0</text:p>
          </table:table-cell>
          <table:table-cell table:style-name="ce4" office:value-type="string" calcext:value-type="string">
            <text:p>2019-12-10 14:32:5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17]+1/LOOKUP([.B218];[.$G$2:.$H$452];[.$I$2:.$I$452] )" office:value-type="float" office:value="99.1666666666666" calcext:value-type="float">
            <text:p>99.1666666666666</text:p>
          </table:table-cell>
          <table:table-cell table:style-name="ce6" table:formula="of:=IFERROR(__xludf.dummyfunction(&quot;&quot;&quot;COMPUTED_VALUE&quot;&quot;&quot;);&quot;2019-12-10 14:34:48.0&quot;)" office:value-type="string" office:string-value="2019-12-10 14:34:48.0" calcext:value-type="string">
            <text:p>2019-12-10 14:34:48.0</text:p>
          </table:table-cell>
          <table:table-cell/>
          <table:table-cell table:style-name="ce6" table:formula="of:=COUNTIF([.B218:.B1209];[.G21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18.0</text:p>
          </table:table-cell>
          <table:table-cell table:style-name="ce4" office:value-type="string" calcext:value-type="string">
            <text:p>2019-12-10 14:32:5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18]+1/LOOKUP([.B219];[.$G$2:.$H$452];[.$I$2:.$I$452] )" office:value-type="float" office:value="99.6666666666666" calcext:value-type="float">
            <text:p>99.6666666666666</text:p>
          </table:table-cell>
          <table:table-cell table:style-name="ce6" table:formula="of:=IFERROR(__xludf.dummyfunction(&quot;&quot;&quot;COMPUTED_VALUE&quot;&quot;&quot;);&quot;2019-12-10 14:34:49.0&quot;)" office:value-type="string" office:string-value="2019-12-10 14:34:49.0" calcext:value-type="string">
            <text:p>2019-12-10 14:34:49.0</text:p>
          </table:table-cell>
          <table:table-cell/>
          <table:table-cell table:style-name="ce6" table:formula="of:=COUNTIF([.B219:.B1210];[.G219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19.0</text:p>
          </table:table-cell>
          <table:table-cell table:style-name="ce4" office:value-type="string" calcext:value-type="string">
            <text:p>2019-12-10 14:32:5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19]+1/LOOKUP([.B220];[.$G$2:.$H$452];[.$I$2:.$I$452] )" office:value-type="float" office:value="100.166666666667" calcext:value-type="float">
            <text:p>100.166666666667</text:p>
          </table:table-cell>
          <table:table-cell table:style-name="ce6" table:formula="of:=IFERROR(__xludf.dummyfunction(&quot;&quot;&quot;COMPUTED_VALUE&quot;&quot;&quot;);&quot;2019-12-10 14:34:50.0&quot;)" office:value-type="string" office:string-value="2019-12-10 14:34:50.0" calcext:value-type="string">
            <text:p>2019-12-10 14:34:50.0</text:p>
          </table:table-cell>
          <table:table-cell/>
          <table:table-cell table:style-name="ce6" table:formula="of:=COUNTIF([.B220:.B1211];[.G22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20.0</text:p>
          </table:table-cell>
          <table:table-cell table:style-name="ce4" office:value-type="string" calcext:value-type="string">
            <text:p>2019-12-10 14:32:5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20]+1/LOOKUP([.B221];[.$G$2:.$H$452];[.$I$2:.$I$452] )" office:value-type="float" office:value="100.666666666667" calcext:value-type="float">
            <text:p>100.666666666667</text:p>
          </table:table-cell>
          <table:table-cell table:style-name="ce6" table:formula="of:=IFERROR(__xludf.dummyfunction(&quot;&quot;&quot;COMPUTED_VALUE&quot;&quot;&quot;);&quot;2019-12-10 14:34:51.0&quot;)" office:value-type="string" office:string-value="2019-12-10 14:34:51.0" calcext:value-type="string">
            <text:p>2019-12-10 14:34:51.0</text:p>
          </table:table-cell>
          <table:table-cell/>
          <table:table-cell table:style-name="ce6" table:formula="of:=COUNTIF([.B221:.B1212];[.G22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21.0</text:p>
          </table:table-cell>
          <table:table-cell table:style-name="ce4" office:value-type="string" calcext:value-type="string">
            <text:p>2019-12-10 14:32:5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21]+1/LOOKUP([.B222];[.$G$2:.$H$452];[.$I$2:.$I$452] )" office:value-type="float" office:value="101" calcext:value-type="float">
            <text:p>101</text:p>
          </table:table-cell>
          <table:table-cell table:style-name="ce6" table:formula="of:=IFERROR(__xludf.dummyfunction(&quot;&quot;&quot;COMPUTED_VALUE&quot;&quot;&quot;);&quot;2019-12-10 14:34:52.0&quot;)" office:value-type="string" office:string-value="2019-12-10 14:34:52.0" calcext:value-type="string">
            <text:p>2019-12-10 14:34:52.0</text:p>
          </table:table-cell>
          <table:table-cell/>
          <table:table-cell table:style-name="ce6" table:formula="of:=COUNTIF([.B222:.B1213];[.G222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22.0</text:p>
          </table:table-cell>
          <table:table-cell table:style-name="ce4" office:value-type="string" calcext:value-type="string">
            <text:p>2019-12-10 14:32:5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22]+1/LOOKUP([.B223];[.$G$2:.$H$452];[.$I$2:.$I$452] )" office:value-type="float" office:value="101.333333333333" calcext:value-type="float">
            <text:p>101.333333333333</text:p>
          </table:table-cell>
          <table:table-cell table:style-name="ce6" table:formula="of:=IFERROR(__xludf.dummyfunction(&quot;&quot;&quot;COMPUTED_VALUE&quot;&quot;&quot;);&quot;2019-12-10 14:34:53.0&quot;)" office:value-type="string" office:string-value="2019-12-10 14:34:53.0" calcext:value-type="string">
            <text:p>2019-12-10 14:34:53.0</text:p>
          </table:table-cell>
          <table:table-cell/>
          <table:table-cell table:style-name="ce6" table:formula="of:=COUNTIF([.B223:.B1214];[.G22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23.0</text:p>
          </table:table-cell>
          <table:table-cell table:style-name="ce4" office:value-type="string" calcext:value-type="string">
            <text:p>2019-12-10 14:32:53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23]+1/LOOKUP([.B224];[.$G$2:.$H$452];[.$I$2:.$I$452] )" office:value-type="float" office:value="101.666666666667" calcext:value-type="float">
            <text:p>101.666666666667</text:p>
          </table:table-cell>
          <table:table-cell table:style-name="ce6" table:formula="of:=IFERROR(__xludf.dummyfunction(&quot;&quot;&quot;COMPUTED_VALUE&quot;&quot;&quot;);&quot;2019-12-10 14:34:54.0&quot;)" office:value-type="string" office:string-value="2019-12-10 14:34:54.0" calcext:value-type="string">
            <text:p>2019-12-10 14:34:54.0</text:p>
          </table:table-cell>
          <table:table-cell/>
          <table:table-cell table:style-name="ce6" table:formula="of:=COUNTIF([.B224:.B1215];[.G22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24.0</text:p>
          </table:table-cell>
          <table:table-cell table:style-name="ce4" office:value-type="string" calcext:value-type="string">
            <text:p>2019-12-10 14:32:5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24]+1/LOOKUP([.B225];[.$G$2:.$H$452];[.$I$2:.$I$452] )" office:value-type="float" office:value="102.166666666667" calcext:value-type="float">
            <text:p>102.166666666667</text:p>
          </table:table-cell>
          <table:table-cell table:style-name="ce6" table:formula="of:=IFERROR(__xludf.dummyfunction(&quot;&quot;&quot;COMPUTED_VALUE&quot;&quot;&quot;);&quot;2019-12-10 14:34:55.0&quot;)" office:value-type="string" office:string-value="2019-12-10 14:34:55.0" calcext:value-type="string">
            <text:p>2019-12-10 14:34:55.0</text:p>
          </table:table-cell>
          <table:table-cell/>
          <table:table-cell table:style-name="ce6" table:formula="of:=COUNTIF([.B225:.B1216];[.G22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25.0</text:p>
          </table:table-cell>
          <table:table-cell table:style-name="ce4" office:value-type="string" calcext:value-type="string">
            <text:p>2019-12-10 14:32:54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25]+1/LOOKUP([.B226];[.$G$2:.$H$452];[.$I$2:.$I$452] )" office:value-type="float" office:value="102.666666666667" calcext:value-type="float">
            <text:p>102.666666666667</text:p>
          </table:table-cell>
          <table:table-cell table:style-name="ce6" table:formula="of:=IFERROR(__xludf.dummyfunction(&quot;&quot;&quot;COMPUTED_VALUE&quot;&quot;&quot;);&quot;2019-12-10 14:34:56.0&quot;)" office:value-type="string" office:string-value="2019-12-10 14:34:56.0" calcext:value-type="string">
            <text:p>2019-12-10 14:34:56.0</text:p>
          </table:table-cell>
          <table:table-cell/>
          <table:table-cell table:style-name="ce6" table:formula="of:=COUNTIF([.B226:.B1217];[.G226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26.0</text:p>
          </table:table-cell>
          <table:table-cell table:style-name="ce4" office:value-type="string" calcext:value-type="string">
            <text:p>2019-12-10 14:32:55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26]+1/LOOKUP([.B227];[.$G$2:.$H$452];[.$I$2:.$I$452] )" office:value-type="float" office:value="103.166666666667" calcext:value-type="float">
            <text:p>103.166666666667</text:p>
          </table:table-cell>
          <table:table-cell table:style-name="ce6" table:formula="of:=IFERROR(__xludf.dummyfunction(&quot;&quot;&quot;COMPUTED_VALUE&quot;&quot;&quot;);&quot;2019-12-10 14:34:57.0&quot;)" office:value-type="string" office:string-value="2019-12-10 14:34:57.0" calcext:value-type="string">
            <text:p>2019-12-10 14:34:57.0</text:p>
          </table:table-cell>
          <table:table-cell/>
          <table:table-cell table:style-name="ce6" table:formula="of:=COUNTIF([.B227:.B1218];[.G22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27.0</text:p>
          </table:table-cell>
          <table:table-cell table:style-name="ce4" office:value-type="string" calcext:value-type="string">
            <text:p>2019-12-10 14:32:55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27]+1/LOOKUP([.B228];[.$G$2:.$H$452];[.$I$2:.$I$452] )" office:value-type="float" office:value="103.666666666667" calcext:value-type="float">
            <text:p>103.666666666667</text:p>
          </table:table-cell>
          <table:table-cell table:style-name="ce6" table:formula="of:=IFERROR(__xludf.dummyfunction(&quot;&quot;&quot;COMPUTED_VALUE&quot;&quot;&quot;);&quot;2019-12-10 14:34:58.0&quot;)" office:value-type="string" office:string-value="2019-12-10 14:34:58.0" calcext:value-type="string">
            <text:p>2019-12-10 14:34:58.0</text:p>
          </table:table-cell>
          <table:table-cell/>
          <table:table-cell table:style-name="ce6" table:formula="of:=COUNTIF([.B228:.B1219];[.G22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28.0</text:p>
          </table:table-cell>
          <table:table-cell table:style-name="ce4" office:value-type="string" calcext:value-type="string">
            <text:p>2019-12-10 14:32:5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28]+1/LOOKUP([.B229];[.$G$2:.$H$452];[.$I$2:.$I$452] )" office:value-type="float" office:value="104" calcext:value-type="float">
            <text:p>104</text:p>
          </table:table-cell>
          <table:table-cell table:style-name="ce6" table:formula="of:=IFERROR(__xludf.dummyfunction(&quot;&quot;&quot;COMPUTED_VALUE&quot;&quot;&quot;);&quot;2019-12-10 14:34:59.0&quot;)" office:value-type="string" office:string-value="2019-12-10 14:34:59.0" calcext:value-type="string">
            <text:p>2019-12-10 14:34:59.0</text:p>
          </table:table-cell>
          <table:table-cell/>
          <table:table-cell table:style-name="ce6" table:formula="of:=COUNTIF([.B229:.B1220];[.G22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29.0</text:p>
          </table:table-cell>
          <table:table-cell table:style-name="ce4" office:value-type="string" calcext:value-type="string">
            <text:p>2019-12-10 14:32:5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29]+1/LOOKUP([.B230];[.$G$2:.$H$452];[.$I$2:.$I$452] )" office:value-type="float" office:value="104.333333333333" calcext:value-type="float">
            <text:p>104.333333333333</text:p>
          </table:table-cell>
          <table:table-cell table:style-name="ce6" table:formula="of:=IFERROR(__xludf.dummyfunction(&quot;&quot;&quot;COMPUTED_VALUE&quot;&quot;&quot;);&quot;2019-12-10 14:35:00.0&quot;)" office:value-type="string" office:string-value="2019-12-10 14:35:00.0" calcext:value-type="string">
            <text:p>2019-12-10 14:35:00.0</text:p>
          </table:table-cell>
          <table:table-cell/>
          <table:table-cell table:style-name="ce6" table:formula="of:=COUNTIF([.B230:.B1221];[.G23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30.0</text:p>
          </table:table-cell>
          <table:table-cell table:style-name="ce4" office:value-type="string" calcext:value-type="string">
            <text:p>2019-12-10 14:32:56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30]+1/LOOKUP([.B231];[.$G$2:.$H$452];[.$I$2:.$I$452] )" office:value-type="float" office:value="104.666666666667" calcext:value-type="float">
            <text:p>104.666666666667</text:p>
          </table:table-cell>
          <table:table-cell table:style-name="ce6" table:formula="of:=IFERROR(__xludf.dummyfunction(&quot;&quot;&quot;COMPUTED_VALUE&quot;&quot;&quot;);&quot;2019-12-10 14:35:01.0&quot;)" office:value-type="string" office:string-value="2019-12-10 14:35:01.0" calcext:value-type="string">
            <text:p>2019-12-10 14:35:01.0</text:p>
          </table:table-cell>
          <table:table-cell/>
          <table:table-cell table:style-name="ce6" table:formula="of:=COUNTIF([.B231:.B1222];[.G23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31.0</text:p>
          </table:table-cell>
          <table:table-cell table:style-name="ce4" office:value-type="string" calcext:value-type="string">
            <text:p>2019-12-10 14:32:5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31]+1/LOOKUP([.B232];[.$G$2:.$H$452];[.$I$2:.$I$452] )" office:value-type="float" office:value="105.166666666667" calcext:value-type="float">
            <text:p>105.166666666667</text:p>
          </table:table-cell>
          <table:table-cell table:style-name="ce6" table:formula="of:=IFERROR(__xludf.dummyfunction(&quot;&quot;&quot;COMPUTED_VALUE&quot;&quot;&quot;);&quot;2019-12-10 14:35:02.0&quot;)" office:value-type="string" office:string-value="2019-12-10 14:35:02.0" calcext:value-type="string">
            <text:p>2019-12-10 14:35:02.0</text:p>
          </table:table-cell>
          <table:table-cell/>
          <table:table-cell table:style-name="ce6" table:formula="of:=COUNTIF([.B232:.B1223];[.G23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32.0</text:p>
          </table:table-cell>
          <table:table-cell table:style-name="ce4" office:value-type="string" calcext:value-type="string">
            <text:p>2019-12-10 14:32:57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29.00</text:p>
          </table:table-cell>
          <table:table-cell table:style-name="ce6" table:formula="of:=[.F232]+1/LOOKUP([.B233];[.$G$2:.$H$452];[.$I$2:.$I$452] )" office:value-type="float" office:value="105.666666666667" calcext:value-type="float">
            <text:p>105.666666666667</text:p>
          </table:table-cell>
          <table:table-cell table:style-name="ce6" table:formula="of:=IFERROR(__xludf.dummyfunction(&quot;&quot;&quot;COMPUTED_VALUE&quot;&quot;&quot;);&quot;2019-12-10 14:35:03.0&quot;)" office:value-type="string" office:string-value="2019-12-10 14:35:03.0" calcext:value-type="string">
            <text:p>2019-12-10 14:35:03.0</text:p>
          </table:table-cell>
          <table:table-cell/>
          <table:table-cell table:style-name="ce6" table:formula="of:=COUNTIF([.B233:.B1224];[.G23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33.0</text:p>
          </table:table-cell>
          <table:table-cell table:style-name="ce4" office:value-type="string" calcext:value-type="string">
            <text:p>2019-12-10 14:32:5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33]+1/LOOKUP([.B234];[.$G$2:.$H$452];[.$I$2:.$I$452] )" office:value-type="float" office:value="106.166666666667" calcext:value-type="float">
            <text:p>106.166666666667</text:p>
          </table:table-cell>
          <table:table-cell table:style-name="ce6" table:formula="of:=IFERROR(__xludf.dummyfunction(&quot;&quot;&quot;COMPUTED_VALUE&quot;&quot;&quot;);&quot;2019-12-10 14:35:04.0&quot;)" office:value-type="string" office:string-value="2019-12-10 14:35:04.0" calcext:value-type="string">
            <text:p>2019-12-10 14:35:04.0</text:p>
          </table:table-cell>
          <table:table-cell/>
          <table:table-cell table:style-name="ce6" table:formula="of:=COUNTIF([.B234:.B1225];[.G23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34.0</text:p>
          </table:table-cell>
          <table:table-cell table:style-name="ce4" office:value-type="string" calcext:value-type="string">
            <text:p>2019-12-10 14:32:58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34]+1/LOOKUP([.B235];[.$G$2:.$H$452];[.$I$2:.$I$452] )" office:value-type="float" office:value="106.666666666667" calcext:value-type="float">
            <text:p>106.666666666667</text:p>
          </table:table-cell>
          <table:table-cell table:style-name="ce6" table:formula="of:=IFERROR(__xludf.dummyfunction(&quot;&quot;&quot;COMPUTED_VALUE&quot;&quot;&quot;);&quot;2019-12-10 14:35:05.0&quot;)" office:value-type="string" office:string-value="2019-12-10 14:35:05.0" calcext:value-type="string">
            <text:p>2019-12-10 14:35:05.0</text:p>
          </table:table-cell>
          <table:table-cell/>
          <table:table-cell table:style-name="ce6" table:formula="of:=COUNTIF([.B235:.B1226];[.G23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35.0</text:p>
          </table:table-cell>
          <table:table-cell table:style-name="ce4" office:value-type="string" calcext:value-type="string">
            <text:p>2019-12-10 14:32:5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35]+1/LOOKUP([.B236];[.$G$2:.$H$452];[.$I$2:.$I$452] )" office:value-type="float" office:value="107.166666666667" calcext:value-type="float">
            <text:p>107.166666666667</text:p>
          </table:table-cell>
          <table:table-cell table:style-name="ce6" table:formula="of:=IFERROR(__xludf.dummyfunction(&quot;&quot;&quot;COMPUTED_VALUE&quot;&quot;&quot;);&quot;2019-12-10 14:35:06.0&quot;)" office:value-type="string" office:string-value="2019-12-10 14:35:06.0" calcext:value-type="string">
            <text:p>2019-12-10 14:35:06.0</text:p>
          </table:table-cell>
          <table:table-cell/>
          <table:table-cell table:style-name="ce6" table:formula="of:=COUNTIF([.B236:.B1227];[.G236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36.0</text:p>
          </table:table-cell>
          <table:table-cell table:style-name="ce4" office:value-type="string" calcext:value-type="string">
            <text:p>2019-12-10 14:32:59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36]+1/LOOKUP([.B237];[.$G$2:.$H$452];[.$I$2:.$I$452] )" office:value-type="float" office:value="107.666666666667" calcext:value-type="float">
            <text:p>107.666666666667</text:p>
          </table:table-cell>
          <table:table-cell table:style-name="ce6" table:formula="of:=IFERROR(__xludf.dummyfunction(&quot;&quot;&quot;COMPUTED_VALUE&quot;&quot;&quot;);&quot;2019-12-10 14:35:07.0&quot;)" office:value-type="string" office:string-value="2019-12-10 14:35:07.0" calcext:value-type="string">
            <text:p>2019-12-10 14:35:07.0</text:p>
          </table:table-cell>
          <table:table-cell/>
          <table:table-cell table:style-name="ce6" table:formula="of:=COUNTIF([.B237:.B1228];[.G23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37.0</text:p>
          </table:table-cell>
          <table:table-cell table:style-name="ce4" office:value-type="string" calcext:value-type="string">
            <text:p>2019-12-10 14:33:0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37]+1/LOOKUP([.B238];[.$G$2:.$H$452];[.$I$2:.$I$452] )" office:value-type="float" office:value="108" calcext:value-type="float">
            <text:p>108</text:p>
          </table:table-cell>
          <table:table-cell table:style-name="ce6" table:formula="of:=IFERROR(__xludf.dummyfunction(&quot;&quot;&quot;COMPUTED_VALUE&quot;&quot;&quot;);&quot;2019-12-10 14:35:08.0&quot;)" office:value-type="string" office:string-value="2019-12-10 14:35:08.0" calcext:value-type="string">
            <text:p>2019-12-10 14:35:08.0</text:p>
          </table:table-cell>
          <table:table-cell/>
          <table:table-cell table:style-name="ce6" table:formula="of:=COUNTIF([.B238:.B1229];[.G23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38.0</text:p>
          </table:table-cell>
          <table:table-cell table:style-name="ce4" office:value-type="string" calcext:value-type="string">
            <text:p>2019-12-10 14:33:0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38]+1/LOOKUP([.B239];[.$G$2:.$H$452];[.$I$2:.$I$452] )" office:value-type="float" office:value="108.333333333333" calcext:value-type="float">
            <text:p>108.333333333333</text:p>
          </table:table-cell>
          <table:table-cell table:style-name="ce6" table:formula="of:=IFERROR(__xludf.dummyfunction(&quot;&quot;&quot;COMPUTED_VALUE&quot;&quot;&quot;);&quot;2019-12-10 14:35:09.0&quot;)" office:value-type="string" office:string-value="2019-12-10 14:35:09.0" calcext:value-type="string">
            <text:p>2019-12-10 14:35:09.0</text:p>
          </table:table-cell>
          <table:table-cell/>
          <table:table-cell table:style-name="ce6" table:formula="of:=COUNTIF([.B239:.B1230];[.G23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39.0</text:p>
          </table:table-cell>
          <table:table-cell table:style-name="ce4" office:value-type="string" calcext:value-type="string">
            <text:p>2019-12-10 14:33:00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39]+1/LOOKUP([.B240];[.$G$2:.$H$452];[.$I$2:.$I$452] )" office:value-type="float" office:value="108.666666666667" calcext:value-type="float">
            <text:p>108.666666666667</text:p>
          </table:table-cell>
          <table:table-cell table:style-name="ce6" table:formula="of:=IFERROR(__xludf.dummyfunction(&quot;&quot;&quot;COMPUTED_VALUE&quot;&quot;&quot;);&quot;2019-12-10 14:35:10.0&quot;)" office:value-type="string" office:string-value="2019-12-10 14:35:10.0" calcext:value-type="string">
            <text:p>2019-12-10 14:35:10.0</text:p>
          </table:table-cell>
          <table:table-cell/>
          <table:table-cell table:style-name="ce6" table:formula="of:=COUNTIF([.B240:.B1231];[.G24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40.0</text:p>
          </table:table-cell>
          <table:table-cell table:style-name="ce4" office:value-type="string" calcext:value-type="string">
            <text:p>2019-12-10 14:33:0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40]+1/LOOKUP([.B241];[.$G$2:.$H$452];[.$I$2:.$I$452] )" office:value-type="float" office:value="109.166666666667" calcext:value-type="float">
            <text:p>109.166666666667</text:p>
          </table:table-cell>
          <table:table-cell table:style-name="ce6" table:formula="of:=IFERROR(__xludf.dummyfunction(&quot;&quot;&quot;COMPUTED_VALUE&quot;&quot;&quot;);&quot;2019-12-10 14:35:11.0&quot;)" office:value-type="string" office:string-value="2019-12-10 14:35:11.0" calcext:value-type="string">
            <text:p>2019-12-10 14:35:11.0</text:p>
          </table:table-cell>
          <table:table-cell/>
          <table:table-cell table:style-name="ce6" table:formula="of:=COUNTIF([.B241:.B1232];[.G241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41.0</text:p>
          </table:table-cell>
          <table:table-cell table:style-name="ce4" office:value-type="string" calcext:value-type="string">
            <text:p>2019-12-10 14:33:01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41]+1/LOOKUP([.B242];[.$G$2:.$H$452];[.$I$2:.$I$452] )" office:value-type="float" office:value="109.666666666667" calcext:value-type="float">
            <text:p>109.666666666667</text:p>
          </table:table-cell>
          <table:table-cell table:style-name="ce6" table:formula="of:=IFERROR(__xludf.dummyfunction(&quot;&quot;&quot;COMPUTED_VALUE&quot;&quot;&quot;);&quot;2019-12-10 14:35:12.0&quot;)" office:value-type="string" office:string-value="2019-12-10 14:35:12.0" calcext:value-type="string">
            <text:p>2019-12-10 14:35:12.0</text:p>
          </table:table-cell>
          <table:table-cell/>
          <table:table-cell table:style-name="ce6" table:formula="of:=COUNTIF([.B242:.B1233];[.G24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42.0</text:p>
          </table:table-cell>
          <table:table-cell table:style-name="ce4" office:value-type="string" calcext:value-type="string">
            <text:p>2019-12-10 14:33:0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42]+1/LOOKUP([.B243];[.$G$2:.$H$452];[.$I$2:.$I$452] )" office:value-type="float" office:value="110.166666666667" calcext:value-type="float">
            <text:p>110.166666666667</text:p>
          </table:table-cell>
          <table:table-cell table:style-name="ce6" table:formula="of:=IFERROR(__xludf.dummyfunction(&quot;&quot;&quot;COMPUTED_VALUE&quot;&quot;&quot;);&quot;2019-12-10 14:35:13.0&quot;)" office:value-type="string" office:string-value="2019-12-10 14:35:13.0" calcext:value-type="string">
            <text:p>2019-12-10 14:35:13.0</text:p>
          </table:table-cell>
          <table:table-cell/>
          <table:table-cell table:style-name="ce6" table:formula="of:=COUNTIF([.B243:.B1234];[.G24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43.0</text:p>
          </table:table-cell>
          <table:table-cell table:style-name="ce4" office:value-type="string" calcext:value-type="string">
            <text:p>2019-12-10 14:33:02.0</text:p>
          </table:table-cell>
          <table:table-cell table:style-name="ce4" office:value-type="string" calcext:value-type="string">
            <text:p>9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43]+1/LOOKUP([.B244];[.$G$2:.$H$452];[.$I$2:.$I$452] )" office:value-type="float" office:value="110.666666666667" calcext:value-type="float">
            <text:p>110.666666666667</text:p>
          </table:table-cell>
          <table:table-cell table:style-name="ce6" table:formula="of:=IFERROR(__xludf.dummyfunction(&quot;&quot;&quot;COMPUTED_VALUE&quot;&quot;&quot;);&quot;2019-12-10 14:35:14.0&quot;)" office:value-type="string" office:string-value="2019-12-10 14:35:14.0" calcext:value-type="string">
            <text:p>2019-12-10 14:35:14.0</text:p>
          </table:table-cell>
          <table:table-cell/>
          <table:table-cell table:style-name="ce6" table:formula="of:=COUNTIF([.B244:.B1235];[.G24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44.0</text:p>
          </table:table-cell>
          <table:table-cell table:style-name="ce4" office:value-type="string" calcext:value-type="string">
            <text:p>2019-12-10 14:33:03.0</text:p>
          </table:table-cell>
          <table:table-cell table:style-name="ce4" office:value-type="string" calcext:value-type="string">
            <text:p>9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44]+1/LOOKUP([.B245];[.$G$2:.$H$452];[.$I$2:.$I$452] )" office:value-type="float" office:value="111.166666666667" calcext:value-type="float">
            <text:p>111.166666666667</text:p>
          </table:table-cell>
          <table:table-cell table:style-name="ce6" table:formula="of:=IFERROR(__xludf.dummyfunction(&quot;&quot;&quot;COMPUTED_VALUE&quot;&quot;&quot;);&quot;2019-12-10 14:35:15.0&quot;)" office:value-type="string" office:string-value="2019-12-10 14:35:15.0" calcext:value-type="string">
            <text:p>2019-12-10 14:35:15.0</text:p>
          </table:table-cell>
          <table:table-cell/>
          <table:table-cell table:style-name="ce6" table:formula="of:=COUNTIF([.B245:.B1236];[.G24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45.0</text:p>
          </table:table-cell>
          <table:table-cell table:style-name="ce4" office:value-type="string" calcext:value-type="string">
            <text:p>2019-12-10 14:33:03.0</text:p>
          </table:table-cell>
          <table:table-cell table:style-name="ce4" office:value-type="string" calcext:value-type="string">
            <text:p>9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45]+1/LOOKUP([.B246];[.$G$2:.$H$452];[.$I$2:.$I$452] )" office:value-type="float" office:value="111.666666666667" calcext:value-type="float">
            <text:p>111.666666666667</text:p>
          </table:table-cell>
          <table:table-cell table:style-name="ce6" table:formula="of:=IFERROR(__xludf.dummyfunction(&quot;&quot;&quot;COMPUTED_VALUE&quot;&quot;&quot;);&quot;2019-12-10 14:35:16.0&quot;)" office:value-type="string" office:string-value="2019-12-10 14:35:16.0" calcext:value-type="string">
            <text:p>2019-12-10 14:35:16.0</text:p>
          </table:table-cell>
          <table:table-cell/>
          <table:table-cell table:style-name="ce6" table:formula="of:=COUNTIF([.B246:.B1237];[.G24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46.0</text:p>
          </table:table-cell>
          <table:table-cell table:style-name="ce4" office:value-type="string" calcext:value-type="string">
            <text:p>2019-12-10 14:33:04.0</text:p>
          </table:table-cell>
          <table:table-cell table:style-name="ce4" office:value-type="string" calcext:value-type="string">
            <text:p>9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46]+1/LOOKUP([.B247];[.$G$2:.$H$452];[.$I$2:.$I$452] )" office:value-type="float" office:value="112" calcext:value-type="float">
            <text:p>112</text:p>
          </table:table-cell>
          <table:table-cell table:style-name="ce6" table:formula="of:=IFERROR(__xludf.dummyfunction(&quot;&quot;&quot;COMPUTED_VALUE&quot;&quot;&quot;);&quot;2019-12-10 14:35:17.0&quot;)" office:value-type="string" office:string-value="2019-12-10 14:35:17.0" calcext:value-type="string">
            <text:p>2019-12-10 14:35:17.0</text:p>
          </table:table-cell>
          <table:table-cell/>
          <table:table-cell table:style-name="ce6" table:formula="of:=COUNTIF([.B247:.B1238];[.G247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47.0</text:p>
          </table:table-cell>
          <table:table-cell table:style-name="ce4" office:value-type="string" calcext:value-type="string">
            <text:p>2019-12-10 14:33:04.0</text:p>
          </table:table-cell>
          <table:table-cell table:style-name="ce4" office:value-type="string" calcext:value-type="string">
            <text:p>9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47]+1/LOOKUP([.B248];[.$G$2:.$H$452];[.$I$2:.$I$452] )" office:value-type="float" office:value="112.333333333333" calcext:value-type="float">
            <text:p>112.333333333333</text:p>
          </table:table-cell>
          <table:table-cell table:style-name="ce6" table:formula="of:=IFERROR(__xludf.dummyfunction(&quot;&quot;&quot;COMPUTED_VALUE&quot;&quot;&quot;);&quot;2019-12-10 14:35:18.0&quot;)" office:value-type="string" office:string-value="2019-12-10 14:35:18.0" calcext:value-type="string">
            <text:p>2019-12-10 14:35:18.0</text:p>
          </table:table-cell>
          <table:table-cell/>
          <table:table-cell table:style-name="ce6" table:formula="of:=COUNTIF([.B248:.B1239];[.G24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48.0</text:p>
          </table:table-cell>
          <table:table-cell table:style-name="ce4" office:value-type="string" calcext:value-type="string">
            <text:p>2019-12-10 14:33:04.0</text:p>
          </table:table-cell>
          <table:table-cell table:style-name="ce4" office:value-type="string" calcext:value-type="string">
            <text:p>9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48]+1/LOOKUP([.B249];[.$G$2:.$H$452];[.$I$2:.$I$452] )" office:value-type="float" office:value="112.666666666667" calcext:value-type="float">
            <text:p>112.666666666667</text:p>
          </table:table-cell>
          <table:table-cell table:style-name="ce6" table:formula="of:=IFERROR(__xludf.dummyfunction(&quot;&quot;&quot;COMPUTED_VALUE&quot;&quot;&quot;);&quot;2019-12-10 14:35:19.0&quot;)" office:value-type="string" office:string-value="2019-12-10 14:35:19.0" calcext:value-type="string">
            <text:p>2019-12-10 14:35:19.0</text:p>
          </table:table-cell>
          <table:table-cell/>
          <table:table-cell table:style-name="ce6" table:formula="of:=COUNTIF([.B249:.B1240];[.G24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49.0</text:p>
          </table:table-cell>
          <table:table-cell table:style-name="ce4" office:value-type="string" calcext:value-type="string">
            <text:p>2019-12-10 14:33:05.0</text:p>
          </table:table-cell>
          <table:table-cell table:style-name="ce4" office:value-type="string" calcext:value-type="string">
            <text:p>9.9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49]+1/LOOKUP([.B250];[.$G$2:.$H$452];[.$I$2:.$I$452] )" office:value-type="float" office:value="113.166666666667" calcext:value-type="float">
            <text:p>113.166666666667</text:p>
          </table:table-cell>
          <table:table-cell table:style-name="ce6" table:formula="of:=IFERROR(__xludf.dummyfunction(&quot;&quot;&quot;COMPUTED_VALUE&quot;&quot;&quot;);&quot;2019-12-10 14:35:20.0&quot;)" office:value-type="string" office:string-value="2019-12-10 14:35:20.0" calcext:value-type="string">
            <text:p>2019-12-10 14:35:20.0</text:p>
          </table:table-cell>
          <table:table-cell/>
          <table:table-cell table:style-name="ce6" table:formula="of:=COUNTIF([.B250:.B1241];[.G25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50.0</text:p>
          </table:table-cell>
          <table:table-cell table:style-name="ce4" office:value-type="string" calcext:value-type="string">
            <text:p>2019-12-10 14:33:05.0</text:p>
          </table:table-cell>
          <table:table-cell table:style-name="ce4" office:value-type="string" calcext:value-type="string">
            <text:p>9.9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50]+1/LOOKUP([.B251];[.$G$2:.$H$452];[.$I$2:.$I$452] )" office:value-type="float" office:value="113.666666666667" calcext:value-type="float">
            <text:p>113.666666666667</text:p>
          </table:table-cell>
          <table:table-cell table:style-name="ce6" table:formula="of:=IFERROR(__xludf.dummyfunction(&quot;&quot;&quot;COMPUTED_VALUE&quot;&quot;&quot;);&quot;2019-12-10 14:35:21.0&quot;)" office:value-type="string" office:string-value="2019-12-10 14:35:21.0" calcext:value-type="string">
            <text:p>2019-12-10 14:35:21.0</text:p>
          </table:table-cell>
          <table:table-cell/>
          <table:table-cell table:style-name="ce6" table:formula="of:=COUNTIF([.B251:.B1242];[.G25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51.0</text:p>
          </table:table-cell>
          <table:table-cell table:style-name="ce4" office:value-type="string" calcext:value-type="string">
            <text:p>2019-12-10 14:33:06.0</text:p>
          </table:table-cell>
          <table:table-cell table:style-name="ce4" office:value-type="string" calcext:value-type="string">
            <text:p>9.9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51]+1/LOOKUP([.B252];[.$G$2:.$H$452];[.$I$2:.$I$452] )" office:value-type="float" office:value="114.166666666667" calcext:value-type="float">
            <text:p>114.166666666667</text:p>
          </table:table-cell>
          <table:table-cell table:style-name="ce6" table:formula="of:=IFERROR(__xludf.dummyfunction(&quot;&quot;&quot;COMPUTED_VALUE&quot;&quot;&quot;);&quot;2019-12-10 14:35:22.0&quot;)" office:value-type="string" office:string-value="2019-12-10 14:35:22.0" calcext:value-type="string">
            <text:p>2019-12-10 14:35:22.0</text:p>
          </table:table-cell>
          <table:table-cell/>
          <table:table-cell table:style-name="ce6" table:formula="of:=COUNTIF([.B252:.B1243];[.G252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52.0</text:p>
          </table:table-cell>
          <table:table-cell table:style-name="ce4" office:value-type="string" calcext:value-type="string">
            <text:p>2019-12-10 14:33:06.0</text:p>
          </table:table-cell>
          <table:table-cell table:style-name="ce4" office:value-type="string" calcext:value-type="string">
            <text:p>9.9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52]+1/LOOKUP([.B253];[.$G$2:.$H$452];[.$I$2:.$I$452] )" office:value-type="float" office:value="114.666666666667" calcext:value-type="float">
            <text:p>114.666666666667</text:p>
          </table:table-cell>
          <table:table-cell table:style-name="ce6" table:formula="of:=IFERROR(__xludf.dummyfunction(&quot;&quot;&quot;COMPUTED_VALUE&quot;&quot;&quot;);&quot;2019-12-10 14:35:23.0&quot;)" office:value-type="string" office:string-value="2019-12-10 14:35:23.0" calcext:value-type="string">
            <text:p>2019-12-10 14:35:23.0</text:p>
          </table:table-cell>
          <table:table-cell/>
          <table:table-cell table:style-name="ce6" table:formula="of:=COUNTIF([.B253:.B1244];[.G25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53.0</text:p>
          </table:table-cell>
          <table:table-cell table:style-name="ce4" office:value-type="string" calcext:value-type="string">
            <text:p>2019-12-10 14:33:07.0</text:p>
          </table:table-cell>
          <table:table-cell table:style-name="ce4" office:value-type="string" calcext:value-type="string">
            <text:p>9.9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53]+1/LOOKUP([.B254];[.$G$2:.$H$452];[.$I$2:.$I$452] )" office:value-type="float" office:value="115.166666666667" calcext:value-type="float">
            <text:p>115.166666666667</text:p>
          </table:table-cell>
          <table:table-cell table:style-name="ce6" table:formula="of:=IFERROR(__xludf.dummyfunction(&quot;&quot;&quot;COMPUTED_VALUE&quot;&quot;&quot;);&quot;2019-12-10 14:35:24.0&quot;)" office:value-type="string" office:string-value="2019-12-10 14:35:24.0" calcext:value-type="string">
            <text:p>2019-12-10 14:35:24.0</text:p>
          </table:table-cell>
          <table:table-cell/>
          <table:table-cell table:style-name="ce6" table:formula="of:=COUNTIF([.B254:.B1245];[.G25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54.0</text:p>
          </table:table-cell>
          <table:table-cell table:style-name="ce4" office:value-type="string" calcext:value-type="string">
            <text:p>2019-12-10 14:33:07.0</text:p>
          </table:table-cell>
          <table:table-cell table:style-name="ce4" office:value-type="string" calcext:value-type="string">
            <text:p>9.9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54]+1/LOOKUP([.B255];[.$G$2:.$H$452];[.$I$2:.$I$452] )" office:value-type="float" office:value="115.666666666667" calcext:value-type="float">
            <text:p>115.666666666667</text:p>
          </table:table-cell>
          <table:table-cell table:style-name="ce6" table:formula="of:=IFERROR(__xludf.dummyfunction(&quot;&quot;&quot;COMPUTED_VALUE&quot;&quot;&quot;);&quot;2019-12-10 14:35:25.0&quot;)" office:value-type="string" office:string-value="2019-12-10 14:35:25.0" calcext:value-type="string">
            <text:p>2019-12-10 14:35:25.0</text:p>
          </table:table-cell>
          <table:table-cell/>
          <table:table-cell table:style-name="ce6" table:formula="of:=COUNTIF([.B255:.B1246];[.G25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55.0</text:p>
          </table:table-cell>
          <table:table-cell table:style-name="ce4" office:value-type="string" calcext:value-type="string">
            <text:p>2019-12-10 14:33:08.0</text:p>
          </table:table-cell>
          <table:table-cell table:style-name="ce4" office:value-type="string" calcext:value-type="string">
            <text:p>9.9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55]+1/LOOKUP([.B256];[.$G$2:.$H$452];[.$I$2:.$I$452] )" office:value-type="float" office:value="116" calcext:value-type="float">
            <text:p>116</text:p>
          </table:table-cell>
          <table:table-cell table:style-name="ce6" table:formula="of:=IFERROR(__xludf.dummyfunction(&quot;&quot;&quot;COMPUTED_VALUE&quot;&quot;&quot;);&quot;2019-12-10 14:35:26.0&quot;)" office:value-type="string" office:string-value="2019-12-10 14:35:26.0" calcext:value-type="string">
            <text:p>2019-12-10 14:35:26.0</text:p>
          </table:table-cell>
          <table:table-cell/>
          <table:table-cell table:style-name="ce6" table:formula="of:=COUNTIF([.B256:.B1247];[.G25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56.0</text:p>
          </table:table-cell>
          <table:table-cell table:style-name="ce4" office:value-type="string" calcext:value-type="string">
            <text:p>2019-12-10 14:33:08.0</text:p>
          </table:table-cell>
          <table:table-cell table:style-name="ce4" office:value-type="string" calcext:value-type="string">
            <text:p>9.9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56]+1/LOOKUP([.B257];[.$G$2:.$H$452];[.$I$2:.$I$452] )" office:value-type="float" office:value="116.333333333333" calcext:value-type="float">
            <text:p>116.333333333333</text:p>
          </table:table-cell>
          <table:table-cell table:style-name="ce6" table:formula="of:=IFERROR(__xludf.dummyfunction(&quot;&quot;&quot;COMPUTED_VALUE&quot;&quot;&quot;);&quot;2019-12-10 14:35:27.0&quot;)" office:value-type="string" office:string-value="2019-12-10 14:35:27.0" calcext:value-type="string">
            <text:p>2019-12-10 14:35:27.0</text:p>
          </table:table-cell>
          <table:table-cell/>
          <table:table-cell table:style-name="ce6" table:formula="of:=COUNTIF([.B257:.B1248];[.G257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57.0</text:p>
          </table:table-cell>
          <table:table-cell table:style-name="ce4" office:value-type="string" calcext:value-type="string">
            <text:p>2019-12-10 14:33:08.0</text:p>
          </table:table-cell>
          <table:table-cell table:style-name="ce4" office:value-type="string" calcext:value-type="string">
            <text:p>9.9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57]+1/LOOKUP([.B258];[.$G$2:.$H$452];[.$I$2:.$I$452] )" office:value-type="float" office:value="116.666666666667" calcext:value-type="float">
            <text:p>116.666666666667</text:p>
          </table:table-cell>
          <table:table-cell table:style-name="ce6" table:formula="of:=IFERROR(__xludf.dummyfunction(&quot;&quot;&quot;COMPUTED_VALUE&quot;&quot;&quot;);&quot;2019-12-10 14:35:28.0&quot;)" office:value-type="string" office:string-value="2019-12-10 14:35:28.0" calcext:value-type="string">
            <text:p>2019-12-10 14:35:28.0</text:p>
          </table:table-cell>
          <table:table-cell/>
          <table:table-cell table:style-name="ce6" table:formula="of:=COUNTIF([.B258:.B1249];[.G25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58.0</text:p>
          </table:table-cell>
          <table:table-cell table:style-name="ce4" office:value-type="string" calcext:value-type="string">
            <text:p>2019-12-10 14:33:09.0</text:p>
          </table:table-cell>
          <table:table-cell table:style-name="ce4" office:value-type="string" calcext:value-type="string">
            <text:p>9.9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58]+1/LOOKUP([.B259];[.$G$2:.$H$452];[.$I$2:.$I$452] )" office:value-type="float" office:value="117.166666666667" calcext:value-type="float">
            <text:p>117.166666666667</text:p>
          </table:table-cell>
          <table:table-cell table:style-name="ce6" table:formula="of:=IFERROR(__xludf.dummyfunction(&quot;&quot;&quot;COMPUTED_VALUE&quot;&quot;&quot;);&quot;2019-12-10 14:35:29.0&quot;)" office:value-type="string" office:string-value="2019-12-10 14:35:29.0" calcext:value-type="string">
            <text:p>2019-12-10 14:35:29.0</text:p>
          </table:table-cell>
          <table:table-cell/>
          <table:table-cell table:style-name="ce6" table:formula="of:=COUNTIF([.B259:.B1250];[.G25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59.0</text:p>
          </table:table-cell>
          <table:table-cell table:style-name="ce4" office:value-type="string" calcext:value-type="string">
            <text:p>2019-12-10 14:33:09.0</text:p>
          </table:table-cell>
          <table:table-cell table:style-name="ce4" office:value-type="string" calcext:value-type="string">
            <text:p>9.9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59]+1/LOOKUP([.B260];[.$G$2:.$H$452];[.$I$2:.$I$452] )" office:value-type="float" office:value="117.666666666667" calcext:value-type="float">
            <text:p>117.666666666667</text:p>
          </table:table-cell>
          <table:table-cell table:style-name="ce6" table:formula="of:=IFERROR(__xludf.dummyfunction(&quot;&quot;&quot;COMPUTED_VALUE&quot;&quot;&quot;);&quot;2019-12-10 14:35:30.0&quot;)" office:value-type="string" office:string-value="2019-12-10 14:35:30.0" calcext:value-type="string">
            <text:p>2019-12-10 14:35:30.0</text:p>
          </table:table-cell>
          <table:table-cell/>
          <table:table-cell table:style-name="ce6" table:formula="of:=COUNTIF([.B260:.B1251];[.G26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60.0</text:p>
          </table:table-cell>
          <table:table-cell table:style-name="ce4" office:value-type="string" calcext:value-type="string">
            <text:p>2019-12-10 14:33:10.0</text:p>
          </table:table-cell>
          <table:table-cell table:style-name="ce4" office:value-type="string" calcext:value-type="string">
            <text:p>9.9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60]+1/LOOKUP([.B261];[.$G$2:.$H$452];[.$I$2:.$I$452] )" office:value-type="float" office:value="118.166666666667" calcext:value-type="float">
            <text:p>118.166666666667</text:p>
          </table:table-cell>
          <table:table-cell table:style-name="ce6" table:formula="of:=IFERROR(__xludf.dummyfunction(&quot;&quot;&quot;COMPUTED_VALUE&quot;&quot;&quot;);&quot;2019-12-10 14:35:31.0&quot;)" office:value-type="string" office:string-value="2019-12-10 14:35:31.0" calcext:value-type="string">
            <text:p>2019-12-10 14:35:31.0</text:p>
          </table:table-cell>
          <table:table-cell/>
          <table:table-cell table:style-name="ce6" table:formula="of:=COUNTIF([.B261:.B1252];[.G26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61.0</text:p>
          </table:table-cell>
          <table:table-cell table:style-name="ce4" office:value-type="string" calcext:value-type="string">
            <text:p>2019-12-10 14:33:10.0</text:p>
          </table:table-cell>
          <table:table-cell table:style-name="ce4" office:value-type="string" calcext:value-type="string">
            <text:p>9.9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61]+1/LOOKUP([.B262];[.$G$2:.$H$452];[.$I$2:.$I$452] )" office:value-type="float" office:value="118.666666666667" calcext:value-type="float">
            <text:p>118.666666666667</text:p>
          </table:table-cell>
          <table:table-cell table:style-name="ce6" table:formula="of:=IFERROR(__xludf.dummyfunction(&quot;&quot;&quot;COMPUTED_VALUE&quot;&quot;&quot;);&quot;2019-12-10 14:35:32.0&quot;)" office:value-type="string" office:string-value="2019-12-10 14:35:32.0" calcext:value-type="string">
            <text:p>2019-12-10 14:35:32.0</text:p>
          </table:table-cell>
          <table:table-cell/>
          <table:table-cell table:style-name="ce6" table:formula="of:=COUNTIF([.B262:.B1253];[.G26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62.0</text:p>
          </table:table-cell>
          <table:table-cell table:style-name="ce4" office:value-type="string" calcext:value-type="string">
            <text:p>2019-12-10 14:33:11.0</text:p>
          </table:table-cell>
          <table:table-cell table:style-name="ce4" office:value-type="string" calcext:value-type="string">
            <text:p>9.9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62]+1/LOOKUP([.B263];[.$G$2:.$H$452];[.$I$2:.$I$452] )" office:value-type="float" office:value="119" calcext:value-type="float">
            <text:p>119</text:p>
          </table:table-cell>
          <table:table-cell table:style-name="ce6" table:formula="of:=IFERROR(__xludf.dummyfunction(&quot;&quot;&quot;COMPUTED_VALUE&quot;&quot;&quot;);&quot;2019-12-10 14:35:33.0&quot;)" office:value-type="string" office:string-value="2019-12-10 14:35:33.0" calcext:value-type="string">
            <text:p>2019-12-10 14:35:33.0</text:p>
          </table:table-cell>
          <table:table-cell/>
          <table:table-cell table:style-name="ce6" table:formula="of:=COUNTIF([.B263:.B1254];[.G26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63.0</text:p>
          </table:table-cell>
          <table:table-cell table:style-name="ce4" office:value-type="string" calcext:value-type="string">
            <text:p>2019-12-10 14:33:11.0</text:p>
          </table:table-cell>
          <table:table-cell table:style-name="ce4" office:value-type="string" calcext:value-type="string">
            <text:p>9.9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63]+1/LOOKUP([.B264];[.$G$2:.$H$452];[.$I$2:.$I$452] )" office:value-type="float" office:value="119.333333333333" calcext:value-type="float">
            <text:p>119.333333333333</text:p>
          </table:table-cell>
          <table:table-cell table:style-name="ce6" table:formula="of:=IFERROR(__xludf.dummyfunction(&quot;&quot;&quot;COMPUTED_VALUE&quot;&quot;&quot;);&quot;2019-12-10 14:35:34.0&quot;)" office:value-type="string" office:string-value="2019-12-10 14:35:34.0" calcext:value-type="string">
            <text:p>2019-12-10 14:35:34.0</text:p>
          </table:table-cell>
          <table:table-cell/>
          <table:table-cell table:style-name="ce6" table:formula="of:=COUNTIF([.B264:.B1255];[.G26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64.0</text:p>
          </table:table-cell>
          <table:table-cell table:style-name="ce4" office:value-type="string" calcext:value-type="string">
            <text:p>2019-12-10 14:33:11.0</text:p>
          </table:table-cell>
          <table:table-cell table:style-name="ce4" office:value-type="string" calcext:value-type="string">
            <text:p>9.9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64]+1/LOOKUP([.B265];[.$G$2:.$H$452];[.$I$2:.$I$452] )" office:value-type="float" office:value="119.666666666667" calcext:value-type="float">
            <text:p>119.666666666667</text:p>
          </table:table-cell>
          <table:table-cell table:style-name="ce6" table:formula="of:=IFERROR(__xludf.dummyfunction(&quot;&quot;&quot;COMPUTED_VALUE&quot;&quot;&quot;);&quot;2019-12-10 14:35:35.0&quot;)" office:value-type="string" office:string-value="2019-12-10 14:35:35.0" calcext:value-type="string">
            <text:p>2019-12-10 14:35:35.0</text:p>
          </table:table-cell>
          <table:table-cell/>
          <table:table-cell table:style-name="ce6" table:formula="of:=COUNTIF([.B265:.B1256];[.G26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65.0</text:p>
          </table:table-cell>
          <table:table-cell table:style-name="ce4" office:value-type="string" calcext:value-type="string">
            <text:p>2019-12-10 14:33:12.0</text:p>
          </table:table-cell>
          <table:table-cell table:style-name="ce4" office:value-type="string" calcext:value-type="string">
            <text:p>9.9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65]+1/LOOKUP([.B266];[.$G$2:.$H$452];[.$I$2:.$I$452] )" office:value-type="float" office:value="120.666666666667" calcext:value-type="float">
            <text:p>120.666666666667</text:p>
          </table:table-cell>
          <table:table-cell table:style-name="ce6" table:formula="of:=IFERROR(__xludf.dummyfunction(&quot;&quot;&quot;COMPUTED_VALUE&quot;&quot;&quot;);&quot;2019-12-10 14:35:36.0&quot;)" office:value-type="string" office:string-value="2019-12-10 14:35:36.0" calcext:value-type="string">
            <text:p>2019-12-10 14:35:36.0</text:p>
          </table:table-cell>
          <table:table-cell/>
          <table:table-cell table:style-name="ce6" table:formula="of:=COUNTIF([.B266:.B1257];[.G26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66.0</text:p>
          </table:table-cell>
          <table:table-cell table:style-name="ce4" office:value-type="string" calcext:value-type="string">
            <text:p>2019-12-10 14:33:13.0</text:p>
          </table:table-cell>
          <table:table-cell table:style-name="ce4" office:value-type="string" calcext:value-type="string">
            <text:p>9.9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66]+1/LOOKUP([.B267];[.$G$2:.$H$452];[.$I$2:.$I$452] )" office:value-type="float" office:value="121.166666666667" calcext:value-type="float">
            <text:p>121.166666666667</text:p>
          </table:table-cell>
          <table:table-cell table:style-name="ce6" table:formula="of:=IFERROR(__xludf.dummyfunction(&quot;&quot;&quot;COMPUTED_VALUE&quot;&quot;&quot;);&quot;2019-12-10 14:35:37.0&quot;)" office:value-type="string" office:string-value="2019-12-10 14:35:37.0" calcext:value-type="string">
            <text:p>2019-12-10 14:35:37.0</text:p>
          </table:table-cell>
          <table:table-cell/>
          <table:table-cell table:style-name="ce6" table:formula="of:=COUNTIF([.B267:.B1258];[.G26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67.0</text:p>
          </table:table-cell>
          <table:table-cell table:style-name="ce4" office:value-type="string" calcext:value-type="string">
            <text:p>2019-12-10 14:33:13.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67]+1/LOOKUP([.B268];[.$G$2:.$H$452];[.$I$2:.$I$452] )" office:value-type="float" office:value="121.666666666667" calcext:value-type="float">
            <text:p>121.666666666667</text:p>
          </table:table-cell>
          <table:table-cell table:style-name="ce6" table:formula="of:=IFERROR(__xludf.dummyfunction(&quot;&quot;&quot;COMPUTED_VALUE&quot;&quot;&quot;);&quot;2019-12-10 14:35:38.0&quot;)" office:value-type="string" office:string-value="2019-12-10 14:35:38.0" calcext:value-type="string">
            <text:p>2019-12-10 14:35:38.0</text:p>
          </table:table-cell>
          <table:table-cell/>
          <table:table-cell table:style-name="ce6" table:formula="of:=COUNTIF([.B268:.B1259];[.G268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68.0</text:p>
          </table:table-cell>
          <table:table-cell table:style-name="ce4" office:value-type="string" calcext:value-type="string">
            <text:p>2019-12-10 14:33:14.0</text:p>
          </table:table-cell>
          <table:table-cell table:style-name="ce4" office:value-type="string" calcext:value-type="string">
            <text:p>10.0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68]+1/LOOKUP([.B269];[.$G$2:.$H$452];[.$I$2:.$I$452] )" office:value-type="float" office:value="122.166666666667" calcext:value-type="float">
            <text:p>122.166666666667</text:p>
          </table:table-cell>
          <table:table-cell table:style-name="ce6" table:formula="of:=IFERROR(__xludf.dummyfunction(&quot;&quot;&quot;COMPUTED_VALUE&quot;&quot;&quot;);&quot;2019-12-10 14:35:39.0&quot;)" office:value-type="string" office:string-value="2019-12-10 14:35:39.0" calcext:value-type="string">
            <text:p>2019-12-10 14:35:39.0</text:p>
          </table:table-cell>
          <table:table-cell/>
          <table:table-cell table:style-name="ce6" table:formula="of:=COUNTIF([.B269:.B1260];[.G26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69.0</text:p>
          </table:table-cell>
          <table:table-cell table:style-name="ce4" office:value-type="string" calcext:value-type="string">
            <text:p>2019-12-10 14:33:14.0</text:p>
          </table:table-cell>
          <table:table-cell table:style-name="ce4" office:value-type="string" calcext:value-type="string">
            <text:p>10.0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69]+1/LOOKUP([.B270];[.$G$2:.$H$452];[.$I$2:.$I$452] )" office:value-type="float" office:value="122.666666666667" calcext:value-type="float">
            <text:p>122.666666666667</text:p>
          </table:table-cell>
          <table:table-cell table:style-name="ce6" table:formula="of:=IFERROR(__xludf.dummyfunction(&quot;&quot;&quot;COMPUTED_VALUE&quot;&quot;&quot;);&quot;2019-12-10 14:35:40.0&quot;)" office:value-type="string" office:string-value="2019-12-10 14:35:40.0" calcext:value-type="string">
            <text:p>2019-12-10 14:35:40.0</text:p>
          </table:table-cell>
          <table:table-cell/>
          <table:table-cell table:style-name="ce6" table:formula="of:=COUNTIF([.B270:.B1261];[.G27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70.0</text:p>
          </table:table-cell>
          <table:table-cell table:style-name="ce4" office:value-type="string" calcext:value-type="string">
            <text:p>2019-12-10 14:33:15.0</text:p>
          </table:table-cell>
          <table:table-cell table:style-name="ce4" office:value-type="string" calcext:value-type="string">
            <text:p>10.0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70]+1/LOOKUP([.B271];[.$G$2:.$H$452];[.$I$2:.$I$452] )" office:value-type="float" office:value="123" calcext:value-type="float">
            <text:p>123</text:p>
          </table:table-cell>
          <table:table-cell table:style-name="ce6" table:formula="of:=IFERROR(__xludf.dummyfunction(&quot;&quot;&quot;COMPUTED_VALUE&quot;&quot;&quot;);&quot;2019-12-10 14:35:41.0&quot;)" office:value-type="string" office:string-value="2019-12-10 14:35:41.0" calcext:value-type="string">
            <text:p>2019-12-10 14:35:41.0</text:p>
          </table:table-cell>
          <table:table-cell/>
          <table:table-cell table:style-name="ce6" table:formula="of:=COUNTIF([.B271:.B1262];[.G27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71.0</text:p>
          </table:table-cell>
          <table:table-cell table:style-name="ce4" office:value-type="string" calcext:value-type="string">
            <text:p>2019-12-10 14:33:15.0</text:p>
          </table:table-cell>
          <table:table-cell table:style-name="ce4" office:value-type="string" calcext:value-type="string">
            <text:p>10.0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71]+1/LOOKUP([.B272];[.$G$2:.$H$452];[.$I$2:.$I$452] )" office:value-type="float" office:value="123.333333333333" calcext:value-type="float">
            <text:p>123.333333333333</text:p>
          </table:table-cell>
          <table:table-cell table:style-name="ce6" table:formula="of:=IFERROR(__xludf.dummyfunction(&quot;&quot;&quot;COMPUTED_VALUE&quot;&quot;&quot;);&quot;2019-12-10 14:35:42.0&quot;)" office:value-type="string" office:string-value="2019-12-10 14:35:42.0" calcext:value-type="string">
            <text:p>2019-12-10 14:35:42.0</text:p>
          </table:table-cell>
          <table:table-cell/>
          <table:table-cell table:style-name="ce6" table:formula="of:=COUNTIF([.B272:.B1263];[.G272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72.0</text:p>
          </table:table-cell>
          <table:table-cell table:style-name="ce4" office:value-type="string" calcext:value-type="string">
            <text:p>2019-12-10 14:33:15.0</text:p>
          </table:table-cell>
          <table:table-cell table:style-name="ce4" office:value-type="string" calcext:value-type="string">
            <text:p>10.0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72]+1/LOOKUP([.B273];[.$G$2:.$H$452];[.$I$2:.$I$452] )" office:value-type="float" office:value="123.666666666667" calcext:value-type="float">
            <text:p>123.666666666667</text:p>
          </table:table-cell>
          <table:table-cell table:style-name="ce6" table:formula="of:=IFERROR(__xludf.dummyfunction(&quot;&quot;&quot;COMPUTED_VALUE&quot;&quot;&quot;);&quot;2019-12-10 14:35:43.0&quot;)" office:value-type="string" office:string-value="2019-12-10 14:35:43.0" calcext:value-type="string">
            <text:p>2019-12-10 14:35:43.0</text:p>
          </table:table-cell>
          <table:table-cell/>
          <table:table-cell table:style-name="ce6" table:formula="of:=COUNTIF([.B273:.B1264];[.G27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73.0</text:p>
          </table:table-cell>
          <table:table-cell table:style-name="ce4" office:value-type="string" calcext:value-type="string">
            <text:p>2019-12-10 14:33:16.0</text:p>
          </table:table-cell>
          <table:table-cell table:style-name="ce4" office:value-type="string" calcext:value-type="string">
            <text:p>10.0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73]+1/LOOKUP([.B274];[.$G$2:.$H$452];[.$I$2:.$I$452] )" office:value-type="float" office:value="124.166666666667" calcext:value-type="float">
            <text:p>124.166666666667</text:p>
          </table:table-cell>
          <table:table-cell table:style-name="ce6" table:formula="of:=IFERROR(__xludf.dummyfunction(&quot;&quot;&quot;COMPUTED_VALUE&quot;&quot;&quot;);&quot;2019-12-10 14:35:44.0&quot;)" office:value-type="string" office:string-value="2019-12-10 14:35:44.0" calcext:value-type="string">
            <text:p>2019-12-10 14:35:44.0</text:p>
          </table:table-cell>
          <table:table-cell/>
          <table:table-cell table:style-name="ce6" table:formula="of:=COUNTIF([.B274:.B1265];[.G27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74.0</text:p>
          </table:table-cell>
          <table:table-cell table:style-name="ce4" office:value-type="string" calcext:value-type="string">
            <text:p>2019-12-10 14:33:16.0</text:p>
          </table:table-cell>
          <table:table-cell table:style-name="ce4" office:value-type="string" calcext:value-type="string">
            <text:p>10.0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74]+1/LOOKUP([.B275];[.$G$2:.$H$452];[.$I$2:.$I$452] )" office:value-type="float" office:value="124.666666666667" calcext:value-type="float">
            <text:p>124.666666666667</text:p>
          </table:table-cell>
          <table:table-cell table:style-name="ce6" table:formula="of:=IFERROR(__xludf.dummyfunction(&quot;&quot;&quot;COMPUTED_VALUE&quot;&quot;&quot;);&quot;2019-12-10 14:35:45.0&quot;)" office:value-type="string" office:string-value="2019-12-10 14:35:45.0" calcext:value-type="string">
            <text:p>2019-12-10 14:35:45.0</text:p>
          </table:table-cell>
          <table:table-cell/>
          <table:table-cell table:style-name="ce6" table:formula="of:=COUNTIF([.B275:.B1266];[.G27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75.0</text:p>
          </table:table-cell>
          <table:table-cell table:style-name="ce4" office:value-type="string" calcext:value-type="string">
            <text:p>2019-12-10 14:33:17.0</text:p>
          </table:table-cell>
          <table:table-cell table:style-name="ce4" office:value-type="string" calcext:value-type="string">
            <text:p>10.0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75]+1/LOOKUP([.B276];[.$G$2:.$H$452];[.$I$2:.$I$452] )" office:value-type="float" office:value="125.166666666667" calcext:value-type="float">
            <text:p>125.166666666667</text:p>
          </table:table-cell>
          <table:table-cell table:style-name="ce6" table:formula="of:=IFERROR(__xludf.dummyfunction(&quot;&quot;&quot;COMPUTED_VALUE&quot;&quot;&quot;);&quot;2019-12-10 14:35:46.0&quot;)" office:value-type="string" office:string-value="2019-12-10 14:35:46.0" calcext:value-type="string">
            <text:p>2019-12-10 14:35:46.0</text:p>
          </table:table-cell>
          <table:table-cell/>
          <table:table-cell table:style-name="ce6" table:formula="of:=COUNTIF([.B276:.B1267];[.G276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76.0</text:p>
          </table:table-cell>
          <table:table-cell table:style-name="ce4" office:value-type="string" calcext:value-type="string">
            <text:p>2019-12-10 14:33:17.0</text:p>
          </table:table-cell>
          <table:table-cell table:style-name="ce4" office:value-type="string" calcext:value-type="string">
            <text:p>10.0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76]+1/LOOKUP([.B277];[.$G$2:.$H$452];[.$I$2:.$I$452] )" office:value-type="float" office:value="125.666666666667" calcext:value-type="float">
            <text:p>125.666666666667</text:p>
          </table:table-cell>
          <table:table-cell table:style-name="ce6" table:formula="of:=IFERROR(__xludf.dummyfunction(&quot;&quot;&quot;COMPUTED_VALUE&quot;&quot;&quot;);&quot;2019-12-10 14:35:47.0&quot;)" office:value-type="string" office:string-value="2019-12-10 14:35:47.0" calcext:value-type="string">
            <text:p>2019-12-10 14:35:47.0</text:p>
          </table:table-cell>
          <table:table-cell/>
          <table:table-cell table:style-name="ce6" table:formula="of:=COUNTIF([.B277:.B1268];[.G27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77.0</text:p>
          </table:table-cell>
          <table:table-cell table:style-name="ce4" office:value-type="string" calcext:value-type="string">
            <text:p>2019-12-10 14:33:18.0</text:p>
          </table:table-cell>
          <table:table-cell table:style-name="ce4" office:value-type="string" calcext:value-type="string">
            <text:p>10.0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77]+1/LOOKUP([.B278];[.$G$2:.$H$452];[.$I$2:.$I$452] )" office:value-type="float" office:value="126.166666666667" calcext:value-type="float">
            <text:p>126.166666666667</text:p>
          </table:table-cell>
          <table:table-cell table:style-name="ce6" table:formula="of:=IFERROR(__xludf.dummyfunction(&quot;&quot;&quot;COMPUTED_VALUE&quot;&quot;&quot;);&quot;2019-12-10 14:35:48.0&quot;)" office:value-type="string" office:string-value="2019-12-10 14:35:48.0" calcext:value-type="string">
            <text:p>2019-12-10 14:35:48.0</text:p>
          </table:table-cell>
          <table:table-cell/>
          <table:table-cell table:style-name="ce6" table:formula="of:=COUNTIF([.B278:.B1269];[.G27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78.0</text:p>
          </table:table-cell>
          <table:table-cell table:style-name="ce4" office:value-type="string" calcext:value-type="string">
            <text:p>2019-12-10 14:33:18.0</text:p>
          </table:table-cell>
          <table:table-cell table:style-name="ce4" office:value-type="string" calcext:value-type="string">
            <text:p>10.0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78]+1/LOOKUP([.B279];[.$G$2:.$H$452];[.$I$2:.$I$452] )" office:value-type="float" office:value="126.666666666667" calcext:value-type="float">
            <text:p>126.666666666667</text:p>
          </table:table-cell>
          <table:table-cell table:style-name="ce6" table:formula="of:=IFERROR(__xludf.dummyfunction(&quot;&quot;&quot;COMPUTED_VALUE&quot;&quot;&quot;);&quot;2019-12-10 14:35:49.0&quot;)" office:value-type="string" office:string-value="2019-12-10 14:35:49.0" calcext:value-type="string">
            <text:p>2019-12-10 14:35:49.0</text:p>
          </table:table-cell>
          <table:table-cell/>
          <table:table-cell table:style-name="ce6" table:formula="of:=COUNTIF([.B279:.B1270];[.G27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79.0</text:p>
          </table:table-cell>
          <table:table-cell table:style-name="ce4" office:value-type="string" calcext:value-type="string">
            <text:p>2019-12-10 14:33:19.0</text:p>
          </table:table-cell>
          <table:table-cell table:style-name="ce4" office:value-type="string" calcext:value-type="string">
            <text:p>10.0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79]+1/LOOKUP([.B280];[.$G$2:.$H$452];[.$I$2:.$I$452] )" office:value-type="float" office:value="127" calcext:value-type="float">
            <text:p>127</text:p>
          </table:table-cell>
          <table:table-cell table:style-name="ce6" table:formula="of:=IFERROR(__xludf.dummyfunction(&quot;&quot;&quot;COMPUTED_VALUE&quot;&quot;&quot;);&quot;2019-12-10 14:35:50.0&quot;)" office:value-type="string" office:string-value="2019-12-10 14:35:50.0" calcext:value-type="string">
            <text:p>2019-12-10 14:35:50.0</text:p>
          </table:table-cell>
          <table:table-cell/>
          <table:table-cell table:style-name="ce6" table:formula="of:=COUNTIF([.B280:.B1271];[.G28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80.0</text:p>
          </table:table-cell>
          <table:table-cell table:style-name="ce4" office:value-type="string" calcext:value-type="string">
            <text:p>2019-12-10 14:33:19.0</text:p>
          </table:table-cell>
          <table:table-cell table:style-name="ce4" office:value-type="string" calcext:value-type="string">
            <text:p>10.0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80]+1/LOOKUP([.B281];[.$G$2:.$H$452];[.$I$2:.$I$452] )" office:value-type="float" office:value="127.333333333333" calcext:value-type="float">
            <text:p>127.333333333333</text:p>
          </table:table-cell>
          <table:table-cell table:style-name="ce6" table:formula="of:=IFERROR(__xludf.dummyfunction(&quot;&quot;&quot;COMPUTED_VALUE&quot;&quot;&quot;);&quot;2019-12-10 14:35:51.0&quot;)" office:value-type="string" office:string-value="2019-12-10 14:35:51.0" calcext:value-type="string">
            <text:p>2019-12-10 14:35:51.0</text:p>
          </table:table-cell>
          <table:table-cell/>
          <table:table-cell table:style-name="ce6" table:formula="of:=COUNTIF([.B281:.B1272];[.G281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81.0</text:p>
          </table:table-cell>
          <table:table-cell table:style-name="ce4" office:value-type="string" calcext:value-type="string">
            <text:p>2019-12-10 14:33:19.0</text:p>
          </table:table-cell>
          <table:table-cell table:style-name="ce4" office:value-type="string" calcext:value-type="string">
            <text:p>10.0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81]+1/LOOKUP([.B282];[.$G$2:.$H$452];[.$I$2:.$I$452] )" office:value-type="float" office:value="127.666666666666" calcext:value-type="float">
            <text:p>127.666666666666</text:p>
          </table:table-cell>
          <table:table-cell table:style-name="ce6" table:formula="of:=IFERROR(__xludf.dummyfunction(&quot;&quot;&quot;COMPUTED_VALUE&quot;&quot;&quot;);&quot;2019-12-10 14:35:52.0&quot;)" office:value-type="string" office:string-value="2019-12-10 14:35:52.0" calcext:value-type="string">
            <text:p>2019-12-10 14:35:52.0</text:p>
          </table:table-cell>
          <table:table-cell/>
          <table:table-cell table:style-name="ce6" table:formula="of:=COUNTIF([.B282:.B1273];[.G28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82.0</text:p>
          </table:table-cell>
          <table:table-cell table:style-name="ce4" office:value-type="string" calcext:value-type="string">
            <text:p>2019-12-10 14:33:20.0</text:p>
          </table:table-cell>
          <table:table-cell table:style-name="ce4" office:value-type="string" calcext:value-type="string">
            <text:p>10.0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82]+1/LOOKUP([.B283];[.$G$2:.$H$452];[.$I$2:.$I$452] )" office:value-type="float" office:value="128.166666666667" calcext:value-type="float">
            <text:p>128.166666666667</text:p>
          </table:table-cell>
          <table:table-cell table:style-name="ce6" table:formula="of:=IFERROR(__xludf.dummyfunction(&quot;&quot;&quot;COMPUTED_VALUE&quot;&quot;&quot;);&quot;2019-12-10 14:35:53.0&quot;)" office:value-type="string" office:string-value="2019-12-10 14:35:53.0" calcext:value-type="string">
            <text:p>2019-12-10 14:35:53.0</text:p>
          </table:table-cell>
          <table:table-cell/>
          <table:table-cell table:style-name="ce6" table:formula="of:=COUNTIF([.B283:.B1274];[.G28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83.0</text:p>
          </table:table-cell>
          <table:table-cell table:style-name="ce4" office:value-type="string" calcext:value-type="string">
            <text:p>2019-12-10 14:33:20.0</text:p>
          </table:table-cell>
          <table:table-cell table:style-name="ce4" office:value-type="string" calcext:value-type="string">
            <text:p>10.0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83]+1/LOOKUP([.B284];[.$G$2:.$H$452];[.$I$2:.$I$452] )" office:value-type="float" office:value="128.666666666666" calcext:value-type="float">
            <text:p>128.666666666666</text:p>
          </table:table-cell>
          <table:table-cell table:style-name="ce6" table:formula="of:=IFERROR(__xludf.dummyfunction(&quot;&quot;&quot;COMPUTED_VALUE&quot;&quot;&quot;);&quot;2019-12-10 14:35:54.0&quot;)" office:value-type="string" office:string-value="2019-12-10 14:35:54.0" calcext:value-type="string">
            <text:p>2019-12-10 14:35:54.0</text:p>
          </table:table-cell>
          <table:table-cell/>
          <table:table-cell table:style-name="ce6" table:formula="of:=COUNTIF([.B284:.B1275];[.G28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84.0</text:p>
          </table:table-cell>
          <table:table-cell table:style-name="ce4" office:value-type="string" calcext:value-type="string">
            <text:p>2019-12-10 14:33:21.0</text:p>
          </table:table-cell>
          <table:table-cell table:style-name="ce4" office:value-type="string" calcext:value-type="string">
            <text:p>10.0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84]+1/LOOKUP([.B285];[.$G$2:.$H$452];[.$I$2:.$I$452] )" office:value-type="float" office:value="129" calcext:value-type="float">
            <text:p>129</text:p>
          </table:table-cell>
          <table:table-cell table:style-name="ce6" table:formula="of:=IFERROR(__xludf.dummyfunction(&quot;&quot;&quot;COMPUTED_VALUE&quot;&quot;&quot;);&quot;2019-12-10 14:35:55.0&quot;)" office:value-type="string" office:string-value="2019-12-10 14:35:55.0" calcext:value-type="string">
            <text:p>2019-12-10 14:35:55.0</text:p>
          </table:table-cell>
          <table:table-cell/>
          <table:table-cell table:style-name="ce6" table:formula="of:=COUNTIF([.B285:.B1276];[.G28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85.0</text:p>
          </table:table-cell>
          <table:table-cell table:style-name="ce4" office:value-type="string" calcext:value-type="string">
            <text:p>2019-12-10 14:33:21.0</text:p>
          </table:table-cell>
          <table:table-cell table:style-name="ce4" office:value-type="string" calcext:value-type="string">
            <text:p>10.0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85]+1/LOOKUP([.B286];[.$G$2:.$H$452];[.$I$2:.$I$452] )" office:value-type="float" office:value="129.333333333333" calcext:value-type="float">
            <text:p>129.333333333333</text:p>
          </table:table-cell>
          <table:table-cell table:style-name="ce6" table:formula="of:=IFERROR(__xludf.dummyfunction(&quot;&quot;&quot;COMPUTED_VALUE&quot;&quot;&quot;);&quot;2019-12-10 14:35:56.0&quot;)" office:value-type="string" office:string-value="2019-12-10 14:35:56.0" calcext:value-type="string">
            <text:p>2019-12-10 14:35:56.0</text:p>
          </table:table-cell>
          <table:table-cell/>
          <table:table-cell table:style-name="ce6" table:formula="of:=COUNTIF([.B286:.B1277];[.G28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86.0</text:p>
          </table:table-cell>
          <table:table-cell table:style-name="ce4" office:value-type="string" calcext:value-type="string">
            <text:p>2019-12-10 14:33:21.0</text:p>
          </table:table-cell>
          <table:table-cell table:style-name="ce4" office:value-type="string" calcext:value-type="string">
            <text:p>10.0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86]+1/LOOKUP([.B287];[.$G$2:.$H$452];[.$I$2:.$I$452] )" office:value-type="float" office:value="129.666666666667" calcext:value-type="float">
            <text:p>129.666666666667</text:p>
          </table:table-cell>
          <table:table-cell table:style-name="ce6" table:formula="of:=IFERROR(__xludf.dummyfunction(&quot;&quot;&quot;COMPUTED_VALUE&quot;&quot;&quot;);&quot;2019-12-10 14:35:57.0&quot;)" office:value-type="string" office:string-value="2019-12-10 14:35:57.0" calcext:value-type="string">
            <text:p>2019-12-10 14:35:57.0</text:p>
          </table:table-cell>
          <table:table-cell/>
          <table:table-cell table:style-name="ce6" table:formula="of:=COUNTIF([.B287:.B1278];[.G28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87.0</text:p>
          </table:table-cell>
          <table:table-cell table:style-name="ce4" office:value-type="string" calcext:value-type="string">
            <text:p>2019-12-10 14:33:22.0</text:p>
          </table:table-cell>
          <table:table-cell table:style-name="ce4" office:value-type="string" calcext:value-type="string">
            <text:p>10.0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87]+1/LOOKUP([.B288];[.$G$2:.$H$452];[.$I$2:.$I$452] )" office:value-type="float" office:value="130.166666666667" calcext:value-type="float">
            <text:p>130.166666666667</text:p>
          </table:table-cell>
          <table:table-cell table:style-name="ce6" table:formula="of:=IFERROR(__xludf.dummyfunction(&quot;&quot;&quot;COMPUTED_VALUE&quot;&quot;&quot;);&quot;2019-12-10 14:35:58.0&quot;)" office:value-type="string" office:string-value="2019-12-10 14:35:58.0" calcext:value-type="string">
            <text:p>2019-12-10 14:35:58.0</text:p>
          </table:table-cell>
          <table:table-cell/>
          <table:table-cell table:style-name="ce6" table:formula="of:=COUNTIF([.B288:.B1279];[.G28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88.0</text:p>
          </table:table-cell>
          <table:table-cell table:style-name="ce4" office:value-type="string" calcext:value-type="string">
            <text:p>2019-12-10 14:33:22.0</text:p>
          </table:table-cell>
          <table:table-cell table:style-name="ce4" office:value-type="string" calcext:value-type="string">
            <text:p>10.0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88]+1/LOOKUP([.B289];[.$G$2:.$H$452];[.$I$2:.$I$452] )" office:value-type="float" office:value="130.666666666667" calcext:value-type="float">
            <text:p>130.666666666667</text:p>
          </table:table-cell>
          <table:table-cell table:style-name="ce6" table:formula="of:=IFERROR(__xludf.dummyfunction(&quot;&quot;&quot;COMPUTED_VALUE&quot;&quot;&quot;);&quot;2019-12-10 14:35:59.0&quot;)" office:value-type="string" office:string-value="2019-12-10 14:35:59.0" calcext:value-type="string">
            <text:p>2019-12-10 14:35:59.0</text:p>
          </table:table-cell>
          <table:table-cell/>
          <table:table-cell table:style-name="ce6" table:formula="of:=COUNTIF([.B289:.B1280];[.G289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89.0</text:p>
          </table:table-cell>
          <table:table-cell table:style-name="ce4" office:value-type="string" calcext:value-type="string">
            <text:p>2019-12-10 14:33:23.0</text:p>
          </table:table-cell>
          <table:table-cell table:style-name="ce4" office:value-type="string" calcext:value-type="string">
            <text:p>10.0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89]+1/LOOKUP([.B290];[.$G$2:.$H$452];[.$I$2:.$I$452] )" office:value-type="float" office:value="131.166666666667" calcext:value-type="float">
            <text:p>131.166666666667</text:p>
          </table:table-cell>
          <table:table-cell table:style-name="ce6" table:formula="of:=IFERROR(__xludf.dummyfunction(&quot;&quot;&quot;COMPUTED_VALUE&quot;&quot;&quot;);&quot;2019-12-10 14:36:00.0&quot;)" office:value-type="string" office:string-value="2019-12-10 14:36:00.0" calcext:value-type="string">
            <text:p>2019-12-10 14:36:00.0</text:p>
          </table:table-cell>
          <table:table-cell/>
          <table:table-cell table:style-name="ce6" table:formula="of:=COUNTIF([.B290:.B1281];[.G29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90.0</text:p>
          </table:table-cell>
          <table:table-cell table:style-name="ce4" office:value-type="string" calcext:value-type="string">
            <text:p>2019-12-10 14:33:23.0</text:p>
          </table:table-cell>
          <table:table-cell table:style-name="ce4" office:value-type="string" calcext:value-type="string">
            <text:p>10.1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90]+1/LOOKUP([.B291];[.$G$2:.$H$452];[.$I$2:.$I$452] )" office:value-type="float" office:value="131.666666666667" calcext:value-type="float">
            <text:p>131.666666666667</text:p>
          </table:table-cell>
          <table:table-cell table:style-name="ce6" table:formula="of:=IFERROR(__xludf.dummyfunction(&quot;&quot;&quot;COMPUTED_VALUE&quot;&quot;&quot;);&quot;2019-12-10 14:36:01.0&quot;)" office:value-type="string" office:string-value="2019-12-10 14:36:01.0" calcext:value-type="string">
            <text:p>2019-12-10 14:36:01.0</text:p>
          </table:table-cell>
          <table:table-cell/>
          <table:table-cell table:style-name="ce6" table:formula="of:=COUNTIF([.B291:.B1282];[.G29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91.0</text:p>
          </table:table-cell>
          <table:table-cell table:style-name="ce4" office:value-type="string" calcext:value-type="string">
            <text:p>2019-12-10 14:33:24.0</text:p>
          </table:table-cell>
          <table:table-cell table:style-name="ce4" office:value-type="string" calcext:value-type="string">
            <text:p>10.1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91]+1/LOOKUP([.B292];[.$G$2:.$H$452];[.$I$2:.$I$452] )" office:value-type="float" office:value="132.166666666667" calcext:value-type="float">
            <text:p>132.166666666667</text:p>
          </table:table-cell>
          <table:table-cell table:style-name="ce6" table:formula="of:=IFERROR(__xludf.dummyfunction(&quot;&quot;&quot;COMPUTED_VALUE&quot;&quot;&quot;);&quot;2019-12-10 14:36:02.0&quot;)" office:value-type="string" office:string-value="2019-12-10 14:36:02.0" calcext:value-type="string">
            <text:p>2019-12-10 14:36:02.0</text:p>
          </table:table-cell>
          <table:table-cell/>
          <table:table-cell table:style-name="ce6" table:formula="of:=COUNTIF([.B292:.B1283];[.G29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92.0</text:p>
          </table:table-cell>
          <table:table-cell table:style-name="ce4" office:value-type="string" calcext:value-type="string">
            <text:p>2019-12-10 14:33:24.0</text:p>
          </table:table-cell>
          <table:table-cell table:style-name="ce4" office:value-type="string" calcext:value-type="string">
            <text:p>10.1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92]+1/LOOKUP([.B293];[.$G$2:.$H$452];[.$I$2:.$I$452] )" office:value-type="float" office:value="132.666666666667" calcext:value-type="float">
            <text:p>132.666666666667</text:p>
          </table:table-cell>
          <table:table-cell table:style-name="ce6" table:formula="of:=IFERROR(__xludf.dummyfunction(&quot;&quot;&quot;COMPUTED_VALUE&quot;&quot;&quot;);&quot;2019-12-10 14:36:03.0&quot;)" office:value-type="string" office:string-value="2019-12-10 14:36:03.0" calcext:value-type="string">
            <text:p>2019-12-10 14:36:03.0</text:p>
          </table:table-cell>
          <table:table-cell/>
          <table:table-cell table:style-name="ce6" table:formula="of:=COUNTIF([.B293:.B1284];[.G29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93.0</text:p>
          </table:table-cell>
          <table:table-cell table:style-name="ce4" office:value-type="string" calcext:value-type="string">
            <text:p>2019-12-10 14:33:25.0</text:p>
          </table:table-cell>
          <table:table-cell table:style-name="ce4" office:value-type="string" calcext:value-type="string">
            <text:p>10.1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93]+1/LOOKUP([.B294];[.$G$2:.$H$452];[.$I$2:.$I$452] )" office:value-type="float" office:value="133.166666666667" calcext:value-type="float">
            <text:p>133.166666666667</text:p>
          </table:table-cell>
          <table:table-cell table:style-name="ce6" table:formula="of:=IFERROR(__xludf.dummyfunction(&quot;&quot;&quot;COMPUTED_VALUE&quot;&quot;&quot;);&quot;2019-12-10 14:36:04.0&quot;)" office:value-type="string" office:string-value="2019-12-10 14:36:04.0" calcext:value-type="string">
            <text:p>2019-12-10 14:36:04.0</text:p>
          </table:table-cell>
          <table:table-cell/>
          <table:table-cell table:style-name="ce6" table:formula="of:=COUNTIF([.B294:.B1285];[.G29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94.0</text:p>
          </table:table-cell>
          <table:table-cell table:style-name="ce4" office:value-type="string" calcext:value-type="string">
            <text:p>2019-12-10 14:33:25.0</text:p>
          </table:table-cell>
          <table:table-cell table:style-name="ce4" office:value-type="string" calcext:value-type="string">
            <text:p>10.1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94]+1/LOOKUP([.B295];[.$G$2:.$H$452];[.$I$2:.$I$452] )" office:value-type="float" office:value="133.666666666667" calcext:value-type="float">
            <text:p>133.666666666667</text:p>
          </table:table-cell>
          <table:table-cell table:style-name="ce6" table:formula="of:=IFERROR(__xludf.dummyfunction(&quot;&quot;&quot;COMPUTED_VALUE&quot;&quot;&quot;);&quot;2019-12-10 14:36:05.0&quot;)" office:value-type="string" office:string-value="2019-12-10 14:36:05.0" calcext:value-type="string">
            <text:p>2019-12-10 14:36:05.0</text:p>
          </table:table-cell>
          <table:table-cell/>
          <table:table-cell table:style-name="ce6" table:formula="of:=COUNTIF([.B295:.B1286];[.G295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95.0</text:p>
          </table:table-cell>
          <table:table-cell table:style-name="ce4" office:value-type="string" calcext:value-type="string">
            <text:p>2019-12-10 14:33:26.0</text:p>
          </table:table-cell>
          <table:table-cell table:style-name="ce4" office:value-type="string" calcext:value-type="string">
            <text:p>10.1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95]+1/LOOKUP([.B296];[.$G$2:.$H$452];[.$I$2:.$I$452] )" office:value-type="float" office:value="134" calcext:value-type="float">
            <text:p>134</text:p>
          </table:table-cell>
          <table:table-cell table:style-name="ce6" table:formula="of:=IFERROR(__xludf.dummyfunction(&quot;&quot;&quot;COMPUTED_VALUE&quot;&quot;&quot;);&quot;2019-12-10 14:36:06.0&quot;)" office:value-type="string" office:string-value="2019-12-10 14:36:06.0" calcext:value-type="string">
            <text:p>2019-12-10 14:36:06.0</text:p>
          </table:table-cell>
          <table:table-cell/>
          <table:table-cell table:style-name="ce6" table:formula="of:=COUNTIF([.B296:.B1287];[.G29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96.0</text:p>
          </table:table-cell>
          <table:table-cell table:style-name="ce4" office:value-type="string" calcext:value-type="string">
            <text:p>2019-12-10 14:33:26.0</text:p>
          </table:table-cell>
          <table:table-cell table:style-name="ce4" office:value-type="string" calcext:value-type="string">
            <text:p>10.1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96]+1/LOOKUP([.B297];[.$G$2:.$H$452];[.$I$2:.$I$452] )" office:value-type="float" office:value="134.333333333333" calcext:value-type="float">
            <text:p>134.333333333333</text:p>
          </table:table-cell>
          <table:table-cell table:style-name="ce6" table:formula="of:=IFERROR(__xludf.dummyfunction(&quot;&quot;&quot;COMPUTED_VALUE&quot;&quot;&quot;);&quot;2019-12-10 14:36:07.0&quot;)" office:value-type="string" office:string-value="2019-12-10 14:36:07.0" calcext:value-type="string">
            <text:p>2019-12-10 14:36:07.0</text:p>
          </table:table-cell>
          <table:table-cell/>
          <table:table-cell table:style-name="ce6" table:formula="of:=COUNTIF([.B297:.B1288];[.G29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97.0</text:p>
          </table:table-cell>
          <table:table-cell table:style-name="ce4" office:value-type="string" calcext:value-type="string">
            <text:p>2019-12-10 14:33:26.0</text:p>
          </table:table-cell>
          <table:table-cell table:style-name="ce4" office:value-type="string" calcext:value-type="string">
            <text:p>10.1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97]+1/LOOKUP([.B298];[.$G$2:.$H$452];[.$I$2:.$I$452] )" office:value-type="float" office:value="134.666666666667" calcext:value-type="float">
            <text:p>134.666666666667</text:p>
          </table:table-cell>
          <table:table-cell table:style-name="ce6" table:formula="of:=IFERROR(__xludf.dummyfunction(&quot;&quot;&quot;COMPUTED_VALUE&quot;&quot;&quot;);&quot;2019-12-10 14:36:08.0&quot;)" office:value-type="string" office:string-value="2019-12-10 14:36:08.0" calcext:value-type="string">
            <text:p>2019-12-10 14:36:08.0</text:p>
          </table:table-cell>
          <table:table-cell/>
          <table:table-cell table:style-name="ce6" table:formula="of:=COUNTIF([.B298:.B1289];[.G29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98.0</text:p>
          </table:table-cell>
          <table:table-cell table:style-name="ce4" office:value-type="string" calcext:value-type="string">
            <text:p>2019-12-10 14:33:27.0</text:p>
          </table:table-cell>
          <table:table-cell table:style-name="ce4" office:value-type="string" calcext:value-type="string">
            <text:p>10.1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98]+1/LOOKUP([.B299];[.$G$2:.$H$452];[.$I$2:.$I$452] )" office:value-type="float" office:value="135.166666666667" calcext:value-type="float">
            <text:p>135.166666666667</text:p>
          </table:table-cell>
          <table:table-cell table:style-name="ce6" table:formula="of:=IFERROR(__xludf.dummyfunction(&quot;&quot;&quot;COMPUTED_VALUE&quot;&quot;&quot;);&quot;2019-12-10 14:36:09.0&quot;)" office:value-type="string" office:string-value="2019-12-10 14:36:09.0" calcext:value-type="string">
            <text:p>2019-12-10 14:36:09.0</text:p>
          </table:table-cell>
          <table:table-cell/>
          <table:table-cell table:style-name="ce6" table:formula="of:=COUNTIF([.B299:.B1290];[.G299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99.0</text:p>
          </table:table-cell>
          <table:table-cell table:style-name="ce4" office:value-type="string" calcext:value-type="string">
            <text:p>2019-12-10 14:33:27.0</text:p>
          </table:table-cell>
          <table:table-cell table:style-name="ce4" office:value-type="string" calcext:value-type="string">
            <text:p>10.1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299]+1/LOOKUP([.B300];[.$G$2:.$H$452];[.$I$2:.$I$452] )" office:value-type="float" office:value="135.666666666667" calcext:value-type="float">
            <text:p>135.666666666667</text:p>
          </table:table-cell>
          <table:table-cell table:style-name="ce6" table:formula="of:=IFERROR(__xludf.dummyfunction(&quot;&quot;&quot;COMPUTED_VALUE&quot;&quot;&quot;);&quot;2019-12-10 14:36:10.0&quot;)" office:value-type="string" office:string-value="2019-12-10 14:36:10.0" calcext:value-type="string">
            <text:p>2019-12-10 14:36:10.0</text:p>
          </table:table-cell>
          <table:table-cell/>
          <table:table-cell table:style-name="ce6" table:formula="of:=COUNTIF([.B300:.B1291];[.G30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0.0</text:p>
          </table:table-cell>
          <table:table-cell table:style-name="ce4" office:value-type="string" calcext:value-type="string">
            <text:p>2019-12-10 14:33:28.0</text:p>
          </table:table-cell>
          <table:table-cell table:style-name="ce4" office:value-type="string" calcext:value-type="string">
            <text:p>10.1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00]+1/LOOKUP([.B301];[.$G$2:.$H$452];[.$I$2:.$I$452] )" office:value-type="float" office:value="136.166666666667" calcext:value-type="float">
            <text:p>136.166666666667</text:p>
          </table:table-cell>
          <table:table-cell table:style-name="ce6" table:formula="of:=IFERROR(__xludf.dummyfunction(&quot;&quot;&quot;COMPUTED_VALUE&quot;&quot;&quot;);&quot;2019-12-10 14:36:11.0&quot;)" office:value-type="string" office:string-value="2019-12-10 14:36:11.0" calcext:value-type="string">
            <text:p>2019-12-10 14:36:11.0</text:p>
          </table:table-cell>
          <table:table-cell/>
          <table:table-cell table:style-name="ce6" table:formula="of:=COUNTIF([.B301:.B1292];[.G30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1.0</text:p>
          </table:table-cell>
          <table:table-cell table:style-name="ce4" office:value-type="string" calcext:value-type="string">
            <text:p>2019-12-10 14:33:28.0</text:p>
          </table:table-cell>
          <table:table-cell table:style-name="ce4" office:value-type="string" calcext:value-type="string">
            <text:p>10.1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01]+1/LOOKUP([.B302];[.$G$2:.$H$452];[.$I$2:.$I$452] )" office:value-type="float" office:value="136.666666666667" calcext:value-type="float">
            <text:p>136.666666666667</text:p>
          </table:table-cell>
          <table:table-cell table:style-name="ce6" table:formula="of:=IFERROR(__xludf.dummyfunction(&quot;&quot;&quot;COMPUTED_VALUE&quot;&quot;&quot;);&quot;2019-12-10 14:36:12.0&quot;)" office:value-type="string" office:string-value="2019-12-10 14:36:12.0" calcext:value-type="string">
            <text:p>2019-12-10 14:36:12.0</text:p>
          </table:table-cell>
          <table:table-cell/>
          <table:table-cell table:style-name="ce6" table:formula="of:=COUNTIF([.B302:.B1293];[.G30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2.0</text:p>
          </table:table-cell>
          <table:table-cell table:style-name="ce4" office:value-type="string" calcext:value-type="string">
            <text:p>2019-12-10 14:33:29.0</text:p>
          </table:table-cell>
          <table:table-cell table:style-name="ce4" office:value-type="string" calcext:value-type="string">
            <text:p>10.1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02]+1/LOOKUP([.B303];[.$G$2:.$H$452];[.$I$2:.$I$452] )" office:value-type="float" office:value="137.166666666667" calcext:value-type="float">
            <text:p>137.166666666667</text:p>
          </table:table-cell>
          <table:table-cell table:style-name="ce6" table:formula="of:=IFERROR(__xludf.dummyfunction(&quot;&quot;&quot;COMPUTED_VALUE&quot;&quot;&quot;);&quot;2019-12-10 14:36:13.0&quot;)" office:value-type="string" office:string-value="2019-12-10 14:36:13.0" calcext:value-type="string">
            <text:p>2019-12-10 14:36:13.0</text:p>
          </table:table-cell>
          <table:table-cell/>
          <table:table-cell table:style-name="ce6" table:formula="of:=COUNTIF([.B303:.B1294];[.G30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3.0</text:p>
          </table:table-cell>
          <table:table-cell table:style-name="ce4" office:value-type="string" calcext:value-type="string">
            <text:p>2019-12-10 14:33:29.0</text:p>
          </table:table-cell>
          <table:table-cell table:style-name="ce4" office:value-type="string" calcext:value-type="string">
            <text:p>10.1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03]+1/LOOKUP([.B304];[.$G$2:.$H$452];[.$I$2:.$I$452] )" office:value-type="float" office:value="137.666666666667" calcext:value-type="float">
            <text:p>137.666666666667</text:p>
          </table:table-cell>
          <table:table-cell table:style-name="ce6" table:formula="of:=IFERROR(__xludf.dummyfunction(&quot;&quot;&quot;COMPUTED_VALUE&quot;&quot;&quot;);&quot;2019-12-10 14:36:14.0&quot;)" office:value-type="string" office:string-value="2019-12-10 14:36:14.0" calcext:value-type="string">
            <text:p>2019-12-10 14:36:14.0</text:p>
          </table:table-cell>
          <table:table-cell/>
          <table:table-cell table:style-name="ce6" table:formula="of:=COUNTIF([.B304:.B1295];[.G30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4.0</text:p>
          </table:table-cell>
          <table:table-cell table:style-name="ce4" office:value-type="string" calcext:value-type="string">
            <text:p>2019-12-10 14:33:30.0</text:p>
          </table:table-cell>
          <table:table-cell table:style-name="ce4" office:value-type="string" calcext:value-type="string">
            <text:p>10.1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04]+1/LOOKUP([.B305];[.$G$2:.$H$452];[.$I$2:.$I$452] )" office:value-type="float" office:value="138.166666666667" calcext:value-type="float">
            <text:p>138.166666666667</text:p>
          </table:table-cell>
          <table:table-cell table:style-name="ce6" table:formula="of:=IFERROR(__xludf.dummyfunction(&quot;&quot;&quot;COMPUTED_VALUE&quot;&quot;&quot;);&quot;2019-12-10 14:36:15.0&quot;)" office:value-type="string" office:string-value="2019-12-10 14:36:15.0" calcext:value-type="string">
            <text:p>2019-12-10 14:36:15.0</text:p>
          </table:table-cell>
          <table:table-cell/>
          <table:table-cell table:style-name="ce6" table:formula="of:=COUNTIF([.B305:.B1296];[.G30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5.0</text:p>
          </table:table-cell>
          <table:table-cell table:style-name="ce4" office:value-type="string" calcext:value-type="string">
            <text:p>2019-12-10 14:33:30.0</text:p>
          </table:table-cell>
          <table:table-cell table:style-name="ce4" office:value-type="string" calcext:value-type="string">
            <text:p>10.1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05]+1/LOOKUP([.B306];[.$G$2:.$H$452];[.$I$2:.$I$452] )" office:value-type="float" office:value="138.666666666667" calcext:value-type="float">
            <text:p>138.666666666667</text:p>
          </table:table-cell>
          <table:table-cell table:style-name="ce6" table:formula="of:=IFERROR(__xludf.dummyfunction(&quot;&quot;&quot;COMPUTED_VALUE&quot;&quot;&quot;);&quot;2019-12-10 14:36:16.0&quot;)" office:value-type="string" office:string-value="2019-12-10 14:36:16.0" calcext:value-type="string">
            <text:p>2019-12-10 14:36:16.0</text:p>
          </table:table-cell>
          <table:table-cell/>
          <table:table-cell table:style-name="ce6" table:formula="of:=COUNTIF([.B306:.B1297];[.G30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6.0</text:p>
          </table:table-cell>
          <table:table-cell table:style-name="ce4" office:value-type="string" calcext:value-type="string">
            <text:p>2019-12-10 14:33:31.0</text:p>
          </table:table-cell>
          <table:table-cell table:style-name="ce4" office:value-type="string" calcext:value-type="string">
            <text:p>10.1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06]+1/LOOKUP([.B307];[.$G$2:.$H$452];[.$I$2:.$I$452] )" office:value-type="float" office:value="139.166666666667" calcext:value-type="float">
            <text:p>139.166666666667</text:p>
          </table:table-cell>
          <table:table-cell table:style-name="ce6" table:formula="of:=IFERROR(__xludf.dummyfunction(&quot;&quot;&quot;COMPUTED_VALUE&quot;&quot;&quot;);&quot;2019-12-10 14:36:17.0&quot;)" office:value-type="string" office:string-value="2019-12-10 14:36:17.0" calcext:value-type="string">
            <text:p>2019-12-10 14:36:17.0</text:p>
          </table:table-cell>
          <table:table-cell/>
          <table:table-cell table:style-name="ce6" table:formula="of:=COUNTIF([.B307:.B1298];[.G307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7.0</text:p>
          </table:table-cell>
          <table:table-cell table:style-name="ce4" office:value-type="string" calcext:value-type="string">
            <text:p>2019-12-10 14:33:31.0</text:p>
          </table:table-cell>
          <table:table-cell table:style-name="ce4" office:value-type="string" calcext:value-type="string">
            <text:p>10.1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07]+1/LOOKUP([.B308];[.$G$2:.$H$452];[.$I$2:.$I$452] )" office:value-type="float" office:value="139.666666666667" calcext:value-type="float">
            <text:p>139.666666666667</text:p>
          </table:table-cell>
          <table:table-cell table:style-name="ce6" table:formula="of:=IFERROR(__xludf.dummyfunction(&quot;&quot;&quot;COMPUTED_VALUE&quot;&quot;&quot;);&quot;2019-12-10 14:36:18.0&quot;)" office:value-type="string" office:string-value="2019-12-10 14:36:18.0" calcext:value-type="string">
            <text:p>2019-12-10 14:36:18.0</text:p>
          </table:table-cell>
          <table:table-cell/>
          <table:table-cell table:style-name="ce6" table:formula="of:=COUNTIF([.B308:.B1299];[.G30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8.0</text:p>
          </table:table-cell>
          <table:table-cell table:style-name="ce4" office:value-type="string" calcext:value-type="string">
            <text:p>2019-12-10 14:33:32.0</text:p>
          </table:table-cell>
          <table:table-cell table:style-name="ce4" office:value-type="string" calcext:value-type="string">
            <text:p>10.1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08]+1/LOOKUP([.B309];[.$G$2:.$H$452];[.$I$2:.$I$452] )" office:value-type="float" office:value="140" calcext:value-type="float">
            <text:p>140</text:p>
          </table:table-cell>
          <table:table-cell table:style-name="ce6" table:formula="of:=IFERROR(__xludf.dummyfunction(&quot;&quot;&quot;COMPUTED_VALUE&quot;&quot;&quot;);&quot;2019-12-10 14:36:19.0&quot;)" office:value-type="string" office:string-value="2019-12-10 14:36:19.0" calcext:value-type="string">
            <text:p>2019-12-10 14:36:19.0</text:p>
          </table:table-cell>
          <table:table-cell/>
          <table:table-cell table:style-name="ce6" table:formula="of:=COUNTIF([.B309:.B1300];[.G30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09.0</text:p>
          </table:table-cell>
          <table:table-cell table:style-name="ce4" office:value-type="string" calcext:value-type="string">
            <text:p>2019-12-10 14:33:32.0</text:p>
          </table:table-cell>
          <table:table-cell table:style-name="ce4" office:value-type="string" calcext:value-type="string">
            <text:p>10.1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09]+1/LOOKUP([.B310];[.$G$2:.$H$452];[.$I$2:.$I$452] )" office:value-type="float" office:value="140.333333333333" calcext:value-type="float">
            <text:p>140.333333333333</text:p>
          </table:table-cell>
          <table:table-cell table:style-name="ce6" table:formula="of:=IFERROR(__xludf.dummyfunction(&quot;&quot;&quot;COMPUTED_VALUE&quot;&quot;&quot;);&quot;2019-12-10 14:36:20.0&quot;)" office:value-type="string" office:string-value="2019-12-10 14:36:20.0" calcext:value-type="string">
            <text:p>2019-12-10 14:36:20.0</text:p>
          </table:table-cell>
          <table:table-cell/>
          <table:table-cell table:style-name="ce6" table:formula="of:=COUNTIF([.B310:.B1301];[.G31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10.0</text:p>
          </table:table-cell>
          <table:table-cell table:style-name="ce4" office:value-type="string" calcext:value-type="string">
            <text:p>2019-12-10 14:33:32.0</text:p>
          </table:table-cell>
          <table:table-cell table:style-name="ce4" office:value-type="string" calcext:value-type="string">
            <text:p>10.1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10]+1/LOOKUP([.B311];[.$G$2:.$H$452];[.$I$2:.$I$452] )" office:value-type="float" office:value="140.666666666667" calcext:value-type="float">
            <text:p>140.666666666667</text:p>
          </table:table-cell>
          <table:table-cell table:style-name="ce6" table:formula="of:=IFERROR(__xludf.dummyfunction(&quot;&quot;&quot;COMPUTED_VALUE&quot;&quot;&quot;);&quot;2019-12-10 14:36:21.0&quot;)" office:value-type="string" office:string-value="2019-12-10 14:36:21.0" calcext:value-type="string">
            <text:p>2019-12-10 14:36:21.0</text:p>
          </table:table-cell>
          <table:table-cell/>
          <table:table-cell table:style-name="ce6" table:formula="of:=COUNTIF([.B311:.B1302];[.G31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11.0</text:p>
          </table:table-cell>
          <table:table-cell table:style-name="ce4" office:value-type="string" calcext:value-type="string">
            <text:p>2019-12-10 14:33:33.0</text:p>
          </table:table-cell>
          <table:table-cell table:style-name="ce4" office:value-type="string" calcext:value-type="string">
            <text:p>10.1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11]+1/LOOKUP([.B312];[.$G$2:.$H$452];[.$I$2:.$I$452] )" office:value-type="float" office:value="141.166666666667" calcext:value-type="float">
            <text:p>141.166666666667</text:p>
          </table:table-cell>
          <table:table-cell table:style-name="ce6" table:formula="of:=IFERROR(__xludf.dummyfunction(&quot;&quot;&quot;COMPUTED_VALUE&quot;&quot;&quot;);&quot;2019-12-10 14:36:22.0&quot;)" office:value-type="string" office:string-value="2019-12-10 14:36:22.0" calcext:value-type="string">
            <text:p>2019-12-10 14:36:22.0</text:p>
          </table:table-cell>
          <table:table-cell/>
          <table:table-cell table:style-name="ce6" table:formula="of:=COUNTIF([.B312:.B1303];[.G31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12.0</text:p>
          </table:table-cell>
          <table:table-cell table:style-name="ce4" office:value-type="string" calcext:value-type="string">
            <text:p>2019-12-10 14:33:33.0</text:p>
          </table:table-cell>
          <table:table-cell table:style-name="ce4" office:value-type="string" calcext:value-type="string">
            <text:p>10.1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12]+1/LOOKUP([.B313];[.$G$2:.$H$452];[.$I$2:.$I$452] )" office:value-type="float" office:value="141.666666666667" calcext:value-type="float">
            <text:p>141.666666666667</text:p>
          </table:table-cell>
          <table:table-cell table:style-name="ce6" table:formula="of:=IFERROR(__xludf.dummyfunction(&quot;&quot;&quot;COMPUTED_VALUE&quot;&quot;&quot;);&quot;2019-12-10 14:36:23.0&quot;)" office:value-type="string" office:string-value="2019-12-10 14:36:23.0" calcext:value-type="string">
            <text:p>2019-12-10 14:36:23.0</text:p>
          </table:table-cell>
          <table:table-cell/>
          <table:table-cell table:style-name="ce6" table:formula="of:=COUNTIF([.B313:.B1304];[.G31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13.0</text:p>
          </table:table-cell>
          <table:table-cell table:style-name="ce4" office:value-type="string" calcext:value-type="string">
            <text:p>2019-12-10 14:33:34.0</text:p>
          </table:table-cell>
          <table:table-cell table:style-name="ce4" office:value-type="string" calcext:value-type="string">
            <text:p>10.1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13]+1/LOOKUP([.B314];[.$G$2:.$H$452];[.$I$2:.$I$452] )" office:value-type="float" office:value="142.166666666667" calcext:value-type="float">
            <text:p>142.166666666667</text:p>
          </table:table-cell>
          <table:table-cell table:style-name="ce6" table:formula="of:=IFERROR(__xludf.dummyfunction(&quot;&quot;&quot;COMPUTED_VALUE&quot;&quot;&quot;);&quot;2019-12-10 14:36:24.0&quot;)" office:value-type="string" office:string-value="2019-12-10 14:36:24.0" calcext:value-type="string">
            <text:p>2019-12-10 14:36:24.0</text:p>
          </table:table-cell>
          <table:table-cell/>
          <table:table-cell table:style-name="ce6" table:formula="of:=COUNTIF([.B314:.B1305];[.G31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14.0</text:p>
          </table:table-cell>
          <table:table-cell table:style-name="ce4" office:value-type="string" calcext:value-type="string">
            <text:p>2019-12-10 14:33:34.0</text:p>
          </table:table-cell>
          <table:table-cell table:style-name="ce4" office:value-type="string" calcext:value-type="string">
            <text:p>10.1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14]+1/LOOKUP([.B315];[.$G$2:.$H$452];[.$I$2:.$I$452] )" office:value-type="float" office:value="142.666666666667" calcext:value-type="float">
            <text:p>142.666666666667</text:p>
          </table:table-cell>
          <table:table-cell table:style-name="ce6" table:formula="of:=IFERROR(__xludf.dummyfunction(&quot;&quot;&quot;COMPUTED_VALUE&quot;&quot;&quot;);&quot;2019-12-10 14:36:25.0&quot;)" office:value-type="string" office:string-value="2019-12-10 14:36:25.0" calcext:value-type="string">
            <text:p>2019-12-10 14:36:25.0</text:p>
          </table:table-cell>
          <table:table-cell/>
          <table:table-cell table:style-name="ce6" table:formula="of:=COUNTIF([.B315:.B1306];[.G31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15.0</text:p>
          </table:table-cell>
          <table:table-cell table:style-name="ce4" office:value-type="string" calcext:value-type="string">
            <text:p>2019-12-10 14:33:35.0</text:p>
          </table:table-cell>
          <table:table-cell table:style-name="ce4" office:value-type="string" calcext:value-type="string">
            <text:p>10.1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15]+1/LOOKUP([.B316];[.$G$2:.$H$452];[.$I$2:.$I$452] )" office:value-type="float" office:value="143.166666666667" calcext:value-type="float">
            <text:p>143.166666666667</text:p>
          </table:table-cell>
          <table:table-cell table:style-name="ce6" table:formula="of:=IFERROR(__xludf.dummyfunction(&quot;&quot;&quot;COMPUTED_VALUE&quot;&quot;&quot;);&quot;2019-12-10 14:36:26.0&quot;)" office:value-type="string" office:string-value="2019-12-10 14:36:26.0" calcext:value-type="string">
            <text:p>2019-12-10 14:36:26.0</text:p>
          </table:table-cell>
          <table:table-cell/>
          <table:table-cell table:style-name="ce6" table:formula="of:=COUNTIF([.B316:.B1307];[.G316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16.0</text:p>
          </table:table-cell>
          <table:table-cell table:style-name="ce4" office:value-type="string" calcext:value-type="string">
            <text:p>2019-12-10 14:33:35.0</text:p>
          </table:table-cell>
          <table:table-cell table:style-name="ce4" office:value-type="string" calcext:value-type="string">
            <text:p>10.1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16]+1/LOOKUP([.B317];[.$G$2:.$H$452];[.$I$2:.$I$452] )" office:value-type="float" office:value="143.666666666667" calcext:value-type="float">
            <text:p>143.666666666667</text:p>
          </table:table-cell>
          <table:table-cell table:style-name="ce6" table:formula="of:=IFERROR(__xludf.dummyfunction(&quot;&quot;&quot;COMPUTED_VALUE&quot;&quot;&quot;);&quot;2019-12-10 14:36:27.0&quot;)" office:value-type="string" office:string-value="2019-12-10 14:36:27.0" calcext:value-type="string">
            <text:p>2019-12-10 14:36:27.0</text:p>
          </table:table-cell>
          <table:table-cell/>
          <table:table-cell table:style-name="ce6" table:formula="of:=COUNTIF([.B317:.B1308];[.G31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17.0</text:p>
          </table:table-cell>
          <table:table-cell table:style-name="ce4" office:value-type="string" calcext:value-type="string">
            <text:p>2019-12-10 14:33:36.0</text:p>
          </table:table-cell>
          <table:table-cell table:style-name="ce4" office:value-type="string" calcext:value-type="string">
            <text:p>10.1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17]+1/LOOKUP([.B318];[.$G$2:.$H$452];[.$I$2:.$I$452] )" office:value-type="float" office:value="144.166666666667" calcext:value-type="float">
            <text:p>144.166666666667</text:p>
          </table:table-cell>
          <table:table-cell table:style-name="ce6" table:formula="of:=IFERROR(__xludf.dummyfunction(&quot;&quot;&quot;COMPUTED_VALUE&quot;&quot;&quot;);&quot;2019-12-10 14:36:28.0&quot;)" office:value-type="string" office:string-value="2019-12-10 14:36:28.0" calcext:value-type="string">
            <text:p>2019-12-10 14:36:28.0</text:p>
          </table:table-cell>
          <table:table-cell/>
          <table:table-cell table:style-name="ce6" table:formula="of:=COUNTIF([.B318:.B1309];[.G31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18.0</text:p>
          </table:table-cell>
          <table:table-cell table:style-name="ce4" office:value-type="string" calcext:value-type="string">
            <text:p>2019-12-10 14:33:36.0</text:p>
          </table:table-cell>
          <table:table-cell table:style-name="ce4" office:value-type="string" calcext:value-type="string">
            <text:p>10.2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18]+1/LOOKUP([.B319];[.$G$2:.$H$452];[.$I$2:.$I$452] )" office:value-type="float" office:value="144.666666666667" calcext:value-type="float">
            <text:p>144.666666666667</text:p>
          </table:table-cell>
          <table:table-cell table:style-name="ce6" table:formula="of:=IFERROR(__xludf.dummyfunction(&quot;&quot;&quot;COMPUTED_VALUE&quot;&quot;&quot;);&quot;2019-12-10 14:36:29.0&quot;)" office:value-type="string" office:string-value="2019-12-10 14:36:29.0" calcext:value-type="string">
            <text:p>2019-12-10 14:36:29.0</text:p>
          </table:table-cell>
          <table:table-cell/>
          <table:table-cell table:style-name="ce6" table:formula="of:=COUNTIF([.B319:.B1310];[.G31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19.0</text:p>
          </table:table-cell>
          <table:table-cell table:style-name="ce4" office:value-type="string" calcext:value-type="string">
            <text:p>2019-12-10 14:33:37.0</text:p>
          </table:table-cell>
          <table:table-cell table:style-name="ce4" office:value-type="string" calcext:value-type="string">
            <text:p>10.2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19]+1/LOOKUP([.B320];[.$G$2:.$H$452];[.$I$2:.$I$452] )" office:value-type="float" office:value="145" calcext:value-type="float">
            <text:p>145</text:p>
          </table:table-cell>
          <table:table-cell table:style-name="ce6" table:formula="of:=IFERROR(__xludf.dummyfunction(&quot;&quot;&quot;COMPUTED_VALUE&quot;&quot;&quot;);&quot;2019-12-10 14:36:30.0&quot;)" office:value-type="string" office:string-value="2019-12-10 14:36:30.0" calcext:value-type="string">
            <text:p>2019-12-10 14:36:30.0</text:p>
          </table:table-cell>
          <table:table-cell/>
          <table:table-cell table:style-name="ce6" table:formula="of:=COUNTIF([.B320:.B1311];[.G32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20.0</text:p>
          </table:table-cell>
          <table:table-cell table:style-name="ce4" office:value-type="string" calcext:value-type="string">
            <text:p>2019-12-10 14:33:37.0</text:p>
          </table:table-cell>
          <table:table-cell table:style-name="ce4" office:value-type="string" calcext:value-type="string">
            <text:p>10.2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20]+1/LOOKUP([.B321];[.$G$2:.$H$452];[.$I$2:.$I$452] )" office:value-type="float" office:value="145.333333333333" calcext:value-type="float">
            <text:p>145.333333333333</text:p>
          </table:table-cell>
          <table:table-cell table:style-name="ce6" table:formula="of:=IFERROR(__xludf.dummyfunction(&quot;&quot;&quot;COMPUTED_VALUE&quot;&quot;&quot;);&quot;2019-12-10 14:36:31.0&quot;)" office:value-type="string" office:string-value="2019-12-10 14:36:31.0" calcext:value-type="string">
            <text:p>2019-12-10 14:36:31.0</text:p>
          </table:table-cell>
          <table:table-cell/>
          <table:table-cell table:style-name="ce6" table:formula="of:=COUNTIF([.B321:.B1312];[.G32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21.0</text:p>
          </table:table-cell>
          <table:table-cell table:style-name="ce4" office:value-type="string" calcext:value-type="string">
            <text:p>2019-12-10 14:33:37.0</text:p>
          </table:table-cell>
          <table:table-cell table:style-name="ce4" office:value-type="string" calcext:value-type="string">
            <text:p>10.2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21]+1/LOOKUP([.B322];[.$G$2:.$H$452];[.$I$2:.$I$452] )" office:value-type="float" office:value="145.666666666667" calcext:value-type="float">
            <text:p>145.666666666667</text:p>
          </table:table-cell>
          <table:table-cell table:style-name="ce6" table:formula="of:=IFERROR(__xludf.dummyfunction(&quot;&quot;&quot;COMPUTED_VALUE&quot;&quot;&quot;);&quot;2019-12-10 14:36:32.0&quot;)" office:value-type="string" office:string-value="2019-12-10 14:36:32.0" calcext:value-type="string">
            <text:p>2019-12-10 14:36:32.0</text:p>
          </table:table-cell>
          <table:table-cell/>
          <table:table-cell table:style-name="ce6" table:formula="of:=COUNTIF([.B322:.B1313];[.G32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22.0</text:p>
          </table:table-cell>
          <table:table-cell table:style-name="ce4" office:value-type="string" calcext:value-type="string">
            <text:p>2019-12-10 14:33:38.0</text:p>
          </table:table-cell>
          <table:table-cell table:style-name="ce4" office:value-type="string" calcext:value-type="string">
            <text:p>10.2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22]+1/LOOKUP([.B323];[.$G$2:.$H$452];[.$I$2:.$I$452] )" office:value-type="float" office:value="146.166666666667" calcext:value-type="float">
            <text:p>146.166666666667</text:p>
          </table:table-cell>
          <table:table-cell table:style-name="ce6" table:formula="of:=IFERROR(__xludf.dummyfunction(&quot;&quot;&quot;COMPUTED_VALUE&quot;&quot;&quot;);&quot;2019-12-10 14:36:33.0&quot;)" office:value-type="string" office:string-value="2019-12-10 14:36:33.0" calcext:value-type="string">
            <text:p>2019-12-10 14:36:33.0</text:p>
          </table:table-cell>
          <table:table-cell/>
          <table:table-cell table:style-name="ce6" table:formula="of:=COUNTIF([.B323:.B1314];[.G32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23.0</text:p>
          </table:table-cell>
          <table:table-cell table:style-name="ce4" office:value-type="string" calcext:value-type="string">
            <text:p>2019-12-10 14:33:38.0</text:p>
          </table:table-cell>
          <table:table-cell table:style-name="ce4" office:value-type="string" calcext:value-type="string">
            <text:p>10.2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23]+1/LOOKUP([.B324];[.$G$2:.$H$452];[.$I$2:.$I$452] )" office:value-type="float" office:value="146.666666666667" calcext:value-type="float">
            <text:p>146.666666666667</text:p>
          </table:table-cell>
          <table:table-cell table:style-name="ce6" table:formula="of:=IFERROR(__xludf.dummyfunction(&quot;&quot;&quot;COMPUTED_VALUE&quot;&quot;&quot;);&quot;2019-12-10 14:36:34.0&quot;)" office:value-type="string" office:string-value="2019-12-10 14:36:34.0" calcext:value-type="string">
            <text:p>2019-12-10 14:36:34.0</text:p>
          </table:table-cell>
          <table:table-cell/>
          <table:table-cell table:style-name="ce6" table:formula="of:=COUNTIF([.B324:.B1315];[.G32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24.0</text:p>
          </table:table-cell>
          <table:table-cell table:style-name="ce4" office:value-type="string" calcext:value-type="string">
            <text:p>2019-12-10 14:33:39.0</text:p>
          </table:table-cell>
          <table:table-cell table:style-name="ce4" office:value-type="string" calcext:value-type="string">
            <text:p>10.2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24]+1/LOOKUP([.B325];[.$G$2:.$H$452];[.$I$2:.$I$452] )" office:value-type="float" office:value="147.166666666667" calcext:value-type="float">
            <text:p>147.166666666667</text:p>
          </table:table-cell>
          <table:table-cell table:style-name="ce6" table:formula="of:=IFERROR(__xludf.dummyfunction(&quot;&quot;&quot;COMPUTED_VALUE&quot;&quot;&quot;);&quot;2019-12-10 14:36:35.0&quot;)" office:value-type="string" office:string-value="2019-12-10 14:36:35.0" calcext:value-type="string">
            <text:p>2019-12-10 14:36:35.0</text:p>
          </table:table-cell>
          <table:table-cell/>
          <table:table-cell table:style-name="ce6" table:formula="of:=COUNTIF([.B325:.B1316];[.G325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25.0</text:p>
          </table:table-cell>
          <table:table-cell table:style-name="ce4" office:value-type="string" calcext:value-type="string">
            <text:p>2019-12-10 14:33:39.0</text:p>
          </table:table-cell>
          <table:table-cell table:style-name="ce4" office:value-type="string" calcext:value-type="string">
            <text:p>10.2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25]+1/LOOKUP([.B326];[.$G$2:.$H$452];[.$I$2:.$I$452] )" office:value-type="float" office:value="147.666666666667" calcext:value-type="float">
            <text:p>147.666666666667</text:p>
          </table:table-cell>
          <table:table-cell table:style-name="ce6" table:formula="of:=IFERROR(__xludf.dummyfunction(&quot;&quot;&quot;COMPUTED_VALUE&quot;&quot;&quot;);&quot;2019-12-10 14:36:36.0&quot;)" office:value-type="string" office:string-value="2019-12-10 14:36:36.0" calcext:value-type="string">
            <text:p>2019-12-10 14:36:36.0</text:p>
          </table:table-cell>
          <table:table-cell/>
          <table:table-cell table:style-name="ce6" table:formula="of:=COUNTIF([.B326:.B1317];[.G32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26.0</text:p>
          </table:table-cell>
          <table:table-cell table:style-name="ce4" office:value-type="string" calcext:value-type="string">
            <text:p>2019-12-10 14:33:40.0</text:p>
          </table:table-cell>
          <table:table-cell table:style-name="ce4" office:value-type="string" calcext:value-type="string">
            <text:p>10.2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26]+1/LOOKUP([.B327];[.$G$2:.$H$452];[.$I$2:.$I$452] )" office:value-type="float" office:value="148.166666666667" calcext:value-type="float">
            <text:p>148.166666666667</text:p>
          </table:table-cell>
          <table:table-cell table:style-name="ce6" table:formula="of:=IFERROR(__xludf.dummyfunction(&quot;&quot;&quot;COMPUTED_VALUE&quot;&quot;&quot;);&quot;2019-12-10 14:36:37.0&quot;)" office:value-type="string" office:string-value="2019-12-10 14:36:37.0" calcext:value-type="string">
            <text:p>2019-12-10 14:36:37.0</text:p>
          </table:table-cell>
          <table:table-cell/>
          <table:table-cell table:style-name="ce6" table:formula="of:=COUNTIF([.B327:.B1318];[.G32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27.0</text:p>
          </table:table-cell>
          <table:table-cell table:style-name="ce4" office:value-type="string" calcext:value-type="string">
            <text:p>2019-12-10 14:33:40.0</text:p>
          </table:table-cell>
          <table:table-cell table:style-name="ce4" office:value-type="string" calcext:value-type="string">
            <text:p>10.2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27]+1/LOOKUP([.B328];[.$G$2:.$H$452];[.$I$2:.$I$452] )" office:value-type="float" office:value="148.666666666667" calcext:value-type="float">
            <text:p>148.666666666667</text:p>
          </table:table-cell>
          <table:table-cell table:style-name="ce6" table:formula="of:=IFERROR(__xludf.dummyfunction(&quot;&quot;&quot;COMPUTED_VALUE&quot;&quot;&quot;);&quot;2019-12-10 14:36:38.0&quot;)" office:value-type="string" office:string-value="2019-12-10 14:36:38.0" calcext:value-type="string">
            <text:p>2019-12-10 14:36:38.0</text:p>
          </table:table-cell>
          <table:table-cell/>
          <table:table-cell table:style-name="ce6" table:formula="of:=COUNTIF([.B328:.B1319];[.G32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28.0</text:p>
          </table:table-cell>
          <table:table-cell table:style-name="ce4" office:value-type="string" calcext:value-type="string">
            <text:p>2019-12-10 14:33:41.0</text:p>
          </table:table-cell>
          <table:table-cell table:style-name="ce4" office:value-type="string" calcext:value-type="string">
            <text:p>10.2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28]+1/LOOKUP([.B329];[.$G$2:.$H$452];[.$I$2:.$I$452] )" office:value-type="float" office:value="149.166666666667" calcext:value-type="float">
            <text:p>149.166666666667</text:p>
          </table:table-cell>
          <table:table-cell table:style-name="ce6" table:formula="of:=IFERROR(__xludf.dummyfunction(&quot;&quot;&quot;COMPUTED_VALUE&quot;&quot;&quot;);&quot;2019-12-10 14:36:39.0&quot;)" office:value-type="string" office:string-value="2019-12-10 14:36:39.0" calcext:value-type="string">
            <text:p>2019-12-10 14:36:39.0</text:p>
          </table:table-cell>
          <table:table-cell/>
          <table:table-cell table:style-name="ce6" table:formula="of:=COUNTIF([.B329:.B1320];[.G32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29.0</text:p>
          </table:table-cell>
          <table:table-cell table:style-name="ce4" office:value-type="string" calcext:value-type="string">
            <text:p>2019-12-10 14:33:41.0</text:p>
          </table:table-cell>
          <table:table-cell table:style-name="ce4" office:value-type="string" calcext:value-type="string">
            <text:p>10.2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29]+1/LOOKUP([.B330];[.$G$2:.$H$452];[.$I$2:.$I$452] )" office:value-type="float" office:value="149.666666666667" calcext:value-type="float">
            <text:p>149.666666666667</text:p>
          </table:table-cell>
          <table:table-cell table:style-name="ce6" table:formula="of:=IFERROR(__xludf.dummyfunction(&quot;&quot;&quot;COMPUTED_VALUE&quot;&quot;&quot;);&quot;2019-12-10 14:36:40.0&quot;)" office:value-type="string" office:string-value="2019-12-10 14:36:40.0" calcext:value-type="string">
            <text:p>2019-12-10 14:36:40.0</text:p>
          </table:table-cell>
          <table:table-cell/>
          <table:table-cell table:style-name="ce6" table:formula="of:=COUNTIF([.B330:.B1321];[.G33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30.0</text:p>
          </table:table-cell>
          <table:table-cell table:style-name="ce4" office:value-type="string" calcext:value-type="string">
            <text:p>2019-12-10 14:33:42.0</text:p>
          </table:table-cell>
          <table:table-cell table:style-name="ce4" office:value-type="string" calcext:value-type="string">
            <text:p>10.2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30]+1/LOOKUP([.B331];[.$G$2:.$H$452];[.$I$2:.$I$452] )" office:value-type="float" office:value="150" calcext:value-type="float">
            <text:p>150</text:p>
          </table:table-cell>
          <table:table-cell table:style-name="ce6" table:formula="of:=IFERROR(__xludf.dummyfunction(&quot;&quot;&quot;COMPUTED_VALUE&quot;&quot;&quot;);&quot;2019-12-10 14:36:41.0&quot;)" office:value-type="string" office:string-value="2019-12-10 14:36:41.0" calcext:value-type="string">
            <text:p>2019-12-10 14:36:41.0</text:p>
          </table:table-cell>
          <table:table-cell/>
          <table:table-cell table:style-name="ce6" table:formula="of:=COUNTIF([.B331:.B1322];[.G33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31.0</text:p>
          </table:table-cell>
          <table:table-cell table:style-name="ce4" office:value-type="string" calcext:value-type="string">
            <text:p>2019-12-10 14:33:42.0</text:p>
          </table:table-cell>
          <table:table-cell table:style-name="ce4" office:value-type="string" calcext:value-type="string">
            <text:p>10.2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31]+1/LOOKUP([.B332];[.$G$2:.$H$452];[.$I$2:.$I$452] )" office:value-type="float" office:value="150.333333333333" calcext:value-type="float">
            <text:p>150.333333333333</text:p>
          </table:table-cell>
          <table:table-cell table:style-name="ce6" table:formula="of:=IFERROR(__xludf.dummyfunction(&quot;&quot;&quot;COMPUTED_VALUE&quot;&quot;&quot;);&quot;2019-12-10 14:36:42.0&quot;)" office:value-type="string" office:string-value="2019-12-10 14:36:42.0" calcext:value-type="string">
            <text:p>2019-12-10 14:36:42.0</text:p>
          </table:table-cell>
          <table:table-cell/>
          <table:table-cell table:style-name="ce6" table:formula="of:=COUNTIF([.B332:.B1323];[.G33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32.0</text:p>
          </table:table-cell>
          <table:table-cell table:style-name="ce4" office:value-type="string" calcext:value-type="string">
            <text:p>2019-12-10 14:33:42.0</text:p>
          </table:table-cell>
          <table:table-cell table:style-name="ce4" office:value-type="string" calcext:value-type="string">
            <text:p>10.2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32]+1/LOOKUP([.B333];[.$G$2:.$H$452];[.$I$2:.$I$452] )" office:value-type="float" office:value="150.666666666667" calcext:value-type="float">
            <text:p>150.666666666667</text:p>
          </table:table-cell>
          <table:table-cell table:style-name="ce6" table:formula="of:=IFERROR(__xludf.dummyfunction(&quot;&quot;&quot;COMPUTED_VALUE&quot;&quot;&quot;);&quot;2019-12-10 14:36:43.0&quot;)" office:value-type="string" office:string-value="2019-12-10 14:36:43.0" calcext:value-type="string">
            <text:p>2019-12-10 14:36:43.0</text:p>
          </table:table-cell>
          <table:table-cell/>
          <table:table-cell table:style-name="ce6" table:formula="of:=COUNTIF([.B333:.B1324];[.G33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33.0</text:p>
          </table:table-cell>
          <table:table-cell table:style-name="ce4" office:value-type="string" calcext:value-type="string">
            <text:p>2019-12-10 14:33:43.0</text:p>
          </table:table-cell>
          <table:table-cell table:style-name="ce4" office:value-type="string" calcext:value-type="string">
            <text:p>10.2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33]+1/LOOKUP([.B334];[.$G$2:.$H$452];[.$I$2:.$I$452] )" office:value-type="float" office:value="151.166666666667" calcext:value-type="float">
            <text:p>151.166666666667</text:p>
          </table:table-cell>
          <table:table-cell table:style-name="ce6" table:formula="of:=IFERROR(__xludf.dummyfunction(&quot;&quot;&quot;COMPUTED_VALUE&quot;&quot;&quot;);&quot;2019-12-10 14:36:44.0&quot;)" office:value-type="string" office:string-value="2019-12-10 14:36:44.0" calcext:value-type="string">
            <text:p>2019-12-10 14:36:44.0</text:p>
          </table:table-cell>
          <table:table-cell/>
          <table:table-cell table:style-name="ce6" table:formula="of:=COUNTIF([.B334:.B1325];[.G33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34.0</text:p>
          </table:table-cell>
          <table:table-cell table:style-name="ce4" office:value-type="string" calcext:value-type="string">
            <text:p>2019-12-10 14:33:43.0</text:p>
          </table:table-cell>
          <table:table-cell table:style-name="ce4" office:value-type="string" calcext:value-type="string">
            <text:p>10.2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34]+1/LOOKUP([.B335];[.$G$2:.$H$452];[.$I$2:.$I$452] )" office:value-type="float" office:value="151.666666666667" calcext:value-type="float">
            <text:p>151.666666666667</text:p>
          </table:table-cell>
          <table:table-cell table:style-name="ce6" table:formula="of:=IFERROR(__xludf.dummyfunction(&quot;&quot;&quot;COMPUTED_VALUE&quot;&quot;&quot;);&quot;2019-12-10 14:36:45.0&quot;)" office:value-type="string" office:string-value="2019-12-10 14:36:45.0" calcext:value-type="string">
            <text:p>2019-12-10 14:36:45.0</text:p>
          </table:table-cell>
          <table:table-cell/>
          <table:table-cell table:style-name="ce6" table:formula="of:=COUNTIF([.B335:.B1326];[.G33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35.0</text:p>
          </table:table-cell>
          <table:table-cell table:style-name="ce4" office:value-type="string" calcext:value-type="string">
            <text:p>2019-12-10 14:33:44.0</text:p>
          </table:table-cell>
          <table:table-cell table:style-name="ce4" office:value-type="string" calcext:value-type="string">
            <text:p>10.2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35]+1/LOOKUP([.B336];[.$G$2:.$H$452];[.$I$2:.$I$452] )" office:value-type="float" office:value="152.166666666667" calcext:value-type="float">
            <text:p>152.166666666667</text:p>
          </table:table-cell>
          <table:table-cell table:style-name="ce6" table:formula="of:=IFERROR(__xludf.dummyfunction(&quot;&quot;&quot;COMPUTED_VALUE&quot;&quot;&quot;);&quot;2019-12-10 14:36:46.0&quot;)" office:value-type="string" office:string-value="2019-12-10 14:36:46.0" calcext:value-type="string">
            <text:p>2019-12-10 14:36:46.0</text:p>
          </table:table-cell>
          <table:table-cell/>
          <table:table-cell table:style-name="ce6" table:formula="of:=COUNTIF([.B336:.B1327];[.G336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36.0</text:p>
          </table:table-cell>
          <table:table-cell table:style-name="ce4" office:value-type="string" calcext:value-type="string">
            <text:p>2019-12-10 14:33:44.0</text:p>
          </table:table-cell>
          <table:table-cell table:style-name="ce4" office:value-type="string" calcext:value-type="string">
            <text:p>10.2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36]+1/LOOKUP([.B337];[.$G$2:.$H$452];[.$I$2:.$I$452] )" office:value-type="float" office:value="152.666666666667" calcext:value-type="float">
            <text:p>152.666666666667</text:p>
          </table:table-cell>
          <table:table-cell table:style-name="ce6" table:formula="of:=IFERROR(__xludf.dummyfunction(&quot;&quot;&quot;COMPUTED_VALUE&quot;&quot;&quot;);&quot;2019-12-10 14:36:47.0&quot;)" office:value-type="string" office:string-value="2019-12-10 14:36:47.0" calcext:value-type="string">
            <text:p>2019-12-10 14:36:47.0</text:p>
          </table:table-cell>
          <table:table-cell/>
          <table:table-cell table:style-name="ce6" table:formula="of:=COUNTIF([.B337:.B1328];[.G33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37.0</text:p>
          </table:table-cell>
          <table:table-cell table:style-name="ce4" office:value-type="string" calcext:value-type="string">
            <text:p>2019-12-10 14:33:45.0</text:p>
          </table:table-cell>
          <table:table-cell table:style-name="ce4" office:value-type="string" calcext:value-type="string">
            <text:p>10.2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37]+1/LOOKUP([.B338];[.$G$2:.$H$452];[.$I$2:.$I$452] )" office:value-type="float" office:value="153.166666666667" calcext:value-type="float">
            <text:p>153.166666666667</text:p>
          </table:table-cell>
          <table:table-cell table:style-name="ce6" table:formula="of:=IFERROR(__xludf.dummyfunction(&quot;&quot;&quot;COMPUTED_VALUE&quot;&quot;&quot;);&quot;2019-12-10 14:36:48.0&quot;)" office:value-type="string" office:string-value="2019-12-10 14:36:48.0" calcext:value-type="string">
            <text:p>2019-12-10 14:36:48.0</text:p>
          </table:table-cell>
          <table:table-cell/>
          <table:table-cell table:style-name="ce6" table:formula="of:=COUNTIF([.B338:.B1329];[.G33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38.0</text:p>
          </table:table-cell>
          <table:table-cell table:style-name="ce4" office:value-type="string" calcext:value-type="string">
            <text:p>2019-12-10 14:33:45.0</text:p>
          </table:table-cell>
          <table:table-cell table:style-name="ce4" office:value-type="string" calcext:value-type="string">
            <text:p>10.2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38]+1/LOOKUP([.B339];[.$G$2:.$H$452];[.$I$2:.$I$452] )" office:value-type="float" office:value="153.666666666667" calcext:value-type="float">
            <text:p>153.666666666667</text:p>
          </table:table-cell>
          <table:table-cell table:style-name="ce6" table:formula="of:=IFERROR(__xludf.dummyfunction(&quot;&quot;&quot;COMPUTED_VALUE&quot;&quot;&quot;);&quot;2019-12-10 14:36:49.0&quot;)" office:value-type="string" office:string-value="2019-12-10 14:36:49.0" calcext:value-type="string">
            <text:p>2019-12-10 14:36:49.0</text:p>
          </table:table-cell>
          <table:table-cell/>
          <table:table-cell table:style-name="ce6" table:formula="of:=COUNTIF([.B339:.B1330];[.G33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39.0</text:p>
          </table:table-cell>
          <table:table-cell table:style-name="ce4" office:value-type="string" calcext:value-type="string">
            <text:p>2019-12-10 14:33:46.0</text:p>
          </table:table-cell>
          <table:table-cell table:style-name="ce4" office:value-type="string" calcext:value-type="string">
            <text:p>10.2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39]+1/LOOKUP([.B340];[.$G$2:.$H$452];[.$I$2:.$I$452] )" office:value-type="float" office:value="154.166666666667" calcext:value-type="float">
            <text:p>154.166666666667</text:p>
          </table:table-cell>
          <table:table-cell table:style-name="ce6" table:formula="of:=IFERROR(__xludf.dummyfunction(&quot;&quot;&quot;COMPUTED_VALUE&quot;&quot;&quot;);&quot;2019-12-10 14:36:50.0&quot;)" office:value-type="string" office:string-value="2019-12-10 14:36:50.0" calcext:value-type="string">
            <text:p>2019-12-10 14:36:50.0</text:p>
          </table:table-cell>
          <table:table-cell/>
          <table:table-cell table:style-name="ce6" table:formula="of:=COUNTIF([.B340:.B1331];[.G34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40.0</text:p>
          </table:table-cell>
          <table:table-cell table:style-name="ce4" office:value-type="string" calcext:value-type="string">
            <text:p>2019-12-10 14:33:46.0</text:p>
          </table:table-cell>
          <table:table-cell table:style-name="ce4" office:value-type="string" calcext:value-type="string">
            <text:p>10.2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40]+1/LOOKUP([.B341];[.$G$2:.$H$452];[.$I$2:.$I$452] )" office:value-type="float" office:value="154.666666666667" calcext:value-type="float">
            <text:p>154.666666666667</text:p>
          </table:table-cell>
          <table:table-cell table:style-name="ce6" table:formula="of:=IFERROR(__xludf.dummyfunction(&quot;&quot;&quot;COMPUTED_VALUE&quot;&quot;&quot;);&quot;2019-12-10 14:36:51.0&quot;)" office:value-type="string" office:string-value="2019-12-10 14:36:51.0" calcext:value-type="string">
            <text:p>2019-12-10 14:36:51.0</text:p>
          </table:table-cell>
          <table:table-cell/>
          <table:table-cell table:style-name="ce6" table:formula="of:=COUNTIF([.B341:.B1332];[.G34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41.0</text:p>
          </table:table-cell>
          <table:table-cell table:style-name="ce4" office:value-type="string" calcext:value-type="string">
            <text:p>2019-12-10 14:33:47.0</text:p>
          </table:table-cell>
          <table:table-cell table:style-name="ce4" office:value-type="string" calcext:value-type="string">
            <text:p>10.2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41]+1/LOOKUP([.B342];[.$G$2:.$H$452];[.$I$2:.$I$452] )" office:value-type="float" office:value="155" calcext:value-type="float">
            <text:p>155</text:p>
          </table:table-cell>
          <table:table-cell table:style-name="ce6" table:formula="of:=IFERROR(__xludf.dummyfunction(&quot;&quot;&quot;COMPUTED_VALUE&quot;&quot;&quot;);&quot;2019-12-10 14:36:52.0&quot;)" office:value-type="string" office:string-value="2019-12-10 14:36:52.0" calcext:value-type="string">
            <text:p>2019-12-10 14:36:52.0</text:p>
          </table:table-cell>
          <table:table-cell/>
          <table:table-cell table:style-name="ce6" table:formula="of:=COUNTIF([.B342:.B1333];[.G34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42.0</text:p>
          </table:table-cell>
          <table:table-cell table:style-name="ce4" office:value-type="string" calcext:value-type="string">
            <text:p>2019-12-10 14:33:47.0</text:p>
          </table:table-cell>
          <table:table-cell table:style-name="ce4" office:value-type="string" calcext:value-type="string">
            <text:p>10.2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42]+1/LOOKUP([.B343];[.$G$2:.$H$452];[.$I$2:.$I$452] )" office:value-type="float" office:value="155.333333333333" calcext:value-type="float">
            <text:p>155.333333333333</text:p>
          </table:table-cell>
          <table:table-cell table:style-name="ce6" table:formula="of:=IFERROR(__xludf.dummyfunction(&quot;&quot;&quot;COMPUTED_VALUE&quot;&quot;&quot;);&quot;2019-12-10 14:36:53.0&quot;)" office:value-type="string" office:string-value="2019-12-10 14:36:53.0" calcext:value-type="string">
            <text:p>2019-12-10 14:36:53.0</text:p>
          </table:table-cell>
          <table:table-cell/>
          <table:table-cell table:style-name="ce6" table:formula="of:=COUNTIF([.B343:.B1334];[.G34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43.0</text:p>
          </table:table-cell>
          <table:table-cell table:style-name="ce4" office:value-type="string" calcext:value-type="string">
            <text:p>2019-12-10 14:33:47.0</text:p>
          </table:table-cell>
          <table:table-cell table:style-name="ce4" office:value-type="string" calcext:value-type="string">
            <text:p>10.2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43]+1/LOOKUP([.B344];[.$G$2:.$H$452];[.$I$2:.$I$452] )" office:value-type="float" office:value="155.666666666667" calcext:value-type="float">
            <text:p>155.666666666667</text:p>
          </table:table-cell>
          <table:table-cell table:style-name="ce6" table:formula="of:=IFERROR(__xludf.dummyfunction(&quot;&quot;&quot;COMPUTED_VALUE&quot;&quot;&quot;);&quot;2019-12-10 14:36:54.0&quot;)" office:value-type="string" office:string-value="2019-12-10 14:36:54.0" calcext:value-type="string">
            <text:p>2019-12-10 14:36:54.0</text:p>
          </table:table-cell>
          <table:table-cell/>
          <table:table-cell table:style-name="ce6" table:formula="of:=COUNTIF([.B344:.B1335];[.G34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44.0</text:p>
          </table:table-cell>
          <table:table-cell table:style-name="ce4" office:value-type="string" calcext:value-type="string">
            <text:p>2019-12-10 14:33:48.0</text:p>
          </table:table-cell>
          <table:table-cell table:style-name="ce4" office:value-type="string" calcext:value-type="string">
            <text:p>10.2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44]+1/LOOKUP([.B345];[.$G$2:.$H$452];[.$I$2:.$I$452] )" office:value-type="float" office:value="156.166666666667" calcext:value-type="float">
            <text:p>156.166666666667</text:p>
          </table:table-cell>
          <table:table-cell table:style-name="ce6" table:formula="of:=IFERROR(__xludf.dummyfunction(&quot;&quot;&quot;COMPUTED_VALUE&quot;&quot;&quot;);&quot;2019-12-10 14:36:55.0&quot;)" office:value-type="string" office:string-value="2019-12-10 14:36:55.0" calcext:value-type="string">
            <text:p>2019-12-10 14:36:55.0</text:p>
          </table:table-cell>
          <table:table-cell/>
          <table:table-cell table:style-name="ce6" table:formula="of:=COUNTIF([.B345:.B1336];[.G34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45.0</text:p>
          </table:table-cell>
          <table:table-cell table:style-name="ce4" office:value-type="string" calcext:value-type="string">
            <text:p>2019-12-10 14:33:48.0</text:p>
          </table:table-cell>
          <table:table-cell table:style-name="ce4" office:value-type="string" calcext:value-type="string">
            <text:p>10.2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45]+1/LOOKUP([.B346];[.$G$2:.$H$452];[.$I$2:.$I$452] )" office:value-type="float" office:value="156.666666666667" calcext:value-type="float">
            <text:p>156.666666666667</text:p>
          </table:table-cell>
          <table:table-cell table:style-name="ce6" table:formula="of:=IFERROR(__xludf.dummyfunction(&quot;&quot;&quot;COMPUTED_VALUE&quot;&quot;&quot;);&quot;2019-12-10 14:36:56.0&quot;)" office:value-type="string" office:string-value="2019-12-10 14:36:56.0" calcext:value-type="string">
            <text:p>2019-12-10 14:36:56.0</text:p>
          </table:table-cell>
          <table:table-cell/>
          <table:table-cell table:style-name="ce6" table:formula="of:=COUNTIF([.B346:.B1337];[.G346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46.0</text:p>
          </table:table-cell>
          <table:table-cell table:style-name="ce4" office:value-type="string" calcext:value-type="string">
            <text:p>2019-12-10 14:33:49.0</text:p>
          </table:table-cell>
          <table:table-cell table:style-name="ce4" office:value-type="string" calcext:value-type="string">
            <text:p>10.2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46]+1/LOOKUP([.B347];[.$G$2:.$H$452];[.$I$2:.$I$452] )" office:value-type="float" office:value="157.166666666667" calcext:value-type="float">
            <text:p>157.166666666667</text:p>
          </table:table-cell>
          <table:table-cell table:style-name="ce6" table:formula="of:=IFERROR(__xludf.dummyfunction(&quot;&quot;&quot;COMPUTED_VALUE&quot;&quot;&quot;);&quot;2019-12-10 14:36:57.0&quot;)" office:value-type="string" office:string-value="2019-12-10 14:36:57.0" calcext:value-type="string">
            <text:p>2019-12-10 14:36:57.0</text:p>
          </table:table-cell>
          <table:table-cell/>
          <table:table-cell table:style-name="ce6" table:formula="of:=COUNTIF([.B347:.B1338];[.G34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47.0</text:p>
          </table:table-cell>
          <table:table-cell table:style-name="ce4" office:value-type="string" calcext:value-type="string">
            <text:p>2019-12-10 14:33:49.0</text:p>
          </table:table-cell>
          <table:table-cell table:style-name="ce4" office:value-type="string" calcext:value-type="string">
            <text:p>10.3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47]+1/LOOKUP([.B348];[.$G$2:.$H$452];[.$I$2:.$I$452] )" office:value-type="float" office:value="157.666666666667" calcext:value-type="float">
            <text:p>157.666666666667</text:p>
          </table:table-cell>
          <table:table-cell table:style-name="ce6" table:formula="of:=IFERROR(__xludf.dummyfunction(&quot;&quot;&quot;COMPUTED_VALUE&quot;&quot;&quot;);&quot;2019-12-10 14:36:58.0&quot;)" office:value-type="string" office:string-value="2019-12-10 14:36:58.0" calcext:value-type="string">
            <text:p>2019-12-10 14:36:58.0</text:p>
          </table:table-cell>
          <table:table-cell/>
          <table:table-cell table:style-name="ce6" table:formula="of:=COUNTIF([.B348:.B1339];[.G34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48.0</text:p>
          </table:table-cell>
          <table:table-cell table:style-name="ce4" office:value-type="string" calcext:value-type="string">
            <text:p>2019-12-10 14:33:50.0</text:p>
          </table:table-cell>
          <table:table-cell table:style-name="ce4" office:value-type="string" calcext:value-type="string">
            <text:p>10.3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48]+1/LOOKUP([.B349];[.$G$2:.$H$452];[.$I$2:.$I$452] )" office:value-type="float" office:value="158.166666666667" calcext:value-type="float">
            <text:p>158.166666666667</text:p>
          </table:table-cell>
          <table:table-cell table:style-name="ce6" table:formula="of:=IFERROR(__xludf.dummyfunction(&quot;&quot;&quot;COMPUTED_VALUE&quot;&quot;&quot;);&quot;2019-12-10 14:36:59.0&quot;)" office:value-type="string" office:string-value="2019-12-10 14:36:59.0" calcext:value-type="string">
            <text:p>2019-12-10 14:36:59.0</text:p>
          </table:table-cell>
          <table:table-cell/>
          <table:table-cell table:style-name="ce6" table:formula="of:=COUNTIF([.B349:.B1340];[.G34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49.0</text:p>
          </table:table-cell>
          <table:table-cell table:style-name="ce4" office:value-type="string" calcext:value-type="string">
            <text:p>2019-12-10 14:33:50.0</text:p>
          </table:table-cell>
          <table:table-cell table:style-name="ce4" office:value-type="string" calcext:value-type="string">
            <text:p>10.3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49]+1/LOOKUP([.B350];[.$G$2:.$H$452];[.$I$2:.$I$452] )" office:value-type="float" office:value="158.666666666667" calcext:value-type="float">
            <text:p>158.666666666667</text:p>
          </table:table-cell>
          <table:table-cell table:style-name="ce6" table:formula="of:=IFERROR(__xludf.dummyfunction(&quot;&quot;&quot;COMPUTED_VALUE&quot;&quot;&quot;);&quot;2019-12-10 14:37:00.0&quot;)" office:value-type="string" office:string-value="2019-12-10 14:37:00.0" calcext:value-type="string">
            <text:p>2019-12-10 14:37:00.0</text:p>
          </table:table-cell>
          <table:table-cell/>
          <table:table-cell table:style-name="ce6" table:formula="of:=COUNTIF([.B350:.B1341];[.G35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50.0</text:p>
          </table:table-cell>
          <table:table-cell table:style-name="ce4" office:value-type="string" calcext:value-type="string">
            <text:p>2019-12-10 14:33:51.0</text:p>
          </table:table-cell>
          <table:table-cell table:style-name="ce4" office:value-type="string" calcext:value-type="string">
            <text:p>10.3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50]+1/LOOKUP([.B351];[.$G$2:.$H$452];[.$I$2:.$I$452] )" office:value-type="float" office:value="159.166666666667" calcext:value-type="float">
            <text:p>159.166666666667</text:p>
          </table:table-cell>
          <table:table-cell table:style-name="ce6" table:formula="of:=IFERROR(__xludf.dummyfunction(&quot;&quot;&quot;COMPUTED_VALUE&quot;&quot;&quot;);&quot;2019-12-10 14:37:01.0&quot;)" office:value-type="string" office:string-value="2019-12-10 14:37:01.0" calcext:value-type="string">
            <text:p>2019-12-10 14:37:01.0</text:p>
          </table:table-cell>
          <table:table-cell/>
          <table:table-cell table:style-name="ce6" table:formula="of:=COUNTIF([.B351:.B1342];[.G35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51.0</text:p>
          </table:table-cell>
          <table:table-cell table:style-name="ce4" office:value-type="string" calcext:value-type="string">
            <text:p>2019-12-10 14:33:51.0</text:p>
          </table:table-cell>
          <table:table-cell table:style-name="ce4" office:value-type="string" calcext:value-type="string">
            <text:p>10.3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51]+1/LOOKUP([.B352];[.$G$2:.$H$452];[.$I$2:.$I$452] )" office:value-type="float" office:value="159.666666666667" calcext:value-type="float">
            <text:p>159.666666666667</text:p>
          </table:table-cell>
          <table:table-cell table:style-name="ce6" table:formula="of:=IFERROR(__xludf.dummyfunction(&quot;&quot;&quot;COMPUTED_VALUE&quot;&quot;&quot;);&quot;2019-12-10 14:37:02.0&quot;)" office:value-type="string" office:string-value="2019-12-10 14:37:02.0" calcext:value-type="string">
            <text:p>2019-12-10 14:37:02.0</text:p>
          </table:table-cell>
          <table:table-cell/>
          <table:table-cell table:style-name="ce6" table:formula="of:=COUNTIF([.B352:.B1343];[.G35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52.0</text:p>
          </table:table-cell>
          <table:table-cell table:style-name="ce4" office:value-type="string" calcext:value-type="string">
            <text:p>2019-12-10 14:33:52.0</text:p>
          </table:table-cell>
          <table:table-cell table:style-name="ce4" office:value-type="string" calcext:value-type="string">
            <text:p>10.3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52]+1/LOOKUP([.B353];[.$G$2:.$H$452];[.$I$2:.$I$452] )" office:value-type="float" office:value="160" calcext:value-type="float">
            <text:p>160</text:p>
          </table:table-cell>
          <table:table-cell table:style-name="ce6" table:formula="of:=IFERROR(__xludf.dummyfunction(&quot;&quot;&quot;COMPUTED_VALUE&quot;&quot;&quot;);&quot;2019-12-10 14:37:03.0&quot;)" office:value-type="string" office:string-value="2019-12-10 14:37:03.0" calcext:value-type="string">
            <text:p>2019-12-10 14:37:03.0</text:p>
          </table:table-cell>
          <table:table-cell/>
          <table:table-cell table:style-name="ce6" table:formula="of:=COUNTIF([.B353:.B1344];[.G35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53.0</text:p>
          </table:table-cell>
          <table:table-cell table:style-name="ce4" office:value-type="string" calcext:value-type="string">
            <text:p>2019-12-10 14:33:52.0</text:p>
          </table:table-cell>
          <table:table-cell table:style-name="ce4" office:value-type="string" calcext:value-type="string">
            <text:p>10.3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53]+1/LOOKUP([.B354];[.$G$2:.$H$452];[.$I$2:.$I$452] )" office:value-type="float" office:value="160.333333333333" calcext:value-type="float">
            <text:p>160.333333333333</text:p>
          </table:table-cell>
          <table:table-cell table:style-name="ce6" table:formula="of:=IFERROR(__xludf.dummyfunction(&quot;&quot;&quot;COMPUTED_VALUE&quot;&quot;&quot;);&quot;2019-12-10 14:37:04.0&quot;)" office:value-type="string" office:string-value="2019-12-10 14:37:04.0" calcext:value-type="string">
            <text:p>2019-12-10 14:37:04.0</text:p>
          </table:table-cell>
          <table:table-cell/>
          <table:table-cell table:style-name="ce6" table:formula="of:=COUNTIF([.B354:.B1345];[.G35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54.0</text:p>
          </table:table-cell>
          <table:table-cell table:style-name="ce4" office:value-type="string" calcext:value-type="string">
            <text:p>2019-12-10 14:33:52.0</text:p>
          </table:table-cell>
          <table:table-cell table:style-name="ce4" office:value-type="string" calcext:value-type="string">
            <text:p>10.3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54]+1/LOOKUP([.B355];[.$G$2:.$H$452];[.$I$2:.$I$452] )" office:value-type="float" office:value="160.666666666667" calcext:value-type="float">
            <text:p>160.666666666667</text:p>
          </table:table-cell>
          <table:table-cell table:style-name="ce6" table:formula="of:=IFERROR(__xludf.dummyfunction(&quot;&quot;&quot;COMPUTED_VALUE&quot;&quot;&quot;);&quot;2019-12-10 14:37:05.0&quot;)" office:value-type="string" office:string-value="2019-12-10 14:37:05.0" calcext:value-type="string">
            <text:p>2019-12-10 14:37:05.0</text:p>
          </table:table-cell>
          <table:table-cell/>
          <table:table-cell table:style-name="ce6" table:formula="of:=COUNTIF([.B355:.B1346];[.G355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55.0</text:p>
          </table:table-cell>
          <table:table-cell table:style-name="ce4" office:value-type="string" calcext:value-type="string">
            <text:p>2019-12-10 14:33:53.0</text:p>
          </table:table-cell>
          <table:table-cell table:style-name="ce4" office:value-type="string" calcext:value-type="string">
            <text:p>10.3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55]+1/LOOKUP([.B356];[.$G$2:.$H$452];[.$I$2:.$I$452] )" office:value-type="float" office:value="161.166666666667" calcext:value-type="float">
            <text:p>161.166666666667</text:p>
          </table:table-cell>
          <table:table-cell table:style-name="ce6" table:formula="of:=IFERROR(__xludf.dummyfunction(&quot;&quot;&quot;COMPUTED_VALUE&quot;&quot;&quot;);&quot;2019-12-10 14:37:06.0&quot;)" office:value-type="string" office:string-value="2019-12-10 14:37:06.0" calcext:value-type="string">
            <text:p>2019-12-10 14:37:06.0</text:p>
          </table:table-cell>
          <table:table-cell/>
          <table:table-cell table:style-name="ce6" table:formula="of:=COUNTIF([.B356:.B1347];[.G356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56.0</text:p>
          </table:table-cell>
          <table:table-cell table:style-name="ce4" office:value-type="string" calcext:value-type="string">
            <text:p>2019-12-10 14:33:53.0</text:p>
          </table:table-cell>
          <table:table-cell table:style-name="ce4" office:value-type="string" calcext:value-type="string">
            <text:p>10.3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56]+1/LOOKUP([.B357];[.$G$2:.$H$452];[.$I$2:.$I$452] )" office:value-type="float" office:value="161.666666666667" calcext:value-type="float">
            <text:p>161.666666666667</text:p>
          </table:table-cell>
          <table:table-cell table:style-name="ce6" table:formula="of:=IFERROR(__xludf.dummyfunction(&quot;&quot;&quot;COMPUTED_VALUE&quot;&quot;&quot;);&quot;2019-12-10 14:37:07.0&quot;)" office:value-type="string" office:string-value="2019-12-10 14:37:07.0" calcext:value-type="string">
            <text:p>2019-12-10 14:37:07.0</text:p>
          </table:table-cell>
          <table:table-cell/>
          <table:table-cell table:style-name="ce6" table:formula="of:=COUNTIF([.B357:.B1348];[.G35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57.0</text:p>
          </table:table-cell>
          <table:table-cell table:style-name="ce4" office:value-type="string" calcext:value-type="string">
            <text:p>2019-12-10 14:33:54.0</text:p>
          </table:table-cell>
          <table:table-cell table:style-name="ce4" office:value-type="string" calcext:value-type="string">
            <text:p>10.3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57]+1/LOOKUP([.B358];[.$G$2:.$H$452];[.$I$2:.$I$452] )" office:value-type="float" office:value="162.166666666667" calcext:value-type="float">
            <text:p>162.166666666667</text:p>
          </table:table-cell>
          <table:table-cell table:style-name="ce6" table:formula="of:=IFERROR(__xludf.dummyfunction(&quot;&quot;&quot;COMPUTED_VALUE&quot;&quot;&quot;);&quot;2019-12-10 14:37:08.0&quot;)" office:value-type="string" office:string-value="2019-12-10 14:37:08.0" calcext:value-type="string">
            <text:p>2019-12-10 14:37:08.0</text:p>
          </table:table-cell>
          <table:table-cell/>
          <table:table-cell table:style-name="ce6" table:formula="of:=COUNTIF([.B358:.B1349];[.G35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58.0</text:p>
          </table:table-cell>
          <table:table-cell table:style-name="ce4" office:value-type="string" calcext:value-type="string">
            <text:p>2019-12-10 14:33:54.0</text:p>
          </table:table-cell>
          <table:table-cell table:style-name="ce4" office:value-type="string" calcext:value-type="string">
            <text:p>10.3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58]+1/LOOKUP([.B359];[.$G$2:.$H$452];[.$I$2:.$I$452] )" office:value-type="float" office:value="162.666666666667" calcext:value-type="float">
            <text:p>162.666666666667</text:p>
          </table:table-cell>
          <table:table-cell table:style-name="ce6" table:formula="of:=IFERROR(__xludf.dummyfunction(&quot;&quot;&quot;COMPUTED_VALUE&quot;&quot;&quot;);&quot;2019-12-10 14:37:09.0&quot;)" office:value-type="string" office:string-value="2019-12-10 14:37:09.0" calcext:value-type="string">
            <text:p>2019-12-10 14:37:09.0</text:p>
          </table:table-cell>
          <table:table-cell/>
          <table:table-cell table:style-name="ce6" table:formula="of:=COUNTIF([.B359:.B1350];[.G35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59.0</text:p>
          </table:table-cell>
          <table:table-cell table:style-name="ce4" office:value-type="string" calcext:value-type="string">
            <text:p>2019-12-10 14:33:55.0</text:p>
          </table:table-cell>
          <table:table-cell table:style-name="ce4" office:value-type="string" calcext:value-type="string">
            <text:p>10.3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59]+1/LOOKUP([.B360];[.$G$2:.$H$452];[.$I$2:.$I$452] )" office:value-type="float" office:value="163.166666666667" calcext:value-type="float">
            <text:p>163.166666666667</text:p>
          </table:table-cell>
          <table:table-cell table:style-name="ce6" table:formula="of:=IFERROR(__xludf.dummyfunction(&quot;&quot;&quot;COMPUTED_VALUE&quot;&quot;&quot;);&quot;2019-12-10 14:37:10.0&quot;)" office:value-type="string" office:string-value="2019-12-10 14:37:10.0" calcext:value-type="string">
            <text:p>2019-12-10 14:37:10.0</text:p>
          </table:table-cell>
          <table:table-cell/>
          <table:table-cell table:style-name="ce6" table:formula="of:=COUNTIF([.B360:.B1351];[.G36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60.0</text:p>
          </table:table-cell>
          <table:table-cell table:style-name="ce4" office:value-type="string" calcext:value-type="string">
            <text:p>2019-12-10 14:33:55.0</text:p>
          </table:table-cell>
          <table:table-cell table:style-name="ce4" office:value-type="string" calcext:value-type="string">
            <text:p>10.3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60]+1/LOOKUP([.B361];[.$G$2:.$H$452];[.$I$2:.$I$452] )" office:value-type="float" office:value="163.666666666667" calcext:value-type="float">
            <text:p>163.666666666667</text:p>
          </table:table-cell>
          <table:table-cell table:style-name="ce6" table:formula="of:=IFERROR(__xludf.dummyfunction(&quot;&quot;&quot;COMPUTED_VALUE&quot;&quot;&quot;);&quot;2019-12-10 14:37:11.0&quot;)" office:value-type="string" office:string-value="2019-12-10 14:37:11.0" calcext:value-type="string">
            <text:p>2019-12-10 14:37:11.0</text:p>
          </table:table-cell>
          <table:table-cell/>
          <table:table-cell table:style-name="ce6" table:formula="of:=COUNTIF([.B361:.B1352];[.G361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61.0</text:p>
          </table:table-cell>
          <table:table-cell table:style-name="ce4" office:value-type="string" calcext:value-type="string">
            <text:p>2019-12-10 14:33:56.0</text:p>
          </table:table-cell>
          <table:table-cell table:style-name="ce4" office:value-type="string" calcext:value-type="string">
            <text:p>10.3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61]+1/LOOKUP([.B362];[.$G$2:.$H$452];[.$I$2:.$I$452] )" office:value-type="float" office:value="164.166666666667" calcext:value-type="float">
            <text:p>164.166666666667</text:p>
          </table:table-cell>
          <table:table-cell table:style-name="ce6" table:formula="of:=IFERROR(__xludf.dummyfunction(&quot;&quot;&quot;COMPUTED_VALUE&quot;&quot;&quot;);&quot;2019-12-10 14:37:12.0&quot;)" office:value-type="string" office:string-value="2019-12-10 14:37:12.0" calcext:value-type="string">
            <text:p>2019-12-10 14:37:12.0</text:p>
          </table:table-cell>
          <table:table-cell/>
          <table:table-cell table:style-name="ce6" table:formula="of:=COUNTIF([.B362:.B1353];[.G36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62.0</text:p>
          </table:table-cell>
          <table:table-cell table:style-name="ce4" office:value-type="string" calcext:value-type="string">
            <text:p>2019-12-10 14:33:56.0</text:p>
          </table:table-cell>
          <table:table-cell table:style-name="ce4" office:value-type="string" calcext:value-type="string">
            <text:p>10.3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62]+1/LOOKUP([.B363];[.$G$2:.$H$452];[.$I$2:.$I$452] )" office:value-type="float" office:value="164.666666666667" calcext:value-type="float">
            <text:p>164.666666666667</text:p>
          </table:table-cell>
          <table:table-cell table:style-name="ce6" table:formula="of:=IFERROR(__xludf.dummyfunction(&quot;&quot;&quot;COMPUTED_VALUE&quot;&quot;&quot;);&quot;2019-12-10 14:37:13.0&quot;)" office:value-type="string" office:string-value="2019-12-10 14:37:13.0" calcext:value-type="string">
            <text:p>2019-12-10 14:37:13.0</text:p>
          </table:table-cell>
          <table:table-cell/>
          <table:table-cell table:style-name="ce6" table:formula="of:=COUNTIF([.B363:.B1354];[.G36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63.0</text:p>
          </table:table-cell>
          <table:table-cell table:style-name="ce4" office:value-type="string" calcext:value-type="string">
            <text:p>2019-12-10 14:33:57.0</text:p>
          </table:table-cell>
          <table:table-cell table:style-name="ce4" office:value-type="string" calcext:value-type="string">
            <text:p>10.3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63]+1/LOOKUP([.B364];[.$G$2:.$H$452];[.$I$2:.$I$452] )" office:value-type="float" office:value="165.166666666667" calcext:value-type="float">
            <text:p>165.166666666667</text:p>
          </table:table-cell>
          <table:table-cell table:style-name="ce6" table:formula="of:=IFERROR(__xludf.dummyfunction(&quot;&quot;&quot;COMPUTED_VALUE&quot;&quot;&quot;);&quot;2019-12-10 14:37:14.0&quot;)" office:value-type="string" office:string-value="2019-12-10 14:37:14.0" calcext:value-type="string">
            <text:p>2019-12-10 14:37:14.0</text:p>
          </table:table-cell>
          <table:table-cell/>
          <table:table-cell table:style-name="ce6" table:formula="of:=COUNTIF([.B364:.B1355];[.G36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64.0</text:p>
          </table:table-cell>
          <table:table-cell table:style-name="ce4" office:value-type="string" calcext:value-type="string">
            <text:p>2019-12-10 14:33:57.0</text:p>
          </table:table-cell>
          <table:table-cell table:style-name="ce4" office:value-type="string" calcext:value-type="string">
            <text:p>10.3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64]+1/LOOKUP([.B365];[.$G$2:.$H$452];[.$I$2:.$I$452] )" office:value-type="float" office:value="165.666666666667" calcext:value-type="float">
            <text:p>165.666666666667</text:p>
          </table:table-cell>
          <table:table-cell table:style-name="ce6" table:formula="of:=IFERROR(__xludf.dummyfunction(&quot;&quot;&quot;COMPUTED_VALUE&quot;&quot;&quot;);&quot;2019-12-10 14:37:15.0&quot;)" office:value-type="string" office:string-value="2019-12-10 14:37:15.0" calcext:value-type="string">
            <text:p>2019-12-10 14:37:15.0</text:p>
          </table:table-cell>
          <table:table-cell/>
          <table:table-cell table:style-name="ce6" table:formula="of:=COUNTIF([.B365:.B1356];[.G365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65.0</text:p>
          </table:table-cell>
          <table:table-cell table:style-name="ce4" office:value-type="string" calcext:value-type="string">
            <text:p>2019-12-10 14:33:58.0</text:p>
          </table:table-cell>
          <table:table-cell table:style-name="ce4" office:value-type="string" calcext:value-type="string">
            <text:p>10.3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65]+1/LOOKUP([.B366];[.$G$2:.$H$452];[.$I$2:.$I$452] )" office:value-type="float" office:value="166" calcext:value-type="float">
            <text:p>166</text:p>
          </table:table-cell>
          <table:table-cell table:style-name="ce6" table:formula="of:=IFERROR(__xludf.dummyfunction(&quot;&quot;&quot;COMPUTED_VALUE&quot;&quot;&quot;);&quot;2019-12-10 14:37:16.0&quot;)" office:value-type="string" office:string-value="2019-12-10 14:37:16.0" calcext:value-type="string">
            <text:p>2019-12-10 14:37:16.0</text:p>
          </table:table-cell>
          <table:table-cell/>
          <table:table-cell table:style-name="ce6" table:formula="of:=COUNTIF([.B366:.B1357];[.G36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66.0</text:p>
          </table:table-cell>
          <table:table-cell table:style-name="ce4" office:value-type="string" calcext:value-type="string">
            <text:p>2019-12-10 14:33:58.0</text:p>
          </table:table-cell>
          <table:table-cell table:style-name="ce4" office:value-type="string" calcext:value-type="string">
            <text:p>10.3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66]+1/LOOKUP([.B367];[.$G$2:.$H$452];[.$I$2:.$I$452] )" office:value-type="float" office:value="166.333333333333" calcext:value-type="float">
            <text:p>166.333333333333</text:p>
          </table:table-cell>
          <table:table-cell table:style-name="ce6" table:formula="of:=IFERROR(__xludf.dummyfunction(&quot;&quot;&quot;COMPUTED_VALUE&quot;&quot;&quot;);&quot;2019-12-10 14:37:17.0&quot;)" office:value-type="string" office:string-value="2019-12-10 14:37:17.0" calcext:value-type="string">
            <text:p>2019-12-10 14:37:17.0</text:p>
          </table:table-cell>
          <table:table-cell/>
          <table:table-cell table:style-name="ce6" table:formula="of:=COUNTIF([.B367:.B1358];[.G36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67.0</text:p>
          </table:table-cell>
          <table:table-cell table:style-name="ce4" office:value-type="string" calcext:value-type="string">
            <text:p>2019-12-10 14:33:58.0</text:p>
          </table:table-cell>
          <table:table-cell table:style-name="ce4" office:value-type="string" calcext:value-type="string">
            <text:p>10.3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67]+1/LOOKUP([.B368];[.$G$2:.$H$452];[.$I$2:.$I$452] )" office:value-type="float" office:value="166.666666666667" calcext:value-type="float">
            <text:p>166.666666666667</text:p>
          </table:table-cell>
          <table:table-cell table:style-name="ce6" table:formula="of:=IFERROR(__xludf.dummyfunction(&quot;&quot;&quot;COMPUTED_VALUE&quot;&quot;&quot;);&quot;2019-12-10 14:37:18.0&quot;)" office:value-type="string" office:string-value="2019-12-10 14:37:18.0" calcext:value-type="string">
            <text:p>2019-12-10 14:37:18.0</text:p>
          </table:table-cell>
          <table:table-cell/>
          <table:table-cell table:style-name="ce6" table:formula="of:=COUNTIF([.B368:.B1359];[.G36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68.0</text:p>
          </table:table-cell>
          <table:table-cell table:style-name="ce4" office:value-type="string" calcext:value-type="string">
            <text:p>2019-12-10 14:33:59.0</text:p>
          </table:table-cell>
          <table:table-cell table:style-name="ce4" office:value-type="string" calcext:value-type="string">
            <text:p>10.3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68]+1/LOOKUP([.B369];[.$G$2:.$H$452];[.$I$2:.$I$452] )" office:value-type="float" office:value="167.166666666667" calcext:value-type="float">
            <text:p>167.166666666667</text:p>
          </table:table-cell>
          <table:table-cell table:style-name="ce6" table:formula="of:=IFERROR(__xludf.dummyfunction(&quot;&quot;&quot;COMPUTED_VALUE&quot;&quot;&quot;);&quot;2019-12-10 14:37:19.0&quot;)" office:value-type="string" office:string-value="2019-12-10 14:37:19.0" calcext:value-type="string">
            <text:p>2019-12-10 14:37:19.0</text:p>
          </table:table-cell>
          <table:table-cell/>
          <table:table-cell table:style-name="ce6" table:formula="of:=COUNTIF([.B369:.B1360];[.G36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69.0</text:p>
          </table:table-cell>
          <table:table-cell table:style-name="ce4" office:value-type="string" calcext:value-type="string">
            <text:p>2019-12-10 14:33:59.0</text:p>
          </table:table-cell>
          <table:table-cell table:style-name="ce4" office:value-type="string" calcext:value-type="string">
            <text:p>10.3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69]+1/LOOKUP([.B370];[.$G$2:.$H$452];[.$I$2:.$I$452] )" office:value-type="float" office:value="167.666666666667" calcext:value-type="float">
            <text:p>167.666666666667</text:p>
          </table:table-cell>
          <table:table-cell table:style-name="ce6" table:formula="of:=IFERROR(__xludf.dummyfunction(&quot;&quot;&quot;COMPUTED_VALUE&quot;&quot;&quot;);&quot;2019-12-10 14:37:20.0&quot;)" office:value-type="string" office:string-value="2019-12-10 14:37:20.0" calcext:value-type="string">
            <text:p>2019-12-10 14:37:20.0</text:p>
          </table:table-cell>
          <table:table-cell/>
          <table:table-cell table:style-name="ce6" table:formula="of:=COUNTIF([.B370:.B1361];[.G37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70.0</text:p>
          </table:table-cell>
          <table:table-cell table:style-name="ce4" office:value-type="string" calcext:value-type="string">
            <text:p>2019-12-10 14:34:00.0</text:p>
          </table:table-cell>
          <table:table-cell table:style-name="ce4" office:value-type="string" calcext:value-type="string">
            <text:p>10.3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70]+1/LOOKUP([.B371];[.$G$2:.$H$452];[.$I$2:.$I$452] )" office:value-type="float" office:value="168.166666666667" calcext:value-type="float">
            <text:p>168.166666666667</text:p>
          </table:table-cell>
          <table:table-cell table:style-name="ce6" table:formula="of:=IFERROR(__xludf.dummyfunction(&quot;&quot;&quot;COMPUTED_VALUE&quot;&quot;&quot;);&quot;2019-12-10 14:37:21.0&quot;)" office:value-type="string" office:string-value="2019-12-10 14:37:21.0" calcext:value-type="string">
            <text:p>2019-12-10 14:37:21.0</text:p>
          </table:table-cell>
          <table:table-cell/>
          <table:table-cell table:style-name="ce6" table:formula="of:=COUNTIF([.B371:.B1362];[.G37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71.0</text:p>
          </table:table-cell>
          <table:table-cell table:style-name="ce4" office:value-type="string" calcext:value-type="string">
            <text:p>2019-12-10 14:34:00.0</text:p>
          </table:table-cell>
          <table:table-cell table:style-name="ce4" office:value-type="string" calcext:value-type="string">
            <text:p>10.3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71]+1/LOOKUP([.B372];[.$G$2:.$H$452];[.$I$2:.$I$452] )" office:value-type="float" office:value="168.666666666667" calcext:value-type="float">
            <text:p>168.666666666667</text:p>
          </table:table-cell>
          <table:table-cell table:style-name="ce6" table:formula="of:=IFERROR(__xludf.dummyfunction(&quot;&quot;&quot;COMPUTED_VALUE&quot;&quot;&quot;);&quot;2019-12-10 14:37:22.0&quot;)" office:value-type="string" office:string-value="2019-12-10 14:37:22.0" calcext:value-type="string">
            <text:p>2019-12-10 14:37:22.0</text:p>
          </table:table-cell>
          <table:table-cell/>
          <table:table-cell table:style-name="ce6" table:formula="of:=COUNTIF([.B372:.B1363];[.G37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72.0</text:p>
          </table:table-cell>
          <table:table-cell table:style-name="ce4" office:value-type="string" calcext:value-type="string">
            <text:p>2019-12-10 14:34:01.0</text:p>
          </table:table-cell>
          <table:table-cell table:style-name="ce4" office:value-type="string" calcext:value-type="string">
            <text:p>10.3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72]+1/LOOKUP([.B373];[.$G$2:.$H$452];[.$I$2:.$I$452] )" office:value-type="float" office:value="169.166666666667" calcext:value-type="float">
            <text:p>169.166666666667</text:p>
          </table:table-cell>
          <table:table-cell table:style-name="ce6" table:formula="of:=IFERROR(__xludf.dummyfunction(&quot;&quot;&quot;COMPUTED_VALUE&quot;&quot;&quot;);&quot;2019-12-10 14:37:23.0&quot;)" office:value-type="string" office:string-value="2019-12-10 14:37:23.0" calcext:value-type="string">
            <text:p>2019-12-10 14:37:23.0</text:p>
          </table:table-cell>
          <table:table-cell/>
          <table:table-cell table:style-name="ce6" table:formula="of:=COUNTIF([.B373:.B1364];[.G37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73.0</text:p>
          </table:table-cell>
          <table:table-cell table:style-name="ce4" office:value-type="string" calcext:value-type="string">
            <text:p>2019-12-10 14:34:01.0</text:p>
          </table:table-cell>
          <table:table-cell table:style-name="ce4" office:value-type="string" calcext:value-type="string">
            <text:p>10.3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73]+1/LOOKUP([.B374];[.$G$2:.$H$452];[.$I$2:.$I$452] )" office:value-type="float" office:value="169.666666666667" calcext:value-type="float">
            <text:p>169.666666666667</text:p>
          </table:table-cell>
          <table:table-cell table:style-name="ce6" table:formula="of:=IFERROR(__xludf.dummyfunction(&quot;&quot;&quot;COMPUTED_VALUE&quot;&quot;&quot;);&quot;2019-12-10 14:37:24.0&quot;)" office:value-type="string" office:string-value="2019-12-10 14:37:24.0" calcext:value-type="string">
            <text:p>2019-12-10 14:37:24.0</text:p>
          </table:table-cell>
          <table:table-cell/>
          <table:table-cell table:style-name="ce6" table:formula="of:=COUNTIF([.B374:.B1365];[.G37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74.0</text:p>
          </table:table-cell>
          <table:table-cell table:style-name="ce4" office:value-type="string" calcext:value-type="string">
            <text:p>2019-12-10 14:34:02.0</text:p>
          </table:table-cell>
          <table:table-cell table:style-name="ce4" office:value-type="string" calcext:value-type="string">
            <text:p>10.3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74]+1/LOOKUP([.B375];[.$G$2:.$H$452];[.$I$2:.$I$452] )" office:value-type="float" office:value="170.166666666667" calcext:value-type="float">
            <text:p>170.166666666667</text:p>
          </table:table-cell>
          <table:table-cell table:style-name="ce6" table:formula="of:=IFERROR(__xludf.dummyfunction(&quot;&quot;&quot;COMPUTED_VALUE&quot;&quot;&quot;);&quot;2019-12-10 14:37:25.0&quot;)" office:value-type="string" office:string-value="2019-12-10 14:37:25.0" calcext:value-type="string">
            <text:p>2019-12-10 14:37:25.0</text:p>
          </table:table-cell>
          <table:table-cell/>
          <table:table-cell table:style-name="ce6" table:formula="of:=COUNTIF([.B375:.B1366];[.G37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75.0</text:p>
          </table:table-cell>
          <table:table-cell table:style-name="ce4" office:value-type="string" calcext:value-type="string">
            <text:p>2019-12-10 14:34:02.0</text:p>
          </table:table-cell>
          <table:table-cell table:style-name="ce4" office:value-type="string" calcext:value-type="string">
            <text:p>10.3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75]+1/LOOKUP([.B376];[.$G$2:.$H$452];[.$I$2:.$I$452] )" office:value-type="float" office:value="170.666666666667" calcext:value-type="float">
            <text:p>170.666666666667</text:p>
          </table:table-cell>
          <table:table-cell table:style-name="ce6" table:formula="of:=IFERROR(__xludf.dummyfunction(&quot;&quot;&quot;COMPUTED_VALUE&quot;&quot;&quot;);&quot;2019-12-10 14:37:26.0&quot;)" office:value-type="string" office:string-value="2019-12-10 14:37:26.0" calcext:value-type="string">
            <text:p>2019-12-10 14:37:26.0</text:p>
          </table:table-cell>
          <table:table-cell/>
          <table:table-cell table:style-name="ce6" table:formula="of:=COUNTIF([.B376:.B1367];[.G37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76.0</text:p>
          </table:table-cell>
          <table:table-cell table:style-name="ce4" office:value-type="string" calcext:value-type="string">
            <text:p>2019-12-10 14:34:03.0</text:p>
          </table:table-cell>
          <table:table-cell table:style-name="ce4" office:value-type="string" calcext:value-type="string">
            <text:p>10.3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76]+1/LOOKUP([.B377];[.$G$2:.$H$452];[.$I$2:.$I$452] )" office:value-type="float" office:value="171.166666666667" calcext:value-type="float">
            <text:p>171.166666666667</text:p>
          </table:table-cell>
          <table:table-cell table:style-name="ce6" table:formula="of:=IFERROR(__xludf.dummyfunction(&quot;&quot;&quot;COMPUTED_VALUE&quot;&quot;&quot;);&quot;2019-12-10 14:37:27.0&quot;)" office:value-type="string" office:string-value="2019-12-10 14:37:27.0" calcext:value-type="string">
            <text:p>2019-12-10 14:37:27.0</text:p>
          </table:table-cell>
          <table:table-cell/>
          <table:table-cell table:style-name="ce6" table:formula="of:=COUNTIF([.B377:.B1368];[.G37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77.0</text:p>
          </table:table-cell>
          <table:table-cell table:style-name="ce4" office:value-type="string" calcext:value-type="string">
            <text:p>2019-12-10 14:34:03.0</text:p>
          </table:table-cell>
          <table:table-cell table:style-name="ce4" office:value-type="string" calcext:value-type="string">
            <text:p>10.3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77]+1/LOOKUP([.B378];[.$G$2:.$H$452];[.$I$2:.$I$452] )" office:value-type="float" office:value="171.666666666667" calcext:value-type="float">
            <text:p>171.666666666667</text:p>
          </table:table-cell>
          <table:table-cell table:style-name="ce6" table:formula="of:=IFERROR(__xludf.dummyfunction(&quot;&quot;&quot;COMPUTED_VALUE&quot;&quot;&quot;);&quot;2019-12-10 14:37:28.0&quot;)" office:value-type="string" office:string-value="2019-12-10 14:37:28.0" calcext:value-type="string">
            <text:p>2019-12-10 14:37:28.0</text:p>
          </table:table-cell>
          <table:table-cell/>
          <table:table-cell table:style-name="ce6" table:formula="of:=COUNTIF([.B378:.B1369];[.G37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78.0</text:p>
          </table:table-cell>
          <table:table-cell table:style-name="ce4" office:value-type="string" calcext:value-type="string">
            <text:p>2019-12-10 14:34:04.0</text:p>
          </table:table-cell>
          <table:table-cell table:style-name="ce4" office:value-type="string" calcext:value-type="string">
            <text:p>10.4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78]+1/LOOKUP([.B379];[.$G$2:.$H$452];[.$I$2:.$I$452] )" office:value-type="float" office:value="172.166666666667" calcext:value-type="float">
            <text:p>172.166666666667</text:p>
          </table:table-cell>
          <table:table-cell table:style-name="ce6" table:formula="of:=IFERROR(__xludf.dummyfunction(&quot;&quot;&quot;COMPUTED_VALUE&quot;&quot;&quot;);&quot;2019-12-10 14:37:29.0&quot;)" office:value-type="string" office:string-value="2019-12-10 14:37:29.0" calcext:value-type="string">
            <text:p>2019-12-10 14:37:29.0</text:p>
          </table:table-cell>
          <table:table-cell/>
          <table:table-cell table:style-name="ce6" table:formula="of:=COUNTIF([.B379:.B1370];[.G37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79.0</text:p>
          </table:table-cell>
          <table:table-cell table:style-name="ce4" office:value-type="string" calcext:value-type="string">
            <text:p>2019-12-10 14:34:04.0</text:p>
          </table:table-cell>
          <table:table-cell table:style-name="ce4" office:value-type="string" calcext:value-type="string">
            <text:p>10.4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79]+1/LOOKUP([.B380];[.$G$2:.$H$452];[.$I$2:.$I$452] )" office:value-type="float" office:value="172.666666666667" calcext:value-type="float">
            <text:p>172.666666666667</text:p>
          </table:table-cell>
          <table:table-cell table:style-name="ce6" table:formula="of:=IFERROR(__xludf.dummyfunction(&quot;&quot;&quot;COMPUTED_VALUE&quot;&quot;&quot;);&quot;2019-12-10 14:37:30.0&quot;)" office:value-type="string" office:string-value="2019-12-10 14:37:30.0" calcext:value-type="string">
            <text:p>2019-12-10 14:37:30.0</text:p>
          </table:table-cell>
          <table:table-cell/>
          <table:table-cell table:style-name="ce6" table:formula="of:=COUNTIF([.B380:.B1371];[.G38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80.0</text:p>
          </table:table-cell>
          <table:table-cell table:style-name="ce4" office:value-type="string" calcext:value-type="string">
            <text:p>2019-12-10 14:34:05.0</text:p>
          </table:table-cell>
          <table:table-cell table:style-name="ce4" office:value-type="string" calcext:value-type="string">
            <text:p>10.4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80]+1/LOOKUP([.B381];[.$G$2:.$H$452];[.$I$2:.$I$452] )" office:value-type="float" office:value="173" calcext:value-type="float">
            <text:p>173</text:p>
          </table:table-cell>
          <table:table-cell table:style-name="ce6" table:formula="of:=IFERROR(__xludf.dummyfunction(&quot;&quot;&quot;COMPUTED_VALUE&quot;&quot;&quot;);&quot;2019-12-10 14:37:31.0&quot;)" office:value-type="string" office:string-value="2019-12-10 14:37:31.0" calcext:value-type="string">
            <text:p>2019-12-10 14:37:31.0</text:p>
          </table:table-cell>
          <table:table-cell/>
          <table:table-cell table:style-name="ce6" table:formula="of:=COUNTIF([.B381:.B1372];[.G38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81.0</text:p>
          </table:table-cell>
          <table:table-cell table:style-name="ce4" office:value-type="string" calcext:value-type="string">
            <text:p>2019-12-10 14:34:05.0</text:p>
          </table:table-cell>
          <table:table-cell table:style-name="ce4" office:value-type="string" calcext:value-type="string">
            <text:p>10.4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81]+1/LOOKUP([.B382];[.$G$2:.$H$452];[.$I$2:.$I$452] )" office:value-type="float" office:value="173.333333333333" calcext:value-type="float">
            <text:p>173.333333333333</text:p>
          </table:table-cell>
          <table:table-cell table:style-name="ce6" table:formula="of:=IFERROR(__xludf.dummyfunction(&quot;&quot;&quot;COMPUTED_VALUE&quot;&quot;&quot;);&quot;2019-12-10 14:37:32.0&quot;)" office:value-type="string" office:string-value="2019-12-10 14:37:32.0" calcext:value-type="string">
            <text:p>2019-12-10 14:37:32.0</text:p>
          </table:table-cell>
          <table:table-cell/>
          <table:table-cell table:style-name="ce6" table:formula="of:=COUNTIF([.B382:.B1373];[.G38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82.0</text:p>
          </table:table-cell>
          <table:table-cell table:style-name="ce4" office:value-type="string" calcext:value-type="string">
            <text:p>2019-12-10 14:34:05.0</text:p>
          </table:table-cell>
          <table:table-cell table:style-name="ce4" office:value-type="string" calcext:value-type="string">
            <text:p>10.4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82]+1/LOOKUP([.B383];[.$G$2:.$H$452];[.$I$2:.$I$452] )" office:value-type="float" office:value="173.666666666667" calcext:value-type="float">
            <text:p>173.666666666667</text:p>
          </table:table-cell>
          <table:table-cell table:style-name="ce6" table:formula="of:=IFERROR(__xludf.dummyfunction(&quot;&quot;&quot;COMPUTED_VALUE&quot;&quot;&quot;);&quot;2019-12-10 14:37:33.0&quot;)" office:value-type="string" office:string-value="2019-12-10 14:37:33.0" calcext:value-type="string">
            <text:p>2019-12-10 14:37:33.0</text:p>
          </table:table-cell>
          <table:table-cell/>
          <table:table-cell table:style-name="ce6" table:formula="of:=COUNTIF([.B383:.B1374];[.G38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83.0</text:p>
          </table:table-cell>
          <table:table-cell table:style-name="ce4" office:value-type="string" calcext:value-type="string">
            <text:p>2019-12-10 14:34:06.0</text:p>
          </table:table-cell>
          <table:table-cell table:style-name="ce4" office:value-type="string" calcext:value-type="string">
            <text:p>10.4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83]+1/LOOKUP([.B384];[.$G$2:.$H$452];[.$I$2:.$I$452] )" office:value-type="float" office:value="174.166666666667" calcext:value-type="float">
            <text:p>174.166666666667</text:p>
          </table:table-cell>
          <table:table-cell table:style-name="ce6" table:formula="of:=IFERROR(__xludf.dummyfunction(&quot;&quot;&quot;COMPUTED_VALUE&quot;&quot;&quot;);&quot;2019-12-10 14:37:34.0&quot;)" office:value-type="string" office:string-value="2019-12-10 14:37:34.0" calcext:value-type="string">
            <text:p>2019-12-10 14:37:34.0</text:p>
          </table:table-cell>
          <table:table-cell/>
          <table:table-cell table:style-name="ce6" table:formula="of:=COUNTIF([.B384:.B1375];[.G38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84.0</text:p>
          </table:table-cell>
          <table:table-cell table:style-name="ce4" office:value-type="string" calcext:value-type="string">
            <text:p>2019-12-10 14:34:06.0</text:p>
          </table:table-cell>
          <table:table-cell table:style-name="ce4" office:value-type="string" calcext:value-type="string">
            <text:p>10.4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84]+1/LOOKUP([.B385];[.$G$2:.$H$452];[.$I$2:.$I$452] )" office:value-type="float" office:value="174.666666666667" calcext:value-type="float">
            <text:p>174.666666666667</text:p>
          </table:table-cell>
          <table:table-cell table:style-name="ce6" table:formula="of:=IFERROR(__xludf.dummyfunction(&quot;&quot;&quot;COMPUTED_VALUE&quot;&quot;&quot;);&quot;2019-12-10 14:37:35.0&quot;)" office:value-type="string" office:string-value="2019-12-10 14:37:35.0" calcext:value-type="string">
            <text:p>2019-12-10 14:37:35.0</text:p>
          </table:table-cell>
          <table:table-cell/>
          <table:table-cell table:style-name="ce6" table:formula="of:=COUNTIF([.B385:.B1376];[.G38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85.0</text:p>
          </table:table-cell>
          <table:table-cell table:style-name="ce4" office:value-type="string" calcext:value-type="string">
            <text:p>2019-12-10 14:34:07.0</text:p>
          </table:table-cell>
          <table:table-cell table:style-name="ce4" office:value-type="string" calcext:value-type="string">
            <text:p>10.4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85]+1/LOOKUP([.B386];[.$G$2:.$H$452];[.$I$2:.$I$452] )" office:value-type="float" office:value="175.666666666667" calcext:value-type="float">
            <text:p>175.666666666667</text:p>
          </table:table-cell>
          <table:table-cell table:style-name="ce6" table:formula="of:=IFERROR(__xludf.dummyfunction(&quot;&quot;&quot;COMPUTED_VALUE&quot;&quot;&quot;);&quot;2019-12-10 14:37:36.0&quot;)" office:value-type="string" office:string-value="2019-12-10 14:37:36.0" calcext:value-type="string">
            <text:p>2019-12-10 14:37:36.0</text:p>
          </table:table-cell>
          <table:table-cell/>
          <table:table-cell table:style-name="ce6" table:formula="of:=COUNTIF([.B386:.B1377];[.G38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86.0</text:p>
          </table:table-cell>
          <table:table-cell table:style-name="ce4" office:value-type="string" calcext:value-type="string">
            <text:p>2019-12-10 14:34:08.0</text:p>
          </table:table-cell>
          <table:table-cell table:style-name="ce4" office:value-type="string" calcext:value-type="string">
            <text:p>10.4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86]+1/LOOKUP([.B387];[.$G$2:.$H$452];[.$I$2:.$I$452] )" office:value-type="float" office:value="176" calcext:value-type="float">
            <text:p>176</text:p>
          </table:table-cell>
          <table:table-cell table:style-name="ce6" table:formula="of:=IFERROR(__xludf.dummyfunction(&quot;&quot;&quot;COMPUTED_VALUE&quot;&quot;&quot;);&quot;2019-12-10 14:37:37.0&quot;)" office:value-type="string" office:string-value="2019-12-10 14:37:37.0" calcext:value-type="string">
            <text:p>2019-12-10 14:37:37.0</text:p>
          </table:table-cell>
          <table:table-cell/>
          <table:table-cell table:style-name="ce6" table:formula="of:=COUNTIF([.B387:.B1378];[.G38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87.0</text:p>
          </table:table-cell>
          <table:table-cell table:style-name="ce4" office:value-type="string" calcext:value-type="string">
            <text:p>2019-12-10 14:34:08.0</text:p>
          </table:table-cell>
          <table:table-cell table:style-name="ce4" office:value-type="string" calcext:value-type="string">
            <text:p>10.4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87]+1/LOOKUP([.B388];[.$G$2:.$H$452];[.$I$2:.$I$452] )" office:value-type="float" office:value="176.333333333333" calcext:value-type="float">
            <text:p>176.333333333333</text:p>
          </table:table-cell>
          <table:table-cell table:style-name="ce6" table:formula="of:=IFERROR(__xludf.dummyfunction(&quot;&quot;&quot;COMPUTED_VALUE&quot;&quot;&quot;);&quot;2019-12-10 14:37:38.0&quot;)" office:value-type="string" office:string-value="2019-12-10 14:37:38.0" calcext:value-type="string">
            <text:p>2019-12-10 14:37:38.0</text:p>
          </table:table-cell>
          <table:table-cell/>
          <table:table-cell table:style-name="ce6" table:formula="of:=COUNTIF([.B388:.B1379];[.G38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88.0</text:p>
          </table:table-cell>
          <table:table-cell table:style-name="ce4" office:value-type="string" calcext:value-type="string">
            <text:p>2019-12-10 14:34:08.0</text:p>
          </table:table-cell>
          <table:table-cell table:style-name="ce4" office:value-type="string" calcext:value-type="string">
            <text:p>10.4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88]+1/LOOKUP([.B389];[.$G$2:.$H$452];[.$I$2:.$I$452] )" office:value-type="float" office:value="176.666666666667" calcext:value-type="float">
            <text:p>176.666666666667</text:p>
          </table:table-cell>
          <table:table-cell table:style-name="ce6" table:formula="of:=IFERROR(__xludf.dummyfunction(&quot;&quot;&quot;COMPUTED_VALUE&quot;&quot;&quot;);&quot;2019-12-10 14:37:39.0&quot;)" office:value-type="string" office:string-value="2019-12-10 14:37:39.0" calcext:value-type="string">
            <text:p>2019-12-10 14:37:39.0</text:p>
          </table:table-cell>
          <table:table-cell/>
          <table:table-cell table:style-name="ce6" table:formula="of:=COUNTIF([.B389:.B1380];[.G389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89.0</text:p>
          </table:table-cell>
          <table:table-cell table:style-name="ce4" office:value-type="string" calcext:value-type="string">
            <text:p>2019-12-10 14:34:09.0</text:p>
          </table:table-cell>
          <table:table-cell table:style-name="ce4" office:value-type="string" calcext:value-type="string">
            <text:p>10.4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89]+1/LOOKUP([.B390];[.$G$2:.$H$452];[.$I$2:.$I$452] )" office:value-type="float" office:value="177.166666666667" calcext:value-type="float">
            <text:p>177.166666666667</text:p>
          </table:table-cell>
          <table:table-cell table:style-name="ce6" table:formula="of:=IFERROR(__xludf.dummyfunction(&quot;&quot;&quot;COMPUTED_VALUE&quot;&quot;&quot;);&quot;2019-12-10 14:37:40.0&quot;)" office:value-type="string" office:string-value="2019-12-10 14:37:40.0" calcext:value-type="string">
            <text:p>2019-12-10 14:37:40.0</text:p>
          </table:table-cell>
          <table:table-cell/>
          <table:table-cell table:style-name="ce6" table:formula="of:=COUNTIF([.B390:.B1381];[.G39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90.0</text:p>
          </table:table-cell>
          <table:table-cell table:style-name="ce4" office:value-type="string" calcext:value-type="string">
            <text:p>2019-12-10 14:34:09.0</text:p>
          </table:table-cell>
          <table:table-cell table:style-name="ce4" office:value-type="string" calcext:value-type="string">
            <text:p>10.4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90]+1/LOOKUP([.B391];[.$G$2:.$H$452];[.$I$2:.$I$452] )" office:value-type="float" office:value="177.666666666667" calcext:value-type="float">
            <text:p>177.666666666667</text:p>
          </table:table-cell>
          <table:table-cell table:style-name="ce6" table:formula="of:=IFERROR(__xludf.dummyfunction(&quot;&quot;&quot;COMPUTED_VALUE&quot;&quot;&quot;);&quot;2019-12-10 14:37:41.0&quot;)" office:value-type="string" office:string-value="2019-12-10 14:37:41.0" calcext:value-type="string">
            <text:p>2019-12-10 14:37:41.0</text:p>
          </table:table-cell>
          <table:table-cell/>
          <table:table-cell table:style-name="ce6" table:formula="of:=COUNTIF([.B391:.B1382];[.G39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91.0</text:p>
          </table:table-cell>
          <table:table-cell table:style-name="ce4" office:value-type="string" calcext:value-type="string">
            <text:p>2019-12-10 14:34:10.0</text:p>
          </table:table-cell>
          <table:table-cell table:style-name="ce4" office:value-type="string" calcext:value-type="string">
            <text:p>10.4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91]+1/LOOKUP([.B392];[.$G$2:.$H$452];[.$I$2:.$I$452] )" office:value-type="float" office:value="178.166666666667" calcext:value-type="float">
            <text:p>178.166666666667</text:p>
          </table:table-cell>
          <table:table-cell table:style-name="ce6" table:formula="of:=IFERROR(__xludf.dummyfunction(&quot;&quot;&quot;COMPUTED_VALUE&quot;&quot;&quot;);&quot;2019-12-10 14:37:42.0&quot;)" office:value-type="string" office:string-value="2019-12-10 14:37:42.0" calcext:value-type="string">
            <text:p>2019-12-10 14:37:42.0</text:p>
          </table:table-cell>
          <table:table-cell/>
          <table:table-cell table:style-name="ce6" table:formula="of:=COUNTIF([.B392:.B1383];[.G39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92.0</text:p>
          </table:table-cell>
          <table:table-cell table:style-name="ce4" office:value-type="string" calcext:value-type="string">
            <text:p>2019-12-10 14:34:10.0</text:p>
          </table:table-cell>
          <table:table-cell table:style-name="ce4" office:value-type="string" calcext:value-type="string">
            <text:p>10.4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92]+1/LOOKUP([.B393];[.$G$2:.$H$452];[.$I$2:.$I$452] )" office:value-type="float" office:value="178.666666666667" calcext:value-type="float">
            <text:p>178.666666666667</text:p>
          </table:table-cell>
          <table:table-cell table:style-name="ce6" table:formula="of:=IFERROR(__xludf.dummyfunction(&quot;&quot;&quot;COMPUTED_VALUE&quot;&quot;&quot;);&quot;2019-12-10 14:37:43.0&quot;)" office:value-type="string" office:string-value="2019-12-10 14:37:43.0" calcext:value-type="string">
            <text:p>2019-12-10 14:37:43.0</text:p>
          </table:table-cell>
          <table:table-cell/>
          <table:table-cell table:style-name="ce6" table:formula="of:=COUNTIF([.B393:.B1384];[.G39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93.0</text:p>
          </table:table-cell>
          <table:table-cell table:style-name="ce4" office:value-type="string" calcext:value-type="string">
            <text:p>2019-12-10 14:34:11.0</text:p>
          </table:table-cell>
          <table:table-cell table:style-name="ce4" office:value-type="string" calcext:value-type="string">
            <text:p>10.4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93]+1/LOOKUP([.B394];[.$G$2:.$H$452];[.$I$2:.$I$452] )" office:value-type="float" office:value="179.166666666667" calcext:value-type="float">
            <text:p>179.166666666667</text:p>
          </table:table-cell>
          <table:table-cell table:style-name="ce6" table:formula="of:=IFERROR(__xludf.dummyfunction(&quot;&quot;&quot;COMPUTED_VALUE&quot;&quot;&quot;);&quot;2019-12-10 14:37:44.0&quot;)" office:value-type="string" office:string-value="2019-12-10 14:37:44.0" calcext:value-type="string">
            <text:p>2019-12-10 14:37:44.0</text:p>
          </table:table-cell>
          <table:table-cell/>
          <table:table-cell table:style-name="ce6" table:formula="of:=COUNTIF([.B394:.B1385];[.G39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94.0</text:p>
          </table:table-cell>
          <table:table-cell table:style-name="ce4" office:value-type="string" calcext:value-type="string">
            <text:p>2019-12-10 14:34:11.0</text:p>
          </table:table-cell>
          <table:table-cell table:style-name="ce4" office:value-type="string" calcext:value-type="string">
            <text:p>10.4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94]+1/LOOKUP([.B395];[.$G$2:.$H$452];[.$I$2:.$I$452] )" office:value-type="float" office:value="179.666666666667" calcext:value-type="float">
            <text:p>179.666666666667</text:p>
          </table:table-cell>
          <table:table-cell table:style-name="ce6" table:formula="of:=IFERROR(__xludf.dummyfunction(&quot;&quot;&quot;COMPUTED_VALUE&quot;&quot;&quot;);&quot;2019-12-10 14:37:45.0&quot;)" office:value-type="string" office:string-value="2019-12-10 14:37:45.0" calcext:value-type="string">
            <text:p>2019-12-10 14:37:45.0</text:p>
          </table:table-cell>
          <table:table-cell/>
          <table:table-cell table:style-name="ce6" table:formula="of:=COUNTIF([.B395:.B1386];[.G39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95.0</text:p>
          </table:table-cell>
          <table:table-cell table:style-name="ce4" office:value-type="string" calcext:value-type="string">
            <text:p>2019-12-10 14:34:12.0</text:p>
          </table:table-cell>
          <table:table-cell table:style-name="ce4" office:value-type="string" calcext:value-type="string">
            <text:p>10.4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95]+1/LOOKUP([.B396];[.$G$2:.$H$452];[.$I$2:.$I$452] )" office:value-type="float" office:value="180.166666666667" calcext:value-type="float">
            <text:p>180.166666666667</text:p>
          </table:table-cell>
          <table:table-cell table:style-name="ce6" table:formula="of:=IFERROR(__xludf.dummyfunction(&quot;&quot;&quot;COMPUTED_VALUE&quot;&quot;&quot;);&quot;2019-12-10 14:37:46.0&quot;)" office:value-type="string" office:string-value="2019-12-10 14:37:46.0" calcext:value-type="string">
            <text:p>2019-12-10 14:37:46.0</text:p>
          </table:table-cell>
          <table:table-cell/>
          <table:table-cell table:style-name="ce6" table:formula="of:=COUNTIF([.B396:.B1387];[.G39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96.0</text:p>
          </table:table-cell>
          <table:table-cell table:style-name="ce4" office:value-type="string" calcext:value-type="string">
            <text:p>2019-12-10 14:34:12.0</text:p>
          </table:table-cell>
          <table:table-cell table:style-name="ce4" office:value-type="string" calcext:value-type="string">
            <text:p>10.4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96]+1/LOOKUP([.B397];[.$G$2:.$H$452];[.$I$2:.$I$452] )" office:value-type="float" office:value="180.666666666667" calcext:value-type="float">
            <text:p>180.666666666667</text:p>
          </table:table-cell>
          <table:table-cell table:style-name="ce6" table:formula="of:=IFERROR(__xludf.dummyfunction(&quot;&quot;&quot;COMPUTED_VALUE&quot;&quot;&quot;);&quot;2019-12-10 14:37:47.0&quot;)" office:value-type="string" office:string-value="2019-12-10 14:37:47.0" calcext:value-type="string">
            <text:p>2019-12-10 14:37:47.0</text:p>
          </table:table-cell>
          <table:table-cell/>
          <table:table-cell table:style-name="ce6" table:formula="of:=COUNTIF([.B397:.B1388];[.G397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97.0</text:p>
          </table:table-cell>
          <table:table-cell table:style-name="ce4" office:value-type="string" calcext:value-type="string">
            <text:p>2019-12-10 14:34:13.0</text:p>
          </table:table-cell>
          <table:table-cell table:style-name="ce4" office:value-type="string" calcext:value-type="string">
            <text:p>10.4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97]+1/LOOKUP([.B398];[.$G$2:.$H$452];[.$I$2:.$I$452] )" office:value-type="float" office:value="181" calcext:value-type="float">
            <text:p>181</text:p>
          </table:table-cell>
          <table:table-cell table:style-name="ce6" table:formula="of:=IFERROR(__xludf.dummyfunction(&quot;&quot;&quot;COMPUTED_VALUE&quot;&quot;&quot;);&quot;2019-12-10 14:37:48.0&quot;)" office:value-type="string" office:string-value="2019-12-10 14:37:48.0" calcext:value-type="string">
            <text:p>2019-12-10 14:37:48.0</text:p>
          </table:table-cell>
          <table:table-cell/>
          <table:table-cell table:style-name="ce6" table:formula="of:=COUNTIF([.B398:.B1389];[.G39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98.0</text:p>
          </table:table-cell>
          <table:table-cell table:style-name="ce4" office:value-type="string" calcext:value-type="string">
            <text:p>2019-12-10 14:34:13.0</text:p>
          </table:table-cell>
          <table:table-cell table:style-name="ce4" office:value-type="string" calcext:value-type="string">
            <text:p>10.4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98]+1/LOOKUP([.B399];[.$G$2:.$H$452];[.$I$2:.$I$452] )" office:value-type="float" office:value="181.333333333333" calcext:value-type="float">
            <text:p>181.333333333333</text:p>
          </table:table-cell>
          <table:table-cell table:style-name="ce6" table:formula="of:=IFERROR(__xludf.dummyfunction(&quot;&quot;&quot;COMPUTED_VALUE&quot;&quot;&quot;);&quot;2019-12-10 14:37:49.0&quot;)" office:value-type="string" office:string-value="2019-12-10 14:37:49.0" calcext:value-type="string">
            <text:p>2019-12-10 14:37:49.0</text:p>
          </table:table-cell>
          <table:table-cell/>
          <table:table-cell table:style-name="ce6" table:formula="of:=COUNTIF([.B399:.B1390];[.G39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399.0</text:p>
          </table:table-cell>
          <table:table-cell table:style-name="ce4" office:value-type="string" calcext:value-type="string">
            <text:p>2019-12-10 14:34:13.0</text:p>
          </table:table-cell>
          <table:table-cell table:style-name="ce4" office:value-type="string" calcext:value-type="string">
            <text:p>10.4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399]+1/LOOKUP([.B400];[.$G$2:.$H$452];[.$I$2:.$I$452] )" office:value-type="float" office:value="181.666666666667" calcext:value-type="float">
            <text:p>181.666666666667</text:p>
          </table:table-cell>
          <table:table-cell table:style-name="ce6" table:formula="of:=IFERROR(__xludf.dummyfunction(&quot;&quot;&quot;COMPUTED_VALUE&quot;&quot;&quot;);&quot;2019-12-10 14:37:50.0&quot;)" office:value-type="string" office:string-value="2019-12-10 14:37:50.0" calcext:value-type="string">
            <text:p>2019-12-10 14:37:50.0</text:p>
          </table:table-cell>
          <table:table-cell/>
          <table:table-cell table:style-name="ce6" table:formula="of:=COUNTIF([.B400:.B1391];[.G40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00.0</text:p>
          </table:table-cell>
          <table:table-cell table:style-name="ce4" office:value-type="string" calcext:value-type="string">
            <text:p>2019-12-10 14:34:14.0</text:p>
          </table:table-cell>
          <table:table-cell table:style-name="ce4" office:value-type="string" calcext:value-type="string">
            <text:p>10.4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00]+1/LOOKUP([.B401];[.$G$2:.$H$452];[.$I$2:.$I$452] )" office:value-type="float" office:value="182.166666666667" calcext:value-type="float">
            <text:p>182.166666666667</text:p>
          </table:table-cell>
          <table:table-cell table:style-name="ce6" table:formula="of:=IFERROR(__xludf.dummyfunction(&quot;&quot;&quot;COMPUTED_VALUE&quot;&quot;&quot;);&quot;2019-12-10 14:37:51.0&quot;)" office:value-type="string" office:string-value="2019-12-10 14:37:51.0" calcext:value-type="string">
            <text:p>2019-12-10 14:37:51.0</text:p>
          </table:table-cell>
          <table:table-cell/>
          <table:table-cell table:style-name="ce6" table:formula="of:=COUNTIF([.B401:.B1392];[.G40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01.0</text:p>
          </table:table-cell>
          <table:table-cell table:style-name="ce4" office:value-type="string" calcext:value-type="string">
            <text:p>2019-12-10 14:34:14.0</text:p>
          </table:table-cell>
          <table:table-cell table:style-name="ce4" office:value-type="string" calcext:value-type="string">
            <text:p>10.4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01]+1/LOOKUP([.B402];[.$G$2:.$H$452];[.$I$2:.$I$452] )" office:value-type="float" office:value="182.666666666667" calcext:value-type="float">
            <text:p>182.666666666667</text:p>
          </table:table-cell>
          <table:table-cell table:style-name="ce6" table:formula="of:=IFERROR(__xludf.dummyfunction(&quot;&quot;&quot;COMPUTED_VALUE&quot;&quot;&quot;);&quot;2019-12-10 14:37:52.0&quot;)" office:value-type="string" office:string-value="2019-12-10 14:37:52.0" calcext:value-type="string">
            <text:p>2019-12-10 14:37:52.0</text:p>
          </table:table-cell>
          <table:table-cell/>
          <table:table-cell table:style-name="ce6" table:formula="of:=COUNTIF([.B402:.B1393];[.G402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02.0</text:p>
          </table:table-cell>
          <table:table-cell table:style-name="ce4" office:value-type="string" calcext:value-type="string">
            <text:p>2019-12-10 14:34:15.0</text:p>
          </table:table-cell>
          <table:table-cell table:style-name="ce4" office:value-type="string" calcext:value-type="string">
            <text:p>10.4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02]+1/LOOKUP([.B403];[.$G$2:.$H$452];[.$I$2:.$I$452] )" office:value-type="float" office:value="183.166666666667" calcext:value-type="float">
            <text:p>183.166666666667</text:p>
          </table:table-cell>
          <table:table-cell table:style-name="ce6" table:formula="of:=IFERROR(__xludf.dummyfunction(&quot;&quot;&quot;COMPUTED_VALUE&quot;&quot;&quot;);&quot;2019-12-10 14:37:53.0&quot;)" office:value-type="string" office:string-value="2019-12-10 14:37:53.0" calcext:value-type="string">
            <text:p>2019-12-10 14:37:53.0</text:p>
          </table:table-cell>
          <table:table-cell/>
          <table:table-cell table:style-name="ce6" table:formula="of:=COUNTIF([.B403:.B1394];[.G40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03.0</text:p>
          </table:table-cell>
          <table:table-cell table:style-name="ce4" office:value-type="string" calcext:value-type="string">
            <text:p>2019-12-10 14:34:15.0</text:p>
          </table:table-cell>
          <table:table-cell table:style-name="ce4" office:value-type="string" calcext:value-type="string">
            <text:p>10.4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03]+1/LOOKUP([.B404];[.$G$2:.$H$452];[.$I$2:.$I$452] )" office:value-type="float" office:value="183.666666666667" calcext:value-type="float">
            <text:p>183.666666666667</text:p>
          </table:table-cell>
          <table:table-cell table:style-name="ce6" table:formula="of:=IFERROR(__xludf.dummyfunction(&quot;&quot;&quot;COMPUTED_VALUE&quot;&quot;&quot;);&quot;2019-12-10 14:37:54.0&quot;)" office:value-type="string" office:string-value="2019-12-10 14:37:54.0" calcext:value-type="string">
            <text:p>2019-12-10 14:37:54.0</text:p>
          </table:table-cell>
          <table:table-cell/>
          <table:table-cell table:style-name="ce6" table:formula="of:=COUNTIF([.B404:.B1395];[.G40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04.0</text:p>
          </table:table-cell>
          <table:table-cell table:style-name="ce4" office:value-type="string" calcext:value-type="string">
            <text:p>2019-12-10 14:34:16.0</text:p>
          </table:table-cell>
          <table:table-cell table:style-name="ce4" office:value-type="string" calcext:value-type="string">
            <text:p>10.4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04]+1/LOOKUP([.B405];[.$G$2:.$H$452];[.$I$2:.$I$452] )" office:value-type="float" office:value="184.166666666667" calcext:value-type="float">
            <text:p>184.166666666667</text:p>
          </table:table-cell>
          <table:table-cell table:style-name="ce6" table:formula="of:=IFERROR(__xludf.dummyfunction(&quot;&quot;&quot;COMPUTED_VALUE&quot;&quot;&quot;);&quot;2019-12-10 14:37:55.0&quot;)" office:value-type="string" office:string-value="2019-12-10 14:37:55.0" calcext:value-type="string">
            <text:p>2019-12-10 14:37:55.0</text:p>
          </table:table-cell>
          <table:table-cell/>
          <table:table-cell table:style-name="ce6" table:formula="of:=COUNTIF([.B405:.B1396];[.G40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05.0</text:p>
          </table:table-cell>
          <table:table-cell table:style-name="ce4" office:value-type="string" calcext:value-type="string">
            <text:p>2019-12-10 14:34:16.0</text:p>
          </table:table-cell>
          <table:table-cell table:style-name="ce4" office:value-type="string" calcext:value-type="string">
            <text:p>10.4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05]+1/LOOKUP([.B406];[.$G$2:.$H$452];[.$I$2:.$I$452] )" office:value-type="float" office:value="184.666666666667" calcext:value-type="float">
            <text:p>184.666666666667</text:p>
          </table:table-cell>
          <table:table-cell table:style-name="ce6" table:formula="of:=IFERROR(__xludf.dummyfunction(&quot;&quot;&quot;COMPUTED_VALUE&quot;&quot;&quot;);&quot;2019-12-10 14:37:56.0&quot;)" office:value-type="string" office:string-value="2019-12-10 14:37:56.0" calcext:value-type="string">
            <text:p>2019-12-10 14:37:56.0</text:p>
          </table:table-cell>
          <table:table-cell/>
          <table:table-cell table:style-name="ce6" table:formula="of:=COUNTIF([.B406:.B1397];[.G40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06.0</text:p>
          </table:table-cell>
          <table:table-cell table:style-name="ce4" office:value-type="string" calcext:value-type="string">
            <text:p>2019-12-10 14:34:17.0</text:p>
          </table:table-cell>
          <table:table-cell table:style-name="ce4" office:value-type="string" calcext:value-type="string">
            <text:p>10.4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06]+1/LOOKUP([.B407];[.$G$2:.$H$452];[.$I$2:.$I$452] )" office:value-type="float" office:value="185" calcext:value-type="float">
            <text:p>185</text:p>
          </table:table-cell>
          <table:table-cell table:style-name="ce6" table:formula="of:=IFERROR(__xludf.dummyfunction(&quot;&quot;&quot;COMPUTED_VALUE&quot;&quot;&quot;);&quot;2019-12-10 14:37:57.0&quot;)" office:value-type="string" office:string-value="2019-12-10 14:37:57.0" calcext:value-type="string">
            <text:p>2019-12-10 14:37:57.0</text:p>
          </table:table-cell>
          <table:table-cell/>
          <table:table-cell table:style-name="ce6" table:formula="of:=COUNTIF([.B407:.B1398];[.G40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07.0</text:p>
          </table:table-cell>
          <table:table-cell table:style-name="ce4" office:value-type="string" calcext:value-type="string">
            <text:p>2019-12-10 14:34:17.0</text:p>
          </table:table-cell>
          <table:table-cell table:style-name="ce4" office:value-type="string" calcext:value-type="string">
            <text:p>10.4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07]+1/LOOKUP([.B408];[.$G$2:.$H$452];[.$I$2:.$I$452] )" office:value-type="float" office:value="185.333333333333" calcext:value-type="float">
            <text:p>185.333333333333</text:p>
          </table:table-cell>
          <table:table-cell table:style-name="ce6" table:formula="of:=IFERROR(__xludf.dummyfunction(&quot;&quot;&quot;COMPUTED_VALUE&quot;&quot;&quot;);&quot;2019-12-10 14:37:58.0&quot;)" office:value-type="string" office:string-value="2019-12-10 14:37:58.0" calcext:value-type="string">
            <text:p>2019-12-10 14:37:58.0</text:p>
          </table:table-cell>
          <table:table-cell/>
          <table:table-cell table:style-name="ce6" table:formula="of:=COUNTIF([.B408:.B1399];[.G40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08.0</text:p>
          </table:table-cell>
          <table:table-cell table:style-name="ce4" office:value-type="string" calcext:value-type="string">
            <text:p>2019-12-10 14:34:17.0</text:p>
          </table:table-cell>
          <table:table-cell table:style-name="ce4" office:value-type="string" calcext:value-type="string">
            <text:p>10.4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08]+1/LOOKUP([.B409];[.$G$2:.$H$452];[.$I$2:.$I$452] )" office:value-type="float" office:value="185.666666666667" calcext:value-type="float">
            <text:p>185.666666666667</text:p>
          </table:table-cell>
          <table:table-cell table:style-name="ce6" table:formula="of:=IFERROR(__xludf.dummyfunction(&quot;&quot;&quot;COMPUTED_VALUE&quot;&quot;&quot;);&quot;2019-12-10 14:37:59.0&quot;)" office:value-type="string" office:string-value="2019-12-10 14:37:59.0" calcext:value-type="string">
            <text:p>2019-12-10 14:37:59.0</text:p>
          </table:table-cell>
          <table:table-cell/>
          <table:table-cell table:style-name="ce6" table:formula="of:=COUNTIF([.B409:.B1400];[.G40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09.0</text:p>
          </table:table-cell>
          <table:table-cell table:style-name="ce4" office:value-type="string" calcext:value-type="string">
            <text:p>2019-12-10 14:34:18.0</text:p>
          </table:table-cell>
          <table:table-cell table:style-name="ce4" office:value-type="string" calcext:value-type="string">
            <text:p>10.4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09]+1/LOOKUP([.B410];[.$G$2:.$H$452];[.$I$2:.$I$452] )" office:value-type="float" office:value="186.166666666667" calcext:value-type="float">
            <text:p>186.166666666667</text:p>
          </table:table-cell>
          <table:table-cell table:style-name="ce6" table:formula="of:=IFERROR(__xludf.dummyfunction(&quot;&quot;&quot;COMPUTED_VALUE&quot;&quot;&quot;);&quot;2019-12-10 14:38:00.0&quot;)" office:value-type="string" office:string-value="2019-12-10 14:38:00.0" calcext:value-type="string">
            <text:p>2019-12-10 14:38:00.0</text:p>
          </table:table-cell>
          <table:table-cell/>
          <table:table-cell table:style-name="ce6" table:formula="of:=COUNTIF([.B410:.B1401];[.G41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10.0</text:p>
          </table:table-cell>
          <table:table-cell table:style-name="ce4" office:value-type="string" calcext:value-type="string">
            <text:p>2019-12-10 14:34:18.0</text:p>
          </table:table-cell>
          <table:table-cell table:style-name="ce4" office:value-type="string" calcext:value-type="string">
            <text:p>10.5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10]+1/LOOKUP([.B411];[.$G$2:.$H$452];[.$I$2:.$I$452] )" office:value-type="float" office:value="186.666666666667" calcext:value-type="float">
            <text:p>186.666666666667</text:p>
          </table:table-cell>
          <table:table-cell table:style-name="ce6" table:formula="of:=IFERROR(__xludf.dummyfunction(&quot;&quot;&quot;COMPUTED_VALUE&quot;&quot;&quot;);&quot;2019-12-10 14:38:01.0&quot;)" office:value-type="string" office:string-value="2019-12-10 14:38:01.0" calcext:value-type="string">
            <text:p>2019-12-10 14:38:01.0</text:p>
          </table:table-cell>
          <table:table-cell/>
          <table:table-cell table:style-name="ce6" table:formula="of:=COUNTIF([.B411:.B1402];[.G411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11.0</text:p>
          </table:table-cell>
          <table:table-cell table:style-name="ce4" office:value-type="string" calcext:value-type="string">
            <text:p>2019-12-10 14:34:19.0</text:p>
          </table:table-cell>
          <table:table-cell table:style-name="ce4" office:value-type="string" calcext:value-type="string">
            <text:p>10.5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11]+1/LOOKUP([.B412];[.$G$2:.$H$452];[.$I$2:.$I$452] )" office:value-type="float" office:value="187.166666666667" calcext:value-type="float">
            <text:p>187.166666666667</text:p>
          </table:table-cell>
          <table:table-cell table:style-name="ce6" table:formula="of:=IFERROR(__xludf.dummyfunction(&quot;&quot;&quot;COMPUTED_VALUE&quot;&quot;&quot;);&quot;2019-12-10 14:38:02.0&quot;)" office:value-type="string" office:string-value="2019-12-10 14:38:02.0" calcext:value-type="string">
            <text:p>2019-12-10 14:38:02.0</text:p>
          </table:table-cell>
          <table:table-cell/>
          <table:table-cell table:style-name="ce6" table:formula="of:=COUNTIF([.B412:.B1403];[.G41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12.0</text:p>
          </table:table-cell>
          <table:table-cell table:style-name="ce4" office:value-type="string" calcext:value-type="string">
            <text:p>2019-12-10 14:34:19.0</text:p>
          </table:table-cell>
          <table:table-cell table:style-name="ce4" office:value-type="string" calcext:value-type="string">
            <text:p>10.5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12]+1/LOOKUP([.B413];[.$G$2:.$H$452];[.$I$2:.$I$452] )" office:value-type="float" office:value="187.666666666667" calcext:value-type="float">
            <text:p>187.666666666667</text:p>
          </table:table-cell>
          <table:table-cell table:style-name="ce6" table:formula="of:=IFERROR(__xludf.dummyfunction(&quot;&quot;&quot;COMPUTED_VALUE&quot;&quot;&quot;);&quot;2019-12-10 14:38:03.0&quot;)" office:value-type="string" office:string-value="2019-12-10 14:38:03.0" calcext:value-type="string">
            <text:p>2019-12-10 14:38:03.0</text:p>
          </table:table-cell>
          <table:table-cell/>
          <table:table-cell table:style-name="ce6" table:formula="of:=COUNTIF([.B413:.B1404];[.G41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13.0</text:p>
          </table:table-cell>
          <table:table-cell table:style-name="ce4" office:value-type="string" calcext:value-type="string">
            <text:p>2019-12-10 14:34:20.0</text:p>
          </table:table-cell>
          <table:table-cell table:style-name="ce4" office:value-type="string" calcext:value-type="string">
            <text:p>10.5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13]+1/LOOKUP([.B414];[.$G$2:.$H$452];[.$I$2:.$I$452] )" office:value-type="float" office:value="188.166666666667" calcext:value-type="float">
            <text:p>188.166666666667</text:p>
          </table:table-cell>
          <table:table-cell table:style-name="ce6" table:formula="of:=IFERROR(__xludf.dummyfunction(&quot;&quot;&quot;COMPUTED_VALUE&quot;&quot;&quot;);&quot;2019-12-10 14:38:04.0&quot;)" office:value-type="string" office:string-value="2019-12-10 14:38:04.0" calcext:value-type="string">
            <text:p>2019-12-10 14:38:04.0</text:p>
          </table:table-cell>
          <table:table-cell/>
          <table:table-cell table:style-name="ce6" table:formula="of:=COUNTIF([.B414:.B1405];[.G41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14.0</text:p>
          </table:table-cell>
          <table:table-cell table:style-name="ce4" office:value-type="string" calcext:value-type="string">
            <text:p>2019-12-10 14:34:20.0</text:p>
          </table:table-cell>
          <table:table-cell table:style-name="ce4" office:value-type="string" calcext:value-type="string">
            <text:p>10.5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14]+1/LOOKUP([.B415];[.$G$2:.$H$452];[.$I$2:.$I$452] )" office:value-type="float" office:value="188.666666666667" calcext:value-type="float">
            <text:p>188.666666666667</text:p>
          </table:table-cell>
          <table:table-cell table:style-name="ce6" table:formula="of:=IFERROR(__xludf.dummyfunction(&quot;&quot;&quot;COMPUTED_VALUE&quot;&quot;&quot;);&quot;2019-12-10 14:38:05.0&quot;)" office:value-type="string" office:string-value="2019-12-10 14:38:05.0" calcext:value-type="string">
            <text:p>2019-12-10 14:38:05.0</text:p>
          </table:table-cell>
          <table:table-cell/>
          <table:table-cell table:style-name="ce6" table:formula="of:=COUNTIF([.B415:.B1406];[.G41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15.0</text:p>
          </table:table-cell>
          <table:table-cell table:style-name="ce4" office:value-type="string" calcext:value-type="string">
            <text:p>2019-12-10 14:34:21.0</text:p>
          </table:table-cell>
          <table:table-cell table:style-name="ce4" office:value-type="string" calcext:value-type="string">
            <text:p>10.5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15]+1/LOOKUP([.B416];[.$G$2:.$H$452];[.$I$2:.$I$452] )" office:value-type="float" office:value="189.166666666667" calcext:value-type="float">
            <text:p>189.166666666667</text:p>
          </table:table-cell>
          <table:table-cell table:style-name="ce6" table:formula="of:=IFERROR(__xludf.dummyfunction(&quot;&quot;&quot;COMPUTED_VALUE&quot;&quot;&quot;);&quot;2019-12-10 14:38:06.0&quot;)" office:value-type="string" office:string-value="2019-12-10 14:38:06.0" calcext:value-type="string">
            <text:p>2019-12-10 14:38:06.0</text:p>
          </table:table-cell>
          <table:table-cell/>
          <table:table-cell table:style-name="ce6" table:formula="of:=COUNTIF([.B416:.B1407];[.G41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16.0</text:p>
          </table:table-cell>
          <table:table-cell table:style-name="ce4" office:value-type="string" calcext:value-type="string">
            <text:p>2019-12-10 14:34:21.0</text:p>
          </table:table-cell>
          <table:table-cell table:style-name="ce4" office:value-type="string" calcext:value-type="string">
            <text:p>10.5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16]+1/LOOKUP([.B417];[.$G$2:.$H$452];[.$I$2:.$I$452] )" office:value-type="float" office:value="189.666666666667" calcext:value-type="float">
            <text:p>189.666666666667</text:p>
          </table:table-cell>
          <table:table-cell table:style-name="ce6" table:formula="of:=IFERROR(__xludf.dummyfunction(&quot;&quot;&quot;COMPUTED_VALUE&quot;&quot;&quot;);&quot;2019-12-10 14:38:07.0&quot;)" office:value-type="string" office:string-value="2019-12-10 14:38:07.0" calcext:value-type="string">
            <text:p>2019-12-10 14:38:07.0</text:p>
          </table:table-cell>
          <table:table-cell/>
          <table:table-cell table:style-name="ce6" table:formula="of:=COUNTIF([.B417:.B1408];[.G41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17.0</text:p>
          </table:table-cell>
          <table:table-cell table:style-name="ce4" office:value-type="string" calcext:value-type="string">
            <text:p>2019-12-10 14:34:22.0</text:p>
          </table:table-cell>
          <table:table-cell table:style-name="ce4" office:value-type="string" calcext:value-type="string">
            <text:p>10.5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17]+1/LOOKUP([.B418];[.$G$2:.$H$452];[.$I$2:.$I$452] )" office:value-type="float" office:value="190.166666666667" calcext:value-type="float">
            <text:p>190.166666666667</text:p>
          </table:table-cell>
          <table:table-cell table:style-name="ce6" table:formula="of:=IFERROR(__xludf.dummyfunction(&quot;&quot;&quot;COMPUTED_VALUE&quot;&quot;&quot;);&quot;2019-12-10 14:38:08.0&quot;)" office:value-type="string" office:string-value="2019-12-10 14:38:08.0" calcext:value-type="string">
            <text:p>2019-12-10 14:38:08.0</text:p>
          </table:table-cell>
          <table:table-cell/>
          <table:table-cell table:style-name="ce6" table:formula="of:=COUNTIF([.B418:.B1409];[.G418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18.0</text:p>
          </table:table-cell>
          <table:table-cell table:style-name="ce4" office:value-type="string" calcext:value-type="string">
            <text:p>2019-12-10 14:34:22.0</text:p>
          </table:table-cell>
          <table:table-cell table:style-name="ce4" office:value-type="string" calcext:value-type="string">
            <text:p>10.5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18]+1/LOOKUP([.B419];[.$G$2:.$H$452];[.$I$2:.$I$452] )" office:value-type="float" office:value="190.666666666667" calcext:value-type="float">
            <text:p>190.666666666667</text:p>
          </table:table-cell>
          <table:table-cell table:style-name="ce6" table:formula="of:=IFERROR(__xludf.dummyfunction(&quot;&quot;&quot;COMPUTED_VALUE&quot;&quot;&quot;);&quot;2019-12-10 14:38:09.0&quot;)" office:value-type="string" office:string-value="2019-12-10 14:38:09.0" calcext:value-type="string">
            <text:p>2019-12-10 14:38:09.0</text:p>
          </table:table-cell>
          <table:table-cell/>
          <table:table-cell table:style-name="ce6" table:formula="of:=COUNTIF([.B419:.B1410];[.G41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19.0</text:p>
          </table:table-cell>
          <table:table-cell table:style-name="ce4" office:value-type="string" calcext:value-type="string">
            <text:p>2019-12-10 14:34:23.0</text:p>
          </table:table-cell>
          <table:table-cell table:style-name="ce4" office:value-type="string" calcext:value-type="string">
            <text:p>10.5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19]+1/LOOKUP([.B420];[.$G$2:.$H$452];[.$I$2:.$I$452] )" office:value-type="float" office:value="191" calcext:value-type="float">
            <text:p>191</text:p>
          </table:table-cell>
          <table:table-cell table:style-name="ce6" table:formula="of:=IFERROR(__xludf.dummyfunction(&quot;&quot;&quot;COMPUTED_VALUE&quot;&quot;&quot;);&quot;2019-12-10 14:38:10.0&quot;)" office:value-type="string" office:string-value="2019-12-10 14:38:10.0" calcext:value-type="string">
            <text:p>2019-12-10 14:38:10.0</text:p>
          </table:table-cell>
          <table:table-cell/>
          <table:table-cell table:style-name="ce6" table:formula="of:=COUNTIF([.B420:.B1411];[.G42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20.0</text:p>
          </table:table-cell>
          <table:table-cell table:style-name="ce4" office:value-type="string" calcext:value-type="string">
            <text:p>2019-12-10 14:34:23.0</text:p>
          </table:table-cell>
          <table:table-cell table:style-name="ce4" office:value-type="string" calcext:value-type="string">
            <text:p>10.5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20]+1/LOOKUP([.B421];[.$G$2:.$H$452];[.$I$2:.$I$452] )" office:value-type="float" office:value="191.333333333334" calcext:value-type="float">
            <text:p>191.333333333334</text:p>
          </table:table-cell>
          <table:table-cell table:style-name="ce6" table:formula="of:=IFERROR(__xludf.dummyfunction(&quot;&quot;&quot;COMPUTED_VALUE&quot;&quot;&quot;);&quot;2019-12-10 14:38:11.0&quot;)" office:value-type="string" office:string-value="2019-12-10 14:38:11.0" calcext:value-type="string">
            <text:p>2019-12-10 14:38:11.0</text:p>
          </table:table-cell>
          <table:table-cell/>
          <table:table-cell table:style-name="ce6" table:formula="of:=COUNTIF([.B421:.B1412];[.G42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21.0</text:p>
          </table:table-cell>
          <table:table-cell table:style-name="ce4" office:value-type="string" calcext:value-type="string">
            <text:p>2019-12-10 14:34:23.0</text:p>
          </table:table-cell>
          <table:table-cell table:style-name="ce4" office:value-type="string" calcext:value-type="string">
            <text:p>10.5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21]+1/LOOKUP([.B422];[.$G$2:.$H$452];[.$I$2:.$I$452] )" office:value-type="float" office:value="191.666666666667" calcext:value-type="float">
            <text:p>191.666666666667</text:p>
          </table:table-cell>
          <table:table-cell table:style-name="ce6" table:formula="of:=IFERROR(__xludf.dummyfunction(&quot;&quot;&quot;COMPUTED_VALUE&quot;&quot;&quot;);&quot;2019-12-10 14:38:12.0&quot;)" office:value-type="string" office:string-value="2019-12-10 14:38:12.0" calcext:value-type="string">
            <text:p>2019-12-10 14:38:12.0</text:p>
          </table:table-cell>
          <table:table-cell/>
          <table:table-cell table:style-name="ce6" table:formula="of:=COUNTIF([.B422:.B1413];[.G42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22.0</text:p>
          </table:table-cell>
          <table:table-cell table:style-name="ce4" office:value-type="string" calcext:value-type="string">
            <text:p>2019-12-10 14:34:24.0</text:p>
          </table:table-cell>
          <table:table-cell table:style-name="ce4" office:value-type="string" calcext:value-type="string">
            <text:p>10.5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22]+1/LOOKUP([.B423];[.$G$2:.$H$452];[.$I$2:.$I$452] )" office:value-type="float" office:value="192.166666666667" calcext:value-type="float">
            <text:p>192.166666666667</text:p>
          </table:table-cell>
          <table:table-cell table:style-name="ce6" table:formula="of:=IFERROR(__xludf.dummyfunction(&quot;&quot;&quot;COMPUTED_VALUE&quot;&quot;&quot;);&quot;2019-12-10 14:38:13.0&quot;)" office:value-type="string" office:string-value="2019-12-10 14:38:13.0" calcext:value-type="string">
            <text:p>2019-12-10 14:38:13.0</text:p>
          </table:table-cell>
          <table:table-cell/>
          <table:table-cell table:style-name="ce6" table:formula="of:=COUNTIF([.B423:.B1414];[.G42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23.0</text:p>
          </table:table-cell>
          <table:table-cell table:style-name="ce4" office:value-type="string" calcext:value-type="string">
            <text:p>2019-12-10 14:34:24.0</text:p>
          </table:table-cell>
          <table:table-cell table:style-name="ce4" office:value-type="string" calcext:value-type="string">
            <text:p>10.5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23]+1/LOOKUP([.B424];[.$G$2:.$H$452];[.$I$2:.$I$452] )" office:value-type="float" office:value="192.666666666667" calcext:value-type="float">
            <text:p>192.666666666667</text:p>
          </table:table-cell>
          <table:table-cell table:style-name="ce6" table:formula="of:=IFERROR(__xludf.dummyfunction(&quot;&quot;&quot;COMPUTED_VALUE&quot;&quot;&quot;);&quot;2019-12-10 14:38:14.0&quot;)" office:value-type="string" office:string-value="2019-12-10 14:38:14.0" calcext:value-type="string">
            <text:p>2019-12-10 14:38:14.0</text:p>
          </table:table-cell>
          <table:table-cell/>
          <table:table-cell table:style-name="ce6" table:formula="of:=COUNTIF([.B424:.B1415];[.G424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24.0</text:p>
          </table:table-cell>
          <table:table-cell table:style-name="ce4" office:value-type="string" calcext:value-type="string">
            <text:p>2019-12-10 14:34:25.0</text:p>
          </table:table-cell>
          <table:table-cell table:style-name="ce4" office:value-type="string" calcext:value-type="string">
            <text:p>10.5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24]+1/LOOKUP([.B425];[.$G$2:.$H$452];[.$I$2:.$I$452] )" office:value-type="float" office:value="193.166666666667" calcext:value-type="float">
            <text:p>193.166666666667</text:p>
          </table:table-cell>
          <table:table-cell table:style-name="ce6" table:formula="of:=IFERROR(__xludf.dummyfunction(&quot;&quot;&quot;COMPUTED_VALUE&quot;&quot;&quot;);&quot;2019-12-10 14:38:15.0&quot;)" office:value-type="string" office:string-value="2019-12-10 14:38:15.0" calcext:value-type="string">
            <text:p>2019-12-10 14:38:15.0</text:p>
          </table:table-cell>
          <table:table-cell/>
          <table:table-cell table:style-name="ce6" table:formula="of:=COUNTIF([.B425:.B1416];[.G425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25.0</text:p>
          </table:table-cell>
          <table:table-cell table:style-name="ce4" office:value-type="string" calcext:value-type="string">
            <text:p>2019-12-10 14:34:25.0</text:p>
          </table:table-cell>
          <table:table-cell table:style-name="ce4" office:value-type="string" calcext:value-type="string">
            <text:p>10.5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25]+1/LOOKUP([.B426];[.$G$2:.$H$452];[.$I$2:.$I$452] )" office:value-type="float" office:value="193.666666666667" calcext:value-type="float">
            <text:p>193.666666666667</text:p>
          </table:table-cell>
          <table:table-cell table:style-name="ce6" table:formula="of:=IFERROR(__xludf.dummyfunction(&quot;&quot;&quot;COMPUTED_VALUE&quot;&quot;&quot;);&quot;2019-12-10 14:38:16.0&quot;)" office:value-type="string" office:string-value="2019-12-10 14:38:16.0" calcext:value-type="string">
            <text:p>2019-12-10 14:38:16.0</text:p>
          </table:table-cell>
          <table:table-cell/>
          <table:table-cell table:style-name="ce6" table:formula="of:=COUNTIF([.B426:.B1417];[.G42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26.0</text:p>
          </table:table-cell>
          <table:table-cell table:style-name="ce4" office:value-type="string" calcext:value-type="string">
            <text:p>2019-12-10 14:34:26.0</text:p>
          </table:table-cell>
          <table:table-cell table:style-name="ce4" office:value-type="string" calcext:value-type="string">
            <text:p>10.5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26]+1/LOOKUP([.B427];[.$G$2:.$H$452];[.$I$2:.$I$452] )" office:value-type="float" office:value="194.166666666667" calcext:value-type="float">
            <text:p>194.166666666667</text:p>
          </table:table-cell>
          <table:table-cell table:style-name="ce6" table:formula="of:=IFERROR(__xludf.dummyfunction(&quot;&quot;&quot;COMPUTED_VALUE&quot;&quot;&quot;);&quot;2019-12-10 14:38:17.0&quot;)" office:value-type="string" office:string-value="2019-12-10 14:38:17.0" calcext:value-type="string">
            <text:p>2019-12-10 14:38:17.0</text:p>
          </table:table-cell>
          <table:table-cell/>
          <table:table-cell table:style-name="ce6" table:formula="of:=COUNTIF([.B427:.B1418];[.G42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27.0</text:p>
          </table:table-cell>
          <table:table-cell table:style-name="ce4" office:value-type="string" calcext:value-type="string">
            <text:p>2019-12-10 14:34:26.0</text:p>
          </table:table-cell>
          <table:table-cell table:style-name="ce4" office:value-type="string" calcext:value-type="string">
            <text:p>10.5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27]+1/LOOKUP([.B428];[.$G$2:.$H$452];[.$I$2:.$I$452] )" office:value-type="float" office:value="194.666666666667" calcext:value-type="float">
            <text:p>194.666666666667</text:p>
          </table:table-cell>
          <table:table-cell table:style-name="ce6" table:formula="of:=IFERROR(__xludf.dummyfunction(&quot;&quot;&quot;COMPUTED_VALUE&quot;&quot;&quot;);&quot;2019-12-10 14:38:18.0&quot;)" office:value-type="string" office:string-value="2019-12-10 14:38:18.0" calcext:value-type="string">
            <text:p>2019-12-10 14:38:18.0</text:p>
          </table:table-cell>
          <table:table-cell/>
          <table:table-cell table:style-name="ce6" table:formula="of:=COUNTIF([.B428:.B1419];[.G42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28.0</text:p>
          </table:table-cell>
          <table:table-cell table:style-name="ce4" office:value-type="string" calcext:value-type="string">
            <text:p>2019-12-10 14:34:27.0</text:p>
          </table:table-cell>
          <table:table-cell table:style-name="ce4" office:value-type="string" calcext:value-type="string">
            <text:p>10.5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28]+1/LOOKUP([.B429];[.$G$2:.$H$452];[.$I$2:.$I$452] )" office:value-type="float" office:value="195" calcext:value-type="float">
            <text:p>195</text:p>
          </table:table-cell>
          <table:table-cell table:style-name="ce6" table:formula="of:=IFERROR(__xludf.dummyfunction(&quot;&quot;&quot;COMPUTED_VALUE&quot;&quot;&quot;);&quot;2019-12-10 14:38:19.0&quot;)" office:value-type="string" office:string-value="2019-12-10 14:38:19.0" calcext:value-type="string">
            <text:p>2019-12-10 14:38:19.0</text:p>
          </table:table-cell>
          <table:table-cell/>
          <table:table-cell table:style-name="ce6" table:formula="of:=COUNTIF([.B429:.B1420];[.G42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29.0</text:p>
          </table:table-cell>
          <table:table-cell table:style-name="ce4" office:value-type="string" calcext:value-type="string">
            <text:p>2019-12-10 14:34:27.0</text:p>
          </table:table-cell>
          <table:table-cell table:style-name="ce4" office:value-type="string" calcext:value-type="string">
            <text:p>10.5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29]+1/LOOKUP([.B430];[.$G$2:.$H$452];[.$I$2:.$I$452] )" office:value-type="float" office:value="195.333333333334" calcext:value-type="float">
            <text:p>195.333333333334</text:p>
          </table:table-cell>
          <table:table-cell table:style-name="ce6" table:formula="of:=IFERROR(__xludf.dummyfunction(&quot;&quot;&quot;COMPUTED_VALUE&quot;&quot;&quot;);&quot;2019-12-10 14:38:20.0&quot;)" office:value-type="string" office:string-value="2019-12-10 14:38:20.0" calcext:value-type="string">
            <text:p>2019-12-10 14:38:20.0</text:p>
          </table:table-cell>
          <table:table-cell/>
          <table:table-cell table:style-name="ce6" table:formula="of:=COUNTIF([.B430:.B1421];[.G430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30.0</text:p>
          </table:table-cell>
          <table:table-cell table:style-name="ce4" office:value-type="string" calcext:value-type="string">
            <text:p>2019-12-10 14:34:27.0</text:p>
          </table:table-cell>
          <table:table-cell table:style-name="ce4" office:value-type="string" calcext:value-type="string">
            <text:p>10.5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30]+1/LOOKUP([.B431];[.$G$2:.$H$452];[.$I$2:.$I$452] )" office:value-type="float" office:value="195.666666666667" calcext:value-type="float">
            <text:p>195.666666666667</text:p>
          </table:table-cell>
          <table:table-cell table:style-name="ce6" table:formula="of:=IFERROR(__xludf.dummyfunction(&quot;&quot;&quot;COMPUTED_VALUE&quot;&quot;&quot;);&quot;2019-12-10 14:38:21.0&quot;)" office:value-type="string" office:string-value="2019-12-10 14:38:21.0" calcext:value-type="string">
            <text:p>2019-12-10 14:38:21.0</text:p>
          </table:table-cell>
          <table:table-cell/>
          <table:table-cell table:style-name="ce6" table:formula="of:=COUNTIF([.B431:.B1422];[.G43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31.0</text:p>
          </table:table-cell>
          <table:table-cell table:style-name="ce4" office:value-type="string" calcext:value-type="string">
            <text:p>2019-12-10 14:34:28.0</text:p>
          </table:table-cell>
          <table:table-cell table:style-name="ce4" office:value-type="string" calcext:value-type="string">
            <text:p>10.5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31]+1/LOOKUP([.B432];[.$G$2:.$H$452];[.$I$2:.$I$452] )" office:value-type="float" office:value="196.166666666667" calcext:value-type="float">
            <text:p>196.166666666667</text:p>
          </table:table-cell>
          <table:table-cell table:style-name="ce6" table:formula="of:=IFERROR(__xludf.dummyfunction(&quot;&quot;&quot;COMPUTED_VALUE&quot;&quot;&quot;);&quot;2019-12-10 14:38:22.0&quot;)" office:value-type="string" office:string-value="2019-12-10 14:38:22.0" calcext:value-type="string">
            <text:p>2019-12-10 14:38:22.0</text:p>
          </table:table-cell>
          <table:table-cell/>
          <table:table-cell table:style-name="ce6" table:formula="of:=COUNTIF([.B432:.B1423];[.G43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32.0</text:p>
          </table:table-cell>
          <table:table-cell table:style-name="ce4" office:value-type="string" calcext:value-type="string">
            <text:p>2019-12-10 14:34:28.0</text:p>
          </table:table-cell>
          <table:table-cell table:style-name="ce4" office:value-type="string" calcext:value-type="string">
            <text:p>10.5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32]+1/LOOKUP([.B433];[.$G$2:.$H$452];[.$I$2:.$I$452] )" office:value-type="float" office:value="196.666666666667" calcext:value-type="float">
            <text:p>196.666666666667</text:p>
          </table:table-cell>
          <table:table-cell table:style-name="ce6" table:formula="of:=IFERROR(__xludf.dummyfunction(&quot;&quot;&quot;COMPUTED_VALUE&quot;&quot;&quot;);&quot;2019-12-10 14:38:23.0&quot;)" office:value-type="string" office:string-value="2019-12-10 14:38:23.0" calcext:value-type="string">
            <text:p>2019-12-10 14:38:23.0</text:p>
          </table:table-cell>
          <table:table-cell/>
          <table:table-cell table:style-name="ce6" table:formula="of:=COUNTIF([.B433:.B1424];[.G43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33.0</text:p>
          </table:table-cell>
          <table:table-cell table:style-name="ce4" office:value-type="string" calcext:value-type="string">
            <text:p>2019-12-10 14:34:29.0</text:p>
          </table:table-cell>
          <table:table-cell table:style-name="ce4" office:value-type="string" calcext:value-type="string">
            <text:p>10.5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33]+1/LOOKUP([.B434];[.$G$2:.$H$452];[.$I$2:.$I$452] )" office:value-type="float" office:value="197.166666666667" calcext:value-type="float">
            <text:p>197.166666666667</text:p>
          </table:table-cell>
          <table:table-cell table:style-name="ce6" table:formula="of:=IFERROR(__xludf.dummyfunction(&quot;&quot;&quot;COMPUTED_VALUE&quot;&quot;&quot;);&quot;2019-12-10 14:38:24.0&quot;)" office:value-type="string" office:string-value="2019-12-10 14:38:24.0" calcext:value-type="string">
            <text:p>2019-12-10 14:38:24.0</text:p>
          </table:table-cell>
          <table:table-cell/>
          <table:table-cell table:style-name="ce6" table:formula="of:=COUNTIF([.B434:.B1425];[.G43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34.0</text:p>
          </table:table-cell>
          <table:table-cell table:style-name="ce4" office:value-type="string" calcext:value-type="string">
            <text:p>2019-12-10 14:34:29.0</text:p>
          </table:table-cell>
          <table:table-cell table:style-name="ce4" office:value-type="string" calcext:value-type="string">
            <text:p>10.5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34]+1/LOOKUP([.B435];[.$G$2:.$H$452];[.$I$2:.$I$452] )" office:value-type="float" office:value="197.666666666667" calcext:value-type="float">
            <text:p>197.666666666667</text:p>
          </table:table-cell>
          <table:table-cell table:style-name="ce6" table:formula="of:=IFERROR(__xludf.dummyfunction(&quot;&quot;&quot;COMPUTED_VALUE&quot;&quot;&quot;);&quot;2019-12-10 14:38:25.0&quot;)" office:value-type="string" office:string-value="2019-12-10 14:38:25.0" calcext:value-type="string">
            <text:p>2019-12-10 14:38:25.0</text:p>
          </table:table-cell>
          <table:table-cell/>
          <table:table-cell table:style-name="ce6" table:formula="of:=COUNTIF([.B435:.B1426];[.G43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35.0</text:p>
          </table:table-cell>
          <table:table-cell table:style-name="ce4" office:value-type="string" calcext:value-type="string">
            <text:p>2019-12-10 14:34:30.0</text:p>
          </table:table-cell>
          <table:table-cell table:style-name="ce4" office:value-type="string" calcext:value-type="string">
            <text:p>10.5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35]+1/LOOKUP([.B436];[.$G$2:.$H$452];[.$I$2:.$I$452] )" office:value-type="float" office:value="198.166666666667" calcext:value-type="float">
            <text:p>198.166666666667</text:p>
          </table:table-cell>
          <table:table-cell table:style-name="ce6" table:formula="of:=IFERROR(__xludf.dummyfunction(&quot;&quot;&quot;COMPUTED_VALUE&quot;&quot;&quot;);&quot;2019-12-10 14:38:26.0&quot;)" office:value-type="string" office:string-value="2019-12-10 14:38:26.0" calcext:value-type="string">
            <text:p>2019-12-10 14:38:26.0</text:p>
          </table:table-cell>
          <table:table-cell/>
          <table:table-cell table:style-name="ce6" table:formula="of:=COUNTIF([.B436:.B1427];[.G436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36.0</text:p>
          </table:table-cell>
          <table:table-cell table:style-name="ce4" office:value-type="string" calcext:value-type="string">
            <text:p>2019-12-10 14:34:30.0</text:p>
          </table:table-cell>
          <table:table-cell table:style-name="ce4" office:value-type="string" calcext:value-type="string">
            <text:p>10.5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36]+1/LOOKUP([.B437];[.$G$2:.$H$452];[.$I$2:.$I$452] )" office:value-type="float" office:value="198.666666666667" calcext:value-type="float">
            <text:p>198.666666666667</text:p>
          </table:table-cell>
          <table:table-cell table:style-name="ce6" table:formula="of:=IFERROR(__xludf.dummyfunction(&quot;&quot;&quot;COMPUTED_VALUE&quot;&quot;&quot;);&quot;2019-12-10 14:38:27.0&quot;)" office:value-type="string" office:string-value="2019-12-10 14:38:27.0" calcext:value-type="string">
            <text:p>2019-12-10 14:38:27.0</text:p>
          </table:table-cell>
          <table:table-cell/>
          <table:table-cell table:style-name="ce6" table:formula="of:=COUNTIF([.B437:.B1428];[.G43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37.0</text:p>
          </table:table-cell>
          <table:table-cell table:style-name="ce4" office:value-type="string" calcext:value-type="string">
            <text:p>2019-12-10 14:34:31.0</text:p>
          </table:table-cell>
          <table:table-cell table:style-name="ce4" office:value-type="string" calcext:value-type="string">
            <text:p>10.5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37]+1/LOOKUP([.B438];[.$G$2:.$H$452];[.$I$2:.$I$452] )" office:value-type="float" office:value="199.166666666667" calcext:value-type="float">
            <text:p>199.166666666667</text:p>
          </table:table-cell>
          <table:table-cell table:style-name="ce6" table:formula="of:=IFERROR(__xludf.dummyfunction(&quot;&quot;&quot;COMPUTED_VALUE&quot;&quot;&quot;);&quot;2019-12-10 14:38:28.0&quot;)" office:value-type="string" office:string-value="2019-12-10 14:38:28.0" calcext:value-type="string">
            <text:p>2019-12-10 14:38:28.0</text:p>
          </table:table-cell>
          <table:table-cell/>
          <table:table-cell table:style-name="ce6" table:formula="of:=COUNTIF([.B438:.B1429];[.G438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38.0</text:p>
          </table:table-cell>
          <table:table-cell table:style-name="ce4" office:value-type="string" calcext:value-type="string">
            <text:p>2019-12-10 14:34:31.0</text:p>
          </table:table-cell>
          <table:table-cell table:style-name="ce4" office:value-type="string" calcext:value-type="string">
            <text:p>10.5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38]+1/LOOKUP([.B439];[.$G$2:.$H$452];[.$I$2:.$I$452] )" office:value-type="float" office:value="199.666666666667" calcext:value-type="float">
            <text:p>199.666666666667</text:p>
          </table:table-cell>
          <table:table-cell table:style-name="ce6" table:formula="of:=IFERROR(__xludf.dummyfunction(&quot;&quot;&quot;COMPUTED_VALUE&quot;&quot;&quot;);&quot;2019-12-10 14:38:29.0&quot;)" office:value-type="string" office:string-value="2019-12-10 14:38:29.0" calcext:value-type="string">
            <text:p>2019-12-10 14:38:29.0</text:p>
          </table:table-cell>
          <table:table-cell/>
          <table:table-cell table:style-name="ce6" table:formula="of:=COUNTIF([.B439:.B1430];[.G439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39.0</text:p>
          </table:table-cell>
          <table:table-cell table:style-name="ce4" office:value-type="string" calcext:value-type="string">
            <text:p>2019-12-10 14:34:32.0</text:p>
          </table:table-cell>
          <table:table-cell table:style-name="ce4" office:value-type="string" calcext:value-type="string">
            <text:p>10.5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39]+1/LOOKUP([.B440];[.$G$2:.$H$452];[.$I$2:.$I$452] )" office:value-type="float" office:value="200.166666666667" calcext:value-type="float">
            <text:p>200.166666666667</text:p>
          </table:table-cell>
          <table:table-cell table:style-name="ce6" table:formula="of:=IFERROR(__xludf.dummyfunction(&quot;&quot;&quot;COMPUTED_VALUE&quot;&quot;&quot;);&quot;2019-12-10 14:38:30.0&quot;)" office:value-type="string" office:string-value="2019-12-10 14:38:30.0" calcext:value-type="string">
            <text:p>2019-12-10 14:38:30.0</text:p>
          </table:table-cell>
          <table:table-cell/>
          <table:table-cell table:style-name="ce6" table:formula="of:=COUNTIF([.B440:.B1431];[.G44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40.0</text:p>
          </table:table-cell>
          <table:table-cell table:style-name="ce4" office:value-type="string" calcext:value-type="string">
            <text:p>2019-12-10 14:34:32.0</text:p>
          </table:table-cell>
          <table:table-cell table:style-name="ce4" office:value-type="string" calcext:value-type="string">
            <text:p>10.5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40]+1/LOOKUP([.B441];[.$G$2:.$H$452];[.$I$2:.$I$452] )" office:value-type="float" office:value="200.666666666667" calcext:value-type="float">
            <text:p>200.666666666667</text:p>
          </table:table-cell>
          <table:table-cell table:style-name="ce6" table:formula="of:=IFERROR(__xludf.dummyfunction(&quot;&quot;&quot;COMPUTED_VALUE&quot;&quot;&quot;);&quot;2019-12-10 14:38:31.0&quot;)" office:value-type="string" office:string-value="2019-12-10 14:38:31.0" calcext:value-type="string">
            <text:p>2019-12-10 14:38:31.0</text:p>
          </table:table-cell>
          <table:table-cell/>
          <table:table-cell table:style-name="ce6" table:formula="of:=COUNTIF([.B441:.B1432];[.G44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41.0</text:p>
          </table:table-cell>
          <table:table-cell table:style-name="ce4" office:value-type="string" calcext:value-type="string">
            <text:p>2019-12-10 14:34:33.0</text:p>
          </table:table-cell>
          <table:table-cell table:style-name="ce4" office:value-type="string" calcext:value-type="string">
            <text:p>10.5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41]+1/LOOKUP([.B442];[.$G$2:.$H$452];[.$I$2:.$I$452] )" office:value-type="float" office:value="201.166666666667" calcext:value-type="float">
            <text:p>201.166666666667</text:p>
          </table:table-cell>
          <table:table-cell table:style-name="ce6" table:formula="of:=IFERROR(__xludf.dummyfunction(&quot;&quot;&quot;COMPUTED_VALUE&quot;&quot;&quot;);&quot;2019-12-10 14:38:32.0&quot;)" office:value-type="string" office:string-value="2019-12-10 14:38:32.0" calcext:value-type="string">
            <text:p>2019-12-10 14:38:32.0</text:p>
          </table:table-cell>
          <table:table-cell/>
          <table:table-cell table:style-name="ce6" table:formula="of:=COUNTIF([.B442:.B1433];[.G44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42.0</text:p>
          </table:table-cell>
          <table:table-cell table:style-name="ce4" office:value-type="string" calcext:value-type="string">
            <text:p>2019-12-10 14:34:33.0</text:p>
          </table:table-cell>
          <table:table-cell table:style-name="ce4" office:value-type="string" calcext:value-type="string">
            <text:p>10.5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42]+1/LOOKUP([.B443];[.$G$2:.$H$452];[.$I$2:.$I$452] )" office:value-type="float" office:value="201.666666666667" calcext:value-type="float">
            <text:p>201.666666666667</text:p>
          </table:table-cell>
          <table:table-cell table:style-name="ce6" table:formula="of:=IFERROR(__xludf.dummyfunction(&quot;&quot;&quot;COMPUTED_VALUE&quot;&quot;&quot;);&quot;2019-12-10 14:38:33.0&quot;)" office:value-type="string" office:string-value="2019-12-10 14:38:33.0" calcext:value-type="string">
            <text:p>2019-12-10 14:38:33.0</text:p>
          </table:table-cell>
          <table:table-cell/>
          <table:table-cell table:style-name="ce6" table:formula="of:=COUNTIF([.B443:.B1434];[.G44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43.0</text:p>
          </table:table-cell>
          <table:table-cell table:style-name="ce4" office:value-type="string" calcext:value-type="string">
            <text:p>2019-12-10 14:34:34.0</text:p>
          </table:table-cell>
          <table:table-cell table:style-name="ce4" office:value-type="string" calcext:value-type="string">
            <text:p>10.5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43]+1/LOOKUP([.B444];[.$G$2:.$H$452];[.$I$2:.$I$452] )" office:value-type="float" office:value="202" calcext:value-type="float">
            <text:p>202</text:p>
          </table:table-cell>
          <table:table-cell table:style-name="ce6" table:formula="of:=IFERROR(__xludf.dummyfunction(&quot;&quot;&quot;COMPUTED_VALUE&quot;&quot;&quot;);&quot;2019-12-10 14:38:34.0&quot;)" office:value-type="string" office:string-value="2019-12-10 14:38:34.0" calcext:value-type="string">
            <text:p>2019-12-10 14:38:34.0</text:p>
          </table:table-cell>
          <table:table-cell/>
          <table:table-cell table:style-name="ce6" table:formula="of:=COUNTIF([.B444:.B1435];[.G444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44.0</text:p>
          </table:table-cell>
          <table:table-cell table:style-name="ce4" office:value-type="string" calcext:value-type="string">
            <text:p>2019-12-10 14:34:34.0</text:p>
          </table:table-cell>
          <table:table-cell table:style-name="ce4" office:value-type="string" calcext:value-type="string">
            <text:p>10.5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44]+1/LOOKUP([.B445];[.$G$2:.$H$452];[.$I$2:.$I$452] )" office:value-type="float" office:value="202.333333333334" calcext:value-type="float">
            <text:p>202.333333333334</text:p>
          </table:table-cell>
          <table:table-cell table:style-name="ce6" table:formula="of:=IFERROR(__xludf.dummyfunction(&quot;&quot;&quot;COMPUTED_VALUE&quot;&quot;&quot;);&quot;2019-12-10 14:38:35.0&quot;)" office:value-type="string" office:string-value="2019-12-10 14:38:35.0" calcext:value-type="string">
            <text:p>2019-12-10 14:38:35.0</text:p>
          </table:table-cell>
          <table:table-cell/>
          <table:table-cell table:style-name="ce6" table:formula="of:=COUNTIF([.B445:.B1436];[.G445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45.0</text:p>
          </table:table-cell>
          <table:table-cell table:style-name="ce4" office:value-type="string" calcext:value-type="string">
            <text:p>2019-12-10 14:34:34.0</text:p>
          </table:table-cell>
          <table:table-cell table:style-name="ce4" office:value-type="string" calcext:value-type="string">
            <text:p>10.5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45]+1/LOOKUP([.B446];[.$G$2:.$H$452];[.$I$2:.$I$452] )" office:value-type="float" office:value="202.666666666667" calcext:value-type="float">
            <text:p>202.666666666667</text:p>
          </table:table-cell>
          <table:table-cell table:style-name="ce6" table:formula="of:=IFERROR(__xludf.dummyfunction(&quot;&quot;&quot;COMPUTED_VALUE&quot;&quot;&quot;);&quot;2019-12-10 14:38:36.0&quot;)" office:value-type="string" office:string-value="2019-12-10 14:38:36.0" calcext:value-type="string">
            <text:p>2019-12-10 14:38:36.0</text:p>
          </table:table-cell>
          <table:table-cell/>
          <table:table-cell table:style-name="ce6" table:formula="of:=COUNTIF([.B446:.B1437];[.G446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46.0</text:p>
          </table:table-cell>
          <table:table-cell table:style-name="ce4" office:value-type="string" calcext:value-type="string">
            <text:p>2019-12-10 14:34:35.0</text:p>
          </table:table-cell>
          <table:table-cell table:style-name="ce4" office:value-type="string" calcext:value-type="string">
            <text:p>10.5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46]+1/LOOKUP([.B447];[.$G$2:.$H$452];[.$I$2:.$I$452] )" office:value-type="float" office:value="203.166666666667" calcext:value-type="float">
            <text:p>203.166666666667</text:p>
          </table:table-cell>
          <table:table-cell table:style-name="ce6" table:formula="of:=IFERROR(__xludf.dummyfunction(&quot;&quot;&quot;COMPUTED_VALUE&quot;&quot;&quot;);&quot;2019-12-10 14:38:37.0&quot;)" office:value-type="string" office:string-value="2019-12-10 14:38:37.0" calcext:value-type="string">
            <text:p>2019-12-10 14:38:37.0</text:p>
          </table:table-cell>
          <table:table-cell/>
          <table:table-cell table:style-name="ce6" table:formula="of:=COUNTIF([.B447:.B1438];[.G44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47.0</text:p>
          </table:table-cell>
          <table:table-cell table:style-name="ce4" office:value-type="string" calcext:value-type="string">
            <text:p>2019-12-10 14:34:35.0</text:p>
          </table:table-cell>
          <table:table-cell table:style-name="ce4" office:value-type="string" calcext:value-type="string">
            <text:p>10.5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47]+1/LOOKUP([.B448];[.$G$2:.$H$452];[.$I$2:.$I$452] )" office:value-type="float" office:value="203.666666666667" calcext:value-type="float">
            <text:p>203.666666666667</text:p>
          </table:table-cell>
          <table:table-cell table:style-name="ce6" table:formula="of:=IFERROR(__xludf.dummyfunction(&quot;&quot;&quot;COMPUTED_VALUE&quot;&quot;&quot;);&quot;2019-12-10 14:38:38.0&quot;)" office:value-type="string" office:string-value="2019-12-10 14:38:38.0" calcext:value-type="string">
            <text:p>2019-12-10 14:38:38.0</text:p>
          </table:table-cell>
          <table:table-cell/>
          <table:table-cell table:style-name="ce6" table:formula="of:=COUNTIF([.B448:.B1439];[.G448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48.0</text:p>
          </table:table-cell>
          <table:table-cell table:style-name="ce4" office:value-type="string" calcext:value-type="string">
            <text:p>2019-12-10 14:34:36.0</text:p>
          </table:table-cell>
          <table:table-cell table:style-name="ce4" office:value-type="string" calcext:value-type="string">
            <text:p>10.5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48]+1/LOOKUP([.B449];[.$G$2:.$H$452];[.$I$2:.$I$452] )" office:value-type="float" office:value="204.166666666667" calcext:value-type="float">
            <text:p>204.166666666667</text:p>
          </table:table-cell>
          <table:table-cell table:style-name="ce6" table:formula="of:=IFERROR(__xludf.dummyfunction(&quot;&quot;&quot;COMPUTED_VALUE&quot;&quot;&quot;);&quot;2019-12-10 14:38:39.0&quot;)" office:value-type="string" office:string-value="2019-12-10 14:38:39.0" calcext:value-type="string">
            <text:p>2019-12-10 14:38:39.0</text:p>
          </table:table-cell>
          <table:table-cell/>
          <table:table-cell table:style-name="ce6" table:formula="of:=COUNTIF([.B449:.B1440];[.G449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49.0</text:p>
          </table:table-cell>
          <table:table-cell table:style-name="ce4" office:value-type="string" calcext:value-type="string">
            <text:p>2019-12-10 14:34:36.0</text:p>
          </table:table-cell>
          <table:table-cell table:style-name="ce4" office:value-type="string" calcext:value-type="string">
            <text:p>10.5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49]+1/LOOKUP([.B450];[.$G$2:.$H$452];[.$I$2:.$I$452] )" office:value-type="float" office:value="204.666666666667" calcext:value-type="float">
            <text:p>204.666666666667</text:p>
          </table:table-cell>
          <table:table-cell table:style-name="ce6" table:formula="of:=IFERROR(__xludf.dummyfunction(&quot;&quot;&quot;COMPUTED_VALUE&quot;&quot;&quot;);&quot;2019-12-10 14:38:40.0&quot;)" office:value-type="string" office:string-value="2019-12-10 14:38:40.0" calcext:value-type="string">
            <text:p>2019-12-10 14:38:40.0</text:p>
          </table:table-cell>
          <table:table-cell/>
          <table:table-cell table:style-name="ce6" table:formula="of:=COUNTIF([.B450:.B1441];[.G45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50.0</text:p>
          </table:table-cell>
          <table:table-cell table:style-name="ce4" office:value-type="string" calcext:value-type="string">
            <text:p>2019-12-10 14:34:37.0</text:p>
          </table:table-cell>
          <table:table-cell table:style-name="ce4" office:value-type="string" calcext:value-type="string">
            <text:p>10.5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50]+1/LOOKUP([.B451];[.$G$2:.$H$452];[.$I$2:.$I$452] )" office:value-type="float" office:value="205.166666666667" calcext:value-type="float">
            <text:p>205.166666666667</text:p>
          </table:table-cell>
          <table:table-cell table:style-name="ce6" table:formula="of:=IFERROR(__xludf.dummyfunction(&quot;&quot;&quot;COMPUTED_VALUE&quot;&quot;&quot;);&quot;2019-12-10 14:38:41.0&quot;)" office:value-type="string" office:string-value="2019-12-10 14:38:41.0" calcext:value-type="string">
            <text:p>2019-12-10 14:38:41.0</text:p>
          </table:table-cell>
          <table:table-cell/>
          <table:table-cell table:style-name="ce6" table:formula="of:=COUNTIF([.B451:.B1442];[.G451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51.0</text:p>
          </table:table-cell>
          <table:table-cell table:style-name="ce4" office:value-type="string" calcext:value-type="string">
            <text:p>2019-12-10 14:34:37.0</text:p>
          </table:table-cell>
          <table:table-cell table:style-name="ce4" office:value-type="string" calcext:value-type="string">
            <text:p>10.5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51]+1/LOOKUP([.B452];[.$G$2:.$H$452];[.$I$2:.$I$452] )" office:value-type="float" office:value="205.666666666667" calcext:value-type="float">
            <text:p>205.666666666667</text:p>
          </table:table-cell>
          <table:table-cell table:style-name="ce6" table:formula="of:=IFERROR(__xludf.dummyfunction(&quot;&quot;&quot;COMPUTED_VALUE&quot;&quot;&quot;);&quot;2019-12-10 14:38:42.0&quot;)" office:value-type="string" office:string-value="2019-12-10 14:38:42.0" calcext:value-type="string">
            <text:p>2019-12-10 14:38:42.0</text:p>
          </table:table-cell>
          <table:table-cell/>
          <table:table-cell table:style-name="ce6" table:formula="of:=COUNTIF([.B452:.B1443];[.G45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52.0</text:p>
          </table:table-cell>
          <table:table-cell table:style-name="ce4" office:value-type="string" calcext:value-type="string">
            <text:p>2019-12-10 14:34:38.0</text:p>
          </table:table-cell>
          <table:table-cell table:style-name="ce4" office:value-type="string" calcext:value-type="string">
            <text:p>10.5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52]+1/LOOKUP([.B453];[.$G$2:.$H$452];[.$I$2:.$I$452] )" office:value-type="float" office:value="206.166666666667" calcext:value-type="float">
            <text:p>206.166666666667</text:p>
          </table:table-cell>
          <table:table-cell/>
          <table:table-cell table:style-name="ce5" office:value-type="string" calcext:value-type="string">
            <text:p>AVERAGE</text:p>
          </table:table-cell>
          <table:table-cell table:style-name="ce6" table:formula="of:=AVERAGE([.I2:.I452])" office:value-type="float" office:value="2.19955654101996" calcext:value-type="float">
            <text:p>2.1995565410199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53.0</text:p>
          </table:table-cell>
          <table:table-cell table:style-name="ce4" office:value-type="string" calcext:value-type="string">
            <text:p>2019-12-10 14:34:38.0</text:p>
          </table:table-cell>
          <table:table-cell table:style-name="ce4" office:value-type="string" calcext:value-type="string">
            <text:p>10.5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53]+1/LOOKUP([.B454];[.$G$2:.$H$452];[.$I$2:.$I$452] )" office:value-type="float" office:value="206.666666666667" calcext:value-type="float">
            <text:p>206.666666666667</text:p>
          </table:table-cell>
          <table:table-cell/>
          <table:table-cell table:style-name="ce5" office:value-type="string" calcext:value-type="string">
            <text:p>MEDIAN</text:p>
          </table:table-cell>
          <table:table-cell table:style-name="ce6" table:formula="of:=MEDIAN([.I2:.I452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454.0</text:p>
          </table:table-cell>
          <table:table-cell table:style-name="ce4" office:value-type="string" calcext:value-type="string">
            <text:p>2019-12-10 14:34:39.0</text:p>
          </table:table-cell>
          <table:table-cell table:style-name="ce4" office:value-type="string" calcext:value-type="string">
            <text:p>10.5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54]+1/LOOKUP([.B455];[.$G$2:.$H$452];[.$I$2:.$I$452] )" office:value-type="float" office:value="207.166666666667" calcext:value-type="float">
            <text:p>207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55.0</text:p>
          </table:table-cell>
          <table:table-cell table:style-name="ce4" office:value-type="string" calcext:value-type="string">
            <text:p>2019-12-10 14:34:39.0</text:p>
          </table:table-cell>
          <table:table-cell table:style-name="ce4" office:value-type="string" calcext:value-type="string">
            <text:p>10.6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55]+1/LOOKUP([.B456];[.$G$2:.$H$452];[.$I$2:.$I$452] )" office:value-type="float" office:value="207.666666666667" calcext:value-type="float">
            <text:p>207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56.0</text:p>
          </table:table-cell>
          <table:table-cell table:style-name="ce4" office:value-type="string" calcext:value-type="string">
            <text:p>2019-12-10 14:34:40.0</text:p>
          </table:table-cell>
          <table:table-cell table:style-name="ce4" office:value-type="string" calcext:value-type="string">
            <text:p>10.6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56]+1/LOOKUP([.B457];[.$G$2:.$H$452];[.$I$2:.$I$452] )" office:value-type="float" office:value="208.166666666667" calcext:value-type="float">
            <text:p>208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57.0</text:p>
          </table:table-cell>
          <table:table-cell table:style-name="ce4" office:value-type="string" calcext:value-type="string">
            <text:p>2019-12-10 14:34:40.0</text:p>
          </table:table-cell>
          <table:table-cell table:style-name="ce4" office:value-type="string" calcext:value-type="string">
            <text:p>10.6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57]+1/LOOKUP([.B458];[.$G$2:.$H$452];[.$I$2:.$I$452] )" office:value-type="float" office:value="208.666666666667" calcext:value-type="float">
            <text:p>208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58.0</text:p>
          </table:table-cell>
          <table:table-cell table:style-name="ce4" office:value-type="string" calcext:value-type="string">
            <text:p>2019-12-10 14:34:41.0</text:p>
          </table:table-cell>
          <table:table-cell table:style-name="ce4" office:value-type="string" calcext:value-type="string">
            <text:p>10.6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58]+1/LOOKUP([.B459];[.$G$2:.$H$452];[.$I$2:.$I$452] )" office:value-type="float" office:value="209.166666666667" calcext:value-type="float">
            <text:p>209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59.0</text:p>
          </table:table-cell>
          <table:table-cell table:style-name="ce4" office:value-type="string" calcext:value-type="string">
            <text:p>2019-12-10 14:34:41.0</text:p>
          </table:table-cell>
          <table:table-cell table:style-name="ce4" office:value-type="string" calcext:value-type="string">
            <text:p>10.6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59]+1/LOOKUP([.B460];[.$G$2:.$H$452];[.$I$2:.$I$452] )" office:value-type="float" office:value="209.666666666667" calcext:value-type="float">
            <text:p>209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60.0</text:p>
          </table:table-cell>
          <table:table-cell table:style-name="ce4" office:value-type="string" calcext:value-type="string">
            <text:p>2019-12-10 14:34:42.0</text:p>
          </table:table-cell>
          <table:table-cell table:style-name="ce4" office:value-type="string" calcext:value-type="string">
            <text:p>10.6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60]+1/LOOKUP([.B461];[.$G$2:.$H$452];[.$I$2:.$I$452] 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61.0</text:p>
          </table:table-cell>
          <table:table-cell table:style-name="ce4" office:value-type="string" calcext:value-type="string">
            <text:p>2019-12-10 14:34:42.0</text:p>
          </table:table-cell>
          <table:table-cell table:style-name="ce4" office:value-type="string" calcext:value-type="string">
            <text:p>10.6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61]+1/LOOKUP([.B462];[.$G$2:.$H$452];[.$I$2:.$I$452] )" office:value-type="float" office:value="210.333333333334" calcext:value-type="float">
            <text:p>210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62.0</text:p>
          </table:table-cell>
          <table:table-cell table:style-name="ce4" office:value-type="string" calcext:value-type="string">
            <text:p>2019-12-10 14:34:42.0</text:p>
          </table:table-cell>
          <table:table-cell table:style-name="ce4" office:value-type="string" calcext:value-type="string">
            <text:p>10.6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62]+1/LOOKUP([.B463];[.$G$2:.$H$452];[.$I$2:.$I$452] )" office:value-type="float" office:value="210.666666666667" calcext:value-type="float">
            <text:p>210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63.0</text:p>
          </table:table-cell>
          <table:table-cell table:style-name="ce4" office:value-type="string" calcext:value-type="string">
            <text:p>2019-12-10 14:34:43.0</text:p>
          </table:table-cell>
          <table:table-cell table:style-name="ce4" office:value-type="string" calcext:value-type="string">
            <text:p>10.6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63]+1/LOOKUP([.B464];[.$G$2:.$H$452];[.$I$2:.$I$452] )" office:value-type="float" office:value="211.166666666667" calcext:value-type="float">
            <text:p>211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64.0</text:p>
          </table:table-cell>
          <table:table-cell table:style-name="ce4" office:value-type="string" calcext:value-type="string">
            <text:p>2019-12-10 14:34:43.0</text:p>
          </table:table-cell>
          <table:table-cell table:style-name="ce4" office:value-type="string" calcext:value-type="string">
            <text:p>10.6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64]+1/LOOKUP([.B465];[.$G$2:.$H$452];[.$I$2:.$I$452] )" office:value-type="float" office:value="211.666666666667" calcext:value-type="float">
            <text:p>211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65.0</text:p>
          </table:table-cell>
          <table:table-cell table:style-name="ce4" office:value-type="string" calcext:value-type="string">
            <text:p>2019-12-10 14:34:44.0</text:p>
          </table:table-cell>
          <table:table-cell table:style-name="ce4" office:value-type="string" calcext:value-type="string">
            <text:p>10.6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65]+1/LOOKUP([.B466];[.$G$2:.$H$452];[.$I$2:.$I$452] )" office:value-type="float" office:value="212.166666666667" calcext:value-type="float">
            <text:p>212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66.0</text:p>
          </table:table-cell>
          <table:table-cell table:style-name="ce4" office:value-type="string" calcext:value-type="string">
            <text:p>2019-12-10 14:34:44.0</text:p>
          </table:table-cell>
          <table:table-cell table:style-name="ce4" office:value-type="string" calcext:value-type="string">
            <text:p>10.6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66]+1/LOOKUP([.B467];[.$G$2:.$H$452];[.$I$2:.$I$452] )" office:value-type="float" office:value="212.666666666667" calcext:value-type="float">
            <text:p>212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67.0</text:p>
          </table:table-cell>
          <table:table-cell table:style-name="ce4" office:value-type="string" calcext:value-type="string">
            <text:p>2019-12-10 14:34:45.0</text:p>
          </table:table-cell>
          <table:table-cell table:style-name="ce4" office:value-type="string" calcext:value-type="string">
            <text:p>10.6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67]+1/LOOKUP([.B468];[.$G$2:.$H$452];[.$I$2:.$I$452] )" office:value-type="float" office:value="213.166666666667" calcext:value-type="float">
            <text:p>213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68.0</text:p>
          </table:table-cell>
          <table:table-cell table:style-name="ce4" office:value-type="string" calcext:value-type="string">
            <text:p>2019-12-10 14:34:45.0</text:p>
          </table:table-cell>
          <table:table-cell table:style-name="ce4" office:value-type="string" calcext:value-type="string">
            <text:p>10.6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68]+1/LOOKUP([.B469];[.$G$2:.$H$452];[.$I$2:.$I$452] )" office:value-type="float" office:value="213.666666666667" calcext:value-type="float">
            <text:p>213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69.0</text:p>
          </table:table-cell>
          <table:table-cell table:style-name="ce4" office:value-type="string" calcext:value-type="string">
            <text:p>2019-12-10 14:34:46.0</text:p>
          </table:table-cell>
          <table:table-cell table:style-name="ce4" office:value-type="string" calcext:value-type="string">
            <text:p>10.6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69]+1/LOOKUP([.B470];[.$G$2:.$H$452];[.$I$2:.$I$452] )" office:value-type="float" office:value="213.916666666667" calcext:value-type="float">
            <text:p>213.91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70.0</text:p>
          </table:table-cell>
          <table:table-cell table:style-name="ce4" office:value-type="string" calcext:value-type="string">
            <text:p>2019-12-10 14:34:46.0</text:p>
          </table:table-cell>
          <table:table-cell table:style-name="ce4" office:value-type="string" calcext:value-type="string">
            <text:p>10.6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70]+1/LOOKUP([.B471];[.$G$2:.$H$452];[.$I$2:.$I$452] )" office:value-type="float" office:value="214.166666666667" calcext:value-type="float">
            <text:p>214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71.0</text:p>
          </table:table-cell>
          <table:table-cell table:style-name="ce4" office:value-type="string" calcext:value-type="string">
            <text:p>2019-12-10 14:34:46.0</text:p>
          </table:table-cell>
          <table:table-cell table:style-name="ce4" office:value-type="string" calcext:value-type="string">
            <text:p>10.6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71]+1/LOOKUP([.B472];[.$G$2:.$H$452];[.$I$2:.$I$452] )" office:value-type="float" office:value="214.416666666667" calcext:value-type="float">
            <text:p>214.41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72.0</text:p>
          </table:table-cell>
          <table:table-cell table:style-name="ce4" office:value-type="string" calcext:value-type="string">
            <text:p>2019-12-10 14:34:46.0</text:p>
          </table:table-cell>
          <table:table-cell table:style-name="ce4" office:value-type="string" calcext:value-type="string">
            <text:p>10.6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72]+1/LOOKUP([.B473];[.$G$2:.$H$452];[.$I$2:.$I$452] )" office:value-type="float" office:value="214.666666666667" calcext:value-type="float">
            <text:p>214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73.0</text:p>
          </table:table-cell>
          <table:table-cell table:style-name="ce4" office:value-type="string" calcext:value-type="string">
            <text:p>2019-12-10 14:34:47.0</text:p>
          </table:table-cell>
          <table:table-cell table:style-name="ce4" office:value-type="string" calcext:value-type="string">
            <text:p>10.6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73]+1/LOOKUP([.B474];[.$G$2:.$H$452];[.$I$2:.$I$452] )" office:value-type="float" office:value="215.666666666667" calcext:value-type="float">
            <text:p>215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74.0</text:p>
          </table:table-cell>
          <table:table-cell table:style-name="ce4" office:value-type="string" calcext:value-type="string">
            <text:p>2019-12-10 14:34:48.0</text:p>
          </table:table-cell>
          <table:table-cell table:style-name="ce4" office:value-type="string" calcext:value-type="string">
            <text:p>10.6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74]+1/LOOKUP([.B475];[.$G$2:.$H$452];[.$I$2:.$I$452] )" office:value-type="float" office:value="216.166666666667" calcext:value-type="float">
            <text:p>216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75.0</text:p>
          </table:table-cell>
          <table:table-cell table:style-name="ce4" office:value-type="string" calcext:value-type="string">
            <text:p>2019-12-10 14:34:48.0</text:p>
          </table:table-cell>
          <table:table-cell table:style-name="ce4" office:value-type="string" calcext:value-type="string">
            <text:p>10.6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75]+1/LOOKUP([.B476];[.$G$2:.$H$452];[.$I$2:.$I$452] )" office:value-type="float" office:value="216.666666666667" calcext:value-type="float">
            <text:p>216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76.0</text:p>
          </table:table-cell>
          <table:table-cell table:style-name="ce4" office:value-type="string" calcext:value-type="string">
            <text:p>2019-12-10 14:34:49.0</text:p>
          </table:table-cell>
          <table:table-cell table:style-name="ce4" office:value-type="string" calcext:value-type="string">
            <text:p>10.6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76]+1/LOOKUP([.B477];[.$G$2:.$H$452];[.$I$2:.$I$452] )" office:value-type="float" office:value="217" calcext:value-type="float">
            <text:p>2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77.0</text:p>
          </table:table-cell>
          <table:table-cell table:style-name="ce4" office:value-type="string" calcext:value-type="string">
            <text:p>2019-12-10 14:34:49.0</text:p>
          </table:table-cell>
          <table:table-cell table:style-name="ce4" office:value-type="string" calcext:value-type="string">
            <text:p>10.6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77]+1/LOOKUP([.B478];[.$G$2:.$H$452];[.$I$2:.$I$452] )" office:value-type="float" office:value="217.333333333334" calcext:value-type="float">
            <text:p>217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78.0</text:p>
          </table:table-cell>
          <table:table-cell table:style-name="ce4" office:value-type="string" calcext:value-type="string">
            <text:p>2019-12-10 14:34:49.0</text:p>
          </table:table-cell>
          <table:table-cell table:style-name="ce4" office:value-type="string" calcext:value-type="string">
            <text:p>10.6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78]+1/LOOKUP([.B479];[.$G$2:.$H$452];[.$I$2:.$I$452] )" office:value-type="float" office:value="217.666666666667" calcext:value-type="float">
            <text:p>217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79.0</text:p>
          </table:table-cell>
          <table:table-cell table:style-name="ce4" office:value-type="string" calcext:value-type="string">
            <text:p>2019-12-10 14:34:50.0</text:p>
          </table:table-cell>
          <table:table-cell table:style-name="ce4" office:value-type="string" calcext:value-type="string">
            <text:p>10.6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79]+1/LOOKUP([.B480];[.$G$2:.$H$452];[.$I$2:.$I$452] )" office:value-type="float" office:value="218.166666666667" calcext:value-type="float">
            <text:p>218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80.0</text:p>
          </table:table-cell>
          <table:table-cell table:style-name="ce4" office:value-type="string" calcext:value-type="string">
            <text:p>2019-12-10 14:34:50.0</text:p>
          </table:table-cell>
          <table:table-cell table:style-name="ce4" office:value-type="string" calcext:value-type="string">
            <text:p>10.6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80]+1/LOOKUP([.B481];[.$G$2:.$H$452];[.$I$2:.$I$452] )" office:value-type="float" office:value="218.666666666667" calcext:value-type="float">
            <text:p>218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81.0</text:p>
          </table:table-cell>
          <table:table-cell table:style-name="ce4" office:value-type="string" calcext:value-type="string">
            <text:p>2019-12-10 14:34:51.0</text:p>
          </table:table-cell>
          <table:table-cell table:style-name="ce4" office:value-type="string" calcext:value-type="string">
            <text:p>10.6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81]+1/LOOKUP([.B482];[.$G$2:.$H$452];[.$I$2:.$I$452] )" office:value-type="float" office:value="219.166666666667" calcext:value-type="float">
            <text:p>219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82.0</text:p>
          </table:table-cell>
          <table:table-cell table:style-name="ce4" office:value-type="string" calcext:value-type="string">
            <text:p>2019-12-10 14:34:51.0</text:p>
          </table:table-cell>
          <table:table-cell table:style-name="ce4" office:value-type="string" calcext:value-type="string">
            <text:p>10.6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82]+1/LOOKUP([.B483];[.$G$2:.$H$452];[.$I$2:.$I$452] )" office:value-type="float" office:value="219.666666666667" calcext:value-type="float">
            <text:p>219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83.0</text:p>
          </table:table-cell>
          <table:table-cell table:style-name="ce4" office:value-type="string" calcext:value-type="string">
            <text:p>2019-12-10 14:34:52.0</text:p>
          </table:table-cell>
          <table:table-cell table:style-name="ce4" office:value-type="string" calcext:value-type="string">
            <text:p>10.6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83]+1/LOOKUP([.B484];[.$G$2:.$H$452];[.$I$2:.$I$452] 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84.0</text:p>
          </table:table-cell>
          <table:table-cell table:style-name="ce4" office:value-type="string" calcext:value-type="string">
            <text:p>2019-12-10 14:34:52.0</text:p>
          </table:table-cell>
          <table:table-cell table:style-name="ce4" office:value-type="string" calcext:value-type="string">
            <text:p>10.6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84]+1/LOOKUP([.B485];[.$G$2:.$H$452];[.$I$2:.$I$452] )" office:value-type="float" office:value="220.333333333334" calcext:value-type="float">
            <text:p>220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85.0</text:p>
          </table:table-cell>
          <table:table-cell table:style-name="ce4" office:value-type="string" calcext:value-type="string">
            <text:p>2019-12-10 14:34:52.0</text:p>
          </table:table-cell>
          <table:table-cell table:style-name="ce4" office:value-type="string" calcext:value-type="string">
            <text:p>10.6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85]+1/LOOKUP([.B486];[.$G$2:.$H$452];[.$I$2:.$I$452] )" office:value-type="float" office:value="220.666666666667" calcext:value-type="float">
            <text:p>220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86.0</text:p>
          </table:table-cell>
          <table:table-cell table:style-name="ce4" office:value-type="string" calcext:value-type="string">
            <text:p>2019-12-10 14:34:53.0</text:p>
          </table:table-cell>
          <table:table-cell table:style-name="ce4" office:value-type="string" calcext:value-type="string">
            <text:p>10.6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86]+1/LOOKUP([.B487];[.$G$2:.$H$452];[.$I$2:.$I$452] )" office:value-type="float" office:value="221.166666666667" calcext:value-type="float">
            <text:p>221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87.0</text:p>
          </table:table-cell>
          <table:table-cell table:style-name="ce4" office:value-type="string" calcext:value-type="string">
            <text:p>2019-12-10 14:34:53.0</text:p>
          </table:table-cell>
          <table:table-cell table:style-name="ce4" office:value-type="string" calcext:value-type="string">
            <text:p>10.6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87]+1/LOOKUP([.B488];[.$G$2:.$H$452];[.$I$2:.$I$452] )" office:value-type="float" office:value="221.666666666667" calcext:value-type="float">
            <text:p>221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88.0</text:p>
          </table:table-cell>
          <table:table-cell table:style-name="ce4" office:value-type="string" calcext:value-type="string">
            <text:p>2019-12-10 14:34:54.0</text:p>
          </table:table-cell>
          <table:table-cell table:style-name="ce4" office:value-type="string" calcext:value-type="string">
            <text:p>10.6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88]+1/LOOKUP([.B489];[.$G$2:.$H$452];[.$I$2:.$I$452] )" office:value-type="float" office:value="222.166666666667" calcext:value-type="float">
            <text:p>222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89.0</text:p>
          </table:table-cell>
          <table:table-cell table:style-name="ce4" office:value-type="string" calcext:value-type="string">
            <text:p>2019-12-10 14:34:54.0</text:p>
          </table:table-cell>
          <table:table-cell table:style-name="ce4" office:value-type="string" calcext:value-type="string">
            <text:p>10.6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89]+1/LOOKUP([.B490];[.$G$2:.$H$452];[.$I$2:.$I$452] )" office:value-type="float" office:value="222.666666666667" calcext:value-type="float">
            <text:p>222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90.0</text:p>
          </table:table-cell>
          <table:table-cell table:style-name="ce4" office:value-type="string" calcext:value-type="string">
            <text:p>2019-12-10 14:34:55.0</text:p>
          </table:table-cell>
          <table:table-cell table:style-name="ce4" office:value-type="string" calcext:value-type="string">
            <text:p>10.6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90]+1/LOOKUP([.B491];[.$G$2:.$H$452];[.$I$2:.$I$452] )" office:value-type="float" office:value="223.166666666667" calcext:value-type="float">
            <text:p>223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91.0</text:p>
          </table:table-cell>
          <table:table-cell table:style-name="ce4" office:value-type="string" calcext:value-type="string">
            <text:p>2019-12-10 14:34:55.0</text:p>
          </table:table-cell>
          <table:table-cell table:style-name="ce4" office:value-type="string" calcext:value-type="string">
            <text:p>10.6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91]+1/LOOKUP([.B492];[.$G$2:.$H$452];[.$I$2:.$I$452] )" office:value-type="float" office:value="223.666666666667" calcext:value-type="float">
            <text:p>223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92.0</text:p>
          </table:table-cell>
          <table:table-cell table:style-name="ce4" office:value-type="string" calcext:value-type="string">
            <text:p>2019-12-10 14:34:56.0</text:p>
          </table:table-cell>
          <table:table-cell table:style-name="ce4" office:value-type="string" calcext:value-type="string">
            <text:p>10.6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92]+1/LOOKUP([.B493];[.$G$2:.$H$452];[.$I$2:.$I$452] )" office:value-type="float" office:value="224" calcext:value-type="float">
            <text:p>2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93.0</text:p>
          </table:table-cell>
          <table:table-cell table:style-name="ce4" office:value-type="string" calcext:value-type="string">
            <text:p>2019-12-10 14:34:56.0</text:p>
          </table:table-cell>
          <table:table-cell table:style-name="ce4" office:value-type="string" calcext:value-type="string">
            <text:p>10.6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93]+1/LOOKUP([.B494];[.$G$2:.$H$452];[.$I$2:.$I$452] )" office:value-type="float" office:value="224.333333333334" calcext:value-type="float">
            <text:p>224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94.0</text:p>
          </table:table-cell>
          <table:table-cell table:style-name="ce4" office:value-type="string" calcext:value-type="string">
            <text:p>2019-12-10 14:34:56.0</text:p>
          </table:table-cell>
          <table:table-cell table:style-name="ce4" office:value-type="string" calcext:value-type="string">
            <text:p>10.6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94]+1/LOOKUP([.B495];[.$G$2:.$H$452];[.$I$2:.$I$452] )" office:value-type="float" office:value="224.666666666667" calcext:value-type="float">
            <text:p>224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95.0</text:p>
          </table:table-cell>
          <table:table-cell table:style-name="ce4" office:value-type="string" calcext:value-type="string">
            <text:p>2019-12-10 14:34:57.0</text:p>
          </table:table-cell>
          <table:table-cell table:style-name="ce4" office:value-type="string" calcext:value-type="string">
            <text:p>10.6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95]+1/LOOKUP([.B496];[.$G$2:.$H$452];[.$I$2:.$I$452] )" office:value-type="float" office:value="225.166666666667" calcext:value-type="float">
            <text:p>225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96.0</text:p>
          </table:table-cell>
          <table:table-cell table:style-name="ce4" office:value-type="string" calcext:value-type="string">
            <text:p>2019-12-10 14:34:57.0</text:p>
          </table:table-cell>
          <table:table-cell table:style-name="ce4" office:value-type="string" calcext:value-type="string">
            <text:p>10.6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96]+1/LOOKUP([.B497];[.$G$2:.$H$452];[.$I$2:.$I$452] )" office:value-type="float" office:value="225.666666666667" calcext:value-type="float">
            <text:p>225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97.0</text:p>
          </table:table-cell>
          <table:table-cell table:style-name="ce4" office:value-type="string" calcext:value-type="string">
            <text:p>2019-12-10 14:34:58.0</text:p>
          </table:table-cell>
          <table:table-cell table:style-name="ce4" office:value-type="string" calcext:value-type="string">
            <text:p>10.6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97]+1/LOOKUP([.B498];[.$G$2:.$H$452];[.$I$2:.$I$452] )" office:value-type="float" office:value="226.166666666667" calcext:value-type="float">
            <text:p>226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98.0</text:p>
          </table:table-cell>
          <table:table-cell table:style-name="ce4" office:value-type="string" calcext:value-type="string">
            <text:p>2019-12-10 14:34:58.0</text:p>
          </table:table-cell>
          <table:table-cell table:style-name="ce4" office:value-type="string" calcext:value-type="string">
            <text:p>10.6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98]+1/LOOKUP([.B499];[.$G$2:.$H$452];[.$I$2:.$I$452] )" office:value-type="float" office:value="226.666666666667" calcext:value-type="float">
            <text:p>226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99.0</text:p>
          </table:table-cell>
          <table:table-cell table:style-name="ce4" office:value-type="string" calcext:value-type="string">
            <text:p>2019-12-10 14:34:59.0</text:p>
          </table:table-cell>
          <table:table-cell table:style-name="ce4" office:value-type="string" calcext:value-type="string">
            <text:p>10.6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499]+1/LOOKUP([.B500];[.$G$2:.$H$452];[.$I$2:.$I$452] )" office:value-type="float" office:value="227.166666666667" calcext:value-type="float">
            <text:p>227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00.0</text:p>
          </table:table-cell>
          <table:table-cell table:style-name="ce4" office:value-type="string" calcext:value-type="string">
            <text:p>2019-12-10 14:34:59.0</text:p>
          </table:table-cell>
          <table:table-cell table:style-name="ce4" office:value-type="string" calcext:value-type="string">
            <text:p>10.6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00]+1/LOOKUP([.B501];[.$G$2:.$H$452];[.$I$2:.$I$452] )" office:value-type="float" office:value="227.666666666667" calcext:value-type="float">
            <text:p>227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01.0</text:p>
          </table:table-cell>
          <table:table-cell table:style-name="ce4" office:value-type="string" calcext:value-type="string">
            <text:p>2019-12-10 14:35:00.0</text:p>
          </table:table-cell>
          <table:table-cell table:style-name="ce4" office:value-type="string" calcext:value-type="string">
            <text:p>10.6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01]+1/LOOKUP([.B502];[.$G$2:.$H$452];[.$I$2:.$I$452] )" office:value-type="float" office:value="228" calcext:value-type="float">
            <text:p>2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02.0</text:p>
          </table:table-cell>
          <table:table-cell table:style-name="ce4" office:value-type="string" calcext:value-type="string">
            <text:p>2019-12-10 14:35:00.0</text:p>
          </table:table-cell>
          <table:table-cell table:style-name="ce4" office:value-type="string" calcext:value-type="string">
            <text:p>10.6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02]+1/LOOKUP([.B503];[.$G$2:.$H$452];[.$I$2:.$I$452] )" office:value-type="float" office:value="228.333333333334" calcext:value-type="float">
            <text:p>228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03.0</text:p>
          </table:table-cell>
          <table:table-cell table:style-name="ce4" office:value-type="string" calcext:value-type="string">
            <text:p>2019-12-10 14:35:00.0</text:p>
          </table:table-cell>
          <table:table-cell table:style-name="ce4" office:value-type="string" calcext:value-type="string">
            <text:p>10.6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03]+1/LOOKUP([.B504];[.$G$2:.$H$452];[.$I$2:.$I$452] )" office:value-type="float" office:value="228.666666666667" calcext:value-type="float">
            <text:p>228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04.0</text:p>
          </table:table-cell>
          <table:table-cell table:style-name="ce4" office:value-type="string" calcext:value-type="string">
            <text:p>2019-12-10 14:35:01.0</text:p>
          </table:table-cell>
          <table:table-cell table:style-name="ce4" office:value-type="string" calcext:value-type="string">
            <text:p>10.6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04]+1/LOOKUP([.B505];[.$G$2:.$H$452];[.$I$2:.$I$452] )" office:value-type="float" office:value="229.166666666667" calcext:value-type="float">
            <text:p>229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05.0</text:p>
          </table:table-cell>
          <table:table-cell table:style-name="ce4" office:value-type="string" calcext:value-type="string">
            <text:p>2019-12-10 14:35:01.0</text:p>
          </table:table-cell>
          <table:table-cell table:style-name="ce4" office:value-type="string" calcext:value-type="string">
            <text:p>10.6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05]+1/LOOKUP([.B506];[.$G$2:.$H$452];[.$I$2:.$I$452] )" office:value-type="float" office:value="229.666666666667" calcext:value-type="float">
            <text:p>229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06.0</text:p>
          </table:table-cell>
          <table:table-cell table:style-name="ce4" office:value-type="string" calcext:value-type="string">
            <text:p>2019-12-10 14:35:02.0</text:p>
          </table:table-cell>
          <table:table-cell table:style-name="ce4" office:value-type="string" calcext:value-type="string">
            <text:p>10.6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06]+1/LOOKUP([.B507];[.$G$2:.$H$452];[.$I$2:.$I$452] )" office:value-type="float" office:value="230.166666666667" calcext:value-type="float">
            <text:p>230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07.0</text:p>
          </table:table-cell>
          <table:table-cell table:style-name="ce4" office:value-type="string" calcext:value-type="string">
            <text:p>2019-12-10 14:35:02.0</text:p>
          </table:table-cell>
          <table:table-cell table:style-name="ce4" office:value-type="string" calcext:value-type="string">
            <text:p>10.6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07]+1/LOOKUP([.B508];[.$G$2:.$H$452];[.$I$2:.$I$452] )" office:value-type="float" office:value="230.666666666667" calcext:value-type="float">
            <text:p>230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08.0</text:p>
          </table:table-cell>
          <table:table-cell table:style-name="ce4" office:value-type="string" calcext:value-type="string">
            <text:p>2019-12-10 14:35:03.0</text:p>
          </table:table-cell>
          <table:table-cell table:style-name="ce4" office:value-type="string" calcext:value-type="string">
            <text:p>10.6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08]+1/LOOKUP([.B509];[.$G$2:.$H$452];[.$I$2:.$I$452] )" office:value-type="float" office:value="231.166666666667" calcext:value-type="float">
            <text:p>231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09.0</text:p>
          </table:table-cell>
          <table:table-cell table:style-name="ce4" office:value-type="string" calcext:value-type="string">
            <text:p>2019-12-10 14:35:03.0</text:p>
          </table:table-cell>
          <table:table-cell table:style-name="ce4" office:value-type="string" calcext:value-type="string">
            <text:p>10.6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09]+1/LOOKUP([.B510];[.$G$2:.$H$452];[.$I$2:.$I$452] )" office:value-type="float" office:value="231.666666666667" calcext:value-type="float">
            <text:p>231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10.0</text:p>
          </table:table-cell>
          <table:table-cell table:style-name="ce4" office:value-type="string" calcext:value-type="string">
            <text:p>2019-12-10 14:35:04.0</text:p>
          </table:table-cell>
          <table:table-cell table:style-name="ce4" office:value-type="string" calcext:value-type="string">
            <text:p>10.6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10]+1/LOOKUP([.B511];[.$G$2:.$H$452];[.$I$2:.$I$452] )" office:value-type="float" office:value="232.166666666667" calcext:value-type="float">
            <text:p>232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11.0</text:p>
          </table:table-cell>
          <table:table-cell table:style-name="ce4" office:value-type="string" calcext:value-type="string">
            <text:p>2019-12-10 14:35:04.0</text:p>
          </table:table-cell>
          <table:table-cell table:style-name="ce4" office:value-type="string" calcext:value-type="string">
            <text:p>10.6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11]+1/LOOKUP([.B512];[.$G$2:.$H$452];[.$I$2:.$I$452] )" office:value-type="float" office:value="232.666666666667" calcext:value-type="float">
            <text:p>232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12.0</text:p>
          </table:table-cell>
          <table:table-cell table:style-name="ce4" office:value-type="string" calcext:value-type="string">
            <text:p>2019-12-10 14:35:05.0</text:p>
          </table:table-cell>
          <table:table-cell table:style-name="ce4" office:value-type="string" calcext:value-type="string">
            <text:p>10.6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12]+1/LOOKUP([.B513];[.$G$2:.$H$452];[.$I$2:.$I$452] )" office:value-type="float" office:value="233.166666666667" calcext:value-type="float">
            <text:p>233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13.0</text:p>
          </table:table-cell>
          <table:table-cell table:style-name="ce4" office:value-type="string" calcext:value-type="string">
            <text:p>2019-12-10 14:35:05.0</text:p>
          </table:table-cell>
          <table:table-cell table:style-name="ce4" office:value-type="string" calcext:value-type="string">
            <text:p>10.6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13]+1/LOOKUP([.B514];[.$G$2:.$H$452];[.$I$2:.$I$452] )" office:value-type="float" office:value="233.666666666667" calcext:value-type="float">
            <text:p>233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14.0</text:p>
          </table:table-cell>
          <table:table-cell table:style-name="ce4" office:value-type="string" calcext:value-type="string">
            <text:p>2019-12-10 14:35:06.0</text:p>
          </table:table-cell>
          <table:table-cell table:style-name="ce4" office:value-type="string" calcext:value-type="string">
            <text:p>10.6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14]+1/LOOKUP([.B515];[.$G$2:.$H$452];[.$I$2:.$I$452] )" office:value-type="float" office:value="234" calcext:value-type="float">
            <text:p>2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15.0</text:p>
          </table:table-cell>
          <table:table-cell table:style-name="ce4" office:value-type="string" calcext:value-type="string">
            <text:p>2019-12-10 14:35:06.0</text:p>
          </table:table-cell>
          <table:table-cell table:style-name="ce4" office:value-type="string" calcext:value-type="string">
            <text:p>10.6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15]+1/LOOKUP([.B516];[.$G$2:.$H$452];[.$I$2:.$I$452] )" office:value-type="float" office:value="234.333333333334" calcext:value-type="float">
            <text:p>234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16.0</text:p>
          </table:table-cell>
          <table:table-cell table:style-name="ce4" office:value-type="string" calcext:value-type="string">
            <text:p>2019-12-10 14:35:06.0</text:p>
          </table:table-cell>
          <table:table-cell table:style-name="ce4" office:value-type="string" calcext:value-type="string">
            <text:p>10.6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16]+1/LOOKUP([.B517];[.$G$2:.$H$452];[.$I$2:.$I$452] )" office:value-type="float" office:value="234.666666666667" calcext:value-type="float">
            <text:p>234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17.0</text:p>
          </table:table-cell>
          <table:table-cell table:style-name="ce4" office:value-type="string" calcext:value-type="string">
            <text:p>2019-12-10 14:35:07.0</text:p>
          </table:table-cell>
          <table:table-cell table:style-name="ce4" office:value-type="string" calcext:value-type="string">
            <text:p>10.6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17]+1/LOOKUP([.B518];[.$G$2:.$H$452];[.$I$2:.$I$452] )" office:value-type="float" office:value="235.166666666667" calcext:value-type="float">
            <text:p>235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18.0</text:p>
          </table:table-cell>
          <table:table-cell table:style-name="ce4" office:value-type="string" calcext:value-type="string">
            <text:p>2019-12-10 14:35:07.0</text:p>
          </table:table-cell>
          <table:table-cell table:style-name="ce4" office:value-type="string" calcext:value-type="string">
            <text:p>10.6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18]+1/LOOKUP([.B519];[.$G$2:.$H$452];[.$I$2:.$I$452] )" office:value-type="float" office:value="235.666666666667" calcext:value-type="float">
            <text:p>235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19.0</text:p>
          </table:table-cell>
          <table:table-cell table:style-name="ce4" office:value-type="string" calcext:value-type="string">
            <text:p>2019-12-10 14:35:08.0</text:p>
          </table:table-cell>
          <table:table-cell table:style-name="ce4" office:value-type="string" calcext:value-type="string">
            <text:p>10.6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19]+1/LOOKUP([.B520];[.$G$2:.$H$452];[.$I$2:.$I$452] )" office:value-type="float" office:value="236.166666666667" calcext:value-type="float">
            <text:p>236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20.0</text:p>
          </table:table-cell>
          <table:table-cell table:style-name="ce4" office:value-type="string" calcext:value-type="string">
            <text:p>2019-12-10 14:35:08.0</text:p>
          </table:table-cell>
          <table:table-cell table:style-name="ce4" office:value-type="string" calcext:value-type="string">
            <text:p>10.6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20]+1/LOOKUP([.B521];[.$G$2:.$H$452];[.$I$2:.$I$452] )" office:value-type="float" office:value="236.666666666667" calcext:value-type="float">
            <text:p>236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21.0</text:p>
          </table:table-cell>
          <table:table-cell table:style-name="ce4" office:value-type="string" calcext:value-type="string">
            <text:p>2019-12-10 14:35:09.0</text:p>
          </table:table-cell>
          <table:table-cell table:style-name="ce4" office:value-type="string" calcext:value-type="string">
            <text:p>10.6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21]+1/LOOKUP([.B522];[.$G$2:.$H$452];[.$I$2:.$I$452] )" office:value-type="float" office:value="237.166666666667" calcext:value-type="float">
            <text:p>237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22.0</text:p>
          </table:table-cell>
          <table:table-cell table:style-name="ce4" office:value-type="string" calcext:value-type="string">
            <text:p>2019-12-10 14:35:09.0</text:p>
          </table:table-cell>
          <table:table-cell table:style-name="ce4" office:value-type="string" calcext:value-type="string">
            <text:p>10.6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22]+1/LOOKUP([.B523];[.$G$2:.$H$452];[.$I$2:.$I$452] )" office:value-type="float" office:value="237.666666666667" calcext:value-type="float">
            <text:p>237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23.0</text:p>
          </table:table-cell>
          <table:table-cell table:style-name="ce4" office:value-type="string" calcext:value-type="string">
            <text:p>2019-12-10 14:35:10.0</text:p>
          </table:table-cell>
          <table:table-cell table:style-name="ce4" office:value-type="string" calcext:value-type="string">
            <text:p>10.6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23]+1/LOOKUP([.B524];[.$G$2:.$H$452];[.$I$2:.$I$452] )" office:value-type="float" office:value="238.166666666667" calcext:value-type="float">
            <text:p>238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24.0</text:p>
          </table:table-cell>
          <table:table-cell table:style-name="ce4" office:value-type="string" calcext:value-type="string">
            <text:p>2019-12-10 14:35:10.0</text:p>
          </table:table-cell>
          <table:table-cell table:style-name="ce4" office:value-type="string" calcext:value-type="string">
            <text:p>10.6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24]+1/LOOKUP([.B525];[.$G$2:.$H$452];[.$I$2:.$I$452] )" office:value-type="float" office:value="238.666666666667" calcext:value-type="float">
            <text:p>238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25.0</text:p>
          </table:table-cell>
          <table:table-cell table:style-name="ce4" office:value-type="string" calcext:value-type="string">
            <text:p>2019-12-10 14:35:11.0</text:p>
          </table:table-cell>
          <table:table-cell table:style-name="ce4" office:value-type="string" calcext:value-type="string">
            <text:p>10.6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25]+1/LOOKUP([.B526];[.$G$2:.$H$452];[.$I$2:.$I$452] )" office:value-type="float" office:value="239" calcext:value-type="float">
            <text:p>2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26.0</text:p>
          </table:table-cell>
          <table:table-cell table:style-name="ce4" office:value-type="string" calcext:value-type="string">
            <text:p>2019-12-10 14:35:11.0</text:p>
          </table:table-cell>
          <table:table-cell table:style-name="ce4" office:value-type="string" calcext:value-type="string">
            <text:p>10.6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26]+1/LOOKUP([.B527];[.$G$2:.$H$452];[.$I$2:.$I$452] )" office:value-type="float" office:value="239.333333333334" calcext:value-type="float">
            <text:p>239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27.0</text:p>
          </table:table-cell>
          <table:table-cell table:style-name="ce4" office:value-type="string" calcext:value-type="string">
            <text:p>2019-12-10 14:35:11.0</text:p>
          </table:table-cell>
          <table:table-cell table:style-name="ce4" office:value-type="string" calcext:value-type="string">
            <text:p>10.6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27]+1/LOOKUP([.B528];[.$G$2:.$H$452];[.$I$2:.$I$452] )" office:value-type="float" office:value="239.666666666667" calcext:value-type="float">
            <text:p>239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28.0</text:p>
          </table:table-cell>
          <table:table-cell table:style-name="ce4" office:value-type="string" calcext:value-type="string">
            <text:p>2019-12-10 14:35:12.0</text:p>
          </table:table-cell>
          <table:table-cell table:style-name="ce4" office:value-type="string" calcext:value-type="string">
            <text:p>10.6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28]+1/LOOKUP([.B529];[.$G$2:.$H$452];[.$I$2:.$I$452] )" office:value-type="float" office:value="240.166666666667" calcext:value-type="float">
            <text:p>240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29.0</text:p>
          </table:table-cell>
          <table:table-cell table:style-name="ce4" office:value-type="string" calcext:value-type="string">
            <text:p>2019-12-10 14:35:12.0</text:p>
          </table:table-cell>
          <table:table-cell table:style-name="ce4" office:value-type="string" calcext:value-type="string">
            <text:p>10.6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29]+1/LOOKUP([.B530];[.$G$2:.$H$452];[.$I$2:.$I$452] )" office:value-type="float" office:value="240.666666666667" calcext:value-type="float">
            <text:p>240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0.0</text:p>
          </table:table-cell>
          <table:table-cell table:style-name="ce4" office:value-type="string" calcext:value-type="string">
            <text:p>2019-12-10 14:35:13.0</text:p>
          </table:table-cell>
          <table:table-cell table:style-name="ce4" office:value-type="string" calcext:value-type="string">
            <text:p>10.6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30]+1/LOOKUP([.B531];[.$G$2:.$H$452];[.$I$2:.$I$452] )" office:value-type="float" office:value="241.166666666667" calcext:value-type="float">
            <text:p>241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1.0</text:p>
          </table:table-cell>
          <table:table-cell table:style-name="ce4" office:value-type="string" calcext:value-type="string">
            <text:p>2019-12-10 14:35:13.0</text:p>
          </table:table-cell>
          <table:table-cell table:style-name="ce4" office:value-type="string" calcext:value-type="string">
            <text:p>10.6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31]+1/LOOKUP([.B532];[.$G$2:.$H$452];[.$I$2:.$I$452] )" office:value-type="float" office:value="241.666666666667" calcext:value-type="float">
            <text:p>241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2.0</text:p>
          </table:table-cell>
          <table:table-cell table:style-name="ce4" office:value-type="string" calcext:value-type="string">
            <text:p>2019-12-10 14:35:14.0</text:p>
          </table:table-cell>
          <table:table-cell table:style-name="ce4" office:value-type="string" calcext:value-type="string">
            <text:p>10.6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32]+1/LOOKUP([.B533];[.$G$2:.$H$452];[.$I$2:.$I$452] )" office:value-type="float" office:value="242.166666666667" calcext:value-type="float">
            <text:p>242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3.0</text:p>
          </table:table-cell>
          <table:table-cell table:style-name="ce4" office:value-type="string" calcext:value-type="string">
            <text:p>2019-12-10 14:35:14.0</text:p>
          </table:table-cell>
          <table:table-cell table:style-name="ce4" office:value-type="string" calcext:value-type="string">
            <text:p>10.7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33]+1/LOOKUP([.B534];[.$G$2:.$H$452];[.$I$2:.$I$452] )" office:value-type="float" office:value="242.666666666667" calcext:value-type="float">
            <text:p>242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4.0</text:p>
          </table:table-cell>
          <table:table-cell table:style-name="ce4" office:value-type="string" calcext:value-type="string">
            <text:p>2019-12-10 14:35:15.0</text:p>
          </table:table-cell>
          <table:table-cell table:style-name="ce4" office:value-type="string" calcext:value-type="string">
            <text:p>10.7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34]+1/LOOKUP([.B535];[.$G$2:.$H$452];[.$I$2:.$I$452] )" office:value-type="float" office:value="243.166666666667" calcext:value-type="float">
            <text:p>243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5.0</text:p>
          </table:table-cell>
          <table:table-cell table:style-name="ce4" office:value-type="string" calcext:value-type="string">
            <text:p>2019-12-10 14:35:15.0</text:p>
          </table:table-cell>
          <table:table-cell table:style-name="ce4" office:value-type="string" calcext:value-type="string">
            <text:p>10.7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35]+1/LOOKUP([.B536];[.$G$2:.$H$452];[.$I$2:.$I$452] )" office:value-type="float" office:value="243.666666666667" calcext:value-type="float">
            <text:p>243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6.0</text:p>
          </table:table-cell>
          <table:table-cell table:style-name="ce4" office:value-type="string" calcext:value-type="string">
            <text:p>2019-12-10 14:35:16.0</text:p>
          </table:table-cell>
          <table:table-cell table:style-name="ce4" office:value-type="string" calcext:value-type="string">
            <text:p>10.7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36]+1/LOOKUP([.B537];[.$G$2:.$H$452];[.$I$2:.$I$452] )" office:value-type="float" office:value="244.166666666667" calcext:value-type="float">
            <text:p>244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7.0</text:p>
          </table:table-cell>
          <table:table-cell table:style-name="ce4" office:value-type="string" calcext:value-type="string">
            <text:p>2019-12-10 14:35:16.0</text:p>
          </table:table-cell>
          <table:table-cell table:style-name="ce4" office:value-type="string" calcext:value-type="string">
            <text:p>10.7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37]+1/LOOKUP([.B538];[.$G$2:.$H$452];[.$I$2:.$I$452] )" office:value-type="float" office:value="244.666666666667" calcext:value-type="float">
            <text:p>244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8.0</text:p>
          </table:table-cell>
          <table:table-cell table:style-name="ce4" office:value-type="string" calcext:value-type="string">
            <text:p>2019-12-10 14:35:17.0</text:p>
          </table:table-cell>
          <table:table-cell table:style-name="ce4" office:value-type="string" calcext:value-type="string">
            <text:p>10.7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38]+1/LOOKUP([.B539];[.$G$2:.$H$452];[.$I$2:.$I$452] )" office:value-type="float" office:value="245" calcext:value-type="float">
            <text:p>2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9.0</text:p>
          </table:table-cell>
          <table:table-cell table:style-name="ce4" office:value-type="string" calcext:value-type="string">
            <text:p>2019-12-10 14:35:17.0</text:p>
          </table:table-cell>
          <table:table-cell table:style-name="ce4" office:value-type="string" calcext:value-type="string">
            <text:p>10.7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39]+1/LOOKUP([.B540];[.$G$2:.$H$452];[.$I$2:.$I$452] )" office:value-type="float" office:value="245.333333333334" calcext:value-type="float">
            <text:p>245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0.0</text:p>
          </table:table-cell>
          <table:table-cell table:style-name="ce4" office:value-type="string" calcext:value-type="string">
            <text:p>2019-12-10 14:35:17.0</text:p>
          </table:table-cell>
          <table:table-cell table:style-name="ce4" office:value-type="string" calcext:value-type="string">
            <text:p>10.7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40]+1/LOOKUP([.B541];[.$G$2:.$H$452];[.$I$2:.$I$452] )" office:value-type="float" office:value="245.666666666667" calcext:value-type="float">
            <text:p>245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1.0</text:p>
          </table:table-cell>
          <table:table-cell table:style-name="ce4" office:value-type="string" calcext:value-type="string">
            <text:p>2019-12-10 14:35:18.0</text:p>
          </table:table-cell>
          <table:table-cell table:style-name="ce4" office:value-type="string" calcext:value-type="string">
            <text:p>10.7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41]+1/LOOKUP([.B542];[.$G$2:.$H$452];[.$I$2:.$I$452] )" office:value-type="float" office:value="246.166666666667" calcext:value-type="float">
            <text:p>246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2.0</text:p>
          </table:table-cell>
          <table:table-cell table:style-name="ce4" office:value-type="string" calcext:value-type="string">
            <text:p>2019-12-10 14:35:18.0</text:p>
          </table:table-cell>
          <table:table-cell table:style-name="ce4" office:value-type="string" calcext:value-type="string">
            <text:p>10.7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42]+1/LOOKUP([.B543];[.$G$2:.$H$452];[.$I$2:.$I$452] )" office:value-type="float" office:value="246.666666666667" calcext:value-type="float">
            <text:p>246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3.0</text:p>
          </table:table-cell>
          <table:table-cell table:style-name="ce4" office:value-type="string" calcext:value-type="string">
            <text:p>2019-12-10 14:35:19.0</text:p>
          </table:table-cell>
          <table:table-cell table:style-name="ce4" office:value-type="string" calcext:value-type="string">
            <text:p>10.7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43]+1/LOOKUP([.B544];[.$G$2:.$H$452];[.$I$2:.$I$452] )" office:value-type="float" office:value="247.166666666667" calcext:value-type="float">
            <text:p>247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4.0</text:p>
          </table:table-cell>
          <table:table-cell table:style-name="ce4" office:value-type="string" calcext:value-type="string">
            <text:p>2019-12-10 14:35:19.0</text:p>
          </table:table-cell>
          <table:table-cell table:style-name="ce4" office:value-type="string" calcext:value-type="string">
            <text:p>10.7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44]+1/LOOKUP([.B545];[.$G$2:.$H$452];[.$I$2:.$I$452] )" office:value-type="float" office:value="247.666666666667" calcext:value-type="float">
            <text:p>247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5.0</text:p>
          </table:table-cell>
          <table:table-cell table:style-name="ce4" office:value-type="string" calcext:value-type="string">
            <text:p>2019-12-10 14:35:20.0</text:p>
          </table:table-cell>
          <table:table-cell table:style-name="ce4" office:value-type="string" calcext:value-type="string">
            <text:p>10.7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45]+1/LOOKUP([.B546];[.$G$2:.$H$452];[.$I$2:.$I$452] )" office:value-type="float" office:value="248.166666666667" calcext:value-type="float">
            <text:p>248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6.0</text:p>
          </table:table-cell>
          <table:table-cell table:style-name="ce4" office:value-type="string" calcext:value-type="string">
            <text:p>2019-12-10 14:35:20.0</text:p>
          </table:table-cell>
          <table:table-cell table:style-name="ce4" office:value-type="string" calcext:value-type="string">
            <text:p>10.7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46]+1/LOOKUP([.B547];[.$G$2:.$H$452];[.$I$2:.$I$452] )" office:value-type="float" office:value="248.666666666667" calcext:value-type="float">
            <text:p>248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7.0</text:p>
          </table:table-cell>
          <table:table-cell table:style-name="ce4" office:value-type="string" calcext:value-type="string">
            <text:p>2019-12-10 14:35:21.0</text:p>
          </table:table-cell>
          <table:table-cell table:style-name="ce4" office:value-type="string" calcext:value-type="string">
            <text:p>10.7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47]+1/LOOKUP([.B548];[.$G$2:.$H$452];[.$I$2:.$I$452] )" office:value-type="float" office:value="249.166666666667" calcext:value-type="float">
            <text:p>249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8.0</text:p>
          </table:table-cell>
          <table:table-cell table:style-name="ce4" office:value-type="string" calcext:value-type="string">
            <text:p>2019-12-10 14:35:21.0</text:p>
          </table:table-cell>
          <table:table-cell table:style-name="ce4" office:value-type="string" calcext:value-type="string">
            <text:p>10.7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48]+1/LOOKUP([.B549];[.$G$2:.$H$452];[.$I$2:.$I$452] )" office:value-type="float" office:value="249.666666666667" calcext:value-type="float">
            <text:p>249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9.0</text:p>
          </table:table-cell>
          <table:table-cell table:style-name="ce4" office:value-type="string" calcext:value-type="string">
            <text:p>2019-12-10 14:35:22.0</text:p>
          </table:table-cell>
          <table:table-cell table:style-name="ce4" office:value-type="string" calcext:value-type="string">
            <text:p>10.7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49]+1/LOOKUP([.B550];[.$G$2:.$H$452];[.$I$2:.$I$452] 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50.0</text:p>
          </table:table-cell>
          <table:table-cell table:style-name="ce4" office:value-type="string" calcext:value-type="string">
            <text:p>2019-12-10 14:35:22.0</text:p>
          </table:table-cell>
          <table:table-cell table:style-name="ce4" office:value-type="string" calcext:value-type="string">
            <text:p>10.7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50]+1/LOOKUP([.B551];[.$G$2:.$H$452];[.$I$2:.$I$452] )" office:value-type="float" office:value="250.333333333334" calcext:value-type="float">
            <text:p>250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51.0</text:p>
          </table:table-cell>
          <table:table-cell table:style-name="ce4" office:value-type="string" calcext:value-type="string">
            <text:p>2019-12-10 14:35:22.0</text:p>
          </table:table-cell>
          <table:table-cell table:style-name="ce4" office:value-type="string" calcext:value-type="string">
            <text:p>10.7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51]+1/LOOKUP([.B552];[.$G$2:.$H$452];[.$I$2:.$I$452] )" office:value-type="float" office:value="250.666666666667" calcext:value-type="float">
            <text:p>250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52.0</text:p>
          </table:table-cell>
          <table:table-cell table:style-name="ce4" office:value-type="string" calcext:value-type="string">
            <text:p>2019-12-10 14:35:23.0</text:p>
          </table:table-cell>
          <table:table-cell table:style-name="ce4" office:value-type="string" calcext:value-type="string">
            <text:p>10.7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52]+1/LOOKUP([.B553];[.$G$2:.$H$452];[.$I$2:.$I$452] )" office:value-type="float" office:value="251.166666666667" calcext:value-type="float">
            <text:p>251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53.0</text:p>
          </table:table-cell>
          <table:table-cell table:style-name="ce4" office:value-type="string" calcext:value-type="string">
            <text:p>2019-12-10 14:35:23.0</text:p>
          </table:table-cell>
          <table:table-cell table:style-name="ce4" office:value-type="string" calcext:value-type="string">
            <text:p>10.7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53]+1/LOOKUP([.B554];[.$G$2:.$H$452];[.$I$2:.$I$452] )" office:value-type="float" office:value="251.666666666667" calcext:value-type="float">
            <text:p>251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54.0</text:p>
          </table:table-cell>
          <table:table-cell table:style-name="ce4" office:value-type="string" calcext:value-type="string">
            <text:p>2019-12-10 14:35:24.0</text:p>
          </table:table-cell>
          <table:table-cell table:style-name="ce4" office:value-type="string" calcext:value-type="string">
            <text:p>10.7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54]+1/LOOKUP([.B555];[.$G$2:.$H$452];[.$I$2:.$I$452] )" office:value-type="float" office:value="252.166666666667" calcext:value-type="float">
            <text:p>252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55.0</text:p>
          </table:table-cell>
          <table:table-cell table:style-name="ce4" office:value-type="string" calcext:value-type="string">
            <text:p>2019-12-10 14:35:24.0</text:p>
          </table:table-cell>
          <table:table-cell table:style-name="ce4" office:value-type="string" calcext:value-type="string">
            <text:p>10.7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55]+1/LOOKUP([.B556];[.$G$2:.$H$452];[.$I$2:.$I$452] )" office:value-type="float" office:value="252.666666666667" calcext:value-type="float">
            <text:p>252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56.0</text:p>
          </table:table-cell>
          <table:table-cell table:style-name="ce4" office:value-type="string" calcext:value-type="string">
            <text:p>2019-12-10 14:35:25.0</text:p>
          </table:table-cell>
          <table:table-cell table:style-name="ce4" office:value-type="string" calcext:value-type="string">
            <text:p>10.7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56]+1/LOOKUP([.B557];[.$G$2:.$H$452];[.$I$2:.$I$452] )" office:value-type="float" office:value="253.166666666667" calcext:value-type="float">
            <text:p>253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57.0</text:p>
          </table:table-cell>
          <table:table-cell table:style-name="ce4" office:value-type="string" calcext:value-type="string">
            <text:p>2019-12-10 14:35:25.0</text:p>
          </table:table-cell>
          <table:table-cell table:style-name="ce4" office:value-type="string" calcext:value-type="string">
            <text:p>10.7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57]+1/LOOKUP([.B558];[.$G$2:.$H$452];[.$I$2:.$I$452] )" office:value-type="float" office:value="253.666666666667" calcext:value-type="float">
            <text:p>253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58.0</text:p>
          </table:table-cell>
          <table:table-cell table:style-name="ce4" office:value-type="string" calcext:value-type="string">
            <text:p>2019-12-10 14:35:26.0</text:p>
          </table:table-cell>
          <table:table-cell table:style-name="ce4" office:value-type="string" calcext:value-type="string">
            <text:p>10.7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58]+1/LOOKUP([.B559];[.$G$2:.$H$452];[.$I$2:.$I$452] )" office:value-type="float" office:value="254.166666666667" calcext:value-type="float">
            <text:p>254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59.0</text:p>
          </table:table-cell>
          <table:table-cell table:style-name="ce4" office:value-type="string" calcext:value-type="string">
            <text:p>2019-12-10 14:35:26.0</text:p>
          </table:table-cell>
          <table:table-cell table:style-name="ce4" office:value-type="string" calcext:value-type="string">
            <text:p>10.7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59]+1/LOOKUP([.B560];[.$G$2:.$H$452];[.$I$2:.$I$452] )" office:value-type="float" office:value="254.666666666667" calcext:value-type="float">
            <text:p>254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60.0</text:p>
          </table:table-cell>
          <table:table-cell table:style-name="ce4" office:value-type="string" calcext:value-type="string">
            <text:p>2019-12-10 14:35:27.0</text:p>
          </table:table-cell>
          <table:table-cell table:style-name="ce4" office:value-type="string" calcext:value-type="string">
            <text:p>10.7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60]+1/LOOKUP([.B561];[.$G$2:.$H$452];[.$I$2:.$I$452] )" office:value-type="float" office:value="255.000000000001" calcext:value-type="float">
            <text:p>255.0000000000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61.0</text:p>
          </table:table-cell>
          <table:table-cell table:style-name="ce4" office:value-type="string" calcext:value-type="string">
            <text:p>2019-12-10 14:35:27.0</text:p>
          </table:table-cell>
          <table:table-cell table:style-name="ce4" office:value-type="string" calcext:value-type="string">
            <text:p>10.7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61]+1/LOOKUP([.B562];[.$G$2:.$H$452];[.$I$2:.$I$452] )" office:value-type="float" office:value="255.333333333334" calcext:value-type="float">
            <text:p>255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62.0</text:p>
          </table:table-cell>
          <table:table-cell table:style-name="ce4" office:value-type="string" calcext:value-type="string">
            <text:p>2019-12-10 14:35:27.0</text:p>
          </table:table-cell>
          <table:table-cell table:style-name="ce4" office:value-type="string" calcext:value-type="string">
            <text:p>10.7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62]+1/LOOKUP([.B563];[.$G$2:.$H$452];[.$I$2:.$I$452] )" office:value-type="float" office:value="255.666666666667" calcext:value-type="float">
            <text:p>255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63.0</text:p>
          </table:table-cell>
          <table:table-cell table:style-name="ce4" office:value-type="string" calcext:value-type="string">
            <text:p>2019-12-10 14:35:28.0</text:p>
          </table:table-cell>
          <table:table-cell table:style-name="ce4" office:value-type="string" calcext:value-type="string">
            <text:p>10.7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63]+1/LOOKUP([.B564];[.$G$2:.$H$452];[.$I$2:.$I$452] )" office:value-type="float" office:value="256.166666666667" calcext:value-type="float">
            <text:p>256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64.0</text:p>
          </table:table-cell>
          <table:table-cell table:style-name="ce4" office:value-type="string" calcext:value-type="string">
            <text:p>2019-12-10 14:35:28.0</text:p>
          </table:table-cell>
          <table:table-cell table:style-name="ce4" office:value-type="string" calcext:value-type="string">
            <text:p>10.7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64]+1/LOOKUP([.B565];[.$G$2:.$H$452];[.$I$2:.$I$452] )" office:value-type="float" office:value="256.666666666667" calcext:value-type="float">
            <text:p>256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65.0</text:p>
          </table:table-cell>
          <table:table-cell table:style-name="ce4" office:value-type="string" calcext:value-type="string">
            <text:p>2019-12-10 14:35:29.0</text:p>
          </table:table-cell>
          <table:table-cell table:style-name="ce4" office:value-type="string" calcext:value-type="string">
            <text:p>10.7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65]+1/LOOKUP([.B566];[.$G$2:.$H$452];[.$I$2:.$I$452] )" office:value-type="float" office:value="257.166666666667" calcext:value-type="float">
            <text:p>257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66.0</text:p>
          </table:table-cell>
          <table:table-cell table:style-name="ce4" office:value-type="string" calcext:value-type="string">
            <text:p>2019-12-10 14:35:29.0</text:p>
          </table:table-cell>
          <table:table-cell table:style-name="ce4" office:value-type="string" calcext:value-type="string">
            <text:p>10.7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66]+1/LOOKUP([.B567];[.$G$2:.$H$452];[.$I$2:.$I$452] )" office:value-type="float" office:value="257.666666666667" calcext:value-type="float">
            <text:p>257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67.0</text:p>
          </table:table-cell>
          <table:table-cell table:style-name="ce4" office:value-type="string" calcext:value-type="string">
            <text:p>2019-12-10 14:35:30.0</text:p>
          </table:table-cell>
          <table:table-cell table:style-name="ce4" office:value-type="string" calcext:value-type="string">
            <text:p>10.7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67]+1/LOOKUP([.B568];[.$G$2:.$H$452];[.$I$2:.$I$452] )" office:value-type="float" office:value="258.166666666667" calcext:value-type="float">
            <text:p>258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68.0</text:p>
          </table:table-cell>
          <table:table-cell table:style-name="ce4" office:value-type="string" calcext:value-type="string">
            <text:p>2019-12-10 14:35:30.0</text:p>
          </table:table-cell>
          <table:table-cell table:style-name="ce4" office:value-type="string" calcext:value-type="string">
            <text:p>10.7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68]+1/LOOKUP([.B569];[.$G$2:.$H$452];[.$I$2:.$I$452] )" office:value-type="float" office:value="258.666666666667" calcext:value-type="float">
            <text:p>258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69.0</text:p>
          </table:table-cell>
          <table:table-cell table:style-name="ce4" office:value-type="string" calcext:value-type="string">
            <text:p>2019-12-10 14:35:31.0</text:p>
          </table:table-cell>
          <table:table-cell table:style-name="ce4" office:value-type="string" calcext:value-type="string">
            <text:p>10.7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69]+1/LOOKUP([.B570];[.$G$2:.$H$452];[.$I$2:.$I$452] )" office:value-type="float" office:value="259.166666666667" calcext:value-type="float">
            <text:p>259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0.0</text:p>
          </table:table-cell>
          <table:table-cell table:style-name="ce4" office:value-type="string" calcext:value-type="string">
            <text:p>2019-12-10 14:35:31.0</text:p>
          </table:table-cell>
          <table:table-cell table:style-name="ce4" office:value-type="string" calcext:value-type="string">
            <text:p>10.7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70]+1/LOOKUP([.B571];[.$G$2:.$H$452];[.$I$2:.$I$452] )" office:value-type="float" office:value="259.666666666667" calcext:value-type="float">
            <text:p>259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1.0</text:p>
          </table:table-cell>
          <table:table-cell table:style-name="ce4" office:value-type="string" calcext:value-type="string">
            <text:p>2019-12-10 14:35:32.0</text:p>
          </table:table-cell>
          <table:table-cell table:style-name="ce4" office:value-type="string" calcext:value-type="string">
            <text:p>10.7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71]+1/LOOKUP([.B572];[.$G$2:.$H$452];[.$I$2:.$I$452] )" office:value-type="float" office:value="260.166666666667" calcext:value-type="float">
            <text:p>260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2.0</text:p>
          </table:table-cell>
          <table:table-cell table:style-name="ce4" office:value-type="string" calcext:value-type="string">
            <text:p>2019-12-10 14:35:32.0</text:p>
          </table:table-cell>
          <table:table-cell table:style-name="ce4" office:value-type="string" calcext:value-type="string">
            <text:p>10.7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72]+1/LOOKUP([.B573];[.$G$2:.$H$452];[.$I$2:.$I$452] )" office:value-type="float" office:value="260.666666666667" calcext:value-type="float">
            <text:p>260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3.0</text:p>
          </table:table-cell>
          <table:table-cell table:style-name="ce4" office:value-type="string" calcext:value-type="string">
            <text:p>2019-12-10 14:35:33.0</text:p>
          </table:table-cell>
          <table:table-cell table:style-name="ce4" office:value-type="string" calcext:value-type="string">
            <text:p>10.7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73]+1/LOOKUP([.B574];[.$G$2:.$H$452];[.$I$2:.$I$452] )" office:value-type="float" office:value="261.166666666667" calcext:value-type="float">
            <text:p>261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4.0</text:p>
          </table:table-cell>
          <table:table-cell table:style-name="ce4" office:value-type="string" calcext:value-type="string">
            <text:p>2019-12-10 14:35:33.0</text:p>
          </table:table-cell>
          <table:table-cell table:style-name="ce4" office:value-type="string" calcext:value-type="string">
            <text:p>10.7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74]+1/LOOKUP([.B575];[.$G$2:.$H$452];[.$I$2:.$I$452] )" office:value-type="float" office:value="261.666666666667" calcext:value-type="float">
            <text:p>261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5.0</text:p>
          </table:table-cell>
          <table:table-cell table:style-name="ce4" office:value-type="string" calcext:value-type="string">
            <text:p>2019-12-10 14:35:34.0</text:p>
          </table:table-cell>
          <table:table-cell table:style-name="ce4" office:value-type="string" calcext:value-type="string">
            <text:p>10.7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75]+1/LOOKUP([.B576];[.$G$2:.$H$452];[.$I$2:.$I$452] )" office:value-type="float" office:value="262" calcext:value-type="float">
            <text:p>2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6.0</text:p>
          </table:table-cell>
          <table:table-cell table:style-name="ce4" office:value-type="string" calcext:value-type="string">
            <text:p>2019-12-10 14:35:34.0</text:p>
          </table:table-cell>
          <table:table-cell table:style-name="ce4" office:value-type="string" calcext:value-type="string">
            <text:p>10.7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76]+1/LOOKUP([.B577];[.$G$2:.$H$452];[.$I$2:.$I$452] )" office:value-type="float" office:value="262.333333333334" calcext:value-type="float">
            <text:p>262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7.0</text:p>
          </table:table-cell>
          <table:table-cell table:style-name="ce4" office:value-type="string" calcext:value-type="string">
            <text:p>2019-12-10 14:35:34.0</text:p>
          </table:table-cell>
          <table:table-cell table:style-name="ce4" office:value-type="string" calcext:value-type="string">
            <text:p>10.7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77]+1/LOOKUP([.B578];[.$G$2:.$H$452];[.$I$2:.$I$452] )" office:value-type="float" office:value="262.666666666667" calcext:value-type="float">
            <text:p>262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8.0</text:p>
          </table:table-cell>
          <table:table-cell table:style-name="ce4" office:value-type="string" calcext:value-type="string">
            <text:p>2019-12-10 14:35:35.0</text:p>
          </table:table-cell>
          <table:table-cell table:style-name="ce4" office:value-type="string" calcext:value-type="string">
            <text:p>10.7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78]+1/LOOKUP([.B579];[.$G$2:.$H$452];[.$I$2:.$I$452] )" office:value-type="float" office:value="263.166666666667" calcext:value-type="float">
            <text:p>263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9.0</text:p>
          </table:table-cell>
          <table:table-cell table:style-name="ce4" office:value-type="string" calcext:value-type="string">
            <text:p>2019-12-10 14:35:35.0</text:p>
          </table:table-cell>
          <table:table-cell table:style-name="ce4" office:value-type="string" calcext:value-type="string">
            <text:p>10.7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79]+1/LOOKUP([.B580];[.$G$2:.$H$452];[.$I$2:.$I$452] )" office:value-type="float" office:value="263.666666666667" calcext:value-type="float">
            <text:p>263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0.0</text:p>
          </table:table-cell>
          <table:table-cell table:style-name="ce4" office:value-type="string" calcext:value-type="string">
            <text:p>2019-12-10 14:35:36.0</text:p>
          </table:table-cell>
          <table:table-cell table:style-name="ce4" office:value-type="string" calcext:value-type="string">
            <text:p>10.7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80]+1/LOOKUP([.B581];[.$G$2:.$H$452];[.$I$2:.$I$452] )" office:value-type="float" office:value="264.166666666667" calcext:value-type="float">
            <text:p>264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1.0</text:p>
          </table:table-cell>
          <table:table-cell table:style-name="ce4" office:value-type="string" calcext:value-type="string">
            <text:p>2019-12-10 14:35:36.0</text:p>
          </table:table-cell>
          <table:table-cell table:style-name="ce4" office:value-type="string" calcext:value-type="string">
            <text:p>10.7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81]+1/LOOKUP([.B582];[.$G$2:.$H$452];[.$I$2:.$I$452] )" office:value-type="float" office:value="264.666666666667" calcext:value-type="float">
            <text:p>264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2.0</text:p>
          </table:table-cell>
          <table:table-cell table:style-name="ce4" office:value-type="string" calcext:value-type="string">
            <text:p>2019-12-10 14:35:37.0</text:p>
          </table:table-cell>
          <table:table-cell table:style-name="ce4" office:value-type="string" calcext:value-type="string">
            <text:p>10.7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82]+1/LOOKUP([.B583];[.$G$2:.$H$452];[.$I$2:.$I$452] )" office:value-type="float" office:value="265.166666666667" calcext:value-type="float">
            <text:p>265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3.0</text:p>
          </table:table-cell>
          <table:table-cell table:style-name="ce4" office:value-type="string" calcext:value-type="string">
            <text:p>2019-12-10 14:35:37.0</text:p>
          </table:table-cell>
          <table:table-cell table:style-name="ce4" office:value-type="string" calcext:value-type="string">
            <text:p>10.7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83]+1/LOOKUP([.B584];[.$G$2:.$H$452];[.$I$2:.$I$452] )" office:value-type="float" office:value="265.666666666667" calcext:value-type="float">
            <text:p>265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4.0</text:p>
          </table:table-cell>
          <table:table-cell table:style-name="ce4" office:value-type="string" calcext:value-type="string">
            <text:p>2019-12-10 14:35:38.0</text:p>
          </table:table-cell>
          <table:table-cell table:style-name="ce4" office:value-type="string" calcext:value-type="string">
            <text:p>10.7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84]+1/LOOKUP([.B585];[.$G$2:.$H$452];[.$I$2:.$I$452] )" office:value-type="float" office:value="266" calcext:value-type="float">
            <text:p>2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5.0</text:p>
          </table:table-cell>
          <table:table-cell table:style-name="ce4" office:value-type="string" calcext:value-type="string">
            <text:p>2019-12-10 14:35:38.0</text:p>
          </table:table-cell>
          <table:table-cell table:style-name="ce4" office:value-type="string" calcext:value-type="string">
            <text:p>10.7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85]+1/LOOKUP([.B586];[.$G$2:.$H$452];[.$I$2:.$I$452] )" office:value-type="float" office:value="266.333333333334" calcext:value-type="float">
            <text:p>266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6.0</text:p>
          </table:table-cell>
          <table:table-cell table:style-name="ce4" office:value-type="string" calcext:value-type="string">
            <text:p>2019-12-10 14:35:38.0</text:p>
          </table:table-cell>
          <table:table-cell table:style-name="ce4" office:value-type="string" calcext:value-type="string">
            <text:p>10.7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86]+1/LOOKUP([.B587];[.$G$2:.$H$452];[.$I$2:.$I$452] )" office:value-type="float" office:value="266.666666666667" calcext:value-type="float">
            <text:p>266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7.0</text:p>
          </table:table-cell>
          <table:table-cell table:style-name="ce4" office:value-type="string" calcext:value-type="string">
            <text:p>2019-12-10 14:35:39.0</text:p>
          </table:table-cell>
          <table:table-cell table:style-name="ce4" office:value-type="string" calcext:value-type="string">
            <text:p>10.7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87]+1/LOOKUP([.B588];[.$G$2:.$H$452];[.$I$2:.$I$452] )" office:value-type="float" office:value="267.166666666667" calcext:value-type="float">
            <text:p>267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8.0</text:p>
          </table:table-cell>
          <table:table-cell table:style-name="ce4" office:value-type="string" calcext:value-type="string">
            <text:p>2019-12-10 14:35:39.0</text:p>
          </table:table-cell>
          <table:table-cell table:style-name="ce4" office:value-type="string" calcext:value-type="string">
            <text:p>10.7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88]+1/LOOKUP([.B589];[.$G$2:.$H$452];[.$I$2:.$I$452] )" office:value-type="float" office:value="267.666666666667" calcext:value-type="float">
            <text:p>267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9.0</text:p>
          </table:table-cell>
          <table:table-cell table:style-name="ce4" office:value-type="string" calcext:value-type="string">
            <text:p>2019-12-10 14:35:40.0</text:p>
          </table:table-cell>
          <table:table-cell table:style-name="ce4" office:value-type="string" calcext:value-type="string">
            <text:p>10.7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89]+1/LOOKUP([.B590];[.$G$2:.$H$452];[.$I$2:.$I$452] )" office:value-type="float" office:value="268.166666666667" calcext:value-type="float">
            <text:p>268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0.0</text:p>
          </table:table-cell>
          <table:table-cell table:style-name="ce4" office:value-type="string" calcext:value-type="string">
            <text:p>2019-12-10 14:35:40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90]+1/LOOKUP([.B591];[.$G$2:.$H$452];[.$I$2:.$I$452] )" office:value-type="float" office:value="268.666666666667" calcext:value-type="float">
            <text:p>268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1.0</text:p>
          </table:table-cell>
          <table:table-cell table:style-name="ce4" office:value-type="string" calcext:value-type="string">
            <text:p>2019-12-10 14:35:41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91]+1/LOOKUP([.B592];[.$G$2:.$H$452];[.$I$2:.$I$452] )" office:value-type="float" office:value="269.166666666667" calcext:value-type="float">
            <text:p>269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2.0</text:p>
          </table:table-cell>
          <table:table-cell table:style-name="ce4" office:value-type="string" calcext:value-type="string">
            <text:p>2019-12-10 14:35:41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92]+1/LOOKUP([.B593];[.$G$2:.$H$452];[.$I$2:.$I$452] )" office:value-type="float" office:value="269.666666666667" calcext:value-type="float">
            <text:p>269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3.0</text:p>
          </table:table-cell>
          <table:table-cell table:style-name="ce4" office:value-type="string" calcext:value-type="string">
            <text:p>2019-12-10 14:35:42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93]+1/LOOKUP([.B594];[.$G$2:.$H$452];[.$I$2:.$I$452] )" office:value-type="float" office:value="270" calcext:value-type="float">
            <text:p>27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4.0</text:p>
          </table:table-cell>
          <table:table-cell table:style-name="ce4" office:value-type="string" calcext:value-type="string">
            <text:p>2019-12-10 14:35:42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94]+1/LOOKUP([.B595];[.$G$2:.$H$452];[.$I$2:.$I$452] )" office:value-type="float" office:value="270.333333333334" calcext:value-type="float">
            <text:p>270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5.0</text:p>
          </table:table-cell>
          <table:table-cell table:style-name="ce4" office:value-type="string" calcext:value-type="string">
            <text:p>2019-12-10 14:35:42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95]+1/LOOKUP([.B596];[.$G$2:.$H$452];[.$I$2:.$I$452] )" office:value-type="float" office:value="270.666666666667" calcext:value-type="float">
            <text:p>270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6.0</text:p>
          </table:table-cell>
          <table:table-cell table:style-name="ce4" office:value-type="string" calcext:value-type="string">
            <text:p>2019-12-10 14:35:43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96]+1/LOOKUP([.B597];[.$G$2:.$H$452];[.$I$2:.$I$452] )" office:value-type="float" office:value="271.166666666667" calcext:value-type="float">
            <text:p>271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7.0</text:p>
          </table:table-cell>
          <table:table-cell table:style-name="ce4" office:value-type="string" calcext:value-type="string">
            <text:p>2019-12-10 14:35:43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97]+1/LOOKUP([.B598];[.$G$2:.$H$452];[.$I$2:.$I$452] )" office:value-type="float" office:value="271.666666666667" calcext:value-type="float">
            <text:p>271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8.0</text:p>
          </table:table-cell>
          <table:table-cell table:style-name="ce4" office:value-type="string" calcext:value-type="string">
            <text:p>2019-12-10 14:35:44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98]+1/LOOKUP([.B599];[.$G$2:.$H$452];[.$I$2:.$I$452] )" office:value-type="float" office:value="272.166666666667" calcext:value-type="float">
            <text:p>272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9.0</text:p>
          </table:table-cell>
          <table:table-cell table:style-name="ce4" office:value-type="string" calcext:value-type="string">
            <text:p>2019-12-10 14:35:44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599]+1/LOOKUP([.B600];[.$G$2:.$H$452];[.$I$2:.$I$452] )" office:value-type="float" office:value="272.666666666667" calcext:value-type="float">
            <text:p>272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00.0</text:p>
          </table:table-cell>
          <table:table-cell table:style-name="ce4" office:value-type="string" calcext:value-type="string">
            <text:p>2019-12-10 14:35:45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00]+1/LOOKUP([.B601];[.$G$2:.$H$452];[.$I$2:.$I$452] )" office:value-type="float" office:value="273.166666666667" calcext:value-type="float">
            <text:p>273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01.0</text:p>
          </table:table-cell>
          <table:table-cell table:style-name="ce4" office:value-type="string" calcext:value-type="string">
            <text:p>2019-12-10 14:35:45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01]+1/LOOKUP([.B602];[.$G$2:.$H$452];[.$I$2:.$I$452] )" office:value-type="float" office:value="273.666666666667" calcext:value-type="float">
            <text:p>273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02.0</text:p>
          </table:table-cell>
          <table:table-cell table:style-name="ce4" office:value-type="string" calcext:value-type="string">
            <text:p>2019-12-10 14:35:46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02]+1/LOOKUP([.B603];[.$G$2:.$H$452];[.$I$2:.$I$452] )" office:value-type="float" office:value="274" calcext:value-type="float">
            <text:p>2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03.0</text:p>
          </table:table-cell>
          <table:table-cell table:style-name="ce4" office:value-type="string" calcext:value-type="string">
            <text:p>2019-12-10 14:35:46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03]+1/LOOKUP([.B604];[.$G$2:.$H$452];[.$I$2:.$I$452] )" office:value-type="float" office:value="274.333333333334" calcext:value-type="float">
            <text:p>274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04.0</text:p>
          </table:table-cell>
          <table:table-cell table:style-name="ce4" office:value-type="string" calcext:value-type="string">
            <text:p>2019-12-10 14:35:46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04]+1/LOOKUP([.B605];[.$G$2:.$H$452];[.$I$2:.$I$452] )" office:value-type="float" office:value="274.666666666667" calcext:value-type="float">
            <text:p>274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05.0</text:p>
          </table:table-cell>
          <table:table-cell table:style-name="ce4" office:value-type="string" calcext:value-type="string">
            <text:p>2019-12-10 14:35:47.0</text:p>
          </table:table-cell>
          <table:table-cell table:style-name="ce4" office:value-type="string" calcext:value-type="string">
            <text:p>10.7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05]+1/LOOKUP([.B606];[.$G$2:.$H$452];[.$I$2:.$I$452] )" office:value-type="float" office:value="275.166666666667" calcext:value-type="float">
            <text:p>275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06.0</text:p>
          </table:table-cell>
          <table:table-cell table:style-name="ce4" office:value-type="string" calcext:value-type="string">
            <text:p>2019-12-10 14:35:47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06]+1/LOOKUP([.B607];[.$G$2:.$H$452];[.$I$2:.$I$452] )" office:value-type="float" office:value="275.666666666667" calcext:value-type="float">
            <text:p>275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07.0</text:p>
          </table:table-cell>
          <table:table-cell table:style-name="ce4" office:value-type="string" calcext:value-type="string">
            <text:p>2019-12-10 14:35:48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07]+1/LOOKUP([.B608];[.$G$2:.$H$452];[.$I$2:.$I$452] )" office:value-type="float" office:value="276.166666666667" calcext:value-type="float">
            <text:p>276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08.0</text:p>
          </table:table-cell>
          <table:table-cell table:style-name="ce4" office:value-type="string" calcext:value-type="string">
            <text:p>2019-12-10 14:35:48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08]+1/LOOKUP([.B609];[.$G$2:.$H$452];[.$I$2:.$I$452] )" office:value-type="float" office:value="276.666666666667" calcext:value-type="float">
            <text:p>276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09.0</text:p>
          </table:table-cell>
          <table:table-cell table:style-name="ce4" office:value-type="string" calcext:value-type="string">
            <text:p>2019-12-10 14:35:49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09]+1/LOOKUP([.B610];[.$G$2:.$H$452];[.$I$2:.$I$452] )" office:value-type="float" office:value="277.166666666667" calcext:value-type="float">
            <text:p>277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0.0</text:p>
          </table:table-cell>
          <table:table-cell table:style-name="ce4" office:value-type="string" calcext:value-type="string">
            <text:p>2019-12-10 14:35:49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10]+1/LOOKUP([.B611];[.$G$2:.$H$452];[.$I$2:.$I$452] )" office:value-type="float" office:value="277.666666666667" calcext:value-type="float">
            <text:p>277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1.0</text:p>
          </table:table-cell>
          <table:table-cell table:style-name="ce4" office:value-type="string" calcext:value-type="string">
            <text:p>2019-12-10 14:35:50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11]+1/LOOKUP([.B612];[.$G$2:.$H$452];[.$I$2:.$I$452] )" office:value-type="float" office:value="278.166666666667" calcext:value-type="float">
            <text:p>278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2.0</text:p>
          </table:table-cell>
          <table:table-cell table:style-name="ce4" office:value-type="string" calcext:value-type="string">
            <text:p>2019-12-10 14:35:50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12]+1/LOOKUP([.B613];[.$G$2:.$H$452];[.$I$2:.$I$452] )" office:value-type="float" office:value="278.666666666667" calcext:value-type="float">
            <text:p>278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3.0</text:p>
          </table:table-cell>
          <table:table-cell table:style-name="ce4" office:value-type="string" calcext:value-type="string">
            <text:p>2019-12-10 14:35:51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13]+1/LOOKUP([.B614];[.$G$2:.$H$452];[.$I$2:.$I$452] )" office:value-type="float" office:value="279" calcext:value-type="float">
            <text:p>2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4.0</text:p>
          </table:table-cell>
          <table:table-cell table:style-name="ce4" office:value-type="string" calcext:value-type="string">
            <text:p>2019-12-10 14:35:51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14]+1/LOOKUP([.B615];[.$G$2:.$H$452];[.$I$2:.$I$452] )" office:value-type="float" office:value="279.333333333334" calcext:value-type="float">
            <text:p>279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5.0</text:p>
          </table:table-cell>
          <table:table-cell table:style-name="ce4" office:value-type="string" calcext:value-type="string">
            <text:p>2019-12-10 14:35:51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15]+1/LOOKUP([.B616];[.$G$2:.$H$452];[.$I$2:.$I$452] )" office:value-type="float" office:value="279.666666666667" calcext:value-type="float">
            <text:p>279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6.0</text:p>
          </table:table-cell>
          <table:table-cell table:style-name="ce4" office:value-type="string" calcext:value-type="string">
            <text:p>2019-12-10 14:35:52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16]+1/LOOKUP([.B617];[.$G$2:.$H$452];[.$I$2:.$I$452] )" office:value-type="float" office:value="280.166666666667" calcext:value-type="float">
            <text:p>280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7.0</text:p>
          </table:table-cell>
          <table:table-cell table:style-name="ce4" office:value-type="string" calcext:value-type="string">
            <text:p>2019-12-10 14:35:52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17]+1/LOOKUP([.B618];[.$G$2:.$H$452];[.$I$2:.$I$452] )" office:value-type="float" office:value="280.666666666667" calcext:value-type="float">
            <text:p>280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8.0</text:p>
          </table:table-cell>
          <table:table-cell table:style-name="ce4" office:value-type="string" calcext:value-type="string">
            <text:p>2019-12-10 14:35:53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18]+1/LOOKUP([.B619];[.$G$2:.$H$452];[.$I$2:.$I$452] )" office:value-type="float" office:value="281.166666666667" calcext:value-type="float">
            <text:p>281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9.0</text:p>
          </table:table-cell>
          <table:table-cell table:style-name="ce4" office:value-type="string" calcext:value-type="string">
            <text:p>2019-12-10 14:35:53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19]+1/LOOKUP([.B620];[.$G$2:.$H$452];[.$I$2:.$I$452] )" office:value-type="float" office:value="281.666666666667" calcext:value-type="float">
            <text:p>281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20.0</text:p>
          </table:table-cell>
          <table:table-cell table:style-name="ce4" office:value-type="string" calcext:value-type="string">
            <text:p>2019-12-10 14:35:54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20]+1/LOOKUP([.B621];[.$G$2:.$H$452];[.$I$2:.$I$452] )" office:value-type="float" office:value="282.166666666667" calcext:value-type="float">
            <text:p>282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21.0</text:p>
          </table:table-cell>
          <table:table-cell table:style-name="ce4" office:value-type="string" calcext:value-type="string">
            <text:p>2019-12-10 14:35:54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21]+1/LOOKUP([.B622];[.$G$2:.$H$452];[.$I$2:.$I$452] )" office:value-type="float" office:value="282.666666666667" calcext:value-type="float">
            <text:p>282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22.0</text:p>
          </table:table-cell>
          <table:table-cell table:style-name="ce4" office:value-type="string" calcext:value-type="string">
            <text:p>2019-12-10 14:35:55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22]+1/LOOKUP([.B623];[.$G$2:.$H$452];[.$I$2:.$I$452] )" office:value-type="float" office:value="283.166666666667" calcext:value-type="float">
            <text:p>283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23.0</text:p>
          </table:table-cell>
          <table:table-cell table:style-name="ce4" office:value-type="string" calcext:value-type="string">
            <text:p>2019-12-10 14:35:55.0</text:p>
          </table:table-cell>
          <table:table-cell table:style-name="ce4" office:value-type="string" calcext:value-type="string">
            <text:p>10.7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23]+1/LOOKUP([.B624];[.$G$2:.$H$452];[.$I$2:.$I$452] )" office:value-type="float" office:value="283.666666666667" calcext:value-type="float">
            <text:p>283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24.0</text:p>
          </table:table-cell>
          <table:table-cell table:style-name="ce4" office:value-type="string" calcext:value-type="string">
            <text:p>2019-12-10 14:35:56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24]+1/LOOKUP([.B625];[.$G$2:.$H$452];[.$I$2:.$I$452] )" office:value-type="float" office:value="284.166666666667" calcext:value-type="float">
            <text:p>284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25.0</text:p>
          </table:table-cell>
          <table:table-cell table:style-name="ce4" office:value-type="string" calcext:value-type="string">
            <text:p>2019-12-10 14:35:56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25]+1/LOOKUP([.B626];[.$G$2:.$H$452];[.$I$2:.$I$452] )" office:value-type="float" office:value="284.666666666667" calcext:value-type="float">
            <text:p>284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26.0</text:p>
          </table:table-cell>
          <table:table-cell table:style-name="ce4" office:value-type="string" calcext:value-type="string">
            <text:p>2019-12-10 14:35:57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26]+1/LOOKUP([.B627];[.$G$2:.$H$452];[.$I$2:.$I$452] )" office:value-type="float" office:value="285.166666666667" calcext:value-type="float">
            <text:p>285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27.0</text:p>
          </table:table-cell>
          <table:table-cell table:style-name="ce4" office:value-type="string" calcext:value-type="string">
            <text:p>2019-12-10 14:35:57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27]+1/LOOKUP([.B628];[.$G$2:.$H$452];[.$I$2:.$I$452] )" office:value-type="float" office:value="285.666666666667" calcext:value-type="float">
            <text:p>285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28.0</text:p>
          </table:table-cell>
          <table:table-cell table:style-name="ce4" office:value-type="string" calcext:value-type="string">
            <text:p>2019-12-10 14:35:58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28]+1/LOOKUP([.B629];[.$G$2:.$H$452];[.$I$2:.$I$452] )" office:value-type="float" office:value="286.166666666667" calcext:value-type="float">
            <text:p>286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29.0</text:p>
          </table:table-cell>
          <table:table-cell table:style-name="ce4" office:value-type="string" calcext:value-type="string">
            <text:p>2019-12-10 14:35:58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29]+1/LOOKUP([.B630];[.$G$2:.$H$452];[.$I$2:.$I$452] )" office:value-type="float" office:value="286.666666666667" calcext:value-type="float">
            <text:p>286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0.0</text:p>
          </table:table-cell>
          <table:table-cell table:style-name="ce4" office:value-type="string" calcext:value-type="string">
            <text:p>2019-12-10 14:35:59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30]+1/LOOKUP([.B631];[.$G$2:.$H$452];[.$I$2:.$I$452] )" office:value-type="float" office:value="287" calcext:value-type="float">
            <text:p>2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1.0</text:p>
          </table:table-cell>
          <table:table-cell table:style-name="ce4" office:value-type="string" calcext:value-type="string">
            <text:p>2019-12-10 14:35:59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31]+1/LOOKUP([.B632];[.$G$2:.$H$452];[.$I$2:.$I$452] )" office:value-type="float" office:value="287.333333333334" calcext:value-type="float">
            <text:p>287.333333333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2.0</text:p>
          </table:table-cell>
          <table:table-cell table:style-name="ce4" office:value-type="string" calcext:value-type="string">
            <text:p>2019-12-10 14:35:59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32]+1/LOOKUP([.B633];[.$G$2:.$H$452];[.$I$2:.$I$452] )" office:value-type="float" office:value="287.666666666667" calcext:value-type="float">
            <text:p>287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3.0</text:p>
          </table:table-cell>
          <table:table-cell table:style-name="ce4" office:value-type="string" calcext:value-type="string">
            <text:p>2019-12-10 14:36:00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33]+1/LOOKUP([.B634];[.$G$2:.$H$452];[.$I$2:.$I$452] )" office:value-type="float" office:value="288.166666666667" calcext:value-type="float">
            <text:p>288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4.0</text:p>
          </table:table-cell>
          <table:table-cell table:style-name="ce4" office:value-type="string" calcext:value-type="string">
            <text:p>2019-12-10 14:36:00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34]+1/LOOKUP([.B635];[.$G$2:.$H$452];[.$I$2:.$I$452] )" office:value-type="float" office:value="288.666666666667" calcext:value-type="float">
            <text:p>288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5.0</text:p>
          </table:table-cell>
          <table:table-cell table:style-name="ce4" office:value-type="string" calcext:value-type="string">
            <text:p>2019-12-10 14:36:01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35]+1/LOOKUP([.B636];[.$G$2:.$H$452];[.$I$2:.$I$452] )" office:value-type="float" office:value="289.166666666667" calcext:value-type="float">
            <text:p>289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6.0</text:p>
          </table:table-cell>
          <table:table-cell table:style-name="ce4" office:value-type="string" calcext:value-type="string">
            <text:p>2019-12-10 14:36:01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36]+1/LOOKUP([.B637];[.$G$2:.$H$452];[.$I$2:.$I$452] )" office:value-type="float" office:value="289.666666666667" calcext:value-type="float">
            <text:p>289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7.0</text:p>
          </table:table-cell>
          <table:table-cell table:style-name="ce4" office:value-type="string" calcext:value-type="string">
            <text:p>2019-12-10 14:36:02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37]+1/LOOKUP([.B638];[.$G$2:.$H$452];[.$I$2:.$I$452] )" office:value-type="float" office:value="290.166666666667" calcext:value-type="float">
            <text:p>290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8.0</text:p>
          </table:table-cell>
          <table:table-cell table:style-name="ce4" office:value-type="string" calcext:value-type="string">
            <text:p>2019-12-10 14:36:02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38]+1/LOOKUP([.B639];[.$G$2:.$H$452];[.$I$2:.$I$452] )" office:value-type="float" office:value="290.666666666667" calcext:value-type="float">
            <text:p>290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9.0</text:p>
          </table:table-cell>
          <table:table-cell table:style-name="ce4" office:value-type="string" calcext:value-type="string">
            <text:p>2019-12-10 14:36:03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39]+1/LOOKUP([.B640];[.$G$2:.$H$452];[.$I$2:.$I$452] )" office:value-type="float" office:value="291.166666666667" calcext:value-type="float">
            <text:p>291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40.0</text:p>
          </table:table-cell>
          <table:table-cell table:style-name="ce4" office:value-type="string" calcext:value-type="string">
            <text:p>2019-12-10 14:36:03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40]+1/LOOKUP([.B641];[.$G$2:.$H$452];[.$I$2:.$I$452] )" office:value-type="float" office:value="291.666666666667" calcext:value-type="float">
            <text:p>291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41.0</text:p>
          </table:table-cell>
          <table:table-cell table:style-name="ce4" office:value-type="string" calcext:value-type="string">
            <text:p>2019-12-10 14:36:04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41]+1/LOOKUP([.B642];[.$G$2:.$H$452];[.$I$2:.$I$452] )" office:value-type="float" office:value="292.166666666667" calcext:value-type="float">
            <text:p>292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42.0</text:p>
          </table:table-cell>
          <table:table-cell table:style-name="ce4" office:value-type="string" calcext:value-type="string">
            <text:p>2019-12-10 14:36:04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42]+1/LOOKUP([.B643];[.$G$2:.$H$452];[.$I$2:.$I$452] )" office:value-type="float" office:value="292.666666666667" calcext:value-type="float">
            <text:p>292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43.0</text:p>
          </table:table-cell>
          <table:table-cell table:style-name="ce4" office:value-type="string" calcext:value-type="string">
            <text:p>2019-12-10 14:36:05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43]+1/LOOKUP([.B644];[.$G$2:.$H$452];[.$I$2:.$I$452] )" office:value-type="float" office:value="293" calcext:value-type="float">
            <text:p>2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44.0</text:p>
          </table:table-cell>
          <table:table-cell table:style-name="ce4" office:value-type="string" calcext:value-type="string">
            <text:p>2019-12-10 14:36:05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44]+1/LOOKUP([.B645];[.$G$2:.$H$452];[.$I$2:.$I$452] )" office:value-type="float" office:value="293.333333333333" calcext:value-type="float">
            <text:p>293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45.0</text:p>
          </table:table-cell>
          <table:table-cell table:style-name="ce4" office:value-type="string" calcext:value-type="string">
            <text:p>2019-12-10 14:36:05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45]+1/LOOKUP([.B646];[.$G$2:.$H$452];[.$I$2:.$I$452] )" office:value-type="float" office:value="293.666666666667" calcext:value-type="float">
            <text:p>293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46.0</text:p>
          </table:table-cell>
          <table:table-cell table:style-name="ce4" office:value-type="string" calcext:value-type="string">
            <text:p>2019-12-10 14:36:06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46]+1/LOOKUP([.B647];[.$G$2:.$H$452];[.$I$2:.$I$452] )" office:value-type="float" office:value="294.166666666667" calcext:value-type="float">
            <text:p>294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47.0</text:p>
          </table:table-cell>
          <table:table-cell table:style-name="ce4" office:value-type="string" calcext:value-type="string">
            <text:p>2019-12-10 14:36:06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47]+1/LOOKUP([.B648];[.$G$2:.$H$452];[.$I$2:.$I$452] )" office:value-type="float" office:value="294.666666666667" calcext:value-type="float">
            <text:p>294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48.0</text:p>
          </table:table-cell>
          <table:table-cell table:style-name="ce4" office:value-type="string" calcext:value-type="string">
            <text:p>2019-12-10 14:36:07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48]+1/LOOKUP([.B649];[.$G$2:.$H$452];[.$I$2:.$I$452] )" office:value-type="float" office:value="295.166666666667" calcext:value-type="float">
            <text:p>295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49.0</text:p>
          </table:table-cell>
          <table:table-cell table:style-name="ce4" office:value-type="string" calcext:value-type="string">
            <text:p>2019-12-10 14:36:07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49]+1/LOOKUP([.B650];[.$G$2:.$H$452];[.$I$2:.$I$452] )" office:value-type="float" office:value="295.666666666667" calcext:value-type="float">
            <text:p>295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50.0</text:p>
          </table:table-cell>
          <table:table-cell table:style-name="ce4" office:value-type="string" calcext:value-type="string">
            <text:p>2019-12-10 14:36:08.0</text:p>
          </table:table-cell>
          <table:table-cell table:style-name="ce4" office:value-type="string" calcext:value-type="string">
            <text:p>10.7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50]+1/LOOKUP([.B651];[.$G$2:.$H$452];[.$I$2:.$I$452] )" office:value-type="float" office:value="296.166666666667" calcext:value-type="float">
            <text:p>296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51.0</text:p>
          </table:table-cell>
          <table:table-cell table:style-name="ce4" office:value-type="string" calcext:value-type="string">
            <text:p>2019-12-10 14:36:08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51]+1/LOOKUP([.B652];[.$G$2:.$H$452];[.$I$2:.$I$452] )" office:value-type="float" office:value="296.666666666667" calcext:value-type="float">
            <text:p>296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52.0</text:p>
          </table:table-cell>
          <table:table-cell table:style-name="ce4" office:value-type="string" calcext:value-type="string">
            <text:p>2019-12-10 14:36:09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52]+1/LOOKUP([.B653];[.$G$2:.$H$452];[.$I$2:.$I$452] )" office:value-type="float" office:value="297" calcext:value-type="float">
            <text:p>2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53.0</text:p>
          </table:table-cell>
          <table:table-cell table:style-name="ce4" office:value-type="string" calcext:value-type="string">
            <text:p>2019-12-10 14:36:09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53]+1/LOOKUP([.B654];[.$G$2:.$H$452];[.$I$2:.$I$452] )" office:value-type="float" office:value="297.333333333333" calcext:value-type="float">
            <text:p>297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54.0</text:p>
          </table:table-cell>
          <table:table-cell table:style-name="ce4" office:value-type="string" calcext:value-type="string">
            <text:p>2019-12-10 14:36:09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54]+1/LOOKUP([.B655];[.$G$2:.$H$452];[.$I$2:.$I$452] )" office:value-type="float" office:value="297.666666666667" calcext:value-type="float">
            <text:p>297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55.0</text:p>
          </table:table-cell>
          <table:table-cell table:style-name="ce4" office:value-type="string" calcext:value-type="string">
            <text:p>2019-12-10 14:36:10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55]+1/LOOKUP([.B656];[.$G$2:.$H$452];[.$I$2:.$I$452] )" office:value-type="float" office:value="298.166666666667" calcext:value-type="float">
            <text:p>298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56.0</text:p>
          </table:table-cell>
          <table:table-cell table:style-name="ce4" office:value-type="string" calcext:value-type="string">
            <text:p>2019-12-10 14:36:10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56]+1/LOOKUP([.B657];[.$G$2:.$H$452];[.$I$2:.$I$452] )" office:value-type="float" office:value="298.666666666667" calcext:value-type="float">
            <text:p>298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57.0</text:p>
          </table:table-cell>
          <table:table-cell table:style-name="ce4" office:value-type="string" calcext:value-type="string">
            <text:p>2019-12-10 14:36:11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57]+1/LOOKUP([.B658];[.$G$2:.$H$452];[.$I$2:.$I$452] )" office:value-type="float" office:value="299.166666666667" calcext:value-type="float">
            <text:p>299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58.0</text:p>
          </table:table-cell>
          <table:table-cell table:style-name="ce4" office:value-type="string" calcext:value-type="string">
            <text:p>2019-12-10 14:36:11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58]+1/LOOKUP([.B659];[.$G$2:.$H$452];[.$I$2:.$I$452] )" office:value-type="float" office:value="299.666666666667" calcext:value-type="float">
            <text:p>299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59.0</text:p>
          </table:table-cell>
          <table:table-cell table:style-name="ce4" office:value-type="string" calcext:value-type="string">
            <text:p>2019-12-10 14:36:12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59]+1/LOOKUP([.B660];[.$G$2:.$H$452];[.$I$2:.$I$452] )" office:value-type="float" office:value="300.166666666667" calcext:value-type="float">
            <text:p>300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60.0</text:p>
          </table:table-cell>
          <table:table-cell table:style-name="ce4" office:value-type="string" calcext:value-type="string">
            <text:p>2019-12-10 14:36:12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60]+1/LOOKUP([.B661];[.$G$2:.$H$452];[.$I$2:.$I$452] )" office:value-type="float" office:value="300.666666666667" calcext:value-type="float">
            <text:p>300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61.0</text:p>
          </table:table-cell>
          <table:table-cell table:style-name="ce4" office:value-type="string" calcext:value-type="string">
            <text:p>2019-12-10 14:36:13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61]+1/LOOKUP([.B662];[.$G$2:.$H$452];[.$I$2:.$I$452] )" office:value-type="float" office:value="301" calcext:value-type="float">
            <text:p>3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62.0</text:p>
          </table:table-cell>
          <table:table-cell table:style-name="ce4" office:value-type="string" calcext:value-type="string">
            <text:p>2019-12-10 14:36:13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62]+1/LOOKUP([.B663];[.$G$2:.$H$452];[.$I$2:.$I$452] )" office:value-type="float" office:value="301.333333333333" calcext:value-type="float">
            <text:p>301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63.0</text:p>
          </table:table-cell>
          <table:table-cell table:style-name="ce4" office:value-type="string" calcext:value-type="string">
            <text:p>2019-12-10 14:36:13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63]+1/LOOKUP([.B664];[.$G$2:.$H$452];[.$I$2:.$I$452] )" office:value-type="float" office:value="301.666666666667" calcext:value-type="float">
            <text:p>301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64.0</text:p>
          </table:table-cell>
          <table:table-cell table:style-name="ce4" office:value-type="string" calcext:value-type="string">
            <text:p>2019-12-10 14:36:14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64]+1/LOOKUP([.B665];[.$G$2:.$H$452];[.$I$2:.$I$452] )" office:value-type="float" office:value="302.166666666667" calcext:value-type="float">
            <text:p>302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65.0</text:p>
          </table:table-cell>
          <table:table-cell table:style-name="ce4" office:value-type="string" calcext:value-type="string">
            <text:p>2019-12-10 14:36:14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65]+1/LOOKUP([.B666];[.$G$2:.$H$452];[.$I$2:.$I$452] )" office:value-type="float" office:value="302.666666666667" calcext:value-type="float">
            <text:p>302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66.0</text:p>
          </table:table-cell>
          <table:table-cell table:style-name="ce4" office:value-type="string" calcext:value-type="string">
            <text:p>2019-12-10 14:36:15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66]+1/LOOKUP([.B667];[.$G$2:.$H$452];[.$I$2:.$I$452] )" office:value-type="float" office:value="303.166666666667" calcext:value-type="float">
            <text:p>303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67.0</text:p>
          </table:table-cell>
          <table:table-cell table:style-name="ce4" office:value-type="string" calcext:value-type="string">
            <text:p>2019-12-10 14:36:15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67]+1/LOOKUP([.B668];[.$G$2:.$H$452];[.$I$2:.$I$452] )" office:value-type="float" office:value="303.666666666667" calcext:value-type="float">
            <text:p>303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68.0</text:p>
          </table:table-cell>
          <table:table-cell table:style-name="ce4" office:value-type="string" calcext:value-type="string">
            <text:p>2019-12-10 14:36:16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68]+1/LOOKUP([.B669];[.$G$2:.$H$452];[.$I$2:.$I$452] )" office:value-type="float" office:value="304.166666666667" calcext:value-type="float">
            <text:p>304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69.0</text:p>
          </table:table-cell>
          <table:table-cell table:style-name="ce4" office:value-type="string" calcext:value-type="string">
            <text:p>2019-12-10 14:36:16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69]+1/LOOKUP([.B670];[.$G$2:.$H$452];[.$I$2:.$I$452] )" office:value-type="float" office:value="304.666666666667" calcext:value-type="float">
            <text:p>304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70.0</text:p>
          </table:table-cell>
          <table:table-cell table:style-name="ce4" office:value-type="string" calcext:value-type="string">
            <text:p>2019-12-10 14:36:17.0</text:p>
          </table:table-cell>
          <table:table-cell table:style-name="ce4" office:value-type="string" calcext:value-type="string">
            <text:p>10.7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70]+1/LOOKUP([.B671];[.$G$2:.$H$452];[.$I$2:.$I$452] )" office:value-type="float" office:value="305" calcext:value-type="float">
            <text:p>3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71.0</text:p>
          </table:table-cell>
          <table:table-cell table:style-name="ce4" office:value-type="string" calcext:value-type="string">
            <text:p>2019-12-10 14:36:17.0</text:p>
          </table:table-cell>
          <table:table-cell table:style-name="ce4" office:value-type="string" calcext:value-type="string">
            <text:p>10.7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71]+1/LOOKUP([.B672];[.$G$2:.$H$452];[.$I$2:.$I$452] )" office:value-type="float" office:value="305.333333333333" calcext:value-type="float">
            <text:p>305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72.0</text:p>
          </table:table-cell>
          <table:table-cell table:style-name="ce4" office:value-type="string" calcext:value-type="string">
            <text:p>2019-12-10 14:36:17.0</text:p>
          </table:table-cell>
          <table:table-cell table:style-name="ce4" office:value-type="string" calcext:value-type="string">
            <text:p>10.7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72]+1/LOOKUP([.B673];[.$G$2:.$H$452];[.$I$2:.$I$452] )" office:value-type="float" office:value="305.666666666667" calcext:value-type="float">
            <text:p>305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73.0</text:p>
          </table:table-cell>
          <table:table-cell table:style-name="ce4" office:value-type="string" calcext:value-type="string">
            <text:p>2019-12-10 14:36:18.0</text:p>
          </table:table-cell>
          <table:table-cell table:style-name="ce4" office:value-type="string" calcext:value-type="string">
            <text:p>10.7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73]+1/LOOKUP([.B674];[.$G$2:.$H$452];[.$I$2:.$I$452] )" office:value-type="float" office:value="306.166666666667" calcext:value-type="float">
            <text:p>306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74.0</text:p>
          </table:table-cell>
          <table:table-cell table:style-name="ce4" office:value-type="string" calcext:value-type="string">
            <text:p>2019-12-10 14:36:18.0</text:p>
          </table:table-cell>
          <table:table-cell table:style-name="ce4" office:value-type="string" calcext:value-type="string">
            <text:p>10.7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74]+1/LOOKUP([.B675];[.$G$2:.$H$452];[.$I$2:.$I$452] )" office:value-type="float" office:value="306.666666666667" calcext:value-type="float">
            <text:p>306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75.0</text:p>
          </table:table-cell>
          <table:table-cell table:style-name="ce4" office:value-type="string" calcext:value-type="string">
            <text:p>2019-12-10 14:36:19.0</text:p>
          </table:table-cell>
          <table:table-cell table:style-name="ce4" office:value-type="string" calcext:value-type="string">
            <text:p>10.7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75]+1/LOOKUP([.B676];[.$G$2:.$H$452];[.$I$2:.$I$452] )" office:value-type="float" office:value="307.166666666667" calcext:value-type="float">
            <text:p>307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76.0</text:p>
          </table:table-cell>
          <table:table-cell table:style-name="ce4" office:value-type="string" calcext:value-type="string">
            <text:p>2019-12-10 14:36:19.0</text:p>
          </table:table-cell>
          <table:table-cell table:style-name="ce4" office:value-type="string" calcext:value-type="string">
            <text:p>10.7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76]+1/LOOKUP([.B677];[.$G$2:.$H$452];[.$I$2:.$I$452] )" office:value-type="float" office:value="307.666666666667" calcext:value-type="float">
            <text:p>307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77.0</text:p>
          </table:table-cell>
          <table:table-cell table:style-name="ce4" office:value-type="string" calcext:value-type="string">
            <text:p>2019-12-10 14:36:20.0</text:p>
          </table:table-cell>
          <table:table-cell table:style-name="ce4" office:value-type="string" calcext:value-type="string">
            <text:p>10.7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77]+1/LOOKUP([.B678];[.$G$2:.$H$452];[.$I$2:.$I$452] )" office:value-type="float" office:value="308" calcext:value-type="float">
            <text:p>3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78.0</text:p>
          </table:table-cell>
          <table:table-cell table:style-name="ce4" office:value-type="string" calcext:value-type="string">
            <text:p>2019-12-10 14:36:20.0</text:p>
          </table:table-cell>
          <table:table-cell table:style-name="ce4" office:value-type="string" calcext:value-type="string">
            <text:p>10.7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78]+1/LOOKUP([.B679];[.$G$2:.$H$452];[.$I$2:.$I$452] )" office:value-type="float" office:value="308.333333333333" calcext:value-type="float">
            <text:p>308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79.0</text:p>
          </table:table-cell>
          <table:table-cell table:style-name="ce4" office:value-type="string" calcext:value-type="string">
            <text:p>2019-12-10 14:36:20.0</text:p>
          </table:table-cell>
          <table:table-cell table:style-name="ce4" office:value-type="string" calcext:value-type="string">
            <text:p>10.7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79]+1/LOOKUP([.B680];[.$G$2:.$H$452];[.$I$2:.$I$452] )" office:value-type="float" office:value="308.666666666667" calcext:value-type="float">
            <text:p>308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80.0</text:p>
          </table:table-cell>
          <table:table-cell table:style-name="ce4" office:value-type="string" calcext:value-type="string">
            <text:p>2019-12-10 14:36:21.0</text:p>
          </table:table-cell>
          <table:table-cell table:style-name="ce4" office:value-type="string" calcext:value-type="string">
            <text:p>10.7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80]+1/LOOKUP([.B681];[.$G$2:.$H$452];[.$I$2:.$I$452] )" office:value-type="float" office:value="309.166666666667" calcext:value-type="float">
            <text:p>309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81.0</text:p>
          </table:table-cell>
          <table:table-cell table:style-name="ce4" office:value-type="string" calcext:value-type="string">
            <text:p>2019-12-10 14:36:21.0</text:p>
          </table:table-cell>
          <table:table-cell table:style-name="ce4" office:value-type="string" calcext:value-type="string">
            <text:p>10.7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81]+1/LOOKUP([.B682];[.$G$2:.$H$452];[.$I$2:.$I$452] )" office:value-type="float" office:value="309.666666666667" calcext:value-type="float">
            <text:p>309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82.0</text:p>
          </table:table-cell>
          <table:table-cell table:style-name="ce4" office:value-type="string" calcext:value-type="string">
            <text:p>2019-12-10 14:36:22.0</text:p>
          </table:table-cell>
          <table:table-cell table:style-name="ce4" office:value-type="string" calcext:value-type="string">
            <text:p>10.7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82]+1/LOOKUP([.B683];[.$G$2:.$H$452];[.$I$2:.$I$452] )" office:value-type="float" office:value="310.166666666667" calcext:value-type="float">
            <text:p>310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83.0</text:p>
          </table:table-cell>
          <table:table-cell table:style-name="ce4" office:value-type="string" calcext:value-type="string">
            <text:p>2019-12-10 14:36:22.0</text:p>
          </table:table-cell>
          <table:table-cell table:style-name="ce4" office:value-type="string" calcext:value-type="string">
            <text:p>10.7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83]+1/LOOKUP([.B684];[.$G$2:.$H$452];[.$I$2:.$I$452] )" office:value-type="float" office:value="310.666666666667" calcext:value-type="float">
            <text:p>310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84.0</text:p>
          </table:table-cell>
          <table:table-cell table:style-name="ce4" office:value-type="string" calcext:value-type="string">
            <text:p>2019-12-10 14:36:23.0</text:p>
          </table:table-cell>
          <table:table-cell table:style-name="ce4" office:value-type="string" calcext:value-type="string">
            <text:p>10.8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84]+1/LOOKUP([.B685];[.$G$2:.$H$452];[.$I$2:.$I$452] )" office:value-type="float" office:value="311.166666666667" calcext:value-type="float">
            <text:p>311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85.0</text:p>
          </table:table-cell>
          <table:table-cell table:style-name="ce4" office:value-type="string" calcext:value-type="string">
            <text:p>2019-12-10 14:36:23.0</text:p>
          </table:table-cell>
          <table:table-cell table:style-name="ce4" office:value-type="string" calcext:value-type="string">
            <text:p>10.8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85]+1/LOOKUP([.B686];[.$G$2:.$H$452];[.$I$2:.$I$452] )" office:value-type="float" office:value="311.666666666667" calcext:value-type="float">
            <text:p>311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86.0</text:p>
          </table:table-cell>
          <table:table-cell table:style-name="ce4" office:value-type="string" calcext:value-type="string">
            <text:p>2019-12-10 14:36:24.0</text:p>
          </table:table-cell>
          <table:table-cell table:style-name="ce4" office:value-type="string" calcext:value-type="string">
            <text:p>10.8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86]+1/LOOKUP([.B687];[.$G$2:.$H$452];[.$I$2:.$I$452] )" office:value-type="float" office:value="312.166666666667" calcext:value-type="float">
            <text:p>312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87.0</text:p>
          </table:table-cell>
          <table:table-cell table:style-name="ce4" office:value-type="string" calcext:value-type="string">
            <text:p>2019-12-10 14:36:24.0</text:p>
          </table:table-cell>
          <table:table-cell table:style-name="ce4" office:value-type="string" calcext:value-type="string">
            <text:p>10.8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87]+1/LOOKUP([.B688];[.$G$2:.$H$452];[.$I$2:.$I$452] )" office:value-type="float" office:value="312.666666666667" calcext:value-type="float">
            <text:p>312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88.0</text:p>
          </table:table-cell>
          <table:table-cell table:style-name="ce4" office:value-type="string" calcext:value-type="string">
            <text:p>2019-12-10 14:36:25.0</text:p>
          </table:table-cell>
          <table:table-cell table:style-name="ce4" office:value-type="string" calcext:value-type="string">
            <text:p>10.8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88]+1/LOOKUP([.B689];[.$G$2:.$H$452];[.$I$2:.$I$452] )" office:value-type="float" office:value="313.166666666667" calcext:value-type="float">
            <text:p>313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89.0</text:p>
          </table:table-cell>
          <table:table-cell table:style-name="ce4" office:value-type="string" calcext:value-type="string">
            <text:p>2019-12-10 14:36:25.0</text:p>
          </table:table-cell>
          <table:table-cell table:style-name="ce4" office:value-type="string" calcext:value-type="string">
            <text:p>10.8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89]+1/LOOKUP([.B690];[.$G$2:.$H$452];[.$I$2:.$I$452] )" office:value-type="float" office:value="313.666666666667" calcext:value-type="float">
            <text:p>313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90.0</text:p>
          </table:table-cell>
          <table:table-cell table:style-name="ce4" office:value-type="string" calcext:value-type="string">
            <text:p>2019-12-10 14:36:26.0</text:p>
          </table:table-cell>
          <table:table-cell table:style-name="ce4" office:value-type="string" calcext:value-type="string">
            <text:p>10.8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90]+1/LOOKUP([.B691];[.$G$2:.$H$452];[.$I$2:.$I$452] )" office:value-type="float" office:value="314" calcext:value-type="float">
            <text:p>3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91.0</text:p>
          </table:table-cell>
          <table:table-cell table:style-name="ce4" office:value-type="string" calcext:value-type="string">
            <text:p>2019-12-10 14:36:26.0</text:p>
          </table:table-cell>
          <table:table-cell table:style-name="ce4" office:value-type="string" calcext:value-type="string">
            <text:p>10.8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91]+1/LOOKUP([.B692];[.$G$2:.$H$452];[.$I$2:.$I$452] )" office:value-type="float" office:value="314.333333333333" calcext:value-type="float">
            <text:p>314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92.0</text:p>
          </table:table-cell>
          <table:table-cell table:style-name="ce4" office:value-type="string" calcext:value-type="string">
            <text:p>2019-12-10 14:36:26.0</text:p>
          </table:table-cell>
          <table:table-cell table:style-name="ce4" office:value-type="string" calcext:value-type="string">
            <text:p>10.8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92]+1/LOOKUP([.B693];[.$G$2:.$H$452];[.$I$2:.$I$452] )" office:value-type="float" office:value="314.666666666667" calcext:value-type="float">
            <text:p>314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93.0</text:p>
          </table:table-cell>
          <table:table-cell table:style-name="ce4" office:value-type="string" calcext:value-type="string">
            <text:p>2019-12-10 14:36:27.0</text:p>
          </table:table-cell>
          <table:table-cell table:style-name="ce4" office:value-type="string" calcext:value-type="string">
            <text:p>10.8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93]+1/LOOKUP([.B694];[.$G$2:.$H$452];[.$I$2:.$I$452] )" office:value-type="float" office:value="315.166666666666" calcext:value-type="float">
            <text:p>315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94.0</text:p>
          </table:table-cell>
          <table:table-cell table:style-name="ce4" office:value-type="string" calcext:value-type="string">
            <text:p>2019-12-10 14:36:27.0</text:p>
          </table:table-cell>
          <table:table-cell table:style-name="ce4" office:value-type="string" calcext:value-type="string">
            <text:p>10.8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94]+1/LOOKUP([.B695];[.$G$2:.$H$452];[.$I$2:.$I$452] )" office:value-type="float" office:value="315.666666666666" calcext:value-type="float">
            <text:p>315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95.0</text:p>
          </table:table-cell>
          <table:table-cell table:style-name="ce4" office:value-type="string" calcext:value-type="string">
            <text:p>2019-12-10 14:36:28.0</text:p>
          </table:table-cell>
          <table:table-cell table:style-name="ce4" office:value-type="string" calcext:value-type="string">
            <text:p>10.8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95]+1/LOOKUP([.B696];[.$G$2:.$H$452];[.$I$2:.$I$452] )" office:value-type="float" office:value="316.166666666667" calcext:value-type="float">
            <text:p>316.1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96.0</text:p>
          </table:table-cell>
          <table:table-cell table:style-name="ce4" office:value-type="string" calcext:value-type="string">
            <text:p>2019-12-10 14:36:28.0</text:p>
          </table:table-cell>
          <table:table-cell table:style-name="ce4" office:value-type="string" calcext:value-type="string">
            <text:p>10.8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96]+1/LOOKUP([.B697];[.$G$2:.$H$452];[.$I$2:.$I$452] )" office:value-type="float" office:value="316.666666666667" calcext:value-type="float">
            <text:p>316.6666666666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97.0</text:p>
          </table:table-cell>
          <table:table-cell table:style-name="ce4" office:value-type="string" calcext:value-type="string">
            <text:p>2019-12-10 14:36:29.0</text:p>
          </table:table-cell>
          <table:table-cell table:style-name="ce4" office:value-type="string" calcext:value-type="string">
            <text:p>10.8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97]+1/LOOKUP([.B698];[.$G$2:.$H$452];[.$I$2:.$I$452] )" office:value-type="float" office:value="317.166666666666" calcext:value-type="float">
            <text:p>317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98.0</text:p>
          </table:table-cell>
          <table:table-cell table:style-name="ce4" office:value-type="string" calcext:value-type="string">
            <text:p>2019-12-10 14:36:29.0</text:p>
          </table:table-cell>
          <table:table-cell table:style-name="ce4" office:value-type="string" calcext:value-type="string">
            <text:p>10.8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98]+1/LOOKUP([.B699];[.$G$2:.$H$452];[.$I$2:.$I$452] )" office:value-type="float" office:value="317.666666666666" calcext:value-type="float">
            <text:p>317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99.0</text:p>
          </table:table-cell>
          <table:table-cell table:style-name="ce4" office:value-type="string" calcext:value-type="string">
            <text:p>2019-12-10 14:36:30.0</text:p>
          </table:table-cell>
          <table:table-cell table:style-name="ce4" office:value-type="string" calcext:value-type="string">
            <text:p>10.8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699]+1/LOOKUP([.B700];[.$G$2:.$H$452];[.$I$2:.$I$452] )" office:value-type="float" office:value="318" calcext:value-type="float">
            <text:p>3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0.0</text:p>
          </table:table-cell>
          <table:table-cell table:style-name="ce4" office:value-type="string" calcext:value-type="string">
            <text:p>2019-12-10 14:36:30.0</text:p>
          </table:table-cell>
          <table:table-cell table:style-name="ce4" office:value-type="string" calcext:value-type="string">
            <text:p>10.81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00]+1/LOOKUP([.B701];[.$G$2:.$H$452];[.$I$2:.$I$452] )" office:value-type="float" office:value="318.333333333333" calcext:value-type="float">
            <text:p>318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1.0</text:p>
          </table:table-cell>
          <table:table-cell table:style-name="ce4" office:value-type="string" calcext:value-type="string">
            <text:p>2019-12-10 14:36:30.0</text:p>
          </table:table-cell>
          <table:table-cell table:style-name="ce4" office:value-type="string" calcext:value-type="string">
            <text:p>10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01]+1/LOOKUP([.B702];[.$G$2:.$H$452];[.$I$2:.$I$452] )" office:value-type="float" office:value="318.666666666666" calcext:value-type="float">
            <text:p>318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2.0</text:p>
          </table:table-cell>
          <table:table-cell table:style-name="ce4" office:value-type="string" calcext:value-type="string">
            <text:p>2019-12-10 14:36:31.0</text:p>
          </table:table-cell>
          <table:table-cell table:style-name="ce4" office:value-type="string" calcext:value-type="string">
            <text:p>10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02]+1/LOOKUP([.B703];[.$G$2:.$H$452];[.$I$2:.$I$452] )" office:value-type="float" office:value="319.166666666666" calcext:value-type="float">
            <text:p>319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3.0</text:p>
          </table:table-cell>
          <table:table-cell table:style-name="ce4" office:value-type="string" calcext:value-type="string">
            <text:p>2019-12-10 14:36:31.0</text:p>
          </table:table-cell>
          <table:table-cell table:style-name="ce4" office:value-type="string" calcext:value-type="string">
            <text:p>10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03]+1/LOOKUP([.B704];[.$G$2:.$H$452];[.$I$2:.$I$452] )" office:value-type="float" office:value="319.666666666666" calcext:value-type="float">
            <text:p>319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4.0</text:p>
          </table:table-cell>
          <table:table-cell table:style-name="ce4" office:value-type="string" calcext:value-type="string">
            <text:p>2019-12-10 14:36:32.0</text:p>
          </table:table-cell>
          <table:table-cell table:style-name="ce4" office:value-type="string" calcext:value-type="string">
            <text:p>10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04]+1/LOOKUP([.B705];[.$G$2:.$H$452];[.$I$2:.$I$452] )" office:value-type="float" office:value="320.166666666666" calcext:value-type="float">
            <text:p>320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5.0</text:p>
          </table:table-cell>
          <table:table-cell table:style-name="ce4" office:value-type="string" calcext:value-type="string">
            <text:p>2019-12-10 14:36:32.0</text:p>
          </table:table-cell>
          <table:table-cell table:style-name="ce4" office:value-type="string" calcext:value-type="string">
            <text:p>10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05]+1/LOOKUP([.B706];[.$G$2:.$H$452];[.$I$2:.$I$452] )" office:value-type="float" office:value="320.666666666666" calcext:value-type="float">
            <text:p>320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6.0</text:p>
          </table:table-cell>
          <table:table-cell table:style-name="ce4" office:value-type="string" calcext:value-type="string">
            <text:p>2019-12-10 14:36:33.0</text:p>
          </table:table-cell>
          <table:table-cell table:style-name="ce4" office:value-type="string" calcext:value-type="string">
            <text:p>10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06]+1/LOOKUP([.B707];[.$G$2:.$H$452];[.$I$2:.$I$452] )" office:value-type="float" office:value="321.166666666666" calcext:value-type="float">
            <text:p>321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7.0</text:p>
          </table:table-cell>
          <table:table-cell table:style-name="ce4" office:value-type="string" calcext:value-type="string">
            <text:p>2019-12-10 14:36:33.0</text:p>
          </table:table-cell>
          <table:table-cell table:style-name="ce4" office:value-type="string" calcext:value-type="string">
            <text:p>10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07]+1/LOOKUP([.B708];[.$G$2:.$H$452];[.$I$2:.$I$452] )" office:value-type="float" office:value="321.666666666666" calcext:value-type="float">
            <text:p>321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8.0</text:p>
          </table:table-cell>
          <table:table-cell table:style-name="ce4" office:value-type="string" calcext:value-type="string">
            <text:p>2019-12-10 14:36:34.0</text:p>
          </table:table-cell>
          <table:table-cell table:style-name="ce4" office:value-type="string" calcext:value-type="string">
            <text:p>10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08]+1/LOOKUP([.B709];[.$G$2:.$H$452];[.$I$2:.$I$452] )" office:value-type="float" office:value="322.166666666666" calcext:value-type="float">
            <text:p>322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09.0</text:p>
          </table:table-cell>
          <table:table-cell table:style-name="ce4" office:value-type="string" calcext:value-type="string">
            <text:p>2019-12-10 14:36:34.0</text:p>
          </table:table-cell>
          <table:table-cell table:style-name="ce4" office:value-type="string" calcext:value-type="string">
            <text:p>10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09]+1/LOOKUP([.B710];[.$G$2:.$H$452];[.$I$2:.$I$452] )" office:value-type="float" office:value="322.666666666666" calcext:value-type="float">
            <text:p>322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10.0</text:p>
          </table:table-cell>
          <table:table-cell table:style-name="ce4" office:value-type="string" calcext:value-type="string">
            <text:p>2019-12-10 14:36:35.0</text:p>
          </table:table-cell>
          <table:table-cell table:style-name="ce4" office:value-type="string" calcext:value-type="string">
            <text:p>10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10]+1/LOOKUP([.B711];[.$G$2:.$H$452];[.$I$2:.$I$452] )" office:value-type="float" office:value="323" calcext:value-type="float">
            <text:p>3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11.0</text:p>
          </table:table-cell>
          <table:table-cell table:style-name="ce4" office:value-type="string" calcext:value-type="string">
            <text:p>2019-12-10 14:36:35.0</text:p>
          </table:table-cell>
          <table:table-cell table:style-name="ce4" office:value-type="string" calcext:value-type="string">
            <text:p>10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11]+1/LOOKUP([.B712];[.$G$2:.$H$452];[.$I$2:.$I$452] )" office:value-type="float" office:value="323.333333333333" calcext:value-type="float">
            <text:p>323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12.0</text:p>
          </table:table-cell>
          <table:table-cell table:style-name="ce4" office:value-type="string" calcext:value-type="string">
            <text:p>2019-12-10 14:36:35.0</text:p>
          </table:table-cell>
          <table:table-cell table:style-name="ce4" office:value-type="string" calcext:value-type="string">
            <text:p>10.82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12]+1/LOOKUP([.B713];[.$G$2:.$H$452];[.$I$2:.$I$452] )" office:value-type="float" office:value="323.666666666666" calcext:value-type="float">
            <text:p>323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13.0</text:p>
          </table:table-cell>
          <table:table-cell table:style-name="ce4" office:value-type="string" calcext:value-type="string">
            <text:p>2019-12-10 14:36:36.0</text:p>
          </table:table-cell>
          <table:table-cell table:style-name="ce4" office:value-type="string" calcext:value-type="string">
            <text:p>10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13]+1/LOOKUP([.B714];[.$G$2:.$H$452];[.$I$2:.$I$452] )" office:value-type="float" office:value="324.166666666666" calcext:value-type="float">
            <text:p>324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14.0</text:p>
          </table:table-cell>
          <table:table-cell table:style-name="ce4" office:value-type="string" calcext:value-type="string">
            <text:p>2019-12-10 14:36:36.0</text:p>
          </table:table-cell>
          <table:table-cell table:style-name="ce4" office:value-type="string" calcext:value-type="string">
            <text:p>10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14]+1/LOOKUP([.B715];[.$G$2:.$H$452];[.$I$2:.$I$452] )" office:value-type="float" office:value="324.666666666666" calcext:value-type="float">
            <text:p>324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15.0</text:p>
          </table:table-cell>
          <table:table-cell table:style-name="ce4" office:value-type="string" calcext:value-type="string">
            <text:p>2019-12-10 14:36:37.0</text:p>
          </table:table-cell>
          <table:table-cell table:style-name="ce4" office:value-type="string" calcext:value-type="string">
            <text:p>10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15]+1/LOOKUP([.B716];[.$G$2:.$H$452];[.$I$2:.$I$452] )" office:value-type="float" office:value="325.166666666666" calcext:value-type="float">
            <text:p>325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16.0</text:p>
          </table:table-cell>
          <table:table-cell table:style-name="ce4" office:value-type="string" calcext:value-type="string">
            <text:p>2019-12-10 14:36:37.0</text:p>
          </table:table-cell>
          <table:table-cell table:style-name="ce4" office:value-type="string" calcext:value-type="string">
            <text:p>10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16]+1/LOOKUP([.B717];[.$G$2:.$H$452];[.$I$2:.$I$452] )" office:value-type="float" office:value="325.666666666666" calcext:value-type="float">
            <text:p>325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17.0</text:p>
          </table:table-cell>
          <table:table-cell table:style-name="ce4" office:value-type="string" calcext:value-type="string">
            <text:p>2019-12-10 14:36:38.0</text:p>
          </table:table-cell>
          <table:table-cell table:style-name="ce4" office:value-type="string" calcext:value-type="string">
            <text:p>10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17]+1/LOOKUP([.B718];[.$G$2:.$H$452];[.$I$2:.$I$452] )" office:value-type="float" office:value="326.166666666666" calcext:value-type="float">
            <text:p>326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18.0</text:p>
          </table:table-cell>
          <table:table-cell table:style-name="ce4" office:value-type="string" calcext:value-type="string">
            <text:p>2019-12-10 14:36:38.0</text:p>
          </table:table-cell>
          <table:table-cell table:style-name="ce4" office:value-type="string" calcext:value-type="string">
            <text:p>10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18]+1/LOOKUP([.B719];[.$G$2:.$H$452];[.$I$2:.$I$452] )" office:value-type="float" office:value="326.666666666666" calcext:value-type="float">
            <text:p>326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19.0</text:p>
          </table:table-cell>
          <table:table-cell table:style-name="ce4" office:value-type="string" calcext:value-type="string">
            <text:p>2019-12-10 14:36:39.0</text:p>
          </table:table-cell>
          <table:table-cell table:style-name="ce4" office:value-type="string" calcext:value-type="string">
            <text:p>10.83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19]+1/LOOKUP([.B720];[.$G$2:.$H$452];[.$I$2:.$I$452] )" office:value-type="float" office:value="327.166666666666" calcext:value-type="float">
            <text:p>327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0.0</text:p>
          </table:table-cell>
          <table:table-cell table:style-name="ce4" office:value-type="string" calcext:value-type="string">
            <text:p>2019-12-10 14:36:39.0</text:p>
          </table:table-cell>
          <table:table-cell table:style-name="ce4" office:value-type="string" calcext:value-type="string">
            <text:p>10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20]+1/LOOKUP([.B721];[.$G$2:.$H$452];[.$I$2:.$I$452] )" office:value-type="float" office:value="327.666666666666" calcext:value-type="float">
            <text:p>327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1.0</text:p>
          </table:table-cell>
          <table:table-cell table:style-name="ce4" office:value-type="string" calcext:value-type="string">
            <text:p>2019-12-10 14:36:40.0</text:p>
          </table:table-cell>
          <table:table-cell table:style-name="ce4" office:value-type="string" calcext:value-type="string">
            <text:p>10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21]+1/LOOKUP([.B722];[.$G$2:.$H$452];[.$I$2:.$I$452] )" office:value-type="float" office:value="328" calcext:value-type="float">
            <text:p>3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2.0</text:p>
          </table:table-cell>
          <table:table-cell table:style-name="ce4" office:value-type="string" calcext:value-type="string">
            <text:p>2019-12-10 14:36:40.0</text:p>
          </table:table-cell>
          <table:table-cell table:style-name="ce4" office:value-type="string" calcext:value-type="string">
            <text:p>10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22]+1/LOOKUP([.B723];[.$G$2:.$H$452];[.$I$2:.$I$452] )" office:value-type="float" office:value="328.333333333333" calcext:value-type="float">
            <text:p>328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3.0</text:p>
          </table:table-cell>
          <table:table-cell table:style-name="ce4" office:value-type="string" calcext:value-type="string">
            <text:p>2019-12-10 14:36:40.0</text:p>
          </table:table-cell>
          <table:table-cell table:style-name="ce4" office:value-type="string" calcext:value-type="string">
            <text:p>10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23]+1/LOOKUP([.B724];[.$G$2:.$H$452];[.$I$2:.$I$452] )" office:value-type="float" office:value="328.666666666666" calcext:value-type="float">
            <text:p>328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4.0</text:p>
          </table:table-cell>
          <table:table-cell table:style-name="ce4" office:value-type="string" calcext:value-type="string">
            <text:p>2019-12-10 14:36:41.0</text:p>
          </table:table-cell>
          <table:table-cell table:style-name="ce4" office:value-type="string" calcext:value-type="string">
            <text:p>10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24]+1/LOOKUP([.B725];[.$G$2:.$H$452];[.$I$2:.$I$452] )" office:value-type="float" office:value="329.166666666666" calcext:value-type="float">
            <text:p>329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5.0</text:p>
          </table:table-cell>
          <table:table-cell table:style-name="ce4" office:value-type="string" calcext:value-type="string">
            <text:p>2019-12-10 14:36:41.0</text:p>
          </table:table-cell>
          <table:table-cell table:style-name="ce4" office:value-type="string" calcext:value-type="string">
            <text:p>10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25]+1/LOOKUP([.B726];[.$G$2:.$H$452];[.$I$2:.$I$452] )" office:value-type="float" office:value="329.666666666666" calcext:value-type="float">
            <text:p>329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6.0</text:p>
          </table:table-cell>
          <table:table-cell table:style-name="ce4" office:value-type="string" calcext:value-type="string">
            <text:p>2019-12-10 14:36:42.0</text:p>
          </table:table-cell>
          <table:table-cell table:style-name="ce4" office:value-type="string" calcext:value-type="string">
            <text:p>10.84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26]+1/LOOKUP([.B727];[.$G$2:.$H$452];[.$I$2:.$I$452] )" office:value-type="float" office:value="330.166666666666" calcext:value-type="float">
            <text:p>330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7.0</text:p>
          </table:table-cell>
          <table:table-cell table:style-name="ce4" office:value-type="string" calcext:value-type="string">
            <text:p>2019-12-10 14:36:42.0</text:p>
          </table:table-cell>
          <table:table-cell table:style-name="ce4" office:value-type="string" calcext:value-type="string">
            <text:p>10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27]+1/LOOKUP([.B728];[.$G$2:.$H$452];[.$I$2:.$I$452] )" office:value-type="float" office:value="330.666666666666" calcext:value-type="float">
            <text:p>330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8.0</text:p>
          </table:table-cell>
          <table:table-cell table:style-name="ce4" office:value-type="string" calcext:value-type="string">
            <text:p>2019-12-10 14:36:43.0</text:p>
          </table:table-cell>
          <table:table-cell table:style-name="ce4" office:value-type="string" calcext:value-type="string">
            <text:p>10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28]+1/LOOKUP([.B729];[.$G$2:.$H$452];[.$I$2:.$I$452] )" office:value-type="float" office:value="331.166666666666" calcext:value-type="float">
            <text:p>331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9.0</text:p>
          </table:table-cell>
          <table:table-cell table:style-name="ce4" office:value-type="string" calcext:value-type="string">
            <text:p>2019-12-10 14:36:43.0</text:p>
          </table:table-cell>
          <table:table-cell table:style-name="ce4" office:value-type="string" calcext:value-type="string">
            <text:p>10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29]+1/LOOKUP([.B730];[.$G$2:.$H$452];[.$I$2:.$I$452] )" office:value-type="float" office:value="331.666666666666" calcext:value-type="float">
            <text:p>331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30.0</text:p>
          </table:table-cell>
          <table:table-cell table:style-name="ce4" office:value-type="string" calcext:value-type="string">
            <text:p>2019-12-10 14:36:44.0</text:p>
          </table:table-cell>
          <table:table-cell table:style-name="ce4" office:value-type="string" calcext:value-type="string">
            <text:p>10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30]+1/LOOKUP([.B731];[.$G$2:.$H$452];[.$I$2:.$I$452] )" office:value-type="float" office:value="332" calcext:value-type="float">
            <text:p>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31.0</text:p>
          </table:table-cell>
          <table:table-cell table:style-name="ce4" office:value-type="string" calcext:value-type="string">
            <text:p>2019-12-10 14:36:44.0</text:p>
          </table:table-cell>
          <table:table-cell table:style-name="ce4" office:value-type="string" calcext:value-type="string">
            <text:p>10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31]+1/LOOKUP([.B732];[.$G$2:.$H$452];[.$I$2:.$I$452] )" office:value-type="float" office:value="332.333333333333" calcext:value-type="float">
            <text:p>332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32.0</text:p>
          </table:table-cell>
          <table:table-cell table:style-name="ce4" office:value-type="string" calcext:value-type="string">
            <text:p>2019-12-10 14:36:44.0</text:p>
          </table:table-cell>
          <table:table-cell table:style-name="ce4" office:value-type="string" calcext:value-type="string">
            <text:p>10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32]+1/LOOKUP([.B733];[.$G$2:.$H$452];[.$I$2:.$I$452] )" office:value-type="float" office:value="332.666666666666" calcext:value-type="float">
            <text:p>332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33.0</text:p>
          </table:table-cell>
          <table:table-cell table:style-name="ce4" office:value-type="string" calcext:value-type="string">
            <text:p>2019-12-10 14:36:45.0</text:p>
          </table:table-cell>
          <table:table-cell table:style-name="ce4" office:value-type="string" calcext:value-type="string">
            <text:p>10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33]+1/LOOKUP([.B734];[.$G$2:.$H$452];[.$I$2:.$I$452] )" office:value-type="float" office:value="333.166666666666" calcext:value-type="float">
            <text:p>333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34.0</text:p>
          </table:table-cell>
          <table:table-cell table:style-name="ce4" office:value-type="string" calcext:value-type="string">
            <text:p>2019-12-10 14:36:45.0</text:p>
          </table:table-cell>
          <table:table-cell table:style-name="ce4" office:value-type="string" calcext:value-type="string">
            <text:p>10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34]+1/LOOKUP([.B735];[.$G$2:.$H$452];[.$I$2:.$I$452] )" office:value-type="float" office:value="333.666666666666" calcext:value-type="float">
            <text:p>333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35.0</text:p>
          </table:table-cell>
          <table:table-cell table:style-name="ce4" office:value-type="string" calcext:value-type="string">
            <text:p>2019-12-10 14:36:46.0</text:p>
          </table:table-cell>
          <table:table-cell table:style-name="ce4" office:value-type="string" calcext:value-type="string">
            <text:p>10.85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35]+1/LOOKUP([.B736];[.$G$2:.$H$452];[.$I$2:.$I$452] )" office:value-type="float" office:value="334" calcext:value-type="float">
            <text:p>3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36.0</text:p>
          </table:table-cell>
          <table:table-cell table:style-name="ce4" office:value-type="string" calcext:value-type="string">
            <text:p>2019-12-10 14:36:46.0</text:p>
          </table:table-cell>
          <table:table-cell table:style-name="ce4" office:value-type="string" calcext:value-type="string">
            <text:p>10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36]+1/LOOKUP([.B737];[.$G$2:.$H$452];[.$I$2:.$I$452] )" office:value-type="float" office:value="334.333333333333" calcext:value-type="float">
            <text:p>334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37.0</text:p>
          </table:table-cell>
          <table:table-cell table:style-name="ce4" office:value-type="string" calcext:value-type="string">
            <text:p>2019-12-10 14:36:46.0</text:p>
          </table:table-cell>
          <table:table-cell table:style-name="ce4" office:value-type="string" calcext:value-type="string">
            <text:p>10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37]+1/LOOKUP([.B738];[.$G$2:.$H$452];[.$I$2:.$I$452] )" office:value-type="float" office:value="334.666666666666" calcext:value-type="float">
            <text:p>334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38.0</text:p>
          </table:table-cell>
          <table:table-cell table:style-name="ce4" office:value-type="string" calcext:value-type="string">
            <text:p>2019-12-10 14:36:47.0</text:p>
          </table:table-cell>
          <table:table-cell table:style-name="ce4" office:value-type="string" calcext:value-type="string">
            <text:p>10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38]+1/LOOKUP([.B739];[.$G$2:.$H$452];[.$I$2:.$I$452] )" office:value-type="float" office:value="335.166666666666" calcext:value-type="float">
            <text:p>335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39.0</text:p>
          </table:table-cell>
          <table:table-cell table:style-name="ce4" office:value-type="string" calcext:value-type="string">
            <text:p>2019-12-10 14:36:47.0</text:p>
          </table:table-cell>
          <table:table-cell table:style-name="ce4" office:value-type="string" calcext:value-type="string">
            <text:p>10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39]+1/LOOKUP([.B740];[.$G$2:.$H$452];[.$I$2:.$I$452] )" office:value-type="float" office:value="335.666666666666" calcext:value-type="float">
            <text:p>335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40.0</text:p>
          </table:table-cell>
          <table:table-cell table:style-name="ce4" office:value-type="string" calcext:value-type="string">
            <text:p>2019-12-10 14:36:48.0</text:p>
          </table:table-cell>
          <table:table-cell table:style-name="ce4" office:value-type="string" calcext:value-type="string">
            <text:p>10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40]+1/LOOKUP([.B741];[.$G$2:.$H$452];[.$I$2:.$I$452] )" office:value-type="float" office:value="336.166666666666" calcext:value-type="float">
            <text:p>336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41.0</text:p>
          </table:table-cell>
          <table:table-cell table:style-name="ce4" office:value-type="string" calcext:value-type="string">
            <text:p>2019-12-10 14:36:48.0</text:p>
          </table:table-cell>
          <table:table-cell table:style-name="ce4" office:value-type="string" calcext:value-type="string">
            <text:p>10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41]+1/LOOKUP([.B742];[.$G$2:.$H$452];[.$I$2:.$I$452] )" office:value-type="float" office:value="336.666666666666" calcext:value-type="float">
            <text:p>336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42.0</text:p>
          </table:table-cell>
          <table:table-cell table:style-name="ce4" office:value-type="string" calcext:value-type="string">
            <text:p>2019-12-10 14:36:49.0</text:p>
          </table:table-cell>
          <table:table-cell table:style-name="ce4" office:value-type="string" calcext:value-type="string">
            <text:p>10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42]+1/LOOKUP([.B743];[.$G$2:.$H$452];[.$I$2:.$I$452] )" office:value-type="float" office:value="337.166666666666" calcext:value-type="float">
            <text:p>337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43.0</text:p>
          </table:table-cell>
          <table:table-cell table:style-name="ce4" office:value-type="string" calcext:value-type="string">
            <text:p>2019-12-10 14:36:49.0</text:p>
          </table:table-cell>
          <table:table-cell table:style-name="ce4" office:value-type="string" calcext:value-type="string">
            <text:p>10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43]+1/LOOKUP([.B744];[.$G$2:.$H$452];[.$I$2:.$I$452] )" office:value-type="float" office:value="337.666666666666" calcext:value-type="float">
            <text:p>337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44.0</text:p>
          </table:table-cell>
          <table:table-cell table:style-name="ce4" office:value-type="string" calcext:value-type="string">
            <text:p>2019-12-10 14:36:50.0</text:p>
          </table:table-cell>
          <table:table-cell table:style-name="ce4" office:value-type="string" calcext:value-type="string">
            <text:p>10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44]+1/LOOKUP([.B745];[.$G$2:.$H$452];[.$I$2:.$I$452] )" office:value-type="float" office:value="338" calcext:value-type="float">
            <text:p>3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45.0</text:p>
          </table:table-cell>
          <table:table-cell table:style-name="ce4" office:value-type="string" calcext:value-type="string">
            <text:p>2019-12-10 14:36:50.0</text:p>
          </table:table-cell>
          <table:table-cell table:style-name="ce4" office:value-type="string" calcext:value-type="string">
            <text:p>10.86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45]+1/LOOKUP([.B746];[.$G$2:.$H$452];[.$I$2:.$I$452] )" office:value-type="float" office:value="338.333333333333" calcext:value-type="float">
            <text:p>338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46.0</text:p>
          </table:table-cell>
          <table:table-cell table:style-name="ce4" office:value-type="string" calcext:value-type="string">
            <text:p>2019-12-10 14:36:50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46]+1/LOOKUP([.B747];[.$G$2:.$H$452];[.$I$2:.$I$452] )" office:value-type="float" office:value="338.666666666666" calcext:value-type="float">
            <text:p>338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47.0</text:p>
          </table:table-cell>
          <table:table-cell table:style-name="ce4" office:value-type="string" calcext:value-type="string">
            <text:p>2019-12-10 14:36:51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47]+1/LOOKUP([.B748];[.$G$2:.$H$452];[.$I$2:.$I$452] )" office:value-type="float" office:value="339.166666666666" calcext:value-type="float">
            <text:p>339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48.0</text:p>
          </table:table-cell>
          <table:table-cell table:style-name="ce4" office:value-type="string" calcext:value-type="string">
            <text:p>2019-12-10 14:36:51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48]+1/LOOKUP([.B749];[.$G$2:.$H$452];[.$I$2:.$I$452] )" office:value-type="float" office:value="339.666666666666" calcext:value-type="float">
            <text:p>339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49.0</text:p>
          </table:table-cell>
          <table:table-cell table:style-name="ce4" office:value-type="string" calcext:value-type="string">
            <text:p>2019-12-10 14:36:52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49]+1/LOOKUP([.B750];[.$G$2:.$H$452];[.$I$2:.$I$452] )" office:value-type="float" office:value="340.166666666666" calcext:value-type="float">
            <text:p>340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50.0</text:p>
          </table:table-cell>
          <table:table-cell table:style-name="ce4" office:value-type="string" calcext:value-type="string">
            <text:p>2019-12-10 14:36:52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50]+1/LOOKUP([.B751];[.$G$2:.$H$452];[.$I$2:.$I$452] )" office:value-type="float" office:value="340.666666666666" calcext:value-type="float">
            <text:p>340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51.0</text:p>
          </table:table-cell>
          <table:table-cell table:style-name="ce4" office:value-type="string" calcext:value-type="string">
            <text:p>2019-12-10 14:36:53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51]+1/LOOKUP([.B752];[.$G$2:.$H$452];[.$I$2:.$I$452] )" office:value-type="float" office:value="341.166666666666" calcext:value-type="float">
            <text:p>341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52.0</text:p>
          </table:table-cell>
          <table:table-cell table:style-name="ce4" office:value-type="string" calcext:value-type="string">
            <text:p>2019-12-10 14:36:53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52]+1/LOOKUP([.B753];[.$G$2:.$H$452];[.$I$2:.$I$452] )" office:value-type="float" office:value="341.666666666666" calcext:value-type="float">
            <text:p>341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53.0</text:p>
          </table:table-cell>
          <table:table-cell table:style-name="ce4" office:value-type="string" calcext:value-type="string">
            <text:p>2019-12-10 14:36:54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53]+1/LOOKUP([.B754];[.$G$2:.$H$452];[.$I$2:.$I$452] )" office:value-type="float" office:value="342.166666666666" calcext:value-type="float">
            <text:p>342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54.0</text:p>
          </table:table-cell>
          <table:table-cell table:style-name="ce4" office:value-type="string" calcext:value-type="string">
            <text:p>2019-12-10 14:36:54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54]+1/LOOKUP([.B755];[.$G$2:.$H$452];[.$I$2:.$I$452] )" office:value-type="float" office:value="342.666666666666" calcext:value-type="float">
            <text:p>342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55.0</text:p>
          </table:table-cell>
          <table:table-cell table:style-name="ce4" office:value-type="string" calcext:value-type="string">
            <text:p>2019-12-10 14:36:55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55]+1/LOOKUP([.B756];[.$G$2:.$H$452];[.$I$2:.$I$452] )" office:value-type="float" office:value="343.166666666666" calcext:value-type="float">
            <text:p>343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56.0</text:p>
          </table:table-cell>
          <table:table-cell table:style-name="ce4" office:value-type="string" calcext:value-type="string">
            <text:p>2019-12-10 14:36:55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56]+1/LOOKUP([.B757];[.$G$2:.$H$452];[.$I$2:.$I$452] )" office:value-type="float" office:value="343.666666666666" calcext:value-type="float">
            <text:p>343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57.0</text:p>
          </table:table-cell>
          <table:table-cell table:style-name="ce4" office:value-type="string" calcext:value-type="string">
            <text:p>2019-12-10 14:36:56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57]+1/LOOKUP([.B758];[.$G$2:.$H$452];[.$I$2:.$I$452] )" office:value-type="float" office:value="343.999999999999" calcext:value-type="float">
            <text:p>343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58.0</text:p>
          </table:table-cell>
          <table:table-cell table:style-name="ce4" office:value-type="string" calcext:value-type="string">
            <text:p>2019-12-10 14:36:56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58]+1/LOOKUP([.B759];[.$G$2:.$H$452];[.$I$2:.$I$452] )" office:value-type="float" office:value="344.333333333333" calcext:value-type="float">
            <text:p>344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59.0</text:p>
          </table:table-cell>
          <table:table-cell table:style-name="ce4" office:value-type="string" calcext:value-type="string">
            <text:p>2019-12-10 14:36:56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59]+1/LOOKUP([.B760];[.$G$2:.$H$452];[.$I$2:.$I$452] )" office:value-type="float" office:value="344.666666666666" calcext:value-type="float">
            <text:p>344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60.0</text:p>
          </table:table-cell>
          <table:table-cell table:style-name="ce4" office:value-type="string" calcext:value-type="string">
            <text:p>2019-12-10 14:36:57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60]+1/LOOKUP([.B761];[.$G$2:.$H$452];[.$I$2:.$I$452] )" office:value-type="float" office:value="345.166666666666" calcext:value-type="float">
            <text:p>345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61.0</text:p>
          </table:table-cell>
          <table:table-cell table:style-name="ce4" office:value-type="string" calcext:value-type="string">
            <text:p>2019-12-10 14:36:57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61]+1/LOOKUP([.B762];[.$G$2:.$H$452];[.$I$2:.$I$452] )" office:value-type="float" office:value="345.666666666666" calcext:value-type="float">
            <text:p>345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62.0</text:p>
          </table:table-cell>
          <table:table-cell table:style-name="ce4" office:value-type="string" calcext:value-type="string">
            <text:p>2019-12-10 14:36:58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62]+1/LOOKUP([.B763];[.$G$2:.$H$452];[.$I$2:.$I$452] )" office:value-type="float" office:value="346.166666666666" calcext:value-type="float">
            <text:p>346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63.0</text:p>
          </table:table-cell>
          <table:table-cell table:style-name="ce4" office:value-type="string" calcext:value-type="string">
            <text:p>2019-12-10 14:36:58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63]+1/LOOKUP([.B764];[.$G$2:.$H$452];[.$I$2:.$I$452] )" office:value-type="float" office:value="346.666666666666" calcext:value-type="float">
            <text:p>346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64.0</text:p>
          </table:table-cell>
          <table:table-cell table:style-name="ce4" office:value-type="string" calcext:value-type="string">
            <text:p>2019-12-10 14:36:59.0</text:p>
          </table:table-cell>
          <table:table-cell table:style-name="ce4" office:value-type="string" calcext:value-type="string">
            <text:p>10.87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64]+1/LOOKUP([.B765];[.$G$2:.$H$452];[.$I$2:.$I$452] )" office:value-type="float" office:value="347.166666666666" calcext:value-type="float">
            <text:p>347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65.0</text:p>
          </table:table-cell>
          <table:table-cell table:style-name="ce4" office:value-type="string" calcext:value-type="string">
            <text:p>2019-12-10 14:36:59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65]+1/LOOKUP([.B766];[.$G$2:.$H$452];[.$I$2:.$I$452] )" office:value-type="float" office:value="347.666666666666" calcext:value-type="float">
            <text:p>347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66.0</text:p>
          </table:table-cell>
          <table:table-cell table:style-name="ce4" office:value-type="string" calcext:value-type="string">
            <text:p>2019-12-10 14:37:00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66]+1/LOOKUP([.B767];[.$G$2:.$H$452];[.$I$2:.$I$452] )" office:value-type="float" office:value="347.999999999999" calcext:value-type="float">
            <text:p>347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67.0</text:p>
          </table:table-cell>
          <table:table-cell table:style-name="ce4" office:value-type="string" calcext:value-type="string">
            <text:p>2019-12-10 14:37:00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67]+1/LOOKUP([.B768];[.$G$2:.$H$452];[.$I$2:.$I$452] )" office:value-type="float" office:value="348.333333333333" calcext:value-type="float">
            <text:p>348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68.0</text:p>
          </table:table-cell>
          <table:table-cell table:style-name="ce4" office:value-type="string" calcext:value-type="string">
            <text:p>2019-12-10 14:37:00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68]+1/LOOKUP([.B769];[.$G$2:.$H$452];[.$I$2:.$I$452] )" office:value-type="float" office:value="348.666666666666" calcext:value-type="float">
            <text:p>348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69.0</text:p>
          </table:table-cell>
          <table:table-cell table:style-name="ce4" office:value-type="string" calcext:value-type="string">
            <text:p>2019-12-10 14:37:01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69]+1/LOOKUP([.B770];[.$G$2:.$H$452];[.$I$2:.$I$452] )" office:value-type="float" office:value="349.166666666666" calcext:value-type="float">
            <text:p>349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70.0</text:p>
          </table:table-cell>
          <table:table-cell table:style-name="ce4" office:value-type="string" calcext:value-type="string">
            <text:p>2019-12-10 14:37:01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70]+1/LOOKUP([.B771];[.$G$2:.$H$452];[.$I$2:.$I$452] )" office:value-type="float" office:value="349.666666666666" calcext:value-type="float">
            <text:p>349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71.0</text:p>
          </table:table-cell>
          <table:table-cell table:style-name="ce4" office:value-type="string" calcext:value-type="string">
            <text:p>2019-12-10 14:37:02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71]+1/LOOKUP([.B772];[.$G$2:.$H$452];[.$I$2:.$I$452] )" office:value-type="float" office:value="350.166666666666" calcext:value-type="float">
            <text:p>350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72.0</text:p>
          </table:table-cell>
          <table:table-cell table:style-name="ce4" office:value-type="string" calcext:value-type="string">
            <text:p>2019-12-10 14:37:02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72]+1/LOOKUP([.B773];[.$G$2:.$H$452];[.$I$2:.$I$452] )" office:value-type="float" office:value="350.666666666666" calcext:value-type="float">
            <text:p>350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73.0</text:p>
          </table:table-cell>
          <table:table-cell table:style-name="ce4" office:value-type="string" calcext:value-type="string">
            <text:p>2019-12-10 14:37:03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73]+1/LOOKUP([.B774];[.$G$2:.$H$452];[.$I$2:.$I$452] )" office:value-type="float" office:value="351.166666666666" calcext:value-type="float">
            <text:p>351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74.0</text:p>
          </table:table-cell>
          <table:table-cell table:style-name="ce4" office:value-type="string" calcext:value-type="string">
            <text:p>2019-12-10 14:37:03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74]+1/LOOKUP([.B775];[.$G$2:.$H$452];[.$I$2:.$I$452] )" office:value-type="float" office:value="351.666666666666" calcext:value-type="float">
            <text:p>351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75.0</text:p>
          </table:table-cell>
          <table:table-cell table:style-name="ce4" office:value-type="string" calcext:value-type="string">
            <text:p>2019-12-10 14:37:04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75]+1/LOOKUP([.B776];[.$G$2:.$H$452];[.$I$2:.$I$452] )" office:value-type="float" office:value="351.999999999999" calcext:value-type="float">
            <text:p>351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76.0</text:p>
          </table:table-cell>
          <table:table-cell table:style-name="ce4" office:value-type="string" calcext:value-type="string">
            <text:p>2019-12-10 14:37:04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76]+1/LOOKUP([.B777];[.$G$2:.$H$452];[.$I$2:.$I$452] )" office:value-type="float" office:value="352.333333333333" calcext:value-type="float">
            <text:p>352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77.0</text:p>
          </table:table-cell>
          <table:table-cell table:style-name="ce4" office:value-type="string" calcext:value-type="string">
            <text:p>2019-12-10 14:37:04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77]+1/LOOKUP([.B778];[.$G$2:.$H$452];[.$I$2:.$I$452] )" office:value-type="float" office:value="352.666666666666" calcext:value-type="float">
            <text:p>352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78.0</text:p>
          </table:table-cell>
          <table:table-cell table:style-name="ce4" office:value-type="string" calcext:value-type="string">
            <text:p>2019-12-10 14:37:05.0</text:p>
          </table:table-cell>
          <table:table-cell table:style-name="ce4" office:value-type="string" calcext:value-type="string">
            <text:p>10.88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78]+1/LOOKUP([.B779];[.$G$2:.$H$452];[.$I$2:.$I$452] )" office:value-type="float" office:value="353.666666666666" calcext:value-type="float">
            <text:p>353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79.0</text:p>
          </table:table-cell>
          <table:table-cell table:style-name="ce4" office:value-type="string" calcext:value-type="string">
            <text:p>2019-12-10 14:37:06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79]+1/LOOKUP([.B780];[.$G$2:.$H$452];[.$I$2:.$I$452] )" office:value-type="float" office:value="353.999999999999" calcext:value-type="float">
            <text:p>353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80.0</text:p>
          </table:table-cell>
          <table:table-cell table:style-name="ce4" office:value-type="string" calcext:value-type="string">
            <text:p>2019-12-10 14:37:06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80]+1/LOOKUP([.B781];[.$G$2:.$H$452];[.$I$2:.$I$452] )" office:value-type="float" office:value="354.333333333333" calcext:value-type="float">
            <text:p>354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81.0</text:p>
          </table:table-cell>
          <table:table-cell table:style-name="ce4" office:value-type="string" calcext:value-type="string">
            <text:p>2019-12-10 14:37:06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81]+1/LOOKUP([.B782];[.$G$2:.$H$452];[.$I$2:.$I$452] )" office:value-type="float" office:value="354.666666666666" calcext:value-type="float">
            <text:p>354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82.0</text:p>
          </table:table-cell>
          <table:table-cell table:style-name="ce4" office:value-type="string" calcext:value-type="string">
            <text:p>2019-12-10 14:37:07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82]+1/LOOKUP([.B783];[.$G$2:.$H$452];[.$I$2:.$I$452] )" office:value-type="float" office:value="355.166666666666" calcext:value-type="float">
            <text:p>355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83.0</text:p>
          </table:table-cell>
          <table:table-cell table:style-name="ce4" office:value-type="string" calcext:value-type="string">
            <text:p>2019-12-10 14:37:07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83]+1/LOOKUP([.B784];[.$G$2:.$H$452];[.$I$2:.$I$452] )" office:value-type="float" office:value="355.666666666666" calcext:value-type="float">
            <text:p>355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84.0</text:p>
          </table:table-cell>
          <table:table-cell table:style-name="ce4" office:value-type="string" calcext:value-type="string">
            <text:p>2019-12-10 14:37:08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84]+1/LOOKUP([.B785];[.$G$2:.$H$452];[.$I$2:.$I$452] )" office:value-type="float" office:value="356.166666666666" calcext:value-type="float">
            <text:p>356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85.0</text:p>
          </table:table-cell>
          <table:table-cell table:style-name="ce4" office:value-type="string" calcext:value-type="string">
            <text:p>2019-12-10 14:37:08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85]+1/LOOKUP([.B786];[.$G$2:.$H$452];[.$I$2:.$I$452] )" office:value-type="float" office:value="356.666666666666" calcext:value-type="float">
            <text:p>356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86.0</text:p>
          </table:table-cell>
          <table:table-cell table:style-name="ce4" office:value-type="string" calcext:value-type="string">
            <text:p>2019-12-10 14:37:09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86]+1/LOOKUP([.B787];[.$G$2:.$H$452];[.$I$2:.$I$452] )" office:value-type="float" office:value="357.166666666666" calcext:value-type="float">
            <text:p>357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87.0</text:p>
          </table:table-cell>
          <table:table-cell table:style-name="ce4" office:value-type="string" calcext:value-type="string">
            <text:p>2019-12-10 14:37:09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87]+1/LOOKUP([.B788];[.$G$2:.$H$452];[.$I$2:.$I$452] )" office:value-type="float" office:value="357.666666666666" calcext:value-type="float">
            <text:p>357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88.0</text:p>
          </table:table-cell>
          <table:table-cell table:style-name="ce4" office:value-type="string" calcext:value-type="string">
            <text:p>2019-12-10 14:37:10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88]+1/LOOKUP([.B789];[.$G$2:.$H$452];[.$I$2:.$I$452] )" office:value-type="float" office:value="358.166666666666" calcext:value-type="float">
            <text:p>358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89.0</text:p>
          </table:table-cell>
          <table:table-cell table:style-name="ce4" office:value-type="string" calcext:value-type="string">
            <text:p>2019-12-10 14:37:10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89]+1/LOOKUP([.B790];[.$G$2:.$H$452];[.$I$2:.$I$452] )" office:value-type="float" office:value="358.666666666666" calcext:value-type="float">
            <text:p>358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90.0</text:p>
          </table:table-cell>
          <table:table-cell table:style-name="ce4" office:value-type="string" calcext:value-type="string">
            <text:p>2019-12-10 14:37:11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90]+1/LOOKUP([.B791];[.$G$2:.$H$452];[.$I$2:.$I$452] )" office:value-type="float" office:value="358.999999999999" calcext:value-type="float">
            <text:p>358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91.0</text:p>
          </table:table-cell>
          <table:table-cell table:style-name="ce4" office:value-type="string" calcext:value-type="string">
            <text:p>2019-12-10 14:37:11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91]+1/LOOKUP([.B792];[.$G$2:.$H$452];[.$I$2:.$I$452] )" office:value-type="float" office:value="359.333333333333" calcext:value-type="float">
            <text:p>359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92.0</text:p>
          </table:table-cell>
          <table:table-cell table:style-name="ce4" office:value-type="string" calcext:value-type="string">
            <text:p>2019-12-10 14:37:11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92]+1/LOOKUP([.B793];[.$G$2:.$H$452];[.$I$2:.$I$452] )" office:value-type="float" office:value="359.666666666666" calcext:value-type="float">
            <text:p>359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93.0</text:p>
          </table:table-cell>
          <table:table-cell table:style-name="ce4" office:value-type="string" calcext:value-type="string">
            <text:p>2019-12-10 14:37:12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93]+1/LOOKUP([.B794];[.$G$2:.$H$452];[.$I$2:.$I$452] )" office:value-type="float" office:value="360.166666666666" calcext:value-type="float">
            <text:p>360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94.0</text:p>
          </table:table-cell>
          <table:table-cell table:style-name="ce4" office:value-type="string" calcext:value-type="string">
            <text:p>2019-12-10 14:37:12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94]+1/LOOKUP([.B795];[.$G$2:.$H$452];[.$I$2:.$I$452] )" office:value-type="float" office:value="360.666666666666" calcext:value-type="float">
            <text:p>360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95.0</text:p>
          </table:table-cell>
          <table:table-cell table:style-name="ce4" office:value-type="string" calcext:value-type="string">
            <text:p>2019-12-10 14:37:13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95]+1/LOOKUP([.B796];[.$G$2:.$H$452];[.$I$2:.$I$452] )" office:value-type="float" office:value="361.166666666666" calcext:value-type="float">
            <text:p>361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96.0</text:p>
          </table:table-cell>
          <table:table-cell table:style-name="ce4" office:value-type="string" calcext:value-type="string">
            <text:p>2019-12-10 14:37:13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96]+1/LOOKUP([.B797];[.$G$2:.$H$452];[.$I$2:.$I$452] )" office:value-type="float" office:value="361.666666666666" calcext:value-type="float">
            <text:p>361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97.0</text:p>
          </table:table-cell>
          <table:table-cell table:style-name="ce4" office:value-type="string" calcext:value-type="string">
            <text:p>2019-12-10 14:37:14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97]+1/LOOKUP([.B798];[.$G$2:.$H$452];[.$I$2:.$I$452] )" office:value-type="float" office:value="362.166666666666" calcext:value-type="float">
            <text:p>362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98.0</text:p>
          </table:table-cell>
          <table:table-cell table:style-name="ce4" office:value-type="string" calcext:value-type="string">
            <text:p>2019-12-10 14:37:14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98]+1/LOOKUP([.B799];[.$G$2:.$H$452];[.$I$2:.$I$452] )" office:value-type="float" office:value="362.666666666666" calcext:value-type="float">
            <text:p>362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99.0</text:p>
          </table:table-cell>
          <table:table-cell table:style-name="ce4" office:value-type="string" calcext:value-type="string">
            <text:p>2019-12-10 14:37:15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799]+1/LOOKUP([.B800];[.$G$2:.$H$452];[.$I$2:.$I$452] )" office:value-type="float" office:value="362.999999999999" calcext:value-type="float">
            <text:p>362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00.0</text:p>
          </table:table-cell>
          <table:table-cell table:style-name="ce4" office:value-type="string" calcext:value-type="string">
            <text:p>2019-12-10 14:37:15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00]+1/LOOKUP([.B801];[.$G$2:.$H$452];[.$I$2:.$I$452] )" office:value-type="float" office:value="363.333333333333" calcext:value-type="float">
            <text:p>363.3333333333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01.0</text:p>
          </table:table-cell>
          <table:table-cell table:style-name="ce4" office:value-type="string" calcext:value-type="string">
            <text:p>2019-12-10 14:37:15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01]+1/LOOKUP([.B802];[.$G$2:.$H$452];[.$I$2:.$I$452] )" office:value-type="float" office:value="363.666666666666" calcext:value-type="float">
            <text:p>363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02.0</text:p>
          </table:table-cell>
          <table:table-cell table:style-name="ce4" office:value-type="string" calcext:value-type="string">
            <text:p>2019-12-10 14:37:16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02]+1/LOOKUP([.B803];[.$G$2:.$H$452];[.$I$2:.$I$452] )" office:value-type="float" office:value="364.166666666666" calcext:value-type="float">
            <text:p>364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03.0</text:p>
          </table:table-cell>
          <table:table-cell table:style-name="ce4" office:value-type="string" calcext:value-type="string">
            <text:p>2019-12-10 14:37:16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03]+1/LOOKUP([.B804];[.$G$2:.$H$452];[.$I$2:.$I$452] )" office:value-type="float" office:value="364.666666666666" calcext:value-type="float">
            <text:p>364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04.0</text:p>
          </table:table-cell>
          <table:table-cell table:style-name="ce4" office:value-type="string" calcext:value-type="string">
            <text:p>2019-12-10 14:37:17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04]+1/LOOKUP([.B805];[.$G$2:.$H$452];[.$I$2:.$I$452] )" office:value-type="float" office:value="365.166666666666" calcext:value-type="float">
            <text:p>365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05.0</text:p>
          </table:table-cell>
          <table:table-cell table:style-name="ce4" office:value-type="string" calcext:value-type="string">
            <text:p>2019-12-10 14:37:17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05]+1/LOOKUP([.B806];[.$G$2:.$H$452];[.$I$2:.$I$452] )" office:value-type="float" office:value="365.666666666666" calcext:value-type="float">
            <text:p>365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06.0</text:p>
          </table:table-cell>
          <table:table-cell table:style-name="ce4" office:value-type="string" calcext:value-type="string">
            <text:p>2019-12-10 14:37:18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06]+1/LOOKUP([.B807];[.$G$2:.$H$452];[.$I$2:.$I$452] )" office:value-type="float" office:value="366.166666666666" calcext:value-type="float">
            <text:p>366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07.0</text:p>
          </table:table-cell>
          <table:table-cell table:style-name="ce4" office:value-type="string" calcext:value-type="string">
            <text:p>2019-12-10 14:37:18.0</text:p>
          </table:table-cell>
          <table:table-cell table:style-name="ce4" office:value-type="string" calcext:value-type="string">
            <text:p>10.89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07]+1/LOOKUP([.B808];[.$G$2:.$H$452];[.$I$2:.$I$452] )" office:value-type="float" office:value="366.666666666666" calcext:value-type="float">
            <text:p>366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08.0</text:p>
          </table:table-cell>
          <table:table-cell table:style-name="ce4" office:value-type="string" calcext:value-type="string">
            <text:p>2019-12-10 14:37:1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08]+1/LOOKUP([.B809];[.$G$2:.$H$452];[.$I$2:.$I$452] )" office:value-type="float" office:value="367.166666666666" calcext:value-type="float">
            <text:p>367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09.0</text:p>
          </table:table-cell>
          <table:table-cell table:style-name="ce4" office:value-type="string" calcext:value-type="string">
            <text:p>2019-12-10 14:37:1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09]+1/LOOKUP([.B810];[.$G$2:.$H$452];[.$I$2:.$I$452] )" office:value-type="float" office:value="367.666666666666" calcext:value-type="float">
            <text:p>367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10.0</text:p>
          </table:table-cell>
          <table:table-cell table:style-name="ce4" office:value-type="string" calcext:value-type="string">
            <text:p>2019-12-10 14:37:2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10]+1/LOOKUP([.B811];[.$G$2:.$H$452];[.$I$2:.$I$452] )" office:value-type="float" office:value="367.999999999999" calcext:value-type="float">
            <text:p>367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11.0</text:p>
          </table:table-cell>
          <table:table-cell table:style-name="ce4" office:value-type="string" calcext:value-type="string">
            <text:p>2019-12-10 14:37:2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11]+1/LOOKUP([.B812];[.$G$2:.$H$452];[.$I$2:.$I$452] )" office:value-type="float" office:value="368.333333333332" calcext:value-type="float">
            <text:p>368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12.0</text:p>
          </table:table-cell>
          <table:table-cell table:style-name="ce4" office:value-type="string" calcext:value-type="string">
            <text:p>2019-12-10 14:37:2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12]+1/LOOKUP([.B813];[.$G$2:.$H$452];[.$I$2:.$I$452] )" office:value-type="float" office:value="368.666666666666" calcext:value-type="float">
            <text:p>368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13.0</text:p>
          </table:table-cell>
          <table:table-cell table:style-name="ce4" office:value-type="string" calcext:value-type="string">
            <text:p>2019-12-10 14:37:2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13]+1/LOOKUP([.B814];[.$G$2:.$H$452];[.$I$2:.$I$452] )" office:value-type="float" office:value="369.166666666666" calcext:value-type="float">
            <text:p>369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14.0</text:p>
          </table:table-cell>
          <table:table-cell table:style-name="ce4" office:value-type="string" calcext:value-type="string">
            <text:p>2019-12-10 14:37:2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14]+1/LOOKUP([.B815];[.$G$2:.$H$452];[.$I$2:.$I$452] )" office:value-type="float" office:value="369.666666666666" calcext:value-type="float">
            <text:p>369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15.0</text:p>
          </table:table-cell>
          <table:table-cell table:style-name="ce4" office:value-type="string" calcext:value-type="string">
            <text:p>2019-12-10 14:37:2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15]+1/LOOKUP([.B816];[.$G$2:.$H$452];[.$I$2:.$I$452] )" office:value-type="float" office:value="370.166666666666" calcext:value-type="float">
            <text:p>370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16.0</text:p>
          </table:table-cell>
          <table:table-cell table:style-name="ce4" office:value-type="string" calcext:value-type="string">
            <text:p>2019-12-10 14:37:2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16]+1/LOOKUP([.B817];[.$G$2:.$H$452];[.$I$2:.$I$452] )" office:value-type="float" office:value="370.666666666666" calcext:value-type="float">
            <text:p>370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17.0</text:p>
          </table:table-cell>
          <table:table-cell table:style-name="ce4" office:value-type="string" calcext:value-type="string">
            <text:p>2019-12-10 14:37:2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17]+1/LOOKUP([.B818];[.$G$2:.$H$452];[.$I$2:.$I$452] )" office:value-type="float" office:value="371.166666666666" calcext:value-type="float">
            <text:p>371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18.0</text:p>
          </table:table-cell>
          <table:table-cell table:style-name="ce4" office:value-type="string" calcext:value-type="string">
            <text:p>2019-12-10 14:37:2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18]+1/LOOKUP([.B819];[.$G$2:.$H$452];[.$I$2:.$I$452] )" office:value-type="float" office:value="371.666666666666" calcext:value-type="float">
            <text:p>371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19.0</text:p>
          </table:table-cell>
          <table:table-cell table:style-name="ce4" office:value-type="string" calcext:value-type="string">
            <text:p>2019-12-10 14:37:2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19]+1/LOOKUP([.B820];[.$G$2:.$H$452];[.$I$2:.$I$452] )" office:value-type="float" office:value="372.166666666666" calcext:value-type="float">
            <text:p>372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0.0</text:p>
          </table:table-cell>
          <table:table-cell table:style-name="ce4" office:value-type="string" calcext:value-type="string">
            <text:p>2019-12-10 14:37:2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20]+1/LOOKUP([.B821];[.$G$2:.$H$452];[.$I$2:.$I$452] )" office:value-type="float" office:value="372.666666666666" calcext:value-type="float">
            <text:p>372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1.0</text:p>
          </table:table-cell>
          <table:table-cell table:style-name="ce4" office:value-type="string" calcext:value-type="string">
            <text:p>2019-12-10 14:37:2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21]+1/LOOKUP([.B822];[.$G$2:.$H$452];[.$I$2:.$I$452] )" office:value-type="float" office:value="373.166666666666" calcext:value-type="float">
            <text:p>373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2.0</text:p>
          </table:table-cell>
          <table:table-cell table:style-name="ce4" office:value-type="string" calcext:value-type="string">
            <text:p>2019-12-10 14:37:2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22]+1/LOOKUP([.B823];[.$G$2:.$H$452];[.$I$2:.$I$452] )" office:value-type="float" office:value="373.666666666666" calcext:value-type="float">
            <text:p>373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3.0</text:p>
          </table:table-cell>
          <table:table-cell table:style-name="ce4" office:value-type="string" calcext:value-type="string">
            <text:p>2019-12-10 14:37:2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23]+1/LOOKUP([.B824];[.$G$2:.$H$452];[.$I$2:.$I$452] )" office:value-type="float" office:value="374.166666666666" calcext:value-type="float">
            <text:p>374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4.0</text:p>
          </table:table-cell>
          <table:table-cell table:style-name="ce4" office:value-type="string" calcext:value-type="string">
            <text:p>2019-12-10 14:37:2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24]+1/LOOKUP([.B825];[.$G$2:.$H$452];[.$I$2:.$I$452] )" office:value-type="float" office:value="374.666666666666" calcext:value-type="float">
            <text:p>374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5.0</text:p>
          </table:table-cell>
          <table:table-cell table:style-name="ce4" office:value-type="string" calcext:value-type="string">
            <text:p>2019-12-10 14:37:2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25]+1/LOOKUP([.B826];[.$G$2:.$H$452];[.$I$2:.$I$452] )" office:value-type="float" office:value="375.166666666666" calcext:value-type="float">
            <text:p>375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6.0</text:p>
          </table:table-cell>
          <table:table-cell table:style-name="ce4" office:value-type="string" calcext:value-type="string">
            <text:p>2019-12-10 14:37:2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26]+1/LOOKUP([.B827];[.$G$2:.$H$452];[.$I$2:.$I$452] )" office:value-type="float" office:value="375.666666666666" calcext:value-type="float">
            <text:p>375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7.0</text:p>
          </table:table-cell>
          <table:table-cell table:style-name="ce4" office:value-type="string" calcext:value-type="string">
            <text:p>2019-12-10 14:37:2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27]+1/LOOKUP([.B828];[.$G$2:.$H$452];[.$I$2:.$I$452] )" office:value-type="float" office:value="376.166666666666" calcext:value-type="float">
            <text:p>376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8.0</text:p>
          </table:table-cell>
          <table:table-cell table:style-name="ce4" office:value-type="string" calcext:value-type="string">
            <text:p>2019-12-10 14:37:2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28]+1/LOOKUP([.B829];[.$G$2:.$H$452];[.$I$2:.$I$452] )" office:value-type="float" office:value="376.666666666666" calcext:value-type="float">
            <text:p>376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9.0</text:p>
          </table:table-cell>
          <table:table-cell table:style-name="ce4" office:value-type="string" calcext:value-type="string">
            <text:p>2019-12-10 14:37:2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29]+1/LOOKUP([.B830];[.$G$2:.$H$452];[.$I$2:.$I$452] )" office:value-type="float" office:value="377.166666666666" calcext:value-type="float">
            <text:p>377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30.0</text:p>
          </table:table-cell>
          <table:table-cell table:style-name="ce4" office:value-type="string" calcext:value-type="string">
            <text:p>2019-12-10 14:37:2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30]+1/LOOKUP([.B831];[.$G$2:.$H$452];[.$I$2:.$I$452] )" office:value-type="float" office:value="377.666666666666" calcext:value-type="float">
            <text:p>377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31.0</text:p>
          </table:table-cell>
          <table:table-cell table:style-name="ce4" office:value-type="string" calcext:value-type="string">
            <text:p>2019-12-10 14:37:3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31]+1/LOOKUP([.B832];[.$G$2:.$H$452];[.$I$2:.$I$452] )" office:value-type="float" office:value="377.999999999999" calcext:value-type="float">
            <text:p>377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32.0</text:p>
          </table:table-cell>
          <table:table-cell table:style-name="ce4" office:value-type="string" calcext:value-type="string">
            <text:p>2019-12-10 14:37:3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32]+1/LOOKUP([.B833];[.$G$2:.$H$452];[.$I$2:.$I$452] )" office:value-type="float" office:value="378.333333333332" calcext:value-type="float">
            <text:p>378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33.0</text:p>
          </table:table-cell>
          <table:table-cell table:style-name="ce4" office:value-type="string" calcext:value-type="string">
            <text:p>2019-12-10 14:37:3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33]+1/LOOKUP([.B834];[.$G$2:.$H$452];[.$I$2:.$I$452] )" office:value-type="float" office:value="378.666666666666" calcext:value-type="float">
            <text:p>378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34.0</text:p>
          </table:table-cell>
          <table:table-cell table:style-name="ce4" office:value-type="string" calcext:value-type="string">
            <text:p>2019-12-10 14:37:3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34]+1/LOOKUP([.B835];[.$G$2:.$H$452];[.$I$2:.$I$452] )" office:value-type="float" office:value="379.166666666666" calcext:value-type="float">
            <text:p>379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35.0</text:p>
          </table:table-cell>
          <table:table-cell table:style-name="ce4" office:value-type="string" calcext:value-type="string">
            <text:p>2019-12-10 14:37:3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35]+1/LOOKUP([.B836];[.$G$2:.$H$452];[.$I$2:.$I$452] )" office:value-type="float" office:value="379.666666666666" calcext:value-type="float">
            <text:p>379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36.0</text:p>
          </table:table-cell>
          <table:table-cell table:style-name="ce4" office:value-type="string" calcext:value-type="string">
            <text:p>2019-12-10 14:37:3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36]+1/LOOKUP([.B837];[.$G$2:.$H$452];[.$I$2:.$I$452] )" office:value-type="float" office:value="380.166666666666" calcext:value-type="float">
            <text:p>380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37.0</text:p>
          </table:table-cell>
          <table:table-cell table:style-name="ce4" office:value-type="string" calcext:value-type="string">
            <text:p>2019-12-10 14:37:3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37]+1/LOOKUP([.B838];[.$G$2:.$H$452];[.$I$2:.$I$452] )" office:value-type="float" office:value="380.666666666666" calcext:value-type="float">
            <text:p>380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38.0</text:p>
          </table:table-cell>
          <table:table-cell table:style-name="ce4" office:value-type="string" calcext:value-type="string">
            <text:p>2019-12-10 14:37:3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38]+1/LOOKUP([.B839];[.$G$2:.$H$452];[.$I$2:.$I$452] )" office:value-type="float" office:value="381.166666666666" calcext:value-type="float">
            <text:p>381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39.0</text:p>
          </table:table-cell>
          <table:table-cell table:style-name="ce4" office:value-type="string" calcext:value-type="string">
            <text:p>2019-12-10 14:37:3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39]+1/LOOKUP([.B840];[.$G$2:.$H$452];[.$I$2:.$I$452] )" office:value-type="float" office:value="381.666666666666" calcext:value-type="float">
            <text:p>381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0.0</text:p>
          </table:table-cell>
          <table:table-cell table:style-name="ce4" office:value-type="string" calcext:value-type="string">
            <text:p>2019-12-10 14:37:3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40]+1/LOOKUP([.B841];[.$G$2:.$H$452];[.$I$2:.$I$452] )" office:value-type="float" office:value="381.999999999999" calcext:value-type="float">
            <text:p>381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1.0</text:p>
          </table:table-cell>
          <table:table-cell table:style-name="ce4" office:value-type="string" calcext:value-type="string">
            <text:p>2019-12-10 14:37:3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41]+1/LOOKUP([.B842];[.$G$2:.$H$452];[.$I$2:.$I$452] )" office:value-type="float" office:value="382.333333333332" calcext:value-type="float">
            <text:p>382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2.0</text:p>
          </table:table-cell>
          <table:table-cell table:style-name="ce4" office:value-type="string" calcext:value-type="string">
            <text:p>2019-12-10 14:37:3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42]+1/LOOKUP([.B843];[.$G$2:.$H$452];[.$I$2:.$I$452] )" office:value-type="float" office:value="382.666666666666" calcext:value-type="float">
            <text:p>382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3.0</text:p>
          </table:table-cell>
          <table:table-cell table:style-name="ce4" office:value-type="string" calcext:value-type="string">
            <text:p>2019-12-10 14:37:3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43]+1/LOOKUP([.B844];[.$G$2:.$H$452];[.$I$2:.$I$452] )" office:value-type="float" office:value="383.166666666666" calcext:value-type="float">
            <text:p>383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4.0</text:p>
          </table:table-cell>
          <table:table-cell table:style-name="ce4" office:value-type="string" calcext:value-type="string">
            <text:p>2019-12-10 14:37:3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44]+1/LOOKUP([.B845];[.$G$2:.$H$452];[.$I$2:.$I$452] )" office:value-type="float" office:value="383.666666666666" calcext:value-type="float">
            <text:p>383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5.0</text:p>
          </table:table-cell>
          <table:table-cell table:style-name="ce4" office:value-type="string" calcext:value-type="string">
            <text:p>2019-12-10 14:37:3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45]+1/LOOKUP([.B846];[.$G$2:.$H$452];[.$I$2:.$I$452] )" office:value-type="float" office:value="384.166666666666" calcext:value-type="float">
            <text:p>384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6.0</text:p>
          </table:table-cell>
          <table:table-cell table:style-name="ce4" office:value-type="string" calcext:value-type="string">
            <text:p>2019-12-10 14:37:3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46]+1/LOOKUP([.B847];[.$G$2:.$H$452];[.$I$2:.$I$452] )" office:value-type="float" office:value="384.666666666666" calcext:value-type="float">
            <text:p>384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7.0</text:p>
          </table:table-cell>
          <table:table-cell table:style-name="ce4" office:value-type="string" calcext:value-type="string">
            <text:p>2019-12-10 14:37:3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47]+1/LOOKUP([.B848];[.$G$2:.$H$452];[.$I$2:.$I$452] )" office:value-type="float" office:value="385.166666666666" calcext:value-type="float">
            <text:p>385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8.0</text:p>
          </table:table-cell>
          <table:table-cell table:style-name="ce4" office:value-type="string" calcext:value-type="string">
            <text:p>2019-12-10 14:37:3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48]+1/LOOKUP([.B849];[.$G$2:.$H$452];[.$I$2:.$I$452] )" office:value-type="float" office:value="385.666666666666" calcext:value-type="float">
            <text:p>385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9.0</text:p>
          </table:table-cell>
          <table:table-cell table:style-name="ce4" office:value-type="string" calcext:value-type="string">
            <text:p>2019-12-10 14:37:3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49]+1/LOOKUP([.B850];[.$G$2:.$H$452];[.$I$2:.$I$452] )" office:value-type="float" office:value="386.166666666666" calcext:value-type="float">
            <text:p>386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50.0</text:p>
          </table:table-cell>
          <table:table-cell table:style-name="ce4" office:value-type="string" calcext:value-type="string">
            <text:p>2019-12-10 14:37:3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50]+1/LOOKUP([.B851];[.$G$2:.$H$452];[.$I$2:.$I$452] )" office:value-type="float" office:value="386.666666666666" calcext:value-type="float">
            <text:p>386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51.0</text:p>
          </table:table-cell>
          <table:table-cell table:style-name="ce4" office:value-type="string" calcext:value-type="string">
            <text:p>2019-12-10 14:37:3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51]+1/LOOKUP([.B852];[.$G$2:.$H$452];[.$I$2:.$I$452] )" office:value-type="float" office:value="386.999999999999" calcext:value-type="float">
            <text:p>386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52.0</text:p>
          </table:table-cell>
          <table:table-cell table:style-name="ce4" office:value-type="string" calcext:value-type="string">
            <text:p>2019-12-10 14:37:3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52]+1/LOOKUP([.B853];[.$G$2:.$H$452];[.$I$2:.$I$452] )" office:value-type="float" office:value="387.333333333332" calcext:value-type="float">
            <text:p>387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53.0</text:p>
          </table:table-cell>
          <table:table-cell table:style-name="ce4" office:value-type="string" calcext:value-type="string">
            <text:p>2019-12-10 14:37:3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53]+1/LOOKUP([.B854];[.$G$2:.$H$452];[.$I$2:.$I$452] )" office:value-type="float" office:value="387.666666666666" calcext:value-type="float">
            <text:p>387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54.0</text:p>
          </table:table-cell>
          <table:table-cell table:style-name="ce4" office:value-type="string" calcext:value-type="string">
            <text:p>2019-12-10 14:37:4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54]+1/LOOKUP([.B855];[.$G$2:.$H$452];[.$I$2:.$I$452] )" office:value-type="float" office:value="388.166666666666" calcext:value-type="float">
            <text:p>388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55.0</text:p>
          </table:table-cell>
          <table:table-cell table:style-name="ce4" office:value-type="string" calcext:value-type="string">
            <text:p>2019-12-10 14:37:4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55]+1/LOOKUP([.B856];[.$G$2:.$H$452];[.$I$2:.$I$452] )" office:value-type="float" office:value="388.666666666666" calcext:value-type="float">
            <text:p>388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56.0</text:p>
          </table:table-cell>
          <table:table-cell table:style-name="ce4" office:value-type="string" calcext:value-type="string">
            <text:p>2019-12-10 14:37:4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56]+1/LOOKUP([.B857];[.$G$2:.$H$452];[.$I$2:.$I$452] )" office:value-type="float" office:value="389.166666666666" calcext:value-type="float">
            <text:p>389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57.0</text:p>
          </table:table-cell>
          <table:table-cell table:style-name="ce4" office:value-type="string" calcext:value-type="string">
            <text:p>2019-12-10 14:37:4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57]+1/LOOKUP([.B858];[.$G$2:.$H$452];[.$I$2:.$I$452] )" office:value-type="float" office:value="389.666666666666" calcext:value-type="float">
            <text:p>389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58.0</text:p>
          </table:table-cell>
          <table:table-cell table:style-name="ce4" office:value-type="string" calcext:value-type="string">
            <text:p>2019-12-10 14:37:4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58]+1/LOOKUP([.B859];[.$G$2:.$H$452];[.$I$2:.$I$452] )" office:value-type="float" office:value="390.166666666666" calcext:value-type="float">
            <text:p>390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59.0</text:p>
          </table:table-cell>
          <table:table-cell table:style-name="ce4" office:value-type="string" calcext:value-type="string">
            <text:p>2019-12-10 14:37:4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59]+1/LOOKUP([.B860];[.$G$2:.$H$452];[.$I$2:.$I$452] )" office:value-type="float" office:value="390.666666666666" calcext:value-type="float">
            <text:p>390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60.0</text:p>
          </table:table-cell>
          <table:table-cell table:style-name="ce4" office:value-type="string" calcext:value-type="string">
            <text:p>2019-12-10 14:37:4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60]+1/LOOKUP([.B861];[.$G$2:.$H$452];[.$I$2:.$I$452] )" office:value-type="float" office:value="390.999999999999" calcext:value-type="float">
            <text:p>390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61.0</text:p>
          </table:table-cell>
          <table:table-cell table:style-name="ce4" office:value-type="string" calcext:value-type="string">
            <text:p>2019-12-10 14:37:4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61]+1/LOOKUP([.B862];[.$G$2:.$H$452];[.$I$2:.$I$452] )" office:value-type="float" office:value="391.333333333332" calcext:value-type="float">
            <text:p>391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62.0</text:p>
          </table:table-cell>
          <table:table-cell table:style-name="ce4" office:value-type="string" calcext:value-type="string">
            <text:p>2019-12-10 14:37:4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62]+1/LOOKUP([.B863];[.$G$2:.$H$452];[.$I$2:.$I$452] )" office:value-type="float" office:value="391.666666666666" calcext:value-type="float">
            <text:p>391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63.0</text:p>
          </table:table-cell>
          <table:table-cell table:style-name="ce4" office:value-type="string" calcext:value-type="string">
            <text:p>2019-12-10 14:37:4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63]+1/LOOKUP([.B864];[.$G$2:.$H$452];[.$I$2:.$I$452] )" office:value-type="float" office:value="392.166666666666" calcext:value-type="float">
            <text:p>392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64.0</text:p>
          </table:table-cell>
          <table:table-cell table:style-name="ce4" office:value-type="string" calcext:value-type="string">
            <text:p>2019-12-10 14:37:4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64]+1/LOOKUP([.B865];[.$G$2:.$H$452];[.$I$2:.$I$452] )" office:value-type="float" office:value="392.666666666666" calcext:value-type="float">
            <text:p>392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65.0</text:p>
          </table:table-cell>
          <table:table-cell table:style-name="ce4" office:value-type="string" calcext:value-type="string">
            <text:p>2019-12-10 14:37:4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65]+1/LOOKUP([.B866];[.$G$2:.$H$452];[.$I$2:.$I$452] )" office:value-type="float" office:value="393.166666666666" calcext:value-type="float">
            <text:p>393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66.0</text:p>
          </table:table-cell>
          <table:table-cell table:style-name="ce4" office:value-type="string" calcext:value-type="string">
            <text:p>2019-12-10 14:37:4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66]+1/LOOKUP([.B867];[.$G$2:.$H$452];[.$I$2:.$I$452] )" office:value-type="float" office:value="393.666666666666" calcext:value-type="float">
            <text:p>393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67.0</text:p>
          </table:table-cell>
          <table:table-cell table:style-name="ce4" office:value-type="string" calcext:value-type="string">
            <text:p>2019-12-10 14:37:4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67]+1/LOOKUP([.B868];[.$G$2:.$H$452];[.$I$2:.$I$452] )" office:value-type="float" office:value="394.166666666666" calcext:value-type="float">
            <text:p>394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68.0</text:p>
          </table:table-cell>
          <table:table-cell table:style-name="ce4" office:value-type="string" calcext:value-type="string">
            <text:p>2019-12-10 14:37:4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68]+1/LOOKUP([.B869];[.$G$2:.$H$452];[.$I$2:.$I$452] )" office:value-type="float" office:value="394.666666666666" calcext:value-type="float">
            <text:p>394.6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69.0</text:p>
          </table:table-cell>
          <table:table-cell table:style-name="ce4" office:value-type="string" calcext:value-type="string">
            <text:p>2019-12-10 14:37:4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69]+1/LOOKUP([.B870];[.$G$2:.$H$452];[.$I$2:.$I$452] )" office:value-type="float" office:value="394.999999999999" calcext:value-type="float">
            <text:p>394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70.0</text:p>
          </table:table-cell>
          <table:table-cell table:style-name="ce4" office:value-type="string" calcext:value-type="string">
            <text:p>2019-12-10 14:37:4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70]+1/LOOKUP([.B871];[.$G$2:.$H$452];[.$I$2:.$I$452] )" office:value-type="float" office:value="395.333333333332" calcext:value-type="float">
            <text:p>395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71.0</text:p>
          </table:table-cell>
          <table:table-cell table:style-name="ce4" office:value-type="string" calcext:value-type="string">
            <text:p>2019-12-10 14:37:4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71]+1/LOOKUP([.B872];[.$G$2:.$H$452];[.$I$2:.$I$452] )" office:value-type="float" office:value="395.666666666665" calcext:value-type="float">
            <text:p>395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72.0</text:p>
          </table:table-cell>
          <table:table-cell table:style-name="ce4" office:value-type="string" calcext:value-type="string">
            <text:p>2019-12-10 14:37:4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72]+1/LOOKUP([.B873];[.$G$2:.$H$452];[.$I$2:.$I$452] )" office:value-type="float" office:value="396.166666666665" calcext:value-type="float">
            <text:p>396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73.0</text:p>
          </table:table-cell>
          <table:table-cell table:style-name="ce4" office:value-type="string" calcext:value-type="string">
            <text:p>2019-12-10 14:37:4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73]+1/LOOKUP([.B874];[.$G$2:.$H$452];[.$I$2:.$I$452] )" office:value-type="float" office:value="396.666666666665" calcext:value-type="float">
            <text:p>396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74.0</text:p>
          </table:table-cell>
          <table:table-cell table:style-name="ce4" office:value-type="string" calcext:value-type="string">
            <text:p>2019-12-10 14:37:4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74]+1/LOOKUP([.B875];[.$G$2:.$H$452];[.$I$2:.$I$452] )" office:value-type="float" office:value="397.166666666666" calcext:value-type="float">
            <text:p>397.1666666666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75.0</text:p>
          </table:table-cell>
          <table:table-cell table:style-name="ce4" office:value-type="string" calcext:value-type="string">
            <text:p>2019-12-10 14:37:4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75]+1/LOOKUP([.B876];[.$G$2:.$H$452];[.$I$2:.$I$452] )" office:value-type="float" office:value="397.666666666665" calcext:value-type="float">
            <text:p>397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76.0</text:p>
          </table:table-cell>
          <table:table-cell table:style-name="ce4" office:value-type="string" calcext:value-type="string">
            <text:p>2019-12-10 14:37:5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76]+1/LOOKUP([.B877];[.$G$2:.$H$452];[.$I$2:.$I$452] )" office:value-type="float" office:value="398.166666666665" calcext:value-type="float">
            <text:p>398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77.0</text:p>
          </table:table-cell>
          <table:table-cell table:style-name="ce4" office:value-type="string" calcext:value-type="string">
            <text:p>2019-12-10 14:37:5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77]+1/LOOKUP([.B878];[.$G$2:.$H$452];[.$I$2:.$I$452] )" office:value-type="float" office:value="398.666666666665" calcext:value-type="float">
            <text:p>398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78.0</text:p>
          </table:table-cell>
          <table:table-cell table:style-name="ce4" office:value-type="string" calcext:value-type="string">
            <text:p>2019-12-10 14:37:5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78]+1/LOOKUP([.B879];[.$G$2:.$H$452];[.$I$2:.$I$452] )" office:value-type="float" office:value="399.166666666665" calcext:value-type="float">
            <text:p>399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79.0</text:p>
          </table:table-cell>
          <table:table-cell table:style-name="ce4" office:value-type="string" calcext:value-type="string">
            <text:p>2019-12-10 14:37:5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79]+1/LOOKUP([.B880];[.$G$2:.$H$452];[.$I$2:.$I$452] )" office:value-type="float" office:value="399.666666666665" calcext:value-type="float">
            <text:p>399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80.0</text:p>
          </table:table-cell>
          <table:table-cell table:style-name="ce4" office:value-type="string" calcext:value-type="string">
            <text:p>2019-12-10 14:37:5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80]+1/LOOKUP([.B881];[.$G$2:.$H$452];[.$I$2:.$I$452] )" office:value-type="float" office:value="399.999999999999" calcext:value-type="float">
            <text:p>399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81.0</text:p>
          </table:table-cell>
          <table:table-cell table:style-name="ce4" office:value-type="string" calcext:value-type="string">
            <text:p>2019-12-10 14:37:5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81]+1/LOOKUP([.B882];[.$G$2:.$H$452];[.$I$2:.$I$452] )" office:value-type="float" office:value="400.333333333332" calcext:value-type="float">
            <text:p>400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82.0</text:p>
          </table:table-cell>
          <table:table-cell table:style-name="ce4" office:value-type="string" calcext:value-type="string">
            <text:p>2019-12-10 14:37:5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82]+1/LOOKUP([.B883];[.$G$2:.$H$452];[.$I$2:.$I$452] )" office:value-type="float" office:value="400.666666666665" calcext:value-type="float">
            <text:p>400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83.0</text:p>
          </table:table-cell>
          <table:table-cell table:style-name="ce4" office:value-type="string" calcext:value-type="string">
            <text:p>2019-12-10 14:37:5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83]+1/LOOKUP([.B884];[.$G$2:.$H$452];[.$I$2:.$I$452] )" office:value-type="float" office:value="401.166666666665" calcext:value-type="float">
            <text:p>401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84.0</text:p>
          </table:table-cell>
          <table:table-cell table:style-name="ce4" office:value-type="string" calcext:value-type="string">
            <text:p>2019-12-10 14:37:5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84]+1/LOOKUP([.B885];[.$G$2:.$H$452];[.$I$2:.$I$452] )" office:value-type="float" office:value="401.666666666665" calcext:value-type="float">
            <text:p>401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85.0</text:p>
          </table:table-cell>
          <table:table-cell table:style-name="ce4" office:value-type="string" calcext:value-type="string">
            <text:p>2019-12-10 14:37:5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85]+1/LOOKUP([.B886];[.$G$2:.$H$452];[.$I$2:.$I$452] )" office:value-type="float" office:value="401.999999999999" calcext:value-type="float">
            <text:p>401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86.0</text:p>
          </table:table-cell>
          <table:table-cell table:style-name="ce4" office:value-type="string" calcext:value-type="string">
            <text:p>2019-12-10 14:37:5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86]+1/LOOKUP([.B887];[.$G$2:.$H$452];[.$I$2:.$I$452] )" office:value-type="float" office:value="402.333333333332" calcext:value-type="float">
            <text:p>402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87.0</text:p>
          </table:table-cell>
          <table:table-cell table:style-name="ce4" office:value-type="string" calcext:value-type="string">
            <text:p>2019-12-10 14:37:5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87]+1/LOOKUP([.B888];[.$G$2:.$H$452];[.$I$2:.$I$452] )" office:value-type="float" office:value="402.666666666665" calcext:value-type="float">
            <text:p>402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88.0</text:p>
          </table:table-cell>
          <table:table-cell table:style-name="ce4" office:value-type="string" calcext:value-type="string">
            <text:p>2019-12-10 14:37:5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88]+1/LOOKUP([.B889];[.$G$2:.$H$452];[.$I$2:.$I$452] )" office:value-type="float" office:value="403.166666666665" calcext:value-type="float">
            <text:p>403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89.0</text:p>
          </table:table-cell>
          <table:table-cell table:style-name="ce4" office:value-type="string" calcext:value-type="string">
            <text:p>2019-12-10 14:37:5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89]+1/LOOKUP([.B890];[.$G$2:.$H$452];[.$I$2:.$I$452] )" office:value-type="float" office:value="403.666666666665" calcext:value-type="float">
            <text:p>403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90.0</text:p>
          </table:table-cell>
          <table:table-cell table:style-name="ce4" office:value-type="string" calcext:value-type="string">
            <text:p>2019-12-10 14:37:5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90]+1/LOOKUP([.B891];[.$G$2:.$H$452];[.$I$2:.$I$452] )" office:value-type="float" office:value="404.166666666665" calcext:value-type="float">
            <text:p>404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91.0</text:p>
          </table:table-cell>
          <table:table-cell table:style-name="ce4" office:value-type="string" calcext:value-type="string">
            <text:p>2019-12-10 14:37:5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91]+1/LOOKUP([.B892];[.$G$2:.$H$452];[.$I$2:.$I$452] )" office:value-type="float" office:value="404.666666666665" calcext:value-type="float">
            <text:p>404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92.0</text:p>
          </table:table-cell>
          <table:table-cell table:style-name="ce4" office:value-type="string" calcext:value-type="string">
            <text:p>2019-12-10 14:37:5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92]+1/LOOKUP([.B893];[.$G$2:.$H$452];[.$I$2:.$I$452] )" office:value-type="float" office:value="405.166666666665" calcext:value-type="float">
            <text:p>405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93.0</text:p>
          </table:table-cell>
          <table:table-cell table:style-name="ce4" office:value-type="string" calcext:value-type="string">
            <text:p>2019-12-10 14:37:5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93]+1/LOOKUP([.B894];[.$G$2:.$H$452];[.$I$2:.$I$452] )" office:value-type="float" office:value="405.666666666665" calcext:value-type="float">
            <text:p>405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94.0</text:p>
          </table:table-cell>
          <table:table-cell table:style-name="ce4" office:value-type="string" calcext:value-type="string">
            <text:p>2019-12-10 14:37:5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94]+1/LOOKUP([.B895];[.$G$2:.$H$452];[.$I$2:.$I$452] )" office:value-type="float" office:value="406.166666666665" calcext:value-type="float">
            <text:p>406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95.0</text:p>
          </table:table-cell>
          <table:table-cell table:style-name="ce4" office:value-type="string" calcext:value-type="string">
            <text:p>2019-12-10 14:37:5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95]+1/LOOKUP([.B896];[.$G$2:.$H$452];[.$I$2:.$I$452] )" office:value-type="float" office:value="406.666666666665" calcext:value-type="float">
            <text:p>406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96.0</text:p>
          </table:table-cell>
          <table:table-cell table:style-name="ce4" office:value-type="string" calcext:value-type="string">
            <text:p>2019-12-10 14:37:5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96]+1/LOOKUP([.B897];[.$G$2:.$H$452];[.$I$2:.$I$452] )" office:value-type="float" office:value="407.166666666665" calcext:value-type="float">
            <text:p>407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97.0</text:p>
          </table:table-cell>
          <table:table-cell table:style-name="ce4" office:value-type="string" calcext:value-type="string">
            <text:p>2019-12-10 14:37:5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97]+1/LOOKUP([.B898];[.$G$2:.$H$452];[.$I$2:.$I$452] )" office:value-type="float" office:value="407.666666666665" calcext:value-type="float">
            <text:p>407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98.0</text:p>
          </table:table-cell>
          <table:table-cell table:style-name="ce4" office:value-type="string" calcext:value-type="string">
            <text:p>2019-12-10 14:38:0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98]+1/LOOKUP([.B899];[.$G$2:.$H$452];[.$I$2:.$I$452] )" office:value-type="float" office:value="408.166666666665" calcext:value-type="float">
            <text:p>408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99.0</text:p>
          </table:table-cell>
          <table:table-cell table:style-name="ce4" office:value-type="string" calcext:value-type="string">
            <text:p>2019-12-10 14:38:0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899]+1/LOOKUP([.B900];[.$G$2:.$H$452];[.$I$2:.$I$452] )" office:value-type="float" office:value="408.666666666665" calcext:value-type="float">
            <text:p>408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00.0</text:p>
          </table:table-cell>
          <table:table-cell table:style-name="ce4" office:value-type="string" calcext:value-type="string">
            <text:p>2019-12-10 14:38:0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00]+1/LOOKUP([.B901];[.$G$2:.$H$452];[.$I$2:.$I$452] )" office:value-type="float" office:value="408.999999999999" calcext:value-type="float">
            <text:p>408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01.0</text:p>
          </table:table-cell>
          <table:table-cell table:style-name="ce4" office:value-type="string" calcext:value-type="string">
            <text:p>2019-12-10 14:38:0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01]+1/LOOKUP([.B902];[.$G$2:.$H$452];[.$I$2:.$I$452] )" office:value-type="float" office:value="409.333333333332" calcext:value-type="float">
            <text:p>409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02.0</text:p>
          </table:table-cell>
          <table:table-cell table:style-name="ce4" office:value-type="string" calcext:value-type="string">
            <text:p>2019-12-10 14:38:0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02]+1/LOOKUP([.B903];[.$G$2:.$H$452];[.$I$2:.$I$452] )" office:value-type="float" office:value="409.666666666665" calcext:value-type="float">
            <text:p>409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03.0</text:p>
          </table:table-cell>
          <table:table-cell table:style-name="ce4" office:value-type="string" calcext:value-type="string">
            <text:p>2019-12-10 14:38:0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03]+1/LOOKUP([.B904];[.$G$2:.$H$452];[.$I$2:.$I$452] )" office:value-type="float" office:value="410.166666666665" calcext:value-type="float">
            <text:p>410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04.0</text:p>
          </table:table-cell>
          <table:table-cell table:style-name="ce4" office:value-type="string" calcext:value-type="string">
            <text:p>2019-12-10 14:38:0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04]+1/LOOKUP([.B905];[.$G$2:.$H$452];[.$I$2:.$I$452] )" office:value-type="float" office:value="410.666666666665" calcext:value-type="float">
            <text:p>410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05.0</text:p>
          </table:table-cell>
          <table:table-cell table:style-name="ce4" office:value-type="string" calcext:value-type="string">
            <text:p>2019-12-10 14:38:0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05]+1/LOOKUP([.B906];[.$G$2:.$H$452];[.$I$2:.$I$452] )" office:value-type="float" office:value="411.166666666665" calcext:value-type="float">
            <text:p>411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06.0</text:p>
          </table:table-cell>
          <table:table-cell table:style-name="ce4" office:value-type="string" calcext:value-type="string">
            <text:p>2019-12-10 14:38:0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06]+1/LOOKUP([.B907];[.$G$2:.$H$452];[.$I$2:.$I$452] )" office:value-type="float" office:value="411.666666666665" calcext:value-type="float">
            <text:p>411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07.0</text:p>
          </table:table-cell>
          <table:table-cell table:style-name="ce4" office:value-type="string" calcext:value-type="string">
            <text:p>2019-12-10 14:38:0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07]+1/LOOKUP([.B908];[.$G$2:.$H$452];[.$I$2:.$I$452] )" office:value-type="float" office:value="412.166666666665" calcext:value-type="float">
            <text:p>412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08.0</text:p>
          </table:table-cell>
          <table:table-cell table:style-name="ce4" office:value-type="string" calcext:value-type="string">
            <text:p>2019-12-10 14:38:0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08]+1/LOOKUP([.B909];[.$G$2:.$H$452];[.$I$2:.$I$452] )" office:value-type="float" office:value="412.666666666665" calcext:value-type="float">
            <text:p>412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09.0</text:p>
          </table:table-cell>
          <table:table-cell table:style-name="ce4" office:value-type="string" calcext:value-type="string">
            <text:p>2019-12-10 14:38:0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09]+1/LOOKUP([.B910];[.$G$2:.$H$452];[.$I$2:.$I$452] )" office:value-type="float" office:value="413.166666666665" calcext:value-type="float">
            <text:p>413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0.0</text:p>
          </table:table-cell>
          <table:table-cell table:style-name="ce4" office:value-type="string" calcext:value-type="string">
            <text:p>2019-12-10 14:38:0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10]+1/LOOKUP([.B911];[.$G$2:.$H$452];[.$I$2:.$I$452] )" office:value-type="float" office:value="413.666666666665" calcext:value-type="float">
            <text:p>413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1.0</text:p>
          </table:table-cell>
          <table:table-cell table:style-name="ce4" office:value-type="string" calcext:value-type="string">
            <text:p>2019-12-10 14:38:0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11]+1/LOOKUP([.B912];[.$G$2:.$H$452];[.$I$2:.$I$452] )" office:value-type="float" office:value="414.166666666665" calcext:value-type="float">
            <text:p>414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2.0</text:p>
          </table:table-cell>
          <table:table-cell table:style-name="ce4" office:value-type="string" calcext:value-type="string">
            <text:p>2019-12-10 14:38:0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12]+1/LOOKUP([.B913];[.$G$2:.$H$452];[.$I$2:.$I$452] )" office:value-type="float" office:value="414.666666666665" calcext:value-type="float">
            <text:p>414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3.0</text:p>
          </table:table-cell>
          <table:table-cell table:style-name="ce4" office:value-type="string" calcext:value-type="string">
            <text:p>2019-12-10 14:38:0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13]+1/LOOKUP([.B914];[.$G$2:.$H$452];[.$I$2:.$I$452] )" office:value-type="float" office:value="415.166666666665" calcext:value-type="float">
            <text:p>415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4.0</text:p>
          </table:table-cell>
          <table:table-cell table:style-name="ce4" office:value-type="string" calcext:value-type="string">
            <text:p>2019-12-10 14:38:0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14]+1/LOOKUP([.B915];[.$G$2:.$H$452];[.$I$2:.$I$452] )" office:value-type="float" office:value="415.666666666665" calcext:value-type="float">
            <text:p>415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5.0</text:p>
          </table:table-cell>
          <table:table-cell table:style-name="ce4" office:value-type="string" calcext:value-type="string">
            <text:p>2019-12-10 14:38:0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15]+1/LOOKUP([.B916];[.$G$2:.$H$452];[.$I$2:.$I$452] )" office:value-type="float" office:value="415.999999999999" calcext:value-type="float">
            <text:p>415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6.0</text:p>
          </table:table-cell>
          <table:table-cell table:style-name="ce4" office:value-type="string" calcext:value-type="string">
            <text:p>2019-12-10 14:38:0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16]+1/LOOKUP([.B917];[.$G$2:.$H$452];[.$I$2:.$I$452] )" office:value-type="float" office:value="416.333333333332" calcext:value-type="float">
            <text:p>416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7.0</text:p>
          </table:table-cell>
          <table:table-cell table:style-name="ce4" office:value-type="string" calcext:value-type="string">
            <text:p>2019-12-10 14:38:0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17]+1/LOOKUP([.B918];[.$G$2:.$H$452];[.$I$2:.$I$452] )" office:value-type="float" office:value="416.666666666665" calcext:value-type="float">
            <text:p>416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8.0</text:p>
          </table:table-cell>
          <table:table-cell table:style-name="ce4" office:value-type="string" calcext:value-type="string">
            <text:p>2019-12-10 14:38:0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18]+1/LOOKUP([.B919];[.$G$2:.$H$452];[.$I$2:.$I$452] )" office:value-type="float" office:value="417.166666666665" calcext:value-type="float">
            <text:p>417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9.0</text:p>
          </table:table-cell>
          <table:table-cell table:style-name="ce4" office:value-type="string" calcext:value-type="string">
            <text:p>2019-12-10 14:38:0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19]+1/LOOKUP([.B920];[.$G$2:.$H$452];[.$I$2:.$I$452] )" office:value-type="float" office:value="417.666666666665" calcext:value-type="float">
            <text:p>417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0.0</text:p>
          </table:table-cell>
          <table:table-cell table:style-name="ce4" office:value-type="string" calcext:value-type="string">
            <text:p>2019-12-10 14:38:1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20]+1/LOOKUP([.B921];[.$G$2:.$H$452];[.$I$2:.$I$452] )" office:value-type="float" office:value="418.166666666665" calcext:value-type="float">
            <text:p>418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1.0</text:p>
          </table:table-cell>
          <table:table-cell table:style-name="ce4" office:value-type="string" calcext:value-type="string">
            <text:p>2019-12-10 14:38:1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21]+1/LOOKUP([.B922];[.$G$2:.$H$452];[.$I$2:.$I$452] )" office:value-type="float" office:value="418.666666666665" calcext:value-type="float">
            <text:p>418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2.0</text:p>
          </table:table-cell>
          <table:table-cell table:style-name="ce4" office:value-type="string" calcext:value-type="string">
            <text:p>2019-12-10 14:38:1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22]+1/LOOKUP([.B923];[.$G$2:.$H$452];[.$I$2:.$I$452] )" office:value-type="float" office:value="419.166666666665" calcext:value-type="float">
            <text:p>419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3.0</text:p>
          </table:table-cell>
          <table:table-cell table:style-name="ce4" office:value-type="string" calcext:value-type="string">
            <text:p>2019-12-10 14:38:1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23]+1/LOOKUP([.B924];[.$G$2:.$H$452];[.$I$2:.$I$452] )" office:value-type="float" office:value="419.666666666665" calcext:value-type="float">
            <text:p>419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4.0</text:p>
          </table:table-cell>
          <table:table-cell table:style-name="ce4" office:value-type="string" calcext:value-type="string">
            <text:p>2019-12-10 14:38:1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24]+1/LOOKUP([.B925];[.$G$2:.$H$452];[.$I$2:.$I$452] )" office:value-type="float" office:value="420.166666666665" calcext:value-type="float">
            <text:p>420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5.0</text:p>
          </table:table-cell>
          <table:table-cell table:style-name="ce4" office:value-type="string" calcext:value-type="string">
            <text:p>2019-12-10 14:38:1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25]+1/LOOKUP([.B926];[.$G$2:.$H$452];[.$I$2:.$I$452] )" office:value-type="float" office:value="420.666666666665" calcext:value-type="float">
            <text:p>420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6.0</text:p>
          </table:table-cell>
          <table:table-cell table:style-name="ce4" office:value-type="string" calcext:value-type="string">
            <text:p>2019-12-10 14:38:1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26]+1/LOOKUP([.B927];[.$G$2:.$H$452];[.$I$2:.$I$452] )" office:value-type="float" office:value="421.166666666665" calcext:value-type="float">
            <text:p>421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7.0</text:p>
          </table:table-cell>
          <table:table-cell table:style-name="ce4" office:value-type="string" calcext:value-type="string">
            <text:p>2019-12-10 14:38:1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27]+1/LOOKUP([.B928];[.$G$2:.$H$452];[.$I$2:.$I$452] )" office:value-type="float" office:value="421.666666666665" calcext:value-type="float">
            <text:p>421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8.0</text:p>
          </table:table-cell>
          <table:table-cell table:style-name="ce4" office:value-type="string" calcext:value-type="string">
            <text:p>2019-12-10 14:38:1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28]+1/LOOKUP([.B929];[.$G$2:.$H$452];[.$I$2:.$I$452] )" office:value-type="float" office:value="422.166666666665" calcext:value-type="float">
            <text:p>422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9.0</text:p>
          </table:table-cell>
          <table:table-cell table:style-name="ce4" office:value-type="string" calcext:value-type="string">
            <text:p>2019-12-10 14:38:1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29]+1/LOOKUP([.B930];[.$G$2:.$H$452];[.$I$2:.$I$452] )" office:value-type="float" office:value="422.666666666665" calcext:value-type="float">
            <text:p>422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30.0</text:p>
          </table:table-cell>
          <table:table-cell table:style-name="ce4" office:value-type="string" calcext:value-type="string">
            <text:p>2019-12-10 14:38:1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30]+1/LOOKUP([.B931];[.$G$2:.$H$452];[.$I$2:.$I$452] )" office:value-type="float" office:value="422.999999999999" calcext:value-type="float">
            <text:p>422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31.0</text:p>
          </table:table-cell>
          <table:table-cell table:style-name="ce4" office:value-type="string" calcext:value-type="string">
            <text:p>2019-12-10 14:38:1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31]+1/LOOKUP([.B932];[.$G$2:.$H$452];[.$I$2:.$I$452] )" office:value-type="float" office:value="423.333333333332" calcext:value-type="float">
            <text:p>423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32.0</text:p>
          </table:table-cell>
          <table:table-cell table:style-name="ce4" office:value-type="string" calcext:value-type="string">
            <text:p>2019-12-10 14:38:1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32]+1/LOOKUP([.B933];[.$G$2:.$H$452];[.$I$2:.$I$452] )" office:value-type="float" office:value="423.666666666665" calcext:value-type="float">
            <text:p>423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33.0</text:p>
          </table:table-cell>
          <table:table-cell table:style-name="ce4" office:value-type="string" calcext:value-type="string">
            <text:p>2019-12-10 14:38:1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33]+1/LOOKUP([.B934];[.$G$2:.$H$452];[.$I$2:.$I$452] )" office:value-type="float" office:value="424.166666666665" calcext:value-type="float">
            <text:p>424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34.0</text:p>
          </table:table-cell>
          <table:table-cell table:style-name="ce4" office:value-type="string" calcext:value-type="string">
            <text:p>2019-12-10 14:38:1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34]+1/LOOKUP([.B935];[.$G$2:.$H$452];[.$I$2:.$I$452] )" office:value-type="float" office:value="424.666666666665" calcext:value-type="float">
            <text:p>424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35.0</text:p>
          </table:table-cell>
          <table:table-cell table:style-name="ce4" office:value-type="string" calcext:value-type="string">
            <text:p>2019-12-10 14:38:1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35]+1/LOOKUP([.B936];[.$G$2:.$H$452];[.$I$2:.$I$452] )" office:value-type="float" office:value="425.166666666665" calcext:value-type="float">
            <text:p>425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36.0</text:p>
          </table:table-cell>
          <table:table-cell table:style-name="ce4" office:value-type="string" calcext:value-type="string">
            <text:p>2019-12-10 14:38:1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36]+1/LOOKUP([.B937];[.$G$2:.$H$452];[.$I$2:.$I$452] )" office:value-type="float" office:value="425.666666666665" calcext:value-type="float">
            <text:p>425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37.0</text:p>
          </table:table-cell>
          <table:table-cell table:style-name="ce4" office:value-type="string" calcext:value-type="string">
            <text:p>2019-12-10 14:38:1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37]+1/LOOKUP([.B938];[.$G$2:.$H$452];[.$I$2:.$I$452] )" office:value-type="float" office:value="426.166666666665" calcext:value-type="float">
            <text:p>426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38.0</text:p>
          </table:table-cell>
          <table:table-cell table:style-name="ce4" office:value-type="string" calcext:value-type="string">
            <text:p>2019-12-10 14:38:1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38]+1/LOOKUP([.B939];[.$G$2:.$H$452];[.$I$2:.$I$452] )" office:value-type="float" office:value="426.666666666665" calcext:value-type="float">
            <text:p>426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39.0</text:p>
          </table:table-cell>
          <table:table-cell table:style-name="ce4" office:value-type="string" calcext:value-type="string">
            <text:p>2019-12-10 14:38:1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39]+1/LOOKUP([.B940];[.$G$2:.$H$452];[.$I$2:.$I$452] )" office:value-type="float" office:value="427.166666666665" calcext:value-type="float">
            <text:p>427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0.0</text:p>
          </table:table-cell>
          <table:table-cell table:style-name="ce4" office:value-type="string" calcext:value-type="string">
            <text:p>2019-12-10 14:38:1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40]+1/LOOKUP([.B941];[.$G$2:.$H$452];[.$I$2:.$I$452] )" office:value-type="float" office:value="427.666666666665" calcext:value-type="float">
            <text:p>427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1.0</text:p>
          </table:table-cell>
          <table:table-cell table:style-name="ce4" office:value-type="string" calcext:value-type="string">
            <text:p>2019-12-10 14:38:2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41]+1/LOOKUP([.B942];[.$G$2:.$H$452];[.$I$2:.$I$452] )" office:value-type="float" office:value="427.999999999999" calcext:value-type="float">
            <text:p>427.9999999999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2.0</text:p>
          </table:table-cell>
          <table:table-cell table:style-name="ce4" office:value-type="string" calcext:value-type="string">
            <text:p>2019-12-10 14:38:2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42]+1/LOOKUP([.B943];[.$G$2:.$H$452];[.$I$2:.$I$452] )" office:value-type="float" office:value="428.333333333332" calcext:value-type="float">
            <text:p>428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3.0</text:p>
          </table:table-cell>
          <table:table-cell table:style-name="ce4" office:value-type="string" calcext:value-type="string">
            <text:p>2019-12-10 14:38:2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43]+1/LOOKUP([.B944];[.$G$2:.$H$452];[.$I$2:.$I$452] )" office:value-type="float" office:value="428.666666666665" calcext:value-type="float">
            <text:p>428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4.0</text:p>
          </table:table-cell>
          <table:table-cell table:style-name="ce4" office:value-type="string" calcext:value-type="string">
            <text:p>2019-12-10 14:38:2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44]+1/LOOKUP([.B945];[.$G$2:.$H$452];[.$I$2:.$I$452] )" office:value-type="float" office:value="429.166666666665" calcext:value-type="float">
            <text:p>429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5.0</text:p>
          </table:table-cell>
          <table:table-cell table:style-name="ce4" office:value-type="string" calcext:value-type="string">
            <text:p>2019-12-10 14:38:2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45]+1/LOOKUP([.B946];[.$G$2:.$H$452];[.$I$2:.$I$452] )" office:value-type="float" office:value="429.666666666665" calcext:value-type="float">
            <text:p>429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6.0</text:p>
          </table:table-cell>
          <table:table-cell table:style-name="ce4" office:value-type="string" calcext:value-type="string">
            <text:p>2019-12-10 14:38:2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46]+1/LOOKUP([.B947];[.$G$2:.$H$452];[.$I$2:.$I$452] )" office:value-type="float" office:value="430.166666666665" calcext:value-type="float">
            <text:p>430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7.0</text:p>
          </table:table-cell>
          <table:table-cell table:style-name="ce4" office:value-type="string" calcext:value-type="string">
            <text:p>2019-12-10 14:38:2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47]+1/LOOKUP([.B948];[.$G$2:.$H$452];[.$I$2:.$I$452] )" office:value-type="float" office:value="430.666666666665" calcext:value-type="float">
            <text:p>430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8.0</text:p>
          </table:table-cell>
          <table:table-cell table:style-name="ce4" office:value-type="string" calcext:value-type="string">
            <text:p>2019-12-10 14:38:2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48]+1/LOOKUP([.B949];[.$G$2:.$H$452];[.$I$2:.$I$452] )" office:value-type="float" office:value="431.166666666665" calcext:value-type="float">
            <text:p>431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9.0</text:p>
          </table:table-cell>
          <table:table-cell table:style-name="ce4" office:value-type="string" calcext:value-type="string">
            <text:p>2019-12-10 14:38:2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49]+1/LOOKUP([.B950];[.$G$2:.$H$452];[.$I$2:.$I$452] )" office:value-type="float" office:value="431.666666666665" calcext:value-type="float">
            <text:p>431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50.0</text:p>
          </table:table-cell>
          <table:table-cell table:style-name="ce4" office:value-type="string" calcext:value-type="string">
            <text:p>2019-12-10 14:38:2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50]+1/LOOKUP([.B951];[.$G$2:.$H$452];[.$I$2:.$I$452] )" office:value-type="float" office:value="431.999999999998" calcext:value-type="float">
            <text:p>431.9999999999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51.0</text:p>
          </table:table-cell>
          <table:table-cell table:style-name="ce4" office:value-type="string" calcext:value-type="string">
            <text:p>2019-12-10 14:38:2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51]+1/LOOKUP([.B952];[.$G$2:.$H$452];[.$I$2:.$I$452] )" office:value-type="float" office:value="432.333333333332" calcext:value-type="float">
            <text:p>432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52.0</text:p>
          </table:table-cell>
          <table:table-cell table:style-name="ce4" office:value-type="string" calcext:value-type="string">
            <text:p>2019-12-10 14:38:2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52]+1/LOOKUP([.B953];[.$G$2:.$H$452];[.$I$2:.$I$452] )" office:value-type="float" office:value="432.666666666665" calcext:value-type="float">
            <text:p>432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53.0</text:p>
          </table:table-cell>
          <table:table-cell table:style-name="ce4" office:value-type="string" calcext:value-type="string">
            <text:p>2019-12-10 14:38:2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53]+1/LOOKUP([.B954];[.$G$2:.$H$452];[.$I$2:.$I$452] )" office:value-type="float" office:value="433.166666666665" calcext:value-type="float">
            <text:p>433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54.0</text:p>
          </table:table-cell>
          <table:table-cell table:style-name="ce4" office:value-type="string" calcext:value-type="string">
            <text:p>2019-12-10 14:38:2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54]+1/LOOKUP([.B955];[.$G$2:.$H$452];[.$I$2:.$I$452] )" office:value-type="float" office:value="433.666666666665" calcext:value-type="float">
            <text:p>433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55.0</text:p>
          </table:table-cell>
          <table:table-cell table:style-name="ce4" office:value-type="string" calcext:value-type="string">
            <text:p>2019-12-10 14:38:2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55]+1/LOOKUP([.B956];[.$G$2:.$H$452];[.$I$2:.$I$452] )" office:value-type="float" office:value="434.166666666665" calcext:value-type="float">
            <text:p>434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56.0</text:p>
          </table:table-cell>
          <table:table-cell table:style-name="ce4" office:value-type="string" calcext:value-type="string">
            <text:p>2019-12-10 14:38:2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56]+1/LOOKUP([.B957];[.$G$2:.$H$452];[.$I$2:.$I$452] )" office:value-type="float" office:value="434.666666666665" calcext:value-type="float">
            <text:p>434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57.0</text:p>
          </table:table-cell>
          <table:table-cell table:style-name="ce4" office:value-type="string" calcext:value-type="string">
            <text:p>2019-12-10 14:38:2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57]+1/LOOKUP([.B958];[.$G$2:.$H$452];[.$I$2:.$I$452] )" office:value-type="float" office:value="435.166666666665" calcext:value-type="float">
            <text:p>435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58.0</text:p>
          </table:table-cell>
          <table:table-cell table:style-name="ce4" office:value-type="string" calcext:value-type="string">
            <text:p>2019-12-10 14:38:2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58]+1/LOOKUP([.B959];[.$G$2:.$H$452];[.$I$2:.$I$452] )" office:value-type="float" office:value="435.666666666665" calcext:value-type="float">
            <text:p>435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59.0</text:p>
          </table:table-cell>
          <table:table-cell table:style-name="ce4" office:value-type="string" calcext:value-type="string">
            <text:p>2019-12-10 14:38:2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59]+1/LOOKUP([.B960];[.$G$2:.$H$452];[.$I$2:.$I$452] )" office:value-type="float" office:value="435.999999999998" calcext:value-type="float">
            <text:p>435.9999999999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60.0</text:p>
          </table:table-cell>
          <table:table-cell table:style-name="ce4" office:value-type="string" calcext:value-type="string">
            <text:p>2019-12-10 14:38:2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60]+1/LOOKUP([.B961];[.$G$2:.$H$452];[.$I$2:.$I$452] )" office:value-type="float" office:value="436.333333333332" calcext:value-type="float">
            <text:p>436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61.0</text:p>
          </table:table-cell>
          <table:table-cell table:style-name="ce4" office:value-type="string" calcext:value-type="string">
            <text:p>2019-12-10 14:38:2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61]+1/LOOKUP([.B962];[.$G$2:.$H$452];[.$I$2:.$I$452] )" office:value-type="float" office:value="436.666666666665" calcext:value-type="float">
            <text:p>436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62.0</text:p>
          </table:table-cell>
          <table:table-cell table:style-name="ce4" office:value-type="string" calcext:value-type="string">
            <text:p>2019-12-10 14:38:2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62]+1/LOOKUP([.B963];[.$G$2:.$H$452];[.$I$2:.$I$452] )" office:value-type="float" office:value="437.166666666665" calcext:value-type="float">
            <text:p>437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63.0</text:p>
          </table:table-cell>
          <table:table-cell table:style-name="ce4" office:value-type="string" calcext:value-type="string">
            <text:p>2019-12-10 14:38:2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63]+1/LOOKUP([.B964];[.$G$2:.$H$452];[.$I$2:.$I$452] )" office:value-type="float" office:value="437.666666666665" calcext:value-type="float">
            <text:p>437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64.0</text:p>
          </table:table-cell>
          <table:table-cell table:style-name="ce4" office:value-type="string" calcext:value-type="string">
            <text:p>2019-12-10 14:38:3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64]+1/LOOKUP([.B965];[.$G$2:.$H$452];[.$I$2:.$I$452] )" office:value-type="float" office:value="438.166666666665" calcext:value-type="float">
            <text:p>438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65.0</text:p>
          </table:table-cell>
          <table:table-cell table:style-name="ce4" office:value-type="string" calcext:value-type="string">
            <text:p>2019-12-10 14:38:3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65]+1/LOOKUP([.B966];[.$G$2:.$H$452];[.$I$2:.$I$452] )" office:value-type="float" office:value="438.666666666665" calcext:value-type="float">
            <text:p>438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66.0</text:p>
          </table:table-cell>
          <table:table-cell table:style-name="ce4" office:value-type="string" calcext:value-type="string">
            <text:p>2019-12-10 14:38:3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66]+1/LOOKUP([.B967];[.$G$2:.$H$452];[.$I$2:.$I$452] )" office:value-type="float" office:value="439.166666666665" calcext:value-type="float">
            <text:p>439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67.0</text:p>
          </table:table-cell>
          <table:table-cell table:style-name="ce4" office:value-type="string" calcext:value-type="string">
            <text:p>2019-12-10 14:38:3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67]+1/LOOKUP([.B968];[.$G$2:.$H$452];[.$I$2:.$I$452] )" office:value-type="float" office:value="439.666666666665" calcext:value-type="float">
            <text:p>439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68.0</text:p>
          </table:table-cell>
          <table:table-cell table:style-name="ce4" office:value-type="string" calcext:value-type="string">
            <text:p>2019-12-10 14:38:3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68]+1/LOOKUP([.B969];[.$G$2:.$H$452];[.$I$2:.$I$452] )" office:value-type="float" office:value="440.166666666665" calcext:value-type="float">
            <text:p>440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69.0</text:p>
          </table:table-cell>
          <table:table-cell table:style-name="ce4" office:value-type="string" calcext:value-type="string">
            <text:p>2019-12-10 14:38:3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69]+1/LOOKUP([.B970];[.$G$2:.$H$452];[.$I$2:.$I$452] )" office:value-type="float" office:value="440.666666666665" calcext:value-type="float">
            <text:p>440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70.0</text:p>
          </table:table-cell>
          <table:table-cell table:style-name="ce4" office:value-type="string" calcext:value-type="string">
            <text:p>2019-12-10 14:38:3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70]+1/LOOKUP([.B971];[.$G$2:.$H$452];[.$I$2:.$I$452] )" office:value-type="float" office:value="441.166666666665" calcext:value-type="float">
            <text:p>441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71.0</text:p>
          </table:table-cell>
          <table:table-cell table:style-name="ce4" office:value-type="string" calcext:value-type="string">
            <text:p>2019-12-10 14:38:33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71]+1/LOOKUP([.B972];[.$G$2:.$H$452];[.$I$2:.$I$452] )" office:value-type="float" office:value="441.666666666665" calcext:value-type="float">
            <text:p>441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72.0</text:p>
          </table:table-cell>
          <table:table-cell table:style-name="ce4" office:value-type="string" calcext:value-type="string">
            <text:p>2019-12-10 14:38:3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72]+1/LOOKUP([.B973];[.$G$2:.$H$452];[.$I$2:.$I$452] )" office:value-type="float" office:value="441.999999999998" calcext:value-type="float">
            <text:p>441.9999999999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73.0</text:p>
          </table:table-cell>
          <table:table-cell table:style-name="ce4" office:value-type="string" calcext:value-type="string">
            <text:p>2019-12-10 14:38:3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73]+1/LOOKUP([.B974];[.$G$2:.$H$452];[.$I$2:.$I$452] )" office:value-type="float" office:value="442.333333333332" calcext:value-type="float">
            <text:p>442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74.0</text:p>
          </table:table-cell>
          <table:table-cell table:style-name="ce4" office:value-type="string" calcext:value-type="string">
            <text:p>2019-12-10 14:38:34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74]+1/LOOKUP([.B975];[.$G$2:.$H$452];[.$I$2:.$I$452] )" office:value-type="float" office:value="442.666666666665" calcext:value-type="float">
            <text:p>442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75.0</text:p>
          </table:table-cell>
          <table:table-cell table:style-name="ce4" office:value-type="string" calcext:value-type="string">
            <text:p>2019-12-10 14:38:3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75]+1/LOOKUP([.B976];[.$G$2:.$H$452];[.$I$2:.$I$452] )" office:value-type="float" office:value="443.166666666665" calcext:value-type="float">
            <text:p>443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76.0</text:p>
          </table:table-cell>
          <table:table-cell table:style-name="ce4" office:value-type="string" calcext:value-type="string">
            <text:p>2019-12-10 14:38:35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76]+1/LOOKUP([.B977];[.$G$2:.$H$452];[.$I$2:.$I$452] )" office:value-type="float" office:value="443.666666666665" calcext:value-type="float">
            <text:p>443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77.0</text:p>
          </table:table-cell>
          <table:table-cell table:style-name="ce4" office:value-type="string" calcext:value-type="string">
            <text:p>2019-12-10 14:38:3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77]+1/LOOKUP([.B978];[.$G$2:.$H$452];[.$I$2:.$I$452] )" office:value-type="float" office:value="443.999999999998" calcext:value-type="float">
            <text:p>443.9999999999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78.0</text:p>
          </table:table-cell>
          <table:table-cell table:style-name="ce4" office:value-type="string" calcext:value-type="string">
            <text:p>2019-12-10 14:38:3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78]+1/LOOKUP([.B979];[.$G$2:.$H$452];[.$I$2:.$I$452] )" office:value-type="float" office:value="444.333333333332" calcext:value-type="float">
            <text:p>444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79.0</text:p>
          </table:table-cell>
          <table:table-cell table:style-name="ce4" office:value-type="string" calcext:value-type="string">
            <text:p>2019-12-10 14:38:36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79]+1/LOOKUP([.B980];[.$G$2:.$H$452];[.$I$2:.$I$452] )" office:value-type="float" office:value="444.666666666665" calcext:value-type="float">
            <text:p>444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80.0</text:p>
          </table:table-cell>
          <table:table-cell table:style-name="ce4" office:value-type="string" calcext:value-type="string">
            <text:p>2019-12-10 14:38:3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80]+1/LOOKUP([.B981];[.$G$2:.$H$452];[.$I$2:.$I$452] )" office:value-type="float" office:value="445.166666666665" calcext:value-type="float">
            <text:p>445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81.0</text:p>
          </table:table-cell>
          <table:table-cell table:style-name="ce4" office:value-type="string" calcext:value-type="string">
            <text:p>2019-12-10 14:38:37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81]+1/LOOKUP([.B982];[.$G$2:.$H$452];[.$I$2:.$I$452] )" office:value-type="float" office:value="445.666666666665" calcext:value-type="float">
            <text:p>445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82.0</text:p>
          </table:table-cell>
          <table:table-cell table:style-name="ce4" office:value-type="string" calcext:value-type="string">
            <text:p>2019-12-10 14:38:3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82]+1/LOOKUP([.B983];[.$G$2:.$H$452];[.$I$2:.$I$452] )" office:value-type="float" office:value="446.166666666665" calcext:value-type="float">
            <text:p>446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83.0</text:p>
          </table:table-cell>
          <table:table-cell table:style-name="ce4" office:value-type="string" calcext:value-type="string">
            <text:p>2019-12-10 14:38:38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83]+1/LOOKUP([.B984];[.$G$2:.$H$452];[.$I$2:.$I$452] )" office:value-type="float" office:value="446.666666666665" calcext:value-type="float">
            <text:p>446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84.0</text:p>
          </table:table-cell>
          <table:table-cell table:style-name="ce4" office:value-type="string" calcext:value-type="string">
            <text:p>2019-12-10 14:38:3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84]+1/LOOKUP([.B985];[.$G$2:.$H$452];[.$I$2:.$I$452] )" office:value-type="float" office:value="446.999999999998" calcext:value-type="float">
            <text:p>446.9999999999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85.0</text:p>
          </table:table-cell>
          <table:table-cell table:style-name="ce4" office:value-type="string" calcext:value-type="string">
            <text:p>2019-12-10 14:38:3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85]+1/LOOKUP([.B986];[.$G$2:.$H$452];[.$I$2:.$I$452] )" office:value-type="float" office:value="447.333333333332" calcext:value-type="float">
            <text:p>447.3333333333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86.0</text:p>
          </table:table-cell>
          <table:table-cell table:style-name="ce4" office:value-type="string" calcext:value-type="string">
            <text:p>2019-12-10 14:38:39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86]+1/LOOKUP([.B987];[.$G$2:.$H$452];[.$I$2:.$I$452] )" office:value-type="float" office:value="447.666666666665" calcext:value-type="float">
            <text:p>447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87.0</text:p>
          </table:table-cell>
          <table:table-cell table:style-name="ce4" office:value-type="string" calcext:value-type="string">
            <text:p>2019-12-10 14:38:4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87]+1/LOOKUP([.B988];[.$G$2:.$H$452];[.$I$2:.$I$452] )" office:value-type="float" office:value="448.166666666665" calcext:value-type="float">
            <text:p>448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88.0</text:p>
          </table:table-cell>
          <table:table-cell table:style-name="ce4" office:value-type="string" calcext:value-type="string">
            <text:p>2019-12-10 14:38:40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88]+1/LOOKUP([.B989];[.$G$2:.$H$452];[.$I$2:.$I$452] )" office:value-type="float" office:value="448.666666666665" calcext:value-type="float">
            <text:p>448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89.0</text:p>
          </table:table-cell>
          <table:table-cell table:style-name="ce4" office:value-type="string" calcext:value-type="string">
            <text:p>2019-12-10 14:38:4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89]+1/LOOKUP([.B990];[.$G$2:.$H$452];[.$I$2:.$I$452] )" office:value-type="float" office:value="449.166666666665" calcext:value-type="float">
            <text:p>449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90.0</text:p>
          </table:table-cell>
          <table:table-cell table:style-name="ce4" office:value-type="string" calcext:value-type="string">
            <text:p>2019-12-10 14:38:41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90]+1/LOOKUP([.B991];[.$G$2:.$H$452];[.$I$2:.$I$452] )" office:value-type="float" office:value="449.666666666665" calcext:value-type="float">
            <text:p>449.6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91.0</text:p>
          </table:table-cell>
          <table:table-cell table:style-name="ce4" office:value-type="string" calcext:value-type="string">
            <text:p>2019-12-10 14:38:4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91]+1/LOOKUP([.B992];[.$G$2:.$H$452];[.$I$2:.$I$452] )" office:value-type="float" office:value="450.166666666665" calcext:value-type="float">
            <text:p>450.1666666666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92.0</text:p>
          </table:table-cell>
          <table:table-cell table:style-name="ce4" office:value-type="string" calcext:value-type="string">
            <text:p>2019-12-10 14:38:42.0</text:p>
          </table:table-cell>
          <table:table-cell table:style-name="ce4" office:value-type="string" calcext:value-type="string">
            <text:p>10.90</text:p>
          </table:table-cell>
          <table:table-cell table:style-name="ce4" office:value-type="string" calcext:value-type="string">
            <text:p>4.00</text:p>
          </table:table-cell>
          <table:table-cell table:style-name="ce4" office:value-type="string" calcext:value-type="string">
            <text:p>34.00</text:p>
          </table:table-cell>
          <table:table-cell table:style-name="ce6" table:formula="of:=[.F992]+1/LOOKUP([.B993];[.$G$2:.$H$452];[.$I$2:.$I$452] )" office:value-type="float" office:value="450.666666666665" calcext:value-type="float">
            <text:p>450.666666666665</text:p>
          </table:table-cell>
          <table:table-cell table:number-columns-repeated="1018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1" table:number-columns-repeated="1024" table:default-cell-style-name="Default"/>
        <table:table-row table:style-name="ro1">
          <table:table-cell table:style-name="ce5" office:value-type="string" calcext:value-type="string">
            <text:p>FOLder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ATA _EEG</text:p>
          </table:table-cell>
          <table:table-cell table:number-columns-repeated="102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_matlab" table:style-name="ta3">
        <table:table-column table:style-name="co11" table:number-columns-repeated="1024" table:default-cell-style-name="Default"/>
        <table:table-row table:style-name="ro1">
          <table:table-cell table:style-name="ce5" table:formula="of:=[$TablaDatos.F2]" office:value-type="float" office:value="0" calcext:value-type="float">
            <text:p>0</text:p>
          </table:table-cell>
          <table:table-cell table:style-name="ce6" table:formula="of:=[$TablaDatos.C2]" office:value-type="string" office:string-value="9.82" calcext:value-type="string">
            <text:p>9.82</text:p>
          </table:table-cell>
          <table:table-cell table:style-name="ce6" table:formula="of:=[$TablaDatos.D2]" office:value-type="string" office:string-value="4.00" calcext:value-type="string">
            <text:p>4.00</text:p>
          </table:table-cell>
          <table:table-cell table:style-name="ce6" table:formula="of:=[$TablaDatos.E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3]" office:value-type="float" office:value="0.333333333333333" calcext:value-type="float">
            <text:p>0.333333333333333</text:p>
          </table:table-cell>
          <table:table-cell table:style-name="ce6" table:formula="of:=[$TablaDatos.C3]" office:value-type="string" office:string-value="9.82" calcext:value-type="string">
            <text:p>9.82</text:p>
          </table:table-cell>
          <table:table-cell table:style-name="ce6" table:formula="of:=[$TablaDatos.D3]" office:value-type="string" office:string-value="4.00" calcext:value-type="string">
            <text:p>4.00</text:p>
          </table:table-cell>
          <table:table-cell table:style-name="ce6" table:formula="of:=[$TablaDatos.E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4]" office:value-type="float" office:value="0.666666666666667" calcext:value-type="float">
            <text:p>0.666666666666667</text:p>
          </table:table-cell>
          <table:table-cell table:style-name="ce6" table:formula="of:=[$TablaDatos.C4]" office:value-type="string" office:string-value="9.82" calcext:value-type="string">
            <text:p>9.82</text:p>
          </table:table-cell>
          <table:table-cell table:style-name="ce6" table:formula="of:=[$TablaDatos.D4]" office:value-type="string" office:string-value="4.00" calcext:value-type="string">
            <text:p>4.00</text:p>
          </table:table-cell>
          <table:table-cell table:style-name="ce6" table:formula="of:=[$TablaDatos.E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5]" office:value-type="float" office:value="1.16666666666667" calcext:value-type="float">
            <text:p>1.16666666666667</text:p>
          </table:table-cell>
          <table:table-cell table:style-name="ce6" table:formula="of:=[$TablaDatos.C5]" office:value-type="string" office:string-value="9.82" calcext:value-type="string">
            <text:p>9.82</text:p>
          </table:table-cell>
          <table:table-cell table:style-name="ce6" table:formula="of:=[$TablaDatos.D5]" office:value-type="string" office:string-value="4.00" calcext:value-type="string">
            <text:p>4.00</text:p>
          </table:table-cell>
          <table:table-cell table:style-name="ce6" table:formula="of:=[$TablaDatos.E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6]" office:value-type="float" office:value="1.66666666666667" calcext:value-type="float">
            <text:p>1.66666666666667</text:p>
          </table:table-cell>
          <table:table-cell table:style-name="ce6" table:formula="of:=[$TablaDatos.C6]" office:value-type="string" office:string-value="9.82" calcext:value-type="string">
            <text:p>9.82</text:p>
          </table:table-cell>
          <table:table-cell table:style-name="ce6" table:formula="of:=[$TablaDatos.D6]" office:value-type="string" office:string-value="4.00" calcext:value-type="string">
            <text:p>4.00</text:p>
          </table:table-cell>
          <table:table-cell table:style-name="ce6" table:formula="of:=[$TablaDatos.E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7]" office:value-type="float" office:value="2.16666666666667" calcext:value-type="float">
            <text:p>2.16666666666667</text:p>
          </table:table-cell>
          <table:table-cell table:style-name="ce6" table:formula="of:=[$TablaDatos.C7]" office:value-type="string" office:string-value="9.82" calcext:value-type="string">
            <text:p>9.82</text:p>
          </table:table-cell>
          <table:table-cell table:style-name="ce6" table:formula="of:=[$TablaDatos.D7]" office:value-type="string" office:string-value="4.00" calcext:value-type="string">
            <text:p>4.00</text:p>
          </table:table-cell>
          <table:table-cell table:style-name="ce6" table:formula="of:=[$TablaDatos.E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8]" office:value-type="float" office:value="2.66666666666667" calcext:value-type="float">
            <text:p>2.66666666666667</text:p>
          </table:table-cell>
          <table:table-cell table:style-name="ce6" table:formula="of:=[$TablaDatos.C8]" office:value-type="string" office:string-value="9.82" calcext:value-type="string">
            <text:p>9.82</text:p>
          </table:table-cell>
          <table:table-cell table:style-name="ce6" table:formula="of:=[$TablaDatos.D8]" office:value-type="string" office:string-value="4.00" calcext:value-type="string">
            <text:p>4.00</text:p>
          </table:table-cell>
          <table:table-cell table:style-name="ce6" table:formula="of:=[$TablaDatos.E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9]" office:value-type="float" office:value="3.16666666666667" calcext:value-type="float">
            <text:p>3.16666666666667</text:p>
          </table:table-cell>
          <table:table-cell table:style-name="ce6" table:formula="of:=[$TablaDatos.C9]" office:value-type="string" office:string-value="9.82" calcext:value-type="string">
            <text:p>9.82</text:p>
          </table:table-cell>
          <table:table-cell table:style-name="ce6" table:formula="of:=[$TablaDatos.D9]" office:value-type="string" office:string-value="4.00" calcext:value-type="string">
            <text:p>4.00</text:p>
          </table:table-cell>
          <table:table-cell table:style-name="ce6" table:formula="of:=[$TablaDatos.E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0]" office:value-type="float" office:value="3.66666666666667" calcext:value-type="float">
            <text:p>3.66666666666667</text:p>
          </table:table-cell>
          <table:table-cell table:style-name="ce6" table:formula="of:=[$TablaDatos.C10]" office:value-type="string" office:string-value="9.82" calcext:value-type="string">
            <text:p>9.82</text:p>
          </table:table-cell>
          <table:table-cell table:style-name="ce6" table:formula="of:=[$TablaDatos.D10]" office:value-type="string" office:string-value="4.00" calcext:value-type="string">
            <text:p>4.00</text:p>
          </table:table-cell>
          <table:table-cell table:style-name="ce6" table:formula="of:=[$TablaDatos.E1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1]" office:value-type="float" office:value="4.16666666666667" calcext:value-type="float">
            <text:p>4.16666666666667</text:p>
          </table:table-cell>
          <table:table-cell table:style-name="ce6" table:formula="of:=[$TablaDatos.C11]" office:value-type="string" office:string-value="9.82" calcext:value-type="string">
            <text:p>9.82</text:p>
          </table:table-cell>
          <table:table-cell table:style-name="ce6" table:formula="of:=[$TablaDatos.D11]" office:value-type="string" office:string-value="4.00" calcext:value-type="string">
            <text:p>4.00</text:p>
          </table:table-cell>
          <table:table-cell table:style-name="ce6" table:formula="of:=[$TablaDatos.E1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2]" office:value-type="float" office:value="4.66666666666667" calcext:value-type="float">
            <text:p>4.66666666666667</text:p>
          </table:table-cell>
          <table:table-cell table:style-name="ce6" table:formula="of:=[$TablaDatos.C12]" office:value-type="string" office:string-value="9.82" calcext:value-type="string">
            <text:p>9.82</text:p>
          </table:table-cell>
          <table:table-cell table:style-name="ce6" table:formula="of:=[$TablaDatos.D12]" office:value-type="string" office:string-value="4.00" calcext:value-type="string">
            <text:p>4.00</text:p>
          </table:table-cell>
          <table:table-cell table:style-name="ce6" table:formula="of:=[$TablaDatos.E1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3]" office:value-type="float" office:value="5.16666666666667" calcext:value-type="float">
            <text:p>5.16666666666667</text:p>
          </table:table-cell>
          <table:table-cell table:style-name="ce6" table:formula="of:=[$TablaDatos.C13]" office:value-type="string" office:string-value="9.83" calcext:value-type="string">
            <text:p>9.83</text:p>
          </table:table-cell>
          <table:table-cell table:style-name="ce6" table:formula="of:=[$TablaDatos.D13]" office:value-type="string" office:string-value="4.00" calcext:value-type="string">
            <text:p>4.00</text:p>
          </table:table-cell>
          <table:table-cell table:style-name="ce6" table:formula="of:=[$TablaDatos.E1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4]" office:value-type="float" office:value="5.66666666666667" calcext:value-type="float">
            <text:p>5.66666666666667</text:p>
          </table:table-cell>
          <table:table-cell table:style-name="ce6" table:formula="of:=[$TablaDatos.C14]" office:value-type="string" office:string-value="9.83" calcext:value-type="string">
            <text:p>9.83</text:p>
          </table:table-cell>
          <table:table-cell table:style-name="ce6" table:formula="of:=[$TablaDatos.D14]" office:value-type="string" office:string-value="4.00" calcext:value-type="string">
            <text:p>4.00</text:p>
          </table:table-cell>
          <table:table-cell table:style-name="ce6" table:formula="of:=[$TablaDatos.E1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5]" office:value-type="float" office:value="6.16666666666667" calcext:value-type="float">
            <text:p>6.16666666666667</text:p>
          </table:table-cell>
          <table:table-cell table:style-name="ce6" table:formula="of:=[$TablaDatos.C15]" office:value-type="string" office:string-value="9.83" calcext:value-type="string">
            <text:p>9.83</text:p>
          </table:table-cell>
          <table:table-cell table:style-name="ce6" table:formula="of:=[$TablaDatos.D15]" office:value-type="string" office:string-value="4.00" calcext:value-type="string">
            <text:p>4.00</text:p>
          </table:table-cell>
          <table:table-cell table:style-name="ce6" table:formula="of:=[$TablaDatos.E1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6]" office:value-type="float" office:value="6.66666666666667" calcext:value-type="float">
            <text:p>6.66666666666667</text:p>
          </table:table-cell>
          <table:table-cell table:style-name="ce6" table:formula="of:=[$TablaDatos.C16]" office:value-type="string" office:string-value="9.83" calcext:value-type="string">
            <text:p>9.83</text:p>
          </table:table-cell>
          <table:table-cell table:style-name="ce6" table:formula="of:=[$TablaDatos.D16]" office:value-type="string" office:string-value="4.00" calcext:value-type="string">
            <text:p>4.00</text:p>
          </table:table-cell>
          <table:table-cell table:style-name="ce6" table:formula="of:=[$TablaDatos.E1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7]" office:value-type="float" office:value="7.16666666666667" calcext:value-type="float">
            <text:p>7.16666666666667</text:p>
          </table:table-cell>
          <table:table-cell table:style-name="ce6" table:formula="of:=[$TablaDatos.C17]" office:value-type="string" office:string-value="9.83" calcext:value-type="string">
            <text:p>9.83</text:p>
          </table:table-cell>
          <table:table-cell table:style-name="ce6" table:formula="of:=[$TablaDatos.D17]" office:value-type="string" office:string-value="4.00" calcext:value-type="string">
            <text:p>4.00</text:p>
          </table:table-cell>
          <table:table-cell table:style-name="ce6" table:formula="of:=[$TablaDatos.E1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8]" office:value-type="float" office:value="7.66666666666667" calcext:value-type="float">
            <text:p>7.66666666666667</text:p>
          </table:table-cell>
          <table:table-cell table:style-name="ce6" table:formula="of:=[$TablaDatos.C18]" office:value-type="string" office:string-value="9.83" calcext:value-type="string">
            <text:p>9.83</text:p>
          </table:table-cell>
          <table:table-cell table:style-name="ce6" table:formula="of:=[$TablaDatos.D18]" office:value-type="string" office:string-value="4.00" calcext:value-type="string">
            <text:p>4.00</text:p>
          </table:table-cell>
          <table:table-cell table:style-name="ce6" table:formula="of:=[$TablaDatos.E1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9]" office:value-type="float" office:value="8.16666666666667" calcext:value-type="float">
            <text:p>8.16666666666667</text:p>
          </table:table-cell>
          <table:table-cell table:style-name="ce6" table:formula="of:=[$TablaDatos.C19]" office:value-type="string" office:string-value="9.83" calcext:value-type="string">
            <text:p>9.83</text:p>
          </table:table-cell>
          <table:table-cell table:style-name="ce6" table:formula="of:=[$TablaDatos.D19]" office:value-type="string" office:string-value="4.00" calcext:value-type="string">
            <text:p>4.00</text:p>
          </table:table-cell>
          <table:table-cell table:style-name="ce6" table:formula="of:=[$TablaDatos.E1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0]" office:value-type="float" office:value="8.66666666666667" calcext:value-type="float">
            <text:p>8.66666666666667</text:p>
          </table:table-cell>
          <table:table-cell table:style-name="ce6" table:formula="of:=[$TablaDatos.C20]" office:value-type="string" office:string-value="9.83" calcext:value-type="string">
            <text:p>9.83</text:p>
          </table:table-cell>
          <table:table-cell table:style-name="ce6" table:formula="of:=[$TablaDatos.D20]" office:value-type="string" office:string-value="4.00" calcext:value-type="string">
            <text:p>4.00</text:p>
          </table:table-cell>
          <table:table-cell table:style-name="ce6" table:formula="of:=[$TablaDatos.E2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1]" office:value-type="float" office:value="9" calcext:value-type="float">
            <text:p>9</text:p>
          </table:table-cell>
          <table:table-cell table:style-name="ce6" table:formula="of:=[$TablaDatos.C21]" office:value-type="string" office:string-value="9.83" calcext:value-type="string">
            <text:p>9.83</text:p>
          </table:table-cell>
          <table:table-cell table:style-name="ce6" table:formula="of:=[$TablaDatos.D21]" office:value-type="string" office:string-value="4.00" calcext:value-type="string">
            <text:p>4.00</text:p>
          </table:table-cell>
          <table:table-cell table:style-name="ce6" table:formula="of:=[$TablaDatos.E2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2]" office:value-type="float" office:value="9.33333333333333" calcext:value-type="float">
            <text:p>9.33333333333333</text:p>
          </table:table-cell>
          <table:table-cell table:style-name="ce6" table:formula="of:=[$TablaDatos.C22]" office:value-type="string" office:string-value="9.84" calcext:value-type="string">
            <text:p>9.84</text:p>
          </table:table-cell>
          <table:table-cell table:style-name="ce6" table:formula="of:=[$TablaDatos.D22]" office:value-type="string" office:string-value="4.00" calcext:value-type="string">
            <text:p>4.00</text:p>
          </table:table-cell>
          <table:table-cell table:style-name="ce6" table:formula="of:=[$TablaDatos.E2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3]" office:value-type="float" office:value="9.66666666666667" calcext:value-type="float">
            <text:p>9.66666666666667</text:p>
          </table:table-cell>
          <table:table-cell table:style-name="ce6" table:formula="of:=[$TablaDatos.C23]" office:value-type="string" office:string-value="9.84" calcext:value-type="string">
            <text:p>9.84</text:p>
          </table:table-cell>
          <table:table-cell table:style-name="ce6" table:formula="of:=[$TablaDatos.D23]" office:value-type="string" office:string-value="4.00" calcext:value-type="string">
            <text:p>4.00</text:p>
          </table:table-cell>
          <table:table-cell table:style-name="ce6" table:formula="of:=[$TablaDatos.E2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4]" office:value-type="float" office:value="10.6666666666667" calcext:value-type="float">
            <text:p>10.6666666666667</text:p>
          </table:table-cell>
          <table:table-cell table:style-name="ce6" table:formula="of:=[$TablaDatos.C24]" office:value-type="string" office:string-value="9.84" calcext:value-type="string">
            <text:p>9.84</text:p>
          </table:table-cell>
          <table:table-cell table:style-name="ce6" table:formula="of:=[$TablaDatos.D24]" office:value-type="string" office:string-value="4.00" calcext:value-type="string">
            <text:p>4.00</text:p>
          </table:table-cell>
          <table:table-cell table:style-name="ce6" table:formula="of:=[$TablaDatos.E2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5]" office:value-type="float" office:value="11.1666666666667" calcext:value-type="float">
            <text:p>11.1666666666667</text:p>
          </table:table-cell>
          <table:table-cell table:style-name="ce6" table:formula="of:=[$TablaDatos.C25]" office:value-type="string" office:string-value="9.84" calcext:value-type="string">
            <text:p>9.84</text:p>
          </table:table-cell>
          <table:table-cell table:style-name="ce6" table:formula="of:=[$TablaDatos.D25]" office:value-type="string" office:string-value="4.00" calcext:value-type="string">
            <text:p>4.00</text:p>
          </table:table-cell>
          <table:table-cell table:style-name="ce6" table:formula="of:=[$TablaDatos.E2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6]" office:value-type="float" office:value="11.6666666666667" calcext:value-type="float">
            <text:p>11.6666666666667</text:p>
          </table:table-cell>
          <table:table-cell table:style-name="ce6" table:formula="of:=[$TablaDatos.C26]" office:value-type="string" office:string-value="9.84" calcext:value-type="string">
            <text:p>9.84</text:p>
          </table:table-cell>
          <table:table-cell table:style-name="ce6" table:formula="of:=[$TablaDatos.D26]" office:value-type="string" office:string-value="4.00" calcext:value-type="string">
            <text:p>4.00</text:p>
          </table:table-cell>
          <table:table-cell table:style-name="ce6" table:formula="of:=[$TablaDatos.E2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7]" office:value-type="float" office:value="12.1666666666667" calcext:value-type="float">
            <text:p>12.1666666666667</text:p>
          </table:table-cell>
          <table:table-cell table:style-name="ce6" table:formula="of:=[$TablaDatos.C27]" office:value-type="string" office:string-value="9.84" calcext:value-type="string">
            <text:p>9.84</text:p>
          </table:table-cell>
          <table:table-cell table:style-name="ce6" table:formula="of:=[$TablaDatos.D27]" office:value-type="string" office:string-value="4.00" calcext:value-type="string">
            <text:p>4.00</text:p>
          </table:table-cell>
          <table:table-cell table:style-name="ce6" table:formula="of:=[$TablaDatos.E2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8]" office:value-type="float" office:value="12.6666666666667" calcext:value-type="float">
            <text:p>12.6666666666667</text:p>
          </table:table-cell>
          <table:table-cell table:style-name="ce6" table:formula="of:=[$TablaDatos.C28]" office:value-type="string" office:string-value="9.84" calcext:value-type="string">
            <text:p>9.84</text:p>
          </table:table-cell>
          <table:table-cell table:style-name="ce6" table:formula="of:=[$TablaDatos.D28]" office:value-type="string" office:string-value="4.00" calcext:value-type="string">
            <text:p>4.00</text:p>
          </table:table-cell>
          <table:table-cell table:style-name="ce6" table:formula="of:=[$TablaDatos.E2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9]" office:value-type="float" office:value="13" calcext:value-type="float">
            <text:p>13</text:p>
          </table:table-cell>
          <table:table-cell table:style-name="ce6" table:formula="of:=[$TablaDatos.C29]" office:value-type="string" office:string-value="9.84" calcext:value-type="string">
            <text:p>9.84</text:p>
          </table:table-cell>
          <table:table-cell table:style-name="ce6" table:formula="of:=[$TablaDatos.D29]" office:value-type="string" office:string-value="4.00" calcext:value-type="string">
            <text:p>4.00</text:p>
          </table:table-cell>
          <table:table-cell table:style-name="ce6" table:formula="of:=[$TablaDatos.E2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30]" office:value-type="float" office:value="13.3333333333333" calcext:value-type="float">
            <text:p>13.3333333333333</text:p>
          </table:table-cell>
          <table:table-cell table:style-name="ce6" table:formula="of:=[$TablaDatos.C30]" office:value-type="string" office:string-value="9.84" calcext:value-type="string">
            <text:p>9.84</text:p>
          </table:table-cell>
          <table:table-cell table:style-name="ce6" table:formula="of:=[$TablaDatos.D30]" office:value-type="string" office:string-value="4.00" calcext:value-type="string">
            <text:p>4.00</text:p>
          </table:table-cell>
          <table:table-cell table:style-name="ce6" table:formula="of:=[$TablaDatos.E3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31]" office:value-type="float" office:value="13.6666666666667" calcext:value-type="float">
            <text:p>13.6666666666667</text:p>
          </table:table-cell>
          <table:table-cell table:style-name="ce6" table:formula="of:=[$TablaDatos.C31]" office:value-type="string" office:string-value="9.84" calcext:value-type="string">
            <text:p>9.84</text:p>
          </table:table-cell>
          <table:table-cell table:style-name="ce6" table:formula="of:=[$TablaDatos.D31]" office:value-type="string" office:string-value="4.00" calcext:value-type="string">
            <text:p>4.00</text:p>
          </table:table-cell>
          <table:table-cell table:style-name="ce6" table:formula="of:=[$TablaDatos.E3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32]" office:value-type="float" office:value="14.1666666666667" calcext:value-type="float">
            <text:p>14.1666666666667</text:p>
          </table:table-cell>
          <table:table-cell table:style-name="ce6" table:formula="of:=[$TablaDatos.C32]" office:value-type="string" office:string-value="9.84" calcext:value-type="string">
            <text:p>9.84</text:p>
          </table:table-cell>
          <table:table-cell table:style-name="ce6" table:formula="of:=[$TablaDatos.D32]" office:value-type="string" office:string-value="4.00" calcext:value-type="string">
            <text:p>4.00</text:p>
          </table:table-cell>
          <table:table-cell table:style-name="ce6" table:formula="of:=[$TablaDatos.E3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33]" office:value-type="float" office:value="14.6666666666667" calcext:value-type="float">
            <text:p>14.6666666666667</text:p>
          </table:table-cell>
          <table:table-cell table:style-name="ce6" table:formula="of:=[$TablaDatos.C33]" office:value-type="string" office:string-value="9.84" calcext:value-type="string">
            <text:p>9.84</text:p>
          </table:table-cell>
          <table:table-cell table:style-name="ce6" table:formula="of:=[$TablaDatos.D33]" office:value-type="string" office:string-value="4.00" calcext:value-type="string">
            <text:p>4.00</text:p>
          </table:table-cell>
          <table:table-cell table:style-name="ce6" table:formula="of:=[$TablaDatos.E3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34]" office:value-type="float" office:value="15.1666666666667" calcext:value-type="float">
            <text:p>15.1666666666667</text:p>
          </table:table-cell>
          <table:table-cell table:style-name="ce6" table:formula="of:=[$TablaDatos.C34]" office:value-type="string" office:string-value="9.84" calcext:value-type="string">
            <text:p>9.84</text:p>
          </table:table-cell>
          <table:table-cell table:style-name="ce6" table:formula="of:=[$TablaDatos.D34]" office:value-type="string" office:string-value="4.00" calcext:value-type="string">
            <text:p>4.00</text:p>
          </table:table-cell>
          <table:table-cell table:style-name="ce6" table:formula="of:=[$TablaDatos.E3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35]" office:value-type="float" office:value="15.6666666666667" calcext:value-type="float">
            <text:p>15.6666666666667</text:p>
          </table:table-cell>
          <table:table-cell table:style-name="ce6" table:formula="of:=[$TablaDatos.C35]" office:value-type="string" office:string-value="9.84" calcext:value-type="string">
            <text:p>9.84</text:p>
          </table:table-cell>
          <table:table-cell table:style-name="ce6" table:formula="of:=[$TablaDatos.D35]" office:value-type="string" office:string-value="4.00" calcext:value-type="string">
            <text:p>4.00</text:p>
          </table:table-cell>
          <table:table-cell table:style-name="ce6" table:formula="of:=[$TablaDatos.E3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36]" office:value-type="float" office:value="16.1666666666667" calcext:value-type="float">
            <text:p>16.1666666666667</text:p>
          </table:table-cell>
          <table:table-cell table:style-name="ce6" table:formula="of:=[$TablaDatos.C36]" office:value-type="string" office:string-value="9.84" calcext:value-type="string">
            <text:p>9.84</text:p>
          </table:table-cell>
          <table:table-cell table:style-name="ce6" table:formula="of:=[$TablaDatos.D36]" office:value-type="string" office:string-value="4.00" calcext:value-type="string">
            <text:p>4.00</text:p>
          </table:table-cell>
          <table:table-cell table:style-name="ce6" table:formula="of:=[$TablaDatos.E3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37]" office:value-type="float" office:value="16.6666666666667" calcext:value-type="float">
            <text:p>16.6666666666667</text:p>
          </table:table-cell>
          <table:table-cell table:style-name="ce6" table:formula="of:=[$TablaDatos.C37]" office:value-type="string" office:string-value="9.84" calcext:value-type="string">
            <text:p>9.84</text:p>
          </table:table-cell>
          <table:table-cell table:style-name="ce6" table:formula="of:=[$TablaDatos.D37]" office:value-type="string" office:string-value="4.00" calcext:value-type="string">
            <text:p>4.00</text:p>
          </table:table-cell>
          <table:table-cell table:style-name="ce6" table:formula="of:=[$TablaDatos.E3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38]" office:value-type="float" office:value="17.1666666666667" calcext:value-type="float">
            <text:p>17.1666666666667</text:p>
          </table:table-cell>
          <table:table-cell table:style-name="ce6" table:formula="of:=[$TablaDatos.C38]" office:value-type="string" office:string-value="9.85" calcext:value-type="string">
            <text:p>9.85</text:p>
          </table:table-cell>
          <table:table-cell table:style-name="ce6" table:formula="of:=[$TablaDatos.D38]" office:value-type="string" office:string-value="4.00" calcext:value-type="string">
            <text:p>4.00</text:p>
          </table:table-cell>
          <table:table-cell table:style-name="ce6" table:formula="of:=[$TablaDatos.E3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39]" office:value-type="float" office:value="17.6666666666667" calcext:value-type="float">
            <text:p>17.6666666666667</text:p>
          </table:table-cell>
          <table:table-cell table:style-name="ce6" table:formula="of:=[$TablaDatos.C39]" office:value-type="string" office:string-value="9.85" calcext:value-type="string">
            <text:p>9.85</text:p>
          </table:table-cell>
          <table:table-cell table:style-name="ce6" table:formula="of:=[$TablaDatos.D39]" office:value-type="string" office:string-value="4.00" calcext:value-type="string">
            <text:p>4.00</text:p>
          </table:table-cell>
          <table:table-cell table:style-name="ce6" table:formula="of:=[$TablaDatos.E3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40]" office:value-type="float" office:value="18" calcext:value-type="float">
            <text:p>18</text:p>
          </table:table-cell>
          <table:table-cell table:style-name="ce6" table:formula="of:=[$TablaDatos.C40]" office:value-type="string" office:string-value="9.85" calcext:value-type="string">
            <text:p>9.85</text:p>
          </table:table-cell>
          <table:table-cell table:style-name="ce6" table:formula="of:=[$TablaDatos.D40]" office:value-type="string" office:string-value="4.00" calcext:value-type="string">
            <text:p>4.00</text:p>
          </table:table-cell>
          <table:table-cell table:style-name="ce6" table:formula="of:=[$TablaDatos.E4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41]" office:value-type="float" office:value="18.3333333333333" calcext:value-type="float">
            <text:p>18.3333333333333</text:p>
          </table:table-cell>
          <table:table-cell table:style-name="ce6" table:formula="of:=[$TablaDatos.C41]" office:value-type="string" office:string-value="9.85" calcext:value-type="string">
            <text:p>9.85</text:p>
          </table:table-cell>
          <table:table-cell table:style-name="ce6" table:formula="of:=[$TablaDatos.D41]" office:value-type="string" office:string-value="4.00" calcext:value-type="string">
            <text:p>4.00</text:p>
          </table:table-cell>
          <table:table-cell table:style-name="ce6" table:formula="of:=[$TablaDatos.E4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42]" office:value-type="float" office:value="18.6666666666667" calcext:value-type="float">
            <text:p>18.6666666666667</text:p>
          </table:table-cell>
          <table:table-cell table:style-name="ce6" table:formula="of:=[$TablaDatos.C42]" office:value-type="string" office:string-value="9.85" calcext:value-type="string">
            <text:p>9.85</text:p>
          </table:table-cell>
          <table:table-cell table:style-name="ce6" table:formula="of:=[$TablaDatos.D42]" office:value-type="string" office:string-value="4.00" calcext:value-type="string">
            <text:p>4.00</text:p>
          </table:table-cell>
          <table:table-cell table:style-name="ce6" table:formula="of:=[$TablaDatos.E4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43]" office:value-type="float" office:value="19.6666666666667" calcext:value-type="float">
            <text:p>19.6666666666667</text:p>
          </table:table-cell>
          <table:table-cell table:style-name="ce6" table:formula="of:=[$TablaDatos.C43]" office:value-type="string" office:string-value="9.85" calcext:value-type="string">
            <text:p>9.85</text:p>
          </table:table-cell>
          <table:table-cell table:style-name="ce6" table:formula="of:=[$TablaDatos.D43]" office:value-type="string" office:string-value="4.00" calcext:value-type="string">
            <text:p>4.00</text:p>
          </table:table-cell>
          <table:table-cell table:style-name="ce6" table:formula="of:=[$TablaDatos.E4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44]" office:value-type="float" office:value="20.1666666666667" calcext:value-type="float">
            <text:p>20.1666666666667</text:p>
          </table:table-cell>
          <table:table-cell table:style-name="ce6" table:formula="of:=[$TablaDatos.C44]" office:value-type="string" office:string-value="9.85" calcext:value-type="string">
            <text:p>9.85</text:p>
          </table:table-cell>
          <table:table-cell table:style-name="ce6" table:formula="of:=[$TablaDatos.D44]" office:value-type="string" office:string-value="4.00" calcext:value-type="string">
            <text:p>4.00</text:p>
          </table:table-cell>
          <table:table-cell table:style-name="ce6" table:formula="of:=[$TablaDatos.E4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45]" office:value-type="float" office:value="20.6666666666667" calcext:value-type="float">
            <text:p>20.6666666666667</text:p>
          </table:table-cell>
          <table:table-cell table:style-name="ce6" table:formula="of:=[$TablaDatos.C45]" office:value-type="string" office:string-value="9.85" calcext:value-type="string">
            <text:p>9.85</text:p>
          </table:table-cell>
          <table:table-cell table:style-name="ce6" table:formula="of:=[$TablaDatos.D45]" office:value-type="string" office:string-value="4.00" calcext:value-type="string">
            <text:p>4.00</text:p>
          </table:table-cell>
          <table:table-cell table:style-name="ce6" table:formula="of:=[$TablaDatos.E4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46]" office:value-type="float" office:value="21" calcext:value-type="float">
            <text:p>21</text:p>
          </table:table-cell>
          <table:table-cell table:style-name="ce6" table:formula="of:=[$TablaDatos.C46]" office:value-type="string" office:string-value="9.85" calcext:value-type="string">
            <text:p>9.85</text:p>
          </table:table-cell>
          <table:table-cell table:style-name="ce6" table:formula="of:=[$TablaDatos.D46]" office:value-type="string" office:string-value="4.00" calcext:value-type="string">
            <text:p>4.00</text:p>
          </table:table-cell>
          <table:table-cell table:style-name="ce6" table:formula="of:=[$TablaDatos.E4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47]" office:value-type="float" office:value="21.3333333333333" calcext:value-type="float">
            <text:p>21.3333333333333</text:p>
          </table:table-cell>
          <table:table-cell table:style-name="ce6" table:formula="of:=[$TablaDatos.C47]" office:value-type="string" office:string-value="9.85" calcext:value-type="string">
            <text:p>9.85</text:p>
          </table:table-cell>
          <table:table-cell table:style-name="ce6" table:formula="of:=[$TablaDatos.D47]" office:value-type="string" office:string-value="4.00" calcext:value-type="string">
            <text:p>4.00</text:p>
          </table:table-cell>
          <table:table-cell table:style-name="ce6" table:formula="of:=[$TablaDatos.E4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48]" office:value-type="float" office:value="21.6666666666667" calcext:value-type="float">
            <text:p>21.6666666666667</text:p>
          </table:table-cell>
          <table:table-cell table:style-name="ce6" table:formula="of:=[$TablaDatos.C48]" office:value-type="string" office:string-value="9.85" calcext:value-type="string">
            <text:p>9.85</text:p>
          </table:table-cell>
          <table:table-cell table:style-name="ce6" table:formula="of:=[$TablaDatos.D48]" office:value-type="string" office:string-value="4.00" calcext:value-type="string">
            <text:p>4.00</text:p>
          </table:table-cell>
          <table:table-cell table:style-name="ce6" table:formula="of:=[$TablaDatos.E4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49]" office:value-type="float" office:value="22.1666666666667" calcext:value-type="float">
            <text:p>22.1666666666667</text:p>
          </table:table-cell>
          <table:table-cell table:style-name="ce6" table:formula="of:=[$TablaDatos.C49]" office:value-type="string" office:string-value="9.85" calcext:value-type="string">
            <text:p>9.85</text:p>
          </table:table-cell>
          <table:table-cell table:style-name="ce6" table:formula="of:=[$TablaDatos.D49]" office:value-type="string" office:string-value="4.00" calcext:value-type="string">
            <text:p>4.00</text:p>
          </table:table-cell>
          <table:table-cell table:style-name="ce6" table:formula="of:=[$TablaDatos.E4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50]" office:value-type="float" office:value="22.6666666666667" calcext:value-type="float">
            <text:p>22.6666666666667</text:p>
          </table:table-cell>
          <table:table-cell table:style-name="ce6" table:formula="of:=[$TablaDatos.C50]" office:value-type="string" office:string-value="9.85" calcext:value-type="string">
            <text:p>9.85</text:p>
          </table:table-cell>
          <table:table-cell table:style-name="ce6" table:formula="of:=[$TablaDatos.D50]" office:value-type="string" office:string-value="4.00" calcext:value-type="string">
            <text:p>4.00</text:p>
          </table:table-cell>
          <table:table-cell table:style-name="ce6" table:formula="of:=[$TablaDatos.E5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51]" office:value-type="float" office:value="23.1666666666667" calcext:value-type="float">
            <text:p>23.1666666666667</text:p>
          </table:table-cell>
          <table:table-cell table:style-name="ce6" table:formula="of:=[$TablaDatos.C51]" office:value-type="string" office:string-value="9.86" calcext:value-type="string">
            <text:p>9.86</text:p>
          </table:table-cell>
          <table:table-cell table:style-name="ce6" table:formula="of:=[$TablaDatos.D51]" office:value-type="string" office:string-value="4.00" calcext:value-type="string">
            <text:p>4.00</text:p>
          </table:table-cell>
          <table:table-cell table:style-name="ce6" table:formula="of:=[$TablaDatos.E5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52]" office:value-type="float" office:value="23.6666666666667" calcext:value-type="float">
            <text:p>23.6666666666667</text:p>
          </table:table-cell>
          <table:table-cell table:style-name="ce6" table:formula="of:=[$TablaDatos.C52]" office:value-type="string" office:string-value="9.86" calcext:value-type="string">
            <text:p>9.86</text:p>
          </table:table-cell>
          <table:table-cell table:style-name="ce6" table:formula="of:=[$TablaDatos.D52]" office:value-type="string" office:string-value="4.00" calcext:value-type="string">
            <text:p>4.00</text:p>
          </table:table-cell>
          <table:table-cell table:style-name="ce6" table:formula="of:=[$TablaDatos.E5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53]" office:value-type="float" office:value="24.1666666666667" calcext:value-type="float">
            <text:p>24.1666666666667</text:p>
          </table:table-cell>
          <table:table-cell table:style-name="ce6" table:formula="of:=[$TablaDatos.C53]" office:value-type="string" office:string-value="9.86" calcext:value-type="string">
            <text:p>9.86</text:p>
          </table:table-cell>
          <table:table-cell table:style-name="ce6" table:formula="of:=[$TablaDatos.D53]" office:value-type="string" office:string-value="4.00" calcext:value-type="string">
            <text:p>4.00</text:p>
          </table:table-cell>
          <table:table-cell table:style-name="ce6" table:formula="of:=[$TablaDatos.E5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54]" office:value-type="float" office:value="24.6666666666667" calcext:value-type="float">
            <text:p>24.6666666666667</text:p>
          </table:table-cell>
          <table:table-cell table:style-name="ce6" table:formula="of:=[$TablaDatos.C54]" office:value-type="string" office:string-value="9.86" calcext:value-type="string">
            <text:p>9.86</text:p>
          </table:table-cell>
          <table:table-cell table:style-name="ce6" table:formula="of:=[$TablaDatos.D54]" office:value-type="string" office:string-value="4.00" calcext:value-type="string">
            <text:p>4.00</text:p>
          </table:table-cell>
          <table:table-cell table:style-name="ce6" table:formula="of:=[$TablaDatos.E5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55]" office:value-type="float" office:value="25.1666666666667" calcext:value-type="float">
            <text:p>25.1666666666667</text:p>
          </table:table-cell>
          <table:table-cell table:style-name="ce6" table:formula="of:=[$TablaDatos.C55]" office:value-type="string" office:string-value="9.86" calcext:value-type="string">
            <text:p>9.86</text:p>
          </table:table-cell>
          <table:table-cell table:style-name="ce6" table:formula="of:=[$TablaDatos.D55]" office:value-type="string" office:string-value="4.00" calcext:value-type="string">
            <text:p>4.00</text:p>
          </table:table-cell>
          <table:table-cell table:style-name="ce6" table:formula="of:=[$TablaDatos.E5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56]" office:value-type="float" office:value="25.6666666666667" calcext:value-type="float">
            <text:p>25.6666666666667</text:p>
          </table:table-cell>
          <table:table-cell table:style-name="ce6" table:formula="of:=[$TablaDatos.C56]" office:value-type="string" office:string-value="9.86" calcext:value-type="string">
            <text:p>9.86</text:p>
          </table:table-cell>
          <table:table-cell table:style-name="ce6" table:formula="of:=[$TablaDatos.D56]" office:value-type="string" office:string-value="4.00" calcext:value-type="string">
            <text:p>4.00</text:p>
          </table:table-cell>
          <table:table-cell table:style-name="ce6" table:formula="of:=[$TablaDatos.E5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57]" office:value-type="float" office:value="26" calcext:value-type="float">
            <text:p>26</text:p>
          </table:table-cell>
          <table:table-cell table:style-name="ce6" table:formula="of:=[$TablaDatos.C57]" office:value-type="string" office:string-value="9.86" calcext:value-type="string">
            <text:p>9.86</text:p>
          </table:table-cell>
          <table:table-cell table:style-name="ce6" table:formula="of:=[$TablaDatos.D57]" office:value-type="string" office:string-value="4.00" calcext:value-type="string">
            <text:p>4.00</text:p>
          </table:table-cell>
          <table:table-cell table:style-name="ce6" table:formula="of:=[$TablaDatos.E5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58]" office:value-type="float" office:value="26.3333333333333" calcext:value-type="float">
            <text:p>26.3333333333333</text:p>
          </table:table-cell>
          <table:table-cell table:style-name="ce6" table:formula="of:=[$TablaDatos.C58]" office:value-type="string" office:string-value="9.86" calcext:value-type="string">
            <text:p>9.86</text:p>
          </table:table-cell>
          <table:table-cell table:style-name="ce6" table:formula="of:=[$TablaDatos.D58]" office:value-type="string" office:string-value="4.00" calcext:value-type="string">
            <text:p>4.00</text:p>
          </table:table-cell>
          <table:table-cell table:style-name="ce6" table:formula="of:=[$TablaDatos.E5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59]" office:value-type="float" office:value="26.6666666666667" calcext:value-type="float">
            <text:p>26.6666666666667</text:p>
          </table:table-cell>
          <table:table-cell table:style-name="ce6" table:formula="of:=[$TablaDatos.C59]" office:value-type="string" office:string-value="9.86" calcext:value-type="string">
            <text:p>9.86</text:p>
          </table:table-cell>
          <table:table-cell table:style-name="ce6" table:formula="of:=[$TablaDatos.D59]" office:value-type="string" office:string-value="4.00" calcext:value-type="string">
            <text:p>4.00</text:p>
          </table:table-cell>
          <table:table-cell table:style-name="ce6" table:formula="of:=[$TablaDatos.E5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60]" office:value-type="float" office:value="27.1666666666667" calcext:value-type="float">
            <text:p>27.1666666666667</text:p>
          </table:table-cell>
          <table:table-cell table:style-name="ce6" table:formula="of:=[$TablaDatos.C60]" office:value-type="string" office:string-value="9.86" calcext:value-type="string">
            <text:p>9.86</text:p>
          </table:table-cell>
          <table:table-cell table:style-name="ce6" table:formula="of:=[$TablaDatos.D60]" office:value-type="string" office:string-value="4.00" calcext:value-type="string">
            <text:p>4.00</text:p>
          </table:table-cell>
          <table:table-cell table:style-name="ce6" table:formula="of:=[$TablaDatos.E6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61]" office:value-type="float" office:value="27.6666666666667" calcext:value-type="float">
            <text:p>27.6666666666667</text:p>
          </table:table-cell>
          <table:table-cell table:style-name="ce6" table:formula="of:=[$TablaDatos.C61]" office:value-type="string" office:string-value="9.86" calcext:value-type="string">
            <text:p>9.86</text:p>
          </table:table-cell>
          <table:table-cell table:style-name="ce6" table:formula="of:=[$TablaDatos.D61]" office:value-type="string" office:string-value="4.00" calcext:value-type="string">
            <text:p>4.00</text:p>
          </table:table-cell>
          <table:table-cell table:style-name="ce6" table:formula="of:=[$TablaDatos.E6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62]" office:value-type="float" office:value="28.1666666666667" calcext:value-type="float">
            <text:p>28.1666666666667</text:p>
          </table:table-cell>
          <table:table-cell table:style-name="ce6" table:formula="of:=[$TablaDatos.C62]" office:value-type="string" office:string-value="9.86" calcext:value-type="string">
            <text:p>9.86</text:p>
          </table:table-cell>
          <table:table-cell table:style-name="ce6" table:formula="of:=[$TablaDatos.D62]" office:value-type="string" office:string-value="4.00" calcext:value-type="string">
            <text:p>4.00</text:p>
          </table:table-cell>
          <table:table-cell table:style-name="ce6" table:formula="of:=[$TablaDatos.E6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63]" office:value-type="float" office:value="28.6666666666667" calcext:value-type="float">
            <text:p>28.6666666666667</text:p>
          </table:table-cell>
          <table:table-cell table:style-name="ce6" table:formula="of:=[$TablaDatos.C63]" office:value-type="string" office:string-value="9.86" calcext:value-type="string">
            <text:p>9.86</text:p>
          </table:table-cell>
          <table:table-cell table:style-name="ce6" table:formula="of:=[$TablaDatos.D63]" office:value-type="string" office:string-value="4.00" calcext:value-type="string">
            <text:p>4.00</text:p>
          </table:table-cell>
          <table:table-cell table:style-name="ce6" table:formula="of:=[$TablaDatos.E6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64]" office:value-type="float" office:value="29" calcext:value-type="float">
            <text:p>29</text:p>
          </table:table-cell>
          <table:table-cell table:style-name="ce6" table:formula="of:=[$TablaDatos.C64]" office:value-type="string" office:string-value="9.86" calcext:value-type="string">
            <text:p>9.86</text:p>
          </table:table-cell>
          <table:table-cell table:style-name="ce6" table:formula="of:=[$TablaDatos.D64]" office:value-type="string" office:string-value="4.00" calcext:value-type="string">
            <text:p>4.00</text:p>
          </table:table-cell>
          <table:table-cell table:style-name="ce6" table:formula="of:=[$TablaDatos.E6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65]" office:value-type="float" office:value="29.3333333333333" calcext:value-type="float">
            <text:p>29.3333333333333</text:p>
          </table:table-cell>
          <table:table-cell table:style-name="ce6" table:formula="of:=[$TablaDatos.C65]" office:value-type="string" office:string-value="9.86" calcext:value-type="string">
            <text:p>9.86</text:p>
          </table:table-cell>
          <table:table-cell table:style-name="ce6" table:formula="of:=[$TablaDatos.D65]" office:value-type="string" office:string-value="4.00" calcext:value-type="string">
            <text:p>4.00</text:p>
          </table:table-cell>
          <table:table-cell table:style-name="ce6" table:formula="of:=[$TablaDatos.E6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66]" office:value-type="float" office:value="29.6666666666667" calcext:value-type="float">
            <text:p>29.6666666666667</text:p>
          </table:table-cell>
          <table:table-cell table:style-name="ce6" table:formula="of:=[$TablaDatos.C66]" office:value-type="string" office:string-value="9.86" calcext:value-type="string">
            <text:p>9.86</text:p>
          </table:table-cell>
          <table:table-cell table:style-name="ce6" table:formula="of:=[$TablaDatos.D66]" office:value-type="string" office:string-value="4.00" calcext:value-type="string">
            <text:p>4.00</text:p>
          </table:table-cell>
          <table:table-cell table:style-name="ce6" table:formula="of:=[$TablaDatos.E6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67]" office:value-type="float" office:value="30.1666666666667" calcext:value-type="float">
            <text:p>30.1666666666667</text:p>
          </table:table-cell>
          <table:table-cell table:style-name="ce6" table:formula="of:=[$TablaDatos.C67]" office:value-type="string" office:string-value="9.86" calcext:value-type="string">
            <text:p>9.86</text:p>
          </table:table-cell>
          <table:table-cell table:style-name="ce6" table:formula="of:=[$TablaDatos.D67]" office:value-type="string" office:string-value="4.00" calcext:value-type="string">
            <text:p>4.00</text:p>
          </table:table-cell>
          <table:table-cell table:style-name="ce6" table:formula="of:=[$TablaDatos.E6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68]" office:value-type="float" office:value="30.6666666666667" calcext:value-type="float">
            <text:p>30.6666666666667</text:p>
          </table:table-cell>
          <table:table-cell table:style-name="ce6" table:formula="of:=[$TablaDatos.C68]" office:value-type="string" office:string-value="9.86" calcext:value-type="string">
            <text:p>9.86</text:p>
          </table:table-cell>
          <table:table-cell table:style-name="ce6" table:formula="of:=[$TablaDatos.D68]" office:value-type="string" office:string-value="4.00" calcext:value-type="string">
            <text:p>4.00</text:p>
          </table:table-cell>
          <table:table-cell table:style-name="ce6" table:formula="of:=[$TablaDatos.E6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69]" office:value-type="float" office:value="31.1666666666667" calcext:value-type="float">
            <text:p>31.1666666666667</text:p>
          </table:table-cell>
          <table:table-cell table:style-name="ce6" table:formula="of:=[$TablaDatos.C69]" office:value-type="string" office:string-value="9.87" calcext:value-type="string">
            <text:p>9.87</text:p>
          </table:table-cell>
          <table:table-cell table:style-name="ce6" table:formula="of:=[$TablaDatos.D69]" office:value-type="string" office:string-value="4.00" calcext:value-type="string">
            <text:p>4.00</text:p>
          </table:table-cell>
          <table:table-cell table:style-name="ce6" table:formula="of:=[$TablaDatos.E6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70]" office:value-type="float" office:value="31.6666666666667" calcext:value-type="float">
            <text:p>31.6666666666667</text:p>
          </table:table-cell>
          <table:table-cell table:style-name="ce6" table:formula="of:=[$TablaDatos.C70]" office:value-type="string" office:string-value="9.87" calcext:value-type="string">
            <text:p>9.87</text:p>
          </table:table-cell>
          <table:table-cell table:style-name="ce6" table:formula="of:=[$TablaDatos.D70]" office:value-type="string" office:string-value="4.00" calcext:value-type="string">
            <text:p>4.00</text:p>
          </table:table-cell>
          <table:table-cell table:style-name="ce6" table:formula="of:=[$TablaDatos.E7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71]" office:value-type="float" office:value="32.6666666666667" calcext:value-type="float">
            <text:p>32.6666666666667</text:p>
          </table:table-cell>
          <table:table-cell table:style-name="ce6" table:formula="of:=[$TablaDatos.C71]" office:value-type="string" office:string-value="9.87" calcext:value-type="string">
            <text:p>9.87</text:p>
          </table:table-cell>
          <table:table-cell table:style-name="ce6" table:formula="of:=[$TablaDatos.D71]" office:value-type="string" office:string-value="4.00" calcext:value-type="string">
            <text:p>4.00</text:p>
          </table:table-cell>
          <table:table-cell table:style-name="ce6" table:formula="of:=[$TablaDatos.E7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72]" office:value-type="float" office:value="33" calcext:value-type="float">
            <text:p>33</text:p>
          </table:table-cell>
          <table:table-cell table:style-name="ce6" table:formula="of:=[$TablaDatos.C72]" office:value-type="string" office:string-value="9.87" calcext:value-type="string">
            <text:p>9.87</text:p>
          </table:table-cell>
          <table:table-cell table:style-name="ce6" table:formula="of:=[$TablaDatos.D72]" office:value-type="string" office:string-value="4.00" calcext:value-type="string">
            <text:p>4.00</text:p>
          </table:table-cell>
          <table:table-cell table:style-name="ce6" table:formula="of:=[$TablaDatos.E7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73]" office:value-type="float" office:value="33.3333333333333" calcext:value-type="float">
            <text:p>33.3333333333333</text:p>
          </table:table-cell>
          <table:table-cell table:style-name="ce6" table:formula="of:=[$TablaDatos.C73]" office:value-type="string" office:string-value="9.87" calcext:value-type="string">
            <text:p>9.87</text:p>
          </table:table-cell>
          <table:table-cell table:style-name="ce6" table:formula="of:=[$TablaDatos.D73]" office:value-type="string" office:string-value="4.00" calcext:value-type="string">
            <text:p>4.00</text:p>
          </table:table-cell>
          <table:table-cell table:style-name="ce6" table:formula="of:=[$TablaDatos.E7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74]" office:value-type="float" office:value="33.6666666666667" calcext:value-type="float">
            <text:p>33.6666666666667</text:p>
          </table:table-cell>
          <table:table-cell table:style-name="ce6" table:formula="of:=[$TablaDatos.C74]" office:value-type="string" office:string-value="9.87" calcext:value-type="string">
            <text:p>9.87</text:p>
          </table:table-cell>
          <table:table-cell table:style-name="ce6" table:formula="of:=[$TablaDatos.D74]" office:value-type="string" office:string-value="4.00" calcext:value-type="string">
            <text:p>4.00</text:p>
          </table:table-cell>
          <table:table-cell table:style-name="ce6" table:formula="of:=[$TablaDatos.E7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75]" office:value-type="float" office:value="34.1666666666667" calcext:value-type="float">
            <text:p>34.1666666666667</text:p>
          </table:table-cell>
          <table:table-cell table:style-name="ce6" table:formula="of:=[$TablaDatos.C75]" office:value-type="string" office:string-value="9.87" calcext:value-type="string">
            <text:p>9.87</text:p>
          </table:table-cell>
          <table:table-cell table:style-name="ce6" table:formula="of:=[$TablaDatos.D75]" office:value-type="string" office:string-value="4.00" calcext:value-type="string">
            <text:p>4.00</text:p>
          </table:table-cell>
          <table:table-cell table:style-name="ce6" table:formula="of:=[$TablaDatos.E7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76]" office:value-type="float" office:value="34.6666666666667" calcext:value-type="float">
            <text:p>34.6666666666667</text:p>
          </table:table-cell>
          <table:table-cell table:style-name="ce6" table:formula="of:=[$TablaDatos.C76]" office:value-type="string" office:string-value="9.87" calcext:value-type="string">
            <text:p>9.87</text:p>
          </table:table-cell>
          <table:table-cell table:style-name="ce6" table:formula="of:=[$TablaDatos.D76]" office:value-type="string" office:string-value="4.00" calcext:value-type="string">
            <text:p>4.00</text:p>
          </table:table-cell>
          <table:table-cell table:style-name="ce6" table:formula="of:=[$TablaDatos.E7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77]" office:value-type="float" office:value="35.6666666666667" calcext:value-type="float">
            <text:p>35.6666666666667</text:p>
          </table:table-cell>
          <table:table-cell table:style-name="ce6" table:formula="of:=[$TablaDatos.C77]" office:value-type="string" office:string-value="9.87" calcext:value-type="string">
            <text:p>9.87</text:p>
          </table:table-cell>
          <table:table-cell table:style-name="ce6" table:formula="of:=[$TablaDatos.D77]" office:value-type="string" office:string-value="4.00" calcext:value-type="string">
            <text:p>4.00</text:p>
          </table:table-cell>
          <table:table-cell table:style-name="ce6" table:formula="of:=[$TablaDatos.E7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78]" office:value-type="float" office:value="36" calcext:value-type="float">
            <text:p>36</text:p>
          </table:table-cell>
          <table:table-cell table:style-name="ce6" table:formula="of:=[$TablaDatos.C78]" office:value-type="string" office:string-value="9.87" calcext:value-type="string">
            <text:p>9.87</text:p>
          </table:table-cell>
          <table:table-cell table:style-name="ce6" table:formula="of:=[$TablaDatos.D78]" office:value-type="string" office:string-value="4.00" calcext:value-type="string">
            <text:p>4.00</text:p>
          </table:table-cell>
          <table:table-cell table:style-name="ce6" table:formula="of:=[$TablaDatos.E7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79]" office:value-type="float" office:value="36.3333333333333" calcext:value-type="float">
            <text:p>36.3333333333333</text:p>
          </table:table-cell>
          <table:table-cell table:style-name="ce6" table:formula="of:=[$TablaDatos.C79]" office:value-type="string" office:string-value="9.87" calcext:value-type="string">
            <text:p>9.87</text:p>
          </table:table-cell>
          <table:table-cell table:style-name="ce6" table:formula="of:=[$TablaDatos.D79]" office:value-type="string" office:string-value="4.00" calcext:value-type="string">
            <text:p>4.00</text:p>
          </table:table-cell>
          <table:table-cell table:style-name="ce6" table:formula="of:=[$TablaDatos.E7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80]" office:value-type="float" office:value="36.6666666666667" calcext:value-type="float">
            <text:p>36.6666666666667</text:p>
          </table:table-cell>
          <table:table-cell table:style-name="ce6" table:formula="of:=[$TablaDatos.C80]" office:value-type="string" office:string-value="9.87" calcext:value-type="string">
            <text:p>9.87</text:p>
          </table:table-cell>
          <table:table-cell table:style-name="ce6" table:formula="of:=[$TablaDatos.D80]" office:value-type="string" office:string-value="4.00" calcext:value-type="string">
            <text:p>4.00</text:p>
          </table:table-cell>
          <table:table-cell table:style-name="ce6" table:formula="of:=[$TablaDatos.E8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81]" office:value-type="float" office:value="37.1666666666667" calcext:value-type="float">
            <text:p>37.1666666666667</text:p>
          </table:table-cell>
          <table:table-cell table:style-name="ce6" table:formula="of:=[$TablaDatos.C81]" office:value-type="string" office:string-value="9.87" calcext:value-type="string">
            <text:p>9.87</text:p>
          </table:table-cell>
          <table:table-cell table:style-name="ce6" table:formula="of:=[$TablaDatos.D81]" office:value-type="string" office:string-value="4.00" calcext:value-type="string">
            <text:p>4.00</text:p>
          </table:table-cell>
          <table:table-cell table:style-name="ce6" table:formula="of:=[$TablaDatos.E8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82]" office:value-type="float" office:value="37.6666666666667" calcext:value-type="float">
            <text:p>37.6666666666667</text:p>
          </table:table-cell>
          <table:table-cell table:style-name="ce6" table:formula="of:=[$TablaDatos.C82]" office:value-type="string" office:string-value="9.87" calcext:value-type="string">
            <text:p>9.87</text:p>
          </table:table-cell>
          <table:table-cell table:style-name="ce6" table:formula="of:=[$TablaDatos.D82]" office:value-type="string" office:string-value="4.00" calcext:value-type="string">
            <text:p>4.00</text:p>
          </table:table-cell>
          <table:table-cell table:style-name="ce6" table:formula="of:=[$TablaDatos.E8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83]" office:value-type="float" office:value="38" calcext:value-type="float">
            <text:p>38</text:p>
          </table:table-cell>
          <table:table-cell table:style-name="ce6" table:formula="of:=[$TablaDatos.C83]" office:value-type="string" office:string-value="9.87" calcext:value-type="string">
            <text:p>9.87</text:p>
          </table:table-cell>
          <table:table-cell table:style-name="ce6" table:formula="of:=[$TablaDatos.D83]" office:value-type="string" office:string-value="4.00" calcext:value-type="string">
            <text:p>4.00</text:p>
          </table:table-cell>
          <table:table-cell table:style-name="ce6" table:formula="of:=[$TablaDatos.E8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84]" office:value-type="float" office:value="38.3333333333333" calcext:value-type="float">
            <text:p>38.3333333333333</text:p>
          </table:table-cell>
          <table:table-cell table:style-name="ce6" table:formula="of:=[$TablaDatos.C84]" office:value-type="string" office:string-value="9.87" calcext:value-type="string">
            <text:p>9.87</text:p>
          </table:table-cell>
          <table:table-cell table:style-name="ce6" table:formula="of:=[$TablaDatos.D84]" office:value-type="string" office:string-value="4.00" calcext:value-type="string">
            <text:p>4.00</text:p>
          </table:table-cell>
          <table:table-cell table:style-name="ce6" table:formula="of:=[$TablaDatos.E8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85]" office:value-type="float" office:value="38.6666666666667" calcext:value-type="float">
            <text:p>38.6666666666667</text:p>
          </table:table-cell>
          <table:table-cell table:style-name="ce6" table:formula="of:=[$TablaDatos.C85]" office:value-type="string" office:string-value="9.87" calcext:value-type="string">
            <text:p>9.87</text:p>
          </table:table-cell>
          <table:table-cell table:style-name="ce6" table:formula="of:=[$TablaDatos.D85]" office:value-type="string" office:string-value="4.00" calcext:value-type="string">
            <text:p>4.00</text:p>
          </table:table-cell>
          <table:table-cell table:style-name="ce6" table:formula="of:=[$TablaDatos.E8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86]" office:value-type="float" office:value="39.1666666666667" calcext:value-type="float">
            <text:p>39.1666666666667</text:p>
          </table:table-cell>
          <table:table-cell table:style-name="ce6" table:formula="of:=[$TablaDatos.C86]" office:value-type="string" office:string-value="9.87" calcext:value-type="string">
            <text:p>9.87</text:p>
          </table:table-cell>
          <table:table-cell table:style-name="ce6" table:formula="of:=[$TablaDatos.D86]" office:value-type="string" office:string-value="4.00" calcext:value-type="string">
            <text:p>4.00</text:p>
          </table:table-cell>
          <table:table-cell table:style-name="ce6" table:formula="of:=[$TablaDatos.E8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87]" office:value-type="float" office:value="39.6666666666667" calcext:value-type="float">
            <text:p>39.6666666666667</text:p>
          </table:table-cell>
          <table:table-cell table:style-name="ce6" table:formula="of:=[$TablaDatos.C87]" office:value-type="string" office:string-value="9.87" calcext:value-type="string">
            <text:p>9.87</text:p>
          </table:table-cell>
          <table:table-cell table:style-name="ce6" table:formula="of:=[$TablaDatos.D87]" office:value-type="string" office:string-value="4.00" calcext:value-type="string">
            <text:p>4.00</text:p>
          </table:table-cell>
          <table:table-cell table:style-name="ce6" table:formula="of:=[$TablaDatos.E8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88]" office:value-type="float" office:value="40.1666666666667" calcext:value-type="float">
            <text:p>40.1666666666667</text:p>
          </table:table-cell>
          <table:table-cell table:style-name="ce6" table:formula="of:=[$TablaDatos.C88]" office:value-type="string" office:string-value="9.87" calcext:value-type="string">
            <text:p>9.87</text:p>
          </table:table-cell>
          <table:table-cell table:style-name="ce6" table:formula="of:=[$TablaDatos.D88]" office:value-type="string" office:string-value="4.00" calcext:value-type="string">
            <text:p>4.00</text:p>
          </table:table-cell>
          <table:table-cell table:style-name="ce6" table:formula="of:=[$TablaDatos.E8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89]" office:value-type="float" office:value="40.6666666666667" calcext:value-type="float">
            <text:p>40.6666666666667</text:p>
          </table:table-cell>
          <table:table-cell table:style-name="ce6" table:formula="of:=[$TablaDatos.C89]" office:value-type="string" office:string-value="9.87" calcext:value-type="string">
            <text:p>9.87</text:p>
          </table:table-cell>
          <table:table-cell table:style-name="ce6" table:formula="of:=[$TablaDatos.D89]" office:value-type="string" office:string-value="4.00" calcext:value-type="string">
            <text:p>4.00</text:p>
          </table:table-cell>
          <table:table-cell table:style-name="ce6" table:formula="of:=[$TablaDatos.E8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90]" office:value-type="float" office:value="41.1666666666667" calcext:value-type="float">
            <text:p>41.1666666666667</text:p>
          </table:table-cell>
          <table:table-cell table:style-name="ce6" table:formula="of:=[$TablaDatos.C90]" office:value-type="string" office:string-value="9.87" calcext:value-type="string">
            <text:p>9.87</text:p>
          </table:table-cell>
          <table:table-cell table:style-name="ce6" table:formula="of:=[$TablaDatos.D90]" office:value-type="string" office:string-value="4.00" calcext:value-type="string">
            <text:p>4.00</text:p>
          </table:table-cell>
          <table:table-cell table:style-name="ce6" table:formula="of:=[$TablaDatos.E9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91]" office:value-type="float" office:value="41.6666666666667" calcext:value-type="float">
            <text:p>41.6666666666667</text:p>
          </table:table-cell>
          <table:table-cell table:style-name="ce6" table:formula="of:=[$TablaDatos.C91]" office:value-type="string" office:string-value="9.87" calcext:value-type="string">
            <text:p>9.87</text:p>
          </table:table-cell>
          <table:table-cell table:style-name="ce6" table:formula="of:=[$TablaDatos.D91]" office:value-type="string" office:string-value="4.00" calcext:value-type="string">
            <text:p>4.00</text:p>
          </table:table-cell>
          <table:table-cell table:style-name="ce6" table:formula="of:=[$TablaDatos.E9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92]" office:value-type="float" office:value="42.1666666666667" calcext:value-type="float">
            <text:p>42.1666666666667</text:p>
          </table:table-cell>
          <table:table-cell table:style-name="ce6" table:formula="of:=[$TablaDatos.C92]" office:value-type="string" office:string-value="9.87" calcext:value-type="string">
            <text:p>9.87</text:p>
          </table:table-cell>
          <table:table-cell table:style-name="ce6" table:formula="of:=[$TablaDatos.D92]" office:value-type="string" office:string-value="4.00" calcext:value-type="string">
            <text:p>4.00</text:p>
          </table:table-cell>
          <table:table-cell table:style-name="ce6" table:formula="of:=[$TablaDatos.E9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93]" office:value-type="float" office:value="42.6666666666667" calcext:value-type="float">
            <text:p>42.6666666666667</text:p>
          </table:table-cell>
          <table:table-cell table:style-name="ce6" table:formula="of:=[$TablaDatos.C93]" office:value-type="string" office:string-value="9.87" calcext:value-type="string">
            <text:p>9.87</text:p>
          </table:table-cell>
          <table:table-cell table:style-name="ce6" table:formula="of:=[$TablaDatos.D93]" office:value-type="string" office:string-value="4.00" calcext:value-type="string">
            <text:p>4.00</text:p>
          </table:table-cell>
          <table:table-cell table:style-name="ce6" table:formula="of:=[$TablaDatos.E9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94]" office:value-type="float" office:value="43" calcext:value-type="float">
            <text:p>43</text:p>
          </table:table-cell>
          <table:table-cell table:style-name="ce6" table:formula="of:=[$TablaDatos.C94]" office:value-type="string" office:string-value="9.87" calcext:value-type="string">
            <text:p>9.87</text:p>
          </table:table-cell>
          <table:table-cell table:style-name="ce6" table:formula="of:=[$TablaDatos.D94]" office:value-type="string" office:string-value="4.00" calcext:value-type="string">
            <text:p>4.00</text:p>
          </table:table-cell>
          <table:table-cell table:style-name="ce6" table:formula="of:=[$TablaDatos.E9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95]" office:value-type="float" office:value="43.3333333333334" calcext:value-type="float">
            <text:p>43.3333333333334</text:p>
          </table:table-cell>
          <table:table-cell table:style-name="ce6" table:formula="of:=[$TablaDatos.C95]" office:value-type="string" office:string-value="9.87" calcext:value-type="string">
            <text:p>9.87</text:p>
          </table:table-cell>
          <table:table-cell table:style-name="ce6" table:formula="of:=[$TablaDatos.D95]" office:value-type="string" office:string-value="4.00" calcext:value-type="string">
            <text:p>4.00</text:p>
          </table:table-cell>
          <table:table-cell table:style-name="ce6" table:formula="of:=[$TablaDatos.E9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96]" office:value-type="float" office:value="43.6666666666667" calcext:value-type="float">
            <text:p>43.6666666666667</text:p>
          </table:table-cell>
          <table:table-cell table:style-name="ce6" table:formula="of:=[$TablaDatos.C96]" office:value-type="string" office:string-value="9.87" calcext:value-type="string">
            <text:p>9.87</text:p>
          </table:table-cell>
          <table:table-cell table:style-name="ce6" table:formula="of:=[$TablaDatos.D96]" office:value-type="string" office:string-value="4.00" calcext:value-type="string">
            <text:p>4.00</text:p>
          </table:table-cell>
          <table:table-cell table:style-name="ce6" table:formula="of:=[$TablaDatos.E9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97]" office:value-type="float" office:value="44.1666666666667" calcext:value-type="float">
            <text:p>44.1666666666667</text:p>
          </table:table-cell>
          <table:table-cell table:style-name="ce6" table:formula="of:=[$TablaDatos.C97]" office:value-type="string" office:string-value="9.88" calcext:value-type="string">
            <text:p>9.88</text:p>
          </table:table-cell>
          <table:table-cell table:style-name="ce6" table:formula="of:=[$TablaDatos.D97]" office:value-type="string" office:string-value="4.00" calcext:value-type="string">
            <text:p>4.00</text:p>
          </table:table-cell>
          <table:table-cell table:style-name="ce6" table:formula="of:=[$TablaDatos.E9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98]" office:value-type="float" office:value="44.6666666666667" calcext:value-type="float">
            <text:p>44.6666666666667</text:p>
          </table:table-cell>
          <table:table-cell table:style-name="ce6" table:formula="of:=[$TablaDatos.C98]" office:value-type="string" office:string-value="9.88" calcext:value-type="string">
            <text:p>9.88</text:p>
          </table:table-cell>
          <table:table-cell table:style-name="ce6" table:formula="of:=[$TablaDatos.D98]" office:value-type="string" office:string-value="4.00" calcext:value-type="string">
            <text:p>4.00</text:p>
          </table:table-cell>
          <table:table-cell table:style-name="ce6" table:formula="of:=[$TablaDatos.E9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99]" office:value-type="float" office:value="45.1666666666667" calcext:value-type="float">
            <text:p>45.1666666666667</text:p>
          </table:table-cell>
          <table:table-cell table:style-name="ce6" table:formula="of:=[$TablaDatos.C99]" office:value-type="string" office:string-value="9.88" calcext:value-type="string">
            <text:p>9.88</text:p>
          </table:table-cell>
          <table:table-cell table:style-name="ce6" table:formula="of:=[$TablaDatos.D99]" office:value-type="string" office:string-value="4.00" calcext:value-type="string">
            <text:p>4.00</text:p>
          </table:table-cell>
          <table:table-cell table:style-name="ce6" table:formula="of:=[$TablaDatos.E9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00]" office:value-type="float" office:value="45.6666666666667" calcext:value-type="float">
            <text:p>45.6666666666667</text:p>
          </table:table-cell>
          <table:table-cell table:style-name="ce6" table:formula="of:=[$TablaDatos.C100]" office:value-type="string" office:string-value="9.88" calcext:value-type="string">
            <text:p>9.88</text:p>
          </table:table-cell>
          <table:table-cell table:style-name="ce6" table:formula="of:=[$TablaDatos.D100]" office:value-type="string" office:string-value="4.00" calcext:value-type="string">
            <text:p>4.00</text:p>
          </table:table-cell>
          <table:table-cell table:style-name="ce6" table:formula="of:=[$TablaDatos.E10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01]" office:value-type="float" office:value="46.1666666666667" calcext:value-type="float">
            <text:p>46.1666666666667</text:p>
          </table:table-cell>
          <table:table-cell table:style-name="ce6" table:formula="of:=[$TablaDatos.C101]" office:value-type="string" office:string-value="9.88" calcext:value-type="string">
            <text:p>9.88</text:p>
          </table:table-cell>
          <table:table-cell table:style-name="ce6" table:formula="of:=[$TablaDatos.D101]" office:value-type="string" office:string-value="4.00" calcext:value-type="string">
            <text:p>4.00</text:p>
          </table:table-cell>
          <table:table-cell table:style-name="ce6" table:formula="of:=[$TablaDatos.E10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02]" office:value-type="float" office:value="46.6666666666667" calcext:value-type="float">
            <text:p>46.6666666666667</text:p>
          </table:table-cell>
          <table:table-cell table:style-name="ce6" table:formula="of:=[$TablaDatos.C102]" office:value-type="string" office:string-value="9.88" calcext:value-type="string">
            <text:p>9.88</text:p>
          </table:table-cell>
          <table:table-cell table:style-name="ce6" table:formula="of:=[$TablaDatos.D102]" office:value-type="string" office:string-value="4.00" calcext:value-type="string">
            <text:p>4.00</text:p>
          </table:table-cell>
          <table:table-cell table:style-name="ce6" table:formula="of:=[$TablaDatos.E10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03]" office:value-type="float" office:value="47.1666666666667" calcext:value-type="float">
            <text:p>47.1666666666667</text:p>
          </table:table-cell>
          <table:table-cell table:style-name="ce6" table:formula="of:=[$TablaDatos.C103]" office:value-type="string" office:string-value="9.88" calcext:value-type="string">
            <text:p>9.88</text:p>
          </table:table-cell>
          <table:table-cell table:style-name="ce6" table:formula="of:=[$TablaDatos.D103]" office:value-type="string" office:string-value="4.00" calcext:value-type="string">
            <text:p>4.00</text:p>
          </table:table-cell>
          <table:table-cell table:style-name="ce6" table:formula="of:=[$TablaDatos.E10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04]" office:value-type="float" office:value="47.6666666666667" calcext:value-type="float">
            <text:p>47.6666666666667</text:p>
          </table:table-cell>
          <table:table-cell table:style-name="ce6" table:formula="of:=[$TablaDatos.C104]" office:value-type="string" office:string-value="9.88" calcext:value-type="string">
            <text:p>9.88</text:p>
          </table:table-cell>
          <table:table-cell table:style-name="ce6" table:formula="of:=[$TablaDatos.D104]" office:value-type="string" office:string-value="4.00" calcext:value-type="string">
            <text:p>4.00</text:p>
          </table:table-cell>
          <table:table-cell table:style-name="ce6" table:formula="of:=[$TablaDatos.E10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05]" office:value-type="float" office:value="48" calcext:value-type="float">
            <text:p>48</text:p>
          </table:table-cell>
          <table:table-cell table:style-name="ce6" table:formula="of:=[$TablaDatos.C105]" office:value-type="string" office:string-value="9.88" calcext:value-type="string">
            <text:p>9.88</text:p>
          </table:table-cell>
          <table:table-cell table:style-name="ce6" table:formula="of:=[$TablaDatos.D105]" office:value-type="string" office:string-value="4.00" calcext:value-type="string">
            <text:p>4.00</text:p>
          </table:table-cell>
          <table:table-cell table:style-name="ce6" table:formula="of:=[$TablaDatos.E10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06]" office:value-type="float" office:value="48.3333333333334" calcext:value-type="float">
            <text:p>48.3333333333334</text:p>
          </table:table-cell>
          <table:table-cell table:style-name="ce6" table:formula="of:=[$TablaDatos.C106]" office:value-type="string" office:string-value="9.88" calcext:value-type="string">
            <text:p>9.88</text:p>
          </table:table-cell>
          <table:table-cell table:style-name="ce6" table:formula="of:=[$TablaDatos.D106]" office:value-type="string" office:string-value="4.00" calcext:value-type="string">
            <text:p>4.00</text:p>
          </table:table-cell>
          <table:table-cell table:style-name="ce6" table:formula="of:=[$TablaDatos.E10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07]" office:value-type="float" office:value="48.6666666666667" calcext:value-type="float">
            <text:p>48.6666666666667</text:p>
          </table:table-cell>
          <table:table-cell table:style-name="ce6" table:formula="of:=[$TablaDatos.C107]" office:value-type="string" office:string-value="9.88" calcext:value-type="string">
            <text:p>9.88</text:p>
          </table:table-cell>
          <table:table-cell table:style-name="ce6" table:formula="of:=[$TablaDatos.D107]" office:value-type="string" office:string-value="4.00" calcext:value-type="string">
            <text:p>4.00</text:p>
          </table:table-cell>
          <table:table-cell table:style-name="ce6" table:formula="of:=[$TablaDatos.E10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08]" office:value-type="float" office:value="49.1666666666667" calcext:value-type="float">
            <text:p>49.1666666666667</text:p>
          </table:table-cell>
          <table:table-cell table:style-name="ce6" table:formula="of:=[$TablaDatos.C108]" office:value-type="string" office:string-value="9.88" calcext:value-type="string">
            <text:p>9.88</text:p>
          </table:table-cell>
          <table:table-cell table:style-name="ce6" table:formula="of:=[$TablaDatos.D108]" office:value-type="string" office:string-value="4.00" calcext:value-type="string">
            <text:p>4.00</text:p>
          </table:table-cell>
          <table:table-cell table:style-name="ce6" table:formula="of:=[$TablaDatos.E10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09]" office:value-type="float" office:value="49.6666666666667" calcext:value-type="float">
            <text:p>49.6666666666667</text:p>
          </table:table-cell>
          <table:table-cell table:style-name="ce6" table:formula="of:=[$TablaDatos.C109]" office:value-type="string" office:string-value="9.88" calcext:value-type="string">
            <text:p>9.88</text:p>
          </table:table-cell>
          <table:table-cell table:style-name="ce6" table:formula="of:=[$TablaDatos.D109]" office:value-type="string" office:string-value="4.00" calcext:value-type="string">
            <text:p>4.00</text:p>
          </table:table-cell>
          <table:table-cell table:style-name="ce6" table:formula="of:=[$TablaDatos.E10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10]" office:value-type="float" office:value="50.1666666666667" calcext:value-type="float">
            <text:p>50.1666666666667</text:p>
          </table:table-cell>
          <table:table-cell table:style-name="ce6" table:formula="of:=[$TablaDatos.C110]" office:value-type="string" office:string-value="9.88" calcext:value-type="string">
            <text:p>9.88</text:p>
          </table:table-cell>
          <table:table-cell table:style-name="ce6" table:formula="of:=[$TablaDatos.D110]" office:value-type="string" office:string-value="4.00" calcext:value-type="string">
            <text:p>4.00</text:p>
          </table:table-cell>
          <table:table-cell table:style-name="ce6" table:formula="of:=[$TablaDatos.E11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11]" office:value-type="float" office:value="50.6666666666667" calcext:value-type="float">
            <text:p>50.6666666666667</text:p>
          </table:table-cell>
          <table:table-cell table:style-name="ce6" table:formula="of:=[$TablaDatos.C111]" office:value-type="string" office:string-value="9.88" calcext:value-type="string">
            <text:p>9.88</text:p>
          </table:table-cell>
          <table:table-cell table:style-name="ce6" table:formula="of:=[$TablaDatos.D111]" office:value-type="string" office:string-value="4.00" calcext:value-type="string">
            <text:p>4.00</text:p>
          </table:table-cell>
          <table:table-cell table:style-name="ce6" table:formula="of:=[$TablaDatos.E11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12]" office:value-type="float" office:value="51.1666666666667" calcext:value-type="float">
            <text:p>51.1666666666667</text:p>
          </table:table-cell>
          <table:table-cell table:style-name="ce6" table:formula="of:=[$TablaDatos.C112]" office:value-type="string" office:string-value="9.88" calcext:value-type="string">
            <text:p>9.88</text:p>
          </table:table-cell>
          <table:table-cell table:style-name="ce6" table:formula="of:=[$TablaDatos.D112]" office:value-type="string" office:string-value="4.00" calcext:value-type="string">
            <text:p>4.00</text:p>
          </table:table-cell>
          <table:table-cell table:style-name="ce6" table:formula="of:=[$TablaDatos.E11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13]" office:value-type="float" office:value="51.6666666666667" calcext:value-type="float">
            <text:p>51.6666666666667</text:p>
          </table:table-cell>
          <table:table-cell table:style-name="ce6" table:formula="of:=[$TablaDatos.C113]" office:value-type="string" office:string-value="9.88" calcext:value-type="string">
            <text:p>9.88</text:p>
          </table:table-cell>
          <table:table-cell table:style-name="ce6" table:formula="of:=[$TablaDatos.D113]" office:value-type="string" office:string-value="4.00" calcext:value-type="string">
            <text:p>4.00</text:p>
          </table:table-cell>
          <table:table-cell table:style-name="ce6" table:formula="of:=[$TablaDatos.E11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14]" office:value-type="float" office:value="52.1666666666667" calcext:value-type="float">
            <text:p>52.1666666666667</text:p>
          </table:table-cell>
          <table:table-cell table:style-name="ce6" table:formula="of:=[$TablaDatos.C114]" office:value-type="string" office:string-value="9.88" calcext:value-type="string">
            <text:p>9.88</text:p>
          </table:table-cell>
          <table:table-cell table:style-name="ce6" table:formula="of:=[$TablaDatos.D114]" office:value-type="string" office:string-value="4.00" calcext:value-type="string">
            <text:p>4.00</text:p>
          </table:table-cell>
          <table:table-cell table:style-name="ce6" table:formula="of:=[$TablaDatos.E11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15]" office:value-type="float" office:value="52.6666666666667" calcext:value-type="float">
            <text:p>52.6666666666667</text:p>
          </table:table-cell>
          <table:table-cell table:style-name="ce6" table:formula="of:=[$TablaDatos.C115]" office:value-type="string" office:string-value="9.88" calcext:value-type="string">
            <text:p>9.88</text:p>
          </table:table-cell>
          <table:table-cell table:style-name="ce6" table:formula="of:=[$TablaDatos.D115]" office:value-type="string" office:string-value="4.00" calcext:value-type="string">
            <text:p>4.00</text:p>
          </table:table-cell>
          <table:table-cell table:style-name="ce6" table:formula="of:=[$TablaDatos.E11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16]" office:value-type="float" office:value="53" calcext:value-type="float">
            <text:p>53</text:p>
          </table:table-cell>
          <table:table-cell table:style-name="ce6" table:formula="of:=[$TablaDatos.C116]" office:value-type="string" office:string-value="9.88" calcext:value-type="string">
            <text:p>9.88</text:p>
          </table:table-cell>
          <table:table-cell table:style-name="ce6" table:formula="of:=[$TablaDatos.D116]" office:value-type="string" office:string-value="4.00" calcext:value-type="string">
            <text:p>4.00</text:p>
          </table:table-cell>
          <table:table-cell table:style-name="ce6" table:formula="of:=[$TablaDatos.E11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17]" office:value-type="float" office:value="53.3333333333334" calcext:value-type="float">
            <text:p>53.3333333333334</text:p>
          </table:table-cell>
          <table:table-cell table:style-name="ce6" table:formula="of:=[$TablaDatos.C117]" office:value-type="string" office:string-value="9.88" calcext:value-type="string">
            <text:p>9.88</text:p>
          </table:table-cell>
          <table:table-cell table:style-name="ce6" table:formula="of:=[$TablaDatos.D117]" office:value-type="string" office:string-value="4.00" calcext:value-type="string">
            <text:p>4.00</text:p>
          </table:table-cell>
          <table:table-cell table:style-name="ce6" table:formula="of:=[$TablaDatos.E11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18]" office:value-type="float" office:value="53.6666666666667" calcext:value-type="float">
            <text:p>53.6666666666667</text:p>
          </table:table-cell>
          <table:table-cell table:style-name="ce6" table:formula="of:=[$TablaDatos.C118]" office:value-type="string" office:string-value="9.88" calcext:value-type="string">
            <text:p>9.88</text:p>
          </table:table-cell>
          <table:table-cell table:style-name="ce6" table:formula="of:=[$TablaDatos.D118]" office:value-type="string" office:string-value="4.00" calcext:value-type="string">
            <text:p>4.00</text:p>
          </table:table-cell>
          <table:table-cell table:style-name="ce6" table:formula="of:=[$TablaDatos.E11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19]" office:value-type="float" office:value="54.1666666666667" calcext:value-type="float">
            <text:p>54.1666666666667</text:p>
          </table:table-cell>
          <table:table-cell table:style-name="ce6" table:formula="of:=[$TablaDatos.C119]" office:value-type="string" office:string-value="9.88" calcext:value-type="string">
            <text:p>9.88</text:p>
          </table:table-cell>
          <table:table-cell table:style-name="ce6" table:formula="of:=[$TablaDatos.D119]" office:value-type="string" office:string-value="4.00" calcext:value-type="string">
            <text:p>4.00</text:p>
          </table:table-cell>
          <table:table-cell table:style-name="ce6" table:formula="of:=[$TablaDatos.E11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20]" office:value-type="float" office:value="54.6666666666667" calcext:value-type="float">
            <text:p>54.6666666666667</text:p>
          </table:table-cell>
          <table:table-cell table:style-name="ce6" table:formula="of:=[$TablaDatos.C120]" office:value-type="string" office:string-value="9.88" calcext:value-type="string">
            <text:p>9.88</text:p>
          </table:table-cell>
          <table:table-cell table:style-name="ce6" table:formula="of:=[$TablaDatos.D120]" office:value-type="string" office:string-value="4.00" calcext:value-type="string">
            <text:p>4.00</text:p>
          </table:table-cell>
          <table:table-cell table:style-name="ce6" table:formula="of:=[$TablaDatos.E12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21]" office:value-type="float" office:value="55.1666666666667" calcext:value-type="float">
            <text:p>55.1666666666667</text:p>
          </table:table-cell>
          <table:table-cell table:style-name="ce6" table:formula="of:=[$TablaDatos.C121]" office:value-type="string" office:string-value="9.88" calcext:value-type="string">
            <text:p>9.88</text:p>
          </table:table-cell>
          <table:table-cell table:style-name="ce6" table:formula="of:=[$TablaDatos.D121]" office:value-type="string" office:string-value="4.00" calcext:value-type="string">
            <text:p>4.00</text:p>
          </table:table-cell>
          <table:table-cell table:style-name="ce6" table:formula="of:=[$TablaDatos.E12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22]" office:value-type="float" office:value="55.6666666666667" calcext:value-type="float">
            <text:p>55.6666666666667</text:p>
          </table:table-cell>
          <table:table-cell table:style-name="ce6" table:formula="of:=[$TablaDatos.C122]" office:value-type="string" office:string-value="9.88" calcext:value-type="string">
            <text:p>9.88</text:p>
          </table:table-cell>
          <table:table-cell table:style-name="ce6" table:formula="of:=[$TablaDatos.D122]" office:value-type="string" office:string-value="4.00" calcext:value-type="string">
            <text:p>4.00</text:p>
          </table:table-cell>
          <table:table-cell table:style-name="ce6" table:formula="of:=[$TablaDatos.E12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23]" office:value-type="float" office:value="56" calcext:value-type="float">
            <text:p>56</text:p>
          </table:table-cell>
          <table:table-cell table:style-name="ce6" table:formula="of:=[$TablaDatos.C123]" office:value-type="string" office:string-value="9.88" calcext:value-type="string">
            <text:p>9.88</text:p>
          </table:table-cell>
          <table:table-cell table:style-name="ce6" table:formula="of:=[$TablaDatos.D123]" office:value-type="string" office:string-value="4.00" calcext:value-type="string">
            <text:p>4.00</text:p>
          </table:table-cell>
          <table:table-cell table:style-name="ce6" table:formula="of:=[$TablaDatos.E12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24]" office:value-type="float" office:value="56.3333333333334" calcext:value-type="float">
            <text:p>56.3333333333334</text:p>
          </table:table-cell>
          <table:table-cell table:style-name="ce6" table:formula="of:=[$TablaDatos.C124]" office:value-type="string" office:string-value="9.88" calcext:value-type="string">
            <text:p>9.88</text:p>
          </table:table-cell>
          <table:table-cell table:style-name="ce6" table:formula="of:=[$TablaDatos.D124]" office:value-type="string" office:string-value="4.00" calcext:value-type="string">
            <text:p>4.00</text:p>
          </table:table-cell>
          <table:table-cell table:style-name="ce6" table:formula="of:=[$TablaDatos.E12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25]" office:value-type="float" office:value="56.6666666666667" calcext:value-type="float">
            <text:p>56.6666666666667</text:p>
          </table:table-cell>
          <table:table-cell table:style-name="ce6" table:formula="of:=[$TablaDatos.C125]" office:value-type="string" office:string-value="9.88" calcext:value-type="string">
            <text:p>9.88</text:p>
          </table:table-cell>
          <table:table-cell table:style-name="ce6" table:formula="of:=[$TablaDatos.D125]" office:value-type="string" office:string-value="4.00" calcext:value-type="string">
            <text:p>4.00</text:p>
          </table:table-cell>
          <table:table-cell table:style-name="ce6" table:formula="of:=[$TablaDatos.E12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26]" office:value-type="float" office:value="57.1666666666667" calcext:value-type="float">
            <text:p>57.1666666666667</text:p>
          </table:table-cell>
          <table:table-cell table:style-name="ce6" table:formula="of:=[$TablaDatos.C126]" office:value-type="string" office:string-value="9.88" calcext:value-type="string">
            <text:p>9.88</text:p>
          </table:table-cell>
          <table:table-cell table:style-name="ce6" table:formula="of:=[$TablaDatos.D126]" office:value-type="string" office:string-value="4.00" calcext:value-type="string">
            <text:p>4.00</text:p>
          </table:table-cell>
          <table:table-cell table:style-name="ce6" table:formula="of:=[$TablaDatos.E12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27]" office:value-type="float" office:value="57.6666666666667" calcext:value-type="float">
            <text:p>57.6666666666667</text:p>
          </table:table-cell>
          <table:table-cell table:style-name="ce6" table:formula="of:=[$TablaDatos.C127]" office:value-type="string" office:string-value="9.88" calcext:value-type="string">
            <text:p>9.88</text:p>
          </table:table-cell>
          <table:table-cell table:style-name="ce6" table:formula="of:=[$TablaDatos.D127]" office:value-type="string" office:string-value="4.00" calcext:value-type="string">
            <text:p>4.00</text:p>
          </table:table-cell>
          <table:table-cell table:style-name="ce6" table:formula="of:=[$TablaDatos.E12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28]" office:value-type="float" office:value="58.1666666666667" calcext:value-type="float">
            <text:p>58.1666666666667</text:p>
          </table:table-cell>
          <table:table-cell table:style-name="ce6" table:formula="of:=[$TablaDatos.C128]" office:value-type="string" office:string-value="9.88" calcext:value-type="string">
            <text:p>9.88</text:p>
          </table:table-cell>
          <table:table-cell table:style-name="ce6" table:formula="of:=[$TablaDatos.D128]" office:value-type="string" office:string-value="4.00" calcext:value-type="string">
            <text:p>4.00</text:p>
          </table:table-cell>
          <table:table-cell table:style-name="ce6" table:formula="of:=[$TablaDatos.E12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29]" office:value-type="float" office:value="58.6666666666667" calcext:value-type="float">
            <text:p>58.6666666666667</text:p>
          </table:table-cell>
          <table:table-cell table:style-name="ce6" table:formula="of:=[$TablaDatos.C129]" office:value-type="string" office:string-value="9.88" calcext:value-type="string">
            <text:p>9.88</text:p>
          </table:table-cell>
          <table:table-cell table:style-name="ce6" table:formula="of:=[$TablaDatos.D129]" office:value-type="string" office:string-value="4.00" calcext:value-type="string">
            <text:p>4.00</text:p>
          </table:table-cell>
          <table:table-cell table:style-name="ce6" table:formula="of:=[$TablaDatos.E12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30]" office:value-type="float" office:value="59.1666666666667" calcext:value-type="float">
            <text:p>59.1666666666667</text:p>
          </table:table-cell>
          <table:table-cell table:style-name="ce6" table:formula="of:=[$TablaDatos.C130]" office:value-type="string" office:string-value="9.88" calcext:value-type="string">
            <text:p>9.88</text:p>
          </table:table-cell>
          <table:table-cell table:style-name="ce6" table:formula="of:=[$TablaDatos.D130]" office:value-type="string" office:string-value="4.00" calcext:value-type="string">
            <text:p>4.00</text:p>
          </table:table-cell>
          <table:table-cell table:style-name="ce6" table:formula="of:=[$TablaDatos.E13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31]" office:value-type="float" office:value="59.6666666666667" calcext:value-type="float">
            <text:p>59.6666666666667</text:p>
          </table:table-cell>
          <table:table-cell table:style-name="ce6" table:formula="of:=[$TablaDatos.C131]" office:value-type="string" office:string-value="9.88" calcext:value-type="string">
            <text:p>9.88</text:p>
          </table:table-cell>
          <table:table-cell table:style-name="ce6" table:formula="of:=[$TablaDatos.D131]" office:value-type="string" office:string-value="4.00" calcext:value-type="string">
            <text:p>4.00</text:p>
          </table:table-cell>
          <table:table-cell table:style-name="ce6" table:formula="of:=[$TablaDatos.E13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32]" office:value-type="float" office:value="60.1666666666667" calcext:value-type="float">
            <text:p>60.1666666666667</text:p>
          </table:table-cell>
          <table:table-cell table:style-name="ce6" table:formula="of:=[$TablaDatos.C132]" office:value-type="string" office:string-value="9.88" calcext:value-type="string">
            <text:p>9.88</text:p>
          </table:table-cell>
          <table:table-cell table:style-name="ce6" table:formula="of:=[$TablaDatos.D132]" office:value-type="string" office:string-value="4.00" calcext:value-type="string">
            <text:p>4.00</text:p>
          </table:table-cell>
          <table:table-cell table:style-name="ce6" table:formula="of:=[$TablaDatos.E13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33]" office:value-type="float" office:value="60.6666666666667" calcext:value-type="float">
            <text:p>60.6666666666667</text:p>
          </table:table-cell>
          <table:table-cell table:style-name="ce6" table:formula="of:=[$TablaDatos.C133]" office:value-type="string" office:string-value="9.88" calcext:value-type="string">
            <text:p>9.88</text:p>
          </table:table-cell>
          <table:table-cell table:style-name="ce6" table:formula="of:=[$TablaDatos.D133]" office:value-type="string" office:string-value="4.00" calcext:value-type="string">
            <text:p>4.00</text:p>
          </table:table-cell>
          <table:table-cell table:style-name="ce6" table:formula="of:=[$TablaDatos.E13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34]" office:value-type="float" office:value="61.1666666666667" calcext:value-type="float">
            <text:p>61.1666666666667</text:p>
          </table:table-cell>
          <table:table-cell table:style-name="ce6" table:formula="of:=[$TablaDatos.C134]" office:value-type="string" office:string-value="9.88" calcext:value-type="string">
            <text:p>9.88</text:p>
          </table:table-cell>
          <table:table-cell table:style-name="ce6" table:formula="of:=[$TablaDatos.D134]" office:value-type="string" office:string-value="4.00" calcext:value-type="string">
            <text:p>4.00</text:p>
          </table:table-cell>
          <table:table-cell table:style-name="ce6" table:formula="of:=[$TablaDatos.E13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35]" office:value-type="float" office:value="61.6666666666667" calcext:value-type="float">
            <text:p>61.6666666666667</text:p>
          </table:table-cell>
          <table:table-cell table:style-name="ce6" table:formula="of:=[$TablaDatos.C135]" office:value-type="string" office:string-value="9.88" calcext:value-type="string">
            <text:p>9.88</text:p>
          </table:table-cell>
          <table:table-cell table:style-name="ce6" table:formula="of:=[$TablaDatos.D135]" office:value-type="string" office:string-value="4.00" calcext:value-type="string">
            <text:p>4.00</text:p>
          </table:table-cell>
          <table:table-cell table:style-name="ce6" table:formula="of:=[$TablaDatos.E13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36]" office:value-type="float" office:value="62" calcext:value-type="float">
            <text:p>62</text:p>
          </table:table-cell>
          <table:table-cell table:style-name="ce6" table:formula="of:=[$TablaDatos.C136]" office:value-type="string" office:string-value="9.88" calcext:value-type="string">
            <text:p>9.88</text:p>
          </table:table-cell>
          <table:table-cell table:style-name="ce6" table:formula="of:=[$TablaDatos.D136]" office:value-type="string" office:string-value="4.00" calcext:value-type="string">
            <text:p>4.00</text:p>
          </table:table-cell>
          <table:table-cell table:style-name="ce6" table:formula="of:=[$TablaDatos.E13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37]" office:value-type="float" office:value="62.3333333333334" calcext:value-type="float">
            <text:p>62.3333333333334</text:p>
          </table:table-cell>
          <table:table-cell table:style-name="ce6" table:formula="of:=[$TablaDatos.C137]" office:value-type="string" office:string-value="9.88" calcext:value-type="string">
            <text:p>9.88</text:p>
          </table:table-cell>
          <table:table-cell table:style-name="ce6" table:formula="of:=[$TablaDatos.D137]" office:value-type="string" office:string-value="4.00" calcext:value-type="string">
            <text:p>4.00</text:p>
          </table:table-cell>
          <table:table-cell table:style-name="ce6" table:formula="of:=[$TablaDatos.E13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38]" office:value-type="float" office:value="62.6666666666667" calcext:value-type="float">
            <text:p>62.6666666666667</text:p>
          </table:table-cell>
          <table:table-cell table:style-name="ce6" table:formula="of:=[$TablaDatos.C138]" office:value-type="string" office:string-value="9.88" calcext:value-type="string">
            <text:p>9.88</text:p>
          </table:table-cell>
          <table:table-cell table:style-name="ce6" table:formula="of:=[$TablaDatos.D138]" office:value-type="string" office:string-value="4.00" calcext:value-type="string">
            <text:p>4.00</text:p>
          </table:table-cell>
          <table:table-cell table:style-name="ce6" table:formula="of:=[$TablaDatos.E13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39]" office:value-type="float" office:value="63.1666666666667" calcext:value-type="float">
            <text:p>63.1666666666667</text:p>
          </table:table-cell>
          <table:table-cell table:style-name="ce6" table:formula="of:=[$TablaDatos.C139]" office:value-type="string" office:string-value="9.88" calcext:value-type="string">
            <text:p>9.88</text:p>
          </table:table-cell>
          <table:table-cell table:style-name="ce6" table:formula="of:=[$TablaDatos.D139]" office:value-type="string" office:string-value="4.00" calcext:value-type="string">
            <text:p>4.00</text:p>
          </table:table-cell>
          <table:table-cell table:style-name="ce6" table:formula="of:=[$TablaDatos.E13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40]" office:value-type="float" office:value="63.6666666666667" calcext:value-type="float">
            <text:p>63.6666666666667</text:p>
          </table:table-cell>
          <table:table-cell table:style-name="ce6" table:formula="of:=[$TablaDatos.C140]" office:value-type="string" office:string-value="9.88" calcext:value-type="string">
            <text:p>9.88</text:p>
          </table:table-cell>
          <table:table-cell table:style-name="ce6" table:formula="of:=[$TablaDatos.D140]" office:value-type="string" office:string-value="4.00" calcext:value-type="string">
            <text:p>4.00</text:p>
          </table:table-cell>
          <table:table-cell table:style-name="ce6" table:formula="of:=[$TablaDatos.E14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41]" office:value-type="float" office:value="64.1666666666667" calcext:value-type="float">
            <text:p>64.1666666666667</text:p>
          </table:table-cell>
          <table:table-cell table:style-name="ce6" table:formula="of:=[$TablaDatos.C141]" office:value-type="string" office:string-value="9.88" calcext:value-type="string">
            <text:p>9.88</text:p>
          </table:table-cell>
          <table:table-cell table:style-name="ce6" table:formula="of:=[$TablaDatos.D141]" office:value-type="string" office:string-value="4.00" calcext:value-type="string">
            <text:p>4.00</text:p>
          </table:table-cell>
          <table:table-cell table:style-name="ce6" table:formula="of:=[$TablaDatos.E14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42]" office:value-type="float" office:value="64.6666666666667" calcext:value-type="float">
            <text:p>64.6666666666667</text:p>
          </table:table-cell>
          <table:table-cell table:style-name="ce6" table:formula="of:=[$TablaDatos.C142]" office:value-type="string" office:string-value="9.88" calcext:value-type="string">
            <text:p>9.88</text:p>
          </table:table-cell>
          <table:table-cell table:style-name="ce6" table:formula="of:=[$TablaDatos.D142]" office:value-type="string" office:string-value="4.00" calcext:value-type="string">
            <text:p>4.00</text:p>
          </table:table-cell>
          <table:table-cell table:style-name="ce6" table:formula="of:=[$TablaDatos.E14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43]" office:value-type="float" office:value="65.1666666666667" calcext:value-type="float">
            <text:p>65.1666666666667</text:p>
          </table:table-cell>
          <table:table-cell table:style-name="ce6" table:formula="of:=[$TablaDatos.C143]" office:value-type="string" office:string-value="9.88" calcext:value-type="string">
            <text:p>9.88</text:p>
          </table:table-cell>
          <table:table-cell table:style-name="ce6" table:formula="of:=[$TablaDatos.D143]" office:value-type="string" office:string-value="4.00" calcext:value-type="string">
            <text:p>4.00</text:p>
          </table:table-cell>
          <table:table-cell table:style-name="ce6" table:formula="of:=[$TablaDatos.E14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44]" office:value-type="float" office:value="65.6666666666667" calcext:value-type="float">
            <text:p>65.6666666666667</text:p>
          </table:table-cell>
          <table:table-cell table:style-name="ce6" table:formula="of:=[$TablaDatos.C144]" office:value-type="string" office:string-value="9.88" calcext:value-type="string">
            <text:p>9.88</text:p>
          </table:table-cell>
          <table:table-cell table:style-name="ce6" table:formula="of:=[$TablaDatos.D144]" office:value-type="string" office:string-value="4.00" calcext:value-type="string">
            <text:p>4.00</text:p>
          </table:table-cell>
          <table:table-cell table:style-name="ce6" table:formula="of:=[$TablaDatos.E14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45]" office:value-type="float" office:value="66.1666666666667" calcext:value-type="float">
            <text:p>66.1666666666667</text:p>
          </table:table-cell>
          <table:table-cell table:style-name="ce6" table:formula="of:=[$TablaDatos.C145]" office:value-type="string" office:string-value="9.88" calcext:value-type="string">
            <text:p>9.88</text:p>
          </table:table-cell>
          <table:table-cell table:style-name="ce6" table:formula="of:=[$TablaDatos.D145]" office:value-type="string" office:string-value="4.00" calcext:value-type="string">
            <text:p>4.00</text:p>
          </table:table-cell>
          <table:table-cell table:style-name="ce6" table:formula="of:=[$TablaDatos.E14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46]" office:value-type="float" office:value="66.6666666666667" calcext:value-type="float">
            <text:p>66.6666666666667</text:p>
          </table:table-cell>
          <table:table-cell table:style-name="ce6" table:formula="of:=[$TablaDatos.C146]" office:value-type="string" office:string-value="9.88" calcext:value-type="string">
            <text:p>9.88</text:p>
          </table:table-cell>
          <table:table-cell table:style-name="ce6" table:formula="of:=[$TablaDatos.D146]" office:value-type="string" office:string-value="4.00" calcext:value-type="string">
            <text:p>4.00</text:p>
          </table:table-cell>
          <table:table-cell table:style-name="ce6" table:formula="of:=[$TablaDatos.E14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47]" office:value-type="float" office:value="67" calcext:value-type="float">
            <text:p>67</text:p>
          </table:table-cell>
          <table:table-cell table:style-name="ce6" table:formula="of:=[$TablaDatos.C147]" office:value-type="string" office:string-value="9.88" calcext:value-type="string">
            <text:p>9.88</text:p>
          </table:table-cell>
          <table:table-cell table:style-name="ce6" table:formula="of:=[$TablaDatos.D147]" office:value-type="string" office:string-value="4.00" calcext:value-type="string">
            <text:p>4.00</text:p>
          </table:table-cell>
          <table:table-cell table:style-name="ce6" table:formula="of:=[$TablaDatos.E14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48]" office:value-type="float" office:value="67.3333333333334" calcext:value-type="float">
            <text:p>67.3333333333334</text:p>
          </table:table-cell>
          <table:table-cell table:style-name="ce6" table:formula="of:=[$TablaDatos.C148]" office:value-type="string" office:string-value="9.88" calcext:value-type="string">
            <text:p>9.88</text:p>
          </table:table-cell>
          <table:table-cell table:style-name="ce6" table:formula="of:=[$TablaDatos.D148]" office:value-type="string" office:string-value="4.00" calcext:value-type="string">
            <text:p>4.00</text:p>
          </table:table-cell>
          <table:table-cell table:style-name="ce6" table:formula="of:=[$TablaDatos.E14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49]" office:value-type="float" office:value="67.6666666666667" calcext:value-type="float">
            <text:p>67.6666666666667</text:p>
          </table:table-cell>
          <table:table-cell table:style-name="ce6" table:formula="of:=[$TablaDatos.C149]" office:value-type="string" office:string-value="9.88" calcext:value-type="string">
            <text:p>9.88</text:p>
          </table:table-cell>
          <table:table-cell table:style-name="ce6" table:formula="of:=[$TablaDatos.D149]" office:value-type="string" office:string-value="4.00" calcext:value-type="string">
            <text:p>4.00</text:p>
          </table:table-cell>
          <table:table-cell table:style-name="ce6" table:formula="of:=[$TablaDatos.E14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50]" office:value-type="float" office:value="68.1666666666667" calcext:value-type="float">
            <text:p>68.1666666666667</text:p>
          </table:table-cell>
          <table:table-cell table:style-name="ce6" table:formula="of:=[$TablaDatos.C150]" office:value-type="string" office:string-value="9.88" calcext:value-type="string">
            <text:p>9.88</text:p>
          </table:table-cell>
          <table:table-cell table:style-name="ce6" table:formula="of:=[$TablaDatos.D150]" office:value-type="string" office:string-value="4.00" calcext:value-type="string">
            <text:p>4.00</text:p>
          </table:table-cell>
          <table:table-cell table:style-name="ce6" table:formula="of:=[$TablaDatos.E15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51]" office:value-type="float" office:value="68.6666666666667" calcext:value-type="float">
            <text:p>68.6666666666667</text:p>
          </table:table-cell>
          <table:table-cell table:style-name="ce6" table:formula="of:=[$TablaDatos.C151]" office:value-type="string" office:string-value="9.88" calcext:value-type="string">
            <text:p>9.88</text:p>
          </table:table-cell>
          <table:table-cell table:style-name="ce6" table:formula="of:=[$TablaDatos.D151]" office:value-type="string" office:string-value="4.00" calcext:value-type="string">
            <text:p>4.00</text:p>
          </table:table-cell>
          <table:table-cell table:style-name="ce6" table:formula="of:=[$TablaDatos.E15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52]" office:value-type="float" office:value="69.1666666666667" calcext:value-type="float">
            <text:p>69.1666666666667</text:p>
          </table:table-cell>
          <table:table-cell table:style-name="ce6" table:formula="of:=[$TablaDatos.C152]" office:value-type="string" office:string-value="9.88" calcext:value-type="string">
            <text:p>9.88</text:p>
          </table:table-cell>
          <table:table-cell table:style-name="ce6" table:formula="of:=[$TablaDatos.D152]" office:value-type="string" office:string-value="4.00" calcext:value-type="string">
            <text:p>4.00</text:p>
          </table:table-cell>
          <table:table-cell table:style-name="ce6" table:formula="of:=[$TablaDatos.E15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53]" office:value-type="float" office:value="69.6666666666667" calcext:value-type="float">
            <text:p>69.6666666666667</text:p>
          </table:table-cell>
          <table:table-cell table:style-name="ce6" table:formula="of:=[$TablaDatos.C153]" office:value-type="string" office:string-value="9.88" calcext:value-type="string">
            <text:p>9.88</text:p>
          </table:table-cell>
          <table:table-cell table:style-name="ce6" table:formula="of:=[$TablaDatos.D153]" office:value-type="string" office:string-value="4.00" calcext:value-type="string">
            <text:p>4.00</text:p>
          </table:table-cell>
          <table:table-cell table:style-name="ce6" table:formula="of:=[$TablaDatos.E15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54]" office:value-type="float" office:value="70.1666666666667" calcext:value-type="float">
            <text:p>70.1666666666667</text:p>
          </table:table-cell>
          <table:table-cell table:style-name="ce6" table:formula="of:=[$TablaDatos.C154]" office:value-type="string" office:string-value="9.88" calcext:value-type="string">
            <text:p>9.88</text:p>
          </table:table-cell>
          <table:table-cell table:style-name="ce6" table:formula="of:=[$TablaDatos.D154]" office:value-type="string" office:string-value="4.00" calcext:value-type="string">
            <text:p>4.00</text:p>
          </table:table-cell>
          <table:table-cell table:style-name="ce6" table:formula="of:=[$TablaDatos.E15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55]" office:value-type="float" office:value="70.6666666666667" calcext:value-type="float">
            <text:p>70.6666666666667</text:p>
          </table:table-cell>
          <table:table-cell table:style-name="ce6" table:formula="of:=[$TablaDatos.C155]" office:value-type="string" office:string-value="9.88" calcext:value-type="string">
            <text:p>9.88</text:p>
          </table:table-cell>
          <table:table-cell table:style-name="ce6" table:formula="of:=[$TablaDatos.D155]" office:value-type="string" office:string-value="4.00" calcext:value-type="string">
            <text:p>4.00</text:p>
          </table:table-cell>
          <table:table-cell table:style-name="ce6" table:formula="of:=[$TablaDatos.E15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56]" office:value-type="float" office:value="71" calcext:value-type="float">
            <text:p>71</text:p>
          </table:table-cell>
          <table:table-cell table:style-name="ce6" table:formula="of:=[$TablaDatos.C156]" office:value-type="string" office:string-value="9.88" calcext:value-type="string">
            <text:p>9.88</text:p>
          </table:table-cell>
          <table:table-cell table:style-name="ce6" table:formula="of:=[$TablaDatos.D156]" office:value-type="string" office:string-value="4.00" calcext:value-type="string">
            <text:p>4.00</text:p>
          </table:table-cell>
          <table:table-cell table:style-name="ce6" table:formula="of:=[$TablaDatos.E15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57]" office:value-type="float" office:value="71.3333333333334" calcext:value-type="float">
            <text:p>71.3333333333334</text:p>
          </table:table-cell>
          <table:table-cell table:style-name="ce6" table:formula="of:=[$TablaDatos.C157]" office:value-type="string" office:string-value="9.88" calcext:value-type="string">
            <text:p>9.88</text:p>
          </table:table-cell>
          <table:table-cell table:style-name="ce6" table:formula="of:=[$TablaDatos.D157]" office:value-type="string" office:string-value="4.00" calcext:value-type="string">
            <text:p>4.00</text:p>
          </table:table-cell>
          <table:table-cell table:style-name="ce6" table:formula="of:=[$TablaDatos.E15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58]" office:value-type="float" office:value="71.6666666666667" calcext:value-type="float">
            <text:p>71.6666666666667</text:p>
          </table:table-cell>
          <table:table-cell table:style-name="ce6" table:formula="of:=[$TablaDatos.C158]" office:value-type="string" office:string-value="9.88" calcext:value-type="string">
            <text:p>9.88</text:p>
          </table:table-cell>
          <table:table-cell table:style-name="ce6" table:formula="of:=[$TablaDatos.D158]" office:value-type="string" office:string-value="4.00" calcext:value-type="string">
            <text:p>4.00</text:p>
          </table:table-cell>
          <table:table-cell table:style-name="ce6" table:formula="of:=[$TablaDatos.E15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59]" office:value-type="float" office:value="72.1666666666667" calcext:value-type="float">
            <text:p>72.1666666666667</text:p>
          </table:table-cell>
          <table:table-cell table:style-name="ce6" table:formula="of:=[$TablaDatos.C159]" office:value-type="string" office:string-value="9.88" calcext:value-type="string">
            <text:p>9.88</text:p>
          </table:table-cell>
          <table:table-cell table:style-name="ce6" table:formula="of:=[$TablaDatos.D159]" office:value-type="string" office:string-value="4.00" calcext:value-type="string">
            <text:p>4.00</text:p>
          </table:table-cell>
          <table:table-cell table:style-name="ce6" table:formula="of:=[$TablaDatos.E15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60]" office:value-type="float" office:value="72.6666666666667" calcext:value-type="float">
            <text:p>72.6666666666667</text:p>
          </table:table-cell>
          <table:table-cell table:style-name="ce6" table:formula="of:=[$TablaDatos.C160]" office:value-type="string" office:string-value="9.88" calcext:value-type="string">
            <text:p>9.88</text:p>
          </table:table-cell>
          <table:table-cell table:style-name="ce6" table:formula="of:=[$TablaDatos.D160]" office:value-type="string" office:string-value="4.00" calcext:value-type="string">
            <text:p>4.00</text:p>
          </table:table-cell>
          <table:table-cell table:style-name="ce6" table:formula="of:=[$TablaDatos.E16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61]" office:value-type="float" office:value="73.1666666666667" calcext:value-type="float">
            <text:p>73.1666666666667</text:p>
          </table:table-cell>
          <table:table-cell table:style-name="ce6" table:formula="of:=[$TablaDatos.C161]" office:value-type="string" office:string-value="9.88" calcext:value-type="string">
            <text:p>9.88</text:p>
          </table:table-cell>
          <table:table-cell table:style-name="ce6" table:formula="of:=[$TablaDatos.D161]" office:value-type="string" office:string-value="4.00" calcext:value-type="string">
            <text:p>4.00</text:p>
          </table:table-cell>
          <table:table-cell table:style-name="ce6" table:formula="of:=[$TablaDatos.E16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62]" office:value-type="float" office:value="73.6666666666667" calcext:value-type="float">
            <text:p>73.6666666666667</text:p>
          </table:table-cell>
          <table:table-cell table:style-name="ce6" table:formula="of:=[$TablaDatos.C162]" office:value-type="string" office:string-value="9.88" calcext:value-type="string">
            <text:p>9.88</text:p>
          </table:table-cell>
          <table:table-cell table:style-name="ce6" table:formula="of:=[$TablaDatos.D162]" office:value-type="string" office:string-value="4.00" calcext:value-type="string">
            <text:p>4.00</text:p>
          </table:table-cell>
          <table:table-cell table:style-name="ce6" table:formula="of:=[$TablaDatos.E16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63]" office:value-type="float" office:value="74" calcext:value-type="float">
            <text:p>74</text:p>
          </table:table-cell>
          <table:table-cell table:style-name="ce6" table:formula="of:=[$TablaDatos.C163]" office:value-type="string" office:string-value="9.88" calcext:value-type="string">
            <text:p>9.88</text:p>
          </table:table-cell>
          <table:table-cell table:style-name="ce6" table:formula="of:=[$TablaDatos.D163]" office:value-type="string" office:string-value="4.00" calcext:value-type="string">
            <text:p>4.00</text:p>
          </table:table-cell>
          <table:table-cell table:style-name="ce6" table:formula="of:=[$TablaDatos.E16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64]" office:value-type="float" office:value="74.3333333333333" calcext:value-type="float">
            <text:p>74.3333333333333</text:p>
          </table:table-cell>
          <table:table-cell table:style-name="ce6" table:formula="of:=[$TablaDatos.C164]" office:value-type="string" office:string-value="9.88" calcext:value-type="string">
            <text:p>9.88</text:p>
          </table:table-cell>
          <table:table-cell table:style-name="ce6" table:formula="of:=[$TablaDatos.D164]" office:value-type="string" office:string-value="4.00" calcext:value-type="string">
            <text:p>4.00</text:p>
          </table:table-cell>
          <table:table-cell table:style-name="ce6" table:formula="of:=[$TablaDatos.E16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65]" office:value-type="float" office:value="74.6666666666667" calcext:value-type="float">
            <text:p>74.6666666666667</text:p>
          </table:table-cell>
          <table:table-cell table:style-name="ce6" table:formula="of:=[$TablaDatos.C165]" office:value-type="string" office:string-value="9.88" calcext:value-type="string">
            <text:p>9.88</text:p>
          </table:table-cell>
          <table:table-cell table:style-name="ce6" table:formula="of:=[$TablaDatos.D165]" office:value-type="string" office:string-value="4.00" calcext:value-type="string">
            <text:p>4.00</text:p>
          </table:table-cell>
          <table:table-cell table:style-name="ce6" table:formula="of:=[$TablaDatos.E16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66]" office:value-type="float" office:value="75.1666666666667" calcext:value-type="float">
            <text:p>75.1666666666667</text:p>
          </table:table-cell>
          <table:table-cell table:style-name="ce6" table:formula="of:=[$TablaDatos.C166]" office:value-type="string" office:string-value="9.88" calcext:value-type="string">
            <text:p>9.88</text:p>
          </table:table-cell>
          <table:table-cell table:style-name="ce6" table:formula="of:=[$TablaDatos.D166]" office:value-type="string" office:string-value="4.00" calcext:value-type="string">
            <text:p>4.00</text:p>
          </table:table-cell>
          <table:table-cell table:style-name="ce6" table:formula="of:=[$TablaDatos.E16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67]" office:value-type="float" office:value="75.6666666666667" calcext:value-type="float">
            <text:p>75.6666666666667</text:p>
          </table:table-cell>
          <table:table-cell table:style-name="ce6" table:formula="of:=[$TablaDatos.C167]" office:value-type="string" office:string-value="9.88" calcext:value-type="string">
            <text:p>9.88</text:p>
          </table:table-cell>
          <table:table-cell table:style-name="ce6" table:formula="of:=[$TablaDatos.D167]" office:value-type="string" office:string-value="4.00" calcext:value-type="string">
            <text:p>4.00</text:p>
          </table:table-cell>
          <table:table-cell table:style-name="ce6" table:formula="of:=[$TablaDatos.E16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68]" office:value-type="float" office:value="76.1666666666667" calcext:value-type="float">
            <text:p>76.1666666666667</text:p>
          </table:table-cell>
          <table:table-cell table:style-name="ce6" table:formula="of:=[$TablaDatos.C168]" office:value-type="string" office:string-value="9.88" calcext:value-type="string">
            <text:p>9.88</text:p>
          </table:table-cell>
          <table:table-cell table:style-name="ce6" table:formula="of:=[$TablaDatos.D168]" office:value-type="string" office:string-value="4.00" calcext:value-type="string">
            <text:p>4.00</text:p>
          </table:table-cell>
          <table:table-cell table:style-name="ce6" table:formula="of:=[$TablaDatos.E16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69]" office:value-type="float" office:value="76.6666666666667" calcext:value-type="float">
            <text:p>76.6666666666667</text:p>
          </table:table-cell>
          <table:table-cell table:style-name="ce6" table:formula="of:=[$TablaDatos.C169]" office:value-type="string" office:string-value="9.88" calcext:value-type="string">
            <text:p>9.88</text:p>
          </table:table-cell>
          <table:table-cell table:style-name="ce6" table:formula="of:=[$TablaDatos.D169]" office:value-type="string" office:string-value="4.00" calcext:value-type="string">
            <text:p>4.00</text:p>
          </table:table-cell>
          <table:table-cell table:style-name="ce6" table:formula="of:=[$TablaDatos.E16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70]" office:value-type="float" office:value="77.1666666666667" calcext:value-type="float">
            <text:p>77.1666666666667</text:p>
          </table:table-cell>
          <table:table-cell table:style-name="ce6" table:formula="of:=[$TablaDatos.C170]" office:value-type="string" office:string-value="9.88" calcext:value-type="string">
            <text:p>9.88</text:p>
          </table:table-cell>
          <table:table-cell table:style-name="ce6" table:formula="of:=[$TablaDatos.D170]" office:value-type="string" office:string-value="4.00" calcext:value-type="string">
            <text:p>4.00</text:p>
          </table:table-cell>
          <table:table-cell table:style-name="ce6" table:formula="of:=[$TablaDatos.E17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71]" office:value-type="float" office:value="77.6666666666667" calcext:value-type="float">
            <text:p>77.6666666666667</text:p>
          </table:table-cell>
          <table:table-cell table:style-name="ce6" table:formula="of:=[$TablaDatos.C171]" office:value-type="string" office:string-value="9.88" calcext:value-type="string">
            <text:p>9.88</text:p>
          </table:table-cell>
          <table:table-cell table:style-name="ce6" table:formula="of:=[$TablaDatos.D171]" office:value-type="string" office:string-value="4.00" calcext:value-type="string">
            <text:p>4.00</text:p>
          </table:table-cell>
          <table:table-cell table:style-name="ce6" table:formula="of:=[$TablaDatos.E17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72]" office:value-type="float" office:value="78" calcext:value-type="float">
            <text:p>78</text:p>
          </table:table-cell>
          <table:table-cell table:style-name="ce6" table:formula="of:=[$TablaDatos.C172]" office:value-type="string" office:string-value="9.88" calcext:value-type="string">
            <text:p>9.88</text:p>
          </table:table-cell>
          <table:table-cell table:style-name="ce6" table:formula="of:=[$TablaDatos.D172]" office:value-type="string" office:string-value="4.00" calcext:value-type="string">
            <text:p>4.00</text:p>
          </table:table-cell>
          <table:table-cell table:style-name="ce6" table:formula="of:=[$TablaDatos.E17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73]" office:value-type="float" office:value="78.3333333333333" calcext:value-type="float">
            <text:p>78.3333333333333</text:p>
          </table:table-cell>
          <table:table-cell table:style-name="ce6" table:formula="of:=[$TablaDatos.C173]" office:value-type="string" office:string-value="9.88" calcext:value-type="string">
            <text:p>9.88</text:p>
          </table:table-cell>
          <table:table-cell table:style-name="ce6" table:formula="of:=[$TablaDatos.D173]" office:value-type="string" office:string-value="4.00" calcext:value-type="string">
            <text:p>4.00</text:p>
          </table:table-cell>
          <table:table-cell table:style-name="ce6" table:formula="of:=[$TablaDatos.E17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74]" office:value-type="float" office:value="78.6666666666667" calcext:value-type="float">
            <text:p>78.6666666666667</text:p>
          </table:table-cell>
          <table:table-cell table:style-name="ce6" table:formula="of:=[$TablaDatos.C174]" office:value-type="string" office:string-value="9.88" calcext:value-type="string">
            <text:p>9.88</text:p>
          </table:table-cell>
          <table:table-cell table:style-name="ce6" table:formula="of:=[$TablaDatos.D174]" office:value-type="string" office:string-value="4.00" calcext:value-type="string">
            <text:p>4.00</text:p>
          </table:table-cell>
          <table:table-cell table:style-name="ce6" table:formula="of:=[$TablaDatos.E17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75]" office:value-type="float" office:value="79.1666666666667" calcext:value-type="float">
            <text:p>79.1666666666667</text:p>
          </table:table-cell>
          <table:table-cell table:style-name="ce6" table:formula="of:=[$TablaDatos.C175]" office:value-type="string" office:string-value="9.88" calcext:value-type="string">
            <text:p>9.88</text:p>
          </table:table-cell>
          <table:table-cell table:style-name="ce6" table:formula="of:=[$TablaDatos.D175]" office:value-type="string" office:string-value="4.00" calcext:value-type="string">
            <text:p>4.00</text:p>
          </table:table-cell>
          <table:table-cell table:style-name="ce6" table:formula="of:=[$TablaDatos.E17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76]" office:value-type="float" office:value="79.6666666666667" calcext:value-type="float">
            <text:p>79.6666666666667</text:p>
          </table:table-cell>
          <table:table-cell table:style-name="ce6" table:formula="of:=[$TablaDatos.C176]" office:value-type="string" office:string-value="9.88" calcext:value-type="string">
            <text:p>9.88</text:p>
          </table:table-cell>
          <table:table-cell table:style-name="ce6" table:formula="of:=[$TablaDatos.D176]" office:value-type="string" office:string-value="4.00" calcext:value-type="string">
            <text:p>4.00</text:p>
          </table:table-cell>
          <table:table-cell table:style-name="ce6" table:formula="of:=[$TablaDatos.E17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77]" office:value-type="float" office:value="80.1666666666667" calcext:value-type="float">
            <text:p>80.1666666666667</text:p>
          </table:table-cell>
          <table:table-cell table:style-name="ce6" table:formula="of:=[$TablaDatos.C177]" office:value-type="string" office:string-value="9.88" calcext:value-type="string">
            <text:p>9.88</text:p>
          </table:table-cell>
          <table:table-cell table:style-name="ce6" table:formula="of:=[$TablaDatos.D177]" office:value-type="string" office:string-value="4.00" calcext:value-type="string">
            <text:p>4.00</text:p>
          </table:table-cell>
          <table:table-cell table:style-name="ce6" table:formula="of:=[$TablaDatos.E17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78]" office:value-type="float" office:value="80.6666666666667" calcext:value-type="float">
            <text:p>80.6666666666667</text:p>
          </table:table-cell>
          <table:table-cell table:style-name="ce6" table:formula="of:=[$TablaDatos.C178]" office:value-type="string" office:string-value="9.88" calcext:value-type="string">
            <text:p>9.88</text:p>
          </table:table-cell>
          <table:table-cell table:style-name="ce6" table:formula="of:=[$TablaDatos.D178]" office:value-type="string" office:string-value="4.00" calcext:value-type="string">
            <text:p>4.00</text:p>
          </table:table-cell>
          <table:table-cell table:style-name="ce6" table:formula="of:=[$TablaDatos.E17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79]" office:value-type="float" office:value="81.1666666666667" calcext:value-type="float">
            <text:p>81.1666666666667</text:p>
          </table:table-cell>
          <table:table-cell table:style-name="ce6" table:formula="of:=[$TablaDatos.C179]" office:value-type="string" office:string-value="9.88" calcext:value-type="string">
            <text:p>9.88</text:p>
          </table:table-cell>
          <table:table-cell table:style-name="ce6" table:formula="of:=[$TablaDatos.D179]" office:value-type="string" office:string-value="4.00" calcext:value-type="string">
            <text:p>4.00</text:p>
          </table:table-cell>
          <table:table-cell table:style-name="ce6" table:formula="of:=[$TablaDatos.E17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80]" office:value-type="float" office:value="81.6666666666667" calcext:value-type="float">
            <text:p>81.6666666666667</text:p>
          </table:table-cell>
          <table:table-cell table:style-name="ce6" table:formula="of:=[$TablaDatos.C180]" office:value-type="string" office:string-value="9.88" calcext:value-type="string">
            <text:p>9.88</text:p>
          </table:table-cell>
          <table:table-cell table:style-name="ce6" table:formula="of:=[$TablaDatos.D180]" office:value-type="string" office:string-value="4.00" calcext:value-type="string">
            <text:p>4.00</text:p>
          </table:table-cell>
          <table:table-cell table:style-name="ce6" table:formula="of:=[$TablaDatos.E18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81]" office:value-type="float" office:value="82" calcext:value-type="float">
            <text:p>82</text:p>
          </table:table-cell>
          <table:table-cell table:style-name="ce6" table:formula="of:=[$TablaDatos.C181]" office:value-type="string" office:string-value="9.88" calcext:value-type="string">
            <text:p>9.88</text:p>
          </table:table-cell>
          <table:table-cell table:style-name="ce6" table:formula="of:=[$TablaDatos.D181]" office:value-type="string" office:string-value="4.00" calcext:value-type="string">
            <text:p>4.00</text:p>
          </table:table-cell>
          <table:table-cell table:style-name="ce6" table:formula="of:=[$TablaDatos.E18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82]" office:value-type="float" office:value="82.3333333333333" calcext:value-type="float">
            <text:p>82.3333333333333</text:p>
          </table:table-cell>
          <table:table-cell table:style-name="ce6" table:formula="of:=[$TablaDatos.C182]" office:value-type="string" office:string-value="9.88" calcext:value-type="string">
            <text:p>9.88</text:p>
          </table:table-cell>
          <table:table-cell table:style-name="ce6" table:formula="of:=[$TablaDatos.D182]" office:value-type="string" office:string-value="4.00" calcext:value-type="string">
            <text:p>4.00</text:p>
          </table:table-cell>
          <table:table-cell table:style-name="ce6" table:formula="of:=[$TablaDatos.E18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83]" office:value-type="float" office:value="82.6666666666666" calcext:value-type="float">
            <text:p>82.6666666666666</text:p>
          </table:table-cell>
          <table:table-cell table:style-name="ce6" table:formula="of:=[$TablaDatos.C183]" office:value-type="string" office:string-value="9.88" calcext:value-type="string">
            <text:p>9.88</text:p>
          </table:table-cell>
          <table:table-cell table:style-name="ce6" table:formula="of:=[$TablaDatos.D183]" office:value-type="string" office:string-value="4.00" calcext:value-type="string">
            <text:p>4.00</text:p>
          </table:table-cell>
          <table:table-cell table:style-name="ce6" table:formula="of:=[$TablaDatos.E18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84]" office:value-type="float" office:value="83.1666666666666" calcext:value-type="float">
            <text:p>83.1666666666666</text:p>
          </table:table-cell>
          <table:table-cell table:style-name="ce6" table:formula="of:=[$TablaDatos.C184]" office:value-type="string" office:string-value="9.88" calcext:value-type="string">
            <text:p>9.88</text:p>
          </table:table-cell>
          <table:table-cell table:style-name="ce6" table:formula="of:=[$TablaDatos.D184]" office:value-type="string" office:string-value="4.00" calcext:value-type="string">
            <text:p>4.00</text:p>
          </table:table-cell>
          <table:table-cell table:style-name="ce6" table:formula="of:=[$TablaDatos.E18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85]" office:value-type="float" office:value="83.6666666666666" calcext:value-type="float">
            <text:p>83.6666666666666</text:p>
          </table:table-cell>
          <table:table-cell table:style-name="ce6" table:formula="of:=[$TablaDatos.C185]" office:value-type="string" office:string-value="9.88" calcext:value-type="string">
            <text:p>9.88</text:p>
          </table:table-cell>
          <table:table-cell table:style-name="ce6" table:formula="of:=[$TablaDatos.D185]" office:value-type="string" office:string-value="4.00" calcext:value-type="string">
            <text:p>4.00</text:p>
          </table:table-cell>
          <table:table-cell table:style-name="ce6" table:formula="of:=[$TablaDatos.E18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86]" office:value-type="float" office:value="84.1666666666666" calcext:value-type="float">
            <text:p>84.1666666666666</text:p>
          </table:table-cell>
          <table:table-cell table:style-name="ce6" table:formula="of:=[$TablaDatos.C186]" office:value-type="string" office:string-value="9.88" calcext:value-type="string">
            <text:p>9.88</text:p>
          </table:table-cell>
          <table:table-cell table:style-name="ce6" table:formula="of:=[$TablaDatos.D186]" office:value-type="string" office:string-value="4.00" calcext:value-type="string">
            <text:p>4.00</text:p>
          </table:table-cell>
          <table:table-cell table:style-name="ce6" table:formula="of:=[$TablaDatos.E18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87]" office:value-type="float" office:value="84.6666666666667" calcext:value-type="float">
            <text:p>84.6666666666667</text:p>
          </table:table-cell>
          <table:table-cell table:style-name="ce6" table:formula="of:=[$TablaDatos.C187]" office:value-type="string" office:string-value="9.88" calcext:value-type="string">
            <text:p>9.88</text:p>
          </table:table-cell>
          <table:table-cell table:style-name="ce6" table:formula="of:=[$TablaDatos.D187]" office:value-type="string" office:string-value="4.00" calcext:value-type="string">
            <text:p>4.00</text:p>
          </table:table-cell>
          <table:table-cell table:style-name="ce6" table:formula="of:=[$TablaDatos.E18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88]" office:value-type="float" office:value="85.1666666666666" calcext:value-type="float">
            <text:p>85.1666666666666</text:p>
          </table:table-cell>
          <table:table-cell table:style-name="ce6" table:formula="of:=[$TablaDatos.C188]" office:value-type="string" office:string-value="9.88" calcext:value-type="string">
            <text:p>9.88</text:p>
          </table:table-cell>
          <table:table-cell table:style-name="ce6" table:formula="of:=[$TablaDatos.D188]" office:value-type="string" office:string-value="4.00" calcext:value-type="string">
            <text:p>4.00</text:p>
          </table:table-cell>
          <table:table-cell table:style-name="ce6" table:formula="of:=[$TablaDatos.E18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89]" office:value-type="float" office:value="85.6666666666666" calcext:value-type="float">
            <text:p>85.6666666666666</text:p>
          </table:table-cell>
          <table:table-cell table:style-name="ce6" table:formula="of:=[$TablaDatos.C189]" office:value-type="string" office:string-value="9.88" calcext:value-type="string">
            <text:p>9.88</text:p>
          </table:table-cell>
          <table:table-cell table:style-name="ce6" table:formula="of:=[$TablaDatos.D189]" office:value-type="string" office:string-value="4.00" calcext:value-type="string">
            <text:p>4.00</text:p>
          </table:table-cell>
          <table:table-cell table:style-name="ce6" table:formula="of:=[$TablaDatos.E18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90]" office:value-type="float" office:value="86.1666666666666" calcext:value-type="float">
            <text:p>86.1666666666666</text:p>
          </table:table-cell>
          <table:table-cell table:style-name="ce6" table:formula="of:=[$TablaDatos.C190]" office:value-type="string" office:string-value="9.88" calcext:value-type="string">
            <text:p>9.88</text:p>
          </table:table-cell>
          <table:table-cell table:style-name="ce6" table:formula="of:=[$TablaDatos.D190]" office:value-type="string" office:string-value="4.00" calcext:value-type="string">
            <text:p>4.00</text:p>
          </table:table-cell>
          <table:table-cell table:style-name="ce6" table:formula="of:=[$TablaDatos.E19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91]" office:value-type="float" office:value="86.6666666666666" calcext:value-type="float">
            <text:p>86.6666666666666</text:p>
          </table:table-cell>
          <table:table-cell table:style-name="ce6" table:formula="of:=[$TablaDatos.C191]" office:value-type="string" office:string-value="9.88" calcext:value-type="string">
            <text:p>9.88</text:p>
          </table:table-cell>
          <table:table-cell table:style-name="ce6" table:formula="of:=[$TablaDatos.D191]" office:value-type="string" office:string-value="4.00" calcext:value-type="string">
            <text:p>4.00</text:p>
          </table:table-cell>
          <table:table-cell table:style-name="ce6" table:formula="of:=[$TablaDatos.E19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92]" office:value-type="float" office:value="87" calcext:value-type="float">
            <text:p>87</text:p>
          </table:table-cell>
          <table:table-cell table:style-name="ce6" table:formula="of:=[$TablaDatos.C192]" office:value-type="string" office:string-value="9.88" calcext:value-type="string">
            <text:p>9.88</text:p>
          </table:table-cell>
          <table:table-cell table:style-name="ce6" table:formula="of:=[$TablaDatos.D192]" office:value-type="string" office:string-value="4.00" calcext:value-type="string">
            <text:p>4.00</text:p>
          </table:table-cell>
          <table:table-cell table:style-name="ce6" table:formula="of:=[$TablaDatos.E19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93]" office:value-type="float" office:value="87.3333333333333" calcext:value-type="float">
            <text:p>87.3333333333333</text:p>
          </table:table-cell>
          <table:table-cell table:style-name="ce6" table:formula="of:=[$TablaDatos.C193]" office:value-type="string" office:string-value="9.88" calcext:value-type="string">
            <text:p>9.88</text:p>
          </table:table-cell>
          <table:table-cell table:style-name="ce6" table:formula="of:=[$TablaDatos.D193]" office:value-type="string" office:string-value="4.00" calcext:value-type="string">
            <text:p>4.00</text:p>
          </table:table-cell>
          <table:table-cell table:style-name="ce6" table:formula="of:=[$TablaDatos.E19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94]" office:value-type="float" office:value="87.6666666666666" calcext:value-type="float">
            <text:p>87.6666666666666</text:p>
          </table:table-cell>
          <table:table-cell table:style-name="ce6" table:formula="of:=[$TablaDatos.C194]" office:value-type="string" office:string-value="9.88" calcext:value-type="string">
            <text:p>9.88</text:p>
          </table:table-cell>
          <table:table-cell table:style-name="ce6" table:formula="of:=[$TablaDatos.D194]" office:value-type="string" office:string-value="4.00" calcext:value-type="string">
            <text:p>4.00</text:p>
          </table:table-cell>
          <table:table-cell table:style-name="ce6" table:formula="of:=[$TablaDatos.E19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95]" office:value-type="float" office:value="88.1666666666666" calcext:value-type="float">
            <text:p>88.1666666666666</text:p>
          </table:table-cell>
          <table:table-cell table:style-name="ce6" table:formula="of:=[$TablaDatos.C195]" office:value-type="string" office:string-value="9.88" calcext:value-type="string">
            <text:p>9.88</text:p>
          </table:table-cell>
          <table:table-cell table:style-name="ce6" table:formula="of:=[$TablaDatos.D195]" office:value-type="string" office:string-value="4.00" calcext:value-type="string">
            <text:p>4.00</text:p>
          </table:table-cell>
          <table:table-cell table:style-name="ce6" table:formula="of:=[$TablaDatos.E19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96]" office:value-type="float" office:value="88.6666666666666" calcext:value-type="float">
            <text:p>88.6666666666666</text:p>
          </table:table-cell>
          <table:table-cell table:style-name="ce6" table:formula="of:=[$TablaDatos.C196]" office:value-type="string" office:string-value="9.88" calcext:value-type="string">
            <text:p>9.88</text:p>
          </table:table-cell>
          <table:table-cell table:style-name="ce6" table:formula="of:=[$TablaDatos.D196]" office:value-type="string" office:string-value="4.00" calcext:value-type="string">
            <text:p>4.00</text:p>
          </table:table-cell>
          <table:table-cell table:style-name="ce6" table:formula="of:=[$TablaDatos.E19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97]" office:value-type="float" office:value="89.1666666666666" calcext:value-type="float">
            <text:p>89.1666666666666</text:p>
          </table:table-cell>
          <table:table-cell table:style-name="ce6" table:formula="of:=[$TablaDatos.C197]" office:value-type="string" office:string-value="9.88" calcext:value-type="string">
            <text:p>9.88</text:p>
          </table:table-cell>
          <table:table-cell table:style-name="ce6" table:formula="of:=[$TablaDatos.D197]" office:value-type="string" office:string-value="4.00" calcext:value-type="string">
            <text:p>4.00</text:p>
          </table:table-cell>
          <table:table-cell table:style-name="ce6" table:formula="of:=[$TablaDatos.E19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98]" office:value-type="float" office:value="89.6666666666666" calcext:value-type="float">
            <text:p>89.6666666666666</text:p>
          </table:table-cell>
          <table:table-cell table:style-name="ce6" table:formula="of:=[$TablaDatos.C198]" office:value-type="string" office:string-value="9.88" calcext:value-type="string">
            <text:p>9.88</text:p>
          </table:table-cell>
          <table:table-cell table:style-name="ce6" table:formula="of:=[$TablaDatos.D198]" office:value-type="string" office:string-value="4.00" calcext:value-type="string">
            <text:p>4.00</text:p>
          </table:table-cell>
          <table:table-cell table:style-name="ce6" table:formula="of:=[$TablaDatos.E19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199]" office:value-type="float" office:value="90.1666666666666" calcext:value-type="float">
            <text:p>90.1666666666666</text:p>
          </table:table-cell>
          <table:table-cell table:style-name="ce6" table:formula="of:=[$TablaDatos.C199]" office:value-type="string" office:string-value="9.88" calcext:value-type="string">
            <text:p>9.88</text:p>
          </table:table-cell>
          <table:table-cell table:style-name="ce6" table:formula="of:=[$TablaDatos.D199]" office:value-type="string" office:string-value="4.00" calcext:value-type="string">
            <text:p>4.00</text:p>
          </table:table-cell>
          <table:table-cell table:style-name="ce6" table:formula="of:=[$TablaDatos.E19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00]" office:value-type="float" office:value="90.6666666666666" calcext:value-type="float">
            <text:p>90.6666666666666</text:p>
          </table:table-cell>
          <table:table-cell table:style-name="ce6" table:formula="of:=[$TablaDatos.C200]" office:value-type="string" office:string-value="9.88" calcext:value-type="string">
            <text:p>9.88</text:p>
          </table:table-cell>
          <table:table-cell table:style-name="ce6" table:formula="of:=[$TablaDatos.D200]" office:value-type="string" office:string-value="4.00" calcext:value-type="string">
            <text:p>4.00</text:p>
          </table:table-cell>
          <table:table-cell table:style-name="ce6" table:formula="of:=[$TablaDatos.E20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01]" office:value-type="float" office:value="91" calcext:value-type="float">
            <text:p>91</text:p>
          </table:table-cell>
          <table:table-cell table:style-name="ce6" table:formula="of:=[$TablaDatos.C201]" office:value-type="string" office:string-value="9.88" calcext:value-type="string">
            <text:p>9.88</text:p>
          </table:table-cell>
          <table:table-cell table:style-name="ce6" table:formula="of:=[$TablaDatos.D201]" office:value-type="string" office:string-value="4.00" calcext:value-type="string">
            <text:p>4.00</text:p>
          </table:table-cell>
          <table:table-cell table:style-name="ce6" table:formula="of:=[$TablaDatos.E20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02]" office:value-type="float" office:value="91.3333333333333" calcext:value-type="float">
            <text:p>91.3333333333333</text:p>
          </table:table-cell>
          <table:table-cell table:style-name="ce6" table:formula="of:=[$TablaDatos.C202]" office:value-type="string" office:string-value="9.88" calcext:value-type="string">
            <text:p>9.88</text:p>
          </table:table-cell>
          <table:table-cell table:style-name="ce6" table:formula="of:=[$TablaDatos.D202]" office:value-type="string" office:string-value="4.00" calcext:value-type="string">
            <text:p>4.00</text:p>
          </table:table-cell>
          <table:table-cell table:style-name="ce6" table:formula="of:=[$TablaDatos.E20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03]" office:value-type="float" office:value="91.6666666666666" calcext:value-type="float">
            <text:p>91.6666666666666</text:p>
          </table:table-cell>
          <table:table-cell table:style-name="ce6" table:formula="of:=[$TablaDatos.C203]" office:value-type="string" office:string-value="9.88" calcext:value-type="string">
            <text:p>9.88</text:p>
          </table:table-cell>
          <table:table-cell table:style-name="ce6" table:formula="of:=[$TablaDatos.D203]" office:value-type="string" office:string-value="4.00" calcext:value-type="string">
            <text:p>4.00</text:p>
          </table:table-cell>
          <table:table-cell table:style-name="ce6" table:formula="of:=[$TablaDatos.E20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04]" office:value-type="float" office:value="92.1666666666666" calcext:value-type="float">
            <text:p>92.1666666666666</text:p>
          </table:table-cell>
          <table:table-cell table:style-name="ce6" table:formula="of:=[$TablaDatos.C204]" office:value-type="string" office:string-value="9.88" calcext:value-type="string">
            <text:p>9.88</text:p>
          </table:table-cell>
          <table:table-cell table:style-name="ce6" table:formula="of:=[$TablaDatos.D204]" office:value-type="string" office:string-value="4.00" calcext:value-type="string">
            <text:p>4.00</text:p>
          </table:table-cell>
          <table:table-cell table:style-name="ce6" table:formula="of:=[$TablaDatos.E20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05]" office:value-type="float" office:value="92.6666666666666" calcext:value-type="float">
            <text:p>92.6666666666666</text:p>
          </table:table-cell>
          <table:table-cell table:style-name="ce6" table:formula="of:=[$TablaDatos.C205]" office:value-type="string" office:string-value="9.88" calcext:value-type="string">
            <text:p>9.88</text:p>
          </table:table-cell>
          <table:table-cell table:style-name="ce6" table:formula="of:=[$TablaDatos.D205]" office:value-type="string" office:string-value="4.00" calcext:value-type="string">
            <text:p>4.00</text:p>
          </table:table-cell>
          <table:table-cell table:style-name="ce6" table:formula="of:=[$TablaDatos.E20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06]" office:value-type="float" office:value="93.1666666666666" calcext:value-type="float">
            <text:p>93.1666666666666</text:p>
          </table:table-cell>
          <table:table-cell table:style-name="ce6" table:formula="of:=[$TablaDatos.C206]" office:value-type="string" office:string-value="9.88" calcext:value-type="string">
            <text:p>9.88</text:p>
          </table:table-cell>
          <table:table-cell table:style-name="ce6" table:formula="of:=[$TablaDatos.D206]" office:value-type="string" office:string-value="4.00" calcext:value-type="string">
            <text:p>4.00</text:p>
          </table:table-cell>
          <table:table-cell table:style-name="ce6" table:formula="of:=[$TablaDatos.E20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07]" office:value-type="float" office:value="93.6666666666666" calcext:value-type="float">
            <text:p>93.6666666666666</text:p>
          </table:table-cell>
          <table:table-cell table:style-name="ce6" table:formula="of:=[$TablaDatos.C207]" office:value-type="string" office:string-value="9.88" calcext:value-type="string">
            <text:p>9.88</text:p>
          </table:table-cell>
          <table:table-cell table:style-name="ce6" table:formula="of:=[$TablaDatos.D207]" office:value-type="string" office:string-value="4.00" calcext:value-type="string">
            <text:p>4.00</text:p>
          </table:table-cell>
          <table:table-cell table:style-name="ce6" table:formula="of:=[$TablaDatos.E20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08]" office:value-type="float" office:value="94.1666666666666" calcext:value-type="float">
            <text:p>94.1666666666666</text:p>
          </table:table-cell>
          <table:table-cell table:style-name="ce6" table:formula="of:=[$TablaDatos.C208]" office:value-type="string" office:string-value="9.88" calcext:value-type="string">
            <text:p>9.88</text:p>
          </table:table-cell>
          <table:table-cell table:style-name="ce6" table:formula="of:=[$TablaDatos.D208]" office:value-type="string" office:string-value="4.00" calcext:value-type="string">
            <text:p>4.00</text:p>
          </table:table-cell>
          <table:table-cell table:style-name="ce6" table:formula="of:=[$TablaDatos.E20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09]" office:value-type="float" office:value="94.6666666666666" calcext:value-type="float">
            <text:p>94.6666666666666</text:p>
          </table:table-cell>
          <table:table-cell table:style-name="ce6" table:formula="of:=[$TablaDatos.C209]" office:value-type="string" office:string-value="9.88" calcext:value-type="string">
            <text:p>9.88</text:p>
          </table:table-cell>
          <table:table-cell table:style-name="ce6" table:formula="of:=[$TablaDatos.D209]" office:value-type="string" office:string-value="4.00" calcext:value-type="string">
            <text:p>4.00</text:p>
          </table:table-cell>
          <table:table-cell table:style-name="ce6" table:formula="of:=[$TablaDatos.E20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10]" office:value-type="float" office:value="95.1666666666666" calcext:value-type="float">
            <text:p>95.1666666666666</text:p>
          </table:table-cell>
          <table:table-cell table:style-name="ce6" table:formula="of:=[$TablaDatos.C210]" office:value-type="string" office:string-value="9.88" calcext:value-type="string">
            <text:p>9.88</text:p>
          </table:table-cell>
          <table:table-cell table:style-name="ce6" table:formula="of:=[$TablaDatos.D210]" office:value-type="string" office:string-value="4.00" calcext:value-type="string">
            <text:p>4.00</text:p>
          </table:table-cell>
          <table:table-cell table:style-name="ce6" table:formula="of:=[$TablaDatos.E21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11]" office:value-type="float" office:value="95.6666666666666" calcext:value-type="float">
            <text:p>95.6666666666666</text:p>
          </table:table-cell>
          <table:table-cell table:style-name="ce6" table:formula="of:=[$TablaDatos.C211]" office:value-type="string" office:string-value="9.88" calcext:value-type="string">
            <text:p>9.88</text:p>
          </table:table-cell>
          <table:table-cell table:style-name="ce6" table:formula="of:=[$TablaDatos.D211]" office:value-type="string" office:string-value="4.00" calcext:value-type="string">
            <text:p>4.00</text:p>
          </table:table-cell>
          <table:table-cell table:style-name="ce6" table:formula="of:=[$TablaDatos.E21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12]" office:value-type="float" office:value="95.9999999999999" calcext:value-type="float">
            <text:p>95.9999999999999</text:p>
          </table:table-cell>
          <table:table-cell table:style-name="ce6" table:formula="of:=[$TablaDatos.C212]" office:value-type="string" office:string-value="9.88" calcext:value-type="string">
            <text:p>9.88</text:p>
          </table:table-cell>
          <table:table-cell table:style-name="ce6" table:formula="of:=[$TablaDatos.D212]" office:value-type="string" office:string-value="4.00" calcext:value-type="string">
            <text:p>4.00</text:p>
          </table:table-cell>
          <table:table-cell table:style-name="ce6" table:formula="of:=[$TablaDatos.E21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13]" office:value-type="float" office:value="96.3333333333333" calcext:value-type="float">
            <text:p>96.3333333333333</text:p>
          </table:table-cell>
          <table:table-cell table:style-name="ce6" table:formula="of:=[$TablaDatos.C213]" office:value-type="string" office:string-value="9.88" calcext:value-type="string">
            <text:p>9.88</text:p>
          </table:table-cell>
          <table:table-cell table:style-name="ce6" table:formula="of:=[$TablaDatos.D213]" office:value-type="string" office:string-value="4.00" calcext:value-type="string">
            <text:p>4.00</text:p>
          </table:table-cell>
          <table:table-cell table:style-name="ce6" table:formula="of:=[$TablaDatos.E21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14]" office:value-type="float" office:value="96.6666666666666" calcext:value-type="float">
            <text:p>96.6666666666666</text:p>
          </table:table-cell>
          <table:table-cell table:style-name="ce6" table:formula="of:=[$TablaDatos.C214]" office:value-type="string" office:string-value="9.88" calcext:value-type="string">
            <text:p>9.88</text:p>
          </table:table-cell>
          <table:table-cell table:style-name="ce6" table:formula="of:=[$TablaDatos.D214]" office:value-type="string" office:string-value="4.00" calcext:value-type="string">
            <text:p>4.00</text:p>
          </table:table-cell>
          <table:table-cell table:style-name="ce6" table:formula="of:=[$TablaDatos.E21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15]" office:value-type="float" office:value="97.6666666666666" calcext:value-type="float">
            <text:p>97.6666666666666</text:p>
          </table:table-cell>
          <table:table-cell table:style-name="ce6" table:formula="of:=[$TablaDatos.C215]" office:value-type="string" office:string-value="9.88" calcext:value-type="string">
            <text:p>9.88</text:p>
          </table:table-cell>
          <table:table-cell table:style-name="ce6" table:formula="of:=[$TablaDatos.D215]" office:value-type="string" office:string-value="4.00" calcext:value-type="string">
            <text:p>4.00</text:p>
          </table:table-cell>
          <table:table-cell table:style-name="ce6" table:formula="of:=[$TablaDatos.E21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16]" office:value-type="float" office:value="98.1666666666666" calcext:value-type="float">
            <text:p>98.1666666666666</text:p>
          </table:table-cell>
          <table:table-cell table:style-name="ce6" table:formula="of:=[$TablaDatos.C216]" office:value-type="string" office:string-value="9.88" calcext:value-type="string">
            <text:p>9.88</text:p>
          </table:table-cell>
          <table:table-cell table:style-name="ce6" table:formula="of:=[$TablaDatos.D216]" office:value-type="string" office:string-value="4.00" calcext:value-type="string">
            <text:p>4.00</text:p>
          </table:table-cell>
          <table:table-cell table:style-name="ce6" table:formula="of:=[$TablaDatos.E21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17]" office:value-type="float" office:value="98.6666666666666" calcext:value-type="float">
            <text:p>98.6666666666666</text:p>
          </table:table-cell>
          <table:table-cell table:style-name="ce6" table:formula="of:=[$TablaDatos.C217]" office:value-type="string" office:string-value="9.88" calcext:value-type="string">
            <text:p>9.88</text:p>
          </table:table-cell>
          <table:table-cell table:style-name="ce6" table:formula="of:=[$TablaDatos.D217]" office:value-type="string" office:string-value="4.00" calcext:value-type="string">
            <text:p>4.00</text:p>
          </table:table-cell>
          <table:table-cell table:style-name="ce6" table:formula="of:=[$TablaDatos.E21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18]" office:value-type="float" office:value="99.1666666666666" calcext:value-type="float">
            <text:p>99.1666666666666</text:p>
          </table:table-cell>
          <table:table-cell table:style-name="ce6" table:formula="of:=[$TablaDatos.C218]" office:value-type="string" office:string-value="9.88" calcext:value-type="string">
            <text:p>9.88</text:p>
          </table:table-cell>
          <table:table-cell table:style-name="ce6" table:formula="of:=[$TablaDatos.D218]" office:value-type="string" office:string-value="4.00" calcext:value-type="string">
            <text:p>4.00</text:p>
          </table:table-cell>
          <table:table-cell table:style-name="ce6" table:formula="of:=[$TablaDatos.E21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19]" office:value-type="float" office:value="99.6666666666666" calcext:value-type="float">
            <text:p>99.6666666666666</text:p>
          </table:table-cell>
          <table:table-cell table:style-name="ce6" table:formula="of:=[$TablaDatos.C219]" office:value-type="string" office:string-value="9.88" calcext:value-type="string">
            <text:p>9.88</text:p>
          </table:table-cell>
          <table:table-cell table:style-name="ce6" table:formula="of:=[$TablaDatos.D219]" office:value-type="string" office:string-value="4.00" calcext:value-type="string">
            <text:p>4.00</text:p>
          </table:table-cell>
          <table:table-cell table:style-name="ce6" table:formula="of:=[$TablaDatos.E21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20]" office:value-type="float" office:value="100.166666666667" calcext:value-type="float">
            <text:p>100.166666666667</text:p>
          </table:table-cell>
          <table:table-cell table:style-name="ce6" table:formula="of:=[$TablaDatos.C220]" office:value-type="string" office:string-value="9.88" calcext:value-type="string">
            <text:p>9.88</text:p>
          </table:table-cell>
          <table:table-cell table:style-name="ce6" table:formula="of:=[$TablaDatos.D220]" office:value-type="string" office:string-value="4.00" calcext:value-type="string">
            <text:p>4.00</text:p>
          </table:table-cell>
          <table:table-cell table:style-name="ce6" table:formula="of:=[$TablaDatos.E22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21]" office:value-type="float" office:value="100.666666666667" calcext:value-type="float">
            <text:p>100.666666666667</text:p>
          </table:table-cell>
          <table:table-cell table:style-name="ce6" table:formula="of:=[$TablaDatos.C221]" office:value-type="string" office:string-value="9.88" calcext:value-type="string">
            <text:p>9.88</text:p>
          </table:table-cell>
          <table:table-cell table:style-name="ce6" table:formula="of:=[$TablaDatos.D221]" office:value-type="string" office:string-value="4.00" calcext:value-type="string">
            <text:p>4.00</text:p>
          </table:table-cell>
          <table:table-cell table:style-name="ce6" table:formula="of:=[$TablaDatos.E22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22]" office:value-type="float" office:value="101" calcext:value-type="float">
            <text:p>101</text:p>
          </table:table-cell>
          <table:table-cell table:style-name="ce6" table:formula="of:=[$TablaDatos.C222]" office:value-type="string" office:string-value="9.88" calcext:value-type="string">
            <text:p>9.88</text:p>
          </table:table-cell>
          <table:table-cell table:style-name="ce6" table:formula="of:=[$TablaDatos.D222]" office:value-type="string" office:string-value="4.00" calcext:value-type="string">
            <text:p>4.00</text:p>
          </table:table-cell>
          <table:table-cell table:style-name="ce6" table:formula="of:=[$TablaDatos.E22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23]" office:value-type="float" office:value="101.333333333333" calcext:value-type="float">
            <text:p>101.333333333333</text:p>
          </table:table-cell>
          <table:table-cell table:style-name="ce6" table:formula="of:=[$TablaDatos.C223]" office:value-type="string" office:string-value="9.88" calcext:value-type="string">
            <text:p>9.88</text:p>
          </table:table-cell>
          <table:table-cell table:style-name="ce6" table:formula="of:=[$TablaDatos.D223]" office:value-type="string" office:string-value="4.00" calcext:value-type="string">
            <text:p>4.00</text:p>
          </table:table-cell>
          <table:table-cell table:style-name="ce6" table:formula="of:=[$TablaDatos.E22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24]" office:value-type="float" office:value="101.666666666667" calcext:value-type="float">
            <text:p>101.666666666667</text:p>
          </table:table-cell>
          <table:table-cell table:style-name="ce6" table:formula="of:=[$TablaDatos.C224]" office:value-type="string" office:string-value="9.88" calcext:value-type="string">
            <text:p>9.88</text:p>
          </table:table-cell>
          <table:table-cell table:style-name="ce6" table:formula="of:=[$TablaDatos.D224]" office:value-type="string" office:string-value="4.00" calcext:value-type="string">
            <text:p>4.00</text:p>
          </table:table-cell>
          <table:table-cell table:style-name="ce6" table:formula="of:=[$TablaDatos.E224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25]" office:value-type="float" office:value="102.166666666667" calcext:value-type="float">
            <text:p>102.166666666667</text:p>
          </table:table-cell>
          <table:table-cell table:style-name="ce6" table:formula="of:=[$TablaDatos.C225]" office:value-type="string" office:string-value="9.88" calcext:value-type="string">
            <text:p>9.88</text:p>
          </table:table-cell>
          <table:table-cell table:style-name="ce6" table:formula="of:=[$TablaDatos.D225]" office:value-type="string" office:string-value="4.00" calcext:value-type="string">
            <text:p>4.00</text:p>
          </table:table-cell>
          <table:table-cell table:style-name="ce6" table:formula="of:=[$TablaDatos.E225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26]" office:value-type="float" office:value="102.666666666667" calcext:value-type="float">
            <text:p>102.666666666667</text:p>
          </table:table-cell>
          <table:table-cell table:style-name="ce6" table:formula="of:=[$TablaDatos.C226]" office:value-type="string" office:string-value="9.88" calcext:value-type="string">
            <text:p>9.88</text:p>
          </table:table-cell>
          <table:table-cell table:style-name="ce6" table:formula="of:=[$TablaDatos.D226]" office:value-type="string" office:string-value="4.00" calcext:value-type="string">
            <text:p>4.00</text:p>
          </table:table-cell>
          <table:table-cell table:style-name="ce6" table:formula="of:=[$TablaDatos.E226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27]" office:value-type="float" office:value="103.166666666667" calcext:value-type="float">
            <text:p>103.166666666667</text:p>
          </table:table-cell>
          <table:table-cell table:style-name="ce6" table:formula="of:=[$TablaDatos.C227]" office:value-type="string" office:string-value="9.88" calcext:value-type="string">
            <text:p>9.88</text:p>
          </table:table-cell>
          <table:table-cell table:style-name="ce6" table:formula="of:=[$TablaDatos.D227]" office:value-type="string" office:string-value="4.00" calcext:value-type="string">
            <text:p>4.00</text:p>
          </table:table-cell>
          <table:table-cell table:style-name="ce6" table:formula="of:=[$TablaDatos.E227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28]" office:value-type="float" office:value="103.666666666667" calcext:value-type="float">
            <text:p>103.666666666667</text:p>
          </table:table-cell>
          <table:table-cell table:style-name="ce6" table:formula="of:=[$TablaDatos.C228]" office:value-type="string" office:string-value="9.88" calcext:value-type="string">
            <text:p>9.88</text:p>
          </table:table-cell>
          <table:table-cell table:style-name="ce6" table:formula="of:=[$TablaDatos.D228]" office:value-type="string" office:string-value="4.00" calcext:value-type="string">
            <text:p>4.00</text:p>
          </table:table-cell>
          <table:table-cell table:style-name="ce6" table:formula="of:=[$TablaDatos.E228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29]" office:value-type="float" office:value="104" calcext:value-type="float">
            <text:p>104</text:p>
          </table:table-cell>
          <table:table-cell table:style-name="ce6" table:formula="of:=[$TablaDatos.C229]" office:value-type="string" office:string-value="9.88" calcext:value-type="string">
            <text:p>9.88</text:p>
          </table:table-cell>
          <table:table-cell table:style-name="ce6" table:formula="of:=[$TablaDatos.D229]" office:value-type="string" office:string-value="4.00" calcext:value-type="string">
            <text:p>4.00</text:p>
          </table:table-cell>
          <table:table-cell table:style-name="ce6" table:formula="of:=[$TablaDatos.E229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30]" office:value-type="float" office:value="104.333333333333" calcext:value-type="float">
            <text:p>104.333333333333</text:p>
          </table:table-cell>
          <table:table-cell table:style-name="ce6" table:formula="of:=[$TablaDatos.C230]" office:value-type="string" office:string-value="9.88" calcext:value-type="string">
            <text:p>9.88</text:p>
          </table:table-cell>
          <table:table-cell table:style-name="ce6" table:formula="of:=[$TablaDatos.D230]" office:value-type="string" office:string-value="4.00" calcext:value-type="string">
            <text:p>4.00</text:p>
          </table:table-cell>
          <table:table-cell table:style-name="ce6" table:formula="of:=[$TablaDatos.E230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31]" office:value-type="float" office:value="104.666666666667" calcext:value-type="float">
            <text:p>104.666666666667</text:p>
          </table:table-cell>
          <table:table-cell table:style-name="ce6" table:formula="of:=[$TablaDatos.C231]" office:value-type="string" office:string-value="9.88" calcext:value-type="string">
            <text:p>9.88</text:p>
          </table:table-cell>
          <table:table-cell table:style-name="ce6" table:formula="of:=[$TablaDatos.D231]" office:value-type="string" office:string-value="4.00" calcext:value-type="string">
            <text:p>4.00</text:p>
          </table:table-cell>
          <table:table-cell table:style-name="ce6" table:formula="of:=[$TablaDatos.E231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32]" office:value-type="float" office:value="105.166666666667" calcext:value-type="float">
            <text:p>105.166666666667</text:p>
          </table:table-cell>
          <table:table-cell table:style-name="ce6" table:formula="of:=[$TablaDatos.C232]" office:value-type="string" office:string-value="9.88" calcext:value-type="string">
            <text:p>9.88</text:p>
          </table:table-cell>
          <table:table-cell table:style-name="ce6" table:formula="of:=[$TablaDatos.D232]" office:value-type="string" office:string-value="4.00" calcext:value-type="string">
            <text:p>4.00</text:p>
          </table:table-cell>
          <table:table-cell table:style-name="ce6" table:formula="of:=[$TablaDatos.E232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33]" office:value-type="float" office:value="105.666666666667" calcext:value-type="float">
            <text:p>105.666666666667</text:p>
          </table:table-cell>
          <table:table-cell table:style-name="ce6" table:formula="of:=[$TablaDatos.C233]" office:value-type="string" office:string-value="9.88" calcext:value-type="string">
            <text:p>9.88</text:p>
          </table:table-cell>
          <table:table-cell table:style-name="ce6" table:formula="of:=[$TablaDatos.D233]" office:value-type="string" office:string-value="4.00" calcext:value-type="string">
            <text:p>4.00</text:p>
          </table:table-cell>
          <table:table-cell table:style-name="ce6" table:formula="of:=[$TablaDatos.E233]" office:value-type="string" office:string-value="29.00" calcext:value-type="string">
            <text:p>29.00</text:p>
          </table:table-cell>
          <table:table-cell table:number-columns-repeated="1020"/>
        </table:table-row>
        <table:table-row table:style-name="ro1">
          <table:table-cell table:style-name="ce5" table:formula="of:=[$TablaDatos.F234]" office:value-type="float" office:value="106.166666666667" calcext:value-type="float">
            <text:p>106.166666666667</text:p>
          </table:table-cell>
          <table:table-cell table:style-name="ce6" table:formula="of:=[$TablaDatos.C234]" office:value-type="string" office:string-value="9.88" calcext:value-type="string">
            <text:p>9.88</text:p>
          </table:table-cell>
          <table:table-cell table:style-name="ce6" table:formula="of:=[$TablaDatos.D234]" office:value-type="string" office:string-value="4.00" calcext:value-type="string">
            <text:p>4.00</text:p>
          </table:table-cell>
          <table:table-cell table:style-name="ce6" table:formula="of:=[$TablaDatos.E23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35]" office:value-type="float" office:value="106.666666666667" calcext:value-type="float">
            <text:p>106.666666666667</text:p>
          </table:table-cell>
          <table:table-cell table:style-name="ce6" table:formula="of:=[$TablaDatos.C235]" office:value-type="string" office:string-value="9.88" calcext:value-type="string">
            <text:p>9.88</text:p>
          </table:table-cell>
          <table:table-cell table:style-name="ce6" table:formula="of:=[$TablaDatos.D235]" office:value-type="string" office:string-value="4.00" calcext:value-type="string">
            <text:p>4.00</text:p>
          </table:table-cell>
          <table:table-cell table:style-name="ce6" table:formula="of:=[$TablaDatos.E23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36]" office:value-type="float" office:value="107.166666666667" calcext:value-type="float">
            <text:p>107.166666666667</text:p>
          </table:table-cell>
          <table:table-cell table:style-name="ce6" table:formula="of:=[$TablaDatos.C236]" office:value-type="string" office:string-value="9.88" calcext:value-type="string">
            <text:p>9.88</text:p>
          </table:table-cell>
          <table:table-cell table:style-name="ce6" table:formula="of:=[$TablaDatos.D236]" office:value-type="string" office:string-value="4.00" calcext:value-type="string">
            <text:p>4.00</text:p>
          </table:table-cell>
          <table:table-cell table:style-name="ce6" table:formula="of:=[$TablaDatos.E23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37]" office:value-type="float" office:value="107.666666666667" calcext:value-type="float">
            <text:p>107.666666666667</text:p>
          </table:table-cell>
          <table:table-cell table:style-name="ce6" table:formula="of:=[$TablaDatos.C237]" office:value-type="string" office:string-value="9.88" calcext:value-type="string">
            <text:p>9.88</text:p>
          </table:table-cell>
          <table:table-cell table:style-name="ce6" table:formula="of:=[$TablaDatos.D237]" office:value-type="string" office:string-value="4.00" calcext:value-type="string">
            <text:p>4.00</text:p>
          </table:table-cell>
          <table:table-cell table:style-name="ce6" table:formula="of:=[$TablaDatos.E23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38]" office:value-type="float" office:value="108" calcext:value-type="float">
            <text:p>108</text:p>
          </table:table-cell>
          <table:table-cell table:style-name="ce6" table:formula="of:=[$TablaDatos.C238]" office:value-type="string" office:string-value="9.88" calcext:value-type="string">
            <text:p>9.88</text:p>
          </table:table-cell>
          <table:table-cell table:style-name="ce6" table:formula="of:=[$TablaDatos.D238]" office:value-type="string" office:string-value="4.00" calcext:value-type="string">
            <text:p>4.00</text:p>
          </table:table-cell>
          <table:table-cell table:style-name="ce6" table:formula="of:=[$TablaDatos.E23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39]" office:value-type="float" office:value="108.333333333333" calcext:value-type="float">
            <text:p>108.333333333333</text:p>
          </table:table-cell>
          <table:table-cell table:style-name="ce6" table:formula="of:=[$TablaDatos.C239]" office:value-type="string" office:string-value="9.88" calcext:value-type="string">
            <text:p>9.88</text:p>
          </table:table-cell>
          <table:table-cell table:style-name="ce6" table:formula="of:=[$TablaDatos.D239]" office:value-type="string" office:string-value="4.00" calcext:value-type="string">
            <text:p>4.00</text:p>
          </table:table-cell>
          <table:table-cell table:style-name="ce6" table:formula="of:=[$TablaDatos.E23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40]" office:value-type="float" office:value="108.666666666667" calcext:value-type="float">
            <text:p>108.666666666667</text:p>
          </table:table-cell>
          <table:table-cell table:style-name="ce6" table:formula="of:=[$TablaDatos.C240]" office:value-type="string" office:string-value="9.88" calcext:value-type="string">
            <text:p>9.88</text:p>
          </table:table-cell>
          <table:table-cell table:style-name="ce6" table:formula="of:=[$TablaDatos.D240]" office:value-type="string" office:string-value="4.00" calcext:value-type="string">
            <text:p>4.00</text:p>
          </table:table-cell>
          <table:table-cell table:style-name="ce6" table:formula="of:=[$TablaDatos.E24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41]" office:value-type="float" office:value="109.166666666667" calcext:value-type="float">
            <text:p>109.166666666667</text:p>
          </table:table-cell>
          <table:table-cell table:style-name="ce6" table:formula="of:=[$TablaDatos.C241]" office:value-type="string" office:string-value="9.88" calcext:value-type="string">
            <text:p>9.88</text:p>
          </table:table-cell>
          <table:table-cell table:style-name="ce6" table:formula="of:=[$TablaDatos.D241]" office:value-type="string" office:string-value="4.00" calcext:value-type="string">
            <text:p>4.00</text:p>
          </table:table-cell>
          <table:table-cell table:style-name="ce6" table:formula="of:=[$TablaDatos.E24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42]" office:value-type="float" office:value="109.666666666667" calcext:value-type="float">
            <text:p>109.666666666667</text:p>
          </table:table-cell>
          <table:table-cell table:style-name="ce6" table:formula="of:=[$TablaDatos.C242]" office:value-type="string" office:string-value="9.88" calcext:value-type="string">
            <text:p>9.88</text:p>
          </table:table-cell>
          <table:table-cell table:style-name="ce6" table:formula="of:=[$TablaDatos.D242]" office:value-type="string" office:string-value="4.00" calcext:value-type="string">
            <text:p>4.00</text:p>
          </table:table-cell>
          <table:table-cell table:style-name="ce6" table:formula="of:=[$TablaDatos.E24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43]" office:value-type="float" office:value="110.166666666667" calcext:value-type="float">
            <text:p>110.166666666667</text:p>
          </table:table-cell>
          <table:table-cell table:style-name="ce6" table:formula="of:=[$TablaDatos.C243]" office:value-type="string" office:string-value="9.88" calcext:value-type="string">
            <text:p>9.88</text:p>
          </table:table-cell>
          <table:table-cell table:style-name="ce6" table:formula="of:=[$TablaDatos.D243]" office:value-type="string" office:string-value="4.00" calcext:value-type="string">
            <text:p>4.00</text:p>
          </table:table-cell>
          <table:table-cell table:style-name="ce6" table:formula="of:=[$TablaDatos.E24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44]" office:value-type="float" office:value="110.666666666667" calcext:value-type="float">
            <text:p>110.666666666667</text:p>
          </table:table-cell>
          <table:table-cell table:style-name="ce6" table:formula="of:=[$TablaDatos.C244]" office:value-type="string" office:string-value="9.88" calcext:value-type="string">
            <text:p>9.88</text:p>
          </table:table-cell>
          <table:table-cell table:style-name="ce6" table:formula="of:=[$TablaDatos.D244]" office:value-type="string" office:string-value="4.00" calcext:value-type="string">
            <text:p>4.00</text:p>
          </table:table-cell>
          <table:table-cell table:style-name="ce6" table:formula="of:=[$TablaDatos.E24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45]" office:value-type="float" office:value="111.166666666667" calcext:value-type="float">
            <text:p>111.166666666667</text:p>
          </table:table-cell>
          <table:table-cell table:style-name="ce6" table:formula="of:=[$TablaDatos.C245]" office:value-type="string" office:string-value="9.89" calcext:value-type="string">
            <text:p>9.89</text:p>
          </table:table-cell>
          <table:table-cell table:style-name="ce6" table:formula="of:=[$TablaDatos.D245]" office:value-type="string" office:string-value="4.00" calcext:value-type="string">
            <text:p>4.00</text:p>
          </table:table-cell>
          <table:table-cell table:style-name="ce6" table:formula="of:=[$TablaDatos.E24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46]" office:value-type="float" office:value="111.666666666667" calcext:value-type="float">
            <text:p>111.666666666667</text:p>
          </table:table-cell>
          <table:table-cell table:style-name="ce6" table:formula="of:=[$TablaDatos.C246]" office:value-type="string" office:string-value="9.89" calcext:value-type="string">
            <text:p>9.89</text:p>
          </table:table-cell>
          <table:table-cell table:style-name="ce6" table:formula="of:=[$TablaDatos.D246]" office:value-type="string" office:string-value="4.00" calcext:value-type="string">
            <text:p>4.00</text:p>
          </table:table-cell>
          <table:table-cell table:style-name="ce6" table:formula="of:=[$TablaDatos.E24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47]" office:value-type="float" office:value="112" calcext:value-type="float">
            <text:p>112</text:p>
          </table:table-cell>
          <table:table-cell table:style-name="ce6" table:formula="of:=[$TablaDatos.C247]" office:value-type="string" office:string-value="9.89" calcext:value-type="string">
            <text:p>9.89</text:p>
          </table:table-cell>
          <table:table-cell table:style-name="ce6" table:formula="of:=[$TablaDatos.D247]" office:value-type="string" office:string-value="4.00" calcext:value-type="string">
            <text:p>4.00</text:p>
          </table:table-cell>
          <table:table-cell table:style-name="ce6" table:formula="of:=[$TablaDatos.E24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48]" office:value-type="float" office:value="112.333333333333" calcext:value-type="float">
            <text:p>112.333333333333</text:p>
          </table:table-cell>
          <table:table-cell table:style-name="ce6" table:formula="of:=[$TablaDatos.C248]" office:value-type="string" office:string-value="9.90" calcext:value-type="string">
            <text:p>9.90</text:p>
          </table:table-cell>
          <table:table-cell table:style-name="ce6" table:formula="of:=[$TablaDatos.D248]" office:value-type="string" office:string-value="4.00" calcext:value-type="string">
            <text:p>4.00</text:p>
          </table:table-cell>
          <table:table-cell table:style-name="ce6" table:formula="of:=[$TablaDatos.E24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49]" office:value-type="float" office:value="112.666666666667" calcext:value-type="float">
            <text:p>112.666666666667</text:p>
          </table:table-cell>
          <table:table-cell table:style-name="ce6" table:formula="of:=[$TablaDatos.C249]" office:value-type="string" office:string-value="9.90" calcext:value-type="string">
            <text:p>9.90</text:p>
          </table:table-cell>
          <table:table-cell table:style-name="ce6" table:formula="of:=[$TablaDatos.D249]" office:value-type="string" office:string-value="4.00" calcext:value-type="string">
            <text:p>4.00</text:p>
          </table:table-cell>
          <table:table-cell table:style-name="ce6" table:formula="of:=[$TablaDatos.E24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50]" office:value-type="float" office:value="113.166666666667" calcext:value-type="float">
            <text:p>113.166666666667</text:p>
          </table:table-cell>
          <table:table-cell table:style-name="ce6" table:formula="of:=[$TablaDatos.C250]" office:value-type="string" office:string-value="9.91" calcext:value-type="string">
            <text:p>9.91</text:p>
          </table:table-cell>
          <table:table-cell table:style-name="ce6" table:formula="of:=[$TablaDatos.D250]" office:value-type="string" office:string-value="4.00" calcext:value-type="string">
            <text:p>4.00</text:p>
          </table:table-cell>
          <table:table-cell table:style-name="ce6" table:formula="of:=[$TablaDatos.E25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51]" office:value-type="float" office:value="113.666666666667" calcext:value-type="float">
            <text:p>113.666666666667</text:p>
          </table:table-cell>
          <table:table-cell table:style-name="ce6" table:formula="of:=[$TablaDatos.C251]" office:value-type="string" office:string-value="9.91" calcext:value-type="string">
            <text:p>9.91</text:p>
          </table:table-cell>
          <table:table-cell table:style-name="ce6" table:formula="of:=[$TablaDatos.D251]" office:value-type="string" office:string-value="4.00" calcext:value-type="string">
            <text:p>4.00</text:p>
          </table:table-cell>
          <table:table-cell table:style-name="ce6" table:formula="of:=[$TablaDatos.E25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52]" office:value-type="float" office:value="114.166666666667" calcext:value-type="float">
            <text:p>114.166666666667</text:p>
          </table:table-cell>
          <table:table-cell table:style-name="ce6" table:formula="of:=[$TablaDatos.C252]" office:value-type="string" office:string-value="9.92" calcext:value-type="string">
            <text:p>9.92</text:p>
          </table:table-cell>
          <table:table-cell table:style-name="ce6" table:formula="of:=[$TablaDatos.D252]" office:value-type="string" office:string-value="4.00" calcext:value-type="string">
            <text:p>4.00</text:p>
          </table:table-cell>
          <table:table-cell table:style-name="ce6" table:formula="of:=[$TablaDatos.E25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53]" office:value-type="float" office:value="114.666666666667" calcext:value-type="float">
            <text:p>114.666666666667</text:p>
          </table:table-cell>
          <table:table-cell table:style-name="ce6" table:formula="of:=[$TablaDatos.C253]" office:value-type="string" office:string-value="9.93" calcext:value-type="string">
            <text:p>9.93</text:p>
          </table:table-cell>
          <table:table-cell table:style-name="ce6" table:formula="of:=[$TablaDatos.D253]" office:value-type="string" office:string-value="4.00" calcext:value-type="string">
            <text:p>4.00</text:p>
          </table:table-cell>
          <table:table-cell table:style-name="ce6" table:formula="of:=[$TablaDatos.E25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54]" office:value-type="float" office:value="115.166666666667" calcext:value-type="float">
            <text:p>115.166666666667</text:p>
          </table:table-cell>
          <table:table-cell table:style-name="ce6" table:formula="of:=[$TablaDatos.C254]" office:value-type="string" office:string-value="9.93" calcext:value-type="string">
            <text:p>9.93</text:p>
          </table:table-cell>
          <table:table-cell table:style-name="ce6" table:formula="of:=[$TablaDatos.D254]" office:value-type="string" office:string-value="4.00" calcext:value-type="string">
            <text:p>4.00</text:p>
          </table:table-cell>
          <table:table-cell table:style-name="ce6" table:formula="of:=[$TablaDatos.E25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55]" office:value-type="float" office:value="115.666666666667" calcext:value-type="float">
            <text:p>115.666666666667</text:p>
          </table:table-cell>
          <table:table-cell table:style-name="ce6" table:formula="of:=[$TablaDatos.C255]" office:value-type="string" office:string-value="9.94" calcext:value-type="string">
            <text:p>9.94</text:p>
          </table:table-cell>
          <table:table-cell table:style-name="ce6" table:formula="of:=[$TablaDatos.D255]" office:value-type="string" office:string-value="4.00" calcext:value-type="string">
            <text:p>4.00</text:p>
          </table:table-cell>
          <table:table-cell table:style-name="ce6" table:formula="of:=[$TablaDatos.E25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56]" office:value-type="float" office:value="116" calcext:value-type="float">
            <text:p>116</text:p>
          </table:table-cell>
          <table:table-cell table:style-name="ce6" table:formula="of:=[$TablaDatos.C256]" office:value-type="string" office:string-value="9.94" calcext:value-type="string">
            <text:p>9.94</text:p>
          </table:table-cell>
          <table:table-cell table:style-name="ce6" table:formula="of:=[$TablaDatos.D256]" office:value-type="string" office:string-value="4.00" calcext:value-type="string">
            <text:p>4.00</text:p>
          </table:table-cell>
          <table:table-cell table:style-name="ce6" table:formula="of:=[$TablaDatos.E25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57]" office:value-type="float" office:value="116.333333333333" calcext:value-type="float">
            <text:p>116.333333333333</text:p>
          </table:table-cell>
          <table:table-cell table:style-name="ce6" table:formula="of:=[$TablaDatos.C257]" office:value-type="string" office:string-value="9.94" calcext:value-type="string">
            <text:p>9.94</text:p>
          </table:table-cell>
          <table:table-cell table:style-name="ce6" table:formula="of:=[$TablaDatos.D257]" office:value-type="string" office:string-value="4.00" calcext:value-type="string">
            <text:p>4.00</text:p>
          </table:table-cell>
          <table:table-cell table:style-name="ce6" table:formula="of:=[$TablaDatos.E25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58]" office:value-type="float" office:value="116.666666666667" calcext:value-type="float">
            <text:p>116.666666666667</text:p>
          </table:table-cell>
          <table:table-cell table:style-name="ce6" table:formula="of:=[$TablaDatos.C258]" office:value-type="string" office:string-value="9.95" calcext:value-type="string">
            <text:p>9.95</text:p>
          </table:table-cell>
          <table:table-cell table:style-name="ce6" table:formula="of:=[$TablaDatos.D258]" office:value-type="string" office:string-value="4.00" calcext:value-type="string">
            <text:p>4.00</text:p>
          </table:table-cell>
          <table:table-cell table:style-name="ce6" table:formula="of:=[$TablaDatos.E25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59]" office:value-type="float" office:value="117.166666666667" calcext:value-type="float">
            <text:p>117.166666666667</text:p>
          </table:table-cell>
          <table:table-cell table:style-name="ce6" table:formula="of:=[$TablaDatos.C259]" office:value-type="string" office:string-value="9.95" calcext:value-type="string">
            <text:p>9.95</text:p>
          </table:table-cell>
          <table:table-cell table:style-name="ce6" table:formula="of:=[$TablaDatos.D259]" office:value-type="string" office:string-value="4.00" calcext:value-type="string">
            <text:p>4.00</text:p>
          </table:table-cell>
          <table:table-cell table:style-name="ce6" table:formula="of:=[$TablaDatos.E25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60]" office:value-type="float" office:value="117.666666666667" calcext:value-type="float">
            <text:p>117.666666666667</text:p>
          </table:table-cell>
          <table:table-cell table:style-name="ce6" table:formula="of:=[$TablaDatos.C260]" office:value-type="string" office:string-value="9.96" calcext:value-type="string">
            <text:p>9.96</text:p>
          </table:table-cell>
          <table:table-cell table:style-name="ce6" table:formula="of:=[$TablaDatos.D260]" office:value-type="string" office:string-value="4.00" calcext:value-type="string">
            <text:p>4.00</text:p>
          </table:table-cell>
          <table:table-cell table:style-name="ce6" table:formula="of:=[$TablaDatos.E26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61]" office:value-type="float" office:value="118.166666666667" calcext:value-type="float">
            <text:p>118.166666666667</text:p>
          </table:table-cell>
          <table:table-cell table:style-name="ce6" table:formula="of:=[$TablaDatos.C261]" office:value-type="string" office:string-value="9.96" calcext:value-type="string">
            <text:p>9.96</text:p>
          </table:table-cell>
          <table:table-cell table:style-name="ce6" table:formula="of:=[$TablaDatos.D261]" office:value-type="string" office:string-value="4.00" calcext:value-type="string">
            <text:p>4.00</text:p>
          </table:table-cell>
          <table:table-cell table:style-name="ce6" table:formula="of:=[$TablaDatos.E26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62]" office:value-type="float" office:value="118.666666666667" calcext:value-type="float">
            <text:p>118.666666666667</text:p>
          </table:table-cell>
          <table:table-cell table:style-name="ce6" table:formula="of:=[$TablaDatos.C262]" office:value-type="string" office:string-value="9.97" calcext:value-type="string">
            <text:p>9.97</text:p>
          </table:table-cell>
          <table:table-cell table:style-name="ce6" table:formula="of:=[$TablaDatos.D262]" office:value-type="string" office:string-value="4.00" calcext:value-type="string">
            <text:p>4.00</text:p>
          </table:table-cell>
          <table:table-cell table:style-name="ce6" table:formula="of:=[$TablaDatos.E26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63]" office:value-type="float" office:value="119" calcext:value-type="float">
            <text:p>119</text:p>
          </table:table-cell>
          <table:table-cell table:style-name="ce6" table:formula="of:=[$TablaDatos.C263]" office:value-type="string" office:string-value="9.97" calcext:value-type="string">
            <text:p>9.97</text:p>
          </table:table-cell>
          <table:table-cell table:style-name="ce6" table:formula="of:=[$TablaDatos.D263]" office:value-type="string" office:string-value="4.00" calcext:value-type="string">
            <text:p>4.00</text:p>
          </table:table-cell>
          <table:table-cell table:style-name="ce6" table:formula="of:=[$TablaDatos.E26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64]" office:value-type="float" office:value="119.333333333333" calcext:value-type="float">
            <text:p>119.333333333333</text:p>
          </table:table-cell>
          <table:table-cell table:style-name="ce6" table:formula="of:=[$TablaDatos.C264]" office:value-type="string" office:string-value="9.98" calcext:value-type="string">
            <text:p>9.98</text:p>
          </table:table-cell>
          <table:table-cell table:style-name="ce6" table:formula="of:=[$TablaDatos.D264]" office:value-type="string" office:string-value="4.00" calcext:value-type="string">
            <text:p>4.00</text:p>
          </table:table-cell>
          <table:table-cell table:style-name="ce6" table:formula="of:=[$TablaDatos.E26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65]" office:value-type="float" office:value="119.666666666667" calcext:value-type="float">
            <text:p>119.666666666667</text:p>
          </table:table-cell>
          <table:table-cell table:style-name="ce6" table:formula="of:=[$TablaDatos.C265]" office:value-type="string" office:string-value="9.98" calcext:value-type="string">
            <text:p>9.98</text:p>
          </table:table-cell>
          <table:table-cell table:style-name="ce6" table:formula="of:=[$TablaDatos.D265]" office:value-type="string" office:string-value="4.00" calcext:value-type="string">
            <text:p>4.00</text:p>
          </table:table-cell>
          <table:table-cell table:style-name="ce6" table:formula="of:=[$TablaDatos.E26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66]" office:value-type="float" office:value="120.666666666667" calcext:value-type="float">
            <text:p>120.666666666667</text:p>
          </table:table-cell>
          <table:table-cell table:style-name="ce6" table:formula="of:=[$TablaDatos.C266]" office:value-type="string" office:string-value="9.99" calcext:value-type="string">
            <text:p>9.99</text:p>
          </table:table-cell>
          <table:table-cell table:style-name="ce6" table:formula="of:=[$TablaDatos.D266]" office:value-type="string" office:string-value="4.00" calcext:value-type="string">
            <text:p>4.00</text:p>
          </table:table-cell>
          <table:table-cell table:style-name="ce6" table:formula="of:=[$TablaDatos.E26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67]" office:value-type="float" office:value="121.166666666667" calcext:value-type="float">
            <text:p>121.166666666667</text:p>
          </table:table-cell>
          <table:table-cell table:style-name="ce6" table:formula="of:=[$TablaDatos.C267]" office:value-type="string" office:string-value="9.99" calcext:value-type="string">
            <text:p>9.99</text:p>
          </table:table-cell>
          <table:table-cell table:style-name="ce6" table:formula="of:=[$TablaDatos.D267]" office:value-type="string" office:string-value="4.00" calcext:value-type="string">
            <text:p>4.00</text:p>
          </table:table-cell>
          <table:table-cell table:style-name="ce6" table:formula="of:=[$TablaDatos.E26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68]" office:value-type="float" office:value="121.666666666667" calcext:value-type="float">
            <text:p>121.666666666667</text:p>
          </table:table-cell>
          <table:table-cell table:style-name="ce6" table:formula="of:=[$TablaDatos.C268]" office:value-type="string" office:string-value="10.00" calcext:value-type="string">
            <text:p>10.00</text:p>
          </table:table-cell>
          <table:table-cell table:style-name="ce6" table:formula="of:=[$TablaDatos.D268]" office:value-type="string" office:string-value="4.00" calcext:value-type="string">
            <text:p>4.00</text:p>
          </table:table-cell>
          <table:table-cell table:style-name="ce6" table:formula="of:=[$TablaDatos.E26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69]" office:value-type="float" office:value="122.166666666667" calcext:value-type="float">
            <text:p>122.166666666667</text:p>
          </table:table-cell>
          <table:table-cell table:style-name="ce6" table:formula="of:=[$TablaDatos.C269]" office:value-type="string" office:string-value="10.00" calcext:value-type="string">
            <text:p>10.00</text:p>
          </table:table-cell>
          <table:table-cell table:style-name="ce6" table:formula="of:=[$TablaDatos.D269]" office:value-type="string" office:string-value="4.00" calcext:value-type="string">
            <text:p>4.00</text:p>
          </table:table-cell>
          <table:table-cell table:style-name="ce6" table:formula="of:=[$TablaDatos.E26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70]" office:value-type="float" office:value="122.666666666667" calcext:value-type="float">
            <text:p>122.666666666667</text:p>
          </table:table-cell>
          <table:table-cell table:style-name="ce6" table:formula="of:=[$TablaDatos.C270]" office:value-type="string" office:string-value="10.01" calcext:value-type="string">
            <text:p>10.01</text:p>
          </table:table-cell>
          <table:table-cell table:style-name="ce6" table:formula="of:=[$TablaDatos.D270]" office:value-type="string" office:string-value="4.00" calcext:value-type="string">
            <text:p>4.00</text:p>
          </table:table-cell>
          <table:table-cell table:style-name="ce6" table:formula="of:=[$TablaDatos.E27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71]" office:value-type="float" office:value="123" calcext:value-type="float">
            <text:p>123</text:p>
          </table:table-cell>
          <table:table-cell table:style-name="ce6" table:formula="of:=[$TablaDatos.C271]" office:value-type="string" office:string-value="10.01" calcext:value-type="string">
            <text:p>10.01</text:p>
          </table:table-cell>
          <table:table-cell table:style-name="ce6" table:formula="of:=[$TablaDatos.D271]" office:value-type="string" office:string-value="4.00" calcext:value-type="string">
            <text:p>4.00</text:p>
          </table:table-cell>
          <table:table-cell table:style-name="ce6" table:formula="of:=[$TablaDatos.E27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72]" office:value-type="float" office:value="123.333333333333" calcext:value-type="float">
            <text:p>123.333333333333</text:p>
          </table:table-cell>
          <table:table-cell table:style-name="ce6" table:formula="of:=[$TablaDatos.C272]" office:value-type="string" office:string-value="10.02" calcext:value-type="string">
            <text:p>10.02</text:p>
          </table:table-cell>
          <table:table-cell table:style-name="ce6" table:formula="of:=[$TablaDatos.D272]" office:value-type="string" office:string-value="4.00" calcext:value-type="string">
            <text:p>4.00</text:p>
          </table:table-cell>
          <table:table-cell table:style-name="ce6" table:formula="of:=[$TablaDatos.E27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73]" office:value-type="float" office:value="123.666666666667" calcext:value-type="float">
            <text:p>123.666666666667</text:p>
          </table:table-cell>
          <table:table-cell table:style-name="ce6" table:formula="of:=[$TablaDatos.C273]" office:value-type="string" office:string-value="10.02" calcext:value-type="string">
            <text:p>10.02</text:p>
          </table:table-cell>
          <table:table-cell table:style-name="ce6" table:formula="of:=[$TablaDatos.D273]" office:value-type="string" office:string-value="4.00" calcext:value-type="string">
            <text:p>4.00</text:p>
          </table:table-cell>
          <table:table-cell table:style-name="ce6" table:formula="of:=[$TablaDatos.E27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74]" office:value-type="float" office:value="124.166666666667" calcext:value-type="float">
            <text:p>124.166666666667</text:p>
          </table:table-cell>
          <table:table-cell table:style-name="ce6" table:formula="of:=[$TablaDatos.C274]" office:value-type="string" office:string-value="10.03" calcext:value-type="string">
            <text:p>10.03</text:p>
          </table:table-cell>
          <table:table-cell table:style-name="ce6" table:formula="of:=[$TablaDatos.D274]" office:value-type="string" office:string-value="4.00" calcext:value-type="string">
            <text:p>4.00</text:p>
          </table:table-cell>
          <table:table-cell table:style-name="ce6" table:formula="of:=[$TablaDatos.E27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75]" office:value-type="float" office:value="124.666666666667" calcext:value-type="float">
            <text:p>124.666666666667</text:p>
          </table:table-cell>
          <table:table-cell table:style-name="ce6" table:formula="of:=[$TablaDatos.C275]" office:value-type="string" office:string-value="10.03" calcext:value-type="string">
            <text:p>10.03</text:p>
          </table:table-cell>
          <table:table-cell table:style-name="ce6" table:formula="of:=[$TablaDatos.D275]" office:value-type="string" office:string-value="4.00" calcext:value-type="string">
            <text:p>4.00</text:p>
          </table:table-cell>
          <table:table-cell table:style-name="ce6" table:formula="of:=[$TablaDatos.E27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76]" office:value-type="float" office:value="125.166666666667" calcext:value-type="float">
            <text:p>125.166666666667</text:p>
          </table:table-cell>
          <table:table-cell table:style-name="ce6" table:formula="of:=[$TablaDatos.C276]" office:value-type="string" office:string-value="10.04" calcext:value-type="string">
            <text:p>10.04</text:p>
          </table:table-cell>
          <table:table-cell table:style-name="ce6" table:formula="of:=[$TablaDatos.D276]" office:value-type="string" office:string-value="4.00" calcext:value-type="string">
            <text:p>4.00</text:p>
          </table:table-cell>
          <table:table-cell table:style-name="ce6" table:formula="of:=[$TablaDatos.E27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77]" office:value-type="float" office:value="125.666666666667" calcext:value-type="float">
            <text:p>125.666666666667</text:p>
          </table:table-cell>
          <table:table-cell table:style-name="ce6" table:formula="of:=[$TablaDatos.C277]" office:value-type="string" office:string-value="10.04" calcext:value-type="string">
            <text:p>10.04</text:p>
          </table:table-cell>
          <table:table-cell table:style-name="ce6" table:formula="of:=[$TablaDatos.D277]" office:value-type="string" office:string-value="4.00" calcext:value-type="string">
            <text:p>4.00</text:p>
          </table:table-cell>
          <table:table-cell table:style-name="ce6" table:formula="of:=[$TablaDatos.E27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78]" office:value-type="float" office:value="126.166666666667" calcext:value-type="float">
            <text:p>126.166666666667</text:p>
          </table:table-cell>
          <table:table-cell table:style-name="ce6" table:formula="of:=[$TablaDatos.C278]" office:value-type="string" office:string-value="10.04" calcext:value-type="string">
            <text:p>10.04</text:p>
          </table:table-cell>
          <table:table-cell table:style-name="ce6" table:formula="of:=[$TablaDatos.D278]" office:value-type="string" office:string-value="4.00" calcext:value-type="string">
            <text:p>4.00</text:p>
          </table:table-cell>
          <table:table-cell table:style-name="ce6" table:formula="of:=[$TablaDatos.E27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79]" office:value-type="float" office:value="126.666666666667" calcext:value-type="float">
            <text:p>126.666666666667</text:p>
          </table:table-cell>
          <table:table-cell table:style-name="ce6" table:formula="of:=[$TablaDatos.C279]" office:value-type="string" office:string-value="10.05" calcext:value-type="string">
            <text:p>10.05</text:p>
          </table:table-cell>
          <table:table-cell table:style-name="ce6" table:formula="of:=[$TablaDatos.D279]" office:value-type="string" office:string-value="4.00" calcext:value-type="string">
            <text:p>4.00</text:p>
          </table:table-cell>
          <table:table-cell table:style-name="ce6" table:formula="of:=[$TablaDatos.E27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80]" office:value-type="float" office:value="127" calcext:value-type="float">
            <text:p>127</text:p>
          </table:table-cell>
          <table:table-cell table:style-name="ce6" table:formula="of:=[$TablaDatos.C280]" office:value-type="string" office:string-value="10.05" calcext:value-type="string">
            <text:p>10.05</text:p>
          </table:table-cell>
          <table:table-cell table:style-name="ce6" table:formula="of:=[$TablaDatos.D280]" office:value-type="string" office:string-value="4.00" calcext:value-type="string">
            <text:p>4.00</text:p>
          </table:table-cell>
          <table:table-cell table:style-name="ce6" table:formula="of:=[$TablaDatos.E28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81]" office:value-type="float" office:value="127.333333333333" calcext:value-type="float">
            <text:p>127.333333333333</text:p>
          </table:table-cell>
          <table:table-cell table:style-name="ce6" table:formula="of:=[$TablaDatos.C281]" office:value-type="string" office:string-value="10.06" calcext:value-type="string">
            <text:p>10.06</text:p>
          </table:table-cell>
          <table:table-cell table:style-name="ce6" table:formula="of:=[$TablaDatos.D281]" office:value-type="string" office:string-value="4.00" calcext:value-type="string">
            <text:p>4.00</text:p>
          </table:table-cell>
          <table:table-cell table:style-name="ce6" table:formula="of:=[$TablaDatos.E28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82]" office:value-type="float" office:value="127.666666666666" calcext:value-type="float">
            <text:p>127.666666666666</text:p>
          </table:table-cell>
          <table:table-cell table:style-name="ce6" table:formula="of:=[$TablaDatos.C282]" office:value-type="string" office:string-value="10.06" calcext:value-type="string">
            <text:p>10.06</text:p>
          </table:table-cell>
          <table:table-cell table:style-name="ce6" table:formula="of:=[$TablaDatos.D282]" office:value-type="string" office:string-value="4.00" calcext:value-type="string">
            <text:p>4.00</text:p>
          </table:table-cell>
          <table:table-cell table:style-name="ce6" table:formula="of:=[$TablaDatos.E28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83]" office:value-type="float" office:value="128.166666666667" calcext:value-type="float">
            <text:p>128.166666666667</text:p>
          </table:table-cell>
          <table:table-cell table:style-name="ce6" table:formula="of:=[$TablaDatos.C283]" office:value-type="string" office:string-value="10.06" calcext:value-type="string">
            <text:p>10.06</text:p>
          </table:table-cell>
          <table:table-cell table:style-name="ce6" table:formula="of:=[$TablaDatos.D283]" office:value-type="string" office:string-value="4.00" calcext:value-type="string">
            <text:p>4.00</text:p>
          </table:table-cell>
          <table:table-cell table:style-name="ce6" table:formula="of:=[$TablaDatos.E28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84]" office:value-type="float" office:value="128.666666666666" calcext:value-type="float">
            <text:p>128.666666666666</text:p>
          </table:table-cell>
          <table:table-cell table:style-name="ce6" table:formula="of:=[$TablaDatos.C284]" office:value-type="string" office:string-value="10.07" calcext:value-type="string">
            <text:p>10.07</text:p>
          </table:table-cell>
          <table:table-cell table:style-name="ce6" table:formula="of:=[$TablaDatos.D284]" office:value-type="string" office:string-value="4.00" calcext:value-type="string">
            <text:p>4.00</text:p>
          </table:table-cell>
          <table:table-cell table:style-name="ce6" table:formula="of:=[$TablaDatos.E28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85]" office:value-type="float" office:value="129" calcext:value-type="float">
            <text:p>129</text:p>
          </table:table-cell>
          <table:table-cell table:style-name="ce6" table:formula="of:=[$TablaDatos.C285]" office:value-type="string" office:string-value="10.07" calcext:value-type="string">
            <text:p>10.07</text:p>
          </table:table-cell>
          <table:table-cell table:style-name="ce6" table:formula="of:=[$TablaDatos.D285]" office:value-type="string" office:string-value="4.00" calcext:value-type="string">
            <text:p>4.00</text:p>
          </table:table-cell>
          <table:table-cell table:style-name="ce6" table:formula="of:=[$TablaDatos.E28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86]" office:value-type="float" office:value="129.333333333333" calcext:value-type="float">
            <text:p>129.333333333333</text:p>
          </table:table-cell>
          <table:table-cell table:style-name="ce6" table:formula="of:=[$TablaDatos.C286]" office:value-type="string" office:string-value="10.08" calcext:value-type="string">
            <text:p>10.08</text:p>
          </table:table-cell>
          <table:table-cell table:style-name="ce6" table:formula="of:=[$TablaDatos.D286]" office:value-type="string" office:string-value="4.00" calcext:value-type="string">
            <text:p>4.00</text:p>
          </table:table-cell>
          <table:table-cell table:style-name="ce6" table:formula="of:=[$TablaDatos.E28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87]" office:value-type="float" office:value="129.666666666667" calcext:value-type="float">
            <text:p>129.666666666667</text:p>
          </table:table-cell>
          <table:table-cell table:style-name="ce6" table:formula="of:=[$TablaDatos.C287]" office:value-type="string" office:string-value="10.08" calcext:value-type="string">
            <text:p>10.08</text:p>
          </table:table-cell>
          <table:table-cell table:style-name="ce6" table:formula="of:=[$TablaDatos.D287]" office:value-type="string" office:string-value="4.00" calcext:value-type="string">
            <text:p>4.00</text:p>
          </table:table-cell>
          <table:table-cell table:style-name="ce6" table:formula="of:=[$TablaDatos.E28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88]" office:value-type="float" office:value="130.166666666667" calcext:value-type="float">
            <text:p>130.166666666667</text:p>
          </table:table-cell>
          <table:table-cell table:style-name="ce6" table:formula="of:=[$TablaDatos.C288]" office:value-type="string" office:string-value="10.09" calcext:value-type="string">
            <text:p>10.09</text:p>
          </table:table-cell>
          <table:table-cell table:style-name="ce6" table:formula="of:=[$TablaDatos.D288]" office:value-type="string" office:string-value="4.00" calcext:value-type="string">
            <text:p>4.00</text:p>
          </table:table-cell>
          <table:table-cell table:style-name="ce6" table:formula="of:=[$TablaDatos.E28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89]" office:value-type="float" office:value="130.666666666667" calcext:value-type="float">
            <text:p>130.666666666667</text:p>
          </table:table-cell>
          <table:table-cell table:style-name="ce6" table:formula="of:=[$TablaDatos.C289]" office:value-type="string" office:string-value="10.09" calcext:value-type="string">
            <text:p>10.09</text:p>
          </table:table-cell>
          <table:table-cell table:style-name="ce6" table:formula="of:=[$TablaDatos.D289]" office:value-type="string" office:string-value="4.00" calcext:value-type="string">
            <text:p>4.00</text:p>
          </table:table-cell>
          <table:table-cell table:style-name="ce6" table:formula="of:=[$TablaDatos.E28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90]" office:value-type="float" office:value="131.166666666667" calcext:value-type="float">
            <text:p>131.166666666667</text:p>
          </table:table-cell>
          <table:table-cell table:style-name="ce6" table:formula="of:=[$TablaDatos.C290]" office:value-type="string" office:string-value="10.09" calcext:value-type="string">
            <text:p>10.09</text:p>
          </table:table-cell>
          <table:table-cell table:style-name="ce6" table:formula="of:=[$TablaDatos.D290]" office:value-type="string" office:string-value="4.00" calcext:value-type="string">
            <text:p>4.00</text:p>
          </table:table-cell>
          <table:table-cell table:style-name="ce6" table:formula="of:=[$TablaDatos.E29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91]" office:value-type="float" office:value="131.666666666667" calcext:value-type="float">
            <text:p>131.666666666667</text:p>
          </table:table-cell>
          <table:table-cell table:style-name="ce6" table:formula="of:=[$TablaDatos.C291]" office:value-type="string" office:string-value="10.10" calcext:value-type="string">
            <text:p>10.10</text:p>
          </table:table-cell>
          <table:table-cell table:style-name="ce6" table:formula="of:=[$TablaDatos.D291]" office:value-type="string" office:string-value="4.00" calcext:value-type="string">
            <text:p>4.00</text:p>
          </table:table-cell>
          <table:table-cell table:style-name="ce6" table:formula="of:=[$TablaDatos.E29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92]" office:value-type="float" office:value="132.166666666667" calcext:value-type="float">
            <text:p>132.166666666667</text:p>
          </table:table-cell>
          <table:table-cell table:style-name="ce6" table:formula="of:=[$TablaDatos.C292]" office:value-type="string" office:string-value="10.10" calcext:value-type="string">
            <text:p>10.10</text:p>
          </table:table-cell>
          <table:table-cell table:style-name="ce6" table:formula="of:=[$TablaDatos.D292]" office:value-type="string" office:string-value="4.00" calcext:value-type="string">
            <text:p>4.00</text:p>
          </table:table-cell>
          <table:table-cell table:style-name="ce6" table:formula="of:=[$TablaDatos.E29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93]" office:value-type="float" office:value="132.666666666667" calcext:value-type="float">
            <text:p>132.666666666667</text:p>
          </table:table-cell>
          <table:table-cell table:style-name="ce6" table:formula="of:=[$TablaDatos.C293]" office:value-type="string" office:string-value="10.10" calcext:value-type="string">
            <text:p>10.10</text:p>
          </table:table-cell>
          <table:table-cell table:style-name="ce6" table:formula="of:=[$TablaDatos.D293]" office:value-type="string" office:string-value="4.00" calcext:value-type="string">
            <text:p>4.00</text:p>
          </table:table-cell>
          <table:table-cell table:style-name="ce6" table:formula="of:=[$TablaDatos.E29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94]" office:value-type="float" office:value="133.166666666667" calcext:value-type="float">
            <text:p>133.166666666667</text:p>
          </table:table-cell>
          <table:table-cell table:style-name="ce6" table:formula="of:=[$TablaDatos.C294]" office:value-type="string" office:string-value="10.11" calcext:value-type="string">
            <text:p>10.11</text:p>
          </table:table-cell>
          <table:table-cell table:style-name="ce6" table:formula="of:=[$TablaDatos.D294]" office:value-type="string" office:string-value="4.00" calcext:value-type="string">
            <text:p>4.00</text:p>
          </table:table-cell>
          <table:table-cell table:style-name="ce6" table:formula="of:=[$TablaDatos.E29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95]" office:value-type="float" office:value="133.666666666667" calcext:value-type="float">
            <text:p>133.666666666667</text:p>
          </table:table-cell>
          <table:table-cell table:style-name="ce6" table:formula="of:=[$TablaDatos.C295]" office:value-type="string" office:string-value="10.11" calcext:value-type="string">
            <text:p>10.11</text:p>
          </table:table-cell>
          <table:table-cell table:style-name="ce6" table:formula="of:=[$TablaDatos.D295]" office:value-type="string" office:string-value="4.00" calcext:value-type="string">
            <text:p>4.00</text:p>
          </table:table-cell>
          <table:table-cell table:style-name="ce6" table:formula="of:=[$TablaDatos.E29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96]" office:value-type="float" office:value="134" calcext:value-type="float">
            <text:p>134</text:p>
          </table:table-cell>
          <table:table-cell table:style-name="ce6" table:formula="of:=[$TablaDatos.C296]" office:value-type="string" office:string-value="10.11" calcext:value-type="string">
            <text:p>10.11</text:p>
          </table:table-cell>
          <table:table-cell table:style-name="ce6" table:formula="of:=[$TablaDatos.D296]" office:value-type="string" office:string-value="4.00" calcext:value-type="string">
            <text:p>4.00</text:p>
          </table:table-cell>
          <table:table-cell table:style-name="ce6" table:formula="of:=[$TablaDatos.E29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97]" office:value-type="float" office:value="134.333333333333" calcext:value-type="float">
            <text:p>134.333333333333</text:p>
          </table:table-cell>
          <table:table-cell table:style-name="ce6" table:formula="of:=[$TablaDatos.C297]" office:value-type="string" office:string-value="10.12" calcext:value-type="string">
            <text:p>10.12</text:p>
          </table:table-cell>
          <table:table-cell table:style-name="ce6" table:formula="of:=[$TablaDatos.D297]" office:value-type="string" office:string-value="4.00" calcext:value-type="string">
            <text:p>4.00</text:p>
          </table:table-cell>
          <table:table-cell table:style-name="ce6" table:formula="of:=[$TablaDatos.E29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98]" office:value-type="float" office:value="134.666666666667" calcext:value-type="float">
            <text:p>134.666666666667</text:p>
          </table:table-cell>
          <table:table-cell table:style-name="ce6" table:formula="of:=[$TablaDatos.C298]" office:value-type="string" office:string-value="10.12" calcext:value-type="string">
            <text:p>10.12</text:p>
          </table:table-cell>
          <table:table-cell table:style-name="ce6" table:formula="of:=[$TablaDatos.D298]" office:value-type="string" office:string-value="4.00" calcext:value-type="string">
            <text:p>4.00</text:p>
          </table:table-cell>
          <table:table-cell table:style-name="ce6" table:formula="of:=[$TablaDatos.E29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299]" office:value-type="float" office:value="135.166666666667" calcext:value-type="float">
            <text:p>135.166666666667</text:p>
          </table:table-cell>
          <table:table-cell table:style-name="ce6" table:formula="of:=[$TablaDatos.C299]" office:value-type="string" office:string-value="10.13" calcext:value-type="string">
            <text:p>10.13</text:p>
          </table:table-cell>
          <table:table-cell table:style-name="ce6" table:formula="of:=[$TablaDatos.D299]" office:value-type="string" office:string-value="4.00" calcext:value-type="string">
            <text:p>4.00</text:p>
          </table:table-cell>
          <table:table-cell table:style-name="ce6" table:formula="of:=[$TablaDatos.E29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00]" office:value-type="float" office:value="135.666666666667" calcext:value-type="float">
            <text:p>135.666666666667</text:p>
          </table:table-cell>
          <table:table-cell table:style-name="ce6" table:formula="of:=[$TablaDatos.C300]" office:value-type="string" office:string-value="10.13" calcext:value-type="string">
            <text:p>10.13</text:p>
          </table:table-cell>
          <table:table-cell table:style-name="ce6" table:formula="of:=[$TablaDatos.D300]" office:value-type="string" office:string-value="4.00" calcext:value-type="string">
            <text:p>4.00</text:p>
          </table:table-cell>
          <table:table-cell table:style-name="ce6" table:formula="of:=[$TablaDatos.E30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01]" office:value-type="float" office:value="136.166666666667" calcext:value-type="float">
            <text:p>136.166666666667</text:p>
          </table:table-cell>
          <table:table-cell table:style-name="ce6" table:formula="of:=[$TablaDatos.C301]" office:value-type="string" office:string-value="10.13" calcext:value-type="string">
            <text:p>10.13</text:p>
          </table:table-cell>
          <table:table-cell table:style-name="ce6" table:formula="of:=[$TablaDatos.D301]" office:value-type="string" office:string-value="4.00" calcext:value-type="string">
            <text:p>4.00</text:p>
          </table:table-cell>
          <table:table-cell table:style-name="ce6" table:formula="of:=[$TablaDatos.E30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02]" office:value-type="float" office:value="136.666666666667" calcext:value-type="float">
            <text:p>136.666666666667</text:p>
          </table:table-cell>
          <table:table-cell table:style-name="ce6" table:formula="of:=[$TablaDatos.C302]" office:value-type="string" office:string-value="10.14" calcext:value-type="string">
            <text:p>10.14</text:p>
          </table:table-cell>
          <table:table-cell table:style-name="ce6" table:formula="of:=[$TablaDatos.D302]" office:value-type="string" office:string-value="4.00" calcext:value-type="string">
            <text:p>4.00</text:p>
          </table:table-cell>
          <table:table-cell table:style-name="ce6" table:formula="of:=[$TablaDatos.E30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03]" office:value-type="float" office:value="137.166666666667" calcext:value-type="float">
            <text:p>137.166666666667</text:p>
          </table:table-cell>
          <table:table-cell table:style-name="ce6" table:formula="of:=[$TablaDatos.C303]" office:value-type="string" office:string-value="10.14" calcext:value-type="string">
            <text:p>10.14</text:p>
          </table:table-cell>
          <table:table-cell table:style-name="ce6" table:formula="of:=[$TablaDatos.D303]" office:value-type="string" office:string-value="4.00" calcext:value-type="string">
            <text:p>4.00</text:p>
          </table:table-cell>
          <table:table-cell table:style-name="ce6" table:formula="of:=[$TablaDatos.E30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04]" office:value-type="float" office:value="137.666666666667" calcext:value-type="float">
            <text:p>137.666666666667</text:p>
          </table:table-cell>
          <table:table-cell table:style-name="ce6" table:formula="of:=[$TablaDatos.C304]" office:value-type="string" office:string-value="10.15" calcext:value-type="string">
            <text:p>10.15</text:p>
          </table:table-cell>
          <table:table-cell table:style-name="ce6" table:formula="of:=[$TablaDatos.D304]" office:value-type="string" office:string-value="4.00" calcext:value-type="string">
            <text:p>4.00</text:p>
          </table:table-cell>
          <table:table-cell table:style-name="ce6" table:formula="of:=[$TablaDatos.E30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05]" office:value-type="float" office:value="138.166666666667" calcext:value-type="float">
            <text:p>138.166666666667</text:p>
          </table:table-cell>
          <table:table-cell table:style-name="ce6" table:formula="of:=[$TablaDatos.C305]" office:value-type="string" office:string-value="10.15" calcext:value-type="string">
            <text:p>10.15</text:p>
          </table:table-cell>
          <table:table-cell table:style-name="ce6" table:formula="of:=[$TablaDatos.D305]" office:value-type="string" office:string-value="4.00" calcext:value-type="string">
            <text:p>4.00</text:p>
          </table:table-cell>
          <table:table-cell table:style-name="ce6" table:formula="of:=[$TablaDatos.E30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06]" office:value-type="float" office:value="138.666666666667" calcext:value-type="float">
            <text:p>138.666666666667</text:p>
          </table:table-cell>
          <table:table-cell table:style-name="ce6" table:formula="of:=[$TablaDatos.C306]" office:value-type="string" office:string-value="10.15" calcext:value-type="string">
            <text:p>10.15</text:p>
          </table:table-cell>
          <table:table-cell table:style-name="ce6" table:formula="of:=[$TablaDatos.D306]" office:value-type="string" office:string-value="4.00" calcext:value-type="string">
            <text:p>4.00</text:p>
          </table:table-cell>
          <table:table-cell table:style-name="ce6" table:formula="of:=[$TablaDatos.E30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07]" office:value-type="float" office:value="139.166666666667" calcext:value-type="float">
            <text:p>139.166666666667</text:p>
          </table:table-cell>
          <table:table-cell table:style-name="ce6" table:formula="of:=[$TablaDatos.C307]" office:value-type="string" office:string-value="10.16" calcext:value-type="string">
            <text:p>10.16</text:p>
          </table:table-cell>
          <table:table-cell table:style-name="ce6" table:formula="of:=[$TablaDatos.D307]" office:value-type="string" office:string-value="4.00" calcext:value-type="string">
            <text:p>4.00</text:p>
          </table:table-cell>
          <table:table-cell table:style-name="ce6" table:formula="of:=[$TablaDatos.E30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08]" office:value-type="float" office:value="139.666666666667" calcext:value-type="float">
            <text:p>139.666666666667</text:p>
          </table:table-cell>
          <table:table-cell table:style-name="ce6" table:formula="of:=[$TablaDatos.C308]" office:value-type="string" office:string-value="10.16" calcext:value-type="string">
            <text:p>10.16</text:p>
          </table:table-cell>
          <table:table-cell table:style-name="ce6" table:formula="of:=[$TablaDatos.D308]" office:value-type="string" office:string-value="4.00" calcext:value-type="string">
            <text:p>4.00</text:p>
          </table:table-cell>
          <table:table-cell table:style-name="ce6" table:formula="of:=[$TablaDatos.E30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09]" office:value-type="float" office:value="140" calcext:value-type="float">
            <text:p>140</text:p>
          </table:table-cell>
          <table:table-cell table:style-name="ce6" table:formula="of:=[$TablaDatos.C309]" office:value-type="string" office:string-value="10.16" calcext:value-type="string">
            <text:p>10.16</text:p>
          </table:table-cell>
          <table:table-cell table:style-name="ce6" table:formula="of:=[$TablaDatos.D309]" office:value-type="string" office:string-value="4.00" calcext:value-type="string">
            <text:p>4.00</text:p>
          </table:table-cell>
          <table:table-cell table:style-name="ce6" table:formula="of:=[$TablaDatos.E30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10]" office:value-type="float" office:value="140.333333333333" calcext:value-type="float">
            <text:p>140.333333333333</text:p>
          </table:table-cell>
          <table:table-cell table:style-name="ce6" table:formula="of:=[$TablaDatos.C310]" office:value-type="string" office:string-value="10.17" calcext:value-type="string">
            <text:p>10.17</text:p>
          </table:table-cell>
          <table:table-cell table:style-name="ce6" table:formula="of:=[$TablaDatos.D310]" office:value-type="string" office:string-value="4.00" calcext:value-type="string">
            <text:p>4.00</text:p>
          </table:table-cell>
          <table:table-cell table:style-name="ce6" table:formula="of:=[$TablaDatos.E31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11]" office:value-type="float" office:value="140.666666666667" calcext:value-type="float">
            <text:p>140.666666666667</text:p>
          </table:table-cell>
          <table:table-cell table:style-name="ce6" table:formula="of:=[$TablaDatos.C311]" office:value-type="string" office:string-value="10.17" calcext:value-type="string">
            <text:p>10.17</text:p>
          </table:table-cell>
          <table:table-cell table:style-name="ce6" table:formula="of:=[$TablaDatos.D311]" office:value-type="string" office:string-value="4.00" calcext:value-type="string">
            <text:p>4.00</text:p>
          </table:table-cell>
          <table:table-cell table:style-name="ce6" table:formula="of:=[$TablaDatos.E31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12]" office:value-type="float" office:value="141.166666666667" calcext:value-type="float">
            <text:p>141.166666666667</text:p>
          </table:table-cell>
          <table:table-cell table:style-name="ce6" table:formula="of:=[$TablaDatos.C312]" office:value-type="string" office:string-value="10.17" calcext:value-type="string">
            <text:p>10.17</text:p>
          </table:table-cell>
          <table:table-cell table:style-name="ce6" table:formula="of:=[$TablaDatos.D312]" office:value-type="string" office:string-value="4.00" calcext:value-type="string">
            <text:p>4.00</text:p>
          </table:table-cell>
          <table:table-cell table:style-name="ce6" table:formula="of:=[$TablaDatos.E31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13]" office:value-type="float" office:value="141.666666666667" calcext:value-type="float">
            <text:p>141.666666666667</text:p>
          </table:table-cell>
          <table:table-cell table:style-name="ce6" table:formula="of:=[$TablaDatos.C313]" office:value-type="string" office:string-value="10.18" calcext:value-type="string">
            <text:p>10.18</text:p>
          </table:table-cell>
          <table:table-cell table:style-name="ce6" table:formula="of:=[$TablaDatos.D313]" office:value-type="string" office:string-value="4.00" calcext:value-type="string">
            <text:p>4.00</text:p>
          </table:table-cell>
          <table:table-cell table:style-name="ce6" table:formula="of:=[$TablaDatos.E31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14]" office:value-type="float" office:value="142.166666666667" calcext:value-type="float">
            <text:p>142.166666666667</text:p>
          </table:table-cell>
          <table:table-cell table:style-name="ce6" table:formula="of:=[$TablaDatos.C314]" office:value-type="string" office:string-value="10.18" calcext:value-type="string">
            <text:p>10.18</text:p>
          </table:table-cell>
          <table:table-cell table:style-name="ce6" table:formula="of:=[$TablaDatos.D314]" office:value-type="string" office:string-value="4.00" calcext:value-type="string">
            <text:p>4.00</text:p>
          </table:table-cell>
          <table:table-cell table:style-name="ce6" table:formula="of:=[$TablaDatos.E31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15]" office:value-type="float" office:value="142.666666666667" calcext:value-type="float">
            <text:p>142.666666666667</text:p>
          </table:table-cell>
          <table:table-cell table:style-name="ce6" table:formula="of:=[$TablaDatos.C315]" office:value-type="string" office:string-value="10.18" calcext:value-type="string">
            <text:p>10.18</text:p>
          </table:table-cell>
          <table:table-cell table:style-name="ce6" table:formula="of:=[$TablaDatos.D315]" office:value-type="string" office:string-value="4.00" calcext:value-type="string">
            <text:p>4.00</text:p>
          </table:table-cell>
          <table:table-cell table:style-name="ce6" table:formula="of:=[$TablaDatos.E31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16]" office:value-type="float" office:value="143.166666666667" calcext:value-type="float">
            <text:p>143.166666666667</text:p>
          </table:table-cell>
          <table:table-cell table:style-name="ce6" table:formula="of:=[$TablaDatos.C316]" office:value-type="string" office:string-value="10.19" calcext:value-type="string">
            <text:p>10.19</text:p>
          </table:table-cell>
          <table:table-cell table:style-name="ce6" table:formula="of:=[$TablaDatos.D316]" office:value-type="string" office:string-value="4.00" calcext:value-type="string">
            <text:p>4.00</text:p>
          </table:table-cell>
          <table:table-cell table:style-name="ce6" table:formula="of:=[$TablaDatos.E31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17]" office:value-type="float" office:value="143.666666666667" calcext:value-type="float">
            <text:p>143.666666666667</text:p>
          </table:table-cell>
          <table:table-cell table:style-name="ce6" table:formula="of:=[$TablaDatos.C317]" office:value-type="string" office:string-value="10.19" calcext:value-type="string">
            <text:p>10.19</text:p>
          </table:table-cell>
          <table:table-cell table:style-name="ce6" table:formula="of:=[$TablaDatos.D317]" office:value-type="string" office:string-value="4.00" calcext:value-type="string">
            <text:p>4.00</text:p>
          </table:table-cell>
          <table:table-cell table:style-name="ce6" table:formula="of:=[$TablaDatos.E31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18]" office:value-type="float" office:value="144.166666666667" calcext:value-type="float">
            <text:p>144.166666666667</text:p>
          </table:table-cell>
          <table:table-cell table:style-name="ce6" table:formula="of:=[$TablaDatos.C318]" office:value-type="string" office:string-value="10.19" calcext:value-type="string">
            <text:p>10.19</text:p>
          </table:table-cell>
          <table:table-cell table:style-name="ce6" table:formula="of:=[$TablaDatos.D318]" office:value-type="string" office:string-value="4.00" calcext:value-type="string">
            <text:p>4.00</text:p>
          </table:table-cell>
          <table:table-cell table:style-name="ce6" table:formula="of:=[$TablaDatos.E31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19]" office:value-type="float" office:value="144.666666666667" calcext:value-type="float">
            <text:p>144.666666666667</text:p>
          </table:table-cell>
          <table:table-cell table:style-name="ce6" table:formula="of:=[$TablaDatos.C319]" office:value-type="string" office:string-value="10.20" calcext:value-type="string">
            <text:p>10.20</text:p>
          </table:table-cell>
          <table:table-cell table:style-name="ce6" table:formula="of:=[$TablaDatos.D319]" office:value-type="string" office:string-value="4.00" calcext:value-type="string">
            <text:p>4.00</text:p>
          </table:table-cell>
          <table:table-cell table:style-name="ce6" table:formula="of:=[$TablaDatos.E31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20]" office:value-type="float" office:value="145" calcext:value-type="float">
            <text:p>145</text:p>
          </table:table-cell>
          <table:table-cell table:style-name="ce6" table:formula="of:=[$TablaDatos.C320]" office:value-type="string" office:string-value="10.20" calcext:value-type="string">
            <text:p>10.20</text:p>
          </table:table-cell>
          <table:table-cell table:style-name="ce6" table:formula="of:=[$TablaDatos.D320]" office:value-type="string" office:string-value="4.00" calcext:value-type="string">
            <text:p>4.00</text:p>
          </table:table-cell>
          <table:table-cell table:style-name="ce6" table:formula="of:=[$TablaDatos.E32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21]" office:value-type="float" office:value="145.333333333333" calcext:value-type="float">
            <text:p>145.333333333333</text:p>
          </table:table-cell>
          <table:table-cell table:style-name="ce6" table:formula="of:=[$TablaDatos.C321]" office:value-type="string" office:string-value="10.20" calcext:value-type="string">
            <text:p>10.20</text:p>
          </table:table-cell>
          <table:table-cell table:style-name="ce6" table:formula="of:=[$TablaDatos.D321]" office:value-type="string" office:string-value="4.00" calcext:value-type="string">
            <text:p>4.00</text:p>
          </table:table-cell>
          <table:table-cell table:style-name="ce6" table:formula="of:=[$TablaDatos.E32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22]" office:value-type="float" office:value="145.666666666667" calcext:value-type="float">
            <text:p>145.666666666667</text:p>
          </table:table-cell>
          <table:table-cell table:style-name="ce6" table:formula="of:=[$TablaDatos.C322]" office:value-type="string" office:string-value="10.21" calcext:value-type="string">
            <text:p>10.21</text:p>
          </table:table-cell>
          <table:table-cell table:style-name="ce6" table:formula="of:=[$TablaDatos.D322]" office:value-type="string" office:string-value="4.00" calcext:value-type="string">
            <text:p>4.00</text:p>
          </table:table-cell>
          <table:table-cell table:style-name="ce6" table:formula="of:=[$TablaDatos.E32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23]" office:value-type="float" office:value="146.166666666667" calcext:value-type="float">
            <text:p>146.166666666667</text:p>
          </table:table-cell>
          <table:table-cell table:style-name="ce6" table:formula="of:=[$TablaDatos.C323]" office:value-type="string" office:string-value="10.21" calcext:value-type="string">
            <text:p>10.21</text:p>
          </table:table-cell>
          <table:table-cell table:style-name="ce6" table:formula="of:=[$TablaDatos.D323]" office:value-type="string" office:string-value="4.00" calcext:value-type="string">
            <text:p>4.00</text:p>
          </table:table-cell>
          <table:table-cell table:style-name="ce6" table:formula="of:=[$TablaDatos.E32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24]" office:value-type="float" office:value="146.666666666667" calcext:value-type="float">
            <text:p>146.666666666667</text:p>
          </table:table-cell>
          <table:table-cell table:style-name="ce6" table:formula="of:=[$TablaDatos.C324]" office:value-type="string" office:string-value="10.21" calcext:value-type="string">
            <text:p>10.21</text:p>
          </table:table-cell>
          <table:table-cell table:style-name="ce6" table:formula="of:=[$TablaDatos.D324]" office:value-type="string" office:string-value="4.00" calcext:value-type="string">
            <text:p>4.00</text:p>
          </table:table-cell>
          <table:table-cell table:style-name="ce6" table:formula="of:=[$TablaDatos.E32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25]" office:value-type="float" office:value="147.166666666667" calcext:value-type="float">
            <text:p>147.166666666667</text:p>
          </table:table-cell>
          <table:table-cell table:style-name="ce6" table:formula="of:=[$TablaDatos.C325]" office:value-type="string" office:string-value="10.22" calcext:value-type="string">
            <text:p>10.22</text:p>
          </table:table-cell>
          <table:table-cell table:style-name="ce6" table:formula="of:=[$TablaDatos.D325]" office:value-type="string" office:string-value="4.00" calcext:value-type="string">
            <text:p>4.00</text:p>
          </table:table-cell>
          <table:table-cell table:style-name="ce6" table:formula="of:=[$TablaDatos.E32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26]" office:value-type="float" office:value="147.666666666667" calcext:value-type="float">
            <text:p>147.666666666667</text:p>
          </table:table-cell>
          <table:table-cell table:style-name="ce6" table:formula="of:=[$TablaDatos.C326]" office:value-type="string" office:string-value="10.22" calcext:value-type="string">
            <text:p>10.22</text:p>
          </table:table-cell>
          <table:table-cell table:style-name="ce6" table:formula="of:=[$TablaDatos.D326]" office:value-type="string" office:string-value="4.00" calcext:value-type="string">
            <text:p>4.00</text:p>
          </table:table-cell>
          <table:table-cell table:style-name="ce6" table:formula="of:=[$TablaDatos.E32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27]" office:value-type="float" office:value="148.166666666667" calcext:value-type="float">
            <text:p>148.166666666667</text:p>
          </table:table-cell>
          <table:table-cell table:style-name="ce6" table:formula="of:=[$TablaDatos.C327]" office:value-type="string" office:string-value="10.22" calcext:value-type="string">
            <text:p>10.22</text:p>
          </table:table-cell>
          <table:table-cell table:style-name="ce6" table:formula="of:=[$TablaDatos.D327]" office:value-type="string" office:string-value="4.00" calcext:value-type="string">
            <text:p>4.00</text:p>
          </table:table-cell>
          <table:table-cell table:style-name="ce6" table:formula="of:=[$TablaDatos.E32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28]" office:value-type="float" office:value="148.666666666667" calcext:value-type="float">
            <text:p>148.666666666667</text:p>
          </table:table-cell>
          <table:table-cell table:style-name="ce6" table:formula="of:=[$TablaDatos.C328]" office:value-type="string" office:string-value="10.23" calcext:value-type="string">
            <text:p>10.23</text:p>
          </table:table-cell>
          <table:table-cell table:style-name="ce6" table:formula="of:=[$TablaDatos.D328]" office:value-type="string" office:string-value="4.00" calcext:value-type="string">
            <text:p>4.00</text:p>
          </table:table-cell>
          <table:table-cell table:style-name="ce6" table:formula="of:=[$TablaDatos.E32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29]" office:value-type="float" office:value="149.166666666667" calcext:value-type="float">
            <text:p>149.166666666667</text:p>
          </table:table-cell>
          <table:table-cell table:style-name="ce6" table:formula="of:=[$TablaDatos.C329]" office:value-type="string" office:string-value="10.23" calcext:value-type="string">
            <text:p>10.23</text:p>
          </table:table-cell>
          <table:table-cell table:style-name="ce6" table:formula="of:=[$TablaDatos.D329]" office:value-type="string" office:string-value="4.00" calcext:value-type="string">
            <text:p>4.00</text:p>
          </table:table-cell>
          <table:table-cell table:style-name="ce6" table:formula="of:=[$TablaDatos.E32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30]" office:value-type="float" office:value="149.666666666667" calcext:value-type="float">
            <text:p>149.666666666667</text:p>
          </table:table-cell>
          <table:table-cell table:style-name="ce6" table:formula="of:=[$TablaDatos.C330]" office:value-type="string" office:string-value="10.23" calcext:value-type="string">
            <text:p>10.23</text:p>
          </table:table-cell>
          <table:table-cell table:style-name="ce6" table:formula="of:=[$TablaDatos.D330]" office:value-type="string" office:string-value="4.00" calcext:value-type="string">
            <text:p>4.00</text:p>
          </table:table-cell>
          <table:table-cell table:style-name="ce6" table:formula="of:=[$TablaDatos.E33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31]" office:value-type="float" office:value="150" calcext:value-type="float">
            <text:p>150</text:p>
          </table:table-cell>
          <table:table-cell table:style-name="ce6" table:formula="of:=[$TablaDatos.C331]" office:value-type="string" office:string-value="10.24" calcext:value-type="string">
            <text:p>10.24</text:p>
          </table:table-cell>
          <table:table-cell table:style-name="ce6" table:formula="of:=[$TablaDatos.D331]" office:value-type="string" office:string-value="4.00" calcext:value-type="string">
            <text:p>4.00</text:p>
          </table:table-cell>
          <table:table-cell table:style-name="ce6" table:formula="of:=[$TablaDatos.E33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32]" office:value-type="float" office:value="150.333333333333" calcext:value-type="float">
            <text:p>150.333333333333</text:p>
          </table:table-cell>
          <table:table-cell table:style-name="ce6" table:formula="of:=[$TablaDatos.C332]" office:value-type="string" office:string-value="10.24" calcext:value-type="string">
            <text:p>10.24</text:p>
          </table:table-cell>
          <table:table-cell table:style-name="ce6" table:formula="of:=[$TablaDatos.D332]" office:value-type="string" office:string-value="4.00" calcext:value-type="string">
            <text:p>4.00</text:p>
          </table:table-cell>
          <table:table-cell table:style-name="ce6" table:formula="of:=[$TablaDatos.E33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33]" office:value-type="float" office:value="150.666666666667" calcext:value-type="float">
            <text:p>150.666666666667</text:p>
          </table:table-cell>
          <table:table-cell table:style-name="ce6" table:formula="of:=[$TablaDatos.C333]" office:value-type="string" office:string-value="10.24" calcext:value-type="string">
            <text:p>10.24</text:p>
          </table:table-cell>
          <table:table-cell table:style-name="ce6" table:formula="of:=[$TablaDatos.D333]" office:value-type="string" office:string-value="4.00" calcext:value-type="string">
            <text:p>4.00</text:p>
          </table:table-cell>
          <table:table-cell table:style-name="ce6" table:formula="of:=[$TablaDatos.E33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34]" office:value-type="float" office:value="151.166666666667" calcext:value-type="float">
            <text:p>151.166666666667</text:p>
          </table:table-cell>
          <table:table-cell table:style-name="ce6" table:formula="of:=[$TablaDatos.C334]" office:value-type="string" office:string-value="10.25" calcext:value-type="string">
            <text:p>10.25</text:p>
          </table:table-cell>
          <table:table-cell table:style-name="ce6" table:formula="of:=[$TablaDatos.D334]" office:value-type="string" office:string-value="4.00" calcext:value-type="string">
            <text:p>4.00</text:p>
          </table:table-cell>
          <table:table-cell table:style-name="ce6" table:formula="of:=[$TablaDatos.E33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35]" office:value-type="float" office:value="151.666666666667" calcext:value-type="float">
            <text:p>151.666666666667</text:p>
          </table:table-cell>
          <table:table-cell table:style-name="ce6" table:formula="of:=[$TablaDatos.C335]" office:value-type="string" office:string-value="10.25" calcext:value-type="string">
            <text:p>10.25</text:p>
          </table:table-cell>
          <table:table-cell table:style-name="ce6" table:formula="of:=[$TablaDatos.D335]" office:value-type="string" office:string-value="4.00" calcext:value-type="string">
            <text:p>4.00</text:p>
          </table:table-cell>
          <table:table-cell table:style-name="ce6" table:formula="of:=[$TablaDatos.E33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36]" office:value-type="float" office:value="152.166666666667" calcext:value-type="float">
            <text:p>152.166666666667</text:p>
          </table:table-cell>
          <table:table-cell table:style-name="ce6" table:formula="of:=[$TablaDatos.C336]" office:value-type="string" office:string-value="10.26" calcext:value-type="string">
            <text:p>10.26</text:p>
          </table:table-cell>
          <table:table-cell table:style-name="ce6" table:formula="of:=[$TablaDatos.D336]" office:value-type="string" office:string-value="4.00" calcext:value-type="string">
            <text:p>4.00</text:p>
          </table:table-cell>
          <table:table-cell table:style-name="ce6" table:formula="of:=[$TablaDatos.E33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37]" office:value-type="float" office:value="152.666666666667" calcext:value-type="float">
            <text:p>152.666666666667</text:p>
          </table:table-cell>
          <table:table-cell table:style-name="ce6" table:formula="of:=[$TablaDatos.C337]" office:value-type="string" office:string-value="10.26" calcext:value-type="string">
            <text:p>10.26</text:p>
          </table:table-cell>
          <table:table-cell table:style-name="ce6" table:formula="of:=[$TablaDatos.D337]" office:value-type="string" office:string-value="4.00" calcext:value-type="string">
            <text:p>4.00</text:p>
          </table:table-cell>
          <table:table-cell table:style-name="ce6" table:formula="of:=[$TablaDatos.E33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38]" office:value-type="float" office:value="153.166666666667" calcext:value-type="float">
            <text:p>153.166666666667</text:p>
          </table:table-cell>
          <table:table-cell table:style-name="ce6" table:formula="of:=[$TablaDatos.C338]" office:value-type="string" office:string-value="10.26" calcext:value-type="string">
            <text:p>10.26</text:p>
          </table:table-cell>
          <table:table-cell table:style-name="ce6" table:formula="of:=[$TablaDatos.D338]" office:value-type="string" office:string-value="4.00" calcext:value-type="string">
            <text:p>4.00</text:p>
          </table:table-cell>
          <table:table-cell table:style-name="ce6" table:formula="of:=[$TablaDatos.E33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39]" office:value-type="float" office:value="153.666666666667" calcext:value-type="float">
            <text:p>153.666666666667</text:p>
          </table:table-cell>
          <table:table-cell table:style-name="ce6" table:formula="of:=[$TablaDatos.C339]" office:value-type="string" office:string-value="10.26" calcext:value-type="string">
            <text:p>10.26</text:p>
          </table:table-cell>
          <table:table-cell table:style-name="ce6" table:formula="of:=[$TablaDatos.D339]" office:value-type="string" office:string-value="4.00" calcext:value-type="string">
            <text:p>4.00</text:p>
          </table:table-cell>
          <table:table-cell table:style-name="ce6" table:formula="of:=[$TablaDatos.E33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40]" office:value-type="float" office:value="154.166666666667" calcext:value-type="float">
            <text:p>154.166666666667</text:p>
          </table:table-cell>
          <table:table-cell table:style-name="ce6" table:formula="of:=[$TablaDatos.C340]" office:value-type="string" office:string-value="10.27" calcext:value-type="string">
            <text:p>10.27</text:p>
          </table:table-cell>
          <table:table-cell table:style-name="ce6" table:formula="of:=[$TablaDatos.D340]" office:value-type="string" office:string-value="4.00" calcext:value-type="string">
            <text:p>4.00</text:p>
          </table:table-cell>
          <table:table-cell table:style-name="ce6" table:formula="of:=[$TablaDatos.E34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41]" office:value-type="float" office:value="154.666666666667" calcext:value-type="float">
            <text:p>154.666666666667</text:p>
          </table:table-cell>
          <table:table-cell table:style-name="ce6" table:formula="of:=[$TablaDatos.C341]" office:value-type="string" office:string-value="10.27" calcext:value-type="string">
            <text:p>10.27</text:p>
          </table:table-cell>
          <table:table-cell table:style-name="ce6" table:formula="of:=[$TablaDatos.D341]" office:value-type="string" office:string-value="4.00" calcext:value-type="string">
            <text:p>4.00</text:p>
          </table:table-cell>
          <table:table-cell table:style-name="ce6" table:formula="of:=[$TablaDatos.E34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42]" office:value-type="float" office:value="155" calcext:value-type="float">
            <text:p>155</text:p>
          </table:table-cell>
          <table:table-cell table:style-name="ce6" table:formula="of:=[$TablaDatos.C342]" office:value-type="string" office:string-value="10.28" calcext:value-type="string">
            <text:p>10.28</text:p>
          </table:table-cell>
          <table:table-cell table:style-name="ce6" table:formula="of:=[$TablaDatos.D342]" office:value-type="string" office:string-value="4.00" calcext:value-type="string">
            <text:p>4.00</text:p>
          </table:table-cell>
          <table:table-cell table:style-name="ce6" table:formula="of:=[$TablaDatos.E34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43]" office:value-type="float" office:value="155.333333333333" calcext:value-type="float">
            <text:p>155.333333333333</text:p>
          </table:table-cell>
          <table:table-cell table:style-name="ce6" table:formula="of:=[$TablaDatos.C343]" office:value-type="string" office:string-value="10.28" calcext:value-type="string">
            <text:p>10.28</text:p>
          </table:table-cell>
          <table:table-cell table:style-name="ce6" table:formula="of:=[$TablaDatos.D343]" office:value-type="string" office:string-value="4.00" calcext:value-type="string">
            <text:p>4.00</text:p>
          </table:table-cell>
          <table:table-cell table:style-name="ce6" table:formula="of:=[$TablaDatos.E34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44]" office:value-type="float" office:value="155.666666666667" calcext:value-type="float">
            <text:p>155.666666666667</text:p>
          </table:table-cell>
          <table:table-cell table:style-name="ce6" table:formula="of:=[$TablaDatos.C344]" office:value-type="string" office:string-value="10.28" calcext:value-type="string">
            <text:p>10.28</text:p>
          </table:table-cell>
          <table:table-cell table:style-name="ce6" table:formula="of:=[$TablaDatos.D344]" office:value-type="string" office:string-value="4.00" calcext:value-type="string">
            <text:p>4.00</text:p>
          </table:table-cell>
          <table:table-cell table:style-name="ce6" table:formula="of:=[$TablaDatos.E34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45]" office:value-type="float" office:value="156.166666666667" calcext:value-type="float">
            <text:p>156.166666666667</text:p>
          </table:table-cell>
          <table:table-cell table:style-name="ce6" table:formula="of:=[$TablaDatos.C345]" office:value-type="string" office:string-value="10.28" calcext:value-type="string">
            <text:p>10.28</text:p>
          </table:table-cell>
          <table:table-cell table:style-name="ce6" table:formula="of:=[$TablaDatos.D345]" office:value-type="string" office:string-value="4.00" calcext:value-type="string">
            <text:p>4.00</text:p>
          </table:table-cell>
          <table:table-cell table:style-name="ce6" table:formula="of:=[$TablaDatos.E34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46]" office:value-type="float" office:value="156.666666666667" calcext:value-type="float">
            <text:p>156.666666666667</text:p>
          </table:table-cell>
          <table:table-cell table:style-name="ce6" table:formula="of:=[$TablaDatos.C346]" office:value-type="string" office:string-value="10.29" calcext:value-type="string">
            <text:p>10.29</text:p>
          </table:table-cell>
          <table:table-cell table:style-name="ce6" table:formula="of:=[$TablaDatos.D346]" office:value-type="string" office:string-value="4.00" calcext:value-type="string">
            <text:p>4.00</text:p>
          </table:table-cell>
          <table:table-cell table:style-name="ce6" table:formula="of:=[$TablaDatos.E34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47]" office:value-type="float" office:value="157.166666666667" calcext:value-type="float">
            <text:p>157.166666666667</text:p>
          </table:table-cell>
          <table:table-cell table:style-name="ce6" table:formula="of:=[$TablaDatos.C347]" office:value-type="string" office:string-value="10.29" calcext:value-type="string">
            <text:p>10.29</text:p>
          </table:table-cell>
          <table:table-cell table:style-name="ce6" table:formula="of:=[$TablaDatos.D347]" office:value-type="string" office:string-value="4.00" calcext:value-type="string">
            <text:p>4.00</text:p>
          </table:table-cell>
          <table:table-cell table:style-name="ce6" table:formula="of:=[$TablaDatos.E34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48]" office:value-type="float" office:value="157.666666666667" calcext:value-type="float">
            <text:p>157.666666666667</text:p>
          </table:table-cell>
          <table:table-cell table:style-name="ce6" table:formula="of:=[$TablaDatos.C348]" office:value-type="string" office:string-value="10.30" calcext:value-type="string">
            <text:p>10.30</text:p>
          </table:table-cell>
          <table:table-cell table:style-name="ce6" table:formula="of:=[$TablaDatos.D348]" office:value-type="string" office:string-value="4.00" calcext:value-type="string">
            <text:p>4.00</text:p>
          </table:table-cell>
          <table:table-cell table:style-name="ce6" table:formula="of:=[$TablaDatos.E34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49]" office:value-type="float" office:value="158.166666666667" calcext:value-type="float">
            <text:p>158.166666666667</text:p>
          </table:table-cell>
          <table:table-cell table:style-name="ce6" table:formula="of:=[$TablaDatos.C349]" office:value-type="string" office:string-value="10.30" calcext:value-type="string">
            <text:p>10.30</text:p>
          </table:table-cell>
          <table:table-cell table:style-name="ce6" table:formula="of:=[$TablaDatos.D349]" office:value-type="string" office:string-value="4.00" calcext:value-type="string">
            <text:p>4.00</text:p>
          </table:table-cell>
          <table:table-cell table:style-name="ce6" table:formula="of:=[$TablaDatos.E34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50]" office:value-type="float" office:value="158.666666666667" calcext:value-type="float">
            <text:p>158.666666666667</text:p>
          </table:table-cell>
          <table:table-cell table:style-name="ce6" table:formula="of:=[$TablaDatos.C350]" office:value-type="string" office:string-value="10.30" calcext:value-type="string">
            <text:p>10.30</text:p>
          </table:table-cell>
          <table:table-cell table:style-name="ce6" table:formula="of:=[$TablaDatos.D350]" office:value-type="string" office:string-value="4.00" calcext:value-type="string">
            <text:p>4.00</text:p>
          </table:table-cell>
          <table:table-cell table:style-name="ce6" table:formula="of:=[$TablaDatos.E35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51]" office:value-type="float" office:value="159.166666666667" calcext:value-type="float">
            <text:p>159.166666666667</text:p>
          </table:table-cell>
          <table:table-cell table:style-name="ce6" table:formula="of:=[$TablaDatos.C351]" office:value-type="string" office:string-value="10.31" calcext:value-type="string">
            <text:p>10.31</text:p>
          </table:table-cell>
          <table:table-cell table:style-name="ce6" table:formula="of:=[$TablaDatos.D351]" office:value-type="string" office:string-value="4.00" calcext:value-type="string">
            <text:p>4.00</text:p>
          </table:table-cell>
          <table:table-cell table:style-name="ce6" table:formula="of:=[$TablaDatos.E35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52]" office:value-type="float" office:value="159.666666666667" calcext:value-type="float">
            <text:p>159.666666666667</text:p>
          </table:table-cell>
          <table:table-cell table:style-name="ce6" table:formula="of:=[$TablaDatos.C352]" office:value-type="string" office:string-value="10.31" calcext:value-type="string">
            <text:p>10.31</text:p>
          </table:table-cell>
          <table:table-cell table:style-name="ce6" table:formula="of:=[$TablaDatos.D352]" office:value-type="string" office:string-value="4.00" calcext:value-type="string">
            <text:p>4.00</text:p>
          </table:table-cell>
          <table:table-cell table:style-name="ce6" table:formula="of:=[$TablaDatos.E35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53]" office:value-type="float" office:value="160" calcext:value-type="float">
            <text:p>160</text:p>
          </table:table-cell>
          <table:table-cell table:style-name="ce6" table:formula="of:=[$TablaDatos.C353]" office:value-type="string" office:string-value="10.31" calcext:value-type="string">
            <text:p>10.31</text:p>
          </table:table-cell>
          <table:table-cell table:style-name="ce6" table:formula="of:=[$TablaDatos.D353]" office:value-type="string" office:string-value="4.00" calcext:value-type="string">
            <text:p>4.00</text:p>
          </table:table-cell>
          <table:table-cell table:style-name="ce6" table:formula="of:=[$TablaDatos.E35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54]" office:value-type="float" office:value="160.333333333333" calcext:value-type="float">
            <text:p>160.333333333333</text:p>
          </table:table-cell>
          <table:table-cell table:style-name="ce6" table:formula="of:=[$TablaDatos.C354]" office:value-type="string" office:string-value="10.32" calcext:value-type="string">
            <text:p>10.32</text:p>
          </table:table-cell>
          <table:table-cell table:style-name="ce6" table:formula="of:=[$TablaDatos.D354]" office:value-type="string" office:string-value="4.00" calcext:value-type="string">
            <text:p>4.00</text:p>
          </table:table-cell>
          <table:table-cell table:style-name="ce6" table:formula="of:=[$TablaDatos.E35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55]" office:value-type="float" office:value="160.666666666667" calcext:value-type="float">
            <text:p>160.666666666667</text:p>
          </table:table-cell>
          <table:table-cell table:style-name="ce6" table:formula="of:=[$TablaDatos.C355]" office:value-type="string" office:string-value="10.32" calcext:value-type="string">
            <text:p>10.32</text:p>
          </table:table-cell>
          <table:table-cell table:style-name="ce6" table:formula="of:=[$TablaDatos.D355]" office:value-type="string" office:string-value="4.00" calcext:value-type="string">
            <text:p>4.00</text:p>
          </table:table-cell>
          <table:table-cell table:style-name="ce6" table:formula="of:=[$TablaDatos.E35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56]" office:value-type="float" office:value="161.166666666667" calcext:value-type="float">
            <text:p>161.166666666667</text:p>
          </table:table-cell>
          <table:table-cell table:style-name="ce6" table:formula="of:=[$TablaDatos.C356]" office:value-type="string" office:string-value="10.32" calcext:value-type="string">
            <text:p>10.32</text:p>
          </table:table-cell>
          <table:table-cell table:style-name="ce6" table:formula="of:=[$TablaDatos.D356]" office:value-type="string" office:string-value="4.00" calcext:value-type="string">
            <text:p>4.00</text:p>
          </table:table-cell>
          <table:table-cell table:style-name="ce6" table:formula="of:=[$TablaDatos.E35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57]" office:value-type="float" office:value="161.666666666667" calcext:value-type="float">
            <text:p>161.666666666667</text:p>
          </table:table-cell>
          <table:table-cell table:style-name="ce6" table:formula="of:=[$TablaDatos.C357]" office:value-type="string" office:string-value="10.33" calcext:value-type="string">
            <text:p>10.33</text:p>
          </table:table-cell>
          <table:table-cell table:style-name="ce6" table:formula="of:=[$TablaDatos.D357]" office:value-type="string" office:string-value="4.00" calcext:value-type="string">
            <text:p>4.00</text:p>
          </table:table-cell>
          <table:table-cell table:style-name="ce6" table:formula="of:=[$TablaDatos.E35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58]" office:value-type="float" office:value="162.166666666667" calcext:value-type="float">
            <text:p>162.166666666667</text:p>
          </table:table-cell>
          <table:table-cell table:style-name="ce6" table:formula="of:=[$TablaDatos.C358]" office:value-type="string" office:string-value="10.33" calcext:value-type="string">
            <text:p>10.33</text:p>
          </table:table-cell>
          <table:table-cell table:style-name="ce6" table:formula="of:=[$TablaDatos.D358]" office:value-type="string" office:string-value="4.00" calcext:value-type="string">
            <text:p>4.00</text:p>
          </table:table-cell>
          <table:table-cell table:style-name="ce6" table:formula="of:=[$TablaDatos.E35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59]" office:value-type="float" office:value="162.666666666667" calcext:value-type="float">
            <text:p>162.666666666667</text:p>
          </table:table-cell>
          <table:table-cell table:style-name="ce6" table:formula="of:=[$TablaDatos.C359]" office:value-type="string" office:string-value="10.33" calcext:value-type="string">
            <text:p>10.33</text:p>
          </table:table-cell>
          <table:table-cell table:style-name="ce6" table:formula="of:=[$TablaDatos.D359]" office:value-type="string" office:string-value="4.00" calcext:value-type="string">
            <text:p>4.00</text:p>
          </table:table-cell>
          <table:table-cell table:style-name="ce6" table:formula="of:=[$TablaDatos.E35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60]" office:value-type="float" office:value="163.166666666667" calcext:value-type="float">
            <text:p>163.166666666667</text:p>
          </table:table-cell>
          <table:table-cell table:style-name="ce6" table:formula="of:=[$TablaDatos.C360]" office:value-type="string" office:string-value="10.33" calcext:value-type="string">
            <text:p>10.33</text:p>
          </table:table-cell>
          <table:table-cell table:style-name="ce6" table:formula="of:=[$TablaDatos.D360]" office:value-type="string" office:string-value="4.00" calcext:value-type="string">
            <text:p>4.00</text:p>
          </table:table-cell>
          <table:table-cell table:style-name="ce6" table:formula="of:=[$TablaDatos.E36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61]" office:value-type="float" office:value="163.666666666667" calcext:value-type="float">
            <text:p>163.666666666667</text:p>
          </table:table-cell>
          <table:table-cell table:style-name="ce6" table:formula="of:=[$TablaDatos.C361]" office:value-type="string" office:string-value="10.34" calcext:value-type="string">
            <text:p>10.34</text:p>
          </table:table-cell>
          <table:table-cell table:style-name="ce6" table:formula="of:=[$TablaDatos.D361]" office:value-type="string" office:string-value="4.00" calcext:value-type="string">
            <text:p>4.00</text:p>
          </table:table-cell>
          <table:table-cell table:style-name="ce6" table:formula="of:=[$TablaDatos.E36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62]" office:value-type="float" office:value="164.166666666667" calcext:value-type="float">
            <text:p>164.166666666667</text:p>
          </table:table-cell>
          <table:table-cell table:style-name="ce6" table:formula="of:=[$TablaDatos.C362]" office:value-type="string" office:string-value="10.34" calcext:value-type="string">
            <text:p>10.34</text:p>
          </table:table-cell>
          <table:table-cell table:style-name="ce6" table:formula="of:=[$TablaDatos.D362]" office:value-type="string" office:string-value="4.00" calcext:value-type="string">
            <text:p>4.00</text:p>
          </table:table-cell>
          <table:table-cell table:style-name="ce6" table:formula="of:=[$TablaDatos.E36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63]" office:value-type="float" office:value="164.666666666667" calcext:value-type="float">
            <text:p>164.666666666667</text:p>
          </table:table-cell>
          <table:table-cell table:style-name="ce6" table:formula="of:=[$TablaDatos.C363]" office:value-type="string" office:string-value="10.35" calcext:value-type="string">
            <text:p>10.35</text:p>
          </table:table-cell>
          <table:table-cell table:style-name="ce6" table:formula="of:=[$TablaDatos.D363]" office:value-type="string" office:string-value="4.00" calcext:value-type="string">
            <text:p>4.00</text:p>
          </table:table-cell>
          <table:table-cell table:style-name="ce6" table:formula="of:=[$TablaDatos.E36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64]" office:value-type="float" office:value="165.166666666667" calcext:value-type="float">
            <text:p>165.166666666667</text:p>
          </table:table-cell>
          <table:table-cell table:style-name="ce6" table:formula="of:=[$TablaDatos.C364]" office:value-type="string" office:string-value="10.35" calcext:value-type="string">
            <text:p>10.35</text:p>
          </table:table-cell>
          <table:table-cell table:style-name="ce6" table:formula="of:=[$TablaDatos.D364]" office:value-type="string" office:string-value="4.00" calcext:value-type="string">
            <text:p>4.00</text:p>
          </table:table-cell>
          <table:table-cell table:style-name="ce6" table:formula="of:=[$TablaDatos.E36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65]" office:value-type="float" office:value="165.666666666667" calcext:value-type="float">
            <text:p>165.666666666667</text:p>
          </table:table-cell>
          <table:table-cell table:style-name="ce6" table:formula="of:=[$TablaDatos.C365]" office:value-type="string" office:string-value="10.35" calcext:value-type="string">
            <text:p>10.35</text:p>
          </table:table-cell>
          <table:table-cell table:style-name="ce6" table:formula="of:=[$TablaDatos.D365]" office:value-type="string" office:string-value="4.00" calcext:value-type="string">
            <text:p>4.00</text:p>
          </table:table-cell>
          <table:table-cell table:style-name="ce6" table:formula="of:=[$TablaDatos.E36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66]" office:value-type="float" office:value="166" calcext:value-type="float">
            <text:p>166</text:p>
          </table:table-cell>
          <table:table-cell table:style-name="ce6" table:formula="of:=[$TablaDatos.C366]" office:value-type="string" office:string-value="10.36" calcext:value-type="string">
            <text:p>10.36</text:p>
          </table:table-cell>
          <table:table-cell table:style-name="ce6" table:formula="of:=[$TablaDatos.D366]" office:value-type="string" office:string-value="4.00" calcext:value-type="string">
            <text:p>4.00</text:p>
          </table:table-cell>
          <table:table-cell table:style-name="ce6" table:formula="of:=[$TablaDatos.E36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67]" office:value-type="float" office:value="166.333333333333" calcext:value-type="float">
            <text:p>166.333333333333</text:p>
          </table:table-cell>
          <table:table-cell table:style-name="ce6" table:formula="of:=[$TablaDatos.C367]" office:value-type="string" office:string-value="10.36" calcext:value-type="string">
            <text:p>10.36</text:p>
          </table:table-cell>
          <table:table-cell table:style-name="ce6" table:formula="of:=[$TablaDatos.D367]" office:value-type="string" office:string-value="4.00" calcext:value-type="string">
            <text:p>4.00</text:p>
          </table:table-cell>
          <table:table-cell table:style-name="ce6" table:formula="of:=[$TablaDatos.E36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68]" office:value-type="float" office:value="166.666666666667" calcext:value-type="float">
            <text:p>166.666666666667</text:p>
          </table:table-cell>
          <table:table-cell table:style-name="ce6" table:formula="of:=[$TablaDatos.C368]" office:value-type="string" office:string-value="10.36" calcext:value-type="string">
            <text:p>10.36</text:p>
          </table:table-cell>
          <table:table-cell table:style-name="ce6" table:formula="of:=[$TablaDatos.D368]" office:value-type="string" office:string-value="4.00" calcext:value-type="string">
            <text:p>4.00</text:p>
          </table:table-cell>
          <table:table-cell table:style-name="ce6" table:formula="of:=[$TablaDatos.E36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69]" office:value-type="float" office:value="167.166666666667" calcext:value-type="float">
            <text:p>167.166666666667</text:p>
          </table:table-cell>
          <table:table-cell table:style-name="ce6" table:formula="of:=[$TablaDatos.C369]" office:value-type="string" office:string-value="10.37" calcext:value-type="string">
            <text:p>10.37</text:p>
          </table:table-cell>
          <table:table-cell table:style-name="ce6" table:formula="of:=[$TablaDatos.D369]" office:value-type="string" office:string-value="4.00" calcext:value-type="string">
            <text:p>4.00</text:p>
          </table:table-cell>
          <table:table-cell table:style-name="ce6" table:formula="of:=[$TablaDatos.E36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70]" office:value-type="float" office:value="167.666666666667" calcext:value-type="float">
            <text:p>167.666666666667</text:p>
          </table:table-cell>
          <table:table-cell table:style-name="ce6" table:formula="of:=[$TablaDatos.C370]" office:value-type="string" office:string-value="10.37" calcext:value-type="string">
            <text:p>10.37</text:p>
          </table:table-cell>
          <table:table-cell table:style-name="ce6" table:formula="of:=[$TablaDatos.D370]" office:value-type="string" office:string-value="4.00" calcext:value-type="string">
            <text:p>4.00</text:p>
          </table:table-cell>
          <table:table-cell table:style-name="ce6" table:formula="of:=[$TablaDatos.E37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71]" office:value-type="float" office:value="168.166666666667" calcext:value-type="float">
            <text:p>168.166666666667</text:p>
          </table:table-cell>
          <table:table-cell table:style-name="ce6" table:formula="of:=[$TablaDatos.C371]" office:value-type="string" office:string-value="10.37" calcext:value-type="string">
            <text:p>10.37</text:p>
          </table:table-cell>
          <table:table-cell table:style-name="ce6" table:formula="of:=[$TablaDatos.D371]" office:value-type="string" office:string-value="4.00" calcext:value-type="string">
            <text:p>4.00</text:p>
          </table:table-cell>
          <table:table-cell table:style-name="ce6" table:formula="of:=[$TablaDatos.E37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72]" office:value-type="float" office:value="168.666666666667" calcext:value-type="float">
            <text:p>168.666666666667</text:p>
          </table:table-cell>
          <table:table-cell table:style-name="ce6" table:formula="of:=[$TablaDatos.C372]" office:value-type="string" office:string-value="10.38" calcext:value-type="string">
            <text:p>10.38</text:p>
          </table:table-cell>
          <table:table-cell table:style-name="ce6" table:formula="of:=[$TablaDatos.D372]" office:value-type="string" office:string-value="4.00" calcext:value-type="string">
            <text:p>4.00</text:p>
          </table:table-cell>
          <table:table-cell table:style-name="ce6" table:formula="of:=[$TablaDatos.E37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73]" office:value-type="float" office:value="169.166666666667" calcext:value-type="float">
            <text:p>169.166666666667</text:p>
          </table:table-cell>
          <table:table-cell table:style-name="ce6" table:formula="of:=[$TablaDatos.C373]" office:value-type="string" office:string-value="10.38" calcext:value-type="string">
            <text:p>10.38</text:p>
          </table:table-cell>
          <table:table-cell table:style-name="ce6" table:formula="of:=[$TablaDatos.D373]" office:value-type="string" office:string-value="4.00" calcext:value-type="string">
            <text:p>4.00</text:p>
          </table:table-cell>
          <table:table-cell table:style-name="ce6" table:formula="of:=[$TablaDatos.E37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74]" office:value-type="float" office:value="169.666666666667" calcext:value-type="float">
            <text:p>169.666666666667</text:p>
          </table:table-cell>
          <table:table-cell table:style-name="ce6" table:formula="of:=[$TablaDatos.C374]" office:value-type="string" office:string-value="10.38" calcext:value-type="string">
            <text:p>10.38</text:p>
          </table:table-cell>
          <table:table-cell table:style-name="ce6" table:formula="of:=[$TablaDatos.D374]" office:value-type="string" office:string-value="4.00" calcext:value-type="string">
            <text:p>4.00</text:p>
          </table:table-cell>
          <table:table-cell table:style-name="ce6" table:formula="of:=[$TablaDatos.E37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75]" office:value-type="float" office:value="170.166666666667" calcext:value-type="float">
            <text:p>170.166666666667</text:p>
          </table:table-cell>
          <table:table-cell table:style-name="ce6" table:formula="of:=[$TablaDatos.C375]" office:value-type="string" office:string-value="10.38" calcext:value-type="string">
            <text:p>10.38</text:p>
          </table:table-cell>
          <table:table-cell table:style-name="ce6" table:formula="of:=[$TablaDatos.D375]" office:value-type="string" office:string-value="4.00" calcext:value-type="string">
            <text:p>4.00</text:p>
          </table:table-cell>
          <table:table-cell table:style-name="ce6" table:formula="of:=[$TablaDatos.E37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76]" office:value-type="float" office:value="170.666666666667" calcext:value-type="float">
            <text:p>170.666666666667</text:p>
          </table:table-cell>
          <table:table-cell table:style-name="ce6" table:formula="of:=[$TablaDatos.C376]" office:value-type="string" office:string-value="10.39" calcext:value-type="string">
            <text:p>10.39</text:p>
          </table:table-cell>
          <table:table-cell table:style-name="ce6" table:formula="of:=[$TablaDatos.D376]" office:value-type="string" office:string-value="4.00" calcext:value-type="string">
            <text:p>4.00</text:p>
          </table:table-cell>
          <table:table-cell table:style-name="ce6" table:formula="of:=[$TablaDatos.E37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77]" office:value-type="float" office:value="171.166666666667" calcext:value-type="float">
            <text:p>171.166666666667</text:p>
          </table:table-cell>
          <table:table-cell table:style-name="ce6" table:formula="of:=[$TablaDatos.C377]" office:value-type="string" office:string-value="10.39" calcext:value-type="string">
            <text:p>10.39</text:p>
          </table:table-cell>
          <table:table-cell table:style-name="ce6" table:formula="of:=[$TablaDatos.D377]" office:value-type="string" office:string-value="4.00" calcext:value-type="string">
            <text:p>4.00</text:p>
          </table:table-cell>
          <table:table-cell table:style-name="ce6" table:formula="of:=[$TablaDatos.E37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78]" office:value-type="float" office:value="171.666666666667" calcext:value-type="float">
            <text:p>171.666666666667</text:p>
          </table:table-cell>
          <table:table-cell table:style-name="ce6" table:formula="of:=[$TablaDatos.C378]" office:value-type="string" office:string-value="10.39" calcext:value-type="string">
            <text:p>10.39</text:p>
          </table:table-cell>
          <table:table-cell table:style-name="ce6" table:formula="of:=[$TablaDatos.D378]" office:value-type="string" office:string-value="4.00" calcext:value-type="string">
            <text:p>4.00</text:p>
          </table:table-cell>
          <table:table-cell table:style-name="ce6" table:formula="of:=[$TablaDatos.E37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79]" office:value-type="float" office:value="172.166666666667" calcext:value-type="float">
            <text:p>172.166666666667</text:p>
          </table:table-cell>
          <table:table-cell table:style-name="ce6" table:formula="of:=[$TablaDatos.C379]" office:value-type="string" office:string-value="10.40" calcext:value-type="string">
            <text:p>10.40</text:p>
          </table:table-cell>
          <table:table-cell table:style-name="ce6" table:formula="of:=[$TablaDatos.D379]" office:value-type="string" office:string-value="4.00" calcext:value-type="string">
            <text:p>4.00</text:p>
          </table:table-cell>
          <table:table-cell table:style-name="ce6" table:formula="of:=[$TablaDatos.E37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80]" office:value-type="float" office:value="172.666666666667" calcext:value-type="float">
            <text:p>172.666666666667</text:p>
          </table:table-cell>
          <table:table-cell table:style-name="ce6" table:formula="of:=[$TablaDatos.C380]" office:value-type="string" office:string-value="10.40" calcext:value-type="string">
            <text:p>10.40</text:p>
          </table:table-cell>
          <table:table-cell table:style-name="ce6" table:formula="of:=[$TablaDatos.D380]" office:value-type="string" office:string-value="4.00" calcext:value-type="string">
            <text:p>4.00</text:p>
          </table:table-cell>
          <table:table-cell table:style-name="ce6" table:formula="of:=[$TablaDatos.E38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81]" office:value-type="float" office:value="173" calcext:value-type="float">
            <text:p>173</text:p>
          </table:table-cell>
          <table:table-cell table:style-name="ce6" table:formula="of:=[$TablaDatos.C381]" office:value-type="string" office:string-value="10.41" calcext:value-type="string">
            <text:p>10.41</text:p>
          </table:table-cell>
          <table:table-cell table:style-name="ce6" table:formula="of:=[$TablaDatos.D381]" office:value-type="string" office:string-value="4.00" calcext:value-type="string">
            <text:p>4.00</text:p>
          </table:table-cell>
          <table:table-cell table:style-name="ce6" table:formula="of:=[$TablaDatos.E38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82]" office:value-type="float" office:value="173.333333333333" calcext:value-type="float">
            <text:p>173.333333333333</text:p>
          </table:table-cell>
          <table:table-cell table:style-name="ce6" table:formula="of:=[$TablaDatos.C382]" office:value-type="string" office:string-value="10.41" calcext:value-type="string">
            <text:p>10.41</text:p>
          </table:table-cell>
          <table:table-cell table:style-name="ce6" table:formula="of:=[$TablaDatos.D382]" office:value-type="string" office:string-value="4.00" calcext:value-type="string">
            <text:p>4.00</text:p>
          </table:table-cell>
          <table:table-cell table:style-name="ce6" table:formula="of:=[$TablaDatos.E38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83]" office:value-type="float" office:value="173.666666666667" calcext:value-type="float">
            <text:p>173.666666666667</text:p>
          </table:table-cell>
          <table:table-cell table:style-name="ce6" table:formula="of:=[$TablaDatos.C383]" office:value-type="string" office:string-value="10.41" calcext:value-type="string">
            <text:p>10.41</text:p>
          </table:table-cell>
          <table:table-cell table:style-name="ce6" table:formula="of:=[$TablaDatos.D383]" office:value-type="string" office:string-value="4.00" calcext:value-type="string">
            <text:p>4.00</text:p>
          </table:table-cell>
          <table:table-cell table:style-name="ce6" table:formula="of:=[$TablaDatos.E38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84]" office:value-type="float" office:value="174.166666666667" calcext:value-type="float">
            <text:p>174.166666666667</text:p>
          </table:table-cell>
          <table:table-cell table:style-name="ce6" table:formula="of:=[$TablaDatos.C384]" office:value-type="string" office:string-value="10.42" calcext:value-type="string">
            <text:p>10.42</text:p>
          </table:table-cell>
          <table:table-cell table:style-name="ce6" table:formula="of:=[$TablaDatos.D384]" office:value-type="string" office:string-value="4.00" calcext:value-type="string">
            <text:p>4.00</text:p>
          </table:table-cell>
          <table:table-cell table:style-name="ce6" table:formula="of:=[$TablaDatos.E38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85]" office:value-type="float" office:value="174.666666666667" calcext:value-type="float">
            <text:p>174.666666666667</text:p>
          </table:table-cell>
          <table:table-cell table:style-name="ce6" table:formula="of:=[$TablaDatos.C385]" office:value-type="string" office:string-value="10.42" calcext:value-type="string">
            <text:p>10.42</text:p>
          </table:table-cell>
          <table:table-cell table:style-name="ce6" table:formula="of:=[$TablaDatos.D385]" office:value-type="string" office:string-value="4.00" calcext:value-type="string">
            <text:p>4.00</text:p>
          </table:table-cell>
          <table:table-cell table:style-name="ce6" table:formula="of:=[$TablaDatos.E38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86]" office:value-type="float" office:value="175.666666666667" calcext:value-type="float">
            <text:p>175.666666666667</text:p>
          </table:table-cell>
          <table:table-cell table:style-name="ce6" table:formula="of:=[$TablaDatos.C386]" office:value-type="string" office:string-value="10.42" calcext:value-type="string">
            <text:p>10.42</text:p>
          </table:table-cell>
          <table:table-cell table:style-name="ce6" table:formula="of:=[$TablaDatos.D386]" office:value-type="string" office:string-value="4.00" calcext:value-type="string">
            <text:p>4.00</text:p>
          </table:table-cell>
          <table:table-cell table:style-name="ce6" table:formula="of:=[$TablaDatos.E38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87]" office:value-type="float" office:value="176" calcext:value-type="float">
            <text:p>176</text:p>
          </table:table-cell>
          <table:table-cell table:style-name="ce6" table:formula="of:=[$TablaDatos.C387]" office:value-type="string" office:string-value="10.43" calcext:value-type="string">
            <text:p>10.43</text:p>
          </table:table-cell>
          <table:table-cell table:style-name="ce6" table:formula="of:=[$TablaDatos.D387]" office:value-type="string" office:string-value="4.00" calcext:value-type="string">
            <text:p>4.00</text:p>
          </table:table-cell>
          <table:table-cell table:style-name="ce6" table:formula="of:=[$TablaDatos.E38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88]" office:value-type="float" office:value="176.333333333333" calcext:value-type="float">
            <text:p>176.333333333333</text:p>
          </table:table-cell>
          <table:table-cell table:style-name="ce6" table:formula="of:=[$TablaDatos.C388]" office:value-type="string" office:string-value="10.43" calcext:value-type="string">
            <text:p>10.43</text:p>
          </table:table-cell>
          <table:table-cell table:style-name="ce6" table:formula="of:=[$TablaDatos.D388]" office:value-type="string" office:string-value="4.00" calcext:value-type="string">
            <text:p>4.00</text:p>
          </table:table-cell>
          <table:table-cell table:style-name="ce6" table:formula="of:=[$TablaDatos.E38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89]" office:value-type="float" office:value="176.666666666667" calcext:value-type="float">
            <text:p>176.666666666667</text:p>
          </table:table-cell>
          <table:table-cell table:style-name="ce6" table:formula="of:=[$TablaDatos.C389]" office:value-type="string" office:string-value="10.43" calcext:value-type="string">
            <text:p>10.43</text:p>
          </table:table-cell>
          <table:table-cell table:style-name="ce6" table:formula="of:=[$TablaDatos.D389]" office:value-type="string" office:string-value="4.00" calcext:value-type="string">
            <text:p>4.00</text:p>
          </table:table-cell>
          <table:table-cell table:style-name="ce6" table:formula="of:=[$TablaDatos.E38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90]" office:value-type="float" office:value="177.166666666667" calcext:value-type="float">
            <text:p>177.166666666667</text:p>
          </table:table-cell>
          <table:table-cell table:style-name="ce6" table:formula="of:=[$TablaDatos.C390]" office:value-type="string" office:string-value="10.44" calcext:value-type="string">
            <text:p>10.44</text:p>
          </table:table-cell>
          <table:table-cell table:style-name="ce6" table:formula="of:=[$TablaDatos.D390]" office:value-type="string" office:string-value="4.00" calcext:value-type="string">
            <text:p>4.00</text:p>
          </table:table-cell>
          <table:table-cell table:style-name="ce6" table:formula="of:=[$TablaDatos.E39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91]" office:value-type="float" office:value="177.666666666667" calcext:value-type="float">
            <text:p>177.666666666667</text:p>
          </table:table-cell>
          <table:table-cell table:style-name="ce6" table:formula="of:=[$TablaDatos.C391]" office:value-type="string" office:string-value="10.44" calcext:value-type="string">
            <text:p>10.44</text:p>
          </table:table-cell>
          <table:table-cell table:style-name="ce6" table:formula="of:=[$TablaDatos.D391]" office:value-type="string" office:string-value="4.00" calcext:value-type="string">
            <text:p>4.00</text:p>
          </table:table-cell>
          <table:table-cell table:style-name="ce6" table:formula="of:=[$TablaDatos.E39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92]" office:value-type="float" office:value="178.166666666667" calcext:value-type="float">
            <text:p>178.166666666667</text:p>
          </table:table-cell>
          <table:table-cell table:style-name="ce6" table:formula="of:=[$TablaDatos.C392]" office:value-type="string" office:string-value="10.44" calcext:value-type="string">
            <text:p>10.44</text:p>
          </table:table-cell>
          <table:table-cell table:style-name="ce6" table:formula="of:=[$TablaDatos.D392]" office:value-type="string" office:string-value="4.00" calcext:value-type="string">
            <text:p>4.00</text:p>
          </table:table-cell>
          <table:table-cell table:style-name="ce6" table:formula="of:=[$TablaDatos.E39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93]" office:value-type="float" office:value="178.666666666667" calcext:value-type="float">
            <text:p>178.666666666667</text:p>
          </table:table-cell>
          <table:table-cell table:style-name="ce6" table:formula="of:=[$TablaDatos.C393]" office:value-type="string" office:string-value="10.44" calcext:value-type="string">
            <text:p>10.44</text:p>
          </table:table-cell>
          <table:table-cell table:style-name="ce6" table:formula="of:=[$TablaDatos.D393]" office:value-type="string" office:string-value="4.00" calcext:value-type="string">
            <text:p>4.00</text:p>
          </table:table-cell>
          <table:table-cell table:style-name="ce6" table:formula="of:=[$TablaDatos.E39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94]" office:value-type="float" office:value="179.166666666667" calcext:value-type="float">
            <text:p>179.166666666667</text:p>
          </table:table-cell>
          <table:table-cell table:style-name="ce6" table:formula="of:=[$TablaDatos.C394]" office:value-type="string" office:string-value="10.45" calcext:value-type="string">
            <text:p>10.45</text:p>
          </table:table-cell>
          <table:table-cell table:style-name="ce6" table:formula="of:=[$TablaDatos.D394]" office:value-type="string" office:string-value="4.00" calcext:value-type="string">
            <text:p>4.00</text:p>
          </table:table-cell>
          <table:table-cell table:style-name="ce6" table:formula="of:=[$TablaDatos.E39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95]" office:value-type="float" office:value="179.666666666667" calcext:value-type="float">
            <text:p>179.666666666667</text:p>
          </table:table-cell>
          <table:table-cell table:style-name="ce6" table:formula="of:=[$TablaDatos.C395]" office:value-type="string" office:string-value="10.45" calcext:value-type="string">
            <text:p>10.45</text:p>
          </table:table-cell>
          <table:table-cell table:style-name="ce6" table:formula="of:=[$TablaDatos.D395]" office:value-type="string" office:string-value="4.00" calcext:value-type="string">
            <text:p>4.00</text:p>
          </table:table-cell>
          <table:table-cell table:style-name="ce6" table:formula="of:=[$TablaDatos.E39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96]" office:value-type="float" office:value="180.166666666667" calcext:value-type="float">
            <text:p>180.166666666667</text:p>
          </table:table-cell>
          <table:table-cell table:style-name="ce6" table:formula="of:=[$TablaDatos.C396]" office:value-type="string" office:string-value="10.45" calcext:value-type="string">
            <text:p>10.45</text:p>
          </table:table-cell>
          <table:table-cell table:style-name="ce6" table:formula="of:=[$TablaDatos.D396]" office:value-type="string" office:string-value="4.00" calcext:value-type="string">
            <text:p>4.00</text:p>
          </table:table-cell>
          <table:table-cell table:style-name="ce6" table:formula="of:=[$TablaDatos.E39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97]" office:value-type="float" office:value="180.666666666667" calcext:value-type="float">
            <text:p>180.666666666667</text:p>
          </table:table-cell>
          <table:table-cell table:style-name="ce6" table:formula="of:=[$TablaDatos.C397]" office:value-type="string" office:string-value="10.46" calcext:value-type="string">
            <text:p>10.46</text:p>
          </table:table-cell>
          <table:table-cell table:style-name="ce6" table:formula="of:=[$TablaDatos.D397]" office:value-type="string" office:string-value="4.00" calcext:value-type="string">
            <text:p>4.00</text:p>
          </table:table-cell>
          <table:table-cell table:style-name="ce6" table:formula="of:=[$TablaDatos.E39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98]" office:value-type="float" office:value="181" calcext:value-type="float">
            <text:p>181</text:p>
          </table:table-cell>
          <table:table-cell table:style-name="ce6" table:formula="of:=[$TablaDatos.C398]" office:value-type="string" office:string-value="10.46" calcext:value-type="string">
            <text:p>10.46</text:p>
          </table:table-cell>
          <table:table-cell table:style-name="ce6" table:formula="of:=[$TablaDatos.D398]" office:value-type="string" office:string-value="4.00" calcext:value-type="string">
            <text:p>4.00</text:p>
          </table:table-cell>
          <table:table-cell table:style-name="ce6" table:formula="of:=[$TablaDatos.E39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399]" office:value-type="float" office:value="181.333333333333" calcext:value-type="float">
            <text:p>181.333333333333</text:p>
          </table:table-cell>
          <table:table-cell table:style-name="ce6" table:formula="of:=[$TablaDatos.C399]" office:value-type="string" office:string-value="10.46" calcext:value-type="string">
            <text:p>10.46</text:p>
          </table:table-cell>
          <table:table-cell table:style-name="ce6" table:formula="of:=[$TablaDatos.D399]" office:value-type="string" office:string-value="4.00" calcext:value-type="string">
            <text:p>4.00</text:p>
          </table:table-cell>
          <table:table-cell table:style-name="ce6" table:formula="of:=[$TablaDatos.E39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00]" office:value-type="float" office:value="181.666666666667" calcext:value-type="float">
            <text:p>181.666666666667</text:p>
          </table:table-cell>
          <table:table-cell table:style-name="ce6" table:formula="of:=[$TablaDatos.C400]" office:value-type="string" office:string-value="10.47" calcext:value-type="string">
            <text:p>10.47</text:p>
          </table:table-cell>
          <table:table-cell table:style-name="ce6" table:formula="of:=[$TablaDatos.D400]" office:value-type="string" office:string-value="4.00" calcext:value-type="string">
            <text:p>4.00</text:p>
          </table:table-cell>
          <table:table-cell table:style-name="ce6" table:formula="of:=[$TablaDatos.E40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01]" office:value-type="float" office:value="182.166666666667" calcext:value-type="float">
            <text:p>182.166666666667</text:p>
          </table:table-cell>
          <table:table-cell table:style-name="ce6" table:formula="of:=[$TablaDatos.C401]" office:value-type="string" office:string-value="10.47" calcext:value-type="string">
            <text:p>10.47</text:p>
          </table:table-cell>
          <table:table-cell table:style-name="ce6" table:formula="of:=[$TablaDatos.D401]" office:value-type="string" office:string-value="4.00" calcext:value-type="string">
            <text:p>4.00</text:p>
          </table:table-cell>
          <table:table-cell table:style-name="ce6" table:formula="of:=[$TablaDatos.E40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02]" office:value-type="float" office:value="182.666666666667" calcext:value-type="float">
            <text:p>182.666666666667</text:p>
          </table:table-cell>
          <table:table-cell table:style-name="ce6" table:formula="of:=[$TablaDatos.C402]" office:value-type="string" office:string-value="10.47" calcext:value-type="string">
            <text:p>10.47</text:p>
          </table:table-cell>
          <table:table-cell table:style-name="ce6" table:formula="of:=[$TablaDatos.D402]" office:value-type="string" office:string-value="4.00" calcext:value-type="string">
            <text:p>4.00</text:p>
          </table:table-cell>
          <table:table-cell table:style-name="ce6" table:formula="of:=[$TablaDatos.E40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03]" office:value-type="float" office:value="183.166666666667" calcext:value-type="float">
            <text:p>183.166666666667</text:p>
          </table:table-cell>
          <table:table-cell table:style-name="ce6" table:formula="of:=[$TablaDatos.C403]" office:value-type="string" office:string-value="10.47" calcext:value-type="string">
            <text:p>10.47</text:p>
          </table:table-cell>
          <table:table-cell table:style-name="ce6" table:formula="of:=[$TablaDatos.D403]" office:value-type="string" office:string-value="4.00" calcext:value-type="string">
            <text:p>4.00</text:p>
          </table:table-cell>
          <table:table-cell table:style-name="ce6" table:formula="of:=[$TablaDatos.E40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04]" office:value-type="float" office:value="183.666666666667" calcext:value-type="float">
            <text:p>183.666666666667</text:p>
          </table:table-cell>
          <table:table-cell table:style-name="ce6" table:formula="of:=[$TablaDatos.C404]" office:value-type="string" office:string-value="10.48" calcext:value-type="string">
            <text:p>10.48</text:p>
          </table:table-cell>
          <table:table-cell table:style-name="ce6" table:formula="of:=[$TablaDatos.D404]" office:value-type="string" office:string-value="4.00" calcext:value-type="string">
            <text:p>4.00</text:p>
          </table:table-cell>
          <table:table-cell table:style-name="ce6" table:formula="of:=[$TablaDatos.E40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05]" office:value-type="float" office:value="184.166666666667" calcext:value-type="float">
            <text:p>184.166666666667</text:p>
          </table:table-cell>
          <table:table-cell table:style-name="ce6" table:formula="of:=[$TablaDatos.C405]" office:value-type="string" office:string-value="10.48" calcext:value-type="string">
            <text:p>10.48</text:p>
          </table:table-cell>
          <table:table-cell table:style-name="ce6" table:formula="of:=[$TablaDatos.D405]" office:value-type="string" office:string-value="4.00" calcext:value-type="string">
            <text:p>4.00</text:p>
          </table:table-cell>
          <table:table-cell table:style-name="ce6" table:formula="of:=[$TablaDatos.E40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06]" office:value-type="float" office:value="184.666666666667" calcext:value-type="float">
            <text:p>184.666666666667</text:p>
          </table:table-cell>
          <table:table-cell table:style-name="ce6" table:formula="of:=[$TablaDatos.C406]" office:value-type="string" office:string-value="10.48" calcext:value-type="string">
            <text:p>10.48</text:p>
          </table:table-cell>
          <table:table-cell table:style-name="ce6" table:formula="of:=[$TablaDatos.D406]" office:value-type="string" office:string-value="4.00" calcext:value-type="string">
            <text:p>4.00</text:p>
          </table:table-cell>
          <table:table-cell table:style-name="ce6" table:formula="of:=[$TablaDatos.E40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07]" office:value-type="float" office:value="185" calcext:value-type="float">
            <text:p>185</text:p>
          </table:table-cell>
          <table:table-cell table:style-name="ce6" table:formula="of:=[$TablaDatos.C407]" office:value-type="string" office:string-value="10.49" calcext:value-type="string">
            <text:p>10.49</text:p>
          </table:table-cell>
          <table:table-cell table:style-name="ce6" table:formula="of:=[$TablaDatos.D407]" office:value-type="string" office:string-value="4.00" calcext:value-type="string">
            <text:p>4.00</text:p>
          </table:table-cell>
          <table:table-cell table:style-name="ce6" table:formula="of:=[$TablaDatos.E40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08]" office:value-type="float" office:value="185.333333333333" calcext:value-type="float">
            <text:p>185.333333333333</text:p>
          </table:table-cell>
          <table:table-cell table:style-name="ce6" table:formula="of:=[$TablaDatos.C408]" office:value-type="string" office:string-value="10.49" calcext:value-type="string">
            <text:p>10.49</text:p>
          </table:table-cell>
          <table:table-cell table:style-name="ce6" table:formula="of:=[$TablaDatos.D408]" office:value-type="string" office:string-value="4.00" calcext:value-type="string">
            <text:p>4.00</text:p>
          </table:table-cell>
          <table:table-cell table:style-name="ce6" table:formula="of:=[$TablaDatos.E40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09]" office:value-type="float" office:value="185.666666666667" calcext:value-type="float">
            <text:p>185.666666666667</text:p>
          </table:table-cell>
          <table:table-cell table:style-name="ce6" table:formula="of:=[$TablaDatos.C409]" office:value-type="string" office:string-value="10.49" calcext:value-type="string">
            <text:p>10.49</text:p>
          </table:table-cell>
          <table:table-cell table:style-name="ce6" table:formula="of:=[$TablaDatos.D409]" office:value-type="string" office:string-value="4.00" calcext:value-type="string">
            <text:p>4.00</text:p>
          </table:table-cell>
          <table:table-cell table:style-name="ce6" table:formula="of:=[$TablaDatos.E40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10]" office:value-type="float" office:value="186.166666666667" calcext:value-type="float">
            <text:p>186.166666666667</text:p>
          </table:table-cell>
          <table:table-cell table:style-name="ce6" table:formula="of:=[$TablaDatos.C410]" office:value-type="string" office:string-value="10.49" calcext:value-type="string">
            <text:p>10.49</text:p>
          </table:table-cell>
          <table:table-cell table:style-name="ce6" table:formula="of:=[$TablaDatos.D410]" office:value-type="string" office:string-value="4.00" calcext:value-type="string">
            <text:p>4.00</text:p>
          </table:table-cell>
          <table:table-cell table:style-name="ce6" table:formula="of:=[$TablaDatos.E41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11]" office:value-type="float" office:value="186.666666666667" calcext:value-type="float">
            <text:p>186.666666666667</text:p>
          </table:table-cell>
          <table:table-cell table:style-name="ce6" table:formula="of:=[$TablaDatos.C411]" office:value-type="string" office:string-value="10.50" calcext:value-type="string">
            <text:p>10.50</text:p>
          </table:table-cell>
          <table:table-cell table:style-name="ce6" table:formula="of:=[$TablaDatos.D411]" office:value-type="string" office:string-value="4.00" calcext:value-type="string">
            <text:p>4.00</text:p>
          </table:table-cell>
          <table:table-cell table:style-name="ce6" table:formula="of:=[$TablaDatos.E41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12]" office:value-type="float" office:value="187.166666666667" calcext:value-type="float">
            <text:p>187.166666666667</text:p>
          </table:table-cell>
          <table:table-cell table:style-name="ce6" table:formula="of:=[$TablaDatos.C412]" office:value-type="string" office:string-value="10.50" calcext:value-type="string">
            <text:p>10.50</text:p>
          </table:table-cell>
          <table:table-cell table:style-name="ce6" table:formula="of:=[$TablaDatos.D412]" office:value-type="string" office:string-value="4.00" calcext:value-type="string">
            <text:p>4.00</text:p>
          </table:table-cell>
          <table:table-cell table:style-name="ce6" table:formula="of:=[$TablaDatos.E41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13]" office:value-type="float" office:value="187.666666666667" calcext:value-type="float">
            <text:p>187.666666666667</text:p>
          </table:table-cell>
          <table:table-cell table:style-name="ce6" table:formula="of:=[$TablaDatos.C413]" office:value-type="string" office:string-value="10.50" calcext:value-type="string">
            <text:p>10.50</text:p>
          </table:table-cell>
          <table:table-cell table:style-name="ce6" table:formula="of:=[$TablaDatos.D413]" office:value-type="string" office:string-value="4.00" calcext:value-type="string">
            <text:p>4.00</text:p>
          </table:table-cell>
          <table:table-cell table:style-name="ce6" table:formula="of:=[$TablaDatos.E41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14]" office:value-type="float" office:value="188.166666666667" calcext:value-type="float">
            <text:p>188.166666666667</text:p>
          </table:table-cell>
          <table:table-cell table:style-name="ce6" table:formula="of:=[$TablaDatos.C414]" office:value-type="string" office:string-value="10.50" calcext:value-type="string">
            <text:p>10.50</text:p>
          </table:table-cell>
          <table:table-cell table:style-name="ce6" table:formula="of:=[$TablaDatos.D414]" office:value-type="string" office:string-value="4.00" calcext:value-type="string">
            <text:p>4.00</text:p>
          </table:table-cell>
          <table:table-cell table:style-name="ce6" table:formula="of:=[$TablaDatos.E41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15]" office:value-type="float" office:value="188.666666666667" calcext:value-type="float">
            <text:p>188.666666666667</text:p>
          </table:table-cell>
          <table:table-cell table:style-name="ce6" table:formula="of:=[$TablaDatos.C415]" office:value-type="string" office:string-value="10.51" calcext:value-type="string">
            <text:p>10.51</text:p>
          </table:table-cell>
          <table:table-cell table:style-name="ce6" table:formula="of:=[$TablaDatos.D415]" office:value-type="string" office:string-value="4.00" calcext:value-type="string">
            <text:p>4.00</text:p>
          </table:table-cell>
          <table:table-cell table:style-name="ce6" table:formula="of:=[$TablaDatos.E41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16]" office:value-type="float" office:value="189.166666666667" calcext:value-type="float">
            <text:p>189.166666666667</text:p>
          </table:table-cell>
          <table:table-cell table:style-name="ce6" table:formula="of:=[$TablaDatos.C416]" office:value-type="string" office:string-value="10.51" calcext:value-type="string">
            <text:p>10.51</text:p>
          </table:table-cell>
          <table:table-cell table:style-name="ce6" table:formula="of:=[$TablaDatos.D416]" office:value-type="string" office:string-value="4.00" calcext:value-type="string">
            <text:p>4.00</text:p>
          </table:table-cell>
          <table:table-cell table:style-name="ce6" table:formula="of:=[$TablaDatos.E41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17]" office:value-type="float" office:value="189.666666666667" calcext:value-type="float">
            <text:p>189.666666666667</text:p>
          </table:table-cell>
          <table:table-cell table:style-name="ce6" table:formula="of:=[$TablaDatos.C417]" office:value-type="string" office:string-value="10.51" calcext:value-type="string">
            <text:p>10.51</text:p>
          </table:table-cell>
          <table:table-cell table:style-name="ce6" table:formula="of:=[$TablaDatos.D417]" office:value-type="string" office:string-value="4.00" calcext:value-type="string">
            <text:p>4.00</text:p>
          </table:table-cell>
          <table:table-cell table:style-name="ce6" table:formula="of:=[$TablaDatos.E41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18]" office:value-type="float" office:value="190.166666666667" calcext:value-type="float">
            <text:p>190.166666666667</text:p>
          </table:table-cell>
          <table:table-cell table:style-name="ce6" table:formula="of:=[$TablaDatos.C418]" office:value-type="string" office:string-value="10.51" calcext:value-type="string">
            <text:p>10.51</text:p>
          </table:table-cell>
          <table:table-cell table:style-name="ce6" table:formula="of:=[$TablaDatos.D418]" office:value-type="string" office:string-value="4.00" calcext:value-type="string">
            <text:p>4.00</text:p>
          </table:table-cell>
          <table:table-cell table:style-name="ce6" table:formula="of:=[$TablaDatos.E41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19]" office:value-type="float" office:value="190.666666666667" calcext:value-type="float">
            <text:p>190.666666666667</text:p>
          </table:table-cell>
          <table:table-cell table:style-name="ce6" table:formula="of:=[$TablaDatos.C419]" office:value-type="string" office:string-value="10.52" calcext:value-type="string">
            <text:p>10.52</text:p>
          </table:table-cell>
          <table:table-cell table:style-name="ce6" table:formula="of:=[$TablaDatos.D419]" office:value-type="string" office:string-value="4.00" calcext:value-type="string">
            <text:p>4.00</text:p>
          </table:table-cell>
          <table:table-cell table:style-name="ce6" table:formula="of:=[$TablaDatos.E41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20]" office:value-type="float" office:value="191" calcext:value-type="float">
            <text:p>191</text:p>
          </table:table-cell>
          <table:table-cell table:style-name="ce6" table:formula="of:=[$TablaDatos.C420]" office:value-type="string" office:string-value="10.52" calcext:value-type="string">
            <text:p>10.52</text:p>
          </table:table-cell>
          <table:table-cell table:style-name="ce6" table:formula="of:=[$TablaDatos.D420]" office:value-type="string" office:string-value="4.00" calcext:value-type="string">
            <text:p>4.00</text:p>
          </table:table-cell>
          <table:table-cell table:style-name="ce6" table:formula="of:=[$TablaDatos.E42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21]" office:value-type="float" office:value="191.333333333334" calcext:value-type="float">
            <text:p>191.333333333334</text:p>
          </table:table-cell>
          <table:table-cell table:style-name="ce6" table:formula="of:=[$TablaDatos.C421]" office:value-type="string" office:string-value="10.52" calcext:value-type="string">
            <text:p>10.52</text:p>
          </table:table-cell>
          <table:table-cell table:style-name="ce6" table:formula="of:=[$TablaDatos.D421]" office:value-type="string" office:string-value="4.00" calcext:value-type="string">
            <text:p>4.00</text:p>
          </table:table-cell>
          <table:table-cell table:style-name="ce6" table:formula="of:=[$TablaDatos.E42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22]" office:value-type="float" office:value="191.666666666667" calcext:value-type="float">
            <text:p>191.666666666667</text:p>
          </table:table-cell>
          <table:table-cell table:style-name="ce6" table:formula="of:=[$TablaDatos.C422]" office:value-type="string" office:string-value="10.52" calcext:value-type="string">
            <text:p>10.52</text:p>
          </table:table-cell>
          <table:table-cell table:style-name="ce6" table:formula="of:=[$TablaDatos.D422]" office:value-type="string" office:string-value="4.00" calcext:value-type="string">
            <text:p>4.00</text:p>
          </table:table-cell>
          <table:table-cell table:style-name="ce6" table:formula="of:=[$TablaDatos.E42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23]" office:value-type="float" office:value="192.166666666667" calcext:value-type="float">
            <text:p>192.166666666667</text:p>
          </table:table-cell>
          <table:table-cell table:style-name="ce6" table:formula="of:=[$TablaDatos.C423]" office:value-type="string" office:string-value="10.52" calcext:value-type="string">
            <text:p>10.52</text:p>
          </table:table-cell>
          <table:table-cell table:style-name="ce6" table:formula="of:=[$TablaDatos.D423]" office:value-type="string" office:string-value="4.00" calcext:value-type="string">
            <text:p>4.00</text:p>
          </table:table-cell>
          <table:table-cell table:style-name="ce6" table:formula="of:=[$TablaDatos.E42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24]" office:value-type="float" office:value="192.666666666667" calcext:value-type="float">
            <text:p>192.666666666667</text:p>
          </table:table-cell>
          <table:table-cell table:style-name="ce6" table:formula="of:=[$TablaDatos.C424]" office:value-type="string" office:string-value="10.53" calcext:value-type="string">
            <text:p>10.53</text:p>
          </table:table-cell>
          <table:table-cell table:style-name="ce6" table:formula="of:=[$TablaDatos.D424]" office:value-type="string" office:string-value="4.00" calcext:value-type="string">
            <text:p>4.00</text:p>
          </table:table-cell>
          <table:table-cell table:style-name="ce6" table:formula="of:=[$TablaDatos.E42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25]" office:value-type="float" office:value="193.166666666667" calcext:value-type="float">
            <text:p>193.166666666667</text:p>
          </table:table-cell>
          <table:table-cell table:style-name="ce6" table:formula="of:=[$TablaDatos.C425]" office:value-type="string" office:string-value="10.53" calcext:value-type="string">
            <text:p>10.53</text:p>
          </table:table-cell>
          <table:table-cell table:style-name="ce6" table:formula="of:=[$TablaDatos.D425]" office:value-type="string" office:string-value="4.00" calcext:value-type="string">
            <text:p>4.00</text:p>
          </table:table-cell>
          <table:table-cell table:style-name="ce6" table:formula="of:=[$TablaDatos.E42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26]" office:value-type="float" office:value="193.666666666667" calcext:value-type="float">
            <text:p>193.666666666667</text:p>
          </table:table-cell>
          <table:table-cell table:style-name="ce6" table:formula="of:=[$TablaDatos.C426]" office:value-type="string" office:string-value="10.53" calcext:value-type="string">
            <text:p>10.53</text:p>
          </table:table-cell>
          <table:table-cell table:style-name="ce6" table:formula="of:=[$TablaDatos.D426]" office:value-type="string" office:string-value="4.00" calcext:value-type="string">
            <text:p>4.00</text:p>
          </table:table-cell>
          <table:table-cell table:style-name="ce6" table:formula="of:=[$TablaDatos.E42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27]" office:value-type="float" office:value="194.166666666667" calcext:value-type="float">
            <text:p>194.166666666667</text:p>
          </table:table-cell>
          <table:table-cell table:style-name="ce6" table:formula="of:=[$TablaDatos.C427]" office:value-type="string" office:string-value="10.53" calcext:value-type="string">
            <text:p>10.53</text:p>
          </table:table-cell>
          <table:table-cell table:style-name="ce6" table:formula="of:=[$TablaDatos.D427]" office:value-type="string" office:string-value="4.00" calcext:value-type="string">
            <text:p>4.00</text:p>
          </table:table-cell>
          <table:table-cell table:style-name="ce6" table:formula="of:=[$TablaDatos.E42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28]" office:value-type="float" office:value="194.666666666667" calcext:value-type="float">
            <text:p>194.666666666667</text:p>
          </table:table-cell>
          <table:table-cell table:style-name="ce6" table:formula="of:=[$TablaDatos.C428]" office:value-type="string" office:string-value="10.54" calcext:value-type="string">
            <text:p>10.54</text:p>
          </table:table-cell>
          <table:table-cell table:style-name="ce6" table:formula="of:=[$TablaDatos.D428]" office:value-type="string" office:string-value="4.00" calcext:value-type="string">
            <text:p>4.00</text:p>
          </table:table-cell>
          <table:table-cell table:style-name="ce6" table:formula="of:=[$TablaDatos.E42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29]" office:value-type="float" office:value="195" calcext:value-type="float">
            <text:p>195</text:p>
          </table:table-cell>
          <table:table-cell table:style-name="ce6" table:formula="of:=[$TablaDatos.C429]" office:value-type="string" office:string-value="10.54" calcext:value-type="string">
            <text:p>10.54</text:p>
          </table:table-cell>
          <table:table-cell table:style-name="ce6" table:formula="of:=[$TablaDatos.D429]" office:value-type="string" office:string-value="4.00" calcext:value-type="string">
            <text:p>4.00</text:p>
          </table:table-cell>
          <table:table-cell table:style-name="ce6" table:formula="of:=[$TablaDatos.E42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30]" office:value-type="float" office:value="195.333333333334" calcext:value-type="float">
            <text:p>195.333333333334</text:p>
          </table:table-cell>
          <table:table-cell table:style-name="ce6" table:formula="of:=[$TablaDatos.C430]" office:value-type="string" office:string-value="10.54" calcext:value-type="string">
            <text:p>10.54</text:p>
          </table:table-cell>
          <table:table-cell table:style-name="ce6" table:formula="of:=[$TablaDatos.D430]" office:value-type="string" office:string-value="4.00" calcext:value-type="string">
            <text:p>4.00</text:p>
          </table:table-cell>
          <table:table-cell table:style-name="ce6" table:formula="of:=[$TablaDatos.E43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31]" office:value-type="float" office:value="195.666666666667" calcext:value-type="float">
            <text:p>195.666666666667</text:p>
          </table:table-cell>
          <table:table-cell table:style-name="ce6" table:formula="of:=[$TablaDatos.C431]" office:value-type="string" office:string-value="10.54" calcext:value-type="string">
            <text:p>10.54</text:p>
          </table:table-cell>
          <table:table-cell table:style-name="ce6" table:formula="of:=[$TablaDatos.D431]" office:value-type="string" office:string-value="4.00" calcext:value-type="string">
            <text:p>4.00</text:p>
          </table:table-cell>
          <table:table-cell table:style-name="ce6" table:formula="of:=[$TablaDatos.E43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32]" office:value-type="float" office:value="196.166666666667" calcext:value-type="float">
            <text:p>196.166666666667</text:p>
          </table:table-cell>
          <table:table-cell table:style-name="ce6" table:formula="of:=[$TablaDatos.C432]" office:value-type="string" office:string-value="10.54" calcext:value-type="string">
            <text:p>10.54</text:p>
          </table:table-cell>
          <table:table-cell table:style-name="ce6" table:formula="of:=[$TablaDatos.D432]" office:value-type="string" office:string-value="4.00" calcext:value-type="string">
            <text:p>4.00</text:p>
          </table:table-cell>
          <table:table-cell table:style-name="ce6" table:formula="of:=[$TablaDatos.E43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33]" office:value-type="float" office:value="196.666666666667" calcext:value-type="float">
            <text:p>196.666666666667</text:p>
          </table:table-cell>
          <table:table-cell table:style-name="ce6" table:formula="of:=[$TablaDatos.C433]" office:value-type="string" office:string-value="10.54" calcext:value-type="string">
            <text:p>10.54</text:p>
          </table:table-cell>
          <table:table-cell table:style-name="ce6" table:formula="of:=[$TablaDatos.D433]" office:value-type="string" office:string-value="4.00" calcext:value-type="string">
            <text:p>4.00</text:p>
          </table:table-cell>
          <table:table-cell table:style-name="ce6" table:formula="of:=[$TablaDatos.E43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34]" office:value-type="float" office:value="197.166666666667" calcext:value-type="float">
            <text:p>197.166666666667</text:p>
          </table:table-cell>
          <table:table-cell table:style-name="ce6" table:formula="of:=[$TablaDatos.C434]" office:value-type="string" office:string-value="10.55" calcext:value-type="string">
            <text:p>10.55</text:p>
          </table:table-cell>
          <table:table-cell table:style-name="ce6" table:formula="of:=[$TablaDatos.D434]" office:value-type="string" office:string-value="4.00" calcext:value-type="string">
            <text:p>4.00</text:p>
          </table:table-cell>
          <table:table-cell table:style-name="ce6" table:formula="of:=[$TablaDatos.E43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35]" office:value-type="float" office:value="197.666666666667" calcext:value-type="float">
            <text:p>197.666666666667</text:p>
          </table:table-cell>
          <table:table-cell table:style-name="ce6" table:formula="of:=[$TablaDatos.C435]" office:value-type="string" office:string-value="10.55" calcext:value-type="string">
            <text:p>10.55</text:p>
          </table:table-cell>
          <table:table-cell table:style-name="ce6" table:formula="of:=[$TablaDatos.D435]" office:value-type="string" office:string-value="4.00" calcext:value-type="string">
            <text:p>4.00</text:p>
          </table:table-cell>
          <table:table-cell table:style-name="ce6" table:formula="of:=[$TablaDatos.E43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36]" office:value-type="float" office:value="198.166666666667" calcext:value-type="float">
            <text:p>198.166666666667</text:p>
          </table:table-cell>
          <table:table-cell table:style-name="ce6" table:formula="of:=[$TablaDatos.C436]" office:value-type="string" office:string-value="10.55" calcext:value-type="string">
            <text:p>10.55</text:p>
          </table:table-cell>
          <table:table-cell table:style-name="ce6" table:formula="of:=[$TablaDatos.D436]" office:value-type="string" office:string-value="4.00" calcext:value-type="string">
            <text:p>4.00</text:p>
          </table:table-cell>
          <table:table-cell table:style-name="ce6" table:formula="of:=[$TablaDatos.E43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37]" office:value-type="float" office:value="198.666666666667" calcext:value-type="float">
            <text:p>198.666666666667</text:p>
          </table:table-cell>
          <table:table-cell table:style-name="ce6" table:formula="of:=[$TablaDatos.C437]" office:value-type="string" office:string-value="10.56" calcext:value-type="string">
            <text:p>10.56</text:p>
          </table:table-cell>
          <table:table-cell table:style-name="ce6" table:formula="of:=[$TablaDatos.D437]" office:value-type="string" office:string-value="4.00" calcext:value-type="string">
            <text:p>4.00</text:p>
          </table:table-cell>
          <table:table-cell table:style-name="ce6" table:formula="of:=[$TablaDatos.E43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38]" office:value-type="float" office:value="199.166666666667" calcext:value-type="float">
            <text:p>199.166666666667</text:p>
          </table:table-cell>
          <table:table-cell table:style-name="ce6" table:formula="of:=[$TablaDatos.C438]" office:value-type="string" office:string-value="10.56" calcext:value-type="string">
            <text:p>10.56</text:p>
          </table:table-cell>
          <table:table-cell table:style-name="ce6" table:formula="of:=[$TablaDatos.D438]" office:value-type="string" office:string-value="4.00" calcext:value-type="string">
            <text:p>4.00</text:p>
          </table:table-cell>
          <table:table-cell table:style-name="ce6" table:formula="of:=[$TablaDatos.E43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39]" office:value-type="float" office:value="199.666666666667" calcext:value-type="float">
            <text:p>199.666666666667</text:p>
          </table:table-cell>
          <table:table-cell table:style-name="ce6" table:formula="of:=[$TablaDatos.C439]" office:value-type="string" office:string-value="10.56" calcext:value-type="string">
            <text:p>10.56</text:p>
          </table:table-cell>
          <table:table-cell table:style-name="ce6" table:formula="of:=[$TablaDatos.D439]" office:value-type="string" office:string-value="4.00" calcext:value-type="string">
            <text:p>4.00</text:p>
          </table:table-cell>
          <table:table-cell table:style-name="ce6" table:formula="of:=[$TablaDatos.E43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40]" office:value-type="float" office:value="200.166666666667" calcext:value-type="float">
            <text:p>200.166666666667</text:p>
          </table:table-cell>
          <table:table-cell table:style-name="ce6" table:formula="of:=[$TablaDatos.C440]" office:value-type="string" office:string-value="10.56" calcext:value-type="string">
            <text:p>10.56</text:p>
          </table:table-cell>
          <table:table-cell table:style-name="ce6" table:formula="of:=[$TablaDatos.D440]" office:value-type="string" office:string-value="4.00" calcext:value-type="string">
            <text:p>4.00</text:p>
          </table:table-cell>
          <table:table-cell table:style-name="ce6" table:formula="of:=[$TablaDatos.E44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41]" office:value-type="float" office:value="200.666666666667" calcext:value-type="float">
            <text:p>200.666666666667</text:p>
          </table:table-cell>
          <table:table-cell table:style-name="ce6" table:formula="of:=[$TablaDatos.C441]" office:value-type="string" office:string-value="10.57" calcext:value-type="string">
            <text:p>10.57</text:p>
          </table:table-cell>
          <table:table-cell table:style-name="ce6" table:formula="of:=[$TablaDatos.D441]" office:value-type="string" office:string-value="4.00" calcext:value-type="string">
            <text:p>4.00</text:p>
          </table:table-cell>
          <table:table-cell table:style-name="ce6" table:formula="of:=[$TablaDatos.E44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42]" office:value-type="float" office:value="201.166666666667" calcext:value-type="float">
            <text:p>201.166666666667</text:p>
          </table:table-cell>
          <table:table-cell table:style-name="ce6" table:formula="of:=[$TablaDatos.C442]" office:value-type="string" office:string-value="10.57" calcext:value-type="string">
            <text:p>10.57</text:p>
          </table:table-cell>
          <table:table-cell table:style-name="ce6" table:formula="of:=[$TablaDatos.D442]" office:value-type="string" office:string-value="4.00" calcext:value-type="string">
            <text:p>4.00</text:p>
          </table:table-cell>
          <table:table-cell table:style-name="ce6" table:formula="of:=[$TablaDatos.E44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43]" office:value-type="float" office:value="201.666666666667" calcext:value-type="float">
            <text:p>201.666666666667</text:p>
          </table:table-cell>
          <table:table-cell table:style-name="ce6" table:formula="of:=[$TablaDatos.C443]" office:value-type="string" office:string-value="10.57" calcext:value-type="string">
            <text:p>10.57</text:p>
          </table:table-cell>
          <table:table-cell table:style-name="ce6" table:formula="of:=[$TablaDatos.D443]" office:value-type="string" office:string-value="4.00" calcext:value-type="string">
            <text:p>4.00</text:p>
          </table:table-cell>
          <table:table-cell table:style-name="ce6" table:formula="of:=[$TablaDatos.E44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44]" office:value-type="float" office:value="202" calcext:value-type="float">
            <text:p>202</text:p>
          </table:table-cell>
          <table:table-cell table:style-name="ce6" table:formula="of:=[$TablaDatos.C444]" office:value-type="string" office:string-value="10.57" calcext:value-type="string">
            <text:p>10.57</text:p>
          </table:table-cell>
          <table:table-cell table:style-name="ce6" table:formula="of:=[$TablaDatos.D444]" office:value-type="string" office:string-value="4.00" calcext:value-type="string">
            <text:p>4.00</text:p>
          </table:table-cell>
          <table:table-cell table:style-name="ce6" table:formula="of:=[$TablaDatos.E44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45]" office:value-type="float" office:value="202.333333333334" calcext:value-type="float">
            <text:p>202.333333333334</text:p>
          </table:table-cell>
          <table:table-cell table:style-name="ce6" table:formula="of:=[$TablaDatos.C445]" office:value-type="string" office:string-value="10.57" calcext:value-type="string">
            <text:p>10.57</text:p>
          </table:table-cell>
          <table:table-cell table:style-name="ce6" table:formula="of:=[$TablaDatos.D445]" office:value-type="string" office:string-value="4.00" calcext:value-type="string">
            <text:p>4.00</text:p>
          </table:table-cell>
          <table:table-cell table:style-name="ce6" table:formula="of:=[$TablaDatos.E44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46]" office:value-type="float" office:value="202.666666666667" calcext:value-type="float">
            <text:p>202.666666666667</text:p>
          </table:table-cell>
          <table:table-cell table:style-name="ce6" table:formula="of:=[$TablaDatos.C446]" office:value-type="string" office:string-value="10.57" calcext:value-type="string">
            <text:p>10.57</text:p>
          </table:table-cell>
          <table:table-cell table:style-name="ce6" table:formula="of:=[$TablaDatos.D446]" office:value-type="string" office:string-value="4.00" calcext:value-type="string">
            <text:p>4.00</text:p>
          </table:table-cell>
          <table:table-cell table:style-name="ce6" table:formula="of:=[$TablaDatos.E44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47]" office:value-type="float" office:value="203.166666666667" calcext:value-type="float">
            <text:p>203.166666666667</text:p>
          </table:table-cell>
          <table:table-cell table:style-name="ce6" table:formula="of:=[$TablaDatos.C447]" office:value-type="string" office:string-value="10.58" calcext:value-type="string">
            <text:p>10.58</text:p>
          </table:table-cell>
          <table:table-cell table:style-name="ce6" table:formula="of:=[$TablaDatos.D447]" office:value-type="string" office:string-value="4.00" calcext:value-type="string">
            <text:p>4.00</text:p>
          </table:table-cell>
          <table:table-cell table:style-name="ce6" table:formula="of:=[$TablaDatos.E44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48]" office:value-type="float" office:value="203.666666666667" calcext:value-type="float">
            <text:p>203.666666666667</text:p>
          </table:table-cell>
          <table:table-cell table:style-name="ce6" table:formula="of:=[$TablaDatos.C448]" office:value-type="string" office:string-value="10.58" calcext:value-type="string">
            <text:p>10.58</text:p>
          </table:table-cell>
          <table:table-cell table:style-name="ce6" table:formula="of:=[$TablaDatos.D448]" office:value-type="string" office:string-value="4.00" calcext:value-type="string">
            <text:p>4.00</text:p>
          </table:table-cell>
          <table:table-cell table:style-name="ce6" table:formula="of:=[$TablaDatos.E44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49]" office:value-type="float" office:value="204.166666666667" calcext:value-type="float">
            <text:p>204.166666666667</text:p>
          </table:table-cell>
          <table:table-cell table:style-name="ce6" table:formula="of:=[$TablaDatos.C449]" office:value-type="string" office:string-value="10.58" calcext:value-type="string">
            <text:p>10.58</text:p>
          </table:table-cell>
          <table:table-cell table:style-name="ce6" table:formula="of:=[$TablaDatos.D449]" office:value-type="string" office:string-value="4.00" calcext:value-type="string">
            <text:p>4.00</text:p>
          </table:table-cell>
          <table:table-cell table:style-name="ce6" table:formula="of:=[$TablaDatos.E44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50]" office:value-type="float" office:value="204.666666666667" calcext:value-type="float">
            <text:p>204.666666666667</text:p>
          </table:table-cell>
          <table:table-cell table:style-name="ce6" table:formula="of:=[$TablaDatos.C450]" office:value-type="string" office:string-value="10.58" calcext:value-type="string">
            <text:p>10.58</text:p>
          </table:table-cell>
          <table:table-cell table:style-name="ce6" table:formula="of:=[$TablaDatos.D450]" office:value-type="string" office:string-value="4.00" calcext:value-type="string">
            <text:p>4.00</text:p>
          </table:table-cell>
          <table:table-cell table:style-name="ce6" table:formula="of:=[$TablaDatos.E45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51]" office:value-type="float" office:value="205.166666666667" calcext:value-type="float">
            <text:p>205.166666666667</text:p>
          </table:table-cell>
          <table:table-cell table:style-name="ce6" table:formula="of:=[$TablaDatos.C451]" office:value-type="string" office:string-value="10.58" calcext:value-type="string">
            <text:p>10.58</text:p>
          </table:table-cell>
          <table:table-cell table:style-name="ce6" table:formula="of:=[$TablaDatos.D451]" office:value-type="string" office:string-value="4.00" calcext:value-type="string">
            <text:p>4.00</text:p>
          </table:table-cell>
          <table:table-cell table:style-name="ce6" table:formula="of:=[$TablaDatos.E45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52]" office:value-type="float" office:value="205.666666666667" calcext:value-type="float">
            <text:p>205.666666666667</text:p>
          </table:table-cell>
          <table:table-cell table:style-name="ce6" table:formula="of:=[$TablaDatos.C452]" office:value-type="string" office:string-value="10.59" calcext:value-type="string">
            <text:p>10.59</text:p>
          </table:table-cell>
          <table:table-cell table:style-name="ce6" table:formula="of:=[$TablaDatos.D452]" office:value-type="string" office:string-value="4.00" calcext:value-type="string">
            <text:p>4.00</text:p>
          </table:table-cell>
          <table:table-cell table:style-name="ce6" table:formula="of:=[$TablaDatos.E45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53]" office:value-type="float" office:value="206.166666666667" calcext:value-type="float">
            <text:p>206.166666666667</text:p>
          </table:table-cell>
          <table:table-cell table:style-name="ce6" table:formula="of:=[$TablaDatos.C453]" office:value-type="string" office:string-value="10.59" calcext:value-type="string">
            <text:p>10.59</text:p>
          </table:table-cell>
          <table:table-cell table:style-name="ce6" table:formula="of:=[$TablaDatos.D453]" office:value-type="string" office:string-value="4.00" calcext:value-type="string">
            <text:p>4.00</text:p>
          </table:table-cell>
          <table:table-cell table:style-name="ce6" table:formula="of:=[$TablaDatos.E45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54]" office:value-type="float" office:value="206.666666666667" calcext:value-type="float">
            <text:p>206.666666666667</text:p>
          </table:table-cell>
          <table:table-cell table:style-name="ce6" table:formula="of:=[$TablaDatos.C454]" office:value-type="string" office:string-value="10.59" calcext:value-type="string">
            <text:p>10.59</text:p>
          </table:table-cell>
          <table:table-cell table:style-name="ce6" table:formula="of:=[$TablaDatos.D454]" office:value-type="string" office:string-value="4.00" calcext:value-type="string">
            <text:p>4.00</text:p>
          </table:table-cell>
          <table:table-cell table:style-name="ce6" table:formula="of:=[$TablaDatos.E45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55]" office:value-type="float" office:value="207.166666666667" calcext:value-type="float">
            <text:p>207.166666666667</text:p>
          </table:table-cell>
          <table:table-cell table:style-name="ce6" table:formula="of:=[$TablaDatos.C455]" office:value-type="string" office:string-value="10.59" calcext:value-type="string">
            <text:p>10.59</text:p>
          </table:table-cell>
          <table:table-cell table:style-name="ce6" table:formula="of:=[$TablaDatos.D455]" office:value-type="string" office:string-value="4.00" calcext:value-type="string">
            <text:p>4.00</text:p>
          </table:table-cell>
          <table:table-cell table:style-name="ce6" table:formula="of:=[$TablaDatos.E45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56]" office:value-type="float" office:value="207.666666666667" calcext:value-type="float">
            <text:p>207.666666666667</text:p>
          </table:table-cell>
          <table:table-cell table:style-name="ce6" table:formula="of:=[$TablaDatos.C456]" office:value-type="string" office:string-value="10.60" calcext:value-type="string">
            <text:p>10.60</text:p>
          </table:table-cell>
          <table:table-cell table:style-name="ce6" table:formula="of:=[$TablaDatos.D456]" office:value-type="string" office:string-value="4.00" calcext:value-type="string">
            <text:p>4.00</text:p>
          </table:table-cell>
          <table:table-cell table:style-name="ce6" table:formula="of:=[$TablaDatos.E45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57]" office:value-type="float" office:value="208.166666666667" calcext:value-type="float">
            <text:p>208.166666666667</text:p>
          </table:table-cell>
          <table:table-cell table:style-name="ce6" table:formula="of:=[$TablaDatos.C457]" office:value-type="string" office:string-value="10.60" calcext:value-type="string">
            <text:p>10.60</text:p>
          </table:table-cell>
          <table:table-cell table:style-name="ce6" table:formula="of:=[$TablaDatos.D457]" office:value-type="string" office:string-value="4.00" calcext:value-type="string">
            <text:p>4.00</text:p>
          </table:table-cell>
          <table:table-cell table:style-name="ce6" table:formula="of:=[$TablaDatos.E45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58]" office:value-type="float" office:value="208.666666666667" calcext:value-type="float">
            <text:p>208.666666666667</text:p>
          </table:table-cell>
          <table:table-cell table:style-name="ce6" table:formula="of:=[$TablaDatos.C458]" office:value-type="string" office:string-value="10.60" calcext:value-type="string">
            <text:p>10.60</text:p>
          </table:table-cell>
          <table:table-cell table:style-name="ce6" table:formula="of:=[$TablaDatos.D458]" office:value-type="string" office:string-value="4.00" calcext:value-type="string">
            <text:p>4.00</text:p>
          </table:table-cell>
          <table:table-cell table:style-name="ce6" table:formula="of:=[$TablaDatos.E45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59]" office:value-type="float" office:value="209.166666666667" calcext:value-type="float">
            <text:p>209.166666666667</text:p>
          </table:table-cell>
          <table:table-cell table:style-name="ce6" table:formula="of:=[$TablaDatos.C459]" office:value-type="string" office:string-value="10.60" calcext:value-type="string">
            <text:p>10.60</text:p>
          </table:table-cell>
          <table:table-cell table:style-name="ce6" table:formula="of:=[$TablaDatos.D459]" office:value-type="string" office:string-value="4.00" calcext:value-type="string">
            <text:p>4.00</text:p>
          </table:table-cell>
          <table:table-cell table:style-name="ce6" table:formula="of:=[$TablaDatos.E45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60]" office:value-type="float" office:value="209.666666666667" calcext:value-type="float">
            <text:p>209.666666666667</text:p>
          </table:table-cell>
          <table:table-cell table:style-name="ce6" table:formula="of:=[$TablaDatos.C460]" office:value-type="string" office:string-value="10.60" calcext:value-type="string">
            <text:p>10.60</text:p>
          </table:table-cell>
          <table:table-cell table:style-name="ce6" table:formula="of:=[$TablaDatos.D460]" office:value-type="string" office:string-value="4.00" calcext:value-type="string">
            <text:p>4.00</text:p>
          </table:table-cell>
          <table:table-cell table:style-name="ce6" table:formula="of:=[$TablaDatos.E46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61]" office:value-type="float" office:value="210" calcext:value-type="float">
            <text:p>210</text:p>
          </table:table-cell>
          <table:table-cell table:style-name="ce6" table:formula="of:=[$TablaDatos.C461]" office:value-type="string" office:string-value="10.60" calcext:value-type="string">
            <text:p>10.60</text:p>
          </table:table-cell>
          <table:table-cell table:style-name="ce6" table:formula="of:=[$TablaDatos.D461]" office:value-type="string" office:string-value="4.00" calcext:value-type="string">
            <text:p>4.00</text:p>
          </table:table-cell>
          <table:table-cell table:style-name="ce6" table:formula="of:=[$TablaDatos.E46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62]" office:value-type="float" office:value="210.333333333334" calcext:value-type="float">
            <text:p>210.333333333334</text:p>
          </table:table-cell>
          <table:table-cell table:style-name="ce6" table:formula="of:=[$TablaDatos.C462]" office:value-type="string" office:string-value="10.60" calcext:value-type="string">
            <text:p>10.60</text:p>
          </table:table-cell>
          <table:table-cell table:style-name="ce6" table:formula="of:=[$TablaDatos.D462]" office:value-type="string" office:string-value="4.00" calcext:value-type="string">
            <text:p>4.00</text:p>
          </table:table-cell>
          <table:table-cell table:style-name="ce6" table:formula="of:=[$TablaDatos.E46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63]" office:value-type="float" office:value="210.666666666667" calcext:value-type="float">
            <text:p>210.666666666667</text:p>
          </table:table-cell>
          <table:table-cell table:style-name="ce6" table:formula="of:=[$TablaDatos.C463]" office:value-type="string" office:string-value="10.61" calcext:value-type="string">
            <text:p>10.61</text:p>
          </table:table-cell>
          <table:table-cell table:style-name="ce6" table:formula="of:=[$TablaDatos.D463]" office:value-type="string" office:string-value="4.00" calcext:value-type="string">
            <text:p>4.00</text:p>
          </table:table-cell>
          <table:table-cell table:style-name="ce6" table:formula="of:=[$TablaDatos.E46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64]" office:value-type="float" office:value="211.166666666667" calcext:value-type="float">
            <text:p>211.166666666667</text:p>
          </table:table-cell>
          <table:table-cell table:style-name="ce6" table:formula="of:=[$TablaDatos.C464]" office:value-type="string" office:string-value="10.61" calcext:value-type="string">
            <text:p>10.61</text:p>
          </table:table-cell>
          <table:table-cell table:style-name="ce6" table:formula="of:=[$TablaDatos.D464]" office:value-type="string" office:string-value="4.00" calcext:value-type="string">
            <text:p>4.00</text:p>
          </table:table-cell>
          <table:table-cell table:style-name="ce6" table:formula="of:=[$TablaDatos.E46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65]" office:value-type="float" office:value="211.666666666667" calcext:value-type="float">
            <text:p>211.666666666667</text:p>
          </table:table-cell>
          <table:table-cell table:style-name="ce6" table:formula="of:=[$TablaDatos.C465]" office:value-type="string" office:string-value="10.61" calcext:value-type="string">
            <text:p>10.61</text:p>
          </table:table-cell>
          <table:table-cell table:style-name="ce6" table:formula="of:=[$TablaDatos.D465]" office:value-type="string" office:string-value="4.00" calcext:value-type="string">
            <text:p>4.00</text:p>
          </table:table-cell>
          <table:table-cell table:style-name="ce6" table:formula="of:=[$TablaDatos.E46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66]" office:value-type="float" office:value="212.166666666667" calcext:value-type="float">
            <text:p>212.166666666667</text:p>
          </table:table-cell>
          <table:table-cell table:style-name="ce6" table:formula="of:=[$TablaDatos.C466]" office:value-type="string" office:string-value="10.61" calcext:value-type="string">
            <text:p>10.61</text:p>
          </table:table-cell>
          <table:table-cell table:style-name="ce6" table:formula="of:=[$TablaDatos.D466]" office:value-type="string" office:string-value="4.00" calcext:value-type="string">
            <text:p>4.00</text:p>
          </table:table-cell>
          <table:table-cell table:style-name="ce6" table:formula="of:=[$TablaDatos.E46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67]" office:value-type="float" office:value="212.666666666667" calcext:value-type="float">
            <text:p>212.666666666667</text:p>
          </table:table-cell>
          <table:table-cell table:style-name="ce6" table:formula="of:=[$TablaDatos.C467]" office:value-type="string" office:string-value="10.61" calcext:value-type="string">
            <text:p>10.61</text:p>
          </table:table-cell>
          <table:table-cell table:style-name="ce6" table:formula="of:=[$TablaDatos.D467]" office:value-type="string" office:string-value="4.00" calcext:value-type="string">
            <text:p>4.00</text:p>
          </table:table-cell>
          <table:table-cell table:style-name="ce6" table:formula="of:=[$TablaDatos.E46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68]" office:value-type="float" office:value="213.166666666667" calcext:value-type="float">
            <text:p>213.166666666667</text:p>
          </table:table-cell>
          <table:table-cell table:style-name="ce6" table:formula="of:=[$TablaDatos.C468]" office:value-type="string" office:string-value="10.61" calcext:value-type="string">
            <text:p>10.61</text:p>
          </table:table-cell>
          <table:table-cell table:style-name="ce6" table:formula="of:=[$TablaDatos.D468]" office:value-type="string" office:string-value="4.00" calcext:value-type="string">
            <text:p>4.00</text:p>
          </table:table-cell>
          <table:table-cell table:style-name="ce6" table:formula="of:=[$TablaDatos.E46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69]" office:value-type="float" office:value="213.666666666667" calcext:value-type="float">
            <text:p>213.666666666667</text:p>
          </table:table-cell>
          <table:table-cell table:style-name="ce6" table:formula="of:=[$TablaDatos.C469]" office:value-type="string" office:string-value="10.62" calcext:value-type="string">
            <text:p>10.62</text:p>
          </table:table-cell>
          <table:table-cell table:style-name="ce6" table:formula="of:=[$TablaDatos.D469]" office:value-type="string" office:string-value="4.00" calcext:value-type="string">
            <text:p>4.00</text:p>
          </table:table-cell>
          <table:table-cell table:style-name="ce6" table:formula="of:=[$TablaDatos.E46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70]" office:value-type="float" office:value="213.916666666667" calcext:value-type="float">
            <text:p>213.916666666667</text:p>
          </table:table-cell>
          <table:table-cell table:style-name="ce6" table:formula="of:=[$TablaDatos.C470]" office:value-type="string" office:string-value="10.62" calcext:value-type="string">
            <text:p>10.62</text:p>
          </table:table-cell>
          <table:table-cell table:style-name="ce6" table:formula="of:=[$TablaDatos.D470]" office:value-type="string" office:string-value="4.00" calcext:value-type="string">
            <text:p>4.00</text:p>
          </table:table-cell>
          <table:table-cell table:style-name="ce6" table:formula="of:=[$TablaDatos.E47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71]" office:value-type="float" office:value="214.166666666667" calcext:value-type="float">
            <text:p>214.166666666667</text:p>
          </table:table-cell>
          <table:table-cell table:style-name="ce6" table:formula="of:=[$TablaDatos.C471]" office:value-type="string" office:string-value="10.62" calcext:value-type="string">
            <text:p>10.62</text:p>
          </table:table-cell>
          <table:table-cell table:style-name="ce6" table:formula="of:=[$TablaDatos.D471]" office:value-type="string" office:string-value="4.00" calcext:value-type="string">
            <text:p>4.00</text:p>
          </table:table-cell>
          <table:table-cell table:style-name="ce6" table:formula="of:=[$TablaDatos.E47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72]" office:value-type="float" office:value="214.416666666667" calcext:value-type="float">
            <text:p>214.416666666667</text:p>
          </table:table-cell>
          <table:table-cell table:style-name="ce6" table:formula="of:=[$TablaDatos.C472]" office:value-type="string" office:string-value="10.62" calcext:value-type="string">
            <text:p>10.62</text:p>
          </table:table-cell>
          <table:table-cell table:style-name="ce6" table:formula="of:=[$TablaDatos.D472]" office:value-type="string" office:string-value="4.00" calcext:value-type="string">
            <text:p>4.00</text:p>
          </table:table-cell>
          <table:table-cell table:style-name="ce6" table:formula="of:=[$TablaDatos.E47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73]" office:value-type="float" office:value="214.666666666667" calcext:value-type="float">
            <text:p>214.666666666667</text:p>
          </table:table-cell>
          <table:table-cell table:style-name="ce6" table:formula="of:=[$TablaDatos.C473]" office:value-type="string" office:string-value="10.62" calcext:value-type="string">
            <text:p>10.62</text:p>
          </table:table-cell>
          <table:table-cell table:style-name="ce6" table:formula="of:=[$TablaDatos.D473]" office:value-type="string" office:string-value="4.00" calcext:value-type="string">
            <text:p>4.00</text:p>
          </table:table-cell>
          <table:table-cell table:style-name="ce6" table:formula="of:=[$TablaDatos.E47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74]" office:value-type="float" office:value="215.666666666667" calcext:value-type="float">
            <text:p>215.666666666667</text:p>
          </table:table-cell>
          <table:table-cell table:style-name="ce6" table:formula="of:=[$TablaDatos.C474]" office:value-type="string" office:string-value="10.62" calcext:value-type="string">
            <text:p>10.62</text:p>
          </table:table-cell>
          <table:table-cell table:style-name="ce6" table:formula="of:=[$TablaDatos.D474]" office:value-type="string" office:string-value="4.00" calcext:value-type="string">
            <text:p>4.00</text:p>
          </table:table-cell>
          <table:table-cell table:style-name="ce6" table:formula="of:=[$TablaDatos.E47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75]" office:value-type="float" office:value="216.166666666667" calcext:value-type="float">
            <text:p>216.166666666667</text:p>
          </table:table-cell>
          <table:table-cell table:style-name="ce6" table:formula="of:=[$TablaDatos.C475]" office:value-type="string" office:string-value="10.62" calcext:value-type="string">
            <text:p>10.62</text:p>
          </table:table-cell>
          <table:table-cell table:style-name="ce6" table:formula="of:=[$TablaDatos.D475]" office:value-type="string" office:string-value="4.00" calcext:value-type="string">
            <text:p>4.00</text:p>
          </table:table-cell>
          <table:table-cell table:style-name="ce6" table:formula="of:=[$TablaDatos.E47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76]" office:value-type="float" office:value="216.666666666667" calcext:value-type="float">
            <text:p>216.666666666667</text:p>
          </table:table-cell>
          <table:table-cell table:style-name="ce6" table:formula="of:=[$TablaDatos.C476]" office:value-type="string" office:string-value="10.63" calcext:value-type="string">
            <text:p>10.63</text:p>
          </table:table-cell>
          <table:table-cell table:style-name="ce6" table:formula="of:=[$TablaDatos.D476]" office:value-type="string" office:string-value="4.00" calcext:value-type="string">
            <text:p>4.00</text:p>
          </table:table-cell>
          <table:table-cell table:style-name="ce6" table:formula="of:=[$TablaDatos.E47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77]" office:value-type="float" office:value="217" calcext:value-type="float">
            <text:p>217</text:p>
          </table:table-cell>
          <table:table-cell table:style-name="ce6" table:formula="of:=[$TablaDatos.C477]" office:value-type="string" office:string-value="10.63" calcext:value-type="string">
            <text:p>10.63</text:p>
          </table:table-cell>
          <table:table-cell table:style-name="ce6" table:formula="of:=[$TablaDatos.D477]" office:value-type="string" office:string-value="4.00" calcext:value-type="string">
            <text:p>4.00</text:p>
          </table:table-cell>
          <table:table-cell table:style-name="ce6" table:formula="of:=[$TablaDatos.E47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78]" office:value-type="float" office:value="217.333333333334" calcext:value-type="float">
            <text:p>217.333333333334</text:p>
          </table:table-cell>
          <table:table-cell table:style-name="ce6" table:formula="of:=[$TablaDatos.C478]" office:value-type="string" office:string-value="10.63" calcext:value-type="string">
            <text:p>10.63</text:p>
          </table:table-cell>
          <table:table-cell table:style-name="ce6" table:formula="of:=[$TablaDatos.D478]" office:value-type="string" office:string-value="4.00" calcext:value-type="string">
            <text:p>4.00</text:p>
          </table:table-cell>
          <table:table-cell table:style-name="ce6" table:formula="of:=[$TablaDatos.E47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79]" office:value-type="float" office:value="217.666666666667" calcext:value-type="float">
            <text:p>217.666666666667</text:p>
          </table:table-cell>
          <table:table-cell table:style-name="ce6" table:formula="of:=[$TablaDatos.C479]" office:value-type="string" office:string-value="10.63" calcext:value-type="string">
            <text:p>10.63</text:p>
          </table:table-cell>
          <table:table-cell table:style-name="ce6" table:formula="of:=[$TablaDatos.D479]" office:value-type="string" office:string-value="4.00" calcext:value-type="string">
            <text:p>4.00</text:p>
          </table:table-cell>
          <table:table-cell table:style-name="ce6" table:formula="of:=[$TablaDatos.E47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80]" office:value-type="float" office:value="218.166666666667" calcext:value-type="float">
            <text:p>218.166666666667</text:p>
          </table:table-cell>
          <table:table-cell table:style-name="ce6" table:formula="of:=[$TablaDatos.C480]" office:value-type="string" office:string-value="10.63" calcext:value-type="string">
            <text:p>10.63</text:p>
          </table:table-cell>
          <table:table-cell table:style-name="ce6" table:formula="of:=[$TablaDatos.D480]" office:value-type="string" office:string-value="4.00" calcext:value-type="string">
            <text:p>4.00</text:p>
          </table:table-cell>
          <table:table-cell table:style-name="ce6" table:formula="of:=[$TablaDatos.E48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81]" office:value-type="float" office:value="218.666666666667" calcext:value-type="float">
            <text:p>218.666666666667</text:p>
          </table:table-cell>
          <table:table-cell table:style-name="ce6" table:formula="of:=[$TablaDatos.C481]" office:value-type="string" office:string-value="10.63" calcext:value-type="string">
            <text:p>10.63</text:p>
          </table:table-cell>
          <table:table-cell table:style-name="ce6" table:formula="of:=[$TablaDatos.D481]" office:value-type="string" office:string-value="4.00" calcext:value-type="string">
            <text:p>4.00</text:p>
          </table:table-cell>
          <table:table-cell table:style-name="ce6" table:formula="of:=[$TablaDatos.E48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82]" office:value-type="float" office:value="219.166666666667" calcext:value-type="float">
            <text:p>219.166666666667</text:p>
          </table:table-cell>
          <table:table-cell table:style-name="ce6" table:formula="of:=[$TablaDatos.C482]" office:value-type="string" office:string-value="10.63" calcext:value-type="string">
            <text:p>10.63</text:p>
          </table:table-cell>
          <table:table-cell table:style-name="ce6" table:formula="of:=[$TablaDatos.D482]" office:value-type="string" office:string-value="4.00" calcext:value-type="string">
            <text:p>4.00</text:p>
          </table:table-cell>
          <table:table-cell table:style-name="ce6" table:formula="of:=[$TablaDatos.E48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83]" office:value-type="float" office:value="219.666666666667" calcext:value-type="float">
            <text:p>219.666666666667</text:p>
          </table:table-cell>
          <table:table-cell table:style-name="ce6" table:formula="of:=[$TablaDatos.C483]" office:value-type="string" office:string-value="10.64" calcext:value-type="string">
            <text:p>10.64</text:p>
          </table:table-cell>
          <table:table-cell table:style-name="ce6" table:formula="of:=[$TablaDatos.D483]" office:value-type="string" office:string-value="4.00" calcext:value-type="string">
            <text:p>4.00</text:p>
          </table:table-cell>
          <table:table-cell table:style-name="ce6" table:formula="of:=[$TablaDatos.E48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84]" office:value-type="float" office:value="220" calcext:value-type="float">
            <text:p>220</text:p>
          </table:table-cell>
          <table:table-cell table:style-name="ce6" table:formula="of:=[$TablaDatos.C484]" office:value-type="string" office:string-value="10.64" calcext:value-type="string">
            <text:p>10.64</text:p>
          </table:table-cell>
          <table:table-cell table:style-name="ce6" table:formula="of:=[$TablaDatos.D484]" office:value-type="string" office:string-value="4.00" calcext:value-type="string">
            <text:p>4.00</text:p>
          </table:table-cell>
          <table:table-cell table:style-name="ce6" table:formula="of:=[$TablaDatos.E48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85]" office:value-type="float" office:value="220.333333333334" calcext:value-type="float">
            <text:p>220.333333333334</text:p>
          </table:table-cell>
          <table:table-cell table:style-name="ce6" table:formula="of:=[$TablaDatos.C485]" office:value-type="string" office:string-value="10.64" calcext:value-type="string">
            <text:p>10.64</text:p>
          </table:table-cell>
          <table:table-cell table:style-name="ce6" table:formula="of:=[$TablaDatos.D485]" office:value-type="string" office:string-value="4.00" calcext:value-type="string">
            <text:p>4.00</text:p>
          </table:table-cell>
          <table:table-cell table:style-name="ce6" table:formula="of:=[$TablaDatos.E48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86]" office:value-type="float" office:value="220.666666666667" calcext:value-type="float">
            <text:p>220.666666666667</text:p>
          </table:table-cell>
          <table:table-cell table:style-name="ce6" table:formula="of:=[$TablaDatos.C486]" office:value-type="string" office:string-value="10.64" calcext:value-type="string">
            <text:p>10.64</text:p>
          </table:table-cell>
          <table:table-cell table:style-name="ce6" table:formula="of:=[$TablaDatos.D486]" office:value-type="string" office:string-value="4.00" calcext:value-type="string">
            <text:p>4.00</text:p>
          </table:table-cell>
          <table:table-cell table:style-name="ce6" table:formula="of:=[$TablaDatos.E48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87]" office:value-type="float" office:value="221.166666666667" calcext:value-type="float">
            <text:p>221.166666666667</text:p>
          </table:table-cell>
          <table:table-cell table:style-name="ce6" table:formula="of:=[$TablaDatos.C487]" office:value-type="string" office:string-value="10.64" calcext:value-type="string">
            <text:p>10.64</text:p>
          </table:table-cell>
          <table:table-cell table:style-name="ce6" table:formula="of:=[$TablaDatos.D487]" office:value-type="string" office:string-value="4.00" calcext:value-type="string">
            <text:p>4.00</text:p>
          </table:table-cell>
          <table:table-cell table:style-name="ce6" table:formula="of:=[$TablaDatos.E48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88]" office:value-type="float" office:value="221.666666666667" calcext:value-type="float">
            <text:p>221.666666666667</text:p>
          </table:table-cell>
          <table:table-cell table:style-name="ce6" table:formula="of:=[$TablaDatos.C488]" office:value-type="string" office:string-value="10.64" calcext:value-type="string">
            <text:p>10.64</text:p>
          </table:table-cell>
          <table:table-cell table:style-name="ce6" table:formula="of:=[$TablaDatos.D488]" office:value-type="string" office:string-value="4.00" calcext:value-type="string">
            <text:p>4.00</text:p>
          </table:table-cell>
          <table:table-cell table:style-name="ce6" table:formula="of:=[$TablaDatos.E48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89]" office:value-type="float" office:value="222.166666666667" calcext:value-type="float">
            <text:p>222.166666666667</text:p>
          </table:table-cell>
          <table:table-cell table:style-name="ce6" table:formula="of:=[$TablaDatos.C489]" office:value-type="string" office:string-value="10.64" calcext:value-type="string">
            <text:p>10.64</text:p>
          </table:table-cell>
          <table:table-cell table:style-name="ce6" table:formula="of:=[$TablaDatos.D489]" office:value-type="string" office:string-value="4.00" calcext:value-type="string">
            <text:p>4.00</text:p>
          </table:table-cell>
          <table:table-cell table:style-name="ce6" table:formula="of:=[$TablaDatos.E48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90]" office:value-type="float" office:value="222.666666666667" calcext:value-type="float">
            <text:p>222.666666666667</text:p>
          </table:table-cell>
          <table:table-cell table:style-name="ce6" table:formula="of:=[$TablaDatos.C490]" office:value-type="string" office:string-value="10.65" calcext:value-type="string">
            <text:p>10.65</text:p>
          </table:table-cell>
          <table:table-cell table:style-name="ce6" table:formula="of:=[$TablaDatos.D490]" office:value-type="string" office:string-value="4.00" calcext:value-type="string">
            <text:p>4.00</text:p>
          </table:table-cell>
          <table:table-cell table:style-name="ce6" table:formula="of:=[$TablaDatos.E49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91]" office:value-type="float" office:value="223.166666666667" calcext:value-type="float">
            <text:p>223.166666666667</text:p>
          </table:table-cell>
          <table:table-cell table:style-name="ce6" table:formula="of:=[$TablaDatos.C491]" office:value-type="string" office:string-value="10.65" calcext:value-type="string">
            <text:p>10.65</text:p>
          </table:table-cell>
          <table:table-cell table:style-name="ce6" table:formula="of:=[$TablaDatos.D491]" office:value-type="string" office:string-value="4.00" calcext:value-type="string">
            <text:p>4.00</text:p>
          </table:table-cell>
          <table:table-cell table:style-name="ce6" table:formula="of:=[$TablaDatos.E49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92]" office:value-type="float" office:value="223.666666666667" calcext:value-type="float">
            <text:p>223.666666666667</text:p>
          </table:table-cell>
          <table:table-cell table:style-name="ce6" table:formula="of:=[$TablaDatos.C492]" office:value-type="string" office:string-value="10.65" calcext:value-type="string">
            <text:p>10.65</text:p>
          </table:table-cell>
          <table:table-cell table:style-name="ce6" table:formula="of:=[$TablaDatos.D492]" office:value-type="string" office:string-value="4.00" calcext:value-type="string">
            <text:p>4.00</text:p>
          </table:table-cell>
          <table:table-cell table:style-name="ce6" table:formula="of:=[$TablaDatos.E49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93]" office:value-type="float" office:value="224" calcext:value-type="float">
            <text:p>224</text:p>
          </table:table-cell>
          <table:table-cell table:style-name="ce6" table:formula="of:=[$TablaDatos.C493]" office:value-type="string" office:string-value="10.65" calcext:value-type="string">
            <text:p>10.65</text:p>
          </table:table-cell>
          <table:table-cell table:style-name="ce6" table:formula="of:=[$TablaDatos.D493]" office:value-type="string" office:string-value="4.00" calcext:value-type="string">
            <text:p>4.00</text:p>
          </table:table-cell>
          <table:table-cell table:style-name="ce6" table:formula="of:=[$TablaDatos.E49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94]" office:value-type="float" office:value="224.333333333334" calcext:value-type="float">
            <text:p>224.333333333334</text:p>
          </table:table-cell>
          <table:table-cell table:style-name="ce6" table:formula="of:=[$TablaDatos.C494]" office:value-type="string" office:string-value="10.65" calcext:value-type="string">
            <text:p>10.65</text:p>
          </table:table-cell>
          <table:table-cell table:style-name="ce6" table:formula="of:=[$TablaDatos.D494]" office:value-type="string" office:string-value="4.00" calcext:value-type="string">
            <text:p>4.00</text:p>
          </table:table-cell>
          <table:table-cell table:style-name="ce6" table:formula="of:=[$TablaDatos.E49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95]" office:value-type="float" office:value="224.666666666667" calcext:value-type="float">
            <text:p>224.666666666667</text:p>
          </table:table-cell>
          <table:table-cell table:style-name="ce6" table:formula="of:=[$TablaDatos.C495]" office:value-type="string" office:string-value="10.65" calcext:value-type="string">
            <text:p>10.65</text:p>
          </table:table-cell>
          <table:table-cell table:style-name="ce6" table:formula="of:=[$TablaDatos.D495]" office:value-type="string" office:string-value="4.00" calcext:value-type="string">
            <text:p>4.00</text:p>
          </table:table-cell>
          <table:table-cell table:style-name="ce6" table:formula="of:=[$TablaDatos.E49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96]" office:value-type="float" office:value="225.166666666667" calcext:value-type="float">
            <text:p>225.166666666667</text:p>
          </table:table-cell>
          <table:table-cell table:style-name="ce6" table:formula="of:=[$TablaDatos.C496]" office:value-type="string" office:string-value="10.65" calcext:value-type="string">
            <text:p>10.65</text:p>
          </table:table-cell>
          <table:table-cell table:style-name="ce6" table:formula="of:=[$TablaDatos.D496]" office:value-type="string" office:string-value="4.00" calcext:value-type="string">
            <text:p>4.00</text:p>
          </table:table-cell>
          <table:table-cell table:style-name="ce6" table:formula="of:=[$TablaDatos.E49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97]" office:value-type="float" office:value="225.666666666667" calcext:value-type="float">
            <text:p>225.666666666667</text:p>
          </table:table-cell>
          <table:table-cell table:style-name="ce6" table:formula="of:=[$TablaDatos.C497]" office:value-type="string" office:string-value="10.66" calcext:value-type="string">
            <text:p>10.66</text:p>
          </table:table-cell>
          <table:table-cell table:style-name="ce6" table:formula="of:=[$TablaDatos.D497]" office:value-type="string" office:string-value="4.00" calcext:value-type="string">
            <text:p>4.00</text:p>
          </table:table-cell>
          <table:table-cell table:style-name="ce6" table:formula="of:=[$TablaDatos.E49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98]" office:value-type="float" office:value="226.166666666667" calcext:value-type="float">
            <text:p>226.166666666667</text:p>
          </table:table-cell>
          <table:table-cell table:style-name="ce6" table:formula="of:=[$TablaDatos.C498]" office:value-type="string" office:string-value="10.66" calcext:value-type="string">
            <text:p>10.66</text:p>
          </table:table-cell>
          <table:table-cell table:style-name="ce6" table:formula="of:=[$TablaDatos.D498]" office:value-type="string" office:string-value="4.00" calcext:value-type="string">
            <text:p>4.00</text:p>
          </table:table-cell>
          <table:table-cell table:style-name="ce6" table:formula="of:=[$TablaDatos.E49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499]" office:value-type="float" office:value="226.666666666667" calcext:value-type="float">
            <text:p>226.666666666667</text:p>
          </table:table-cell>
          <table:table-cell table:style-name="ce6" table:formula="of:=[$TablaDatos.C499]" office:value-type="string" office:string-value="10.66" calcext:value-type="string">
            <text:p>10.66</text:p>
          </table:table-cell>
          <table:table-cell table:style-name="ce6" table:formula="of:=[$TablaDatos.D499]" office:value-type="string" office:string-value="4.00" calcext:value-type="string">
            <text:p>4.00</text:p>
          </table:table-cell>
          <table:table-cell table:style-name="ce6" table:formula="of:=[$TablaDatos.E49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00]" office:value-type="float" office:value="227.166666666667" calcext:value-type="float">
            <text:p>227.166666666667</text:p>
          </table:table-cell>
          <table:table-cell table:style-name="ce6" table:formula="of:=[$TablaDatos.C500]" office:value-type="string" office:string-value="10.66" calcext:value-type="string">
            <text:p>10.66</text:p>
          </table:table-cell>
          <table:table-cell table:style-name="ce6" table:formula="of:=[$TablaDatos.D500]" office:value-type="string" office:string-value="4.00" calcext:value-type="string">
            <text:p>4.00</text:p>
          </table:table-cell>
          <table:table-cell table:style-name="ce6" table:formula="of:=[$TablaDatos.E50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01]" office:value-type="float" office:value="227.666666666667" calcext:value-type="float">
            <text:p>227.666666666667</text:p>
          </table:table-cell>
          <table:table-cell table:style-name="ce6" table:formula="of:=[$TablaDatos.C501]" office:value-type="string" office:string-value="10.66" calcext:value-type="string">
            <text:p>10.66</text:p>
          </table:table-cell>
          <table:table-cell table:style-name="ce6" table:formula="of:=[$TablaDatos.D501]" office:value-type="string" office:string-value="4.00" calcext:value-type="string">
            <text:p>4.00</text:p>
          </table:table-cell>
          <table:table-cell table:style-name="ce6" table:formula="of:=[$TablaDatos.E50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02]" office:value-type="float" office:value="228" calcext:value-type="float">
            <text:p>228</text:p>
          </table:table-cell>
          <table:table-cell table:style-name="ce6" table:formula="of:=[$TablaDatos.C502]" office:value-type="string" office:string-value="10.66" calcext:value-type="string">
            <text:p>10.66</text:p>
          </table:table-cell>
          <table:table-cell table:style-name="ce6" table:formula="of:=[$TablaDatos.D502]" office:value-type="string" office:string-value="4.00" calcext:value-type="string">
            <text:p>4.00</text:p>
          </table:table-cell>
          <table:table-cell table:style-name="ce6" table:formula="of:=[$TablaDatos.E50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03]" office:value-type="float" office:value="228.333333333334" calcext:value-type="float">
            <text:p>228.333333333334</text:p>
          </table:table-cell>
          <table:table-cell table:style-name="ce6" table:formula="of:=[$TablaDatos.C503]" office:value-type="string" office:string-value="10.66" calcext:value-type="string">
            <text:p>10.66</text:p>
          </table:table-cell>
          <table:table-cell table:style-name="ce6" table:formula="of:=[$TablaDatos.D503]" office:value-type="string" office:string-value="4.00" calcext:value-type="string">
            <text:p>4.00</text:p>
          </table:table-cell>
          <table:table-cell table:style-name="ce6" table:formula="of:=[$TablaDatos.E50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04]" office:value-type="float" office:value="228.666666666667" calcext:value-type="float">
            <text:p>228.666666666667</text:p>
          </table:table-cell>
          <table:table-cell table:style-name="ce6" table:formula="of:=[$TablaDatos.C504]" office:value-type="string" office:string-value="10.66" calcext:value-type="string">
            <text:p>10.66</text:p>
          </table:table-cell>
          <table:table-cell table:style-name="ce6" table:formula="of:=[$TablaDatos.D504]" office:value-type="string" office:string-value="4.00" calcext:value-type="string">
            <text:p>4.00</text:p>
          </table:table-cell>
          <table:table-cell table:style-name="ce6" table:formula="of:=[$TablaDatos.E50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05]" office:value-type="float" office:value="229.166666666667" calcext:value-type="float">
            <text:p>229.166666666667</text:p>
          </table:table-cell>
          <table:table-cell table:style-name="ce6" table:formula="of:=[$TablaDatos.C505]" office:value-type="string" office:string-value="10.66" calcext:value-type="string">
            <text:p>10.66</text:p>
          </table:table-cell>
          <table:table-cell table:style-name="ce6" table:formula="of:=[$TablaDatos.D505]" office:value-type="string" office:string-value="4.00" calcext:value-type="string">
            <text:p>4.00</text:p>
          </table:table-cell>
          <table:table-cell table:style-name="ce6" table:formula="of:=[$TablaDatos.E50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06]" office:value-type="float" office:value="229.666666666667" calcext:value-type="float">
            <text:p>229.666666666667</text:p>
          </table:table-cell>
          <table:table-cell table:style-name="ce6" table:formula="of:=[$TablaDatos.C506]" office:value-type="string" office:string-value="10.67" calcext:value-type="string">
            <text:p>10.67</text:p>
          </table:table-cell>
          <table:table-cell table:style-name="ce6" table:formula="of:=[$TablaDatos.D506]" office:value-type="string" office:string-value="4.00" calcext:value-type="string">
            <text:p>4.00</text:p>
          </table:table-cell>
          <table:table-cell table:style-name="ce6" table:formula="of:=[$TablaDatos.E50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07]" office:value-type="float" office:value="230.166666666667" calcext:value-type="float">
            <text:p>230.166666666667</text:p>
          </table:table-cell>
          <table:table-cell table:style-name="ce6" table:formula="of:=[$TablaDatos.C507]" office:value-type="string" office:string-value="10.67" calcext:value-type="string">
            <text:p>10.67</text:p>
          </table:table-cell>
          <table:table-cell table:style-name="ce6" table:formula="of:=[$TablaDatos.D507]" office:value-type="string" office:string-value="4.00" calcext:value-type="string">
            <text:p>4.00</text:p>
          </table:table-cell>
          <table:table-cell table:style-name="ce6" table:formula="of:=[$TablaDatos.E50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08]" office:value-type="float" office:value="230.666666666667" calcext:value-type="float">
            <text:p>230.666666666667</text:p>
          </table:table-cell>
          <table:table-cell table:style-name="ce6" table:formula="of:=[$TablaDatos.C508]" office:value-type="string" office:string-value="10.67" calcext:value-type="string">
            <text:p>10.67</text:p>
          </table:table-cell>
          <table:table-cell table:style-name="ce6" table:formula="of:=[$TablaDatos.D508]" office:value-type="string" office:string-value="4.00" calcext:value-type="string">
            <text:p>4.00</text:p>
          </table:table-cell>
          <table:table-cell table:style-name="ce6" table:formula="of:=[$TablaDatos.E50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09]" office:value-type="float" office:value="231.166666666667" calcext:value-type="float">
            <text:p>231.166666666667</text:p>
          </table:table-cell>
          <table:table-cell table:style-name="ce6" table:formula="of:=[$TablaDatos.C509]" office:value-type="string" office:string-value="10.67" calcext:value-type="string">
            <text:p>10.67</text:p>
          </table:table-cell>
          <table:table-cell table:style-name="ce6" table:formula="of:=[$TablaDatos.D509]" office:value-type="string" office:string-value="4.00" calcext:value-type="string">
            <text:p>4.00</text:p>
          </table:table-cell>
          <table:table-cell table:style-name="ce6" table:formula="of:=[$TablaDatos.E50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10]" office:value-type="float" office:value="231.666666666667" calcext:value-type="float">
            <text:p>231.666666666667</text:p>
          </table:table-cell>
          <table:table-cell table:style-name="ce6" table:formula="of:=[$TablaDatos.C510]" office:value-type="string" office:string-value="10.67" calcext:value-type="string">
            <text:p>10.67</text:p>
          </table:table-cell>
          <table:table-cell table:style-name="ce6" table:formula="of:=[$TablaDatos.D510]" office:value-type="string" office:string-value="4.00" calcext:value-type="string">
            <text:p>4.00</text:p>
          </table:table-cell>
          <table:table-cell table:style-name="ce6" table:formula="of:=[$TablaDatos.E51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11]" office:value-type="float" office:value="232.166666666667" calcext:value-type="float">
            <text:p>232.166666666667</text:p>
          </table:table-cell>
          <table:table-cell table:style-name="ce6" table:formula="of:=[$TablaDatos.C511]" office:value-type="string" office:string-value="10.67" calcext:value-type="string">
            <text:p>10.67</text:p>
          </table:table-cell>
          <table:table-cell table:style-name="ce6" table:formula="of:=[$TablaDatos.D511]" office:value-type="string" office:string-value="4.00" calcext:value-type="string">
            <text:p>4.00</text:p>
          </table:table-cell>
          <table:table-cell table:style-name="ce6" table:formula="of:=[$TablaDatos.E51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12]" office:value-type="float" office:value="232.666666666667" calcext:value-type="float">
            <text:p>232.666666666667</text:p>
          </table:table-cell>
          <table:table-cell table:style-name="ce6" table:formula="of:=[$TablaDatos.C512]" office:value-type="string" office:string-value="10.67" calcext:value-type="string">
            <text:p>10.67</text:p>
          </table:table-cell>
          <table:table-cell table:style-name="ce6" table:formula="of:=[$TablaDatos.D512]" office:value-type="string" office:string-value="4.00" calcext:value-type="string">
            <text:p>4.00</text:p>
          </table:table-cell>
          <table:table-cell table:style-name="ce6" table:formula="of:=[$TablaDatos.E51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13]" office:value-type="float" office:value="233.166666666667" calcext:value-type="float">
            <text:p>233.166666666667</text:p>
          </table:table-cell>
          <table:table-cell table:style-name="ce6" table:formula="of:=[$TablaDatos.C513]" office:value-type="string" office:string-value="10.68" calcext:value-type="string">
            <text:p>10.68</text:p>
          </table:table-cell>
          <table:table-cell table:style-name="ce6" table:formula="of:=[$TablaDatos.D513]" office:value-type="string" office:string-value="4.00" calcext:value-type="string">
            <text:p>4.00</text:p>
          </table:table-cell>
          <table:table-cell table:style-name="ce6" table:formula="of:=[$TablaDatos.E51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14]" office:value-type="float" office:value="233.666666666667" calcext:value-type="float">
            <text:p>233.666666666667</text:p>
          </table:table-cell>
          <table:table-cell table:style-name="ce6" table:formula="of:=[$TablaDatos.C514]" office:value-type="string" office:string-value="10.68" calcext:value-type="string">
            <text:p>10.68</text:p>
          </table:table-cell>
          <table:table-cell table:style-name="ce6" table:formula="of:=[$TablaDatos.D514]" office:value-type="string" office:string-value="4.00" calcext:value-type="string">
            <text:p>4.00</text:p>
          </table:table-cell>
          <table:table-cell table:style-name="ce6" table:formula="of:=[$TablaDatos.E51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15]" office:value-type="float" office:value="234" calcext:value-type="float">
            <text:p>234</text:p>
          </table:table-cell>
          <table:table-cell table:style-name="ce6" table:formula="of:=[$TablaDatos.C515]" office:value-type="string" office:string-value="10.68" calcext:value-type="string">
            <text:p>10.68</text:p>
          </table:table-cell>
          <table:table-cell table:style-name="ce6" table:formula="of:=[$TablaDatos.D515]" office:value-type="string" office:string-value="4.00" calcext:value-type="string">
            <text:p>4.00</text:p>
          </table:table-cell>
          <table:table-cell table:style-name="ce6" table:formula="of:=[$TablaDatos.E51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16]" office:value-type="float" office:value="234.333333333334" calcext:value-type="float">
            <text:p>234.333333333334</text:p>
          </table:table-cell>
          <table:table-cell table:style-name="ce6" table:formula="of:=[$TablaDatos.C516]" office:value-type="string" office:string-value="10.68" calcext:value-type="string">
            <text:p>10.68</text:p>
          </table:table-cell>
          <table:table-cell table:style-name="ce6" table:formula="of:=[$TablaDatos.D516]" office:value-type="string" office:string-value="4.00" calcext:value-type="string">
            <text:p>4.00</text:p>
          </table:table-cell>
          <table:table-cell table:style-name="ce6" table:formula="of:=[$TablaDatos.E51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17]" office:value-type="float" office:value="234.666666666667" calcext:value-type="float">
            <text:p>234.666666666667</text:p>
          </table:table-cell>
          <table:table-cell table:style-name="ce6" table:formula="of:=[$TablaDatos.C517]" office:value-type="string" office:string-value="10.68" calcext:value-type="string">
            <text:p>10.68</text:p>
          </table:table-cell>
          <table:table-cell table:style-name="ce6" table:formula="of:=[$TablaDatos.D517]" office:value-type="string" office:string-value="4.00" calcext:value-type="string">
            <text:p>4.00</text:p>
          </table:table-cell>
          <table:table-cell table:style-name="ce6" table:formula="of:=[$TablaDatos.E51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18]" office:value-type="float" office:value="235.166666666667" calcext:value-type="float">
            <text:p>235.166666666667</text:p>
          </table:table-cell>
          <table:table-cell table:style-name="ce6" table:formula="of:=[$TablaDatos.C518]" office:value-type="string" office:string-value="10.68" calcext:value-type="string">
            <text:p>10.68</text:p>
          </table:table-cell>
          <table:table-cell table:style-name="ce6" table:formula="of:=[$TablaDatos.D518]" office:value-type="string" office:string-value="4.00" calcext:value-type="string">
            <text:p>4.00</text:p>
          </table:table-cell>
          <table:table-cell table:style-name="ce6" table:formula="of:=[$TablaDatos.E51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19]" office:value-type="float" office:value="235.666666666667" calcext:value-type="float">
            <text:p>235.666666666667</text:p>
          </table:table-cell>
          <table:table-cell table:style-name="ce6" table:formula="of:=[$TablaDatos.C519]" office:value-type="string" office:string-value="10.68" calcext:value-type="string">
            <text:p>10.68</text:p>
          </table:table-cell>
          <table:table-cell table:style-name="ce6" table:formula="of:=[$TablaDatos.D519]" office:value-type="string" office:string-value="4.00" calcext:value-type="string">
            <text:p>4.00</text:p>
          </table:table-cell>
          <table:table-cell table:style-name="ce6" table:formula="of:=[$TablaDatos.E51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20]" office:value-type="float" office:value="236.166666666667" calcext:value-type="float">
            <text:p>236.166666666667</text:p>
          </table:table-cell>
          <table:table-cell table:style-name="ce6" table:formula="of:=[$TablaDatos.C520]" office:value-type="string" office:string-value="10.68" calcext:value-type="string">
            <text:p>10.68</text:p>
          </table:table-cell>
          <table:table-cell table:style-name="ce6" table:formula="of:=[$TablaDatos.D520]" office:value-type="string" office:string-value="4.00" calcext:value-type="string">
            <text:p>4.00</text:p>
          </table:table-cell>
          <table:table-cell table:style-name="ce6" table:formula="of:=[$TablaDatos.E52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21]" office:value-type="float" office:value="236.666666666667" calcext:value-type="float">
            <text:p>236.666666666667</text:p>
          </table:table-cell>
          <table:table-cell table:style-name="ce6" table:formula="of:=[$TablaDatos.C521]" office:value-type="string" office:string-value="10.68" calcext:value-type="string">
            <text:p>10.68</text:p>
          </table:table-cell>
          <table:table-cell table:style-name="ce6" table:formula="of:=[$TablaDatos.D521]" office:value-type="string" office:string-value="4.00" calcext:value-type="string">
            <text:p>4.00</text:p>
          </table:table-cell>
          <table:table-cell table:style-name="ce6" table:formula="of:=[$TablaDatos.E52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22]" office:value-type="float" office:value="237.166666666667" calcext:value-type="float">
            <text:p>237.166666666667</text:p>
          </table:table-cell>
          <table:table-cell table:style-name="ce6" table:formula="of:=[$TablaDatos.C522]" office:value-type="string" office:string-value="10.69" calcext:value-type="string">
            <text:p>10.69</text:p>
          </table:table-cell>
          <table:table-cell table:style-name="ce6" table:formula="of:=[$TablaDatos.D522]" office:value-type="string" office:string-value="4.00" calcext:value-type="string">
            <text:p>4.00</text:p>
          </table:table-cell>
          <table:table-cell table:style-name="ce6" table:formula="of:=[$TablaDatos.E52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23]" office:value-type="float" office:value="237.666666666667" calcext:value-type="float">
            <text:p>237.666666666667</text:p>
          </table:table-cell>
          <table:table-cell table:style-name="ce6" table:formula="of:=[$TablaDatos.C523]" office:value-type="string" office:string-value="10.69" calcext:value-type="string">
            <text:p>10.69</text:p>
          </table:table-cell>
          <table:table-cell table:style-name="ce6" table:formula="of:=[$TablaDatos.D523]" office:value-type="string" office:string-value="4.00" calcext:value-type="string">
            <text:p>4.00</text:p>
          </table:table-cell>
          <table:table-cell table:style-name="ce6" table:formula="of:=[$TablaDatos.E52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24]" office:value-type="float" office:value="238.166666666667" calcext:value-type="float">
            <text:p>238.166666666667</text:p>
          </table:table-cell>
          <table:table-cell table:style-name="ce6" table:formula="of:=[$TablaDatos.C524]" office:value-type="string" office:string-value="10.69" calcext:value-type="string">
            <text:p>10.69</text:p>
          </table:table-cell>
          <table:table-cell table:style-name="ce6" table:formula="of:=[$TablaDatos.D524]" office:value-type="string" office:string-value="4.00" calcext:value-type="string">
            <text:p>4.00</text:p>
          </table:table-cell>
          <table:table-cell table:style-name="ce6" table:formula="of:=[$TablaDatos.E52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25]" office:value-type="float" office:value="238.666666666667" calcext:value-type="float">
            <text:p>238.666666666667</text:p>
          </table:table-cell>
          <table:table-cell table:style-name="ce6" table:formula="of:=[$TablaDatos.C525]" office:value-type="string" office:string-value="10.69" calcext:value-type="string">
            <text:p>10.69</text:p>
          </table:table-cell>
          <table:table-cell table:style-name="ce6" table:formula="of:=[$TablaDatos.D525]" office:value-type="string" office:string-value="4.00" calcext:value-type="string">
            <text:p>4.00</text:p>
          </table:table-cell>
          <table:table-cell table:style-name="ce6" table:formula="of:=[$TablaDatos.E52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26]" office:value-type="float" office:value="239" calcext:value-type="float">
            <text:p>239</text:p>
          </table:table-cell>
          <table:table-cell table:style-name="ce6" table:formula="of:=[$TablaDatos.C526]" office:value-type="string" office:string-value="10.69" calcext:value-type="string">
            <text:p>10.69</text:p>
          </table:table-cell>
          <table:table-cell table:style-name="ce6" table:formula="of:=[$TablaDatos.D526]" office:value-type="string" office:string-value="4.00" calcext:value-type="string">
            <text:p>4.00</text:p>
          </table:table-cell>
          <table:table-cell table:style-name="ce6" table:formula="of:=[$TablaDatos.E52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27]" office:value-type="float" office:value="239.333333333334" calcext:value-type="float">
            <text:p>239.333333333334</text:p>
          </table:table-cell>
          <table:table-cell table:style-name="ce6" table:formula="of:=[$TablaDatos.C527]" office:value-type="string" office:string-value="10.69" calcext:value-type="string">
            <text:p>10.69</text:p>
          </table:table-cell>
          <table:table-cell table:style-name="ce6" table:formula="of:=[$TablaDatos.D527]" office:value-type="string" office:string-value="4.00" calcext:value-type="string">
            <text:p>4.00</text:p>
          </table:table-cell>
          <table:table-cell table:style-name="ce6" table:formula="of:=[$TablaDatos.E52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28]" office:value-type="float" office:value="239.666666666667" calcext:value-type="float">
            <text:p>239.666666666667</text:p>
          </table:table-cell>
          <table:table-cell table:style-name="ce6" table:formula="of:=[$TablaDatos.C528]" office:value-type="string" office:string-value="10.69" calcext:value-type="string">
            <text:p>10.69</text:p>
          </table:table-cell>
          <table:table-cell table:style-name="ce6" table:formula="of:=[$TablaDatos.D528]" office:value-type="string" office:string-value="4.00" calcext:value-type="string">
            <text:p>4.00</text:p>
          </table:table-cell>
          <table:table-cell table:style-name="ce6" table:formula="of:=[$TablaDatos.E52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29]" office:value-type="float" office:value="240.166666666667" calcext:value-type="float">
            <text:p>240.166666666667</text:p>
          </table:table-cell>
          <table:table-cell table:style-name="ce6" table:formula="of:=[$TablaDatos.C529]" office:value-type="string" office:string-value="10.69" calcext:value-type="string">
            <text:p>10.69</text:p>
          </table:table-cell>
          <table:table-cell table:style-name="ce6" table:formula="of:=[$TablaDatos.D529]" office:value-type="string" office:string-value="4.00" calcext:value-type="string">
            <text:p>4.00</text:p>
          </table:table-cell>
          <table:table-cell table:style-name="ce6" table:formula="of:=[$TablaDatos.E52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30]" office:value-type="float" office:value="240.666666666667" calcext:value-type="float">
            <text:p>240.666666666667</text:p>
          </table:table-cell>
          <table:table-cell table:style-name="ce6" table:formula="of:=[$TablaDatos.C530]" office:value-type="string" office:string-value="10.69" calcext:value-type="string">
            <text:p>10.69</text:p>
          </table:table-cell>
          <table:table-cell table:style-name="ce6" table:formula="of:=[$TablaDatos.D530]" office:value-type="string" office:string-value="4.00" calcext:value-type="string">
            <text:p>4.00</text:p>
          </table:table-cell>
          <table:table-cell table:style-name="ce6" table:formula="of:=[$TablaDatos.E53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31]" office:value-type="float" office:value="241.166666666667" calcext:value-type="float">
            <text:p>241.166666666667</text:p>
          </table:table-cell>
          <table:table-cell table:style-name="ce6" table:formula="of:=[$TablaDatos.C531]" office:value-type="string" office:string-value="10.69" calcext:value-type="string">
            <text:p>10.69</text:p>
          </table:table-cell>
          <table:table-cell table:style-name="ce6" table:formula="of:=[$TablaDatos.D531]" office:value-type="string" office:string-value="4.00" calcext:value-type="string">
            <text:p>4.00</text:p>
          </table:table-cell>
          <table:table-cell table:style-name="ce6" table:formula="of:=[$TablaDatos.E53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32]" office:value-type="float" office:value="241.666666666667" calcext:value-type="float">
            <text:p>241.666666666667</text:p>
          </table:table-cell>
          <table:table-cell table:style-name="ce6" table:formula="of:=[$TablaDatos.C532]" office:value-type="string" office:string-value="10.69" calcext:value-type="string">
            <text:p>10.69</text:p>
          </table:table-cell>
          <table:table-cell table:style-name="ce6" table:formula="of:=[$TablaDatos.D532]" office:value-type="string" office:string-value="4.00" calcext:value-type="string">
            <text:p>4.00</text:p>
          </table:table-cell>
          <table:table-cell table:style-name="ce6" table:formula="of:=[$TablaDatos.E53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33]" office:value-type="float" office:value="242.166666666667" calcext:value-type="float">
            <text:p>242.166666666667</text:p>
          </table:table-cell>
          <table:table-cell table:style-name="ce6" table:formula="of:=[$TablaDatos.C533]" office:value-type="string" office:string-value="10.69" calcext:value-type="string">
            <text:p>10.69</text:p>
          </table:table-cell>
          <table:table-cell table:style-name="ce6" table:formula="of:=[$TablaDatos.D533]" office:value-type="string" office:string-value="4.00" calcext:value-type="string">
            <text:p>4.00</text:p>
          </table:table-cell>
          <table:table-cell table:style-name="ce6" table:formula="of:=[$TablaDatos.E53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34]" office:value-type="float" office:value="242.666666666667" calcext:value-type="float">
            <text:p>242.666666666667</text:p>
          </table:table-cell>
          <table:table-cell table:style-name="ce6" table:formula="of:=[$TablaDatos.C534]" office:value-type="string" office:string-value="10.70" calcext:value-type="string">
            <text:p>10.70</text:p>
          </table:table-cell>
          <table:table-cell table:style-name="ce6" table:formula="of:=[$TablaDatos.D534]" office:value-type="string" office:string-value="4.00" calcext:value-type="string">
            <text:p>4.00</text:p>
          </table:table-cell>
          <table:table-cell table:style-name="ce6" table:formula="of:=[$TablaDatos.E53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35]" office:value-type="float" office:value="243.166666666667" calcext:value-type="float">
            <text:p>243.166666666667</text:p>
          </table:table-cell>
          <table:table-cell table:style-name="ce6" table:formula="of:=[$TablaDatos.C535]" office:value-type="string" office:string-value="10.70" calcext:value-type="string">
            <text:p>10.70</text:p>
          </table:table-cell>
          <table:table-cell table:style-name="ce6" table:formula="of:=[$TablaDatos.D535]" office:value-type="string" office:string-value="4.00" calcext:value-type="string">
            <text:p>4.00</text:p>
          </table:table-cell>
          <table:table-cell table:style-name="ce6" table:formula="of:=[$TablaDatos.E53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36]" office:value-type="float" office:value="243.666666666667" calcext:value-type="float">
            <text:p>243.666666666667</text:p>
          </table:table-cell>
          <table:table-cell table:style-name="ce6" table:formula="of:=[$TablaDatos.C536]" office:value-type="string" office:string-value="10.70" calcext:value-type="string">
            <text:p>10.70</text:p>
          </table:table-cell>
          <table:table-cell table:style-name="ce6" table:formula="of:=[$TablaDatos.D536]" office:value-type="string" office:string-value="4.00" calcext:value-type="string">
            <text:p>4.00</text:p>
          </table:table-cell>
          <table:table-cell table:style-name="ce6" table:formula="of:=[$TablaDatos.E53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37]" office:value-type="float" office:value="244.166666666667" calcext:value-type="float">
            <text:p>244.166666666667</text:p>
          </table:table-cell>
          <table:table-cell table:style-name="ce6" table:formula="of:=[$TablaDatos.C537]" office:value-type="string" office:string-value="10.70" calcext:value-type="string">
            <text:p>10.70</text:p>
          </table:table-cell>
          <table:table-cell table:style-name="ce6" table:formula="of:=[$TablaDatos.D537]" office:value-type="string" office:string-value="4.00" calcext:value-type="string">
            <text:p>4.00</text:p>
          </table:table-cell>
          <table:table-cell table:style-name="ce6" table:formula="of:=[$TablaDatos.E53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38]" office:value-type="float" office:value="244.666666666667" calcext:value-type="float">
            <text:p>244.666666666667</text:p>
          </table:table-cell>
          <table:table-cell table:style-name="ce6" table:formula="of:=[$TablaDatos.C538]" office:value-type="string" office:string-value="10.70" calcext:value-type="string">
            <text:p>10.70</text:p>
          </table:table-cell>
          <table:table-cell table:style-name="ce6" table:formula="of:=[$TablaDatos.D538]" office:value-type="string" office:string-value="4.00" calcext:value-type="string">
            <text:p>4.00</text:p>
          </table:table-cell>
          <table:table-cell table:style-name="ce6" table:formula="of:=[$TablaDatos.E53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39]" office:value-type="float" office:value="245" calcext:value-type="float">
            <text:p>245</text:p>
          </table:table-cell>
          <table:table-cell table:style-name="ce6" table:formula="of:=[$TablaDatos.C539]" office:value-type="string" office:string-value="10.70" calcext:value-type="string">
            <text:p>10.70</text:p>
          </table:table-cell>
          <table:table-cell table:style-name="ce6" table:formula="of:=[$TablaDatos.D539]" office:value-type="string" office:string-value="4.00" calcext:value-type="string">
            <text:p>4.00</text:p>
          </table:table-cell>
          <table:table-cell table:style-name="ce6" table:formula="of:=[$TablaDatos.E53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40]" office:value-type="float" office:value="245.333333333334" calcext:value-type="float">
            <text:p>245.333333333334</text:p>
          </table:table-cell>
          <table:table-cell table:style-name="ce6" table:formula="of:=[$TablaDatos.C540]" office:value-type="string" office:string-value="10.70" calcext:value-type="string">
            <text:p>10.70</text:p>
          </table:table-cell>
          <table:table-cell table:style-name="ce6" table:formula="of:=[$TablaDatos.D540]" office:value-type="string" office:string-value="4.00" calcext:value-type="string">
            <text:p>4.00</text:p>
          </table:table-cell>
          <table:table-cell table:style-name="ce6" table:formula="of:=[$TablaDatos.E54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41]" office:value-type="float" office:value="245.666666666667" calcext:value-type="float">
            <text:p>245.666666666667</text:p>
          </table:table-cell>
          <table:table-cell table:style-name="ce6" table:formula="of:=[$TablaDatos.C541]" office:value-type="string" office:string-value="10.70" calcext:value-type="string">
            <text:p>10.70</text:p>
          </table:table-cell>
          <table:table-cell table:style-name="ce6" table:formula="of:=[$TablaDatos.D541]" office:value-type="string" office:string-value="4.00" calcext:value-type="string">
            <text:p>4.00</text:p>
          </table:table-cell>
          <table:table-cell table:style-name="ce6" table:formula="of:=[$TablaDatos.E54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42]" office:value-type="float" office:value="246.166666666667" calcext:value-type="float">
            <text:p>246.166666666667</text:p>
          </table:table-cell>
          <table:table-cell table:style-name="ce6" table:formula="of:=[$TablaDatos.C542]" office:value-type="string" office:string-value="10.70" calcext:value-type="string">
            <text:p>10.70</text:p>
          </table:table-cell>
          <table:table-cell table:style-name="ce6" table:formula="of:=[$TablaDatos.D542]" office:value-type="string" office:string-value="4.00" calcext:value-type="string">
            <text:p>4.00</text:p>
          </table:table-cell>
          <table:table-cell table:style-name="ce6" table:formula="of:=[$TablaDatos.E54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43]" office:value-type="float" office:value="246.666666666667" calcext:value-type="float">
            <text:p>246.666666666667</text:p>
          </table:table-cell>
          <table:table-cell table:style-name="ce6" table:formula="of:=[$TablaDatos.C543]" office:value-type="string" office:string-value="10.71" calcext:value-type="string">
            <text:p>10.71</text:p>
          </table:table-cell>
          <table:table-cell table:style-name="ce6" table:formula="of:=[$TablaDatos.D543]" office:value-type="string" office:string-value="4.00" calcext:value-type="string">
            <text:p>4.00</text:p>
          </table:table-cell>
          <table:table-cell table:style-name="ce6" table:formula="of:=[$TablaDatos.E54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44]" office:value-type="float" office:value="247.166666666667" calcext:value-type="float">
            <text:p>247.166666666667</text:p>
          </table:table-cell>
          <table:table-cell table:style-name="ce6" table:formula="of:=[$TablaDatos.C544]" office:value-type="string" office:string-value="10.71" calcext:value-type="string">
            <text:p>10.71</text:p>
          </table:table-cell>
          <table:table-cell table:style-name="ce6" table:formula="of:=[$TablaDatos.D544]" office:value-type="string" office:string-value="4.00" calcext:value-type="string">
            <text:p>4.00</text:p>
          </table:table-cell>
          <table:table-cell table:style-name="ce6" table:formula="of:=[$TablaDatos.E54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45]" office:value-type="float" office:value="247.666666666667" calcext:value-type="float">
            <text:p>247.666666666667</text:p>
          </table:table-cell>
          <table:table-cell table:style-name="ce6" table:formula="of:=[$TablaDatos.C545]" office:value-type="string" office:string-value="10.71" calcext:value-type="string">
            <text:p>10.71</text:p>
          </table:table-cell>
          <table:table-cell table:style-name="ce6" table:formula="of:=[$TablaDatos.D545]" office:value-type="string" office:string-value="4.00" calcext:value-type="string">
            <text:p>4.00</text:p>
          </table:table-cell>
          <table:table-cell table:style-name="ce6" table:formula="of:=[$TablaDatos.E54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46]" office:value-type="float" office:value="248.166666666667" calcext:value-type="float">
            <text:p>248.166666666667</text:p>
          </table:table-cell>
          <table:table-cell table:style-name="ce6" table:formula="of:=[$TablaDatos.C546]" office:value-type="string" office:string-value="10.71" calcext:value-type="string">
            <text:p>10.71</text:p>
          </table:table-cell>
          <table:table-cell table:style-name="ce6" table:formula="of:=[$TablaDatos.D546]" office:value-type="string" office:string-value="4.00" calcext:value-type="string">
            <text:p>4.00</text:p>
          </table:table-cell>
          <table:table-cell table:style-name="ce6" table:formula="of:=[$TablaDatos.E54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47]" office:value-type="float" office:value="248.666666666667" calcext:value-type="float">
            <text:p>248.666666666667</text:p>
          </table:table-cell>
          <table:table-cell table:style-name="ce6" table:formula="of:=[$TablaDatos.C547]" office:value-type="string" office:string-value="10.71" calcext:value-type="string">
            <text:p>10.71</text:p>
          </table:table-cell>
          <table:table-cell table:style-name="ce6" table:formula="of:=[$TablaDatos.D547]" office:value-type="string" office:string-value="4.00" calcext:value-type="string">
            <text:p>4.00</text:p>
          </table:table-cell>
          <table:table-cell table:style-name="ce6" table:formula="of:=[$TablaDatos.E54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48]" office:value-type="float" office:value="249.166666666667" calcext:value-type="float">
            <text:p>249.166666666667</text:p>
          </table:table-cell>
          <table:table-cell table:style-name="ce6" table:formula="of:=[$TablaDatos.C548]" office:value-type="string" office:string-value="10.71" calcext:value-type="string">
            <text:p>10.71</text:p>
          </table:table-cell>
          <table:table-cell table:style-name="ce6" table:formula="of:=[$TablaDatos.D548]" office:value-type="string" office:string-value="4.00" calcext:value-type="string">
            <text:p>4.00</text:p>
          </table:table-cell>
          <table:table-cell table:style-name="ce6" table:formula="of:=[$TablaDatos.E54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49]" office:value-type="float" office:value="249.666666666667" calcext:value-type="float">
            <text:p>249.666666666667</text:p>
          </table:table-cell>
          <table:table-cell table:style-name="ce6" table:formula="of:=[$TablaDatos.C549]" office:value-type="string" office:string-value="10.71" calcext:value-type="string">
            <text:p>10.71</text:p>
          </table:table-cell>
          <table:table-cell table:style-name="ce6" table:formula="of:=[$TablaDatos.D549]" office:value-type="string" office:string-value="4.00" calcext:value-type="string">
            <text:p>4.00</text:p>
          </table:table-cell>
          <table:table-cell table:style-name="ce6" table:formula="of:=[$TablaDatos.E54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50]" office:value-type="float" office:value="250" calcext:value-type="float">
            <text:p>250</text:p>
          </table:table-cell>
          <table:table-cell table:style-name="ce6" table:formula="of:=[$TablaDatos.C550]" office:value-type="string" office:string-value="10.71" calcext:value-type="string">
            <text:p>10.71</text:p>
          </table:table-cell>
          <table:table-cell table:style-name="ce6" table:formula="of:=[$TablaDatos.D550]" office:value-type="string" office:string-value="4.00" calcext:value-type="string">
            <text:p>4.00</text:p>
          </table:table-cell>
          <table:table-cell table:style-name="ce6" table:formula="of:=[$TablaDatos.E55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51]" office:value-type="float" office:value="250.333333333334" calcext:value-type="float">
            <text:p>250.333333333334</text:p>
          </table:table-cell>
          <table:table-cell table:style-name="ce6" table:formula="of:=[$TablaDatos.C551]" office:value-type="string" office:string-value="10.71" calcext:value-type="string">
            <text:p>10.71</text:p>
          </table:table-cell>
          <table:table-cell table:style-name="ce6" table:formula="of:=[$TablaDatos.D551]" office:value-type="string" office:string-value="4.00" calcext:value-type="string">
            <text:p>4.00</text:p>
          </table:table-cell>
          <table:table-cell table:style-name="ce6" table:formula="of:=[$TablaDatos.E55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52]" office:value-type="float" office:value="250.666666666667" calcext:value-type="float">
            <text:p>250.666666666667</text:p>
          </table:table-cell>
          <table:table-cell table:style-name="ce6" table:formula="of:=[$TablaDatos.C552]" office:value-type="string" office:string-value="10.71" calcext:value-type="string">
            <text:p>10.71</text:p>
          </table:table-cell>
          <table:table-cell table:style-name="ce6" table:formula="of:=[$TablaDatos.D552]" office:value-type="string" office:string-value="4.00" calcext:value-type="string">
            <text:p>4.00</text:p>
          </table:table-cell>
          <table:table-cell table:style-name="ce6" table:formula="of:=[$TablaDatos.E55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53]" office:value-type="float" office:value="251.166666666667" calcext:value-type="float">
            <text:p>251.166666666667</text:p>
          </table:table-cell>
          <table:table-cell table:style-name="ce6" table:formula="of:=[$TablaDatos.C553]" office:value-type="string" office:string-value="10.71" calcext:value-type="string">
            <text:p>10.71</text:p>
          </table:table-cell>
          <table:table-cell table:style-name="ce6" table:formula="of:=[$TablaDatos.D553]" office:value-type="string" office:string-value="4.00" calcext:value-type="string">
            <text:p>4.00</text:p>
          </table:table-cell>
          <table:table-cell table:style-name="ce6" table:formula="of:=[$TablaDatos.E55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54]" office:value-type="float" office:value="251.666666666667" calcext:value-type="float">
            <text:p>251.666666666667</text:p>
          </table:table-cell>
          <table:table-cell table:style-name="ce6" table:formula="of:=[$TablaDatos.C554]" office:value-type="string" office:string-value="10.72" calcext:value-type="string">
            <text:p>10.72</text:p>
          </table:table-cell>
          <table:table-cell table:style-name="ce6" table:formula="of:=[$TablaDatos.D554]" office:value-type="string" office:string-value="4.00" calcext:value-type="string">
            <text:p>4.00</text:p>
          </table:table-cell>
          <table:table-cell table:style-name="ce6" table:formula="of:=[$TablaDatos.E55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55]" office:value-type="float" office:value="252.166666666667" calcext:value-type="float">
            <text:p>252.166666666667</text:p>
          </table:table-cell>
          <table:table-cell table:style-name="ce6" table:formula="of:=[$TablaDatos.C555]" office:value-type="string" office:string-value="10.72" calcext:value-type="string">
            <text:p>10.72</text:p>
          </table:table-cell>
          <table:table-cell table:style-name="ce6" table:formula="of:=[$TablaDatos.D555]" office:value-type="string" office:string-value="4.00" calcext:value-type="string">
            <text:p>4.00</text:p>
          </table:table-cell>
          <table:table-cell table:style-name="ce6" table:formula="of:=[$TablaDatos.E55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56]" office:value-type="float" office:value="252.666666666667" calcext:value-type="float">
            <text:p>252.666666666667</text:p>
          </table:table-cell>
          <table:table-cell table:style-name="ce6" table:formula="of:=[$TablaDatos.C556]" office:value-type="string" office:string-value="10.72" calcext:value-type="string">
            <text:p>10.72</text:p>
          </table:table-cell>
          <table:table-cell table:style-name="ce6" table:formula="of:=[$TablaDatos.D556]" office:value-type="string" office:string-value="4.00" calcext:value-type="string">
            <text:p>4.00</text:p>
          </table:table-cell>
          <table:table-cell table:style-name="ce6" table:formula="of:=[$TablaDatos.E55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57]" office:value-type="float" office:value="253.166666666667" calcext:value-type="float">
            <text:p>253.166666666667</text:p>
          </table:table-cell>
          <table:table-cell table:style-name="ce6" table:formula="of:=[$TablaDatos.C557]" office:value-type="string" office:string-value="10.72" calcext:value-type="string">
            <text:p>10.72</text:p>
          </table:table-cell>
          <table:table-cell table:style-name="ce6" table:formula="of:=[$TablaDatos.D557]" office:value-type="string" office:string-value="4.00" calcext:value-type="string">
            <text:p>4.00</text:p>
          </table:table-cell>
          <table:table-cell table:style-name="ce6" table:formula="of:=[$TablaDatos.E55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58]" office:value-type="float" office:value="253.666666666667" calcext:value-type="float">
            <text:p>253.666666666667</text:p>
          </table:table-cell>
          <table:table-cell table:style-name="ce6" table:formula="of:=[$TablaDatos.C558]" office:value-type="string" office:string-value="10.72" calcext:value-type="string">
            <text:p>10.72</text:p>
          </table:table-cell>
          <table:table-cell table:style-name="ce6" table:formula="of:=[$TablaDatos.D558]" office:value-type="string" office:string-value="4.00" calcext:value-type="string">
            <text:p>4.00</text:p>
          </table:table-cell>
          <table:table-cell table:style-name="ce6" table:formula="of:=[$TablaDatos.E55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59]" office:value-type="float" office:value="254.166666666667" calcext:value-type="float">
            <text:p>254.166666666667</text:p>
          </table:table-cell>
          <table:table-cell table:style-name="ce6" table:formula="of:=[$TablaDatos.C559]" office:value-type="string" office:string-value="10.72" calcext:value-type="string">
            <text:p>10.72</text:p>
          </table:table-cell>
          <table:table-cell table:style-name="ce6" table:formula="of:=[$TablaDatos.D559]" office:value-type="string" office:string-value="4.00" calcext:value-type="string">
            <text:p>4.00</text:p>
          </table:table-cell>
          <table:table-cell table:style-name="ce6" table:formula="of:=[$TablaDatos.E55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60]" office:value-type="float" office:value="254.666666666667" calcext:value-type="float">
            <text:p>254.666666666667</text:p>
          </table:table-cell>
          <table:table-cell table:style-name="ce6" table:formula="of:=[$TablaDatos.C560]" office:value-type="string" office:string-value="10.72" calcext:value-type="string">
            <text:p>10.72</text:p>
          </table:table-cell>
          <table:table-cell table:style-name="ce6" table:formula="of:=[$TablaDatos.D560]" office:value-type="string" office:string-value="4.00" calcext:value-type="string">
            <text:p>4.00</text:p>
          </table:table-cell>
          <table:table-cell table:style-name="ce6" table:formula="of:=[$TablaDatos.E56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61]" office:value-type="float" office:value="255.000000000001" calcext:value-type="float">
            <text:p>255.000000000001</text:p>
          </table:table-cell>
          <table:table-cell table:style-name="ce6" table:formula="of:=[$TablaDatos.C561]" office:value-type="string" office:string-value="10.72" calcext:value-type="string">
            <text:p>10.72</text:p>
          </table:table-cell>
          <table:table-cell table:style-name="ce6" table:formula="of:=[$TablaDatos.D561]" office:value-type="string" office:string-value="4.00" calcext:value-type="string">
            <text:p>4.00</text:p>
          </table:table-cell>
          <table:table-cell table:style-name="ce6" table:formula="of:=[$TablaDatos.E56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62]" office:value-type="float" office:value="255.333333333334" calcext:value-type="float">
            <text:p>255.333333333334</text:p>
          </table:table-cell>
          <table:table-cell table:style-name="ce6" table:formula="of:=[$TablaDatos.C562]" office:value-type="string" office:string-value="10.72" calcext:value-type="string">
            <text:p>10.72</text:p>
          </table:table-cell>
          <table:table-cell table:style-name="ce6" table:formula="of:=[$TablaDatos.D562]" office:value-type="string" office:string-value="4.00" calcext:value-type="string">
            <text:p>4.00</text:p>
          </table:table-cell>
          <table:table-cell table:style-name="ce6" table:formula="of:=[$TablaDatos.E56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63]" office:value-type="float" office:value="255.666666666667" calcext:value-type="float">
            <text:p>255.666666666667</text:p>
          </table:table-cell>
          <table:table-cell table:style-name="ce6" table:formula="of:=[$TablaDatos.C563]" office:value-type="string" office:string-value="10.72" calcext:value-type="string">
            <text:p>10.72</text:p>
          </table:table-cell>
          <table:table-cell table:style-name="ce6" table:formula="of:=[$TablaDatos.D563]" office:value-type="string" office:string-value="4.00" calcext:value-type="string">
            <text:p>4.00</text:p>
          </table:table-cell>
          <table:table-cell table:style-name="ce6" table:formula="of:=[$TablaDatos.E56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64]" office:value-type="float" office:value="256.166666666667" calcext:value-type="float">
            <text:p>256.166666666667</text:p>
          </table:table-cell>
          <table:table-cell table:style-name="ce6" table:formula="of:=[$TablaDatos.C564]" office:value-type="string" office:string-value="10.72" calcext:value-type="string">
            <text:p>10.72</text:p>
          </table:table-cell>
          <table:table-cell table:style-name="ce6" table:formula="of:=[$TablaDatos.D564]" office:value-type="string" office:string-value="4.00" calcext:value-type="string">
            <text:p>4.00</text:p>
          </table:table-cell>
          <table:table-cell table:style-name="ce6" table:formula="of:=[$TablaDatos.E56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65]" office:value-type="float" office:value="256.666666666667" calcext:value-type="float">
            <text:p>256.666666666667</text:p>
          </table:table-cell>
          <table:table-cell table:style-name="ce6" table:formula="of:=[$TablaDatos.C565]" office:value-type="string" office:string-value="10.72" calcext:value-type="string">
            <text:p>10.72</text:p>
          </table:table-cell>
          <table:table-cell table:style-name="ce6" table:formula="of:=[$TablaDatos.D565]" office:value-type="string" office:string-value="4.00" calcext:value-type="string">
            <text:p>4.00</text:p>
          </table:table-cell>
          <table:table-cell table:style-name="ce6" table:formula="of:=[$TablaDatos.E56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66]" office:value-type="float" office:value="257.166666666667" calcext:value-type="float">
            <text:p>257.166666666667</text:p>
          </table:table-cell>
          <table:table-cell table:style-name="ce6" table:formula="of:=[$TablaDatos.C566]" office:value-type="string" office:string-value="10.72" calcext:value-type="string">
            <text:p>10.72</text:p>
          </table:table-cell>
          <table:table-cell table:style-name="ce6" table:formula="of:=[$TablaDatos.D566]" office:value-type="string" office:string-value="4.00" calcext:value-type="string">
            <text:p>4.00</text:p>
          </table:table-cell>
          <table:table-cell table:style-name="ce6" table:formula="of:=[$TablaDatos.E56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67]" office:value-type="float" office:value="257.666666666667" calcext:value-type="float">
            <text:p>257.666666666667</text:p>
          </table:table-cell>
          <table:table-cell table:style-name="ce6" table:formula="of:=[$TablaDatos.C567]" office:value-type="string" office:string-value="10.73" calcext:value-type="string">
            <text:p>10.73</text:p>
          </table:table-cell>
          <table:table-cell table:style-name="ce6" table:formula="of:=[$TablaDatos.D567]" office:value-type="string" office:string-value="4.00" calcext:value-type="string">
            <text:p>4.00</text:p>
          </table:table-cell>
          <table:table-cell table:style-name="ce6" table:formula="of:=[$TablaDatos.E56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68]" office:value-type="float" office:value="258.166666666667" calcext:value-type="float">
            <text:p>258.166666666667</text:p>
          </table:table-cell>
          <table:table-cell table:style-name="ce6" table:formula="of:=[$TablaDatos.C568]" office:value-type="string" office:string-value="10.73" calcext:value-type="string">
            <text:p>10.73</text:p>
          </table:table-cell>
          <table:table-cell table:style-name="ce6" table:formula="of:=[$TablaDatos.D568]" office:value-type="string" office:string-value="4.00" calcext:value-type="string">
            <text:p>4.00</text:p>
          </table:table-cell>
          <table:table-cell table:style-name="ce6" table:formula="of:=[$TablaDatos.E56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69]" office:value-type="float" office:value="258.666666666667" calcext:value-type="float">
            <text:p>258.666666666667</text:p>
          </table:table-cell>
          <table:table-cell table:style-name="ce6" table:formula="of:=[$TablaDatos.C569]" office:value-type="string" office:string-value="10.73" calcext:value-type="string">
            <text:p>10.73</text:p>
          </table:table-cell>
          <table:table-cell table:style-name="ce6" table:formula="of:=[$TablaDatos.D569]" office:value-type="string" office:string-value="4.00" calcext:value-type="string">
            <text:p>4.00</text:p>
          </table:table-cell>
          <table:table-cell table:style-name="ce6" table:formula="of:=[$TablaDatos.E56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70]" office:value-type="float" office:value="259.166666666667" calcext:value-type="float">
            <text:p>259.166666666667</text:p>
          </table:table-cell>
          <table:table-cell table:style-name="ce6" table:formula="of:=[$TablaDatos.C570]" office:value-type="string" office:string-value="10.73" calcext:value-type="string">
            <text:p>10.73</text:p>
          </table:table-cell>
          <table:table-cell table:style-name="ce6" table:formula="of:=[$TablaDatos.D570]" office:value-type="string" office:string-value="4.00" calcext:value-type="string">
            <text:p>4.00</text:p>
          </table:table-cell>
          <table:table-cell table:style-name="ce6" table:formula="of:=[$TablaDatos.E57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71]" office:value-type="float" office:value="259.666666666667" calcext:value-type="float">
            <text:p>259.666666666667</text:p>
          </table:table-cell>
          <table:table-cell table:style-name="ce6" table:formula="of:=[$TablaDatos.C571]" office:value-type="string" office:string-value="10.73" calcext:value-type="string">
            <text:p>10.73</text:p>
          </table:table-cell>
          <table:table-cell table:style-name="ce6" table:formula="of:=[$TablaDatos.D571]" office:value-type="string" office:string-value="4.00" calcext:value-type="string">
            <text:p>4.00</text:p>
          </table:table-cell>
          <table:table-cell table:style-name="ce6" table:formula="of:=[$TablaDatos.E57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72]" office:value-type="float" office:value="260.166666666667" calcext:value-type="float">
            <text:p>260.166666666667</text:p>
          </table:table-cell>
          <table:table-cell table:style-name="ce6" table:formula="of:=[$TablaDatos.C572]" office:value-type="string" office:string-value="10.73" calcext:value-type="string">
            <text:p>10.73</text:p>
          </table:table-cell>
          <table:table-cell table:style-name="ce6" table:formula="of:=[$TablaDatos.D572]" office:value-type="string" office:string-value="4.00" calcext:value-type="string">
            <text:p>4.00</text:p>
          </table:table-cell>
          <table:table-cell table:style-name="ce6" table:formula="of:=[$TablaDatos.E57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73]" office:value-type="float" office:value="260.666666666667" calcext:value-type="float">
            <text:p>260.666666666667</text:p>
          </table:table-cell>
          <table:table-cell table:style-name="ce6" table:formula="of:=[$TablaDatos.C573]" office:value-type="string" office:string-value="10.73" calcext:value-type="string">
            <text:p>10.73</text:p>
          </table:table-cell>
          <table:table-cell table:style-name="ce6" table:formula="of:=[$TablaDatos.D573]" office:value-type="string" office:string-value="4.00" calcext:value-type="string">
            <text:p>4.00</text:p>
          </table:table-cell>
          <table:table-cell table:style-name="ce6" table:formula="of:=[$TablaDatos.E57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74]" office:value-type="float" office:value="261.166666666667" calcext:value-type="float">
            <text:p>261.166666666667</text:p>
          </table:table-cell>
          <table:table-cell table:style-name="ce6" table:formula="of:=[$TablaDatos.C574]" office:value-type="string" office:string-value="10.73" calcext:value-type="string">
            <text:p>10.73</text:p>
          </table:table-cell>
          <table:table-cell table:style-name="ce6" table:formula="of:=[$TablaDatos.D574]" office:value-type="string" office:string-value="4.00" calcext:value-type="string">
            <text:p>4.00</text:p>
          </table:table-cell>
          <table:table-cell table:style-name="ce6" table:formula="of:=[$TablaDatos.E57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75]" office:value-type="float" office:value="261.666666666667" calcext:value-type="float">
            <text:p>261.666666666667</text:p>
          </table:table-cell>
          <table:table-cell table:style-name="ce6" table:formula="of:=[$TablaDatos.C575]" office:value-type="string" office:string-value="10.73" calcext:value-type="string">
            <text:p>10.73</text:p>
          </table:table-cell>
          <table:table-cell table:style-name="ce6" table:formula="of:=[$TablaDatos.D575]" office:value-type="string" office:string-value="4.00" calcext:value-type="string">
            <text:p>4.00</text:p>
          </table:table-cell>
          <table:table-cell table:style-name="ce6" table:formula="of:=[$TablaDatos.E57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76]" office:value-type="float" office:value="262" calcext:value-type="float">
            <text:p>262</text:p>
          </table:table-cell>
          <table:table-cell table:style-name="ce6" table:formula="of:=[$TablaDatos.C576]" office:value-type="string" office:string-value="10.73" calcext:value-type="string">
            <text:p>10.73</text:p>
          </table:table-cell>
          <table:table-cell table:style-name="ce6" table:formula="of:=[$TablaDatos.D576]" office:value-type="string" office:string-value="4.00" calcext:value-type="string">
            <text:p>4.00</text:p>
          </table:table-cell>
          <table:table-cell table:style-name="ce6" table:formula="of:=[$TablaDatos.E57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77]" office:value-type="float" office:value="262.333333333334" calcext:value-type="float">
            <text:p>262.333333333334</text:p>
          </table:table-cell>
          <table:table-cell table:style-name="ce6" table:formula="of:=[$TablaDatos.C577]" office:value-type="string" office:string-value="10.73" calcext:value-type="string">
            <text:p>10.73</text:p>
          </table:table-cell>
          <table:table-cell table:style-name="ce6" table:formula="of:=[$TablaDatos.D577]" office:value-type="string" office:string-value="4.00" calcext:value-type="string">
            <text:p>4.00</text:p>
          </table:table-cell>
          <table:table-cell table:style-name="ce6" table:formula="of:=[$TablaDatos.E57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78]" office:value-type="float" office:value="262.666666666667" calcext:value-type="float">
            <text:p>262.666666666667</text:p>
          </table:table-cell>
          <table:table-cell table:style-name="ce6" table:formula="of:=[$TablaDatos.C578]" office:value-type="string" office:string-value="10.73" calcext:value-type="string">
            <text:p>10.73</text:p>
          </table:table-cell>
          <table:table-cell table:style-name="ce6" table:formula="of:=[$TablaDatos.D578]" office:value-type="string" office:string-value="4.00" calcext:value-type="string">
            <text:p>4.00</text:p>
          </table:table-cell>
          <table:table-cell table:style-name="ce6" table:formula="of:=[$TablaDatos.E57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79]" office:value-type="float" office:value="263.166666666667" calcext:value-type="float">
            <text:p>263.166666666667</text:p>
          </table:table-cell>
          <table:table-cell table:style-name="ce6" table:formula="of:=[$TablaDatos.C579]" office:value-type="string" office:string-value="10.74" calcext:value-type="string">
            <text:p>10.74</text:p>
          </table:table-cell>
          <table:table-cell table:style-name="ce6" table:formula="of:=[$TablaDatos.D579]" office:value-type="string" office:string-value="4.00" calcext:value-type="string">
            <text:p>4.00</text:p>
          </table:table-cell>
          <table:table-cell table:style-name="ce6" table:formula="of:=[$TablaDatos.E57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80]" office:value-type="float" office:value="263.666666666667" calcext:value-type="float">
            <text:p>263.666666666667</text:p>
          </table:table-cell>
          <table:table-cell table:style-name="ce6" table:formula="of:=[$TablaDatos.C580]" office:value-type="string" office:string-value="10.74" calcext:value-type="string">
            <text:p>10.74</text:p>
          </table:table-cell>
          <table:table-cell table:style-name="ce6" table:formula="of:=[$TablaDatos.D580]" office:value-type="string" office:string-value="4.00" calcext:value-type="string">
            <text:p>4.00</text:p>
          </table:table-cell>
          <table:table-cell table:style-name="ce6" table:formula="of:=[$TablaDatos.E58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81]" office:value-type="float" office:value="264.166666666667" calcext:value-type="float">
            <text:p>264.166666666667</text:p>
          </table:table-cell>
          <table:table-cell table:style-name="ce6" table:formula="of:=[$TablaDatos.C581]" office:value-type="string" office:string-value="10.74" calcext:value-type="string">
            <text:p>10.74</text:p>
          </table:table-cell>
          <table:table-cell table:style-name="ce6" table:formula="of:=[$TablaDatos.D581]" office:value-type="string" office:string-value="4.00" calcext:value-type="string">
            <text:p>4.00</text:p>
          </table:table-cell>
          <table:table-cell table:style-name="ce6" table:formula="of:=[$TablaDatos.E58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82]" office:value-type="float" office:value="264.666666666667" calcext:value-type="float">
            <text:p>264.666666666667</text:p>
          </table:table-cell>
          <table:table-cell table:style-name="ce6" table:formula="of:=[$TablaDatos.C582]" office:value-type="string" office:string-value="10.74" calcext:value-type="string">
            <text:p>10.74</text:p>
          </table:table-cell>
          <table:table-cell table:style-name="ce6" table:formula="of:=[$TablaDatos.D582]" office:value-type="string" office:string-value="4.00" calcext:value-type="string">
            <text:p>4.00</text:p>
          </table:table-cell>
          <table:table-cell table:style-name="ce6" table:formula="of:=[$TablaDatos.E58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83]" office:value-type="float" office:value="265.166666666667" calcext:value-type="float">
            <text:p>265.166666666667</text:p>
          </table:table-cell>
          <table:table-cell table:style-name="ce6" table:formula="of:=[$TablaDatos.C583]" office:value-type="string" office:string-value="10.74" calcext:value-type="string">
            <text:p>10.74</text:p>
          </table:table-cell>
          <table:table-cell table:style-name="ce6" table:formula="of:=[$TablaDatos.D583]" office:value-type="string" office:string-value="4.00" calcext:value-type="string">
            <text:p>4.00</text:p>
          </table:table-cell>
          <table:table-cell table:style-name="ce6" table:formula="of:=[$TablaDatos.E58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84]" office:value-type="float" office:value="265.666666666667" calcext:value-type="float">
            <text:p>265.666666666667</text:p>
          </table:table-cell>
          <table:table-cell table:style-name="ce6" table:formula="of:=[$TablaDatos.C584]" office:value-type="string" office:string-value="10.74" calcext:value-type="string">
            <text:p>10.74</text:p>
          </table:table-cell>
          <table:table-cell table:style-name="ce6" table:formula="of:=[$TablaDatos.D584]" office:value-type="string" office:string-value="4.00" calcext:value-type="string">
            <text:p>4.00</text:p>
          </table:table-cell>
          <table:table-cell table:style-name="ce6" table:formula="of:=[$TablaDatos.E58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85]" office:value-type="float" office:value="266" calcext:value-type="float">
            <text:p>266</text:p>
          </table:table-cell>
          <table:table-cell table:style-name="ce6" table:formula="of:=[$TablaDatos.C585]" office:value-type="string" office:string-value="10.74" calcext:value-type="string">
            <text:p>10.74</text:p>
          </table:table-cell>
          <table:table-cell table:style-name="ce6" table:formula="of:=[$TablaDatos.D585]" office:value-type="string" office:string-value="4.00" calcext:value-type="string">
            <text:p>4.00</text:p>
          </table:table-cell>
          <table:table-cell table:style-name="ce6" table:formula="of:=[$TablaDatos.E58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86]" office:value-type="float" office:value="266.333333333334" calcext:value-type="float">
            <text:p>266.333333333334</text:p>
          </table:table-cell>
          <table:table-cell table:style-name="ce6" table:formula="of:=[$TablaDatos.C586]" office:value-type="string" office:string-value="10.74" calcext:value-type="string">
            <text:p>10.74</text:p>
          </table:table-cell>
          <table:table-cell table:style-name="ce6" table:formula="of:=[$TablaDatos.D586]" office:value-type="string" office:string-value="4.00" calcext:value-type="string">
            <text:p>4.00</text:p>
          </table:table-cell>
          <table:table-cell table:style-name="ce6" table:formula="of:=[$TablaDatos.E58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87]" office:value-type="float" office:value="266.666666666667" calcext:value-type="float">
            <text:p>266.666666666667</text:p>
          </table:table-cell>
          <table:table-cell table:style-name="ce6" table:formula="of:=[$TablaDatos.C587]" office:value-type="string" office:string-value="10.74" calcext:value-type="string">
            <text:p>10.74</text:p>
          </table:table-cell>
          <table:table-cell table:style-name="ce6" table:formula="of:=[$TablaDatos.D587]" office:value-type="string" office:string-value="4.00" calcext:value-type="string">
            <text:p>4.00</text:p>
          </table:table-cell>
          <table:table-cell table:style-name="ce6" table:formula="of:=[$TablaDatos.E58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88]" office:value-type="float" office:value="267.166666666667" calcext:value-type="float">
            <text:p>267.166666666667</text:p>
          </table:table-cell>
          <table:table-cell table:style-name="ce6" table:formula="of:=[$TablaDatos.C588]" office:value-type="string" office:string-value="10.74" calcext:value-type="string">
            <text:p>10.74</text:p>
          </table:table-cell>
          <table:table-cell table:style-name="ce6" table:formula="of:=[$TablaDatos.D588]" office:value-type="string" office:string-value="4.00" calcext:value-type="string">
            <text:p>4.00</text:p>
          </table:table-cell>
          <table:table-cell table:style-name="ce6" table:formula="of:=[$TablaDatos.E58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89]" office:value-type="float" office:value="267.666666666667" calcext:value-type="float">
            <text:p>267.666666666667</text:p>
          </table:table-cell>
          <table:table-cell table:style-name="ce6" table:formula="of:=[$TablaDatos.C589]" office:value-type="string" office:string-value="10.74" calcext:value-type="string">
            <text:p>10.74</text:p>
          </table:table-cell>
          <table:table-cell table:style-name="ce6" table:formula="of:=[$TablaDatos.D589]" office:value-type="string" office:string-value="4.00" calcext:value-type="string">
            <text:p>4.00</text:p>
          </table:table-cell>
          <table:table-cell table:style-name="ce6" table:formula="of:=[$TablaDatos.E58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90]" office:value-type="float" office:value="268.166666666667" calcext:value-type="float">
            <text:p>268.166666666667</text:p>
          </table:table-cell>
          <table:table-cell table:style-name="ce6" table:formula="of:=[$TablaDatos.C590]" office:value-type="string" office:string-value="10.74" calcext:value-type="string">
            <text:p>10.74</text:p>
          </table:table-cell>
          <table:table-cell table:style-name="ce6" table:formula="of:=[$TablaDatos.D590]" office:value-type="string" office:string-value="4.00" calcext:value-type="string">
            <text:p>4.00</text:p>
          </table:table-cell>
          <table:table-cell table:style-name="ce6" table:formula="of:=[$TablaDatos.E59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91]" office:value-type="float" office:value="268.666666666667" calcext:value-type="float">
            <text:p>268.666666666667</text:p>
          </table:table-cell>
          <table:table-cell table:style-name="ce6" table:formula="of:=[$TablaDatos.C591]" office:value-type="string" office:string-value="10.75" calcext:value-type="string">
            <text:p>10.75</text:p>
          </table:table-cell>
          <table:table-cell table:style-name="ce6" table:formula="of:=[$TablaDatos.D591]" office:value-type="string" office:string-value="4.00" calcext:value-type="string">
            <text:p>4.00</text:p>
          </table:table-cell>
          <table:table-cell table:style-name="ce6" table:formula="of:=[$TablaDatos.E59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92]" office:value-type="float" office:value="269.166666666667" calcext:value-type="float">
            <text:p>269.166666666667</text:p>
          </table:table-cell>
          <table:table-cell table:style-name="ce6" table:formula="of:=[$TablaDatos.C592]" office:value-type="string" office:string-value="10.75" calcext:value-type="string">
            <text:p>10.75</text:p>
          </table:table-cell>
          <table:table-cell table:style-name="ce6" table:formula="of:=[$TablaDatos.D592]" office:value-type="string" office:string-value="4.00" calcext:value-type="string">
            <text:p>4.00</text:p>
          </table:table-cell>
          <table:table-cell table:style-name="ce6" table:formula="of:=[$TablaDatos.E59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93]" office:value-type="float" office:value="269.666666666667" calcext:value-type="float">
            <text:p>269.666666666667</text:p>
          </table:table-cell>
          <table:table-cell table:style-name="ce6" table:formula="of:=[$TablaDatos.C593]" office:value-type="string" office:string-value="10.75" calcext:value-type="string">
            <text:p>10.75</text:p>
          </table:table-cell>
          <table:table-cell table:style-name="ce6" table:formula="of:=[$TablaDatos.D593]" office:value-type="string" office:string-value="4.00" calcext:value-type="string">
            <text:p>4.00</text:p>
          </table:table-cell>
          <table:table-cell table:style-name="ce6" table:formula="of:=[$TablaDatos.E59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94]" office:value-type="float" office:value="270" calcext:value-type="float">
            <text:p>270</text:p>
          </table:table-cell>
          <table:table-cell table:style-name="ce6" table:formula="of:=[$TablaDatos.C594]" office:value-type="string" office:string-value="10.75" calcext:value-type="string">
            <text:p>10.75</text:p>
          </table:table-cell>
          <table:table-cell table:style-name="ce6" table:formula="of:=[$TablaDatos.D594]" office:value-type="string" office:string-value="4.00" calcext:value-type="string">
            <text:p>4.00</text:p>
          </table:table-cell>
          <table:table-cell table:style-name="ce6" table:formula="of:=[$TablaDatos.E59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95]" office:value-type="float" office:value="270.333333333334" calcext:value-type="float">
            <text:p>270.333333333334</text:p>
          </table:table-cell>
          <table:table-cell table:style-name="ce6" table:formula="of:=[$TablaDatos.C595]" office:value-type="string" office:string-value="10.75" calcext:value-type="string">
            <text:p>10.75</text:p>
          </table:table-cell>
          <table:table-cell table:style-name="ce6" table:formula="of:=[$TablaDatos.D595]" office:value-type="string" office:string-value="4.00" calcext:value-type="string">
            <text:p>4.00</text:p>
          </table:table-cell>
          <table:table-cell table:style-name="ce6" table:formula="of:=[$TablaDatos.E59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96]" office:value-type="float" office:value="270.666666666667" calcext:value-type="float">
            <text:p>270.666666666667</text:p>
          </table:table-cell>
          <table:table-cell table:style-name="ce6" table:formula="of:=[$TablaDatos.C596]" office:value-type="string" office:string-value="10.75" calcext:value-type="string">
            <text:p>10.75</text:p>
          </table:table-cell>
          <table:table-cell table:style-name="ce6" table:formula="of:=[$TablaDatos.D596]" office:value-type="string" office:string-value="4.00" calcext:value-type="string">
            <text:p>4.00</text:p>
          </table:table-cell>
          <table:table-cell table:style-name="ce6" table:formula="of:=[$TablaDatos.E59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97]" office:value-type="float" office:value="271.166666666667" calcext:value-type="float">
            <text:p>271.166666666667</text:p>
          </table:table-cell>
          <table:table-cell table:style-name="ce6" table:formula="of:=[$TablaDatos.C597]" office:value-type="string" office:string-value="10.75" calcext:value-type="string">
            <text:p>10.75</text:p>
          </table:table-cell>
          <table:table-cell table:style-name="ce6" table:formula="of:=[$TablaDatos.D597]" office:value-type="string" office:string-value="4.00" calcext:value-type="string">
            <text:p>4.00</text:p>
          </table:table-cell>
          <table:table-cell table:style-name="ce6" table:formula="of:=[$TablaDatos.E59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98]" office:value-type="float" office:value="271.666666666667" calcext:value-type="float">
            <text:p>271.666666666667</text:p>
          </table:table-cell>
          <table:table-cell table:style-name="ce6" table:formula="of:=[$TablaDatos.C598]" office:value-type="string" office:string-value="10.75" calcext:value-type="string">
            <text:p>10.75</text:p>
          </table:table-cell>
          <table:table-cell table:style-name="ce6" table:formula="of:=[$TablaDatos.D598]" office:value-type="string" office:string-value="4.00" calcext:value-type="string">
            <text:p>4.00</text:p>
          </table:table-cell>
          <table:table-cell table:style-name="ce6" table:formula="of:=[$TablaDatos.E59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599]" office:value-type="float" office:value="272.166666666667" calcext:value-type="float">
            <text:p>272.166666666667</text:p>
          </table:table-cell>
          <table:table-cell table:style-name="ce6" table:formula="of:=[$TablaDatos.C599]" office:value-type="string" office:string-value="10.75" calcext:value-type="string">
            <text:p>10.75</text:p>
          </table:table-cell>
          <table:table-cell table:style-name="ce6" table:formula="of:=[$TablaDatos.D599]" office:value-type="string" office:string-value="4.00" calcext:value-type="string">
            <text:p>4.00</text:p>
          </table:table-cell>
          <table:table-cell table:style-name="ce6" table:formula="of:=[$TablaDatos.E59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00]" office:value-type="float" office:value="272.666666666667" calcext:value-type="float">
            <text:p>272.666666666667</text:p>
          </table:table-cell>
          <table:table-cell table:style-name="ce6" table:formula="of:=[$TablaDatos.C600]" office:value-type="string" office:string-value="10.75" calcext:value-type="string">
            <text:p>10.75</text:p>
          </table:table-cell>
          <table:table-cell table:style-name="ce6" table:formula="of:=[$TablaDatos.D600]" office:value-type="string" office:string-value="4.00" calcext:value-type="string">
            <text:p>4.00</text:p>
          </table:table-cell>
          <table:table-cell table:style-name="ce6" table:formula="of:=[$TablaDatos.E60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01]" office:value-type="float" office:value="273.166666666667" calcext:value-type="float">
            <text:p>273.166666666667</text:p>
          </table:table-cell>
          <table:table-cell table:style-name="ce6" table:formula="of:=[$TablaDatos.C601]" office:value-type="string" office:string-value="10.75" calcext:value-type="string">
            <text:p>10.75</text:p>
          </table:table-cell>
          <table:table-cell table:style-name="ce6" table:formula="of:=[$TablaDatos.D601]" office:value-type="string" office:string-value="4.00" calcext:value-type="string">
            <text:p>4.00</text:p>
          </table:table-cell>
          <table:table-cell table:style-name="ce6" table:formula="of:=[$TablaDatos.E60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02]" office:value-type="float" office:value="273.666666666667" calcext:value-type="float">
            <text:p>273.666666666667</text:p>
          </table:table-cell>
          <table:table-cell table:style-name="ce6" table:formula="of:=[$TablaDatos.C602]" office:value-type="string" office:string-value="10.75" calcext:value-type="string">
            <text:p>10.75</text:p>
          </table:table-cell>
          <table:table-cell table:style-name="ce6" table:formula="of:=[$TablaDatos.D602]" office:value-type="string" office:string-value="4.00" calcext:value-type="string">
            <text:p>4.00</text:p>
          </table:table-cell>
          <table:table-cell table:style-name="ce6" table:formula="of:=[$TablaDatos.E60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03]" office:value-type="float" office:value="274" calcext:value-type="float">
            <text:p>274</text:p>
          </table:table-cell>
          <table:table-cell table:style-name="ce6" table:formula="of:=[$TablaDatos.C603]" office:value-type="string" office:string-value="10.75" calcext:value-type="string">
            <text:p>10.75</text:p>
          </table:table-cell>
          <table:table-cell table:style-name="ce6" table:formula="of:=[$TablaDatos.D603]" office:value-type="string" office:string-value="4.00" calcext:value-type="string">
            <text:p>4.00</text:p>
          </table:table-cell>
          <table:table-cell table:style-name="ce6" table:formula="of:=[$TablaDatos.E60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04]" office:value-type="float" office:value="274.333333333334" calcext:value-type="float">
            <text:p>274.333333333334</text:p>
          </table:table-cell>
          <table:table-cell table:style-name="ce6" table:formula="of:=[$TablaDatos.C604]" office:value-type="string" office:string-value="10.75" calcext:value-type="string">
            <text:p>10.75</text:p>
          </table:table-cell>
          <table:table-cell table:style-name="ce6" table:formula="of:=[$TablaDatos.D604]" office:value-type="string" office:string-value="4.00" calcext:value-type="string">
            <text:p>4.00</text:p>
          </table:table-cell>
          <table:table-cell table:style-name="ce6" table:formula="of:=[$TablaDatos.E60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05]" office:value-type="float" office:value="274.666666666667" calcext:value-type="float">
            <text:p>274.666666666667</text:p>
          </table:table-cell>
          <table:table-cell table:style-name="ce6" table:formula="of:=[$TablaDatos.C605]" office:value-type="string" office:string-value="10.75" calcext:value-type="string">
            <text:p>10.75</text:p>
          </table:table-cell>
          <table:table-cell table:style-name="ce6" table:formula="of:=[$TablaDatos.D605]" office:value-type="string" office:string-value="4.00" calcext:value-type="string">
            <text:p>4.00</text:p>
          </table:table-cell>
          <table:table-cell table:style-name="ce6" table:formula="of:=[$TablaDatos.E60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06]" office:value-type="float" office:value="275.166666666667" calcext:value-type="float">
            <text:p>275.166666666667</text:p>
          </table:table-cell>
          <table:table-cell table:style-name="ce6" table:formula="of:=[$TablaDatos.C606]" office:value-type="string" office:string-value="10.75" calcext:value-type="string">
            <text:p>10.75</text:p>
          </table:table-cell>
          <table:table-cell table:style-name="ce6" table:formula="of:=[$TablaDatos.D606]" office:value-type="string" office:string-value="4.00" calcext:value-type="string">
            <text:p>4.00</text:p>
          </table:table-cell>
          <table:table-cell table:style-name="ce6" table:formula="of:=[$TablaDatos.E60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07]" office:value-type="float" office:value="275.666666666667" calcext:value-type="float">
            <text:p>275.666666666667</text:p>
          </table:table-cell>
          <table:table-cell table:style-name="ce6" table:formula="of:=[$TablaDatos.C607]" office:value-type="string" office:string-value="10.76" calcext:value-type="string">
            <text:p>10.76</text:p>
          </table:table-cell>
          <table:table-cell table:style-name="ce6" table:formula="of:=[$TablaDatos.D607]" office:value-type="string" office:string-value="4.00" calcext:value-type="string">
            <text:p>4.00</text:p>
          </table:table-cell>
          <table:table-cell table:style-name="ce6" table:formula="of:=[$TablaDatos.E60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08]" office:value-type="float" office:value="276.166666666667" calcext:value-type="float">
            <text:p>276.166666666667</text:p>
          </table:table-cell>
          <table:table-cell table:style-name="ce6" table:formula="of:=[$TablaDatos.C608]" office:value-type="string" office:string-value="10.76" calcext:value-type="string">
            <text:p>10.76</text:p>
          </table:table-cell>
          <table:table-cell table:style-name="ce6" table:formula="of:=[$TablaDatos.D608]" office:value-type="string" office:string-value="4.00" calcext:value-type="string">
            <text:p>4.00</text:p>
          </table:table-cell>
          <table:table-cell table:style-name="ce6" table:formula="of:=[$TablaDatos.E60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09]" office:value-type="float" office:value="276.666666666667" calcext:value-type="float">
            <text:p>276.666666666667</text:p>
          </table:table-cell>
          <table:table-cell table:style-name="ce6" table:formula="of:=[$TablaDatos.C609]" office:value-type="string" office:string-value="10.76" calcext:value-type="string">
            <text:p>10.76</text:p>
          </table:table-cell>
          <table:table-cell table:style-name="ce6" table:formula="of:=[$TablaDatos.D609]" office:value-type="string" office:string-value="4.00" calcext:value-type="string">
            <text:p>4.00</text:p>
          </table:table-cell>
          <table:table-cell table:style-name="ce6" table:formula="of:=[$TablaDatos.E60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10]" office:value-type="float" office:value="277.166666666667" calcext:value-type="float">
            <text:p>277.166666666667</text:p>
          </table:table-cell>
          <table:table-cell table:style-name="ce6" table:formula="of:=[$TablaDatos.C610]" office:value-type="string" office:string-value="10.76" calcext:value-type="string">
            <text:p>10.76</text:p>
          </table:table-cell>
          <table:table-cell table:style-name="ce6" table:formula="of:=[$TablaDatos.D610]" office:value-type="string" office:string-value="4.00" calcext:value-type="string">
            <text:p>4.00</text:p>
          </table:table-cell>
          <table:table-cell table:style-name="ce6" table:formula="of:=[$TablaDatos.E61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11]" office:value-type="float" office:value="277.666666666667" calcext:value-type="float">
            <text:p>277.666666666667</text:p>
          </table:table-cell>
          <table:table-cell table:style-name="ce6" table:formula="of:=[$TablaDatos.C611]" office:value-type="string" office:string-value="10.76" calcext:value-type="string">
            <text:p>10.76</text:p>
          </table:table-cell>
          <table:table-cell table:style-name="ce6" table:formula="of:=[$TablaDatos.D611]" office:value-type="string" office:string-value="4.00" calcext:value-type="string">
            <text:p>4.00</text:p>
          </table:table-cell>
          <table:table-cell table:style-name="ce6" table:formula="of:=[$TablaDatos.E61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12]" office:value-type="float" office:value="278.166666666667" calcext:value-type="float">
            <text:p>278.166666666667</text:p>
          </table:table-cell>
          <table:table-cell table:style-name="ce6" table:formula="of:=[$TablaDatos.C612]" office:value-type="string" office:string-value="10.76" calcext:value-type="string">
            <text:p>10.76</text:p>
          </table:table-cell>
          <table:table-cell table:style-name="ce6" table:formula="of:=[$TablaDatos.D612]" office:value-type="string" office:string-value="4.00" calcext:value-type="string">
            <text:p>4.00</text:p>
          </table:table-cell>
          <table:table-cell table:style-name="ce6" table:formula="of:=[$TablaDatos.E61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13]" office:value-type="float" office:value="278.666666666667" calcext:value-type="float">
            <text:p>278.666666666667</text:p>
          </table:table-cell>
          <table:table-cell table:style-name="ce6" table:formula="of:=[$TablaDatos.C613]" office:value-type="string" office:string-value="10.76" calcext:value-type="string">
            <text:p>10.76</text:p>
          </table:table-cell>
          <table:table-cell table:style-name="ce6" table:formula="of:=[$TablaDatos.D613]" office:value-type="string" office:string-value="4.00" calcext:value-type="string">
            <text:p>4.00</text:p>
          </table:table-cell>
          <table:table-cell table:style-name="ce6" table:formula="of:=[$TablaDatos.E61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14]" office:value-type="float" office:value="279" calcext:value-type="float">
            <text:p>279</text:p>
          </table:table-cell>
          <table:table-cell table:style-name="ce6" table:formula="of:=[$TablaDatos.C614]" office:value-type="string" office:string-value="10.76" calcext:value-type="string">
            <text:p>10.76</text:p>
          </table:table-cell>
          <table:table-cell table:style-name="ce6" table:formula="of:=[$TablaDatos.D614]" office:value-type="string" office:string-value="4.00" calcext:value-type="string">
            <text:p>4.00</text:p>
          </table:table-cell>
          <table:table-cell table:style-name="ce6" table:formula="of:=[$TablaDatos.E61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15]" office:value-type="float" office:value="279.333333333334" calcext:value-type="float">
            <text:p>279.333333333334</text:p>
          </table:table-cell>
          <table:table-cell table:style-name="ce6" table:formula="of:=[$TablaDatos.C615]" office:value-type="string" office:string-value="10.76" calcext:value-type="string">
            <text:p>10.76</text:p>
          </table:table-cell>
          <table:table-cell table:style-name="ce6" table:formula="of:=[$TablaDatos.D615]" office:value-type="string" office:string-value="4.00" calcext:value-type="string">
            <text:p>4.00</text:p>
          </table:table-cell>
          <table:table-cell table:style-name="ce6" table:formula="of:=[$TablaDatos.E61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16]" office:value-type="float" office:value="279.666666666667" calcext:value-type="float">
            <text:p>279.666666666667</text:p>
          </table:table-cell>
          <table:table-cell table:style-name="ce6" table:formula="of:=[$TablaDatos.C616]" office:value-type="string" office:string-value="10.76" calcext:value-type="string">
            <text:p>10.76</text:p>
          </table:table-cell>
          <table:table-cell table:style-name="ce6" table:formula="of:=[$TablaDatos.D616]" office:value-type="string" office:string-value="4.00" calcext:value-type="string">
            <text:p>4.00</text:p>
          </table:table-cell>
          <table:table-cell table:style-name="ce6" table:formula="of:=[$TablaDatos.E61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17]" office:value-type="float" office:value="280.166666666667" calcext:value-type="float">
            <text:p>280.166666666667</text:p>
          </table:table-cell>
          <table:table-cell table:style-name="ce6" table:formula="of:=[$TablaDatos.C617]" office:value-type="string" office:string-value="10.76" calcext:value-type="string">
            <text:p>10.76</text:p>
          </table:table-cell>
          <table:table-cell table:style-name="ce6" table:formula="of:=[$TablaDatos.D617]" office:value-type="string" office:string-value="4.00" calcext:value-type="string">
            <text:p>4.00</text:p>
          </table:table-cell>
          <table:table-cell table:style-name="ce6" table:formula="of:=[$TablaDatos.E61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18]" office:value-type="float" office:value="280.666666666667" calcext:value-type="float">
            <text:p>280.666666666667</text:p>
          </table:table-cell>
          <table:table-cell table:style-name="ce6" table:formula="of:=[$TablaDatos.C618]" office:value-type="string" office:string-value="10.76" calcext:value-type="string">
            <text:p>10.76</text:p>
          </table:table-cell>
          <table:table-cell table:style-name="ce6" table:formula="of:=[$TablaDatos.D618]" office:value-type="string" office:string-value="4.00" calcext:value-type="string">
            <text:p>4.00</text:p>
          </table:table-cell>
          <table:table-cell table:style-name="ce6" table:formula="of:=[$TablaDatos.E61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19]" office:value-type="float" office:value="281.166666666667" calcext:value-type="float">
            <text:p>281.166666666667</text:p>
          </table:table-cell>
          <table:table-cell table:style-name="ce6" table:formula="of:=[$TablaDatos.C619]" office:value-type="string" office:string-value="10.76" calcext:value-type="string">
            <text:p>10.76</text:p>
          </table:table-cell>
          <table:table-cell table:style-name="ce6" table:formula="of:=[$TablaDatos.D619]" office:value-type="string" office:string-value="4.00" calcext:value-type="string">
            <text:p>4.00</text:p>
          </table:table-cell>
          <table:table-cell table:style-name="ce6" table:formula="of:=[$TablaDatos.E61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20]" office:value-type="float" office:value="281.666666666667" calcext:value-type="float">
            <text:p>281.666666666667</text:p>
          </table:table-cell>
          <table:table-cell table:style-name="ce6" table:formula="of:=[$TablaDatos.C620]" office:value-type="string" office:string-value="10.76" calcext:value-type="string">
            <text:p>10.76</text:p>
          </table:table-cell>
          <table:table-cell table:style-name="ce6" table:formula="of:=[$TablaDatos.D620]" office:value-type="string" office:string-value="4.00" calcext:value-type="string">
            <text:p>4.00</text:p>
          </table:table-cell>
          <table:table-cell table:style-name="ce6" table:formula="of:=[$TablaDatos.E62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21]" office:value-type="float" office:value="282.166666666667" calcext:value-type="float">
            <text:p>282.166666666667</text:p>
          </table:table-cell>
          <table:table-cell table:style-name="ce6" table:formula="of:=[$TablaDatos.C621]" office:value-type="string" office:string-value="10.76" calcext:value-type="string">
            <text:p>10.76</text:p>
          </table:table-cell>
          <table:table-cell table:style-name="ce6" table:formula="of:=[$TablaDatos.D621]" office:value-type="string" office:string-value="4.00" calcext:value-type="string">
            <text:p>4.00</text:p>
          </table:table-cell>
          <table:table-cell table:style-name="ce6" table:formula="of:=[$TablaDatos.E62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22]" office:value-type="float" office:value="282.666666666667" calcext:value-type="float">
            <text:p>282.666666666667</text:p>
          </table:table-cell>
          <table:table-cell table:style-name="ce6" table:formula="of:=[$TablaDatos.C622]" office:value-type="string" office:string-value="10.76" calcext:value-type="string">
            <text:p>10.76</text:p>
          </table:table-cell>
          <table:table-cell table:style-name="ce6" table:formula="of:=[$TablaDatos.D622]" office:value-type="string" office:string-value="4.00" calcext:value-type="string">
            <text:p>4.00</text:p>
          </table:table-cell>
          <table:table-cell table:style-name="ce6" table:formula="of:=[$TablaDatos.E62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23]" office:value-type="float" office:value="283.166666666667" calcext:value-type="float">
            <text:p>283.166666666667</text:p>
          </table:table-cell>
          <table:table-cell table:style-name="ce6" table:formula="of:=[$TablaDatos.C623]" office:value-type="string" office:string-value="10.76" calcext:value-type="string">
            <text:p>10.76</text:p>
          </table:table-cell>
          <table:table-cell table:style-name="ce6" table:formula="of:=[$TablaDatos.D623]" office:value-type="string" office:string-value="4.00" calcext:value-type="string">
            <text:p>4.00</text:p>
          </table:table-cell>
          <table:table-cell table:style-name="ce6" table:formula="of:=[$TablaDatos.E62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24]" office:value-type="float" office:value="283.666666666667" calcext:value-type="float">
            <text:p>283.666666666667</text:p>
          </table:table-cell>
          <table:table-cell table:style-name="ce6" table:formula="of:=[$TablaDatos.C624]" office:value-type="string" office:string-value="10.76" calcext:value-type="string">
            <text:p>10.76</text:p>
          </table:table-cell>
          <table:table-cell table:style-name="ce6" table:formula="of:=[$TablaDatos.D624]" office:value-type="string" office:string-value="4.00" calcext:value-type="string">
            <text:p>4.00</text:p>
          </table:table-cell>
          <table:table-cell table:style-name="ce6" table:formula="of:=[$TablaDatos.E62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25]" office:value-type="float" office:value="284.166666666667" calcext:value-type="float">
            <text:p>284.166666666667</text:p>
          </table:table-cell>
          <table:table-cell table:style-name="ce6" table:formula="of:=[$TablaDatos.C625]" office:value-type="string" office:string-value="10.77" calcext:value-type="string">
            <text:p>10.77</text:p>
          </table:table-cell>
          <table:table-cell table:style-name="ce6" table:formula="of:=[$TablaDatos.D625]" office:value-type="string" office:string-value="4.00" calcext:value-type="string">
            <text:p>4.00</text:p>
          </table:table-cell>
          <table:table-cell table:style-name="ce6" table:formula="of:=[$TablaDatos.E62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26]" office:value-type="float" office:value="284.666666666667" calcext:value-type="float">
            <text:p>284.666666666667</text:p>
          </table:table-cell>
          <table:table-cell table:style-name="ce6" table:formula="of:=[$TablaDatos.C626]" office:value-type="string" office:string-value="10.77" calcext:value-type="string">
            <text:p>10.77</text:p>
          </table:table-cell>
          <table:table-cell table:style-name="ce6" table:formula="of:=[$TablaDatos.D626]" office:value-type="string" office:string-value="4.00" calcext:value-type="string">
            <text:p>4.00</text:p>
          </table:table-cell>
          <table:table-cell table:style-name="ce6" table:formula="of:=[$TablaDatos.E62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27]" office:value-type="float" office:value="285.166666666667" calcext:value-type="float">
            <text:p>285.166666666667</text:p>
          </table:table-cell>
          <table:table-cell table:style-name="ce6" table:formula="of:=[$TablaDatos.C627]" office:value-type="string" office:string-value="10.77" calcext:value-type="string">
            <text:p>10.77</text:p>
          </table:table-cell>
          <table:table-cell table:style-name="ce6" table:formula="of:=[$TablaDatos.D627]" office:value-type="string" office:string-value="4.00" calcext:value-type="string">
            <text:p>4.00</text:p>
          </table:table-cell>
          <table:table-cell table:style-name="ce6" table:formula="of:=[$TablaDatos.E62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28]" office:value-type="float" office:value="285.666666666667" calcext:value-type="float">
            <text:p>285.666666666667</text:p>
          </table:table-cell>
          <table:table-cell table:style-name="ce6" table:formula="of:=[$TablaDatos.C628]" office:value-type="string" office:string-value="10.77" calcext:value-type="string">
            <text:p>10.77</text:p>
          </table:table-cell>
          <table:table-cell table:style-name="ce6" table:formula="of:=[$TablaDatos.D628]" office:value-type="string" office:string-value="4.00" calcext:value-type="string">
            <text:p>4.00</text:p>
          </table:table-cell>
          <table:table-cell table:style-name="ce6" table:formula="of:=[$TablaDatos.E62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29]" office:value-type="float" office:value="286.166666666667" calcext:value-type="float">
            <text:p>286.166666666667</text:p>
          </table:table-cell>
          <table:table-cell table:style-name="ce6" table:formula="of:=[$TablaDatos.C629]" office:value-type="string" office:string-value="10.77" calcext:value-type="string">
            <text:p>10.77</text:p>
          </table:table-cell>
          <table:table-cell table:style-name="ce6" table:formula="of:=[$TablaDatos.D629]" office:value-type="string" office:string-value="4.00" calcext:value-type="string">
            <text:p>4.00</text:p>
          </table:table-cell>
          <table:table-cell table:style-name="ce6" table:formula="of:=[$TablaDatos.E62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30]" office:value-type="float" office:value="286.666666666667" calcext:value-type="float">
            <text:p>286.666666666667</text:p>
          </table:table-cell>
          <table:table-cell table:style-name="ce6" table:formula="of:=[$TablaDatos.C630]" office:value-type="string" office:string-value="10.77" calcext:value-type="string">
            <text:p>10.77</text:p>
          </table:table-cell>
          <table:table-cell table:style-name="ce6" table:formula="of:=[$TablaDatos.D630]" office:value-type="string" office:string-value="4.00" calcext:value-type="string">
            <text:p>4.00</text:p>
          </table:table-cell>
          <table:table-cell table:style-name="ce6" table:formula="of:=[$TablaDatos.E63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31]" office:value-type="float" office:value="287" calcext:value-type="float">
            <text:p>287</text:p>
          </table:table-cell>
          <table:table-cell table:style-name="ce6" table:formula="of:=[$TablaDatos.C631]" office:value-type="string" office:string-value="10.77" calcext:value-type="string">
            <text:p>10.77</text:p>
          </table:table-cell>
          <table:table-cell table:style-name="ce6" table:formula="of:=[$TablaDatos.D631]" office:value-type="string" office:string-value="4.00" calcext:value-type="string">
            <text:p>4.00</text:p>
          </table:table-cell>
          <table:table-cell table:style-name="ce6" table:formula="of:=[$TablaDatos.E63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32]" office:value-type="float" office:value="287.333333333334" calcext:value-type="float">
            <text:p>287.333333333334</text:p>
          </table:table-cell>
          <table:table-cell table:style-name="ce6" table:formula="of:=[$TablaDatos.C632]" office:value-type="string" office:string-value="10.77" calcext:value-type="string">
            <text:p>10.77</text:p>
          </table:table-cell>
          <table:table-cell table:style-name="ce6" table:formula="of:=[$TablaDatos.D632]" office:value-type="string" office:string-value="4.00" calcext:value-type="string">
            <text:p>4.00</text:p>
          </table:table-cell>
          <table:table-cell table:style-name="ce6" table:formula="of:=[$TablaDatos.E63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33]" office:value-type="float" office:value="287.666666666667" calcext:value-type="float">
            <text:p>287.666666666667</text:p>
          </table:table-cell>
          <table:table-cell table:style-name="ce6" table:formula="of:=[$TablaDatos.C633]" office:value-type="string" office:string-value="10.77" calcext:value-type="string">
            <text:p>10.77</text:p>
          </table:table-cell>
          <table:table-cell table:style-name="ce6" table:formula="of:=[$TablaDatos.D633]" office:value-type="string" office:string-value="4.00" calcext:value-type="string">
            <text:p>4.00</text:p>
          </table:table-cell>
          <table:table-cell table:style-name="ce6" table:formula="of:=[$TablaDatos.E63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34]" office:value-type="float" office:value="288.166666666667" calcext:value-type="float">
            <text:p>288.166666666667</text:p>
          </table:table-cell>
          <table:table-cell table:style-name="ce6" table:formula="of:=[$TablaDatos.C634]" office:value-type="string" office:string-value="10.77" calcext:value-type="string">
            <text:p>10.77</text:p>
          </table:table-cell>
          <table:table-cell table:style-name="ce6" table:formula="of:=[$TablaDatos.D634]" office:value-type="string" office:string-value="4.00" calcext:value-type="string">
            <text:p>4.00</text:p>
          </table:table-cell>
          <table:table-cell table:style-name="ce6" table:formula="of:=[$TablaDatos.E63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35]" office:value-type="float" office:value="288.666666666667" calcext:value-type="float">
            <text:p>288.666666666667</text:p>
          </table:table-cell>
          <table:table-cell table:style-name="ce6" table:formula="of:=[$TablaDatos.C635]" office:value-type="string" office:string-value="10.77" calcext:value-type="string">
            <text:p>10.77</text:p>
          </table:table-cell>
          <table:table-cell table:style-name="ce6" table:formula="of:=[$TablaDatos.D635]" office:value-type="string" office:string-value="4.00" calcext:value-type="string">
            <text:p>4.00</text:p>
          </table:table-cell>
          <table:table-cell table:style-name="ce6" table:formula="of:=[$TablaDatos.E63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36]" office:value-type="float" office:value="289.166666666667" calcext:value-type="float">
            <text:p>289.166666666667</text:p>
          </table:table-cell>
          <table:table-cell table:style-name="ce6" table:formula="of:=[$TablaDatos.C636]" office:value-type="string" office:string-value="10.77" calcext:value-type="string">
            <text:p>10.77</text:p>
          </table:table-cell>
          <table:table-cell table:style-name="ce6" table:formula="of:=[$TablaDatos.D636]" office:value-type="string" office:string-value="4.00" calcext:value-type="string">
            <text:p>4.00</text:p>
          </table:table-cell>
          <table:table-cell table:style-name="ce6" table:formula="of:=[$TablaDatos.E63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37]" office:value-type="float" office:value="289.666666666667" calcext:value-type="float">
            <text:p>289.666666666667</text:p>
          </table:table-cell>
          <table:table-cell table:style-name="ce6" table:formula="of:=[$TablaDatos.C637]" office:value-type="string" office:string-value="10.77" calcext:value-type="string">
            <text:p>10.77</text:p>
          </table:table-cell>
          <table:table-cell table:style-name="ce6" table:formula="of:=[$TablaDatos.D637]" office:value-type="string" office:string-value="4.00" calcext:value-type="string">
            <text:p>4.00</text:p>
          </table:table-cell>
          <table:table-cell table:style-name="ce6" table:formula="of:=[$TablaDatos.E63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38]" office:value-type="float" office:value="290.166666666667" calcext:value-type="float">
            <text:p>290.166666666667</text:p>
          </table:table-cell>
          <table:table-cell table:style-name="ce6" table:formula="of:=[$TablaDatos.C638]" office:value-type="string" office:string-value="10.77" calcext:value-type="string">
            <text:p>10.77</text:p>
          </table:table-cell>
          <table:table-cell table:style-name="ce6" table:formula="of:=[$TablaDatos.D638]" office:value-type="string" office:string-value="4.00" calcext:value-type="string">
            <text:p>4.00</text:p>
          </table:table-cell>
          <table:table-cell table:style-name="ce6" table:formula="of:=[$TablaDatos.E63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39]" office:value-type="float" office:value="290.666666666667" calcext:value-type="float">
            <text:p>290.666666666667</text:p>
          </table:table-cell>
          <table:table-cell table:style-name="ce6" table:formula="of:=[$TablaDatos.C639]" office:value-type="string" office:string-value="10.77" calcext:value-type="string">
            <text:p>10.77</text:p>
          </table:table-cell>
          <table:table-cell table:style-name="ce6" table:formula="of:=[$TablaDatos.D639]" office:value-type="string" office:string-value="4.00" calcext:value-type="string">
            <text:p>4.00</text:p>
          </table:table-cell>
          <table:table-cell table:style-name="ce6" table:formula="of:=[$TablaDatos.E63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40]" office:value-type="float" office:value="291.166666666667" calcext:value-type="float">
            <text:p>291.166666666667</text:p>
          </table:table-cell>
          <table:table-cell table:style-name="ce6" table:formula="of:=[$TablaDatos.C640]" office:value-type="string" office:string-value="10.77" calcext:value-type="string">
            <text:p>10.77</text:p>
          </table:table-cell>
          <table:table-cell table:style-name="ce6" table:formula="of:=[$TablaDatos.D640]" office:value-type="string" office:string-value="4.00" calcext:value-type="string">
            <text:p>4.00</text:p>
          </table:table-cell>
          <table:table-cell table:style-name="ce6" table:formula="of:=[$TablaDatos.E64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41]" office:value-type="float" office:value="291.666666666667" calcext:value-type="float">
            <text:p>291.666666666667</text:p>
          </table:table-cell>
          <table:table-cell table:style-name="ce6" table:formula="of:=[$TablaDatos.C641]" office:value-type="string" office:string-value="10.77" calcext:value-type="string">
            <text:p>10.77</text:p>
          </table:table-cell>
          <table:table-cell table:style-name="ce6" table:formula="of:=[$TablaDatos.D641]" office:value-type="string" office:string-value="4.00" calcext:value-type="string">
            <text:p>4.00</text:p>
          </table:table-cell>
          <table:table-cell table:style-name="ce6" table:formula="of:=[$TablaDatos.E64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42]" office:value-type="float" office:value="292.166666666667" calcext:value-type="float">
            <text:p>292.166666666667</text:p>
          </table:table-cell>
          <table:table-cell table:style-name="ce6" table:formula="of:=[$TablaDatos.C642]" office:value-type="string" office:string-value="10.77" calcext:value-type="string">
            <text:p>10.77</text:p>
          </table:table-cell>
          <table:table-cell table:style-name="ce6" table:formula="of:=[$TablaDatos.D642]" office:value-type="string" office:string-value="4.00" calcext:value-type="string">
            <text:p>4.00</text:p>
          </table:table-cell>
          <table:table-cell table:style-name="ce6" table:formula="of:=[$TablaDatos.E64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43]" office:value-type="float" office:value="292.666666666667" calcext:value-type="float">
            <text:p>292.666666666667</text:p>
          </table:table-cell>
          <table:table-cell table:style-name="ce6" table:formula="of:=[$TablaDatos.C643]" office:value-type="string" office:string-value="10.77" calcext:value-type="string">
            <text:p>10.77</text:p>
          </table:table-cell>
          <table:table-cell table:style-name="ce6" table:formula="of:=[$TablaDatos.D643]" office:value-type="string" office:string-value="4.00" calcext:value-type="string">
            <text:p>4.00</text:p>
          </table:table-cell>
          <table:table-cell table:style-name="ce6" table:formula="of:=[$TablaDatos.E64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44]" office:value-type="float" office:value="293" calcext:value-type="float">
            <text:p>293</text:p>
          </table:table-cell>
          <table:table-cell table:style-name="ce6" table:formula="of:=[$TablaDatos.C644]" office:value-type="string" office:string-value="10.77" calcext:value-type="string">
            <text:p>10.77</text:p>
          </table:table-cell>
          <table:table-cell table:style-name="ce6" table:formula="of:=[$TablaDatos.D644]" office:value-type="string" office:string-value="4.00" calcext:value-type="string">
            <text:p>4.00</text:p>
          </table:table-cell>
          <table:table-cell table:style-name="ce6" table:formula="of:=[$TablaDatos.E64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45]" office:value-type="float" office:value="293.333333333333" calcext:value-type="float">
            <text:p>293.333333333333</text:p>
          </table:table-cell>
          <table:table-cell table:style-name="ce6" table:formula="of:=[$TablaDatos.C645]" office:value-type="string" office:string-value="10.77" calcext:value-type="string">
            <text:p>10.77</text:p>
          </table:table-cell>
          <table:table-cell table:style-name="ce6" table:formula="of:=[$TablaDatos.D645]" office:value-type="string" office:string-value="4.00" calcext:value-type="string">
            <text:p>4.00</text:p>
          </table:table-cell>
          <table:table-cell table:style-name="ce6" table:formula="of:=[$TablaDatos.E64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46]" office:value-type="float" office:value="293.666666666667" calcext:value-type="float">
            <text:p>293.666666666667</text:p>
          </table:table-cell>
          <table:table-cell table:style-name="ce6" table:formula="of:=[$TablaDatos.C646]" office:value-type="string" office:string-value="10.77" calcext:value-type="string">
            <text:p>10.77</text:p>
          </table:table-cell>
          <table:table-cell table:style-name="ce6" table:formula="of:=[$TablaDatos.D646]" office:value-type="string" office:string-value="4.00" calcext:value-type="string">
            <text:p>4.00</text:p>
          </table:table-cell>
          <table:table-cell table:style-name="ce6" table:formula="of:=[$TablaDatos.E64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47]" office:value-type="float" office:value="294.166666666667" calcext:value-type="float">
            <text:p>294.166666666667</text:p>
          </table:table-cell>
          <table:table-cell table:style-name="ce6" table:formula="of:=[$TablaDatos.C647]" office:value-type="string" office:string-value="10.77" calcext:value-type="string">
            <text:p>10.77</text:p>
          </table:table-cell>
          <table:table-cell table:style-name="ce6" table:formula="of:=[$TablaDatos.D647]" office:value-type="string" office:string-value="4.00" calcext:value-type="string">
            <text:p>4.00</text:p>
          </table:table-cell>
          <table:table-cell table:style-name="ce6" table:formula="of:=[$TablaDatos.E64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48]" office:value-type="float" office:value="294.666666666667" calcext:value-type="float">
            <text:p>294.666666666667</text:p>
          </table:table-cell>
          <table:table-cell table:style-name="ce6" table:formula="of:=[$TablaDatos.C648]" office:value-type="string" office:string-value="10.77" calcext:value-type="string">
            <text:p>10.77</text:p>
          </table:table-cell>
          <table:table-cell table:style-name="ce6" table:formula="of:=[$TablaDatos.D648]" office:value-type="string" office:string-value="4.00" calcext:value-type="string">
            <text:p>4.00</text:p>
          </table:table-cell>
          <table:table-cell table:style-name="ce6" table:formula="of:=[$TablaDatos.E64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49]" office:value-type="float" office:value="295.166666666667" calcext:value-type="float">
            <text:p>295.166666666667</text:p>
          </table:table-cell>
          <table:table-cell table:style-name="ce6" table:formula="of:=[$TablaDatos.C649]" office:value-type="string" office:string-value="10.77" calcext:value-type="string">
            <text:p>10.77</text:p>
          </table:table-cell>
          <table:table-cell table:style-name="ce6" table:formula="of:=[$TablaDatos.D649]" office:value-type="string" office:string-value="4.00" calcext:value-type="string">
            <text:p>4.00</text:p>
          </table:table-cell>
          <table:table-cell table:style-name="ce6" table:formula="of:=[$TablaDatos.E64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50]" office:value-type="float" office:value="295.666666666667" calcext:value-type="float">
            <text:p>295.666666666667</text:p>
          </table:table-cell>
          <table:table-cell table:style-name="ce6" table:formula="of:=[$TablaDatos.C650]" office:value-type="string" office:string-value="10.77" calcext:value-type="string">
            <text:p>10.77</text:p>
          </table:table-cell>
          <table:table-cell table:style-name="ce6" table:formula="of:=[$TablaDatos.D650]" office:value-type="string" office:string-value="4.00" calcext:value-type="string">
            <text:p>4.00</text:p>
          </table:table-cell>
          <table:table-cell table:style-name="ce6" table:formula="of:=[$TablaDatos.E65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51]" office:value-type="float" office:value="296.166666666667" calcext:value-type="float">
            <text:p>296.166666666667</text:p>
          </table:table-cell>
          <table:table-cell table:style-name="ce6" table:formula="of:=[$TablaDatos.C651]" office:value-type="string" office:string-value="10.77" calcext:value-type="string">
            <text:p>10.77</text:p>
          </table:table-cell>
          <table:table-cell table:style-name="ce6" table:formula="of:=[$TablaDatos.D651]" office:value-type="string" office:string-value="4.00" calcext:value-type="string">
            <text:p>4.00</text:p>
          </table:table-cell>
          <table:table-cell table:style-name="ce6" table:formula="of:=[$TablaDatos.E65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52]" office:value-type="float" office:value="296.666666666667" calcext:value-type="float">
            <text:p>296.666666666667</text:p>
          </table:table-cell>
          <table:table-cell table:style-name="ce6" table:formula="of:=[$TablaDatos.C652]" office:value-type="string" office:string-value="10.78" calcext:value-type="string">
            <text:p>10.78</text:p>
          </table:table-cell>
          <table:table-cell table:style-name="ce6" table:formula="of:=[$TablaDatos.D652]" office:value-type="string" office:string-value="4.00" calcext:value-type="string">
            <text:p>4.00</text:p>
          </table:table-cell>
          <table:table-cell table:style-name="ce6" table:formula="of:=[$TablaDatos.E65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53]" office:value-type="float" office:value="297" calcext:value-type="float">
            <text:p>297</text:p>
          </table:table-cell>
          <table:table-cell table:style-name="ce6" table:formula="of:=[$TablaDatos.C653]" office:value-type="string" office:string-value="10.78" calcext:value-type="string">
            <text:p>10.78</text:p>
          </table:table-cell>
          <table:table-cell table:style-name="ce6" table:formula="of:=[$TablaDatos.D653]" office:value-type="string" office:string-value="4.00" calcext:value-type="string">
            <text:p>4.00</text:p>
          </table:table-cell>
          <table:table-cell table:style-name="ce6" table:formula="of:=[$TablaDatos.E65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54]" office:value-type="float" office:value="297.333333333333" calcext:value-type="float">
            <text:p>297.333333333333</text:p>
          </table:table-cell>
          <table:table-cell table:style-name="ce6" table:formula="of:=[$TablaDatos.C654]" office:value-type="string" office:string-value="10.78" calcext:value-type="string">
            <text:p>10.78</text:p>
          </table:table-cell>
          <table:table-cell table:style-name="ce6" table:formula="of:=[$TablaDatos.D654]" office:value-type="string" office:string-value="4.00" calcext:value-type="string">
            <text:p>4.00</text:p>
          </table:table-cell>
          <table:table-cell table:style-name="ce6" table:formula="of:=[$TablaDatos.E65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55]" office:value-type="float" office:value="297.666666666667" calcext:value-type="float">
            <text:p>297.666666666667</text:p>
          </table:table-cell>
          <table:table-cell table:style-name="ce6" table:formula="of:=[$TablaDatos.C655]" office:value-type="string" office:string-value="10.78" calcext:value-type="string">
            <text:p>10.78</text:p>
          </table:table-cell>
          <table:table-cell table:style-name="ce6" table:formula="of:=[$TablaDatos.D655]" office:value-type="string" office:string-value="4.00" calcext:value-type="string">
            <text:p>4.00</text:p>
          </table:table-cell>
          <table:table-cell table:style-name="ce6" table:formula="of:=[$TablaDatos.E65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56]" office:value-type="float" office:value="298.166666666667" calcext:value-type="float">
            <text:p>298.166666666667</text:p>
          </table:table-cell>
          <table:table-cell table:style-name="ce6" table:formula="of:=[$TablaDatos.C656]" office:value-type="string" office:string-value="10.78" calcext:value-type="string">
            <text:p>10.78</text:p>
          </table:table-cell>
          <table:table-cell table:style-name="ce6" table:formula="of:=[$TablaDatos.D656]" office:value-type="string" office:string-value="4.00" calcext:value-type="string">
            <text:p>4.00</text:p>
          </table:table-cell>
          <table:table-cell table:style-name="ce6" table:formula="of:=[$TablaDatos.E65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57]" office:value-type="float" office:value="298.666666666667" calcext:value-type="float">
            <text:p>298.666666666667</text:p>
          </table:table-cell>
          <table:table-cell table:style-name="ce6" table:formula="of:=[$TablaDatos.C657]" office:value-type="string" office:string-value="10.78" calcext:value-type="string">
            <text:p>10.78</text:p>
          </table:table-cell>
          <table:table-cell table:style-name="ce6" table:formula="of:=[$TablaDatos.D657]" office:value-type="string" office:string-value="4.00" calcext:value-type="string">
            <text:p>4.00</text:p>
          </table:table-cell>
          <table:table-cell table:style-name="ce6" table:formula="of:=[$TablaDatos.E65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58]" office:value-type="float" office:value="299.166666666667" calcext:value-type="float">
            <text:p>299.166666666667</text:p>
          </table:table-cell>
          <table:table-cell table:style-name="ce6" table:formula="of:=[$TablaDatos.C658]" office:value-type="string" office:string-value="10.78" calcext:value-type="string">
            <text:p>10.78</text:p>
          </table:table-cell>
          <table:table-cell table:style-name="ce6" table:formula="of:=[$TablaDatos.D658]" office:value-type="string" office:string-value="4.00" calcext:value-type="string">
            <text:p>4.00</text:p>
          </table:table-cell>
          <table:table-cell table:style-name="ce6" table:formula="of:=[$TablaDatos.E65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59]" office:value-type="float" office:value="299.666666666667" calcext:value-type="float">
            <text:p>299.666666666667</text:p>
          </table:table-cell>
          <table:table-cell table:style-name="ce6" table:formula="of:=[$TablaDatos.C659]" office:value-type="string" office:string-value="10.78" calcext:value-type="string">
            <text:p>10.78</text:p>
          </table:table-cell>
          <table:table-cell table:style-name="ce6" table:formula="of:=[$TablaDatos.D659]" office:value-type="string" office:string-value="4.00" calcext:value-type="string">
            <text:p>4.00</text:p>
          </table:table-cell>
          <table:table-cell table:style-name="ce6" table:formula="of:=[$TablaDatos.E65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60]" office:value-type="float" office:value="300.166666666667" calcext:value-type="float">
            <text:p>300.166666666667</text:p>
          </table:table-cell>
          <table:table-cell table:style-name="ce6" table:formula="of:=[$TablaDatos.C660]" office:value-type="string" office:string-value="10.78" calcext:value-type="string">
            <text:p>10.78</text:p>
          </table:table-cell>
          <table:table-cell table:style-name="ce6" table:formula="of:=[$TablaDatos.D660]" office:value-type="string" office:string-value="4.00" calcext:value-type="string">
            <text:p>4.00</text:p>
          </table:table-cell>
          <table:table-cell table:style-name="ce6" table:formula="of:=[$TablaDatos.E66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61]" office:value-type="float" office:value="300.666666666667" calcext:value-type="float">
            <text:p>300.666666666667</text:p>
          </table:table-cell>
          <table:table-cell table:style-name="ce6" table:formula="of:=[$TablaDatos.C661]" office:value-type="string" office:string-value="10.78" calcext:value-type="string">
            <text:p>10.78</text:p>
          </table:table-cell>
          <table:table-cell table:style-name="ce6" table:formula="of:=[$TablaDatos.D661]" office:value-type="string" office:string-value="4.00" calcext:value-type="string">
            <text:p>4.00</text:p>
          </table:table-cell>
          <table:table-cell table:style-name="ce6" table:formula="of:=[$TablaDatos.E66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62]" office:value-type="float" office:value="301" calcext:value-type="float">
            <text:p>301</text:p>
          </table:table-cell>
          <table:table-cell table:style-name="ce6" table:formula="of:=[$TablaDatos.C662]" office:value-type="string" office:string-value="10.78" calcext:value-type="string">
            <text:p>10.78</text:p>
          </table:table-cell>
          <table:table-cell table:style-name="ce6" table:formula="of:=[$TablaDatos.D662]" office:value-type="string" office:string-value="4.00" calcext:value-type="string">
            <text:p>4.00</text:p>
          </table:table-cell>
          <table:table-cell table:style-name="ce6" table:formula="of:=[$TablaDatos.E66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63]" office:value-type="float" office:value="301.333333333333" calcext:value-type="float">
            <text:p>301.333333333333</text:p>
          </table:table-cell>
          <table:table-cell table:style-name="ce6" table:formula="of:=[$TablaDatos.C663]" office:value-type="string" office:string-value="10.78" calcext:value-type="string">
            <text:p>10.78</text:p>
          </table:table-cell>
          <table:table-cell table:style-name="ce6" table:formula="of:=[$TablaDatos.D663]" office:value-type="string" office:string-value="4.00" calcext:value-type="string">
            <text:p>4.00</text:p>
          </table:table-cell>
          <table:table-cell table:style-name="ce6" table:formula="of:=[$TablaDatos.E66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64]" office:value-type="float" office:value="301.666666666667" calcext:value-type="float">
            <text:p>301.666666666667</text:p>
          </table:table-cell>
          <table:table-cell table:style-name="ce6" table:formula="of:=[$TablaDatos.C664]" office:value-type="string" office:string-value="10.78" calcext:value-type="string">
            <text:p>10.78</text:p>
          </table:table-cell>
          <table:table-cell table:style-name="ce6" table:formula="of:=[$TablaDatos.D664]" office:value-type="string" office:string-value="4.00" calcext:value-type="string">
            <text:p>4.00</text:p>
          </table:table-cell>
          <table:table-cell table:style-name="ce6" table:formula="of:=[$TablaDatos.E66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65]" office:value-type="float" office:value="302.166666666667" calcext:value-type="float">
            <text:p>302.166666666667</text:p>
          </table:table-cell>
          <table:table-cell table:style-name="ce6" table:formula="of:=[$TablaDatos.C665]" office:value-type="string" office:string-value="10.78" calcext:value-type="string">
            <text:p>10.78</text:p>
          </table:table-cell>
          <table:table-cell table:style-name="ce6" table:formula="of:=[$TablaDatos.D665]" office:value-type="string" office:string-value="4.00" calcext:value-type="string">
            <text:p>4.00</text:p>
          </table:table-cell>
          <table:table-cell table:style-name="ce6" table:formula="of:=[$TablaDatos.E66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66]" office:value-type="float" office:value="302.666666666667" calcext:value-type="float">
            <text:p>302.666666666667</text:p>
          </table:table-cell>
          <table:table-cell table:style-name="ce6" table:formula="of:=[$TablaDatos.C666]" office:value-type="string" office:string-value="10.78" calcext:value-type="string">
            <text:p>10.78</text:p>
          </table:table-cell>
          <table:table-cell table:style-name="ce6" table:formula="of:=[$TablaDatos.D666]" office:value-type="string" office:string-value="4.00" calcext:value-type="string">
            <text:p>4.00</text:p>
          </table:table-cell>
          <table:table-cell table:style-name="ce6" table:formula="of:=[$TablaDatos.E66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67]" office:value-type="float" office:value="303.166666666667" calcext:value-type="float">
            <text:p>303.166666666667</text:p>
          </table:table-cell>
          <table:table-cell table:style-name="ce6" table:formula="of:=[$TablaDatos.C667]" office:value-type="string" office:string-value="10.78" calcext:value-type="string">
            <text:p>10.78</text:p>
          </table:table-cell>
          <table:table-cell table:style-name="ce6" table:formula="of:=[$TablaDatos.D667]" office:value-type="string" office:string-value="4.00" calcext:value-type="string">
            <text:p>4.00</text:p>
          </table:table-cell>
          <table:table-cell table:style-name="ce6" table:formula="of:=[$TablaDatos.E66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68]" office:value-type="float" office:value="303.666666666667" calcext:value-type="float">
            <text:p>303.666666666667</text:p>
          </table:table-cell>
          <table:table-cell table:style-name="ce6" table:formula="of:=[$TablaDatos.C668]" office:value-type="string" office:string-value="10.78" calcext:value-type="string">
            <text:p>10.78</text:p>
          </table:table-cell>
          <table:table-cell table:style-name="ce6" table:formula="of:=[$TablaDatos.D668]" office:value-type="string" office:string-value="4.00" calcext:value-type="string">
            <text:p>4.00</text:p>
          </table:table-cell>
          <table:table-cell table:style-name="ce6" table:formula="of:=[$TablaDatos.E66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69]" office:value-type="float" office:value="304.166666666667" calcext:value-type="float">
            <text:p>304.166666666667</text:p>
          </table:table-cell>
          <table:table-cell table:style-name="ce6" table:formula="of:=[$TablaDatos.C669]" office:value-type="string" office:string-value="10.78" calcext:value-type="string">
            <text:p>10.78</text:p>
          </table:table-cell>
          <table:table-cell table:style-name="ce6" table:formula="of:=[$TablaDatos.D669]" office:value-type="string" office:string-value="4.00" calcext:value-type="string">
            <text:p>4.00</text:p>
          </table:table-cell>
          <table:table-cell table:style-name="ce6" table:formula="of:=[$TablaDatos.E66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70]" office:value-type="float" office:value="304.666666666667" calcext:value-type="float">
            <text:p>304.666666666667</text:p>
          </table:table-cell>
          <table:table-cell table:style-name="ce6" table:formula="of:=[$TablaDatos.C670]" office:value-type="string" office:string-value="10.78" calcext:value-type="string">
            <text:p>10.78</text:p>
          </table:table-cell>
          <table:table-cell table:style-name="ce6" table:formula="of:=[$TablaDatos.D670]" office:value-type="string" office:string-value="4.00" calcext:value-type="string">
            <text:p>4.00</text:p>
          </table:table-cell>
          <table:table-cell table:style-name="ce6" table:formula="of:=[$TablaDatos.E67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71]" office:value-type="float" office:value="305" calcext:value-type="float">
            <text:p>305</text:p>
          </table:table-cell>
          <table:table-cell table:style-name="ce6" table:formula="of:=[$TablaDatos.C671]" office:value-type="string" office:string-value="10.78" calcext:value-type="string">
            <text:p>10.78</text:p>
          </table:table-cell>
          <table:table-cell table:style-name="ce6" table:formula="of:=[$TablaDatos.D671]" office:value-type="string" office:string-value="4.00" calcext:value-type="string">
            <text:p>4.00</text:p>
          </table:table-cell>
          <table:table-cell table:style-name="ce6" table:formula="of:=[$TablaDatos.E67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72]" office:value-type="float" office:value="305.333333333333" calcext:value-type="float">
            <text:p>305.333333333333</text:p>
          </table:table-cell>
          <table:table-cell table:style-name="ce6" table:formula="of:=[$TablaDatos.C672]" office:value-type="string" office:string-value="10.79" calcext:value-type="string">
            <text:p>10.79</text:p>
          </table:table-cell>
          <table:table-cell table:style-name="ce6" table:formula="of:=[$TablaDatos.D672]" office:value-type="string" office:string-value="4.00" calcext:value-type="string">
            <text:p>4.00</text:p>
          </table:table-cell>
          <table:table-cell table:style-name="ce6" table:formula="of:=[$TablaDatos.E67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73]" office:value-type="float" office:value="305.666666666667" calcext:value-type="float">
            <text:p>305.666666666667</text:p>
          </table:table-cell>
          <table:table-cell table:style-name="ce6" table:formula="of:=[$TablaDatos.C673]" office:value-type="string" office:string-value="10.79" calcext:value-type="string">
            <text:p>10.79</text:p>
          </table:table-cell>
          <table:table-cell table:style-name="ce6" table:formula="of:=[$TablaDatos.D673]" office:value-type="string" office:string-value="4.00" calcext:value-type="string">
            <text:p>4.00</text:p>
          </table:table-cell>
          <table:table-cell table:style-name="ce6" table:formula="of:=[$TablaDatos.E67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74]" office:value-type="float" office:value="306.166666666667" calcext:value-type="float">
            <text:p>306.166666666667</text:p>
          </table:table-cell>
          <table:table-cell table:style-name="ce6" table:formula="of:=[$TablaDatos.C674]" office:value-type="string" office:string-value="10.79" calcext:value-type="string">
            <text:p>10.79</text:p>
          </table:table-cell>
          <table:table-cell table:style-name="ce6" table:formula="of:=[$TablaDatos.D674]" office:value-type="string" office:string-value="4.00" calcext:value-type="string">
            <text:p>4.00</text:p>
          </table:table-cell>
          <table:table-cell table:style-name="ce6" table:formula="of:=[$TablaDatos.E67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75]" office:value-type="float" office:value="306.666666666667" calcext:value-type="float">
            <text:p>306.666666666667</text:p>
          </table:table-cell>
          <table:table-cell table:style-name="ce6" table:formula="of:=[$TablaDatos.C675]" office:value-type="string" office:string-value="10.79" calcext:value-type="string">
            <text:p>10.79</text:p>
          </table:table-cell>
          <table:table-cell table:style-name="ce6" table:formula="of:=[$TablaDatos.D675]" office:value-type="string" office:string-value="4.00" calcext:value-type="string">
            <text:p>4.00</text:p>
          </table:table-cell>
          <table:table-cell table:style-name="ce6" table:formula="of:=[$TablaDatos.E67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76]" office:value-type="float" office:value="307.166666666667" calcext:value-type="float">
            <text:p>307.166666666667</text:p>
          </table:table-cell>
          <table:table-cell table:style-name="ce6" table:formula="of:=[$TablaDatos.C676]" office:value-type="string" office:string-value="10.79" calcext:value-type="string">
            <text:p>10.79</text:p>
          </table:table-cell>
          <table:table-cell table:style-name="ce6" table:formula="of:=[$TablaDatos.D676]" office:value-type="string" office:string-value="4.00" calcext:value-type="string">
            <text:p>4.00</text:p>
          </table:table-cell>
          <table:table-cell table:style-name="ce6" table:formula="of:=[$TablaDatos.E67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77]" office:value-type="float" office:value="307.666666666667" calcext:value-type="float">
            <text:p>307.666666666667</text:p>
          </table:table-cell>
          <table:table-cell table:style-name="ce6" table:formula="of:=[$TablaDatos.C677]" office:value-type="string" office:string-value="10.79" calcext:value-type="string">
            <text:p>10.79</text:p>
          </table:table-cell>
          <table:table-cell table:style-name="ce6" table:formula="of:=[$TablaDatos.D677]" office:value-type="string" office:string-value="4.00" calcext:value-type="string">
            <text:p>4.00</text:p>
          </table:table-cell>
          <table:table-cell table:style-name="ce6" table:formula="of:=[$TablaDatos.E67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78]" office:value-type="float" office:value="308" calcext:value-type="float">
            <text:p>308</text:p>
          </table:table-cell>
          <table:table-cell table:style-name="ce6" table:formula="of:=[$TablaDatos.C678]" office:value-type="string" office:string-value="10.79" calcext:value-type="string">
            <text:p>10.79</text:p>
          </table:table-cell>
          <table:table-cell table:style-name="ce6" table:formula="of:=[$TablaDatos.D678]" office:value-type="string" office:string-value="4.00" calcext:value-type="string">
            <text:p>4.00</text:p>
          </table:table-cell>
          <table:table-cell table:style-name="ce6" table:formula="of:=[$TablaDatos.E67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79]" office:value-type="float" office:value="308.333333333333" calcext:value-type="float">
            <text:p>308.333333333333</text:p>
          </table:table-cell>
          <table:table-cell table:style-name="ce6" table:formula="of:=[$TablaDatos.C679]" office:value-type="string" office:string-value="10.79" calcext:value-type="string">
            <text:p>10.79</text:p>
          </table:table-cell>
          <table:table-cell table:style-name="ce6" table:formula="of:=[$TablaDatos.D679]" office:value-type="string" office:string-value="4.00" calcext:value-type="string">
            <text:p>4.00</text:p>
          </table:table-cell>
          <table:table-cell table:style-name="ce6" table:formula="of:=[$TablaDatos.E67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80]" office:value-type="float" office:value="308.666666666667" calcext:value-type="float">
            <text:p>308.666666666667</text:p>
          </table:table-cell>
          <table:table-cell table:style-name="ce6" table:formula="of:=[$TablaDatos.C680]" office:value-type="string" office:string-value="10.79" calcext:value-type="string">
            <text:p>10.79</text:p>
          </table:table-cell>
          <table:table-cell table:style-name="ce6" table:formula="of:=[$TablaDatos.D680]" office:value-type="string" office:string-value="4.00" calcext:value-type="string">
            <text:p>4.00</text:p>
          </table:table-cell>
          <table:table-cell table:style-name="ce6" table:formula="of:=[$TablaDatos.E68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81]" office:value-type="float" office:value="309.166666666667" calcext:value-type="float">
            <text:p>309.166666666667</text:p>
          </table:table-cell>
          <table:table-cell table:style-name="ce6" table:formula="of:=[$TablaDatos.C681]" office:value-type="string" office:string-value="10.79" calcext:value-type="string">
            <text:p>10.79</text:p>
          </table:table-cell>
          <table:table-cell table:style-name="ce6" table:formula="of:=[$TablaDatos.D681]" office:value-type="string" office:string-value="4.00" calcext:value-type="string">
            <text:p>4.00</text:p>
          </table:table-cell>
          <table:table-cell table:style-name="ce6" table:formula="of:=[$TablaDatos.E68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82]" office:value-type="float" office:value="309.666666666667" calcext:value-type="float">
            <text:p>309.666666666667</text:p>
          </table:table-cell>
          <table:table-cell table:style-name="ce6" table:formula="of:=[$TablaDatos.C682]" office:value-type="string" office:string-value="10.79" calcext:value-type="string">
            <text:p>10.79</text:p>
          </table:table-cell>
          <table:table-cell table:style-name="ce6" table:formula="of:=[$TablaDatos.D682]" office:value-type="string" office:string-value="4.00" calcext:value-type="string">
            <text:p>4.00</text:p>
          </table:table-cell>
          <table:table-cell table:style-name="ce6" table:formula="of:=[$TablaDatos.E68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83]" office:value-type="float" office:value="310.166666666667" calcext:value-type="float">
            <text:p>310.166666666667</text:p>
          </table:table-cell>
          <table:table-cell table:style-name="ce6" table:formula="of:=[$TablaDatos.C683]" office:value-type="string" office:string-value="10.79" calcext:value-type="string">
            <text:p>10.79</text:p>
          </table:table-cell>
          <table:table-cell table:style-name="ce6" table:formula="of:=[$TablaDatos.D683]" office:value-type="string" office:string-value="4.00" calcext:value-type="string">
            <text:p>4.00</text:p>
          </table:table-cell>
          <table:table-cell table:style-name="ce6" table:formula="of:=[$TablaDatos.E68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84]" office:value-type="float" office:value="310.666666666667" calcext:value-type="float">
            <text:p>310.666666666667</text:p>
          </table:table-cell>
          <table:table-cell table:style-name="ce6" table:formula="of:=[$TablaDatos.C684]" office:value-type="string" office:string-value="10.79" calcext:value-type="string">
            <text:p>10.79</text:p>
          </table:table-cell>
          <table:table-cell table:style-name="ce6" table:formula="of:=[$TablaDatos.D684]" office:value-type="string" office:string-value="4.00" calcext:value-type="string">
            <text:p>4.00</text:p>
          </table:table-cell>
          <table:table-cell table:style-name="ce6" table:formula="of:=[$TablaDatos.E68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85]" office:value-type="float" office:value="311.166666666667" calcext:value-type="float">
            <text:p>311.166666666667</text:p>
          </table:table-cell>
          <table:table-cell table:style-name="ce6" table:formula="of:=[$TablaDatos.C685]" office:value-type="string" office:string-value="10.80" calcext:value-type="string">
            <text:p>10.80</text:p>
          </table:table-cell>
          <table:table-cell table:style-name="ce6" table:formula="of:=[$TablaDatos.D685]" office:value-type="string" office:string-value="4.00" calcext:value-type="string">
            <text:p>4.00</text:p>
          </table:table-cell>
          <table:table-cell table:style-name="ce6" table:formula="of:=[$TablaDatos.E68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86]" office:value-type="float" office:value="311.666666666667" calcext:value-type="float">
            <text:p>311.666666666667</text:p>
          </table:table-cell>
          <table:table-cell table:style-name="ce6" table:formula="of:=[$TablaDatos.C686]" office:value-type="string" office:string-value="10.80" calcext:value-type="string">
            <text:p>10.80</text:p>
          </table:table-cell>
          <table:table-cell table:style-name="ce6" table:formula="of:=[$TablaDatos.D686]" office:value-type="string" office:string-value="4.00" calcext:value-type="string">
            <text:p>4.00</text:p>
          </table:table-cell>
          <table:table-cell table:style-name="ce6" table:formula="of:=[$TablaDatos.E68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87]" office:value-type="float" office:value="312.166666666667" calcext:value-type="float">
            <text:p>312.166666666667</text:p>
          </table:table-cell>
          <table:table-cell table:style-name="ce6" table:formula="of:=[$TablaDatos.C687]" office:value-type="string" office:string-value="10.80" calcext:value-type="string">
            <text:p>10.80</text:p>
          </table:table-cell>
          <table:table-cell table:style-name="ce6" table:formula="of:=[$TablaDatos.D687]" office:value-type="string" office:string-value="4.00" calcext:value-type="string">
            <text:p>4.00</text:p>
          </table:table-cell>
          <table:table-cell table:style-name="ce6" table:formula="of:=[$TablaDatos.E68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88]" office:value-type="float" office:value="312.666666666667" calcext:value-type="float">
            <text:p>312.666666666667</text:p>
          </table:table-cell>
          <table:table-cell table:style-name="ce6" table:formula="of:=[$TablaDatos.C688]" office:value-type="string" office:string-value="10.80" calcext:value-type="string">
            <text:p>10.80</text:p>
          </table:table-cell>
          <table:table-cell table:style-name="ce6" table:formula="of:=[$TablaDatos.D688]" office:value-type="string" office:string-value="4.00" calcext:value-type="string">
            <text:p>4.00</text:p>
          </table:table-cell>
          <table:table-cell table:style-name="ce6" table:formula="of:=[$TablaDatos.E68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89]" office:value-type="float" office:value="313.166666666667" calcext:value-type="float">
            <text:p>313.166666666667</text:p>
          </table:table-cell>
          <table:table-cell table:style-name="ce6" table:formula="of:=[$TablaDatos.C689]" office:value-type="string" office:string-value="10.80" calcext:value-type="string">
            <text:p>10.80</text:p>
          </table:table-cell>
          <table:table-cell table:style-name="ce6" table:formula="of:=[$TablaDatos.D689]" office:value-type="string" office:string-value="4.00" calcext:value-type="string">
            <text:p>4.00</text:p>
          </table:table-cell>
          <table:table-cell table:style-name="ce6" table:formula="of:=[$TablaDatos.E68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90]" office:value-type="float" office:value="313.666666666667" calcext:value-type="float">
            <text:p>313.666666666667</text:p>
          </table:table-cell>
          <table:table-cell table:style-name="ce6" table:formula="of:=[$TablaDatos.C690]" office:value-type="string" office:string-value="10.80" calcext:value-type="string">
            <text:p>10.80</text:p>
          </table:table-cell>
          <table:table-cell table:style-name="ce6" table:formula="of:=[$TablaDatos.D690]" office:value-type="string" office:string-value="4.00" calcext:value-type="string">
            <text:p>4.00</text:p>
          </table:table-cell>
          <table:table-cell table:style-name="ce6" table:formula="of:=[$TablaDatos.E69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91]" office:value-type="float" office:value="314" calcext:value-type="float">
            <text:p>314</text:p>
          </table:table-cell>
          <table:table-cell table:style-name="ce6" table:formula="of:=[$TablaDatos.C691]" office:value-type="string" office:string-value="10.80" calcext:value-type="string">
            <text:p>10.80</text:p>
          </table:table-cell>
          <table:table-cell table:style-name="ce6" table:formula="of:=[$TablaDatos.D691]" office:value-type="string" office:string-value="4.00" calcext:value-type="string">
            <text:p>4.00</text:p>
          </table:table-cell>
          <table:table-cell table:style-name="ce6" table:formula="of:=[$TablaDatos.E69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92]" office:value-type="float" office:value="314.333333333333" calcext:value-type="float">
            <text:p>314.333333333333</text:p>
          </table:table-cell>
          <table:table-cell table:style-name="ce6" table:formula="of:=[$TablaDatos.C692]" office:value-type="string" office:string-value="10.81" calcext:value-type="string">
            <text:p>10.81</text:p>
          </table:table-cell>
          <table:table-cell table:style-name="ce6" table:formula="of:=[$TablaDatos.D692]" office:value-type="string" office:string-value="4.00" calcext:value-type="string">
            <text:p>4.00</text:p>
          </table:table-cell>
          <table:table-cell table:style-name="ce6" table:formula="of:=[$TablaDatos.E69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93]" office:value-type="float" office:value="314.666666666667" calcext:value-type="float">
            <text:p>314.666666666667</text:p>
          </table:table-cell>
          <table:table-cell table:style-name="ce6" table:formula="of:=[$TablaDatos.C693]" office:value-type="string" office:string-value="10.81" calcext:value-type="string">
            <text:p>10.81</text:p>
          </table:table-cell>
          <table:table-cell table:style-name="ce6" table:formula="of:=[$TablaDatos.D693]" office:value-type="string" office:string-value="4.00" calcext:value-type="string">
            <text:p>4.00</text:p>
          </table:table-cell>
          <table:table-cell table:style-name="ce6" table:formula="of:=[$TablaDatos.E69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94]" office:value-type="float" office:value="315.166666666666" calcext:value-type="float">
            <text:p>315.166666666666</text:p>
          </table:table-cell>
          <table:table-cell table:style-name="ce6" table:formula="of:=[$TablaDatos.C694]" office:value-type="string" office:string-value="10.81" calcext:value-type="string">
            <text:p>10.81</text:p>
          </table:table-cell>
          <table:table-cell table:style-name="ce6" table:formula="of:=[$TablaDatos.D694]" office:value-type="string" office:string-value="4.00" calcext:value-type="string">
            <text:p>4.00</text:p>
          </table:table-cell>
          <table:table-cell table:style-name="ce6" table:formula="of:=[$TablaDatos.E69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95]" office:value-type="float" office:value="315.666666666666" calcext:value-type="float">
            <text:p>315.666666666666</text:p>
          </table:table-cell>
          <table:table-cell table:style-name="ce6" table:formula="of:=[$TablaDatos.C695]" office:value-type="string" office:string-value="10.81" calcext:value-type="string">
            <text:p>10.81</text:p>
          </table:table-cell>
          <table:table-cell table:style-name="ce6" table:formula="of:=[$TablaDatos.D695]" office:value-type="string" office:string-value="4.00" calcext:value-type="string">
            <text:p>4.00</text:p>
          </table:table-cell>
          <table:table-cell table:style-name="ce6" table:formula="of:=[$TablaDatos.E69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96]" office:value-type="float" office:value="316.166666666667" calcext:value-type="float">
            <text:p>316.166666666667</text:p>
          </table:table-cell>
          <table:table-cell table:style-name="ce6" table:formula="of:=[$TablaDatos.C696]" office:value-type="string" office:string-value="10.81" calcext:value-type="string">
            <text:p>10.81</text:p>
          </table:table-cell>
          <table:table-cell table:style-name="ce6" table:formula="of:=[$TablaDatos.D696]" office:value-type="string" office:string-value="4.00" calcext:value-type="string">
            <text:p>4.00</text:p>
          </table:table-cell>
          <table:table-cell table:style-name="ce6" table:formula="of:=[$TablaDatos.E69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97]" office:value-type="float" office:value="316.666666666667" calcext:value-type="float">
            <text:p>316.666666666667</text:p>
          </table:table-cell>
          <table:table-cell table:style-name="ce6" table:formula="of:=[$TablaDatos.C697]" office:value-type="string" office:string-value="10.81" calcext:value-type="string">
            <text:p>10.81</text:p>
          </table:table-cell>
          <table:table-cell table:style-name="ce6" table:formula="of:=[$TablaDatos.D697]" office:value-type="string" office:string-value="4.00" calcext:value-type="string">
            <text:p>4.00</text:p>
          </table:table-cell>
          <table:table-cell table:style-name="ce6" table:formula="of:=[$TablaDatos.E69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98]" office:value-type="float" office:value="317.166666666666" calcext:value-type="float">
            <text:p>317.166666666666</text:p>
          </table:table-cell>
          <table:table-cell table:style-name="ce6" table:formula="of:=[$TablaDatos.C698]" office:value-type="string" office:string-value="10.81" calcext:value-type="string">
            <text:p>10.81</text:p>
          </table:table-cell>
          <table:table-cell table:style-name="ce6" table:formula="of:=[$TablaDatos.D698]" office:value-type="string" office:string-value="4.00" calcext:value-type="string">
            <text:p>4.00</text:p>
          </table:table-cell>
          <table:table-cell table:style-name="ce6" table:formula="of:=[$TablaDatos.E69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699]" office:value-type="float" office:value="317.666666666666" calcext:value-type="float">
            <text:p>317.666666666666</text:p>
          </table:table-cell>
          <table:table-cell table:style-name="ce6" table:formula="of:=[$TablaDatos.C699]" office:value-type="string" office:string-value="10.81" calcext:value-type="string">
            <text:p>10.81</text:p>
          </table:table-cell>
          <table:table-cell table:style-name="ce6" table:formula="of:=[$TablaDatos.D699]" office:value-type="string" office:string-value="4.00" calcext:value-type="string">
            <text:p>4.00</text:p>
          </table:table-cell>
          <table:table-cell table:style-name="ce6" table:formula="of:=[$TablaDatos.E69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00]" office:value-type="float" office:value="318" calcext:value-type="float">
            <text:p>318</text:p>
          </table:table-cell>
          <table:table-cell table:style-name="ce6" table:formula="of:=[$TablaDatos.C700]" office:value-type="string" office:string-value="10.81" calcext:value-type="string">
            <text:p>10.81</text:p>
          </table:table-cell>
          <table:table-cell table:style-name="ce6" table:formula="of:=[$TablaDatos.D700]" office:value-type="string" office:string-value="4.00" calcext:value-type="string">
            <text:p>4.00</text:p>
          </table:table-cell>
          <table:table-cell table:style-name="ce6" table:formula="of:=[$TablaDatos.E70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01]" office:value-type="float" office:value="318.333333333333" calcext:value-type="float">
            <text:p>318.333333333333</text:p>
          </table:table-cell>
          <table:table-cell table:style-name="ce6" table:formula="of:=[$TablaDatos.C701]" office:value-type="string" office:string-value="10.81" calcext:value-type="string">
            <text:p>10.81</text:p>
          </table:table-cell>
          <table:table-cell table:style-name="ce6" table:formula="of:=[$TablaDatos.D701]" office:value-type="string" office:string-value="4.00" calcext:value-type="string">
            <text:p>4.00</text:p>
          </table:table-cell>
          <table:table-cell table:style-name="ce6" table:formula="of:=[$TablaDatos.E70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02]" office:value-type="float" office:value="318.666666666666" calcext:value-type="float">
            <text:p>318.666666666666</text:p>
          </table:table-cell>
          <table:table-cell table:style-name="ce6" table:formula="of:=[$TablaDatos.C702]" office:value-type="string" office:string-value="10.82" calcext:value-type="string">
            <text:p>10.82</text:p>
          </table:table-cell>
          <table:table-cell table:style-name="ce6" table:formula="of:=[$TablaDatos.D702]" office:value-type="string" office:string-value="4.00" calcext:value-type="string">
            <text:p>4.00</text:p>
          </table:table-cell>
          <table:table-cell table:style-name="ce6" table:formula="of:=[$TablaDatos.E70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03]" office:value-type="float" office:value="319.166666666666" calcext:value-type="float">
            <text:p>319.166666666666</text:p>
          </table:table-cell>
          <table:table-cell table:style-name="ce6" table:formula="of:=[$TablaDatos.C703]" office:value-type="string" office:string-value="10.82" calcext:value-type="string">
            <text:p>10.82</text:p>
          </table:table-cell>
          <table:table-cell table:style-name="ce6" table:formula="of:=[$TablaDatos.D703]" office:value-type="string" office:string-value="4.00" calcext:value-type="string">
            <text:p>4.00</text:p>
          </table:table-cell>
          <table:table-cell table:style-name="ce6" table:formula="of:=[$TablaDatos.E70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04]" office:value-type="float" office:value="319.666666666666" calcext:value-type="float">
            <text:p>319.666666666666</text:p>
          </table:table-cell>
          <table:table-cell table:style-name="ce6" table:formula="of:=[$TablaDatos.C704]" office:value-type="string" office:string-value="10.82" calcext:value-type="string">
            <text:p>10.82</text:p>
          </table:table-cell>
          <table:table-cell table:style-name="ce6" table:formula="of:=[$TablaDatos.D704]" office:value-type="string" office:string-value="4.00" calcext:value-type="string">
            <text:p>4.00</text:p>
          </table:table-cell>
          <table:table-cell table:style-name="ce6" table:formula="of:=[$TablaDatos.E70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05]" office:value-type="float" office:value="320.166666666666" calcext:value-type="float">
            <text:p>320.166666666666</text:p>
          </table:table-cell>
          <table:table-cell table:style-name="ce6" table:formula="of:=[$TablaDatos.C705]" office:value-type="string" office:string-value="10.82" calcext:value-type="string">
            <text:p>10.82</text:p>
          </table:table-cell>
          <table:table-cell table:style-name="ce6" table:formula="of:=[$TablaDatos.D705]" office:value-type="string" office:string-value="4.00" calcext:value-type="string">
            <text:p>4.00</text:p>
          </table:table-cell>
          <table:table-cell table:style-name="ce6" table:formula="of:=[$TablaDatos.E70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06]" office:value-type="float" office:value="320.666666666666" calcext:value-type="float">
            <text:p>320.666666666666</text:p>
          </table:table-cell>
          <table:table-cell table:style-name="ce6" table:formula="of:=[$TablaDatos.C706]" office:value-type="string" office:string-value="10.82" calcext:value-type="string">
            <text:p>10.82</text:p>
          </table:table-cell>
          <table:table-cell table:style-name="ce6" table:formula="of:=[$TablaDatos.D706]" office:value-type="string" office:string-value="4.00" calcext:value-type="string">
            <text:p>4.00</text:p>
          </table:table-cell>
          <table:table-cell table:style-name="ce6" table:formula="of:=[$TablaDatos.E70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07]" office:value-type="float" office:value="321.166666666666" calcext:value-type="float">
            <text:p>321.166666666666</text:p>
          </table:table-cell>
          <table:table-cell table:style-name="ce6" table:formula="of:=[$TablaDatos.C707]" office:value-type="string" office:string-value="10.82" calcext:value-type="string">
            <text:p>10.82</text:p>
          </table:table-cell>
          <table:table-cell table:style-name="ce6" table:formula="of:=[$TablaDatos.D707]" office:value-type="string" office:string-value="4.00" calcext:value-type="string">
            <text:p>4.00</text:p>
          </table:table-cell>
          <table:table-cell table:style-name="ce6" table:formula="of:=[$TablaDatos.E70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08]" office:value-type="float" office:value="321.666666666666" calcext:value-type="float">
            <text:p>321.666666666666</text:p>
          </table:table-cell>
          <table:table-cell table:style-name="ce6" table:formula="of:=[$TablaDatos.C708]" office:value-type="string" office:string-value="10.82" calcext:value-type="string">
            <text:p>10.82</text:p>
          </table:table-cell>
          <table:table-cell table:style-name="ce6" table:formula="of:=[$TablaDatos.D708]" office:value-type="string" office:string-value="4.00" calcext:value-type="string">
            <text:p>4.00</text:p>
          </table:table-cell>
          <table:table-cell table:style-name="ce6" table:formula="of:=[$TablaDatos.E70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09]" office:value-type="float" office:value="322.166666666666" calcext:value-type="float">
            <text:p>322.166666666666</text:p>
          </table:table-cell>
          <table:table-cell table:style-name="ce6" table:formula="of:=[$TablaDatos.C709]" office:value-type="string" office:string-value="10.82" calcext:value-type="string">
            <text:p>10.82</text:p>
          </table:table-cell>
          <table:table-cell table:style-name="ce6" table:formula="of:=[$TablaDatos.D709]" office:value-type="string" office:string-value="4.00" calcext:value-type="string">
            <text:p>4.00</text:p>
          </table:table-cell>
          <table:table-cell table:style-name="ce6" table:formula="of:=[$TablaDatos.E70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10]" office:value-type="float" office:value="322.666666666666" calcext:value-type="float">
            <text:p>322.666666666666</text:p>
          </table:table-cell>
          <table:table-cell table:style-name="ce6" table:formula="of:=[$TablaDatos.C710]" office:value-type="string" office:string-value="10.82" calcext:value-type="string">
            <text:p>10.82</text:p>
          </table:table-cell>
          <table:table-cell table:style-name="ce6" table:formula="of:=[$TablaDatos.D710]" office:value-type="string" office:string-value="4.00" calcext:value-type="string">
            <text:p>4.00</text:p>
          </table:table-cell>
          <table:table-cell table:style-name="ce6" table:formula="of:=[$TablaDatos.E71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11]" office:value-type="float" office:value="323" calcext:value-type="float">
            <text:p>323</text:p>
          </table:table-cell>
          <table:table-cell table:style-name="ce6" table:formula="of:=[$TablaDatos.C711]" office:value-type="string" office:string-value="10.82" calcext:value-type="string">
            <text:p>10.82</text:p>
          </table:table-cell>
          <table:table-cell table:style-name="ce6" table:formula="of:=[$TablaDatos.D711]" office:value-type="string" office:string-value="4.00" calcext:value-type="string">
            <text:p>4.00</text:p>
          </table:table-cell>
          <table:table-cell table:style-name="ce6" table:formula="of:=[$TablaDatos.E71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12]" office:value-type="float" office:value="323.333333333333" calcext:value-type="float">
            <text:p>323.333333333333</text:p>
          </table:table-cell>
          <table:table-cell table:style-name="ce6" table:formula="of:=[$TablaDatos.C712]" office:value-type="string" office:string-value="10.82" calcext:value-type="string">
            <text:p>10.82</text:p>
          </table:table-cell>
          <table:table-cell table:style-name="ce6" table:formula="of:=[$TablaDatos.D712]" office:value-type="string" office:string-value="4.00" calcext:value-type="string">
            <text:p>4.00</text:p>
          </table:table-cell>
          <table:table-cell table:style-name="ce6" table:formula="of:=[$TablaDatos.E71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13]" office:value-type="float" office:value="323.666666666666" calcext:value-type="float">
            <text:p>323.666666666666</text:p>
          </table:table-cell>
          <table:table-cell table:style-name="ce6" table:formula="of:=[$TablaDatos.C713]" office:value-type="string" office:string-value="10.82" calcext:value-type="string">
            <text:p>10.82</text:p>
          </table:table-cell>
          <table:table-cell table:style-name="ce6" table:formula="of:=[$TablaDatos.D713]" office:value-type="string" office:string-value="4.00" calcext:value-type="string">
            <text:p>4.00</text:p>
          </table:table-cell>
          <table:table-cell table:style-name="ce6" table:formula="of:=[$TablaDatos.E71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14]" office:value-type="float" office:value="324.166666666666" calcext:value-type="float">
            <text:p>324.166666666666</text:p>
          </table:table-cell>
          <table:table-cell table:style-name="ce6" table:formula="of:=[$TablaDatos.C714]" office:value-type="string" office:string-value="10.83" calcext:value-type="string">
            <text:p>10.83</text:p>
          </table:table-cell>
          <table:table-cell table:style-name="ce6" table:formula="of:=[$TablaDatos.D714]" office:value-type="string" office:string-value="4.00" calcext:value-type="string">
            <text:p>4.00</text:p>
          </table:table-cell>
          <table:table-cell table:style-name="ce6" table:formula="of:=[$TablaDatos.E71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15]" office:value-type="float" office:value="324.666666666666" calcext:value-type="float">
            <text:p>324.666666666666</text:p>
          </table:table-cell>
          <table:table-cell table:style-name="ce6" table:formula="of:=[$TablaDatos.C715]" office:value-type="string" office:string-value="10.83" calcext:value-type="string">
            <text:p>10.83</text:p>
          </table:table-cell>
          <table:table-cell table:style-name="ce6" table:formula="of:=[$TablaDatos.D715]" office:value-type="string" office:string-value="4.00" calcext:value-type="string">
            <text:p>4.00</text:p>
          </table:table-cell>
          <table:table-cell table:style-name="ce6" table:formula="of:=[$TablaDatos.E71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16]" office:value-type="float" office:value="325.166666666666" calcext:value-type="float">
            <text:p>325.166666666666</text:p>
          </table:table-cell>
          <table:table-cell table:style-name="ce6" table:formula="of:=[$TablaDatos.C716]" office:value-type="string" office:string-value="10.83" calcext:value-type="string">
            <text:p>10.83</text:p>
          </table:table-cell>
          <table:table-cell table:style-name="ce6" table:formula="of:=[$TablaDatos.D716]" office:value-type="string" office:string-value="4.00" calcext:value-type="string">
            <text:p>4.00</text:p>
          </table:table-cell>
          <table:table-cell table:style-name="ce6" table:formula="of:=[$TablaDatos.E71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17]" office:value-type="float" office:value="325.666666666666" calcext:value-type="float">
            <text:p>325.666666666666</text:p>
          </table:table-cell>
          <table:table-cell table:style-name="ce6" table:formula="of:=[$TablaDatos.C717]" office:value-type="string" office:string-value="10.83" calcext:value-type="string">
            <text:p>10.83</text:p>
          </table:table-cell>
          <table:table-cell table:style-name="ce6" table:formula="of:=[$TablaDatos.D717]" office:value-type="string" office:string-value="4.00" calcext:value-type="string">
            <text:p>4.00</text:p>
          </table:table-cell>
          <table:table-cell table:style-name="ce6" table:formula="of:=[$TablaDatos.E71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18]" office:value-type="float" office:value="326.166666666666" calcext:value-type="float">
            <text:p>326.166666666666</text:p>
          </table:table-cell>
          <table:table-cell table:style-name="ce6" table:formula="of:=[$TablaDatos.C718]" office:value-type="string" office:string-value="10.83" calcext:value-type="string">
            <text:p>10.83</text:p>
          </table:table-cell>
          <table:table-cell table:style-name="ce6" table:formula="of:=[$TablaDatos.D718]" office:value-type="string" office:string-value="4.00" calcext:value-type="string">
            <text:p>4.00</text:p>
          </table:table-cell>
          <table:table-cell table:style-name="ce6" table:formula="of:=[$TablaDatos.E71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19]" office:value-type="float" office:value="326.666666666666" calcext:value-type="float">
            <text:p>326.666666666666</text:p>
          </table:table-cell>
          <table:table-cell table:style-name="ce6" table:formula="of:=[$TablaDatos.C719]" office:value-type="string" office:string-value="10.83" calcext:value-type="string">
            <text:p>10.83</text:p>
          </table:table-cell>
          <table:table-cell table:style-name="ce6" table:formula="of:=[$TablaDatos.D719]" office:value-type="string" office:string-value="4.00" calcext:value-type="string">
            <text:p>4.00</text:p>
          </table:table-cell>
          <table:table-cell table:style-name="ce6" table:formula="of:=[$TablaDatos.E71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20]" office:value-type="float" office:value="327.166666666666" calcext:value-type="float">
            <text:p>327.166666666666</text:p>
          </table:table-cell>
          <table:table-cell table:style-name="ce6" table:formula="of:=[$TablaDatos.C720]" office:value-type="string" office:string-value="10.83" calcext:value-type="string">
            <text:p>10.83</text:p>
          </table:table-cell>
          <table:table-cell table:style-name="ce6" table:formula="of:=[$TablaDatos.D720]" office:value-type="string" office:string-value="4.00" calcext:value-type="string">
            <text:p>4.00</text:p>
          </table:table-cell>
          <table:table-cell table:style-name="ce6" table:formula="of:=[$TablaDatos.E72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21]" office:value-type="float" office:value="327.666666666666" calcext:value-type="float">
            <text:p>327.666666666666</text:p>
          </table:table-cell>
          <table:table-cell table:style-name="ce6" table:formula="of:=[$TablaDatos.C721]" office:value-type="string" office:string-value="10.84" calcext:value-type="string">
            <text:p>10.84</text:p>
          </table:table-cell>
          <table:table-cell table:style-name="ce6" table:formula="of:=[$TablaDatos.D721]" office:value-type="string" office:string-value="4.00" calcext:value-type="string">
            <text:p>4.00</text:p>
          </table:table-cell>
          <table:table-cell table:style-name="ce6" table:formula="of:=[$TablaDatos.E72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22]" office:value-type="float" office:value="328" calcext:value-type="float">
            <text:p>328</text:p>
          </table:table-cell>
          <table:table-cell table:style-name="ce6" table:formula="of:=[$TablaDatos.C722]" office:value-type="string" office:string-value="10.84" calcext:value-type="string">
            <text:p>10.84</text:p>
          </table:table-cell>
          <table:table-cell table:style-name="ce6" table:formula="of:=[$TablaDatos.D722]" office:value-type="string" office:string-value="4.00" calcext:value-type="string">
            <text:p>4.00</text:p>
          </table:table-cell>
          <table:table-cell table:style-name="ce6" table:formula="of:=[$TablaDatos.E72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23]" office:value-type="float" office:value="328.333333333333" calcext:value-type="float">
            <text:p>328.333333333333</text:p>
          </table:table-cell>
          <table:table-cell table:style-name="ce6" table:formula="of:=[$TablaDatos.C723]" office:value-type="string" office:string-value="10.84" calcext:value-type="string">
            <text:p>10.84</text:p>
          </table:table-cell>
          <table:table-cell table:style-name="ce6" table:formula="of:=[$TablaDatos.D723]" office:value-type="string" office:string-value="4.00" calcext:value-type="string">
            <text:p>4.00</text:p>
          </table:table-cell>
          <table:table-cell table:style-name="ce6" table:formula="of:=[$TablaDatos.E72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24]" office:value-type="float" office:value="328.666666666666" calcext:value-type="float">
            <text:p>328.666666666666</text:p>
          </table:table-cell>
          <table:table-cell table:style-name="ce6" table:formula="of:=[$TablaDatos.C724]" office:value-type="string" office:string-value="10.84" calcext:value-type="string">
            <text:p>10.84</text:p>
          </table:table-cell>
          <table:table-cell table:style-name="ce6" table:formula="of:=[$TablaDatos.D724]" office:value-type="string" office:string-value="4.00" calcext:value-type="string">
            <text:p>4.00</text:p>
          </table:table-cell>
          <table:table-cell table:style-name="ce6" table:formula="of:=[$TablaDatos.E72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25]" office:value-type="float" office:value="329.166666666666" calcext:value-type="float">
            <text:p>329.166666666666</text:p>
          </table:table-cell>
          <table:table-cell table:style-name="ce6" table:formula="of:=[$TablaDatos.C725]" office:value-type="string" office:string-value="10.84" calcext:value-type="string">
            <text:p>10.84</text:p>
          </table:table-cell>
          <table:table-cell table:style-name="ce6" table:formula="of:=[$TablaDatos.D725]" office:value-type="string" office:string-value="4.00" calcext:value-type="string">
            <text:p>4.00</text:p>
          </table:table-cell>
          <table:table-cell table:style-name="ce6" table:formula="of:=[$TablaDatos.E72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26]" office:value-type="float" office:value="329.666666666666" calcext:value-type="float">
            <text:p>329.666666666666</text:p>
          </table:table-cell>
          <table:table-cell table:style-name="ce6" table:formula="of:=[$TablaDatos.C726]" office:value-type="string" office:string-value="10.84" calcext:value-type="string">
            <text:p>10.84</text:p>
          </table:table-cell>
          <table:table-cell table:style-name="ce6" table:formula="of:=[$TablaDatos.D726]" office:value-type="string" office:string-value="4.00" calcext:value-type="string">
            <text:p>4.00</text:p>
          </table:table-cell>
          <table:table-cell table:style-name="ce6" table:formula="of:=[$TablaDatos.E72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27]" office:value-type="float" office:value="330.166666666666" calcext:value-type="float">
            <text:p>330.166666666666</text:p>
          </table:table-cell>
          <table:table-cell table:style-name="ce6" table:formula="of:=[$TablaDatos.C727]" office:value-type="string" office:string-value="10.84" calcext:value-type="string">
            <text:p>10.84</text:p>
          </table:table-cell>
          <table:table-cell table:style-name="ce6" table:formula="of:=[$TablaDatos.D727]" office:value-type="string" office:string-value="4.00" calcext:value-type="string">
            <text:p>4.00</text:p>
          </table:table-cell>
          <table:table-cell table:style-name="ce6" table:formula="of:=[$TablaDatos.E72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28]" office:value-type="float" office:value="330.666666666666" calcext:value-type="float">
            <text:p>330.666666666666</text:p>
          </table:table-cell>
          <table:table-cell table:style-name="ce6" table:formula="of:=[$TablaDatos.C728]" office:value-type="string" office:string-value="10.85" calcext:value-type="string">
            <text:p>10.85</text:p>
          </table:table-cell>
          <table:table-cell table:style-name="ce6" table:formula="of:=[$TablaDatos.D728]" office:value-type="string" office:string-value="4.00" calcext:value-type="string">
            <text:p>4.00</text:p>
          </table:table-cell>
          <table:table-cell table:style-name="ce6" table:formula="of:=[$TablaDatos.E72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29]" office:value-type="float" office:value="331.166666666666" calcext:value-type="float">
            <text:p>331.166666666666</text:p>
          </table:table-cell>
          <table:table-cell table:style-name="ce6" table:formula="of:=[$TablaDatos.C729]" office:value-type="string" office:string-value="10.85" calcext:value-type="string">
            <text:p>10.85</text:p>
          </table:table-cell>
          <table:table-cell table:style-name="ce6" table:formula="of:=[$TablaDatos.D729]" office:value-type="string" office:string-value="4.00" calcext:value-type="string">
            <text:p>4.00</text:p>
          </table:table-cell>
          <table:table-cell table:style-name="ce6" table:formula="of:=[$TablaDatos.E72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30]" office:value-type="float" office:value="331.666666666666" calcext:value-type="float">
            <text:p>331.666666666666</text:p>
          </table:table-cell>
          <table:table-cell table:style-name="ce6" table:formula="of:=[$TablaDatos.C730]" office:value-type="string" office:string-value="10.85" calcext:value-type="string">
            <text:p>10.85</text:p>
          </table:table-cell>
          <table:table-cell table:style-name="ce6" table:formula="of:=[$TablaDatos.D730]" office:value-type="string" office:string-value="4.00" calcext:value-type="string">
            <text:p>4.00</text:p>
          </table:table-cell>
          <table:table-cell table:style-name="ce6" table:formula="of:=[$TablaDatos.E73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31]" office:value-type="float" office:value="332" calcext:value-type="float">
            <text:p>332</text:p>
          </table:table-cell>
          <table:table-cell table:style-name="ce6" table:formula="of:=[$TablaDatos.C731]" office:value-type="string" office:string-value="10.85" calcext:value-type="string">
            <text:p>10.85</text:p>
          </table:table-cell>
          <table:table-cell table:style-name="ce6" table:formula="of:=[$TablaDatos.D731]" office:value-type="string" office:string-value="4.00" calcext:value-type="string">
            <text:p>4.00</text:p>
          </table:table-cell>
          <table:table-cell table:style-name="ce6" table:formula="of:=[$TablaDatos.E73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32]" office:value-type="float" office:value="332.333333333333" calcext:value-type="float">
            <text:p>332.333333333333</text:p>
          </table:table-cell>
          <table:table-cell table:style-name="ce6" table:formula="of:=[$TablaDatos.C732]" office:value-type="string" office:string-value="10.85" calcext:value-type="string">
            <text:p>10.85</text:p>
          </table:table-cell>
          <table:table-cell table:style-name="ce6" table:formula="of:=[$TablaDatos.D732]" office:value-type="string" office:string-value="4.00" calcext:value-type="string">
            <text:p>4.00</text:p>
          </table:table-cell>
          <table:table-cell table:style-name="ce6" table:formula="of:=[$TablaDatos.E73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33]" office:value-type="float" office:value="332.666666666666" calcext:value-type="float">
            <text:p>332.666666666666</text:p>
          </table:table-cell>
          <table:table-cell table:style-name="ce6" table:formula="of:=[$TablaDatos.C733]" office:value-type="string" office:string-value="10.85" calcext:value-type="string">
            <text:p>10.85</text:p>
          </table:table-cell>
          <table:table-cell table:style-name="ce6" table:formula="of:=[$TablaDatos.D733]" office:value-type="string" office:string-value="4.00" calcext:value-type="string">
            <text:p>4.00</text:p>
          </table:table-cell>
          <table:table-cell table:style-name="ce6" table:formula="of:=[$TablaDatos.E73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34]" office:value-type="float" office:value="333.166666666666" calcext:value-type="float">
            <text:p>333.166666666666</text:p>
          </table:table-cell>
          <table:table-cell table:style-name="ce6" table:formula="of:=[$TablaDatos.C734]" office:value-type="string" office:string-value="10.85" calcext:value-type="string">
            <text:p>10.85</text:p>
          </table:table-cell>
          <table:table-cell table:style-name="ce6" table:formula="of:=[$TablaDatos.D734]" office:value-type="string" office:string-value="4.00" calcext:value-type="string">
            <text:p>4.00</text:p>
          </table:table-cell>
          <table:table-cell table:style-name="ce6" table:formula="of:=[$TablaDatos.E73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35]" office:value-type="float" office:value="333.666666666666" calcext:value-type="float">
            <text:p>333.666666666666</text:p>
          </table:table-cell>
          <table:table-cell table:style-name="ce6" table:formula="of:=[$TablaDatos.C735]" office:value-type="string" office:string-value="10.85" calcext:value-type="string">
            <text:p>10.85</text:p>
          </table:table-cell>
          <table:table-cell table:style-name="ce6" table:formula="of:=[$TablaDatos.D735]" office:value-type="string" office:string-value="4.00" calcext:value-type="string">
            <text:p>4.00</text:p>
          </table:table-cell>
          <table:table-cell table:style-name="ce6" table:formula="of:=[$TablaDatos.E73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36]" office:value-type="float" office:value="334" calcext:value-type="float">
            <text:p>334</text:p>
          </table:table-cell>
          <table:table-cell table:style-name="ce6" table:formula="of:=[$TablaDatos.C736]" office:value-type="string" office:string-value="10.85" calcext:value-type="string">
            <text:p>10.85</text:p>
          </table:table-cell>
          <table:table-cell table:style-name="ce6" table:formula="of:=[$TablaDatos.D736]" office:value-type="string" office:string-value="4.00" calcext:value-type="string">
            <text:p>4.00</text:p>
          </table:table-cell>
          <table:table-cell table:style-name="ce6" table:formula="of:=[$TablaDatos.E73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37]" office:value-type="float" office:value="334.333333333333" calcext:value-type="float">
            <text:p>334.333333333333</text:p>
          </table:table-cell>
          <table:table-cell table:style-name="ce6" table:formula="of:=[$TablaDatos.C737]" office:value-type="string" office:string-value="10.86" calcext:value-type="string">
            <text:p>10.86</text:p>
          </table:table-cell>
          <table:table-cell table:style-name="ce6" table:formula="of:=[$TablaDatos.D737]" office:value-type="string" office:string-value="4.00" calcext:value-type="string">
            <text:p>4.00</text:p>
          </table:table-cell>
          <table:table-cell table:style-name="ce6" table:formula="of:=[$TablaDatos.E73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38]" office:value-type="float" office:value="334.666666666666" calcext:value-type="float">
            <text:p>334.666666666666</text:p>
          </table:table-cell>
          <table:table-cell table:style-name="ce6" table:formula="of:=[$TablaDatos.C738]" office:value-type="string" office:string-value="10.86" calcext:value-type="string">
            <text:p>10.86</text:p>
          </table:table-cell>
          <table:table-cell table:style-name="ce6" table:formula="of:=[$TablaDatos.D738]" office:value-type="string" office:string-value="4.00" calcext:value-type="string">
            <text:p>4.00</text:p>
          </table:table-cell>
          <table:table-cell table:style-name="ce6" table:formula="of:=[$TablaDatos.E73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39]" office:value-type="float" office:value="335.166666666666" calcext:value-type="float">
            <text:p>335.166666666666</text:p>
          </table:table-cell>
          <table:table-cell table:style-name="ce6" table:formula="of:=[$TablaDatos.C739]" office:value-type="string" office:string-value="10.86" calcext:value-type="string">
            <text:p>10.86</text:p>
          </table:table-cell>
          <table:table-cell table:style-name="ce6" table:formula="of:=[$TablaDatos.D739]" office:value-type="string" office:string-value="4.00" calcext:value-type="string">
            <text:p>4.00</text:p>
          </table:table-cell>
          <table:table-cell table:style-name="ce6" table:formula="of:=[$TablaDatos.E73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40]" office:value-type="float" office:value="335.666666666666" calcext:value-type="float">
            <text:p>335.666666666666</text:p>
          </table:table-cell>
          <table:table-cell table:style-name="ce6" table:formula="of:=[$TablaDatos.C740]" office:value-type="string" office:string-value="10.86" calcext:value-type="string">
            <text:p>10.86</text:p>
          </table:table-cell>
          <table:table-cell table:style-name="ce6" table:formula="of:=[$TablaDatos.D740]" office:value-type="string" office:string-value="4.00" calcext:value-type="string">
            <text:p>4.00</text:p>
          </table:table-cell>
          <table:table-cell table:style-name="ce6" table:formula="of:=[$TablaDatos.E74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41]" office:value-type="float" office:value="336.166666666666" calcext:value-type="float">
            <text:p>336.166666666666</text:p>
          </table:table-cell>
          <table:table-cell table:style-name="ce6" table:formula="of:=[$TablaDatos.C741]" office:value-type="string" office:string-value="10.86" calcext:value-type="string">
            <text:p>10.86</text:p>
          </table:table-cell>
          <table:table-cell table:style-name="ce6" table:formula="of:=[$TablaDatos.D741]" office:value-type="string" office:string-value="4.00" calcext:value-type="string">
            <text:p>4.00</text:p>
          </table:table-cell>
          <table:table-cell table:style-name="ce6" table:formula="of:=[$TablaDatos.E74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42]" office:value-type="float" office:value="336.666666666666" calcext:value-type="float">
            <text:p>336.666666666666</text:p>
          </table:table-cell>
          <table:table-cell table:style-name="ce6" table:formula="of:=[$TablaDatos.C742]" office:value-type="string" office:string-value="10.86" calcext:value-type="string">
            <text:p>10.86</text:p>
          </table:table-cell>
          <table:table-cell table:style-name="ce6" table:formula="of:=[$TablaDatos.D742]" office:value-type="string" office:string-value="4.00" calcext:value-type="string">
            <text:p>4.00</text:p>
          </table:table-cell>
          <table:table-cell table:style-name="ce6" table:formula="of:=[$TablaDatos.E74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43]" office:value-type="float" office:value="337.166666666666" calcext:value-type="float">
            <text:p>337.166666666666</text:p>
          </table:table-cell>
          <table:table-cell table:style-name="ce6" table:formula="of:=[$TablaDatos.C743]" office:value-type="string" office:string-value="10.86" calcext:value-type="string">
            <text:p>10.86</text:p>
          </table:table-cell>
          <table:table-cell table:style-name="ce6" table:formula="of:=[$TablaDatos.D743]" office:value-type="string" office:string-value="4.00" calcext:value-type="string">
            <text:p>4.00</text:p>
          </table:table-cell>
          <table:table-cell table:style-name="ce6" table:formula="of:=[$TablaDatos.E74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44]" office:value-type="float" office:value="337.666666666666" calcext:value-type="float">
            <text:p>337.666666666666</text:p>
          </table:table-cell>
          <table:table-cell table:style-name="ce6" table:formula="of:=[$TablaDatos.C744]" office:value-type="string" office:string-value="10.86" calcext:value-type="string">
            <text:p>10.86</text:p>
          </table:table-cell>
          <table:table-cell table:style-name="ce6" table:formula="of:=[$TablaDatos.D744]" office:value-type="string" office:string-value="4.00" calcext:value-type="string">
            <text:p>4.00</text:p>
          </table:table-cell>
          <table:table-cell table:style-name="ce6" table:formula="of:=[$TablaDatos.E74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45]" office:value-type="float" office:value="338" calcext:value-type="float">
            <text:p>338</text:p>
          </table:table-cell>
          <table:table-cell table:style-name="ce6" table:formula="of:=[$TablaDatos.C745]" office:value-type="string" office:string-value="10.86" calcext:value-type="string">
            <text:p>10.86</text:p>
          </table:table-cell>
          <table:table-cell table:style-name="ce6" table:formula="of:=[$TablaDatos.D745]" office:value-type="string" office:string-value="4.00" calcext:value-type="string">
            <text:p>4.00</text:p>
          </table:table-cell>
          <table:table-cell table:style-name="ce6" table:formula="of:=[$TablaDatos.E74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46]" office:value-type="float" office:value="338.333333333333" calcext:value-type="float">
            <text:p>338.333333333333</text:p>
          </table:table-cell>
          <table:table-cell table:style-name="ce6" table:formula="of:=[$TablaDatos.C746]" office:value-type="string" office:string-value="10.86" calcext:value-type="string">
            <text:p>10.86</text:p>
          </table:table-cell>
          <table:table-cell table:style-name="ce6" table:formula="of:=[$TablaDatos.D746]" office:value-type="string" office:string-value="4.00" calcext:value-type="string">
            <text:p>4.00</text:p>
          </table:table-cell>
          <table:table-cell table:style-name="ce6" table:formula="of:=[$TablaDatos.E74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47]" office:value-type="float" office:value="338.666666666666" calcext:value-type="float">
            <text:p>338.666666666666</text:p>
          </table:table-cell>
          <table:table-cell table:style-name="ce6" table:formula="of:=[$TablaDatos.C747]" office:value-type="string" office:string-value="10.87" calcext:value-type="string">
            <text:p>10.87</text:p>
          </table:table-cell>
          <table:table-cell table:style-name="ce6" table:formula="of:=[$TablaDatos.D747]" office:value-type="string" office:string-value="4.00" calcext:value-type="string">
            <text:p>4.00</text:p>
          </table:table-cell>
          <table:table-cell table:style-name="ce6" table:formula="of:=[$TablaDatos.E74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48]" office:value-type="float" office:value="339.166666666666" calcext:value-type="float">
            <text:p>339.166666666666</text:p>
          </table:table-cell>
          <table:table-cell table:style-name="ce6" table:formula="of:=[$TablaDatos.C748]" office:value-type="string" office:string-value="10.87" calcext:value-type="string">
            <text:p>10.87</text:p>
          </table:table-cell>
          <table:table-cell table:style-name="ce6" table:formula="of:=[$TablaDatos.D748]" office:value-type="string" office:string-value="4.00" calcext:value-type="string">
            <text:p>4.00</text:p>
          </table:table-cell>
          <table:table-cell table:style-name="ce6" table:formula="of:=[$TablaDatos.E74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49]" office:value-type="float" office:value="339.666666666666" calcext:value-type="float">
            <text:p>339.666666666666</text:p>
          </table:table-cell>
          <table:table-cell table:style-name="ce6" table:formula="of:=[$TablaDatos.C749]" office:value-type="string" office:string-value="10.87" calcext:value-type="string">
            <text:p>10.87</text:p>
          </table:table-cell>
          <table:table-cell table:style-name="ce6" table:formula="of:=[$TablaDatos.D749]" office:value-type="string" office:string-value="4.00" calcext:value-type="string">
            <text:p>4.00</text:p>
          </table:table-cell>
          <table:table-cell table:style-name="ce6" table:formula="of:=[$TablaDatos.E74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50]" office:value-type="float" office:value="340.166666666666" calcext:value-type="float">
            <text:p>340.166666666666</text:p>
          </table:table-cell>
          <table:table-cell table:style-name="ce6" table:formula="of:=[$TablaDatos.C750]" office:value-type="string" office:string-value="10.87" calcext:value-type="string">
            <text:p>10.87</text:p>
          </table:table-cell>
          <table:table-cell table:style-name="ce6" table:formula="of:=[$TablaDatos.D750]" office:value-type="string" office:string-value="4.00" calcext:value-type="string">
            <text:p>4.00</text:p>
          </table:table-cell>
          <table:table-cell table:style-name="ce6" table:formula="of:=[$TablaDatos.E75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51]" office:value-type="float" office:value="340.666666666666" calcext:value-type="float">
            <text:p>340.666666666666</text:p>
          </table:table-cell>
          <table:table-cell table:style-name="ce6" table:formula="of:=[$TablaDatos.C751]" office:value-type="string" office:string-value="10.87" calcext:value-type="string">
            <text:p>10.87</text:p>
          </table:table-cell>
          <table:table-cell table:style-name="ce6" table:formula="of:=[$TablaDatos.D751]" office:value-type="string" office:string-value="4.00" calcext:value-type="string">
            <text:p>4.00</text:p>
          </table:table-cell>
          <table:table-cell table:style-name="ce6" table:formula="of:=[$TablaDatos.E75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52]" office:value-type="float" office:value="341.166666666666" calcext:value-type="float">
            <text:p>341.166666666666</text:p>
          </table:table-cell>
          <table:table-cell table:style-name="ce6" table:formula="of:=[$TablaDatos.C752]" office:value-type="string" office:string-value="10.87" calcext:value-type="string">
            <text:p>10.87</text:p>
          </table:table-cell>
          <table:table-cell table:style-name="ce6" table:formula="of:=[$TablaDatos.D752]" office:value-type="string" office:string-value="4.00" calcext:value-type="string">
            <text:p>4.00</text:p>
          </table:table-cell>
          <table:table-cell table:style-name="ce6" table:formula="of:=[$TablaDatos.E75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53]" office:value-type="float" office:value="341.666666666666" calcext:value-type="float">
            <text:p>341.666666666666</text:p>
          </table:table-cell>
          <table:table-cell table:style-name="ce6" table:formula="of:=[$TablaDatos.C753]" office:value-type="string" office:string-value="10.87" calcext:value-type="string">
            <text:p>10.87</text:p>
          </table:table-cell>
          <table:table-cell table:style-name="ce6" table:formula="of:=[$TablaDatos.D753]" office:value-type="string" office:string-value="4.00" calcext:value-type="string">
            <text:p>4.00</text:p>
          </table:table-cell>
          <table:table-cell table:style-name="ce6" table:formula="of:=[$TablaDatos.E75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54]" office:value-type="float" office:value="342.166666666666" calcext:value-type="float">
            <text:p>342.166666666666</text:p>
          </table:table-cell>
          <table:table-cell table:style-name="ce6" table:formula="of:=[$TablaDatos.C754]" office:value-type="string" office:string-value="10.87" calcext:value-type="string">
            <text:p>10.87</text:p>
          </table:table-cell>
          <table:table-cell table:style-name="ce6" table:formula="of:=[$TablaDatos.D754]" office:value-type="string" office:string-value="4.00" calcext:value-type="string">
            <text:p>4.00</text:p>
          </table:table-cell>
          <table:table-cell table:style-name="ce6" table:formula="of:=[$TablaDatos.E75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55]" office:value-type="float" office:value="342.666666666666" calcext:value-type="float">
            <text:p>342.666666666666</text:p>
          </table:table-cell>
          <table:table-cell table:style-name="ce6" table:formula="of:=[$TablaDatos.C755]" office:value-type="string" office:string-value="10.87" calcext:value-type="string">
            <text:p>10.87</text:p>
          </table:table-cell>
          <table:table-cell table:style-name="ce6" table:formula="of:=[$TablaDatos.D755]" office:value-type="string" office:string-value="4.00" calcext:value-type="string">
            <text:p>4.00</text:p>
          </table:table-cell>
          <table:table-cell table:style-name="ce6" table:formula="of:=[$TablaDatos.E75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56]" office:value-type="float" office:value="343.166666666666" calcext:value-type="float">
            <text:p>343.166666666666</text:p>
          </table:table-cell>
          <table:table-cell table:style-name="ce6" table:formula="of:=[$TablaDatos.C756]" office:value-type="string" office:string-value="10.87" calcext:value-type="string">
            <text:p>10.87</text:p>
          </table:table-cell>
          <table:table-cell table:style-name="ce6" table:formula="of:=[$TablaDatos.D756]" office:value-type="string" office:string-value="4.00" calcext:value-type="string">
            <text:p>4.00</text:p>
          </table:table-cell>
          <table:table-cell table:style-name="ce6" table:formula="of:=[$TablaDatos.E75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57]" office:value-type="float" office:value="343.666666666666" calcext:value-type="float">
            <text:p>343.666666666666</text:p>
          </table:table-cell>
          <table:table-cell table:style-name="ce6" table:formula="of:=[$TablaDatos.C757]" office:value-type="string" office:string-value="10.87" calcext:value-type="string">
            <text:p>10.87</text:p>
          </table:table-cell>
          <table:table-cell table:style-name="ce6" table:formula="of:=[$TablaDatos.D757]" office:value-type="string" office:string-value="4.00" calcext:value-type="string">
            <text:p>4.00</text:p>
          </table:table-cell>
          <table:table-cell table:style-name="ce6" table:formula="of:=[$TablaDatos.E75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58]" office:value-type="float" office:value="343.999999999999" calcext:value-type="float">
            <text:p>343.999999999999</text:p>
          </table:table-cell>
          <table:table-cell table:style-name="ce6" table:formula="of:=[$TablaDatos.C758]" office:value-type="string" office:string-value="10.87" calcext:value-type="string">
            <text:p>10.87</text:p>
          </table:table-cell>
          <table:table-cell table:style-name="ce6" table:formula="of:=[$TablaDatos.D758]" office:value-type="string" office:string-value="4.00" calcext:value-type="string">
            <text:p>4.00</text:p>
          </table:table-cell>
          <table:table-cell table:style-name="ce6" table:formula="of:=[$TablaDatos.E75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59]" office:value-type="float" office:value="344.333333333333" calcext:value-type="float">
            <text:p>344.333333333333</text:p>
          </table:table-cell>
          <table:table-cell table:style-name="ce6" table:formula="of:=[$TablaDatos.C759]" office:value-type="string" office:string-value="10.87" calcext:value-type="string">
            <text:p>10.87</text:p>
          </table:table-cell>
          <table:table-cell table:style-name="ce6" table:formula="of:=[$TablaDatos.D759]" office:value-type="string" office:string-value="4.00" calcext:value-type="string">
            <text:p>4.00</text:p>
          </table:table-cell>
          <table:table-cell table:style-name="ce6" table:formula="of:=[$TablaDatos.E75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60]" office:value-type="float" office:value="344.666666666666" calcext:value-type="float">
            <text:p>344.666666666666</text:p>
          </table:table-cell>
          <table:table-cell table:style-name="ce6" table:formula="of:=[$TablaDatos.C760]" office:value-type="string" office:string-value="10.87" calcext:value-type="string">
            <text:p>10.87</text:p>
          </table:table-cell>
          <table:table-cell table:style-name="ce6" table:formula="of:=[$TablaDatos.D760]" office:value-type="string" office:string-value="4.00" calcext:value-type="string">
            <text:p>4.00</text:p>
          </table:table-cell>
          <table:table-cell table:style-name="ce6" table:formula="of:=[$TablaDatos.E76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61]" office:value-type="float" office:value="345.166666666666" calcext:value-type="float">
            <text:p>345.166666666666</text:p>
          </table:table-cell>
          <table:table-cell table:style-name="ce6" table:formula="of:=[$TablaDatos.C761]" office:value-type="string" office:string-value="10.87" calcext:value-type="string">
            <text:p>10.87</text:p>
          </table:table-cell>
          <table:table-cell table:style-name="ce6" table:formula="of:=[$TablaDatos.D761]" office:value-type="string" office:string-value="4.00" calcext:value-type="string">
            <text:p>4.00</text:p>
          </table:table-cell>
          <table:table-cell table:style-name="ce6" table:formula="of:=[$TablaDatos.E76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62]" office:value-type="float" office:value="345.666666666666" calcext:value-type="float">
            <text:p>345.666666666666</text:p>
          </table:table-cell>
          <table:table-cell table:style-name="ce6" table:formula="of:=[$TablaDatos.C762]" office:value-type="string" office:string-value="10.87" calcext:value-type="string">
            <text:p>10.87</text:p>
          </table:table-cell>
          <table:table-cell table:style-name="ce6" table:formula="of:=[$TablaDatos.D762]" office:value-type="string" office:string-value="4.00" calcext:value-type="string">
            <text:p>4.00</text:p>
          </table:table-cell>
          <table:table-cell table:style-name="ce6" table:formula="of:=[$TablaDatos.E76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63]" office:value-type="float" office:value="346.166666666666" calcext:value-type="float">
            <text:p>346.166666666666</text:p>
          </table:table-cell>
          <table:table-cell table:style-name="ce6" table:formula="of:=[$TablaDatos.C763]" office:value-type="string" office:string-value="10.87" calcext:value-type="string">
            <text:p>10.87</text:p>
          </table:table-cell>
          <table:table-cell table:style-name="ce6" table:formula="of:=[$TablaDatos.D763]" office:value-type="string" office:string-value="4.00" calcext:value-type="string">
            <text:p>4.00</text:p>
          </table:table-cell>
          <table:table-cell table:style-name="ce6" table:formula="of:=[$TablaDatos.E76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64]" office:value-type="float" office:value="346.666666666666" calcext:value-type="float">
            <text:p>346.666666666666</text:p>
          </table:table-cell>
          <table:table-cell table:style-name="ce6" table:formula="of:=[$TablaDatos.C764]" office:value-type="string" office:string-value="10.87" calcext:value-type="string">
            <text:p>10.87</text:p>
          </table:table-cell>
          <table:table-cell table:style-name="ce6" table:formula="of:=[$TablaDatos.D764]" office:value-type="string" office:string-value="4.00" calcext:value-type="string">
            <text:p>4.00</text:p>
          </table:table-cell>
          <table:table-cell table:style-name="ce6" table:formula="of:=[$TablaDatos.E76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65]" office:value-type="float" office:value="347.166666666666" calcext:value-type="float">
            <text:p>347.166666666666</text:p>
          </table:table-cell>
          <table:table-cell table:style-name="ce6" table:formula="of:=[$TablaDatos.C765]" office:value-type="string" office:string-value="10.87" calcext:value-type="string">
            <text:p>10.87</text:p>
          </table:table-cell>
          <table:table-cell table:style-name="ce6" table:formula="of:=[$TablaDatos.D765]" office:value-type="string" office:string-value="4.00" calcext:value-type="string">
            <text:p>4.00</text:p>
          </table:table-cell>
          <table:table-cell table:style-name="ce6" table:formula="of:=[$TablaDatos.E76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66]" office:value-type="float" office:value="347.666666666666" calcext:value-type="float">
            <text:p>347.666666666666</text:p>
          </table:table-cell>
          <table:table-cell table:style-name="ce6" table:formula="of:=[$TablaDatos.C766]" office:value-type="string" office:string-value="10.88" calcext:value-type="string">
            <text:p>10.88</text:p>
          </table:table-cell>
          <table:table-cell table:style-name="ce6" table:formula="of:=[$TablaDatos.D766]" office:value-type="string" office:string-value="4.00" calcext:value-type="string">
            <text:p>4.00</text:p>
          </table:table-cell>
          <table:table-cell table:style-name="ce6" table:formula="of:=[$TablaDatos.E76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67]" office:value-type="float" office:value="347.999999999999" calcext:value-type="float">
            <text:p>347.999999999999</text:p>
          </table:table-cell>
          <table:table-cell table:style-name="ce6" table:formula="of:=[$TablaDatos.C767]" office:value-type="string" office:string-value="10.88" calcext:value-type="string">
            <text:p>10.88</text:p>
          </table:table-cell>
          <table:table-cell table:style-name="ce6" table:formula="of:=[$TablaDatos.D767]" office:value-type="string" office:string-value="4.00" calcext:value-type="string">
            <text:p>4.00</text:p>
          </table:table-cell>
          <table:table-cell table:style-name="ce6" table:formula="of:=[$TablaDatos.E76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68]" office:value-type="float" office:value="348.333333333333" calcext:value-type="float">
            <text:p>348.333333333333</text:p>
          </table:table-cell>
          <table:table-cell table:style-name="ce6" table:formula="of:=[$TablaDatos.C768]" office:value-type="string" office:string-value="10.88" calcext:value-type="string">
            <text:p>10.88</text:p>
          </table:table-cell>
          <table:table-cell table:style-name="ce6" table:formula="of:=[$TablaDatos.D768]" office:value-type="string" office:string-value="4.00" calcext:value-type="string">
            <text:p>4.00</text:p>
          </table:table-cell>
          <table:table-cell table:style-name="ce6" table:formula="of:=[$TablaDatos.E76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69]" office:value-type="float" office:value="348.666666666666" calcext:value-type="float">
            <text:p>348.666666666666</text:p>
          </table:table-cell>
          <table:table-cell table:style-name="ce6" table:formula="of:=[$TablaDatos.C769]" office:value-type="string" office:string-value="10.88" calcext:value-type="string">
            <text:p>10.88</text:p>
          </table:table-cell>
          <table:table-cell table:style-name="ce6" table:formula="of:=[$TablaDatos.D769]" office:value-type="string" office:string-value="4.00" calcext:value-type="string">
            <text:p>4.00</text:p>
          </table:table-cell>
          <table:table-cell table:style-name="ce6" table:formula="of:=[$TablaDatos.E76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70]" office:value-type="float" office:value="349.166666666666" calcext:value-type="float">
            <text:p>349.166666666666</text:p>
          </table:table-cell>
          <table:table-cell table:style-name="ce6" table:formula="of:=[$TablaDatos.C770]" office:value-type="string" office:string-value="10.88" calcext:value-type="string">
            <text:p>10.88</text:p>
          </table:table-cell>
          <table:table-cell table:style-name="ce6" table:formula="of:=[$TablaDatos.D770]" office:value-type="string" office:string-value="4.00" calcext:value-type="string">
            <text:p>4.00</text:p>
          </table:table-cell>
          <table:table-cell table:style-name="ce6" table:formula="of:=[$TablaDatos.E77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71]" office:value-type="float" office:value="349.666666666666" calcext:value-type="float">
            <text:p>349.666666666666</text:p>
          </table:table-cell>
          <table:table-cell table:style-name="ce6" table:formula="of:=[$TablaDatos.C771]" office:value-type="string" office:string-value="10.88" calcext:value-type="string">
            <text:p>10.88</text:p>
          </table:table-cell>
          <table:table-cell table:style-name="ce6" table:formula="of:=[$TablaDatos.D771]" office:value-type="string" office:string-value="4.00" calcext:value-type="string">
            <text:p>4.00</text:p>
          </table:table-cell>
          <table:table-cell table:style-name="ce6" table:formula="of:=[$TablaDatos.E77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72]" office:value-type="float" office:value="350.166666666666" calcext:value-type="float">
            <text:p>350.166666666666</text:p>
          </table:table-cell>
          <table:table-cell table:style-name="ce6" table:formula="of:=[$TablaDatos.C772]" office:value-type="string" office:string-value="10.88" calcext:value-type="string">
            <text:p>10.88</text:p>
          </table:table-cell>
          <table:table-cell table:style-name="ce6" table:formula="of:=[$TablaDatos.D772]" office:value-type="string" office:string-value="4.00" calcext:value-type="string">
            <text:p>4.00</text:p>
          </table:table-cell>
          <table:table-cell table:style-name="ce6" table:formula="of:=[$TablaDatos.E77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73]" office:value-type="float" office:value="350.666666666666" calcext:value-type="float">
            <text:p>350.666666666666</text:p>
          </table:table-cell>
          <table:table-cell table:style-name="ce6" table:formula="of:=[$TablaDatos.C773]" office:value-type="string" office:string-value="10.88" calcext:value-type="string">
            <text:p>10.88</text:p>
          </table:table-cell>
          <table:table-cell table:style-name="ce6" table:formula="of:=[$TablaDatos.D773]" office:value-type="string" office:string-value="4.00" calcext:value-type="string">
            <text:p>4.00</text:p>
          </table:table-cell>
          <table:table-cell table:style-name="ce6" table:formula="of:=[$TablaDatos.E77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74]" office:value-type="float" office:value="351.166666666666" calcext:value-type="float">
            <text:p>351.166666666666</text:p>
          </table:table-cell>
          <table:table-cell table:style-name="ce6" table:formula="of:=[$TablaDatos.C774]" office:value-type="string" office:string-value="10.88" calcext:value-type="string">
            <text:p>10.88</text:p>
          </table:table-cell>
          <table:table-cell table:style-name="ce6" table:formula="of:=[$TablaDatos.D774]" office:value-type="string" office:string-value="4.00" calcext:value-type="string">
            <text:p>4.00</text:p>
          </table:table-cell>
          <table:table-cell table:style-name="ce6" table:formula="of:=[$TablaDatos.E77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75]" office:value-type="float" office:value="351.666666666666" calcext:value-type="float">
            <text:p>351.666666666666</text:p>
          </table:table-cell>
          <table:table-cell table:style-name="ce6" table:formula="of:=[$TablaDatos.C775]" office:value-type="string" office:string-value="10.88" calcext:value-type="string">
            <text:p>10.88</text:p>
          </table:table-cell>
          <table:table-cell table:style-name="ce6" table:formula="of:=[$TablaDatos.D775]" office:value-type="string" office:string-value="4.00" calcext:value-type="string">
            <text:p>4.00</text:p>
          </table:table-cell>
          <table:table-cell table:style-name="ce6" table:formula="of:=[$TablaDatos.E77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76]" office:value-type="float" office:value="351.999999999999" calcext:value-type="float">
            <text:p>351.999999999999</text:p>
          </table:table-cell>
          <table:table-cell table:style-name="ce6" table:formula="of:=[$TablaDatos.C776]" office:value-type="string" office:string-value="10.88" calcext:value-type="string">
            <text:p>10.88</text:p>
          </table:table-cell>
          <table:table-cell table:style-name="ce6" table:formula="of:=[$TablaDatos.D776]" office:value-type="string" office:string-value="4.00" calcext:value-type="string">
            <text:p>4.00</text:p>
          </table:table-cell>
          <table:table-cell table:style-name="ce6" table:formula="of:=[$TablaDatos.E77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77]" office:value-type="float" office:value="352.333333333333" calcext:value-type="float">
            <text:p>352.333333333333</text:p>
          </table:table-cell>
          <table:table-cell table:style-name="ce6" table:formula="of:=[$TablaDatos.C777]" office:value-type="string" office:string-value="10.88" calcext:value-type="string">
            <text:p>10.88</text:p>
          </table:table-cell>
          <table:table-cell table:style-name="ce6" table:formula="of:=[$TablaDatos.D777]" office:value-type="string" office:string-value="4.00" calcext:value-type="string">
            <text:p>4.00</text:p>
          </table:table-cell>
          <table:table-cell table:style-name="ce6" table:formula="of:=[$TablaDatos.E77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78]" office:value-type="float" office:value="352.666666666666" calcext:value-type="float">
            <text:p>352.666666666666</text:p>
          </table:table-cell>
          <table:table-cell table:style-name="ce6" table:formula="of:=[$TablaDatos.C778]" office:value-type="string" office:string-value="10.88" calcext:value-type="string">
            <text:p>10.88</text:p>
          </table:table-cell>
          <table:table-cell table:style-name="ce6" table:formula="of:=[$TablaDatos.D778]" office:value-type="string" office:string-value="4.00" calcext:value-type="string">
            <text:p>4.00</text:p>
          </table:table-cell>
          <table:table-cell table:style-name="ce6" table:formula="of:=[$TablaDatos.E77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79]" office:value-type="float" office:value="353.666666666666" calcext:value-type="float">
            <text:p>353.666666666666</text:p>
          </table:table-cell>
          <table:table-cell table:style-name="ce6" table:formula="of:=[$TablaDatos.C779]" office:value-type="string" office:string-value="10.88" calcext:value-type="string">
            <text:p>10.88</text:p>
          </table:table-cell>
          <table:table-cell table:style-name="ce6" table:formula="of:=[$TablaDatos.D779]" office:value-type="string" office:string-value="4.00" calcext:value-type="string">
            <text:p>4.00</text:p>
          </table:table-cell>
          <table:table-cell table:style-name="ce6" table:formula="of:=[$TablaDatos.E77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80]" office:value-type="float" office:value="353.999999999999" calcext:value-type="float">
            <text:p>353.999999999999</text:p>
          </table:table-cell>
          <table:table-cell table:style-name="ce6" table:formula="of:=[$TablaDatos.C780]" office:value-type="string" office:string-value="10.89" calcext:value-type="string">
            <text:p>10.89</text:p>
          </table:table-cell>
          <table:table-cell table:style-name="ce6" table:formula="of:=[$TablaDatos.D780]" office:value-type="string" office:string-value="4.00" calcext:value-type="string">
            <text:p>4.00</text:p>
          </table:table-cell>
          <table:table-cell table:style-name="ce6" table:formula="of:=[$TablaDatos.E78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81]" office:value-type="float" office:value="354.333333333333" calcext:value-type="float">
            <text:p>354.333333333333</text:p>
          </table:table-cell>
          <table:table-cell table:style-name="ce6" table:formula="of:=[$TablaDatos.C781]" office:value-type="string" office:string-value="10.89" calcext:value-type="string">
            <text:p>10.89</text:p>
          </table:table-cell>
          <table:table-cell table:style-name="ce6" table:formula="of:=[$TablaDatos.D781]" office:value-type="string" office:string-value="4.00" calcext:value-type="string">
            <text:p>4.00</text:p>
          </table:table-cell>
          <table:table-cell table:style-name="ce6" table:formula="of:=[$TablaDatos.E78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82]" office:value-type="float" office:value="354.666666666666" calcext:value-type="float">
            <text:p>354.666666666666</text:p>
          </table:table-cell>
          <table:table-cell table:style-name="ce6" table:formula="of:=[$TablaDatos.C782]" office:value-type="string" office:string-value="10.89" calcext:value-type="string">
            <text:p>10.89</text:p>
          </table:table-cell>
          <table:table-cell table:style-name="ce6" table:formula="of:=[$TablaDatos.D782]" office:value-type="string" office:string-value="4.00" calcext:value-type="string">
            <text:p>4.00</text:p>
          </table:table-cell>
          <table:table-cell table:style-name="ce6" table:formula="of:=[$TablaDatos.E78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83]" office:value-type="float" office:value="355.166666666666" calcext:value-type="float">
            <text:p>355.166666666666</text:p>
          </table:table-cell>
          <table:table-cell table:style-name="ce6" table:formula="of:=[$TablaDatos.C783]" office:value-type="string" office:string-value="10.89" calcext:value-type="string">
            <text:p>10.89</text:p>
          </table:table-cell>
          <table:table-cell table:style-name="ce6" table:formula="of:=[$TablaDatos.D783]" office:value-type="string" office:string-value="4.00" calcext:value-type="string">
            <text:p>4.00</text:p>
          </table:table-cell>
          <table:table-cell table:style-name="ce6" table:formula="of:=[$TablaDatos.E78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84]" office:value-type="float" office:value="355.666666666666" calcext:value-type="float">
            <text:p>355.666666666666</text:p>
          </table:table-cell>
          <table:table-cell table:style-name="ce6" table:formula="of:=[$TablaDatos.C784]" office:value-type="string" office:string-value="10.89" calcext:value-type="string">
            <text:p>10.89</text:p>
          </table:table-cell>
          <table:table-cell table:style-name="ce6" table:formula="of:=[$TablaDatos.D784]" office:value-type="string" office:string-value="4.00" calcext:value-type="string">
            <text:p>4.00</text:p>
          </table:table-cell>
          <table:table-cell table:style-name="ce6" table:formula="of:=[$TablaDatos.E78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85]" office:value-type="float" office:value="356.166666666666" calcext:value-type="float">
            <text:p>356.166666666666</text:p>
          </table:table-cell>
          <table:table-cell table:style-name="ce6" table:formula="of:=[$TablaDatos.C785]" office:value-type="string" office:string-value="10.89" calcext:value-type="string">
            <text:p>10.89</text:p>
          </table:table-cell>
          <table:table-cell table:style-name="ce6" table:formula="of:=[$TablaDatos.D785]" office:value-type="string" office:string-value="4.00" calcext:value-type="string">
            <text:p>4.00</text:p>
          </table:table-cell>
          <table:table-cell table:style-name="ce6" table:formula="of:=[$TablaDatos.E78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86]" office:value-type="float" office:value="356.666666666666" calcext:value-type="float">
            <text:p>356.666666666666</text:p>
          </table:table-cell>
          <table:table-cell table:style-name="ce6" table:formula="of:=[$TablaDatos.C786]" office:value-type="string" office:string-value="10.89" calcext:value-type="string">
            <text:p>10.89</text:p>
          </table:table-cell>
          <table:table-cell table:style-name="ce6" table:formula="of:=[$TablaDatos.D786]" office:value-type="string" office:string-value="4.00" calcext:value-type="string">
            <text:p>4.00</text:p>
          </table:table-cell>
          <table:table-cell table:style-name="ce6" table:formula="of:=[$TablaDatos.E78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87]" office:value-type="float" office:value="357.166666666666" calcext:value-type="float">
            <text:p>357.166666666666</text:p>
          </table:table-cell>
          <table:table-cell table:style-name="ce6" table:formula="of:=[$TablaDatos.C787]" office:value-type="string" office:string-value="10.89" calcext:value-type="string">
            <text:p>10.89</text:p>
          </table:table-cell>
          <table:table-cell table:style-name="ce6" table:formula="of:=[$TablaDatos.D787]" office:value-type="string" office:string-value="4.00" calcext:value-type="string">
            <text:p>4.00</text:p>
          </table:table-cell>
          <table:table-cell table:style-name="ce6" table:formula="of:=[$TablaDatos.E78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88]" office:value-type="float" office:value="357.666666666666" calcext:value-type="float">
            <text:p>357.666666666666</text:p>
          </table:table-cell>
          <table:table-cell table:style-name="ce6" table:formula="of:=[$TablaDatos.C788]" office:value-type="string" office:string-value="10.89" calcext:value-type="string">
            <text:p>10.89</text:p>
          </table:table-cell>
          <table:table-cell table:style-name="ce6" table:formula="of:=[$TablaDatos.D788]" office:value-type="string" office:string-value="4.00" calcext:value-type="string">
            <text:p>4.00</text:p>
          </table:table-cell>
          <table:table-cell table:style-name="ce6" table:formula="of:=[$TablaDatos.E78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89]" office:value-type="float" office:value="358.166666666666" calcext:value-type="float">
            <text:p>358.166666666666</text:p>
          </table:table-cell>
          <table:table-cell table:style-name="ce6" table:formula="of:=[$TablaDatos.C789]" office:value-type="string" office:string-value="10.89" calcext:value-type="string">
            <text:p>10.89</text:p>
          </table:table-cell>
          <table:table-cell table:style-name="ce6" table:formula="of:=[$TablaDatos.D789]" office:value-type="string" office:string-value="4.00" calcext:value-type="string">
            <text:p>4.00</text:p>
          </table:table-cell>
          <table:table-cell table:style-name="ce6" table:formula="of:=[$TablaDatos.E78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90]" office:value-type="float" office:value="358.666666666666" calcext:value-type="float">
            <text:p>358.666666666666</text:p>
          </table:table-cell>
          <table:table-cell table:style-name="ce6" table:formula="of:=[$TablaDatos.C790]" office:value-type="string" office:string-value="10.89" calcext:value-type="string">
            <text:p>10.89</text:p>
          </table:table-cell>
          <table:table-cell table:style-name="ce6" table:formula="of:=[$TablaDatos.D790]" office:value-type="string" office:string-value="4.00" calcext:value-type="string">
            <text:p>4.00</text:p>
          </table:table-cell>
          <table:table-cell table:style-name="ce6" table:formula="of:=[$TablaDatos.E79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91]" office:value-type="float" office:value="358.999999999999" calcext:value-type="float">
            <text:p>358.999999999999</text:p>
          </table:table-cell>
          <table:table-cell table:style-name="ce6" table:formula="of:=[$TablaDatos.C791]" office:value-type="string" office:string-value="10.89" calcext:value-type="string">
            <text:p>10.89</text:p>
          </table:table-cell>
          <table:table-cell table:style-name="ce6" table:formula="of:=[$TablaDatos.D791]" office:value-type="string" office:string-value="4.00" calcext:value-type="string">
            <text:p>4.00</text:p>
          </table:table-cell>
          <table:table-cell table:style-name="ce6" table:formula="of:=[$TablaDatos.E79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92]" office:value-type="float" office:value="359.333333333333" calcext:value-type="float">
            <text:p>359.333333333333</text:p>
          </table:table-cell>
          <table:table-cell table:style-name="ce6" table:formula="of:=[$TablaDatos.C792]" office:value-type="string" office:string-value="10.89" calcext:value-type="string">
            <text:p>10.89</text:p>
          </table:table-cell>
          <table:table-cell table:style-name="ce6" table:formula="of:=[$TablaDatos.D792]" office:value-type="string" office:string-value="4.00" calcext:value-type="string">
            <text:p>4.00</text:p>
          </table:table-cell>
          <table:table-cell table:style-name="ce6" table:formula="of:=[$TablaDatos.E79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93]" office:value-type="float" office:value="359.666666666666" calcext:value-type="float">
            <text:p>359.666666666666</text:p>
          </table:table-cell>
          <table:table-cell table:style-name="ce6" table:formula="of:=[$TablaDatos.C793]" office:value-type="string" office:string-value="10.89" calcext:value-type="string">
            <text:p>10.89</text:p>
          </table:table-cell>
          <table:table-cell table:style-name="ce6" table:formula="of:=[$TablaDatos.D793]" office:value-type="string" office:string-value="4.00" calcext:value-type="string">
            <text:p>4.00</text:p>
          </table:table-cell>
          <table:table-cell table:style-name="ce6" table:formula="of:=[$TablaDatos.E79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94]" office:value-type="float" office:value="360.166666666666" calcext:value-type="float">
            <text:p>360.166666666666</text:p>
          </table:table-cell>
          <table:table-cell table:style-name="ce6" table:formula="of:=[$TablaDatos.C794]" office:value-type="string" office:string-value="10.89" calcext:value-type="string">
            <text:p>10.89</text:p>
          </table:table-cell>
          <table:table-cell table:style-name="ce6" table:formula="of:=[$TablaDatos.D794]" office:value-type="string" office:string-value="4.00" calcext:value-type="string">
            <text:p>4.00</text:p>
          </table:table-cell>
          <table:table-cell table:style-name="ce6" table:formula="of:=[$TablaDatos.E79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95]" office:value-type="float" office:value="360.666666666666" calcext:value-type="float">
            <text:p>360.666666666666</text:p>
          </table:table-cell>
          <table:table-cell table:style-name="ce6" table:formula="of:=[$TablaDatos.C795]" office:value-type="string" office:string-value="10.89" calcext:value-type="string">
            <text:p>10.89</text:p>
          </table:table-cell>
          <table:table-cell table:style-name="ce6" table:formula="of:=[$TablaDatos.D795]" office:value-type="string" office:string-value="4.00" calcext:value-type="string">
            <text:p>4.00</text:p>
          </table:table-cell>
          <table:table-cell table:style-name="ce6" table:formula="of:=[$TablaDatos.E79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96]" office:value-type="float" office:value="361.166666666666" calcext:value-type="float">
            <text:p>361.166666666666</text:p>
          </table:table-cell>
          <table:table-cell table:style-name="ce6" table:formula="of:=[$TablaDatos.C796]" office:value-type="string" office:string-value="10.89" calcext:value-type="string">
            <text:p>10.89</text:p>
          </table:table-cell>
          <table:table-cell table:style-name="ce6" table:formula="of:=[$TablaDatos.D796]" office:value-type="string" office:string-value="4.00" calcext:value-type="string">
            <text:p>4.00</text:p>
          </table:table-cell>
          <table:table-cell table:style-name="ce6" table:formula="of:=[$TablaDatos.E79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97]" office:value-type="float" office:value="361.666666666666" calcext:value-type="float">
            <text:p>361.666666666666</text:p>
          </table:table-cell>
          <table:table-cell table:style-name="ce6" table:formula="of:=[$TablaDatos.C797]" office:value-type="string" office:string-value="10.89" calcext:value-type="string">
            <text:p>10.89</text:p>
          </table:table-cell>
          <table:table-cell table:style-name="ce6" table:formula="of:=[$TablaDatos.D797]" office:value-type="string" office:string-value="4.00" calcext:value-type="string">
            <text:p>4.00</text:p>
          </table:table-cell>
          <table:table-cell table:style-name="ce6" table:formula="of:=[$TablaDatos.E79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98]" office:value-type="float" office:value="362.166666666666" calcext:value-type="float">
            <text:p>362.166666666666</text:p>
          </table:table-cell>
          <table:table-cell table:style-name="ce6" table:formula="of:=[$TablaDatos.C798]" office:value-type="string" office:string-value="10.89" calcext:value-type="string">
            <text:p>10.89</text:p>
          </table:table-cell>
          <table:table-cell table:style-name="ce6" table:formula="of:=[$TablaDatos.D798]" office:value-type="string" office:string-value="4.00" calcext:value-type="string">
            <text:p>4.00</text:p>
          </table:table-cell>
          <table:table-cell table:style-name="ce6" table:formula="of:=[$TablaDatos.E79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799]" office:value-type="float" office:value="362.666666666666" calcext:value-type="float">
            <text:p>362.666666666666</text:p>
          </table:table-cell>
          <table:table-cell table:style-name="ce6" table:formula="of:=[$TablaDatos.C799]" office:value-type="string" office:string-value="10.89" calcext:value-type="string">
            <text:p>10.89</text:p>
          </table:table-cell>
          <table:table-cell table:style-name="ce6" table:formula="of:=[$TablaDatos.D799]" office:value-type="string" office:string-value="4.00" calcext:value-type="string">
            <text:p>4.00</text:p>
          </table:table-cell>
          <table:table-cell table:style-name="ce6" table:formula="of:=[$TablaDatos.E79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00]" office:value-type="float" office:value="362.999999999999" calcext:value-type="float">
            <text:p>362.999999999999</text:p>
          </table:table-cell>
          <table:table-cell table:style-name="ce6" table:formula="of:=[$TablaDatos.C800]" office:value-type="string" office:string-value="10.89" calcext:value-type="string">
            <text:p>10.89</text:p>
          </table:table-cell>
          <table:table-cell table:style-name="ce6" table:formula="of:=[$TablaDatos.D800]" office:value-type="string" office:string-value="4.00" calcext:value-type="string">
            <text:p>4.00</text:p>
          </table:table-cell>
          <table:table-cell table:style-name="ce6" table:formula="of:=[$TablaDatos.E80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01]" office:value-type="float" office:value="363.333333333333" calcext:value-type="float">
            <text:p>363.333333333333</text:p>
          </table:table-cell>
          <table:table-cell table:style-name="ce6" table:formula="of:=[$TablaDatos.C801]" office:value-type="string" office:string-value="10.89" calcext:value-type="string">
            <text:p>10.89</text:p>
          </table:table-cell>
          <table:table-cell table:style-name="ce6" table:formula="of:=[$TablaDatos.D801]" office:value-type="string" office:string-value="4.00" calcext:value-type="string">
            <text:p>4.00</text:p>
          </table:table-cell>
          <table:table-cell table:style-name="ce6" table:formula="of:=[$TablaDatos.E80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02]" office:value-type="float" office:value="363.666666666666" calcext:value-type="float">
            <text:p>363.666666666666</text:p>
          </table:table-cell>
          <table:table-cell table:style-name="ce6" table:formula="of:=[$TablaDatos.C802]" office:value-type="string" office:string-value="10.89" calcext:value-type="string">
            <text:p>10.89</text:p>
          </table:table-cell>
          <table:table-cell table:style-name="ce6" table:formula="of:=[$TablaDatos.D802]" office:value-type="string" office:string-value="4.00" calcext:value-type="string">
            <text:p>4.00</text:p>
          </table:table-cell>
          <table:table-cell table:style-name="ce6" table:formula="of:=[$TablaDatos.E80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03]" office:value-type="float" office:value="364.166666666666" calcext:value-type="float">
            <text:p>364.166666666666</text:p>
          </table:table-cell>
          <table:table-cell table:style-name="ce6" table:formula="of:=[$TablaDatos.C803]" office:value-type="string" office:string-value="10.89" calcext:value-type="string">
            <text:p>10.89</text:p>
          </table:table-cell>
          <table:table-cell table:style-name="ce6" table:formula="of:=[$TablaDatos.D803]" office:value-type="string" office:string-value="4.00" calcext:value-type="string">
            <text:p>4.00</text:p>
          </table:table-cell>
          <table:table-cell table:style-name="ce6" table:formula="of:=[$TablaDatos.E80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04]" office:value-type="float" office:value="364.666666666666" calcext:value-type="float">
            <text:p>364.666666666666</text:p>
          </table:table-cell>
          <table:table-cell table:style-name="ce6" table:formula="of:=[$TablaDatos.C804]" office:value-type="string" office:string-value="10.89" calcext:value-type="string">
            <text:p>10.89</text:p>
          </table:table-cell>
          <table:table-cell table:style-name="ce6" table:formula="of:=[$TablaDatos.D804]" office:value-type="string" office:string-value="4.00" calcext:value-type="string">
            <text:p>4.00</text:p>
          </table:table-cell>
          <table:table-cell table:style-name="ce6" table:formula="of:=[$TablaDatos.E80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05]" office:value-type="float" office:value="365.166666666666" calcext:value-type="float">
            <text:p>365.166666666666</text:p>
          </table:table-cell>
          <table:table-cell table:style-name="ce6" table:formula="of:=[$TablaDatos.C805]" office:value-type="string" office:string-value="10.89" calcext:value-type="string">
            <text:p>10.89</text:p>
          </table:table-cell>
          <table:table-cell table:style-name="ce6" table:formula="of:=[$TablaDatos.D805]" office:value-type="string" office:string-value="4.00" calcext:value-type="string">
            <text:p>4.00</text:p>
          </table:table-cell>
          <table:table-cell table:style-name="ce6" table:formula="of:=[$TablaDatos.E80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06]" office:value-type="float" office:value="365.666666666666" calcext:value-type="float">
            <text:p>365.666666666666</text:p>
          </table:table-cell>
          <table:table-cell table:style-name="ce6" table:formula="of:=[$TablaDatos.C806]" office:value-type="string" office:string-value="10.89" calcext:value-type="string">
            <text:p>10.89</text:p>
          </table:table-cell>
          <table:table-cell table:style-name="ce6" table:formula="of:=[$TablaDatos.D806]" office:value-type="string" office:string-value="4.00" calcext:value-type="string">
            <text:p>4.00</text:p>
          </table:table-cell>
          <table:table-cell table:style-name="ce6" table:formula="of:=[$TablaDatos.E80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07]" office:value-type="float" office:value="366.166666666666" calcext:value-type="float">
            <text:p>366.166666666666</text:p>
          </table:table-cell>
          <table:table-cell table:style-name="ce6" table:formula="of:=[$TablaDatos.C807]" office:value-type="string" office:string-value="10.89" calcext:value-type="string">
            <text:p>10.89</text:p>
          </table:table-cell>
          <table:table-cell table:style-name="ce6" table:formula="of:=[$TablaDatos.D807]" office:value-type="string" office:string-value="4.00" calcext:value-type="string">
            <text:p>4.00</text:p>
          </table:table-cell>
          <table:table-cell table:style-name="ce6" table:formula="of:=[$TablaDatos.E80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08]" office:value-type="float" office:value="366.666666666666" calcext:value-type="float">
            <text:p>366.666666666666</text:p>
          </table:table-cell>
          <table:table-cell table:style-name="ce6" table:formula="of:=[$TablaDatos.C808]" office:value-type="string" office:string-value="10.89" calcext:value-type="string">
            <text:p>10.89</text:p>
          </table:table-cell>
          <table:table-cell table:style-name="ce6" table:formula="of:=[$TablaDatos.D808]" office:value-type="string" office:string-value="4.00" calcext:value-type="string">
            <text:p>4.00</text:p>
          </table:table-cell>
          <table:table-cell table:style-name="ce6" table:formula="of:=[$TablaDatos.E80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09]" office:value-type="float" office:value="367.166666666666" calcext:value-type="float">
            <text:p>367.166666666666</text:p>
          </table:table-cell>
          <table:table-cell table:style-name="ce6" table:formula="of:=[$TablaDatos.C809]" office:value-type="string" office:string-value="10.90" calcext:value-type="string">
            <text:p>10.90</text:p>
          </table:table-cell>
          <table:table-cell table:style-name="ce6" table:formula="of:=[$TablaDatos.D809]" office:value-type="string" office:string-value="4.00" calcext:value-type="string">
            <text:p>4.00</text:p>
          </table:table-cell>
          <table:table-cell table:style-name="ce6" table:formula="of:=[$TablaDatos.E80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10]" office:value-type="float" office:value="367.666666666666" calcext:value-type="float">
            <text:p>367.666666666666</text:p>
          </table:table-cell>
          <table:table-cell table:style-name="ce6" table:formula="of:=[$TablaDatos.C810]" office:value-type="string" office:string-value="10.90" calcext:value-type="string">
            <text:p>10.90</text:p>
          </table:table-cell>
          <table:table-cell table:style-name="ce6" table:formula="of:=[$TablaDatos.D810]" office:value-type="string" office:string-value="4.00" calcext:value-type="string">
            <text:p>4.00</text:p>
          </table:table-cell>
          <table:table-cell table:style-name="ce6" table:formula="of:=[$TablaDatos.E81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11]" office:value-type="float" office:value="367.999999999999" calcext:value-type="float">
            <text:p>367.999999999999</text:p>
          </table:table-cell>
          <table:table-cell table:style-name="ce6" table:formula="of:=[$TablaDatos.C811]" office:value-type="string" office:string-value="10.90" calcext:value-type="string">
            <text:p>10.90</text:p>
          </table:table-cell>
          <table:table-cell table:style-name="ce6" table:formula="of:=[$TablaDatos.D811]" office:value-type="string" office:string-value="4.00" calcext:value-type="string">
            <text:p>4.00</text:p>
          </table:table-cell>
          <table:table-cell table:style-name="ce6" table:formula="of:=[$TablaDatos.E81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12]" office:value-type="float" office:value="368.333333333332" calcext:value-type="float">
            <text:p>368.333333333332</text:p>
          </table:table-cell>
          <table:table-cell table:style-name="ce6" table:formula="of:=[$TablaDatos.C812]" office:value-type="string" office:string-value="10.90" calcext:value-type="string">
            <text:p>10.90</text:p>
          </table:table-cell>
          <table:table-cell table:style-name="ce6" table:formula="of:=[$TablaDatos.D812]" office:value-type="string" office:string-value="4.00" calcext:value-type="string">
            <text:p>4.00</text:p>
          </table:table-cell>
          <table:table-cell table:style-name="ce6" table:formula="of:=[$TablaDatos.E81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13]" office:value-type="float" office:value="368.666666666666" calcext:value-type="float">
            <text:p>368.666666666666</text:p>
          </table:table-cell>
          <table:table-cell table:style-name="ce6" table:formula="of:=[$TablaDatos.C813]" office:value-type="string" office:string-value="10.90" calcext:value-type="string">
            <text:p>10.90</text:p>
          </table:table-cell>
          <table:table-cell table:style-name="ce6" table:formula="of:=[$TablaDatos.D813]" office:value-type="string" office:string-value="4.00" calcext:value-type="string">
            <text:p>4.00</text:p>
          </table:table-cell>
          <table:table-cell table:style-name="ce6" table:formula="of:=[$TablaDatos.E81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14]" office:value-type="float" office:value="369.166666666666" calcext:value-type="float">
            <text:p>369.166666666666</text:p>
          </table:table-cell>
          <table:table-cell table:style-name="ce6" table:formula="of:=[$TablaDatos.C814]" office:value-type="string" office:string-value="10.90" calcext:value-type="string">
            <text:p>10.90</text:p>
          </table:table-cell>
          <table:table-cell table:style-name="ce6" table:formula="of:=[$TablaDatos.D814]" office:value-type="string" office:string-value="4.00" calcext:value-type="string">
            <text:p>4.00</text:p>
          </table:table-cell>
          <table:table-cell table:style-name="ce6" table:formula="of:=[$TablaDatos.E81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15]" office:value-type="float" office:value="369.666666666666" calcext:value-type="float">
            <text:p>369.666666666666</text:p>
          </table:table-cell>
          <table:table-cell table:style-name="ce6" table:formula="of:=[$TablaDatos.C815]" office:value-type="string" office:string-value="10.90" calcext:value-type="string">
            <text:p>10.90</text:p>
          </table:table-cell>
          <table:table-cell table:style-name="ce6" table:formula="of:=[$TablaDatos.D815]" office:value-type="string" office:string-value="4.00" calcext:value-type="string">
            <text:p>4.00</text:p>
          </table:table-cell>
          <table:table-cell table:style-name="ce6" table:formula="of:=[$TablaDatos.E81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16]" office:value-type="float" office:value="370.166666666666" calcext:value-type="float">
            <text:p>370.166666666666</text:p>
          </table:table-cell>
          <table:table-cell table:style-name="ce6" table:formula="of:=[$TablaDatos.C816]" office:value-type="string" office:string-value="10.90" calcext:value-type="string">
            <text:p>10.90</text:p>
          </table:table-cell>
          <table:table-cell table:style-name="ce6" table:formula="of:=[$TablaDatos.D816]" office:value-type="string" office:string-value="4.00" calcext:value-type="string">
            <text:p>4.00</text:p>
          </table:table-cell>
          <table:table-cell table:style-name="ce6" table:formula="of:=[$TablaDatos.E81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17]" office:value-type="float" office:value="370.666666666666" calcext:value-type="float">
            <text:p>370.666666666666</text:p>
          </table:table-cell>
          <table:table-cell table:style-name="ce6" table:formula="of:=[$TablaDatos.C817]" office:value-type="string" office:string-value="10.90" calcext:value-type="string">
            <text:p>10.90</text:p>
          </table:table-cell>
          <table:table-cell table:style-name="ce6" table:formula="of:=[$TablaDatos.D817]" office:value-type="string" office:string-value="4.00" calcext:value-type="string">
            <text:p>4.00</text:p>
          </table:table-cell>
          <table:table-cell table:style-name="ce6" table:formula="of:=[$TablaDatos.E81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18]" office:value-type="float" office:value="371.166666666666" calcext:value-type="float">
            <text:p>371.166666666666</text:p>
          </table:table-cell>
          <table:table-cell table:style-name="ce6" table:formula="of:=[$TablaDatos.C818]" office:value-type="string" office:string-value="10.90" calcext:value-type="string">
            <text:p>10.90</text:p>
          </table:table-cell>
          <table:table-cell table:style-name="ce6" table:formula="of:=[$TablaDatos.D818]" office:value-type="string" office:string-value="4.00" calcext:value-type="string">
            <text:p>4.00</text:p>
          </table:table-cell>
          <table:table-cell table:style-name="ce6" table:formula="of:=[$TablaDatos.E81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19]" office:value-type="float" office:value="371.666666666666" calcext:value-type="float">
            <text:p>371.666666666666</text:p>
          </table:table-cell>
          <table:table-cell table:style-name="ce6" table:formula="of:=[$TablaDatos.C819]" office:value-type="string" office:string-value="10.90" calcext:value-type="string">
            <text:p>10.90</text:p>
          </table:table-cell>
          <table:table-cell table:style-name="ce6" table:formula="of:=[$TablaDatos.D819]" office:value-type="string" office:string-value="4.00" calcext:value-type="string">
            <text:p>4.00</text:p>
          </table:table-cell>
          <table:table-cell table:style-name="ce6" table:formula="of:=[$TablaDatos.E81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20]" office:value-type="float" office:value="372.166666666666" calcext:value-type="float">
            <text:p>372.166666666666</text:p>
          </table:table-cell>
          <table:table-cell table:style-name="ce6" table:formula="of:=[$TablaDatos.C820]" office:value-type="string" office:string-value="10.90" calcext:value-type="string">
            <text:p>10.90</text:p>
          </table:table-cell>
          <table:table-cell table:style-name="ce6" table:formula="of:=[$TablaDatos.D820]" office:value-type="string" office:string-value="4.00" calcext:value-type="string">
            <text:p>4.00</text:p>
          </table:table-cell>
          <table:table-cell table:style-name="ce6" table:formula="of:=[$TablaDatos.E82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21]" office:value-type="float" office:value="372.666666666666" calcext:value-type="float">
            <text:p>372.666666666666</text:p>
          </table:table-cell>
          <table:table-cell table:style-name="ce6" table:formula="of:=[$TablaDatos.C821]" office:value-type="string" office:string-value="10.90" calcext:value-type="string">
            <text:p>10.90</text:p>
          </table:table-cell>
          <table:table-cell table:style-name="ce6" table:formula="of:=[$TablaDatos.D821]" office:value-type="string" office:string-value="4.00" calcext:value-type="string">
            <text:p>4.00</text:p>
          </table:table-cell>
          <table:table-cell table:style-name="ce6" table:formula="of:=[$TablaDatos.E82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22]" office:value-type="float" office:value="373.166666666666" calcext:value-type="float">
            <text:p>373.166666666666</text:p>
          </table:table-cell>
          <table:table-cell table:style-name="ce6" table:formula="of:=[$TablaDatos.C822]" office:value-type="string" office:string-value="10.90" calcext:value-type="string">
            <text:p>10.90</text:p>
          </table:table-cell>
          <table:table-cell table:style-name="ce6" table:formula="of:=[$TablaDatos.D822]" office:value-type="string" office:string-value="4.00" calcext:value-type="string">
            <text:p>4.00</text:p>
          </table:table-cell>
          <table:table-cell table:style-name="ce6" table:formula="of:=[$TablaDatos.E82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23]" office:value-type="float" office:value="373.666666666666" calcext:value-type="float">
            <text:p>373.666666666666</text:p>
          </table:table-cell>
          <table:table-cell table:style-name="ce6" table:formula="of:=[$TablaDatos.C823]" office:value-type="string" office:string-value="10.90" calcext:value-type="string">
            <text:p>10.90</text:p>
          </table:table-cell>
          <table:table-cell table:style-name="ce6" table:formula="of:=[$TablaDatos.D823]" office:value-type="string" office:string-value="4.00" calcext:value-type="string">
            <text:p>4.00</text:p>
          </table:table-cell>
          <table:table-cell table:style-name="ce6" table:formula="of:=[$TablaDatos.E82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24]" office:value-type="float" office:value="374.166666666666" calcext:value-type="float">
            <text:p>374.166666666666</text:p>
          </table:table-cell>
          <table:table-cell table:style-name="ce6" table:formula="of:=[$TablaDatos.C824]" office:value-type="string" office:string-value="10.90" calcext:value-type="string">
            <text:p>10.90</text:p>
          </table:table-cell>
          <table:table-cell table:style-name="ce6" table:formula="of:=[$TablaDatos.D824]" office:value-type="string" office:string-value="4.00" calcext:value-type="string">
            <text:p>4.00</text:p>
          </table:table-cell>
          <table:table-cell table:style-name="ce6" table:formula="of:=[$TablaDatos.E82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25]" office:value-type="float" office:value="374.666666666666" calcext:value-type="float">
            <text:p>374.666666666666</text:p>
          </table:table-cell>
          <table:table-cell table:style-name="ce6" table:formula="of:=[$TablaDatos.C825]" office:value-type="string" office:string-value="10.90" calcext:value-type="string">
            <text:p>10.90</text:p>
          </table:table-cell>
          <table:table-cell table:style-name="ce6" table:formula="of:=[$TablaDatos.D825]" office:value-type="string" office:string-value="4.00" calcext:value-type="string">
            <text:p>4.00</text:p>
          </table:table-cell>
          <table:table-cell table:style-name="ce6" table:formula="of:=[$TablaDatos.E82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26]" office:value-type="float" office:value="375.166666666666" calcext:value-type="float">
            <text:p>375.166666666666</text:p>
          </table:table-cell>
          <table:table-cell table:style-name="ce6" table:formula="of:=[$TablaDatos.C826]" office:value-type="string" office:string-value="10.90" calcext:value-type="string">
            <text:p>10.90</text:p>
          </table:table-cell>
          <table:table-cell table:style-name="ce6" table:formula="of:=[$TablaDatos.D826]" office:value-type="string" office:string-value="4.00" calcext:value-type="string">
            <text:p>4.00</text:p>
          </table:table-cell>
          <table:table-cell table:style-name="ce6" table:formula="of:=[$TablaDatos.E82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27]" office:value-type="float" office:value="375.666666666666" calcext:value-type="float">
            <text:p>375.666666666666</text:p>
          </table:table-cell>
          <table:table-cell table:style-name="ce6" table:formula="of:=[$TablaDatos.C827]" office:value-type="string" office:string-value="10.90" calcext:value-type="string">
            <text:p>10.90</text:p>
          </table:table-cell>
          <table:table-cell table:style-name="ce6" table:formula="of:=[$TablaDatos.D827]" office:value-type="string" office:string-value="4.00" calcext:value-type="string">
            <text:p>4.00</text:p>
          </table:table-cell>
          <table:table-cell table:style-name="ce6" table:formula="of:=[$TablaDatos.E82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28]" office:value-type="float" office:value="376.166666666666" calcext:value-type="float">
            <text:p>376.166666666666</text:p>
          </table:table-cell>
          <table:table-cell table:style-name="ce6" table:formula="of:=[$TablaDatos.C828]" office:value-type="string" office:string-value="10.90" calcext:value-type="string">
            <text:p>10.90</text:p>
          </table:table-cell>
          <table:table-cell table:style-name="ce6" table:formula="of:=[$TablaDatos.D828]" office:value-type="string" office:string-value="4.00" calcext:value-type="string">
            <text:p>4.00</text:p>
          </table:table-cell>
          <table:table-cell table:style-name="ce6" table:formula="of:=[$TablaDatos.E82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29]" office:value-type="float" office:value="376.666666666666" calcext:value-type="float">
            <text:p>376.666666666666</text:p>
          </table:table-cell>
          <table:table-cell table:style-name="ce6" table:formula="of:=[$TablaDatos.C829]" office:value-type="string" office:string-value="10.90" calcext:value-type="string">
            <text:p>10.90</text:p>
          </table:table-cell>
          <table:table-cell table:style-name="ce6" table:formula="of:=[$TablaDatos.D829]" office:value-type="string" office:string-value="4.00" calcext:value-type="string">
            <text:p>4.00</text:p>
          </table:table-cell>
          <table:table-cell table:style-name="ce6" table:formula="of:=[$TablaDatos.E82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30]" office:value-type="float" office:value="377.166666666666" calcext:value-type="float">
            <text:p>377.166666666666</text:p>
          </table:table-cell>
          <table:table-cell table:style-name="ce6" table:formula="of:=[$TablaDatos.C830]" office:value-type="string" office:string-value="10.90" calcext:value-type="string">
            <text:p>10.90</text:p>
          </table:table-cell>
          <table:table-cell table:style-name="ce6" table:formula="of:=[$TablaDatos.D830]" office:value-type="string" office:string-value="4.00" calcext:value-type="string">
            <text:p>4.00</text:p>
          </table:table-cell>
          <table:table-cell table:style-name="ce6" table:formula="of:=[$TablaDatos.E83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31]" office:value-type="float" office:value="377.666666666666" calcext:value-type="float">
            <text:p>377.666666666666</text:p>
          </table:table-cell>
          <table:table-cell table:style-name="ce6" table:formula="of:=[$TablaDatos.C831]" office:value-type="string" office:string-value="10.90" calcext:value-type="string">
            <text:p>10.90</text:p>
          </table:table-cell>
          <table:table-cell table:style-name="ce6" table:formula="of:=[$TablaDatos.D831]" office:value-type="string" office:string-value="4.00" calcext:value-type="string">
            <text:p>4.00</text:p>
          </table:table-cell>
          <table:table-cell table:style-name="ce6" table:formula="of:=[$TablaDatos.E83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32]" office:value-type="float" office:value="377.999999999999" calcext:value-type="float">
            <text:p>377.999999999999</text:p>
          </table:table-cell>
          <table:table-cell table:style-name="ce6" table:formula="of:=[$TablaDatos.C832]" office:value-type="string" office:string-value="10.90" calcext:value-type="string">
            <text:p>10.90</text:p>
          </table:table-cell>
          <table:table-cell table:style-name="ce6" table:formula="of:=[$TablaDatos.D832]" office:value-type="string" office:string-value="4.00" calcext:value-type="string">
            <text:p>4.00</text:p>
          </table:table-cell>
          <table:table-cell table:style-name="ce6" table:formula="of:=[$TablaDatos.E83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33]" office:value-type="float" office:value="378.333333333332" calcext:value-type="float">
            <text:p>378.333333333332</text:p>
          </table:table-cell>
          <table:table-cell table:style-name="ce6" table:formula="of:=[$TablaDatos.C833]" office:value-type="string" office:string-value="10.90" calcext:value-type="string">
            <text:p>10.90</text:p>
          </table:table-cell>
          <table:table-cell table:style-name="ce6" table:formula="of:=[$TablaDatos.D833]" office:value-type="string" office:string-value="4.00" calcext:value-type="string">
            <text:p>4.00</text:p>
          </table:table-cell>
          <table:table-cell table:style-name="ce6" table:formula="of:=[$TablaDatos.E83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34]" office:value-type="float" office:value="378.666666666666" calcext:value-type="float">
            <text:p>378.666666666666</text:p>
          </table:table-cell>
          <table:table-cell table:style-name="ce6" table:formula="of:=[$TablaDatos.C834]" office:value-type="string" office:string-value="10.90" calcext:value-type="string">
            <text:p>10.90</text:p>
          </table:table-cell>
          <table:table-cell table:style-name="ce6" table:formula="of:=[$TablaDatos.D834]" office:value-type="string" office:string-value="4.00" calcext:value-type="string">
            <text:p>4.00</text:p>
          </table:table-cell>
          <table:table-cell table:style-name="ce6" table:formula="of:=[$TablaDatos.E83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35]" office:value-type="float" office:value="379.166666666666" calcext:value-type="float">
            <text:p>379.166666666666</text:p>
          </table:table-cell>
          <table:table-cell table:style-name="ce6" table:formula="of:=[$TablaDatos.C835]" office:value-type="string" office:string-value="10.90" calcext:value-type="string">
            <text:p>10.90</text:p>
          </table:table-cell>
          <table:table-cell table:style-name="ce6" table:formula="of:=[$TablaDatos.D835]" office:value-type="string" office:string-value="4.00" calcext:value-type="string">
            <text:p>4.00</text:p>
          </table:table-cell>
          <table:table-cell table:style-name="ce6" table:formula="of:=[$TablaDatos.E83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36]" office:value-type="float" office:value="379.666666666666" calcext:value-type="float">
            <text:p>379.666666666666</text:p>
          </table:table-cell>
          <table:table-cell table:style-name="ce6" table:formula="of:=[$TablaDatos.C836]" office:value-type="string" office:string-value="10.90" calcext:value-type="string">
            <text:p>10.90</text:p>
          </table:table-cell>
          <table:table-cell table:style-name="ce6" table:formula="of:=[$TablaDatos.D836]" office:value-type="string" office:string-value="4.00" calcext:value-type="string">
            <text:p>4.00</text:p>
          </table:table-cell>
          <table:table-cell table:style-name="ce6" table:formula="of:=[$TablaDatos.E83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37]" office:value-type="float" office:value="380.166666666666" calcext:value-type="float">
            <text:p>380.166666666666</text:p>
          </table:table-cell>
          <table:table-cell table:style-name="ce6" table:formula="of:=[$TablaDatos.C837]" office:value-type="string" office:string-value="10.90" calcext:value-type="string">
            <text:p>10.90</text:p>
          </table:table-cell>
          <table:table-cell table:style-name="ce6" table:formula="of:=[$TablaDatos.D837]" office:value-type="string" office:string-value="4.00" calcext:value-type="string">
            <text:p>4.00</text:p>
          </table:table-cell>
          <table:table-cell table:style-name="ce6" table:formula="of:=[$TablaDatos.E83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38]" office:value-type="float" office:value="380.666666666666" calcext:value-type="float">
            <text:p>380.666666666666</text:p>
          </table:table-cell>
          <table:table-cell table:style-name="ce6" table:formula="of:=[$TablaDatos.C838]" office:value-type="string" office:string-value="10.90" calcext:value-type="string">
            <text:p>10.90</text:p>
          </table:table-cell>
          <table:table-cell table:style-name="ce6" table:formula="of:=[$TablaDatos.D838]" office:value-type="string" office:string-value="4.00" calcext:value-type="string">
            <text:p>4.00</text:p>
          </table:table-cell>
          <table:table-cell table:style-name="ce6" table:formula="of:=[$TablaDatos.E83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39]" office:value-type="float" office:value="381.166666666666" calcext:value-type="float">
            <text:p>381.166666666666</text:p>
          </table:table-cell>
          <table:table-cell table:style-name="ce6" table:formula="of:=[$TablaDatos.C839]" office:value-type="string" office:string-value="10.90" calcext:value-type="string">
            <text:p>10.90</text:p>
          </table:table-cell>
          <table:table-cell table:style-name="ce6" table:formula="of:=[$TablaDatos.D839]" office:value-type="string" office:string-value="4.00" calcext:value-type="string">
            <text:p>4.00</text:p>
          </table:table-cell>
          <table:table-cell table:style-name="ce6" table:formula="of:=[$TablaDatos.E83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40]" office:value-type="float" office:value="381.666666666666" calcext:value-type="float">
            <text:p>381.666666666666</text:p>
          </table:table-cell>
          <table:table-cell table:style-name="ce6" table:formula="of:=[$TablaDatos.C840]" office:value-type="string" office:string-value="10.90" calcext:value-type="string">
            <text:p>10.90</text:p>
          </table:table-cell>
          <table:table-cell table:style-name="ce6" table:formula="of:=[$TablaDatos.D840]" office:value-type="string" office:string-value="4.00" calcext:value-type="string">
            <text:p>4.00</text:p>
          </table:table-cell>
          <table:table-cell table:style-name="ce6" table:formula="of:=[$TablaDatos.E84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41]" office:value-type="float" office:value="381.999999999999" calcext:value-type="float">
            <text:p>381.999999999999</text:p>
          </table:table-cell>
          <table:table-cell table:style-name="ce6" table:formula="of:=[$TablaDatos.C841]" office:value-type="string" office:string-value="10.90" calcext:value-type="string">
            <text:p>10.90</text:p>
          </table:table-cell>
          <table:table-cell table:style-name="ce6" table:formula="of:=[$TablaDatos.D841]" office:value-type="string" office:string-value="4.00" calcext:value-type="string">
            <text:p>4.00</text:p>
          </table:table-cell>
          <table:table-cell table:style-name="ce6" table:formula="of:=[$TablaDatos.E84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42]" office:value-type="float" office:value="382.333333333332" calcext:value-type="float">
            <text:p>382.333333333332</text:p>
          </table:table-cell>
          <table:table-cell table:style-name="ce6" table:formula="of:=[$TablaDatos.C842]" office:value-type="string" office:string-value="10.90" calcext:value-type="string">
            <text:p>10.90</text:p>
          </table:table-cell>
          <table:table-cell table:style-name="ce6" table:formula="of:=[$TablaDatos.D842]" office:value-type="string" office:string-value="4.00" calcext:value-type="string">
            <text:p>4.00</text:p>
          </table:table-cell>
          <table:table-cell table:style-name="ce6" table:formula="of:=[$TablaDatos.E84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43]" office:value-type="float" office:value="382.666666666666" calcext:value-type="float">
            <text:p>382.666666666666</text:p>
          </table:table-cell>
          <table:table-cell table:style-name="ce6" table:formula="of:=[$TablaDatos.C843]" office:value-type="string" office:string-value="10.90" calcext:value-type="string">
            <text:p>10.90</text:p>
          </table:table-cell>
          <table:table-cell table:style-name="ce6" table:formula="of:=[$TablaDatos.D843]" office:value-type="string" office:string-value="4.00" calcext:value-type="string">
            <text:p>4.00</text:p>
          </table:table-cell>
          <table:table-cell table:style-name="ce6" table:formula="of:=[$TablaDatos.E84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44]" office:value-type="float" office:value="383.166666666666" calcext:value-type="float">
            <text:p>383.166666666666</text:p>
          </table:table-cell>
          <table:table-cell table:style-name="ce6" table:formula="of:=[$TablaDatos.C844]" office:value-type="string" office:string-value="10.90" calcext:value-type="string">
            <text:p>10.90</text:p>
          </table:table-cell>
          <table:table-cell table:style-name="ce6" table:formula="of:=[$TablaDatos.D844]" office:value-type="string" office:string-value="4.00" calcext:value-type="string">
            <text:p>4.00</text:p>
          </table:table-cell>
          <table:table-cell table:style-name="ce6" table:formula="of:=[$TablaDatos.E84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45]" office:value-type="float" office:value="383.666666666666" calcext:value-type="float">
            <text:p>383.666666666666</text:p>
          </table:table-cell>
          <table:table-cell table:style-name="ce6" table:formula="of:=[$TablaDatos.C845]" office:value-type="string" office:string-value="10.90" calcext:value-type="string">
            <text:p>10.90</text:p>
          </table:table-cell>
          <table:table-cell table:style-name="ce6" table:formula="of:=[$TablaDatos.D845]" office:value-type="string" office:string-value="4.00" calcext:value-type="string">
            <text:p>4.00</text:p>
          </table:table-cell>
          <table:table-cell table:style-name="ce6" table:formula="of:=[$TablaDatos.E84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46]" office:value-type="float" office:value="384.166666666666" calcext:value-type="float">
            <text:p>384.166666666666</text:p>
          </table:table-cell>
          <table:table-cell table:style-name="ce6" table:formula="of:=[$TablaDatos.C846]" office:value-type="string" office:string-value="10.90" calcext:value-type="string">
            <text:p>10.90</text:p>
          </table:table-cell>
          <table:table-cell table:style-name="ce6" table:formula="of:=[$TablaDatos.D846]" office:value-type="string" office:string-value="4.00" calcext:value-type="string">
            <text:p>4.00</text:p>
          </table:table-cell>
          <table:table-cell table:style-name="ce6" table:formula="of:=[$TablaDatos.E84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47]" office:value-type="float" office:value="384.666666666666" calcext:value-type="float">
            <text:p>384.666666666666</text:p>
          </table:table-cell>
          <table:table-cell table:style-name="ce6" table:formula="of:=[$TablaDatos.C847]" office:value-type="string" office:string-value="10.90" calcext:value-type="string">
            <text:p>10.90</text:p>
          </table:table-cell>
          <table:table-cell table:style-name="ce6" table:formula="of:=[$TablaDatos.D847]" office:value-type="string" office:string-value="4.00" calcext:value-type="string">
            <text:p>4.00</text:p>
          </table:table-cell>
          <table:table-cell table:style-name="ce6" table:formula="of:=[$TablaDatos.E84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48]" office:value-type="float" office:value="385.166666666666" calcext:value-type="float">
            <text:p>385.166666666666</text:p>
          </table:table-cell>
          <table:table-cell table:style-name="ce6" table:formula="of:=[$TablaDatos.C848]" office:value-type="string" office:string-value="10.90" calcext:value-type="string">
            <text:p>10.90</text:p>
          </table:table-cell>
          <table:table-cell table:style-name="ce6" table:formula="of:=[$TablaDatos.D848]" office:value-type="string" office:string-value="4.00" calcext:value-type="string">
            <text:p>4.00</text:p>
          </table:table-cell>
          <table:table-cell table:style-name="ce6" table:formula="of:=[$TablaDatos.E84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49]" office:value-type="float" office:value="385.666666666666" calcext:value-type="float">
            <text:p>385.666666666666</text:p>
          </table:table-cell>
          <table:table-cell table:style-name="ce6" table:formula="of:=[$TablaDatos.C849]" office:value-type="string" office:string-value="10.90" calcext:value-type="string">
            <text:p>10.90</text:p>
          </table:table-cell>
          <table:table-cell table:style-name="ce6" table:formula="of:=[$TablaDatos.D849]" office:value-type="string" office:string-value="4.00" calcext:value-type="string">
            <text:p>4.00</text:p>
          </table:table-cell>
          <table:table-cell table:style-name="ce6" table:formula="of:=[$TablaDatos.E84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50]" office:value-type="float" office:value="386.166666666666" calcext:value-type="float">
            <text:p>386.166666666666</text:p>
          </table:table-cell>
          <table:table-cell table:style-name="ce6" table:formula="of:=[$TablaDatos.C850]" office:value-type="string" office:string-value="10.90" calcext:value-type="string">
            <text:p>10.90</text:p>
          </table:table-cell>
          <table:table-cell table:style-name="ce6" table:formula="of:=[$TablaDatos.D850]" office:value-type="string" office:string-value="4.00" calcext:value-type="string">
            <text:p>4.00</text:p>
          </table:table-cell>
          <table:table-cell table:style-name="ce6" table:formula="of:=[$TablaDatos.E85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51]" office:value-type="float" office:value="386.666666666666" calcext:value-type="float">
            <text:p>386.666666666666</text:p>
          </table:table-cell>
          <table:table-cell table:style-name="ce6" table:formula="of:=[$TablaDatos.C851]" office:value-type="string" office:string-value="10.90" calcext:value-type="string">
            <text:p>10.90</text:p>
          </table:table-cell>
          <table:table-cell table:style-name="ce6" table:formula="of:=[$TablaDatos.D851]" office:value-type="string" office:string-value="4.00" calcext:value-type="string">
            <text:p>4.00</text:p>
          </table:table-cell>
          <table:table-cell table:style-name="ce6" table:formula="of:=[$TablaDatos.E85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52]" office:value-type="float" office:value="386.999999999999" calcext:value-type="float">
            <text:p>386.999999999999</text:p>
          </table:table-cell>
          <table:table-cell table:style-name="ce6" table:formula="of:=[$TablaDatos.C852]" office:value-type="string" office:string-value="10.90" calcext:value-type="string">
            <text:p>10.90</text:p>
          </table:table-cell>
          <table:table-cell table:style-name="ce6" table:formula="of:=[$TablaDatos.D852]" office:value-type="string" office:string-value="4.00" calcext:value-type="string">
            <text:p>4.00</text:p>
          </table:table-cell>
          <table:table-cell table:style-name="ce6" table:formula="of:=[$TablaDatos.E85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53]" office:value-type="float" office:value="387.333333333332" calcext:value-type="float">
            <text:p>387.333333333332</text:p>
          </table:table-cell>
          <table:table-cell table:style-name="ce6" table:formula="of:=[$TablaDatos.C853]" office:value-type="string" office:string-value="10.90" calcext:value-type="string">
            <text:p>10.90</text:p>
          </table:table-cell>
          <table:table-cell table:style-name="ce6" table:formula="of:=[$TablaDatos.D853]" office:value-type="string" office:string-value="4.00" calcext:value-type="string">
            <text:p>4.00</text:p>
          </table:table-cell>
          <table:table-cell table:style-name="ce6" table:formula="of:=[$TablaDatos.E85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54]" office:value-type="float" office:value="387.666666666666" calcext:value-type="float">
            <text:p>387.666666666666</text:p>
          </table:table-cell>
          <table:table-cell table:style-name="ce6" table:formula="of:=[$TablaDatos.C854]" office:value-type="string" office:string-value="10.90" calcext:value-type="string">
            <text:p>10.90</text:p>
          </table:table-cell>
          <table:table-cell table:style-name="ce6" table:formula="of:=[$TablaDatos.D854]" office:value-type="string" office:string-value="4.00" calcext:value-type="string">
            <text:p>4.00</text:p>
          </table:table-cell>
          <table:table-cell table:style-name="ce6" table:formula="of:=[$TablaDatos.E85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55]" office:value-type="float" office:value="388.166666666666" calcext:value-type="float">
            <text:p>388.166666666666</text:p>
          </table:table-cell>
          <table:table-cell table:style-name="ce6" table:formula="of:=[$TablaDatos.C855]" office:value-type="string" office:string-value="10.90" calcext:value-type="string">
            <text:p>10.90</text:p>
          </table:table-cell>
          <table:table-cell table:style-name="ce6" table:formula="of:=[$TablaDatos.D855]" office:value-type="string" office:string-value="4.00" calcext:value-type="string">
            <text:p>4.00</text:p>
          </table:table-cell>
          <table:table-cell table:style-name="ce6" table:formula="of:=[$TablaDatos.E85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56]" office:value-type="float" office:value="388.666666666666" calcext:value-type="float">
            <text:p>388.666666666666</text:p>
          </table:table-cell>
          <table:table-cell table:style-name="ce6" table:formula="of:=[$TablaDatos.C856]" office:value-type="string" office:string-value="10.90" calcext:value-type="string">
            <text:p>10.90</text:p>
          </table:table-cell>
          <table:table-cell table:style-name="ce6" table:formula="of:=[$TablaDatos.D856]" office:value-type="string" office:string-value="4.00" calcext:value-type="string">
            <text:p>4.00</text:p>
          </table:table-cell>
          <table:table-cell table:style-name="ce6" table:formula="of:=[$TablaDatos.E85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57]" office:value-type="float" office:value="389.166666666666" calcext:value-type="float">
            <text:p>389.166666666666</text:p>
          </table:table-cell>
          <table:table-cell table:style-name="ce6" table:formula="of:=[$TablaDatos.C857]" office:value-type="string" office:string-value="10.90" calcext:value-type="string">
            <text:p>10.90</text:p>
          </table:table-cell>
          <table:table-cell table:style-name="ce6" table:formula="of:=[$TablaDatos.D857]" office:value-type="string" office:string-value="4.00" calcext:value-type="string">
            <text:p>4.00</text:p>
          </table:table-cell>
          <table:table-cell table:style-name="ce6" table:formula="of:=[$TablaDatos.E85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58]" office:value-type="float" office:value="389.666666666666" calcext:value-type="float">
            <text:p>389.666666666666</text:p>
          </table:table-cell>
          <table:table-cell table:style-name="ce6" table:formula="of:=[$TablaDatos.C858]" office:value-type="string" office:string-value="10.90" calcext:value-type="string">
            <text:p>10.90</text:p>
          </table:table-cell>
          <table:table-cell table:style-name="ce6" table:formula="of:=[$TablaDatos.D858]" office:value-type="string" office:string-value="4.00" calcext:value-type="string">
            <text:p>4.00</text:p>
          </table:table-cell>
          <table:table-cell table:style-name="ce6" table:formula="of:=[$TablaDatos.E85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59]" office:value-type="float" office:value="390.166666666666" calcext:value-type="float">
            <text:p>390.166666666666</text:p>
          </table:table-cell>
          <table:table-cell table:style-name="ce6" table:formula="of:=[$TablaDatos.C859]" office:value-type="string" office:string-value="10.90" calcext:value-type="string">
            <text:p>10.90</text:p>
          </table:table-cell>
          <table:table-cell table:style-name="ce6" table:formula="of:=[$TablaDatos.D859]" office:value-type="string" office:string-value="4.00" calcext:value-type="string">
            <text:p>4.00</text:p>
          </table:table-cell>
          <table:table-cell table:style-name="ce6" table:formula="of:=[$TablaDatos.E85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60]" office:value-type="float" office:value="390.666666666666" calcext:value-type="float">
            <text:p>390.666666666666</text:p>
          </table:table-cell>
          <table:table-cell table:style-name="ce6" table:formula="of:=[$TablaDatos.C860]" office:value-type="string" office:string-value="10.90" calcext:value-type="string">
            <text:p>10.90</text:p>
          </table:table-cell>
          <table:table-cell table:style-name="ce6" table:formula="of:=[$TablaDatos.D860]" office:value-type="string" office:string-value="4.00" calcext:value-type="string">
            <text:p>4.00</text:p>
          </table:table-cell>
          <table:table-cell table:style-name="ce6" table:formula="of:=[$TablaDatos.E86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61]" office:value-type="float" office:value="390.999999999999" calcext:value-type="float">
            <text:p>390.999999999999</text:p>
          </table:table-cell>
          <table:table-cell table:style-name="ce6" table:formula="of:=[$TablaDatos.C861]" office:value-type="string" office:string-value="10.90" calcext:value-type="string">
            <text:p>10.90</text:p>
          </table:table-cell>
          <table:table-cell table:style-name="ce6" table:formula="of:=[$TablaDatos.D861]" office:value-type="string" office:string-value="4.00" calcext:value-type="string">
            <text:p>4.00</text:p>
          </table:table-cell>
          <table:table-cell table:style-name="ce6" table:formula="of:=[$TablaDatos.E86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62]" office:value-type="float" office:value="391.333333333332" calcext:value-type="float">
            <text:p>391.333333333332</text:p>
          </table:table-cell>
          <table:table-cell table:style-name="ce6" table:formula="of:=[$TablaDatos.C862]" office:value-type="string" office:string-value="10.90" calcext:value-type="string">
            <text:p>10.90</text:p>
          </table:table-cell>
          <table:table-cell table:style-name="ce6" table:formula="of:=[$TablaDatos.D862]" office:value-type="string" office:string-value="4.00" calcext:value-type="string">
            <text:p>4.00</text:p>
          </table:table-cell>
          <table:table-cell table:style-name="ce6" table:formula="of:=[$TablaDatos.E86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63]" office:value-type="float" office:value="391.666666666666" calcext:value-type="float">
            <text:p>391.666666666666</text:p>
          </table:table-cell>
          <table:table-cell table:style-name="ce6" table:formula="of:=[$TablaDatos.C863]" office:value-type="string" office:string-value="10.90" calcext:value-type="string">
            <text:p>10.90</text:p>
          </table:table-cell>
          <table:table-cell table:style-name="ce6" table:formula="of:=[$TablaDatos.D863]" office:value-type="string" office:string-value="4.00" calcext:value-type="string">
            <text:p>4.00</text:p>
          </table:table-cell>
          <table:table-cell table:style-name="ce6" table:formula="of:=[$TablaDatos.E86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64]" office:value-type="float" office:value="392.166666666666" calcext:value-type="float">
            <text:p>392.166666666666</text:p>
          </table:table-cell>
          <table:table-cell table:style-name="ce6" table:formula="of:=[$TablaDatos.C864]" office:value-type="string" office:string-value="10.90" calcext:value-type="string">
            <text:p>10.90</text:p>
          </table:table-cell>
          <table:table-cell table:style-name="ce6" table:formula="of:=[$TablaDatos.D864]" office:value-type="string" office:string-value="4.00" calcext:value-type="string">
            <text:p>4.00</text:p>
          </table:table-cell>
          <table:table-cell table:style-name="ce6" table:formula="of:=[$TablaDatos.E86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65]" office:value-type="float" office:value="392.666666666666" calcext:value-type="float">
            <text:p>392.666666666666</text:p>
          </table:table-cell>
          <table:table-cell table:style-name="ce6" table:formula="of:=[$TablaDatos.C865]" office:value-type="string" office:string-value="10.90" calcext:value-type="string">
            <text:p>10.90</text:p>
          </table:table-cell>
          <table:table-cell table:style-name="ce6" table:formula="of:=[$TablaDatos.D865]" office:value-type="string" office:string-value="4.00" calcext:value-type="string">
            <text:p>4.00</text:p>
          </table:table-cell>
          <table:table-cell table:style-name="ce6" table:formula="of:=[$TablaDatos.E86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66]" office:value-type="float" office:value="393.166666666666" calcext:value-type="float">
            <text:p>393.166666666666</text:p>
          </table:table-cell>
          <table:table-cell table:style-name="ce6" table:formula="of:=[$TablaDatos.C866]" office:value-type="string" office:string-value="10.90" calcext:value-type="string">
            <text:p>10.90</text:p>
          </table:table-cell>
          <table:table-cell table:style-name="ce6" table:formula="of:=[$TablaDatos.D866]" office:value-type="string" office:string-value="4.00" calcext:value-type="string">
            <text:p>4.00</text:p>
          </table:table-cell>
          <table:table-cell table:style-name="ce6" table:formula="of:=[$TablaDatos.E86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67]" office:value-type="float" office:value="393.666666666666" calcext:value-type="float">
            <text:p>393.666666666666</text:p>
          </table:table-cell>
          <table:table-cell table:style-name="ce6" table:formula="of:=[$TablaDatos.C867]" office:value-type="string" office:string-value="10.90" calcext:value-type="string">
            <text:p>10.90</text:p>
          </table:table-cell>
          <table:table-cell table:style-name="ce6" table:formula="of:=[$TablaDatos.D867]" office:value-type="string" office:string-value="4.00" calcext:value-type="string">
            <text:p>4.00</text:p>
          </table:table-cell>
          <table:table-cell table:style-name="ce6" table:formula="of:=[$TablaDatos.E86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68]" office:value-type="float" office:value="394.166666666666" calcext:value-type="float">
            <text:p>394.166666666666</text:p>
          </table:table-cell>
          <table:table-cell table:style-name="ce6" table:formula="of:=[$TablaDatos.C868]" office:value-type="string" office:string-value="10.90" calcext:value-type="string">
            <text:p>10.90</text:p>
          </table:table-cell>
          <table:table-cell table:style-name="ce6" table:formula="of:=[$TablaDatos.D868]" office:value-type="string" office:string-value="4.00" calcext:value-type="string">
            <text:p>4.00</text:p>
          </table:table-cell>
          <table:table-cell table:style-name="ce6" table:formula="of:=[$TablaDatos.E86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69]" office:value-type="float" office:value="394.666666666666" calcext:value-type="float">
            <text:p>394.666666666666</text:p>
          </table:table-cell>
          <table:table-cell table:style-name="ce6" table:formula="of:=[$TablaDatos.C869]" office:value-type="string" office:string-value="10.90" calcext:value-type="string">
            <text:p>10.90</text:p>
          </table:table-cell>
          <table:table-cell table:style-name="ce6" table:formula="of:=[$TablaDatos.D869]" office:value-type="string" office:string-value="4.00" calcext:value-type="string">
            <text:p>4.00</text:p>
          </table:table-cell>
          <table:table-cell table:style-name="ce6" table:formula="of:=[$TablaDatos.E86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70]" office:value-type="float" office:value="394.999999999999" calcext:value-type="float">
            <text:p>394.999999999999</text:p>
          </table:table-cell>
          <table:table-cell table:style-name="ce6" table:formula="of:=[$TablaDatos.C870]" office:value-type="string" office:string-value="10.90" calcext:value-type="string">
            <text:p>10.90</text:p>
          </table:table-cell>
          <table:table-cell table:style-name="ce6" table:formula="of:=[$TablaDatos.D870]" office:value-type="string" office:string-value="4.00" calcext:value-type="string">
            <text:p>4.00</text:p>
          </table:table-cell>
          <table:table-cell table:style-name="ce6" table:formula="of:=[$TablaDatos.E87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71]" office:value-type="float" office:value="395.333333333332" calcext:value-type="float">
            <text:p>395.333333333332</text:p>
          </table:table-cell>
          <table:table-cell table:style-name="ce6" table:formula="of:=[$TablaDatos.C871]" office:value-type="string" office:string-value="10.90" calcext:value-type="string">
            <text:p>10.90</text:p>
          </table:table-cell>
          <table:table-cell table:style-name="ce6" table:formula="of:=[$TablaDatos.D871]" office:value-type="string" office:string-value="4.00" calcext:value-type="string">
            <text:p>4.00</text:p>
          </table:table-cell>
          <table:table-cell table:style-name="ce6" table:formula="of:=[$TablaDatos.E87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72]" office:value-type="float" office:value="395.666666666665" calcext:value-type="float">
            <text:p>395.666666666665</text:p>
          </table:table-cell>
          <table:table-cell table:style-name="ce6" table:formula="of:=[$TablaDatos.C872]" office:value-type="string" office:string-value="10.90" calcext:value-type="string">
            <text:p>10.90</text:p>
          </table:table-cell>
          <table:table-cell table:style-name="ce6" table:formula="of:=[$TablaDatos.D872]" office:value-type="string" office:string-value="4.00" calcext:value-type="string">
            <text:p>4.00</text:p>
          </table:table-cell>
          <table:table-cell table:style-name="ce6" table:formula="of:=[$TablaDatos.E87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73]" office:value-type="float" office:value="396.166666666665" calcext:value-type="float">
            <text:p>396.166666666665</text:p>
          </table:table-cell>
          <table:table-cell table:style-name="ce6" table:formula="of:=[$TablaDatos.C873]" office:value-type="string" office:string-value="10.90" calcext:value-type="string">
            <text:p>10.90</text:p>
          </table:table-cell>
          <table:table-cell table:style-name="ce6" table:formula="of:=[$TablaDatos.D873]" office:value-type="string" office:string-value="4.00" calcext:value-type="string">
            <text:p>4.00</text:p>
          </table:table-cell>
          <table:table-cell table:style-name="ce6" table:formula="of:=[$TablaDatos.E87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74]" office:value-type="float" office:value="396.666666666665" calcext:value-type="float">
            <text:p>396.666666666665</text:p>
          </table:table-cell>
          <table:table-cell table:style-name="ce6" table:formula="of:=[$TablaDatos.C874]" office:value-type="string" office:string-value="10.90" calcext:value-type="string">
            <text:p>10.90</text:p>
          </table:table-cell>
          <table:table-cell table:style-name="ce6" table:formula="of:=[$TablaDatos.D874]" office:value-type="string" office:string-value="4.00" calcext:value-type="string">
            <text:p>4.00</text:p>
          </table:table-cell>
          <table:table-cell table:style-name="ce6" table:formula="of:=[$TablaDatos.E87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75]" office:value-type="float" office:value="397.166666666666" calcext:value-type="float">
            <text:p>397.166666666666</text:p>
          </table:table-cell>
          <table:table-cell table:style-name="ce6" table:formula="of:=[$TablaDatos.C875]" office:value-type="string" office:string-value="10.90" calcext:value-type="string">
            <text:p>10.90</text:p>
          </table:table-cell>
          <table:table-cell table:style-name="ce6" table:formula="of:=[$TablaDatos.D875]" office:value-type="string" office:string-value="4.00" calcext:value-type="string">
            <text:p>4.00</text:p>
          </table:table-cell>
          <table:table-cell table:style-name="ce6" table:formula="of:=[$TablaDatos.E87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76]" office:value-type="float" office:value="397.666666666665" calcext:value-type="float">
            <text:p>397.666666666665</text:p>
          </table:table-cell>
          <table:table-cell table:style-name="ce6" table:formula="of:=[$TablaDatos.C876]" office:value-type="string" office:string-value="10.90" calcext:value-type="string">
            <text:p>10.90</text:p>
          </table:table-cell>
          <table:table-cell table:style-name="ce6" table:formula="of:=[$TablaDatos.D876]" office:value-type="string" office:string-value="4.00" calcext:value-type="string">
            <text:p>4.00</text:p>
          </table:table-cell>
          <table:table-cell table:style-name="ce6" table:formula="of:=[$TablaDatos.E87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77]" office:value-type="float" office:value="398.166666666665" calcext:value-type="float">
            <text:p>398.166666666665</text:p>
          </table:table-cell>
          <table:table-cell table:style-name="ce6" table:formula="of:=[$TablaDatos.C877]" office:value-type="string" office:string-value="10.90" calcext:value-type="string">
            <text:p>10.90</text:p>
          </table:table-cell>
          <table:table-cell table:style-name="ce6" table:formula="of:=[$TablaDatos.D877]" office:value-type="string" office:string-value="4.00" calcext:value-type="string">
            <text:p>4.00</text:p>
          </table:table-cell>
          <table:table-cell table:style-name="ce6" table:formula="of:=[$TablaDatos.E87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78]" office:value-type="float" office:value="398.666666666665" calcext:value-type="float">
            <text:p>398.666666666665</text:p>
          </table:table-cell>
          <table:table-cell table:style-name="ce6" table:formula="of:=[$TablaDatos.C878]" office:value-type="string" office:string-value="10.90" calcext:value-type="string">
            <text:p>10.90</text:p>
          </table:table-cell>
          <table:table-cell table:style-name="ce6" table:formula="of:=[$TablaDatos.D878]" office:value-type="string" office:string-value="4.00" calcext:value-type="string">
            <text:p>4.00</text:p>
          </table:table-cell>
          <table:table-cell table:style-name="ce6" table:formula="of:=[$TablaDatos.E87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79]" office:value-type="float" office:value="399.166666666665" calcext:value-type="float">
            <text:p>399.166666666665</text:p>
          </table:table-cell>
          <table:table-cell table:style-name="ce6" table:formula="of:=[$TablaDatos.C879]" office:value-type="string" office:string-value="10.90" calcext:value-type="string">
            <text:p>10.90</text:p>
          </table:table-cell>
          <table:table-cell table:style-name="ce6" table:formula="of:=[$TablaDatos.D879]" office:value-type="string" office:string-value="4.00" calcext:value-type="string">
            <text:p>4.00</text:p>
          </table:table-cell>
          <table:table-cell table:style-name="ce6" table:formula="of:=[$TablaDatos.E87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80]" office:value-type="float" office:value="399.666666666665" calcext:value-type="float">
            <text:p>399.666666666665</text:p>
          </table:table-cell>
          <table:table-cell table:style-name="ce6" table:formula="of:=[$TablaDatos.C880]" office:value-type="string" office:string-value="10.90" calcext:value-type="string">
            <text:p>10.90</text:p>
          </table:table-cell>
          <table:table-cell table:style-name="ce6" table:formula="of:=[$TablaDatos.D880]" office:value-type="string" office:string-value="4.00" calcext:value-type="string">
            <text:p>4.00</text:p>
          </table:table-cell>
          <table:table-cell table:style-name="ce6" table:formula="of:=[$TablaDatos.E88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81]" office:value-type="float" office:value="399.999999999999" calcext:value-type="float">
            <text:p>399.999999999999</text:p>
          </table:table-cell>
          <table:table-cell table:style-name="ce6" table:formula="of:=[$TablaDatos.C881]" office:value-type="string" office:string-value="10.90" calcext:value-type="string">
            <text:p>10.90</text:p>
          </table:table-cell>
          <table:table-cell table:style-name="ce6" table:formula="of:=[$TablaDatos.D881]" office:value-type="string" office:string-value="4.00" calcext:value-type="string">
            <text:p>4.00</text:p>
          </table:table-cell>
          <table:table-cell table:style-name="ce6" table:formula="of:=[$TablaDatos.E88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82]" office:value-type="float" office:value="400.333333333332" calcext:value-type="float">
            <text:p>400.333333333332</text:p>
          </table:table-cell>
          <table:table-cell table:style-name="ce6" table:formula="of:=[$TablaDatos.C882]" office:value-type="string" office:string-value="10.90" calcext:value-type="string">
            <text:p>10.90</text:p>
          </table:table-cell>
          <table:table-cell table:style-name="ce6" table:formula="of:=[$TablaDatos.D882]" office:value-type="string" office:string-value="4.00" calcext:value-type="string">
            <text:p>4.00</text:p>
          </table:table-cell>
          <table:table-cell table:style-name="ce6" table:formula="of:=[$TablaDatos.E88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83]" office:value-type="float" office:value="400.666666666665" calcext:value-type="float">
            <text:p>400.666666666665</text:p>
          </table:table-cell>
          <table:table-cell table:style-name="ce6" table:formula="of:=[$TablaDatos.C883]" office:value-type="string" office:string-value="10.90" calcext:value-type="string">
            <text:p>10.90</text:p>
          </table:table-cell>
          <table:table-cell table:style-name="ce6" table:formula="of:=[$TablaDatos.D883]" office:value-type="string" office:string-value="4.00" calcext:value-type="string">
            <text:p>4.00</text:p>
          </table:table-cell>
          <table:table-cell table:style-name="ce6" table:formula="of:=[$TablaDatos.E88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84]" office:value-type="float" office:value="401.166666666665" calcext:value-type="float">
            <text:p>401.166666666665</text:p>
          </table:table-cell>
          <table:table-cell table:style-name="ce6" table:formula="of:=[$TablaDatos.C884]" office:value-type="string" office:string-value="10.90" calcext:value-type="string">
            <text:p>10.90</text:p>
          </table:table-cell>
          <table:table-cell table:style-name="ce6" table:formula="of:=[$TablaDatos.D884]" office:value-type="string" office:string-value="4.00" calcext:value-type="string">
            <text:p>4.00</text:p>
          </table:table-cell>
          <table:table-cell table:style-name="ce6" table:formula="of:=[$TablaDatos.E88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85]" office:value-type="float" office:value="401.666666666665" calcext:value-type="float">
            <text:p>401.666666666665</text:p>
          </table:table-cell>
          <table:table-cell table:style-name="ce6" table:formula="of:=[$TablaDatos.C885]" office:value-type="string" office:string-value="10.90" calcext:value-type="string">
            <text:p>10.90</text:p>
          </table:table-cell>
          <table:table-cell table:style-name="ce6" table:formula="of:=[$TablaDatos.D885]" office:value-type="string" office:string-value="4.00" calcext:value-type="string">
            <text:p>4.00</text:p>
          </table:table-cell>
          <table:table-cell table:style-name="ce6" table:formula="of:=[$TablaDatos.E88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86]" office:value-type="float" office:value="401.999999999999" calcext:value-type="float">
            <text:p>401.999999999999</text:p>
          </table:table-cell>
          <table:table-cell table:style-name="ce6" table:formula="of:=[$TablaDatos.C886]" office:value-type="string" office:string-value="10.90" calcext:value-type="string">
            <text:p>10.90</text:p>
          </table:table-cell>
          <table:table-cell table:style-name="ce6" table:formula="of:=[$TablaDatos.D886]" office:value-type="string" office:string-value="4.00" calcext:value-type="string">
            <text:p>4.00</text:p>
          </table:table-cell>
          <table:table-cell table:style-name="ce6" table:formula="of:=[$TablaDatos.E88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87]" office:value-type="float" office:value="402.333333333332" calcext:value-type="float">
            <text:p>402.333333333332</text:p>
          </table:table-cell>
          <table:table-cell table:style-name="ce6" table:formula="of:=[$TablaDatos.C887]" office:value-type="string" office:string-value="10.90" calcext:value-type="string">
            <text:p>10.90</text:p>
          </table:table-cell>
          <table:table-cell table:style-name="ce6" table:formula="of:=[$TablaDatos.D887]" office:value-type="string" office:string-value="4.00" calcext:value-type="string">
            <text:p>4.00</text:p>
          </table:table-cell>
          <table:table-cell table:style-name="ce6" table:formula="of:=[$TablaDatos.E88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88]" office:value-type="float" office:value="402.666666666665" calcext:value-type="float">
            <text:p>402.666666666665</text:p>
          </table:table-cell>
          <table:table-cell table:style-name="ce6" table:formula="of:=[$TablaDatos.C888]" office:value-type="string" office:string-value="10.90" calcext:value-type="string">
            <text:p>10.90</text:p>
          </table:table-cell>
          <table:table-cell table:style-name="ce6" table:formula="of:=[$TablaDatos.D888]" office:value-type="string" office:string-value="4.00" calcext:value-type="string">
            <text:p>4.00</text:p>
          </table:table-cell>
          <table:table-cell table:style-name="ce6" table:formula="of:=[$TablaDatos.E88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89]" office:value-type="float" office:value="403.166666666665" calcext:value-type="float">
            <text:p>403.166666666665</text:p>
          </table:table-cell>
          <table:table-cell table:style-name="ce6" table:formula="of:=[$TablaDatos.C889]" office:value-type="string" office:string-value="10.90" calcext:value-type="string">
            <text:p>10.90</text:p>
          </table:table-cell>
          <table:table-cell table:style-name="ce6" table:formula="of:=[$TablaDatos.D889]" office:value-type="string" office:string-value="4.00" calcext:value-type="string">
            <text:p>4.00</text:p>
          </table:table-cell>
          <table:table-cell table:style-name="ce6" table:formula="of:=[$TablaDatos.E88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90]" office:value-type="float" office:value="403.666666666665" calcext:value-type="float">
            <text:p>403.666666666665</text:p>
          </table:table-cell>
          <table:table-cell table:style-name="ce6" table:formula="of:=[$TablaDatos.C890]" office:value-type="string" office:string-value="10.90" calcext:value-type="string">
            <text:p>10.90</text:p>
          </table:table-cell>
          <table:table-cell table:style-name="ce6" table:formula="of:=[$TablaDatos.D890]" office:value-type="string" office:string-value="4.00" calcext:value-type="string">
            <text:p>4.00</text:p>
          </table:table-cell>
          <table:table-cell table:style-name="ce6" table:formula="of:=[$TablaDatos.E89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91]" office:value-type="float" office:value="404.166666666665" calcext:value-type="float">
            <text:p>404.166666666665</text:p>
          </table:table-cell>
          <table:table-cell table:style-name="ce6" table:formula="of:=[$TablaDatos.C891]" office:value-type="string" office:string-value="10.90" calcext:value-type="string">
            <text:p>10.90</text:p>
          </table:table-cell>
          <table:table-cell table:style-name="ce6" table:formula="of:=[$TablaDatos.D891]" office:value-type="string" office:string-value="4.00" calcext:value-type="string">
            <text:p>4.00</text:p>
          </table:table-cell>
          <table:table-cell table:style-name="ce6" table:formula="of:=[$TablaDatos.E89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92]" office:value-type="float" office:value="404.666666666665" calcext:value-type="float">
            <text:p>404.666666666665</text:p>
          </table:table-cell>
          <table:table-cell table:style-name="ce6" table:formula="of:=[$TablaDatos.C892]" office:value-type="string" office:string-value="10.90" calcext:value-type="string">
            <text:p>10.90</text:p>
          </table:table-cell>
          <table:table-cell table:style-name="ce6" table:formula="of:=[$TablaDatos.D892]" office:value-type="string" office:string-value="4.00" calcext:value-type="string">
            <text:p>4.00</text:p>
          </table:table-cell>
          <table:table-cell table:style-name="ce6" table:formula="of:=[$TablaDatos.E89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93]" office:value-type="float" office:value="405.166666666665" calcext:value-type="float">
            <text:p>405.166666666665</text:p>
          </table:table-cell>
          <table:table-cell table:style-name="ce6" table:formula="of:=[$TablaDatos.C893]" office:value-type="string" office:string-value="10.90" calcext:value-type="string">
            <text:p>10.90</text:p>
          </table:table-cell>
          <table:table-cell table:style-name="ce6" table:formula="of:=[$TablaDatos.D893]" office:value-type="string" office:string-value="4.00" calcext:value-type="string">
            <text:p>4.00</text:p>
          </table:table-cell>
          <table:table-cell table:style-name="ce6" table:formula="of:=[$TablaDatos.E89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94]" office:value-type="float" office:value="405.666666666665" calcext:value-type="float">
            <text:p>405.666666666665</text:p>
          </table:table-cell>
          <table:table-cell table:style-name="ce6" table:formula="of:=[$TablaDatos.C894]" office:value-type="string" office:string-value="10.90" calcext:value-type="string">
            <text:p>10.90</text:p>
          </table:table-cell>
          <table:table-cell table:style-name="ce6" table:formula="of:=[$TablaDatos.D894]" office:value-type="string" office:string-value="4.00" calcext:value-type="string">
            <text:p>4.00</text:p>
          </table:table-cell>
          <table:table-cell table:style-name="ce6" table:formula="of:=[$TablaDatos.E89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95]" office:value-type="float" office:value="406.166666666665" calcext:value-type="float">
            <text:p>406.166666666665</text:p>
          </table:table-cell>
          <table:table-cell table:style-name="ce6" table:formula="of:=[$TablaDatos.C895]" office:value-type="string" office:string-value="10.90" calcext:value-type="string">
            <text:p>10.90</text:p>
          </table:table-cell>
          <table:table-cell table:style-name="ce6" table:formula="of:=[$TablaDatos.D895]" office:value-type="string" office:string-value="4.00" calcext:value-type="string">
            <text:p>4.00</text:p>
          </table:table-cell>
          <table:table-cell table:style-name="ce6" table:formula="of:=[$TablaDatos.E89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96]" office:value-type="float" office:value="406.666666666665" calcext:value-type="float">
            <text:p>406.666666666665</text:p>
          </table:table-cell>
          <table:table-cell table:style-name="ce6" table:formula="of:=[$TablaDatos.C896]" office:value-type="string" office:string-value="10.90" calcext:value-type="string">
            <text:p>10.90</text:p>
          </table:table-cell>
          <table:table-cell table:style-name="ce6" table:formula="of:=[$TablaDatos.D896]" office:value-type="string" office:string-value="4.00" calcext:value-type="string">
            <text:p>4.00</text:p>
          </table:table-cell>
          <table:table-cell table:style-name="ce6" table:formula="of:=[$TablaDatos.E89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97]" office:value-type="float" office:value="407.166666666665" calcext:value-type="float">
            <text:p>407.166666666665</text:p>
          </table:table-cell>
          <table:table-cell table:style-name="ce6" table:formula="of:=[$TablaDatos.C897]" office:value-type="string" office:string-value="10.90" calcext:value-type="string">
            <text:p>10.90</text:p>
          </table:table-cell>
          <table:table-cell table:style-name="ce6" table:formula="of:=[$TablaDatos.D897]" office:value-type="string" office:string-value="4.00" calcext:value-type="string">
            <text:p>4.00</text:p>
          </table:table-cell>
          <table:table-cell table:style-name="ce6" table:formula="of:=[$TablaDatos.E89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98]" office:value-type="float" office:value="407.666666666665" calcext:value-type="float">
            <text:p>407.666666666665</text:p>
          </table:table-cell>
          <table:table-cell table:style-name="ce6" table:formula="of:=[$TablaDatos.C898]" office:value-type="string" office:string-value="10.90" calcext:value-type="string">
            <text:p>10.90</text:p>
          </table:table-cell>
          <table:table-cell table:style-name="ce6" table:formula="of:=[$TablaDatos.D898]" office:value-type="string" office:string-value="4.00" calcext:value-type="string">
            <text:p>4.00</text:p>
          </table:table-cell>
          <table:table-cell table:style-name="ce6" table:formula="of:=[$TablaDatos.E89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899]" office:value-type="float" office:value="408.166666666665" calcext:value-type="float">
            <text:p>408.166666666665</text:p>
          </table:table-cell>
          <table:table-cell table:style-name="ce6" table:formula="of:=[$TablaDatos.C899]" office:value-type="string" office:string-value="10.90" calcext:value-type="string">
            <text:p>10.90</text:p>
          </table:table-cell>
          <table:table-cell table:style-name="ce6" table:formula="of:=[$TablaDatos.D899]" office:value-type="string" office:string-value="4.00" calcext:value-type="string">
            <text:p>4.00</text:p>
          </table:table-cell>
          <table:table-cell table:style-name="ce6" table:formula="of:=[$TablaDatos.E89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00]" office:value-type="float" office:value="408.666666666665" calcext:value-type="float">
            <text:p>408.666666666665</text:p>
          </table:table-cell>
          <table:table-cell table:style-name="ce6" table:formula="of:=[$TablaDatos.C900]" office:value-type="string" office:string-value="10.90" calcext:value-type="string">
            <text:p>10.90</text:p>
          </table:table-cell>
          <table:table-cell table:style-name="ce6" table:formula="of:=[$TablaDatos.D900]" office:value-type="string" office:string-value="4.00" calcext:value-type="string">
            <text:p>4.00</text:p>
          </table:table-cell>
          <table:table-cell table:style-name="ce6" table:formula="of:=[$TablaDatos.E90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01]" office:value-type="float" office:value="408.999999999999" calcext:value-type="float">
            <text:p>408.999999999999</text:p>
          </table:table-cell>
          <table:table-cell table:style-name="ce6" table:formula="of:=[$TablaDatos.C901]" office:value-type="string" office:string-value="10.90" calcext:value-type="string">
            <text:p>10.90</text:p>
          </table:table-cell>
          <table:table-cell table:style-name="ce6" table:formula="of:=[$TablaDatos.D901]" office:value-type="string" office:string-value="4.00" calcext:value-type="string">
            <text:p>4.00</text:p>
          </table:table-cell>
          <table:table-cell table:style-name="ce6" table:formula="of:=[$TablaDatos.E90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02]" office:value-type="float" office:value="409.333333333332" calcext:value-type="float">
            <text:p>409.333333333332</text:p>
          </table:table-cell>
          <table:table-cell table:style-name="ce6" table:formula="of:=[$TablaDatos.C902]" office:value-type="string" office:string-value="10.90" calcext:value-type="string">
            <text:p>10.90</text:p>
          </table:table-cell>
          <table:table-cell table:style-name="ce6" table:formula="of:=[$TablaDatos.D902]" office:value-type="string" office:string-value="4.00" calcext:value-type="string">
            <text:p>4.00</text:p>
          </table:table-cell>
          <table:table-cell table:style-name="ce6" table:formula="of:=[$TablaDatos.E90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03]" office:value-type="float" office:value="409.666666666665" calcext:value-type="float">
            <text:p>409.666666666665</text:p>
          </table:table-cell>
          <table:table-cell table:style-name="ce6" table:formula="of:=[$TablaDatos.C903]" office:value-type="string" office:string-value="10.90" calcext:value-type="string">
            <text:p>10.90</text:p>
          </table:table-cell>
          <table:table-cell table:style-name="ce6" table:formula="of:=[$TablaDatos.D903]" office:value-type="string" office:string-value="4.00" calcext:value-type="string">
            <text:p>4.00</text:p>
          </table:table-cell>
          <table:table-cell table:style-name="ce6" table:formula="of:=[$TablaDatos.E90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04]" office:value-type="float" office:value="410.166666666665" calcext:value-type="float">
            <text:p>410.166666666665</text:p>
          </table:table-cell>
          <table:table-cell table:style-name="ce6" table:formula="of:=[$TablaDatos.C904]" office:value-type="string" office:string-value="10.90" calcext:value-type="string">
            <text:p>10.90</text:p>
          </table:table-cell>
          <table:table-cell table:style-name="ce6" table:formula="of:=[$TablaDatos.D904]" office:value-type="string" office:string-value="4.00" calcext:value-type="string">
            <text:p>4.00</text:p>
          </table:table-cell>
          <table:table-cell table:style-name="ce6" table:formula="of:=[$TablaDatos.E90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05]" office:value-type="float" office:value="410.666666666665" calcext:value-type="float">
            <text:p>410.666666666665</text:p>
          </table:table-cell>
          <table:table-cell table:style-name="ce6" table:formula="of:=[$TablaDatos.C905]" office:value-type="string" office:string-value="10.90" calcext:value-type="string">
            <text:p>10.90</text:p>
          </table:table-cell>
          <table:table-cell table:style-name="ce6" table:formula="of:=[$TablaDatos.D905]" office:value-type="string" office:string-value="4.00" calcext:value-type="string">
            <text:p>4.00</text:p>
          </table:table-cell>
          <table:table-cell table:style-name="ce6" table:formula="of:=[$TablaDatos.E90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06]" office:value-type="float" office:value="411.166666666665" calcext:value-type="float">
            <text:p>411.166666666665</text:p>
          </table:table-cell>
          <table:table-cell table:style-name="ce6" table:formula="of:=[$TablaDatos.C906]" office:value-type="string" office:string-value="10.90" calcext:value-type="string">
            <text:p>10.90</text:p>
          </table:table-cell>
          <table:table-cell table:style-name="ce6" table:formula="of:=[$TablaDatos.D906]" office:value-type="string" office:string-value="4.00" calcext:value-type="string">
            <text:p>4.00</text:p>
          </table:table-cell>
          <table:table-cell table:style-name="ce6" table:formula="of:=[$TablaDatos.E90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07]" office:value-type="float" office:value="411.666666666665" calcext:value-type="float">
            <text:p>411.666666666665</text:p>
          </table:table-cell>
          <table:table-cell table:style-name="ce6" table:formula="of:=[$TablaDatos.C907]" office:value-type="string" office:string-value="10.90" calcext:value-type="string">
            <text:p>10.90</text:p>
          </table:table-cell>
          <table:table-cell table:style-name="ce6" table:formula="of:=[$TablaDatos.D907]" office:value-type="string" office:string-value="4.00" calcext:value-type="string">
            <text:p>4.00</text:p>
          </table:table-cell>
          <table:table-cell table:style-name="ce6" table:formula="of:=[$TablaDatos.E90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08]" office:value-type="float" office:value="412.166666666665" calcext:value-type="float">
            <text:p>412.166666666665</text:p>
          </table:table-cell>
          <table:table-cell table:style-name="ce6" table:formula="of:=[$TablaDatos.C908]" office:value-type="string" office:string-value="10.90" calcext:value-type="string">
            <text:p>10.90</text:p>
          </table:table-cell>
          <table:table-cell table:style-name="ce6" table:formula="of:=[$TablaDatos.D908]" office:value-type="string" office:string-value="4.00" calcext:value-type="string">
            <text:p>4.00</text:p>
          </table:table-cell>
          <table:table-cell table:style-name="ce6" table:formula="of:=[$TablaDatos.E90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09]" office:value-type="float" office:value="412.666666666665" calcext:value-type="float">
            <text:p>412.666666666665</text:p>
          </table:table-cell>
          <table:table-cell table:style-name="ce6" table:formula="of:=[$TablaDatos.C909]" office:value-type="string" office:string-value="10.90" calcext:value-type="string">
            <text:p>10.90</text:p>
          </table:table-cell>
          <table:table-cell table:style-name="ce6" table:formula="of:=[$TablaDatos.D909]" office:value-type="string" office:string-value="4.00" calcext:value-type="string">
            <text:p>4.00</text:p>
          </table:table-cell>
          <table:table-cell table:style-name="ce6" table:formula="of:=[$TablaDatos.E90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10]" office:value-type="float" office:value="413.166666666665" calcext:value-type="float">
            <text:p>413.166666666665</text:p>
          </table:table-cell>
          <table:table-cell table:style-name="ce6" table:formula="of:=[$TablaDatos.C910]" office:value-type="string" office:string-value="10.90" calcext:value-type="string">
            <text:p>10.90</text:p>
          </table:table-cell>
          <table:table-cell table:style-name="ce6" table:formula="of:=[$TablaDatos.D910]" office:value-type="string" office:string-value="4.00" calcext:value-type="string">
            <text:p>4.00</text:p>
          </table:table-cell>
          <table:table-cell table:style-name="ce6" table:formula="of:=[$TablaDatos.E91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11]" office:value-type="float" office:value="413.666666666665" calcext:value-type="float">
            <text:p>413.666666666665</text:p>
          </table:table-cell>
          <table:table-cell table:style-name="ce6" table:formula="of:=[$TablaDatos.C911]" office:value-type="string" office:string-value="10.90" calcext:value-type="string">
            <text:p>10.90</text:p>
          </table:table-cell>
          <table:table-cell table:style-name="ce6" table:formula="of:=[$TablaDatos.D911]" office:value-type="string" office:string-value="4.00" calcext:value-type="string">
            <text:p>4.00</text:p>
          </table:table-cell>
          <table:table-cell table:style-name="ce6" table:formula="of:=[$TablaDatos.E91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12]" office:value-type="float" office:value="414.166666666665" calcext:value-type="float">
            <text:p>414.166666666665</text:p>
          </table:table-cell>
          <table:table-cell table:style-name="ce6" table:formula="of:=[$TablaDatos.C912]" office:value-type="string" office:string-value="10.90" calcext:value-type="string">
            <text:p>10.90</text:p>
          </table:table-cell>
          <table:table-cell table:style-name="ce6" table:formula="of:=[$TablaDatos.D912]" office:value-type="string" office:string-value="4.00" calcext:value-type="string">
            <text:p>4.00</text:p>
          </table:table-cell>
          <table:table-cell table:style-name="ce6" table:formula="of:=[$TablaDatos.E91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13]" office:value-type="float" office:value="414.666666666665" calcext:value-type="float">
            <text:p>414.666666666665</text:p>
          </table:table-cell>
          <table:table-cell table:style-name="ce6" table:formula="of:=[$TablaDatos.C913]" office:value-type="string" office:string-value="10.90" calcext:value-type="string">
            <text:p>10.90</text:p>
          </table:table-cell>
          <table:table-cell table:style-name="ce6" table:formula="of:=[$TablaDatos.D913]" office:value-type="string" office:string-value="4.00" calcext:value-type="string">
            <text:p>4.00</text:p>
          </table:table-cell>
          <table:table-cell table:style-name="ce6" table:formula="of:=[$TablaDatos.E91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14]" office:value-type="float" office:value="415.166666666665" calcext:value-type="float">
            <text:p>415.166666666665</text:p>
          </table:table-cell>
          <table:table-cell table:style-name="ce6" table:formula="of:=[$TablaDatos.C914]" office:value-type="string" office:string-value="10.90" calcext:value-type="string">
            <text:p>10.90</text:p>
          </table:table-cell>
          <table:table-cell table:style-name="ce6" table:formula="of:=[$TablaDatos.D914]" office:value-type="string" office:string-value="4.00" calcext:value-type="string">
            <text:p>4.00</text:p>
          </table:table-cell>
          <table:table-cell table:style-name="ce6" table:formula="of:=[$TablaDatos.E91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15]" office:value-type="float" office:value="415.666666666665" calcext:value-type="float">
            <text:p>415.666666666665</text:p>
          </table:table-cell>
          <table:table-cell table:style-name="ce6" table:formula="of:=[$TablaDatos.C915]" office:value-type="string" office:string-value="10.90" calcext:value-type="string">
            <text:p>10.90</text:p>
          </table:table-cell>
          <table:table-cell table:style-name="ce6" table:formula="of:=[$TablaDatos.D915]" office:value-type="string" office:string-value="4.00" calcext:value-type="string">
            <text:p>4.00</text:p>
          </table:table-cell>
          <table:table-cell table:style-name="ce6" table:formula="of:=[$TablaDatos.E91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16]" office:value-type="float" office:value="415.999999999999" calcext:value-type="float">
            <text:p>415.999999999999</text:p>
          </table:table-cell>
          <table:table-cell table:style-name="ce6" table:formula="of:=[$TablaDatos.C916]" office:value-type="string" office:string-value="10.90" calcext:value-type="string">
            <text:p>10.90</text:p>
          </table:table-cell>
          <table:table-cell table:style-name="ce6" table:formula="of:=[$TablaDatos.D916]" office:value-type="string" office:string-value="4.00" calcext:value-type="string">
            <text:p>4.00</text:p>
          </table:table-cell>
          <table:table-cell table:style-name="ce6" table:formula="of:=[$TablaDatos.E91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17]" office:value-type="float" office:value="416.333333333332" calcext:value-type="float">
            <text:p>416.333333333332</text:p>
          </table:table-cell>
          <table:table-cell table:style-name="ce6" table:formula="of:=[$TablaDatos.C917]" office:value-type="string" office:string-value="10.90" calcext:value-type="string">
            <text:p>10.90</text:p>
          </table:table-cell>
          <table:table-cell table:style-name="ce6" table:formula="of:=[$TablaDatos.D917]" office:value-type="string" office:string-value="4.00" calcext:value-type="string">
            <text:p>4.00</text:p>
          </table:table-cell>
          <table:table-cell table:style-name="ce6" table:formula="of:=[$TablaDatos.E91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18]" office:value-type="float" office:value="416.666666666665" calcext:value-type="float">
            <text:p>416.666666666665</text:p>
          </table:table-cell>
          <table:table-cell table:style-name="ce6" table:formula="of:=[$TablaDatos.C918]" office:value-type="string" office:string-value="10.90" calcext:value-type="string">
            <text:p>10.90</text:p>
          </table:table-cell>
          <table:table-cell table:style-name="ce6" table:formula="of:=[$TablaDatos.D918]" office:value-type="string" office:string-value="4.00" calcext:value-type="string">
            <text:p>4.00</text:p>
          </table:table-cell>
          <table:table-cell table:style-name="ce6" table:formula="of:=[$TablaDatos.E91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19]" office:value-type="float" office:value="417.166666666665" calcext:value-type="float">
            <text:p>417.166666666665</text:p>
          </table:table-cell>
          <table:table-cell table:style-name="ce6" table:formula="of:=[$TablaDatos.C919]" office:value-type="string" office:string-value="10.90" calcext:value-type="string">
            <text:p>10.90</text:p>
          </table:table-cell>
          <table:table-cell table:style-name="ce6" table:formula="of:=[$TablaDatos.D919]" office:value-type="string" office:string-value="4.00" calcext:value-type="string">
            <text:p>4.00</text:p>
          </table:table-cell>
          <table:table-cell table:style-name="ce6" table:formula="of:=[$TablaDatos.E91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20]" office:value-type="float" office:value="417.666666666665" calcext:value-type="float">
            <text:p>417.666666666665</text:p>
          </table:table-cell>
          <table:table-cell table:style-name="ce6" table:formula="of:=[$TablaDatos.C920]" office:value-type="string" office:string-value="10.90" calcext:value-type="string">
            <text:p>10.90</text:p>
          </table:table-cell>
          <table:table-cell table:style-name="ce6" table:formula="of:=[$TablaDatos.D920]" office:value-type="string" office:string-value="4.00" calcext:value-type="string">
            <text:p>4.00</text:p>
          </table:table-cell>
          <table:table-cell table:style-name="ce6" table:formula="of:=[$TablaDatos.E92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21]" office:value-type="float" office:value="418.166666666665" calcext:value-type="float">
            <text:p>418.166666666665</text:p>
          </table:table-cell>
          <table:table-cell table:style-name="ce6" table:formula="of:=[$TablaDatos.C921]" office:value-type="string" office:string-value="10.90" calcext:value-type="string">
            <text:p>10.90</text:p>
          </table:table-cell>
          <table:table-cell table:style-name="ce6" table:formula="of:=[$TablaDatos.D921]" office:value-type="string" office:string-value="4.00" calcext:value-type="string">
            <text:p>4.00</text:p>
          </table:table-cell>
          <table:table-cell table:style-name="ce6" table:formula="of:=[$TablaDatos.E92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22]" office:value-type="float" office:value="418.666666666665" calcext:value-type="float">
            <text:p>418.666666666665</text:p>
          </table:table-cell>
          <table:table-cell table:style-name="ce6" table:formula="of:=[$TablaDatos.C922]" office:value-type="string" office:string-value="10.90" calcext:value-type="string">
            <text:p>10.90</text:p>
          </table:table-cell>
          <table:table-cell table:style-name="ce6" table:formula="of:=[$TablaDatos.D922]" office:value-type="string" office:string-value="4.00" calcext:value-type="string">
            <text:p>4.00</text:p>
          </table:table-cell>
          <table:table-cell table:style-name="ce6" table:formula="of:=[$TablaDatos.E92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23]" office:value-type="float" office:value="419.166666666665" calcext:value-type="float">
            <text:p>419.166666666665</text:p>
          </table:table-cell>
          <table:table-cell table:style-name="ce6" table:formula="of:=[$TablaDatos.C923]" office:value-type="string" office:string-value="10.90" calcext:value-type="string">
            <text:p>10.90</text:p>
          </table:table-cell>
          <table:table-cell table:style-name="ce6" table:formula="of:=[$TablaDatos.D923]" office:value-type="string" office:string-value="4.00" calcext:value-type="string">
            <text:p>4.00</text:p>
          </table:table-cell>
          <table:table-cell table:style-name="ce6" table:formula="of:=[$TablaDatos.E92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24]" office:value-type="float" office:value="419.666666666665" calcext:value-type="float">
            <text:p>419.666666666665</text:p>
          </table:table-cell>
          <table:table-cell table:style-name="ce6" table:formula="of:=[$TablaDatos.C924]" office:value-type="string" office:string-value="10.90" calcext:value-type="string">
            <text:p>10.90</text:p>
          </table:table-cell>
          <table:table-cell table:style-name="ce6" table:formula="of:=[$TablaDatos.D924]" office:value-type="string" office:string-value="4.00" calcext:value-type="string">
            <text:p>4.00</text:p>
          </table:table-cell>
          <table:table-cell table:style-name="ce6" table:formula="of:=[$TablaDatos.E92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25]" office:value-type="float" office:value="420.166666666665" calcext:value-type="float">
            <text:p>420.166666666665</text:p>
          </table:table-cell>
          <table:table-cell table:style-name="ce6" table:formula="of:=[$TablaDatos.C925]" office:value-type="string" office:string-value="10.90" calcext:value-type="string">
            <text:p>10.90</text:p>
          </table:table-cell>
          <table:table-cell table:style-name="ce6" table:formula="of:=[$TablaDatos.D925]" office:value-type="string" office:string-value="4.00" calcext:value-type="string">
            <text:p>4.00</text:p>
          </table:table-cell>
          <table:table-cell table:style-name="ce6" table:formula="of:=[$TablaDatos.E92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26]" office:value-type="float" office:value="420.666666666665" calcext:value-type="float">
            <text:p>420.666666666665</text:p>
          </table:table-cell>
          <table:table-cell table:style-name="ce6" table:formula="of:=[$TablaDatos.C926]" office:value-type="string" office:string-value="10.90" calcext:value-type="string">
            <text:p>10.90</text:p>
          </table:table-cell>
          <table:table-cell table:style-name="ce6" table:formula="of:=[$TablaDatos.D926]" office:value-type="string" office:string-value="4.00" calcext:value-type="string">
            <text:p>4.00</text:p>
          </table:table-cell>
          <table:table-cell table:style-name="ce6" table:formula="of:=[$TablaDatos.E92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27]" office:value-type="float" office:value="421.166666666665" calcext:value-type="float">
            <text:p>421.166666666665</text:p>
          </table:table-cell>
          <table:table-cell table:style-name="ce6" table:formula="of:=[$TablaDatos.C927]" office:value-type="string" office:string-value="10.90" calcext:value-type="string">
            <text:p>10.90</text:p>
          </table:table-cell>
          <table:table-cell table:style-name="ce6" table:formula="of:=[$TablaDatos.D927]" office:value-type="string" office:string-value="4.00" calcext:value-type="string">
            <text:p>4.00</text:p>
          </table:table-cell>
          <table:table-cell table:style-name="ce6" table:formula="of:=[$TablaDatos.E92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28]" office:value-type="float" office:value="421.666666666665" calcext:value-type="float">
            <text:p>421.666666666665</text:p>
          </table:table-cell>
          <table:table-cell table:style-name="ce6" table:formula="of:=[$TablaDatos.C928]" office:value-type="string" office:string-value="10.90" calcext:value-type="string">
            <text:p>10.90</text:p>
          </table:table-cell>
          <table:table-cell table:style-name="ce6" table:formula="of:=[$TablaDatos.D928]" office:value-type="string" office:string-value="4.00" calcext:value-type="string">
            <text:p>4.00</text:p>
          </table:table-cell>
          <table:table-cell table:style-name="ce6" table:formula="of:=[$TablaDatos.E92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29]" office:value-type="float" office:value="422.166666666665" calcext:value-type="float">
            <text:p>422.166666666665</text:p>
          </table:table-cell>
          <table:table-cell table:style-name="ce6" table:formula="of:=[$TablaDatos.C929]" office:value-type="string" office:string-value="10.90" calcext:value-type="string">
            <text:p>10.90</text:p>
          </table:table-cell>
          <table:table-cell table:style-name="ce6" table:formula="of:=[$TablaDatos.D929]" office:value-type="string" office:string-value="4.00" calcext:value-type="string">
            <text:p>4.00</text:p>
          </table:table-cell>
          <table:table-cell table:style-name="ce6" table:formula="of:=[$TablaDatos.E92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30]" office:value-type="float" office:value="422.666666666665" calcext:value-type="float">
            <text:p>422.666666666665</text:p>
          </table:table-cell>
          <table:table-cell table:style-name="ce6" table:formula="of:=[$TablaDatos.C930]" office:value-type="string" office:string-value="10.90" calcext:value-type="string">
            <text:p>10.90</text:p>
          </table:table-cell>
          <table:table-cell table:style-name="ce6" table:formula="of:=[$TablaDatos.D930]" office:value-type="string" office:string-value="4.00" calcext:value-type="string">
            <text:p>4.00</text:p>
          </table:table-cell>
          <table:table-cell table:style-name="ce6" table:formula="of:=[$TablaDatos.E93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31]" office:value-type="float" office:value="422.999999999999" calcext:value-type="float">
            <text:p>422.999999999999</text:p>
          </table:table-cell>
          <table:table-cell table:style-name="ce6" table:formula="of:=[$TablaDatos.C931]" office:value-type="string" office:string-value="10.90" calcext:value-type="string">
            <text:p>10.90</text:p>
          </table:table-cell>
          <table:table-cell table:style-name="ce6" table:formula="of:=[$TablaDatos.D931]" office:value-type="string" office:string-value="4.00" calcext:value-type="string">
            <text:p>4.00</text:p>
          </table:table-cell>
          <table:table-cell table:style-name="ce6" table:formula="of:=[$TablaDatos.E93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32]" office:value-type="float" office:value="423.333333333332" calcext:value-type="float">
            <text:p>423.333333333332</text:p>
          </table:table-cell>
          <table:table-cell table:style-name="ce6" table:formula="of:=[$TablaDatos.C932]" office:value-type="string" office:string-value="10.90" calcext:value-type="string">
            <text:p>10.90</text:p>
          </table:table-cell>
          <table:table-cell table:style-name="ce6" table:formula="of:=[$TablaDatos.D932]" office:value-type="string" office:string-value="4.00" calcext:value-type="string">
            <text:p>4.00</text:p>
          </table:table-cell>
          <table:table-cell table:style-name="ce6" table:formula="of:=[$TablaDatos.E93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33]" office:value-type="float" office:value="423.666666666665" calcext:value-type="float">
            <text:p>423.666666666665</text:p>
          </table:table-cell>
          <table:table-cell table:style-name="ce6" table:formula="of:=[$TablaDatos.C933]" office:value-type="string" office:string-value="10.90" calcext:value-type="string">
            <text:p>10.90</text:p>
          </table:table-cell>
          <table:table-cell table:style-name="ce6" table:formula="of:=[$TablaDatos.D933]" office:value-type="string" office:string-value="4.00" calcext:value-type="string">
            <text:p>4.00</text:p>
          </table:table-cell>
          <table:table-cell table:style-name="ce6" table:formula="of:=[$TablaDatos.E93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34]" office:value-type="float" office:value="424.166666666665" calcext:value-type="float">
            <text:p>424.166666666665</text:p>
          </table:table-cell>
          <table:table-cell table:style-name="ce6" table:formula="of:=[$TablaDatos.C934]" office:value-type="string" office:string-value="10.90" calcext:value-type="string">
            <text:p>10.90</text:p>
          </table:table-cell>
          <table:table-cell table:style-name="ce6" table:formula="of:=[$TablaDatos.D934]" office:value-type="string" office:string-value="4.00" calcext:value-type="string">
            <text:p>4.00</text:p>
          </table:table-cell>
          <table:table-cell table:style-name="ce6" table:formula="of:=[$TablaDatos.E93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35]" office:value-type="float" office:value="424.666666666665" calcext:value-type="float">
            <text:p>424.666666666665</text:p>
          </table:table-cell>
          <table:table-cell table:style-name="ce6" table:formula="of:=[$TablaDatos.C935]" office:value-type="string" office:string-value="10.90" calcext:value-type="string">
            <text:p>10.90</text:p>
          </table:table-cell>
          <table:table-cell table:style-name="ce6" table:formula="of:=[$TablaDatos.D935]" office:value-type="string" office:string-value="4.00" calcext:value-type="string">
            <text:p>4.00</text:p>
          </table:table-cell>
          <table:table-cell table:style-name="ce6" table:formula="of:=[$TablaDatos.E93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36]" office:value-type="float" office:value="425.166666666665" calcext:value-type="float">
            <text:p>425.166666666665</text:p>
          </table:table-cell>
          <table:table-cell table:style-name="ce6" table:formula="of:=[$TablaDatos.C936]" office:value-type="string" office:string-value="10.90" calcext:value-type="string">
            <text:p>10.90</text:p>
          </table:table-cell>
          <table:table-cell table:style-name="ce6" table:formula="of:=[$TablaDatos.D936]" office:value-type="string" office:string-value="4.00" calcext:value-type="string">
            <text:p>4.00</text:p>
          </table:table-cell>
          <table:table-cell table:style-name="ce6" table:formula="of:=[$TablaDatos.E93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37]" office:value-type="float" office:value="425.666666666665" calcext:value-type="float">
            <text:p>425.666666666665</text:p>
          </table:table-cell>
          <table:table-cell table:style-name="ce6" table:formula="of:=[$TablaDatos.C937]" office:value-type="string" office:string-value="10.90" calcext:value-type="string">
            <text:p>10.90</text:p>
          </table:table-cell>
          <table:table-cell table:style-name="ce6" table:formula="of:=[$TablaDatos.D937]" office:value-type="string" office:string-value="4.00" calcext:value-type="string">
            <text:p>4.00</text:p>
          </table:table-cell>
          <table:table-cell table:style-name="ce6" table:formula="of:=[$TablaDatos.E93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38]" office:value-type="float" office:value="426.166666666665" calcext:value-type="float">
            <text:p>426.166666666665</text:p>
          </table:table-cell>
          <table:table-cell table:style-name="ce6" table:formula="of:=[$TablaDatos.C938]" office:value-type="string" office:string-value="10.90" calcext:value-type="string">
            <text:p>10.90</text:p>
          </table:table-cell>
          <table:table-cell table:style-name="ce6" table:formula="of:=[$TablaDatos.D938]" office:value-type="string" office:string-value="4.00" calcext:value-type="string">
            <text:p>4.00</text:p>
          </table:table-cell>
          <table:table-cell table:style-name="ce6" table:formula="of:=[$TablaDatos.E93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39]" office:value-type="float" office:value="426.666666666665" calcext:value-type="float">
            <text:p>426.666666666665</text:p>
          </table:table-cell>
          <table:table-cell table:style-name="ce6" table:formula="of:=[$TablaDatos.C939]" office:value-type="string" office:string-value="10.90" calcext:value-type="string">
            <text:p>10.90</text:p>
          </table:table-cell>
          <table:table-cell table:style-name="ce6" table:formula="of:=[$TablaDatos.D939]" office:value-type="string" office:string-value="4.00" calcext:value-type="string">
            <text:p>4.00</text:p>
          </table:table-cell>
          <table:table-cell table:style-name="ce6" table:formula="of:=[$TablaDatos.E93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40]" office:value-type="float" office:value="427.166666666665" calcext:value-type="float">
            <text:p>427.166666666665</text:p>
          </table:table-cell>
          <table:table-cell table:style-name="ce6" table:formula="of:=[$TablaDatos.C940]" office:value-type="string" office:string-value="10.90" calcext:value-type="string">
            <text:p>10.90</text:p>
          </table:table-cell>
          <table:table-cell table:style-name="ce6" table:formula="of:=[$TablaDatos.D940]" office:value-type="string" office:string-value="4.00" calcext:value-type="string">
            <text:p>4.00</text:p>
          </table:table-cell>
          <table:table-cell table:style-name="ce6" table:formula="of:=[$TablaDatos.E94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41]" office:value-type="float" office:value="427.666666666665" calcext:value-type="float">
            <text:p>427.666666666665</text:p>
          </table:table-cell>
          <table:table-cell table:style-name="ce6" table:formula="of:=[$TablaDatos.C941]" office:value-type="string" office:string-value="10.90" calcext:value-type="string">
            <text:p>10.90</text:p>
          </table:table-cell>
          <table:table-cell table:style-name="ce6" table:formula="of:=[$TablaDatos.D941]" office:value-type="string" office:string-value="4.00" calcext:value-type="string">
            <text:p>4.00</text:p>
          </table:table-cell>
          <table:table-cell table:style-name="ce6" table:formula="of:=[$TablaDatos.E94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42]" office:value-type="float" office:value="427.999999999999" calcext:value-type="float">
            <text:p>427.999999999999</text:p>
          </table:table-cell>
          <table:table-cell table:style-name="ce6" table:formula="of:=[$TablaDatos.C942]" office:value-type="string" office:string-value="10.90" calcext:value-type="string">
            <text:p>10.90</text:p>
          </table:table-cell>
          <table:table-cell table:style-name="ce6" table:formula="of:=[$TablaDatos.D942]" office:value-type="string" office:string-value="4.00" calcext:value-type="string">
            <text:p>4.00</text:p>
          </table:table-cell>
          <table:table-cell table:style-name="ce6" table:formula="of:=[$TablaDatos.E94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43]" office:value-type="float" office:value="428.333333333332" calcext:value-type="float">
            <text:p>428.333333333332</text:p>
          </table:table-cell>
          <table:table-cell table:style-name="ce6" table:formula="of:=[$TablaDatos.C943]" office:value-type="string" office:string-value="10.90" calcext:value-type="string">
            <text:p>10.90</text:p>
          </table:table-cell>
          <table:table-cell table:style-name="ce6" table:formula="of:=[$TablaDatos.D943]" office:value-type="string" office:string-value="4.00" calcext:value-type="string">
            <text:p>4.00</text:p>
          </table:table-cell>
          <table:table-cell table:style-name="ce6" table:formula="of:=[$TablaDatos.E94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44]" office:value-type="float" office:value="428.666666666665" calcext:value-type="float">
            <text:p>428.666666666665</text:p>
          </table:table-cell>
          <table:table-cell table:style-name="ce6" table:formula="of:=[$TablaDatos.C944]" office:value-type="string" office:string-value="10.90" calcext:value-type="string">
            <text:p>10.90</text:p>
          </table:table-cell>
          <table:table-cell table:style-name="ce6" table:formula="of:=[$TablaDatos.D944]" office:value-type="string" office:string-value="4.00" calcext:value-type="string">
            <text:p>4.00</text:p>
          </table:table-cell>
          <table:table-cell table:style-name="ce6" table:formula="of:=[$TablaDatos.E94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45]" office:value-type="float" office:value="429.166666666665" calcext:value-type="float">
            <text:p>429.166666666665</text:p>
          </table:table-cell>
          <table:table-cell table:style-name="ce6" table:formula="of:=[$TablaDatos.C945]" office:value-type="string" office:string-value="10.90" calcext:value-type="string">
            <text:p>10.90</text:p>
          </table:table-cell>
          <table:table-cell table:style-name="ce6" table:formula="of:=[$TablaDatos.D945]" office:value-type="string" office:string-value="4.00" calcext:value-type="string">
            <text:p>4.00</text:p>
          </table:table-cell>
          <table:table-cell table:style-name="ce6" table:formula="of:=[$TablaDatos.E94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46]" office:value-type="float" office:value="429.666666666665" calcext:value-type="float">
            <text:p>429.666666666665</text:p>
          </table:table-cell>
          <table:table-cell table:style-name="ce6" table:formula="of:=[$TablaDatos.C946]" office:value-type="string" office:string-value="10.90" calcext:value-type="string">
            <text:p>10.90</text:p>
          </table:table-cell>
          <table:table-cell table:style-name="ce6" table:formula="of:=[$TablaDatos.D946]" office:value-type="string" office:string-value="4.00" calcext:value-type="string">
            <text:p>4.00</text:p>
          </table:table-cell>
          <table:table-cell table:style-name="ce6" table:formula="of:=[$TablaDatos.E94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47]" office:value-type="float" office:value="430.166666666665" calcext:value-type="float">
            <text:p>430.166666666665</text:p>
          </table:table-cell>
          <table:table-cell table:style-name="ce6" table:formula="of:=[$TablaDatos.C947]" office:value-type="string" office:string-value="10.90" calcext:value-type="string">
            <text:p>10.90</text:p>
          </table:table-cell>
          <table:table-cell table:style-name="ce6" table:formula="of:=[$TablaDatos.D947]" office:value-type="string" office:string-value="4.00" calcext:value-type="string">
            <text:p>4.00</text:p>
          </table:table-cell>
          <table:table-cell table:style-name="ce6" table:formula="of:=[$TablaDatos.E94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48]" office:value-type="float" office:value="430.666666666665" calcext:value-type="float">
            <text:p>430.666666666665</text:p>
          </table:table-cell>
          <table:table-cell table:style-name="ce6" table:formula="of:=[$TablaDatos.C948]" office:value-type="string" office:string-value="10.90" calcext:value-type="string">
            <text:p>10.90</text:p>
          </table:table-cell>
          <table:table-cell table:style-name="ce6" table:formula="of:=[$TablaDatos.D948]" office:value-type="string" office:string-value="4.00" calcext:value-type="string">
            <text:p>4.00</text:p>
          </table:table-cell>
          <table:table-cell table:style-name="ce6" table:formula="of:=[$TablaDatos.E94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49]" office:value-type="float" office:value="431.166666666665" calcext:value-type="float">
            <text:p>431.166666666665</text:p>
          </table:table-cell>
          <table:table-cell table:style-name="ce6" table:formula="of:=[$TablaDatos.C949]" office:value-type="string" office:string-value="10.90" calcext:value-type="string">
            <text:p>10.90</text:p>
          </table:table-cell>
          <table:table-cell table:style-name="ce6" table:formula="of:=[$TablaDatos.D949]" office:value-type="string" office:string-value="4.00" calcext:value-type="string">
            <text:p>4.00</text:p>
          </table:table-cell>
          <table:table-cell table:style-name="ce6" table:formula="of:=[$TablaDatos.E94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50]" office:value-type="float" office:value="431.666666666665" calcext:value-type="float">
            <text:p>431.666666666665</text:p>
          </table:table-cell>
          <table:table-cell table:style-name="ce6" table:formula="of:=[$TablaDatos.C950]" office:value-type="string" office:string-value="10.90" calcext:value-type="string">
            <text:p>10.90</text:p>
          </table:table-cell>
          <table:table-cell table:style-name="ce6" table:formula="of:=[$TablaDatos.D950]" office:value-type="string" office:string-value="4.00" calcext:value-type="string">
            <text:p>4.00</text:p>
          </table:table-cell>
          <table:table-cell table:style-name="ce6" table:formula="of:=[$TablaDatos.E95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51]" office:value-type="float" office:value="431.999999999998" calcext:value-type="float">
            <text:p>431.999999999998</text:p>
          </table:table-cell>
          <table:table-cell table:style-name="ce6" table:formula="of:=[$TablaDatos.C951]" office:value-type="string" office:string-value="10.90" calcext:value-type="string">
            <text:p>10.90</text:p>
          </table:table-cell>
          <table:table-cell table:style-name="ce6" table:formula="of:=[$TablaDatos.D951]" office:value-type="string" office:string-value="4.00" calcext:value-type="string">
            <text:p>4.00</text:p>
          </table:table-cell>
          <table:table-cell table:style-name="ce6" table:formula="of:=[$TablaDatos.E95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52]" office:value-type="float" office:value="432.333333333332" calcext:value-type="float">
            <text:p>432.333333333332</text:p>
          </table:table-cell>
          <table:table-cell table:style-name="ce6" table:formula="of:=[$TablaDatos.C952]" office:value-type="string" office:string-value="10.90" calcext:value-type="string">
            <text:p>10.90</text:p>
          </table:table-cell>
          <table:table-cell table:style-name="ce6" table:formula="of:=[$TablaDatos.D952]" office:value-type="string" office:string-value="4.00" calcext:value-type="string">
            <text:p>4.00</text:p>
          </table:table-cell>
          <table:table-cell table:style-name="ce6" table:formula="of:=[$TablaDatos.E95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53]" office:value-type="float" office:value="432.666666666665" calcext:value-type="float">
            <text:p>432.666666666665</text:p>
          </table:table-cell>
          <table:table-cell table:style-name="ce6" table:formula="of:=[$TablaDatos.C953]" office:value-type="string" office:string-value="10.90" calcext:value-type="string">
            <text:p>10.90</text:p>
          </table:table-cell>
          <table:table-cell table:style-name="ce6" table:formula="of:=[$TablaDatos.D953]" office:value-type="string" office:string-value="4.00" calcext:value-type="string">
            <text:p>4.00</text:p>
          </table:table-cell>
          <table:table-cell table:style-name="ce6" table:formula="of:=[$TablaDatos.E95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54]" office:value-type="float" office:value="433.166666666665" calcext:value-type="float">
            <text:p>433.166666666665</text:p>
          </table:table-cell>
          <table:table-cell table:style-name="ce6" table:formula="of:=[$TablaDatos.C954]" office:value-type="string" office:string-value="10.90" calcext:value-type="string">
            <text:p>10.90</text:p>
          </table:table-cell>
          <table:table-cell table:style-name="ce6" table:formula="of:=[$TablaDatos.D954]" office:value-type="string" office:string-value="4.00" calcext:value-type="string">
            <text:p>4.00</text:p>
          </table:table-cell>
          <table:table-cell table:style-name="ce6" table:formula="of:=[$TablaDatos.E95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55]" office:value-type="float" office:value="433.666666666665" calcext:value-type="float">
            <text:p>433.666666666665</text:p>
          </table:table-cell>
          <table:table-cell table:style-name="ce6" table:formula="of:=[$TablaDatos.C955]" office:value-type="string" office:string-value="10.90" calcext:value-type="string">
            <text:p>10.90</text:p>
          </table:table-cell>
          <table:table-cell table:style-name="ce6" table:formula="of:=[$TablaDatos.D955]" office:value-type="string" office:string-value="4.00" calcext:value-type="string">
            <text:p>4.00</text:p>
          </table:table-cell>
          <table:table-cell table:style-name="ce6" table:formula="of:=[$TablaDatos.E95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56]" office:value-type="float" office:value="434.166666666665" calcext:value-type="float">
            <text:p>434.166666666665</text:p>
          </table:table-cell>
          <table:table-cell table:style-name="ce6" table:formula="of:=[$TablaDatos.C956]" office:value-type="string" office:string-value="10.90" calcext:value-type="string">
            <text:p>10.90</text:p>
          </table:table-cell>
          <table:table-cell table:style-name="ce6" table:formula="of:=[$TablaDatos.D956]" office:value-type="string" office:string-value="4.00" calcext:value-type="string">
            <text:p>4.00</text:p>
          </table:table-cell>
          <table:table-cell table:style-name="ce6" table:formula="of:=[$TablaDatos.E95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57]" office:value-type="float" office:value="434.666666666665" calcext:value-type="float">
            <text:p>434.666666666665</text:p>
          </table:table-cell>
          <table:table-cell table:style-name="ce6" table:formula="of:=[$TablaDatos.C957]" office:value-type="string" office:string-value="10.90" calcext:value-type="string">
            <text:p>10.90</text:p>
          </table:table-cell>
          <table:table-cell table:style-name="ce6" table:formula="of:=[$TablaDatos.D957]" office:value-type="string" office:string-value="4.00" calcext:value-type="string">
            <text:p>4.00</text:p>
          </table:table-cell>
          <table:table-cell table:style-name="ce6" table:formula="of:=[$TablaDatos.E95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58]" office:value-type="float" office:value="435.166666666665" calcext:value-type="float">
            <text:p>435.166666666665</text:p>
          </table:table-cell>
          <table:table-cell table:style-name="ce6" table:formula="of:=[$TablaDatos.C958]" office:value-type="string" office:string-value="10.90" calcext:value-type="string">
            <text:p>10.90</text:p>
          </table:table-cell>
          <table:table-cell table:style-name="ce6" table:formula="of:=[$TablaDatos.D958]" office:value-type="string" office:string-value="4.00" calcext:value-type="string">
            <text:p>4.00</text:p>
          </table:table-cell>
          <table:table-cell table:style-name="ce6" table:formula="of:=[$TablaDatos.E95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59]" office:value-type="float" office:value="435.666666666665" calcext:value-type="float">
            <text:p>435.666666666665</text:p>
          </table:table-cell>
          <table:table-cell table:style-name="ce6" table:formula="of:=[$TablaDatos.C959]" office:value-type="string" office:string-value="10.90" calcext:value-type="string">
            <text:p>10.90</text:p>
          </table:table-cell>
          <table:table-cell table:style-name="ce6" table:formula="of:=[$TablaDatos.D959]" office:value-type="string" office:string-value="4.00" calcext:value-type="string">
            <text:p>4.00</text:p>
          </table:table-cell>
          <table:table-cell table:style-name="ce6" table:formula="of:=[$TablaDatos.E95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60]" office:value-type="float" office:value="435.999999999998" calcext:value-type="float">
            <text:p>435.999999999998</text:p>
          </table:table-cell>
          <table:table-cell table:style-name="ce6" table:formula="of:=[$TablaDatos.C960]" office:value-type="string" office:string-value="10.90" calcext:value-type="string">
            <text:p>10.90</text:p>
          </table:table-cell>
          <table:table-cell table:style-name="ce6" table:formula="of:=[$TablaDatos.D960]" office:value-type="string" office:string-value="4.00" calcext:value-type="string">
            <text:p>4.00</text:p>
          </table:table-cell>
          <table:table-cell table:style-name="ce6" table:formula="of:=[$TablaDatos.E96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61]" office:value-type="float" office:value="436.333333333332" calcext:value-type="float">
            <text:p>436.333333333332</text:p>
          </table:table-cell>
          <table:table-cell table:style-name="ce6" table:formula="of:=[$TablaDatos.C961]" office:value-type="string" office:string-value="10.90" calcext:value-type="string">
            <text:p>10.90</text:p>
          </table:table-cell>
          <table:table-cell table:style-name="ce6" table:formula="of:=[$TablaDatos.D961]" office:value-type="string" office:string-value="4.00" calcext:value-type="string">
            <text:p>4.00</text:p>
          </table:table-cell>
          <table:table-cell table:style-name="ce6" table:formula="of:=[$TablaDatos.E96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62]" office:value-type="float" office:value="436.666666666665" calcext:value-type="float">
            <text:p>436.666666666665</text:p>
          </table:table-cell>
          <table:table-cell table:style-name="ce6" table:formula="of:=[$TablaDatos.C962]" office:value-type="string" office:string-value="10.90" calcext:value-type="string">
            <text:p>10.90</text:p>
          </table:table-cell>
          <table:table-cell table:style-name="ce6" table:formula="of:=[$TablaDatos.D962]" office:value-type="string" office:string-value="4.00" calcext:value-type="string">
            <text:p>4.00</text:p>
          </table:table-cell>
          <table:table-cell table:style-name="ce6" table:formula="of:=[$TablaDatos.E96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63]" office:value-type="float" office:value="437.166666666665" calcext:value-type="float">
            <text:p>437.166666666665</text:p>
          </table:table-cell>
          <table:table-cell table:style-name="ce6" table:formula="of:=[$TablaDatos.C963]" office:value-type="string" office:string-value="10.90" calcext:value-type="string">
            <text:p>10.90</text:p>
          </table:table-cell>
          <table:table-cell table:style-name="ce6" table:formula="of:=[$TablaDatos.D963]" office:value-type="string" office:string-value="4.00" calcext:value-type="string">
            <text:p>4.00</text:p>
          </table:table-cell>
          <table:table-cell table:style-name="ce6" table:formula="of:=[$TablaDatos.E96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64]" office:value-type="float" office:value="437.666666666665" calcext:value-type="float">
            <text:p>437.666666666665</text:p>
          </table:table-cell>
          <table:table-cell table:style-name="ce6" table:formula="of:=[$TablaDatos.C964]" office:value-type="string" office:string-value="10.90" calcext:value-type="string">
            <text:p>10.90</text:p>
          </table:table-cell>
          <table:table-cell table:style-name="ce6" table:formula="of:=[$TablaDatos.D964]" office:value-type="string" office:string-value="4.00" calcext:value-type="string">
            <text:p>4.00</text:p>
          </table:table-cell>
          <table:table-cell table:style-name="ce6" table:formula="of:=[$TablaDatos.E96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65]" office:value-type="float" office:value="438.166666666665" calcext:value-type="float">
            <text:p>438.166666666665</text:p>
          </table:table-cell>
          <table:table-cell table:style-name="ce6" table:formula="of:=[$TablaDatos.C965]" office:value-type="string" office:string-value="10.90" calcext:value-type="string">
            <text:p>10.90</text:p>
          </table:table-cell>
          <table:table-cell table:style-name="ce6" table:formula="of:=[$TablaDatos.D965]" office:value-type="string" office:string-value="4.00" calcext:value-type="string">
            <text:p>4.00</text:p>
          </table:table-cell>
          <table:table-cell table:style-name="ce6" table:formula="of:=[$TablaDatos.E96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66]" office:value-type="float" office:value="438.666666666665" calcext:value-type="float">
            <text:p>438.666666666665</text:p>
          </table:table-cell>
          <table:table-cell table:style-name="ce6" table:formula="of:=[$TablaDatos.C966]" office:value-type="string" office:string-value="10.90" calcext:value-type="string">
            <text:p>10.90</text:p>
          </table:table-cell>
          <table:table-cell table:style-name="ce6" table:formula="of:=[$TablaDatos.D966]" office:value-type="string" office:string-value="4.00" calcext:value-type="string">
            <text:p>4.00</text:p>
          </table:table-cell>
          <table:table-cell table:style-name="ce6" table:formula="of:=[$TablaDatos.E96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67]" office:value-type="float" office:value="439.166666666665" calcext:value-type="float">
            <text:p>439.166666666665</text:p>
          </table:table-cell>
          <table:table-cell table:style-name="ce6" table:formula="of:=[$TablaDatos.C967]" office:value-type="string" office:string-value="10.90" calcext:value-type="string">
            <text:p>10.90</text:p>
          </table:table-cell>
          <table:table-cell table:style-name="ce6" table:formula="of:=[$TablaDatos.D967]" office:value-type="string" office:string-value="4.00" calcext:value-type="string">
            <text:p>4.00</text:p>
          </table:table-cell>
          <table:table-cell table:style-name="ce6" table:formula="of:=[$TablaDatos.E96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68]" office:value-type="float" office:value="439.666666666665" calcext:value-type="float">
            <text:p>439.666666666665</text:p>
          </table:table-cell>
          <table:table-cell table:style-name="ce6" table:formula="of:=[$TablaDatos.C968]" office:value-type="string" office:string-value="10.90" calcext:value-type="string">
            <text:p>10.90</text:p>
          </table:table-cell>
          <table:table-cell table:style-name="ce6" table:formula="of:=[$TablaDatos.D968]" office:value-type="string" office:string-value="4.00" calcext:value-type="string">
            <text:p>4.00</text:p>
          </table:table-cell>
          <table:table-cell table:style-name="ce6" table:formula="of:=[$TablaDatos.E96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69]" office:value-type="float" office:value="440.166666666665" calcext:value-type="float">
            <text:p>440.166666666665</text:p>
          </table:table-cell>
          <table:table-cell table:style-name="ce6" table:formula="of:=[$TablaDatos.C969]" office:value-type="string" office:string-value="10.90" calcext:value-type="string">
            <text:p>10.90</text:p>
          </table:table-cell>
          <table:table-cell table:style-name="ce6" table:formula="of:=[$TablaDatos.D969]" office:value-type="string" office:string-value="4.00" calcext:value-type="string">
            <text:p>4.00</text:p>
          </table:table-cell>
          <table:table-cell table:style-name="ce6" table:formula="of:=[$TablaDatos.E96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70]" office:value-type="float" office:value="440.666666666665" calcext:value-type="float">
            <text:p>440.666666666665</text:p>
          </table:table-cell>
          <table:table-cell table:style-name="ce6" table:formula="of:=[$TablaDatos.C970]" office:value-type="string" office:string-value="10.90" calcext:value-type="string">
            <text:p>10.90</text:p>
          </table:table-cell>
          <table:table-cell table:style-name="ce6" table:formula="of:=[$TablaDatos.D970]" office:value-type="string" office:string-value="4.00" calcext:value-type="string">
            <text:p>4.00</text:p>
          </table:table-cell>
          <table:table-cell table:style-name="ce6" table:formula="of:=[$TablaDatos.E97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71]" office:value-type="float" office:value="441.166666666665" calcext:value-type="float">
            <text:p>441.166666666665</text:p>
          </table:table-cell>
          <table:table-cell table:style-name="ce6" table:formula="of:=[$TablaDatos.C971]" office:value-type="string" office:string-value="10.90" calcext:value-type="string">
            <text:p>10.90</text:p>
          </table:table-cell>
          <table:table-cell table:style-name="ce6" table:formula="of:=[$TablaDatos.D971]" office:value-type="string" office:string-value="4.00" calcext:value-type="string">
            <text:p>4.00</text:p>
          </table:table-cell>
          <table:table-cell table:style-name="ce6" table:formula="of:=[$TablaDatos.E97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72]" office:value-type="float" office:value="441.666666666665" calcext:value-type="float">
            <text:p>441.666666666665</text:p>
          </table:table-cell>
          <table:table-cell table:style-name="ce6" table:formula="of:=[$TablaDatos.C972]" office:value-type="string" office:string-value="10.90" calcext:value-type="string">
            <text:p>10.90</text:p>
          </table:table-cell>
          <table:table-cell table:style-name="ce6" table:formula="of:=[$TablaDatos.D972]" office:value-type="string" office:string-value="4.00" calcext:value-type="string">
            <text:p>4.00</text:p>
          </table:table-cell>
          <table:table-cell table:style-name="ce6" table:formula="of:=[$TablaDatos.E97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73]" office:value-type="float" office:value="441.999999999998" calcext:value-type="float">
            <text:p>441.999999999998</text:p>
          </table:table-cell>
          <table:table-cell table:style-name="ce6" table:formula="of:=[$TablaDatos.C973]" office:value-type="string" office:string-value="10.90" calcext:value-type="string">
            <text:p>10.90</text:p>
          </table:table-cell>
          <table:table-cell table:style-name="ce6" table:formula="of:=[$TablaDatos.D973]" office:value-type="string" office:string-value="4.00" calcext:value-type="string">
            <text:p>4.00</text:p>
          </table:table-cell>
          <table:table-cell table:style-name="ce6" table:formula="of:=[$TablaDatos.E97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74]" office:value-type="float" office:value="442.333333333332" calcext:value-type="float">
            <text:p>442.333333333332</text:p>
          </table:table-cell>
          <table:table-cell table:style-name="ce6" table:formula="of:=[$TablaDatos.C974]" office:value-type="string" office:string-value="10.90" calcext:value-type="string">
            <text:p>10.90</text:p>
          </table:table-cell>
          <table:table-cell table:style-name="ce6" table:formula="of:=[$TablaDatos.D974]" office:value-type="string" office:string-value="4.00" calcext:value-type="string">
            <text:p>4.00</text:p>
          </table:table-cell>
          <table:table-cell table:style-name="ce6" table:formula="of:=[$TablaDatos.E97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75]" office:value-type="float" office:value="442.666666666665" calcext:value-type="float">
            <text:p>442.666666666665</text:p>
          </table:table-cell>
          <table:table-cell table:style-name="ce6" table:formula="of:=[$TablaDatos.C975]" office:value-type="string" office:string-value="10.90" calcext:value-type="string">
            <text:p>10.90</text:p>
          </table:table-cell>
          <table:table-cell table:style-name="ce6" table:formula="of:=[$TablaDatos.D975]" office:value-type="string" office:string-value="4.00" calcext:value-type="string">
            <text:p>4.00</text:p>
          </table:table-cell>
          <table:table-cell table:style-name="ce6" table:formula="of:=[$TablaDatos.E97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76]" office:value-type="float" office:value="443.166666666665" calcext:value-type="float">
            <text:p>443.166666666665</text:p>
          </table:table-cell>
          <table:table-cell table:style-name="ce6" table:formula="of:=[$TablaDatos.C976]" office:value-type="string" office:string-value="10.90" calcext:value-type="string">
            <text:p>10.90</text:p>
          </table:table-cell>
          <table:table-cell table:style-name="ce6" table:formula="of:=[$TablaDatos.D976]" office:value-type="string" office:string-value="4.00" calcext:value-type="string">
            <text:p>4.00</text:p>
          </table:table-cell>
          <table:table-cell table:style-name="ce6" table:formula="of:=[$TablaDatos.E97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77]" office:value-type="float" office:value="443.666666666665" calcext:value-type="float">
            <text:p>443.666666666665</text:p>
          </table:table-cell>
          <table:table-cell table:style-name="ce6" table:formula="of:=[$TablaDatos.C977]" office:value-type="string" office:string-value="10.90" calcext:value-type="string">
            <text:p>10.90</text:p>
          </table:table-cell>
          <table:table-cell table:style-name="ce6" table:formula="of:=[$TablaDatos.D977]" office:value-type="string" office:string-value="4.00" calcext:value-type="string">
            <text:p>4.00</text:p>
          </table:table-cell>
          <table:table-cell table:style-name="ce6" table:formula="of:=[$TablaDatos.E97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78]" office:value-type="float" office:value="443.999999999998" calcext:value-type="float">
            <text:p>443.999999999998</text:p>
          </table:table-cell>
          <table:table-cell table:style-name="ce6" table:formula="of:=[$TablaDatos.C978]" office:value-type="string" office:string-value="10.90" calcext:value-type="string">
            <text:p>10.90</text:p>
          </table:table-cell>
          <table:table-cell table:style-name="ce6" table:formula="of:=[$TablaDatos.D978]" office:value-type="string" office:string-value="4.00" calcext:value-type="string">
            <text:p>4.00</text:p>
          </table:table-cell>
          <table:table-cell table:style-name="ce6" table:formula="of:=[$TablaDatos.E97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79]" office:value-type="float" office:value="444.333333333332" calcext:value-type="float">
            <text:p>444.333333333332</text:p>
          </table:table-cell>
          <table:table-cell table:style-name="ce6" table:formula="of:=[$TablaDatos.C979]" office:value-type="string" office:string-value="10.90" calcext:value-type="string">
            <text:p>10.90</text:p>
          </table:table-cell>
          <table:table-cell table:style-name="ce6" table:formula="of:=[$TablaDatos.D979]" office:value-type="string" office:string-value="4.00" calcext:value-type="string">
            <text:p>4.00</text:p>
          </table:table-cell>
          <table:table-cell table:style-name="ce6" table:formula="of:=[$TablaDatos.E97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80]" office:value-type="float" office:value="444.666666666665" calcext:value-type="float">
            <text:p>444.666666666665</text:p>
          </table:table-cell>
          <table:table-cell table:style-name="ce6" table:formula="of:=[$TablaDatos.C980]" office:value-type="string" office:string-value="10.90" calcext:value-type="string">
            <text:p>10.90</text:p>
          </table:table-cell>
          <table:table-cell table:style-name="ce6" table:formula="of:=[$TablaDatos.D980]" office:value-type="string" office:string-value="4.00" calcext:value-type="string">
            <text:p>4.00</text:p>
          </table:table-cell>
          <table:table-cell table:style-name="ce6" table:formula="of:=[$TablaDatos.E98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81]" office:value-type="float" office:value="445.166666666665" calcext:value-type="float">
            <text:p>445.166666666665</text:p>
          </table:table-cell>
          <table:table-cell table:style-name="ce6" table:formula="of:=[$TablaDatos.C981]" office:value-type="string" office:string-value="10.90" calcext:value-type="string">
            <text:p>10.90</text:p>
          </table:table-cell>
          <table:table-cell table:style-name="ce6" table:formula="of:=[$TablaDatos.D981]" office:value-type="string" office:string-value="4.00" calcext:value-type="string">
            <text:p>4.00</text:p>
          </table:table-cell>
          <table:table-cell table:style-name="ce6" table:formula="of:=[$TablaDatos.E98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82]" office:value-type="float" office:value="445.666666666665" calcext:value-type="float">
            <text:p>445.666666666665</text:p>
          </table:table-cell>
          <table:table-cell table:style-name="ce6" table:formula="of:=[$TablaDatos.C982]" office:value-type="string" office:string-value="10.90" calcext:value-type="string">
            <text:p>10.90</text:p>
          </table:table-cell>
          <table:table-cell table:style-name="ce6" table:formula="of:=[$TablaDatos.D982]" office:value-type="string" office:string-value="4.00" calcext:value-type="string">
            <text:p>4.00</text:p>
          </table:table-cell>
          <table:table-cell table:style-name="ce6" table:formula="of:=[$TablaDatos.E98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83]" office:value-type="float" office:value="446.166666666665" calcext:value-type="float">
            <text:p>446.166666666665</text:p>
          </table:table-cell>
          <table:table-cell table:style-name="ce6" table:formula="of:=[$TablaDatos.C983]" office:value-type="string" office:string-value="10.90" calcext:value-type="string">
            <text:p>10.90</text:p>
          </table:table-cell>
          <table:table-cell table:style-name="ce6" table:formula="of:=[$TablaDatos.D983]" office:value-type="string" office:string-value="4.00" calcext:value-type="string">
            <text:p>4.00</text:p>
          </table:table-cell>
          <table:table-cell table:style-name="ce6" table:formula="of:=[$TablaDatos.E98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84]" office:value-type="float" office:value="446.666666666665" calcext:value-type="float">
            <text:p>446.666666666665</text:p>
          </table:table-cell>
          <table:table-cell table:style-name="ce6" table:formula="of:=[$TablaDatos.C984]" office:value-type="string" office:string-value="10.90" calcext:value-type="string">
            <text:p>10.90</text:p>
          </table:table-cell>
          <table:table-cell table:style-name="ce6" table:formula="of:=[$TablaDatos.D984]" office:value-type="string" office:string-value="4.00" calcext:value-type="string">
            <text:p>4.00</text:p>
          </table:table-cell>
          <table:table-cell table:style-name="ce6" table:formula="of:=[$TablaDatos.E984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85]" office:value-type="float" office:value="446.999999999998" calcext:value-type="float">
            <text:p>446.999999999998</text:p>
          </table:table-cell>
          <table:table-cell table:style-name="ce6" table:formula="of:=[$TablaDatos.C985]" office:value-type="string" office:string-value="10.90" calcext:value-type="string">
            <text:p>10.90</text:p>
          </table:table-cell>
          <table:table-cell table:style-name="ce6" table:formula="of:=[$TablaDatos.D985]" office:value-type="string" office:string-value="4.00" calcext:value-type="string">
            <text:p>4.00</text:p>
          </table:table-cell>
          <table:table-cell table:style-name="ce6" table:formula="of:=[$TablaDatos.E985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86]" office:value-type="float" office:value="447.333333333332" calcext:value-type="float">
            <text:p>447.333333333332</text:p>
          </table:table-cell>
          <table:table-cell table:style-name="ce6" table:formula="of:=[$TablaDatos.C986]" office:value-type="string" office:string-value="10.90" calcext:value-type="string">
            <text:p>10.90</text:p>
          </table:table-cell>
          <table:table-cell table:style-name="ce6" table:formula="of:=[$TablaDatos.D986]" office:value-type="string" office:string-value="4.00" calcext:value-type="string">
            <text:p>4.00</text:p>
          </table:table-cell>
          <table:table-cell table:style-name="ce6" table:formula="of:=[$TablaDatos.E986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87]" office:value-type="float" office:value="447.666666666665" calcext:value-type="float">
            <text:p>447.666666666665</text:p>
          </table:table-cell>
          <table:table-cell table:style-name="ce6" table:formula="of:=[$TablaDatos.C987]" office:value-type="string" office:string-value="10.90" calcext:value-type="string">
            <text:p>10.90</text:p>
          </table:table-cell>
          <table:table-cell table:style-name="ce6" table:formula="of:=[$TablaDatos.D987]" office:value-type="string" office:string-value="4.00" calcext:value-type="string">
            <text:p>4.00</text:p>
          </table:table-cell>
          <table:table-cell table:style-name="ce6" table:formula="of:=[$TablaDatos.E987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88]" office:value-type="float" office:value="448.166666666665" calcext:value-type="float">
            <text:p>448.166666666665</text:p>
          </table:table-cell>
          <table:table-cell table:style-name="ce6" table:formula="of:=[$TablaDatos.C988]" office:value-type="string" office:string-value="10.90" calcext:value-type="string">
            <text:p>10.90</text:p>
          </table:table-cell>
          <table:table-cell table:style-name="ce6" table:formula="of:=[$TablaDatos.D988]" office:value-type="string" office:string-value="4.00" calcext:value-type="string">
            <text:p>4.00</text:p>
          </table:table-cell>
          <table:table-cell table:style-name="ce6" table:formula="of:=[$TablaDatos.E988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89]" office:value-type="float" office:value="448.666666666665" calcext:value-type="float">
            <text:p>448.666666666665</text:p>
          </table:table-cell>
          <table:table-cell table:style-name="ce6" table:formula="of:=[$TablaDatos.C989]" office:value-type="string" office:string-value="10.90" calcext:value-type="string">
            <text:p>10.90</text:p>
          </table:table-cell>
          <table:table-cell table:style-name="ce6" table:formula="of:=[$TablaDatos.D989]" office:value-type="string" office:string-value="4.00" calcext:value-type="string">
            <text:p>4.00</text:p>
          </table:table-cell>
          <table:table-cell table:style-name="ce6" table:formula="of:=[$TablaDatos.E989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90]" office:value-type="float" office:value="449.166666666665" calcext:value-type="float">
            <text:p>449.166666666665</text:p>
          </table:table-cell>
          <table:table-cell table:style-name="ce6" table:formula="of:=[$TablaDatos.C990]" office:value-type="string" office:string-value="10.90" calcext:value-type="string">
            <text:p>10.90</text:p>
          </table:table-cell>
          <table:table-cell table:style-name="ce6" table:formula="of:=[$TablaDatos.D990]" office:value-type="string" office:string-value="4.00" calcext:value-type="string">
            <text:p>4.00</text:p>
          </table:table-cell>
          <table:table-cell table:style-name="ce6" table:formula="of:=[$TablaDatos.E990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91]" office:value-type="float" office:value="449.666666666665" calcext:value-type="float">
            <text:p>449.666666666665</text:p>
          </table:table-cell>
          <table:table-cell table:style-name="ce6" table:formula="of:=[$TablaDatos.C991]" office:value-type="string" office:string-value="10.90" calcext:value-type="string">
            <text:p>10.90</text:p>
          </table:table-cell>
          <table:table-cell table:style-name="ce6" table:formula="of:=[$TablaDatos.D991]" office:value-type="string" office:string-value="4.00" calcext:value-type="string">
            <text:p>4.00</text:p>
          </table:table-cell>
          <table:table-cell table:style-name="ce6" table:formula="of:=[$TablaDatos.E991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92]" office:value-type="float" office:value="450.166666666665" calcext:value-type="float">
            <text:p>450.166666666665</text:p>
          </table:table-cell>
          <table:table-cell table:style-name="ce6" table:formula="of:=[$TablaDatos.C992]" office:value-type="string" office:string-value="10.90" calcext:value-type="string">
            <text:p>10.90</text:p>
          </table:table-cell>
          <table:table-cell table:style-name="ce6" table:formula="of:=[$TablaDatos.D992]" office:value-type="string" office:string-value="4.00" calcext:value-type="string">
            <text:p>4.00</text:p>
          </table:table-cell>
          <table:table-cell table:style-name="ce6" table:formula="of:=[$TablaDatos.E992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1">
          <table:table-cell table:style-name="ce5" table:formula="of:=[$TablaDatos.F993]" office:value-type="float" office:value="450.666666666665" calcext:value-type="float">
            <text:p>450.666666666665</text:p>
          </table:table-cell>
          <table:table-cell table:style-name="ce6" table:formula="of:=[$TablaDatos.C993]" office:value-type="string" office:string-value="10.90" calcext:value-type="string">
            <text:p>10.90</text:p>
          </table:table-cell>
          <table:table-cell table:style-name="ce6" table:formula="of:=[$TablaDatos.D993]" office:value-type="string" office:string-value="4.00" calcext:value-type="string">
            <text:p>4.00</text:p>
          </table:table-cell>
          <table:table-cell table:style-name="ce6" table:formula="of:=[$TablaDatos.E993]" office:value-type="string" office:string-value="34.00" calcext:value-type="string">
            <text:p>34.00</text:p>
          </table:table-cell>
          <table:table-cell table:number-columns-repeated="1020"/>
        </table:table-row>
        <table:table-row table:style-name="ro3" table:number-rows-repeated="10475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aDatos" style:display-name="PageStyle_Tabla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_5f_matlab" style:display-name="PageStyle_to_matla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20:15:48</meta:creation-date>
    <meta:initial-creator>user</meta:initial-creator>
    <meta:document-statistic meta:table-count="3" meta:cell-count="10846" meta:object-count="1"/>
    <meta:generator>LibreOfficeDev/6.0.5.2$Linux_X86_64 LibreOffice_project/</meta:generator>
  </office:meta>
</office:document-meta>
</file>